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C900000025E0397C5F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6" style:family="table-column">
      <style:table-column-properties fo:break-before="auto" style:column-width="2.087cm"/>
    </style:style>
    <style:style style:name="co17" style:family="table-column">
      <style:table-column-properties fo:break-before="auto" style:column-width="2.09cm"/>
    </style:style>
    <style:style style:name="co3" style:family="table-column">
      <style:table-column-properties fo:break-before="auto" style:column-width="4.923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0.891cm"/>
    </style:style>
    <style:style style:name="co6" style:family="table-column">
      <style:table-column-properties fo:break-before="auto" style:column-width="0.877cm"/>
    </style:style>
    <style:style style:name="co7" style:family="table-column">
      <style:table-column-properties fo:break-before="auto" style:column-width="1.175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921cm"/>
    </style:style>
    <style:style style:name="co10" style:family="table-column">
      <style:table-column-properties fo:break-before="auto" style:column-width="1.048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566cm"/>
    </style:style>
    <style:style style:name="co13" style:family="table-column">
      <style:table-column-properties fo:break-before="auto" style:column-width="1.93cm"/>
    </style:style>
    <style:style style:name="co14" style:family="table-column">
      <style:table-column-properties fo:break-before="auto" style:column-width="2.293cm"/>
    </style:style>
    <style:style style:name="co15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0.67cm"/>
    </style:style>
    <style:style style:name="co19" style:family="table-column">
      <style:table-column-properties fo:break-before="auto" style:column-width="0.979cm"/>
    </style:style>
    <style:style style:name="ro3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381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185cm" fo:break-before="auto" style:use-optimal-row-height="false"/>
    </style:style>
    <style:style style:name="ro9" style:family="table-row">
      <style:table-row-properties style:row-height="0.238cm" fo:break-before="auto" style:use-optimal-row-height="false"/>
    </style:style>
    <style:style style:name="ro10" style:family="table-row">
      <style:table-row-properties style:row-height="0.483cm" fo:break-before="auto" style:use-optimal-row-height="false"/>
    </style:style>
    <style:style style:name="ro11" style:family="table-row">
      <style:table-row-properties style:row-height="0.265cm" fo:break-before="auto" style:use-optimal-row-height="false"/>
    </style:style>
    <style:style style:name="ro12" style:family="table-row">
      <style:table-row-properties style:row-height="0.37cm" fo:break-before="auto" style:use-optimal-row-height="false"/>
    </style:style>
    <style:style style:name="ro13" style:family="table-row">
      <style:table-row-properties style:row-height="1.984cm" fo:break-before="auto" style:use-optimal-row-height="false"/>
    </style:style>
    <style:style style:name="ta13" style:family="table" style:master-page-name="PageStyle_5f_Feuil1">
      <style:table-properties table:display="true" style:writing-mode="lr-tb"/>
    </style:style>
    <style:style style:name="ta2" style:family="table" style:master-page-name="PageStyle_5f_janvier_20_2024">
      <style:table-properties table:display="true" style:writing-mode="lr-tb"/>
    </style:style>
    <style:style style:name="ta3" style:family="table" style:master-page-name="PageStyle_5f_fevrier_20_2024">
      <style:table-properties table:display="true" style:writing-mode="lr-tb"/>
    </style:style>
    <style:style style:name="ta4" style:family="table" style:master-page-name="PageStyle_5f_Mars_20_2024">
      <style:table-properties table:display="true" style:writing-mode="lr-tb"/>
    </style:style>
    <style:style style:name="ta5" style:family="table" style:master-page-name="PageStyle_5f_Avril_20_2024">
      <style:table-properties table:display="true" style:writing-mode="lr-tb"/>
    </style:style>
    <style:style style:name="ta6" style:family="table" style:master-page-name="PageStyle_5f_Mai_20_2024">
      <style:table-properties table:display="true" style:writing-mode="lr-tb"/>
    </style:style>
    <style:style style:name="ta7" style:family="table" style:master-page-name="PageStyle_5f_Juin_20_2024">
      <style:table-properties table:display="true" style:writing-mode="lr-tb"/>
    </style:style>
    <style:style style:name="ta8" style:family="table" style:master-page-name="PageStyle_5f_Juillet_20_2024">
      <style:table-properties table:display="true" style:writing-mode="lr-tb"/>
    </style:style>
    <style:style style:name="ta9" style:family="table" style:master-page-name="PageStyle_5f_Aout_20_2024">
      <style:table-properties table:display="true" style:writing-mode="lr-tb"/>
    </style:style>
    <style:style style:name="ta10" style:family="table" style:master-page-name="PageStyle_5f_Septembre_20_2024">
      <style:table-properties table:display="true" style:writing-mode="lr-tb"/>
    </style:style>
    <style:style style:name="ta11" style:family="table" style:master-page-name="PageStyle_5f_Octobre_20_2024">
      <style:table-properties table:display="true" style:writing-mode="lr-tb"/>
    </style:style>
    <style:style style:name="ta12" style:family="table" style:master-page-name="PageStyle_5f_Novembre_20_2024">
      <style:table-properties table:display="true" style:writing-mode="lr-tb"/>
    </style:style>
    <style:style style:name="ta14" style:family="table" style:master-page-name="PageStyle_5f_Decembre_20_2024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28" style:family="table-cell" style:parent-style-name="Excel_20_Built-in_20_Normal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Excel_20_Built-in_20_Normal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" style:family="table-cell" style:parent-style-name="Excel_20_Built-in_20_Normal" style:data-style-name="N0">
      <style:table-cell-properties fo:background-color="#c0c0c0"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Excel_20_Built-in_20_Normal" style:data-style-name="N0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Excel_20_Built-in_20_Normal" style:data-style-name="N0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Excel_20_Built-in_20_Normal" style:data-style-name="N0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Excel_20_Built-in_20_Normal" style:data-style-name="N0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" style:family="table-cell" style:parent-style-name="Excel_20_Built-in_20_Normal" style:data-style-name="N0">
      <style:table-cell-properties fo:border-bottom="1.76pt solid #000000" style:cell-protect="none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8" style:family="table-cell" style:parent-style-name="Excel_20_Built-in_20_Normal" style:data-style-name="N0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" style:family="table-cell" style:parent-style-name="Excel_20_Built-in_20_Normal" style:data-style-name="N0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Excel_20_Built-in_20_Normal" style:data-style-name="N0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6" style:family="table-cell" style:parent-style-name="Excel_20_Built-in_20_Normal" style:data-style-name="N0">
      <style:table-cell-properties fo:border-bottom="1.76pt solid #000000" style:cell-protect="none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Excel_20_Built-in_20_Normal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8" style:family="table-cell" style:parent-style-name="Excel_20_Built-in_20_Norma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8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0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4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6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3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7" style:family="table-cell" style:parent-style-name="Excel_20_Built-in_20_Normal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00" style:family="table-cell" style:parent-style-name="Excel_20_Built-in_20_Normal" style:data-style-name="N0">
      <style:table-cell-properties fo:border-bottom="1.76pt solid #000000" fo:background-color="#c0c0c0" style:cell-protect="protected formula-hidden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1" style:family="table-cell" style:parent-style-name="Excel_20_Built-in_20_Normal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9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5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Excel_20_Built-in_20_Normal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3333cc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4" style:family="table-cell" style:parent-style-name="Excel_20_Built-in_20_Normal" style:data-style-name="N0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Excel_20_Built-in_20_Normal" style:data-style-name="N0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3" style:family="table-cell" style:parent-style-name="Excel_20_Built-in_20_Normal" style:data-style-name="N0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Excel_20_Built-in_20_Normal" style:data-style-name="N0">
      <style:table-cell-properties fo:border-bottom="1.76pt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48" style:family="table-cell" style:parent-style-name="Excel_20_Built-in_20_Normal" style:data-style-name="N0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9" style:family="table-cell" style:parent-style-name="Excel_20_Built-in_20_Normal" style:data-style-name="N0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50" style:family="table-cell" style:parent-style-name="Excel_20_Built-in_20_Normal" style:data-style-name="N0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51" style:family="table-cell" style:parent-style-name="Excel_20_Built-in_20_Normal" style:data-style-name="N0">
      <style:table-cell-properties fo:border-bottom="1.76pt solid #000000" style:cell-protect="none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9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0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1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2" style:family="table-cell" style:parent-style-name="Excel_20_Built-in_20_Normal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" style:family="table-cell" style:parent-style-name="Excel_20_Built-in_20_Normal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3333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5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6" style:family="table-cell" style:parent-style-name="Excel_20_Built-in_20_Normal" style:data-style-name="N12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7" style:family="table-cell" style:parent-style-name="Excel_20_Built-in_20_Normal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8" style:family="table-cell" style:parent-style-name="Excel_20_Built-in_20_Normal" style:data-style-name="N15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9" style:family="table-cell" style:parent-style-name="Excel_20_Built-in_20_Norma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0" style:family="table-cell" style:parent-style-name="Excel_20_Built-in_20_Norma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51" style:family="table-cell" style:parent-style-name="Excel_20_Built-in_20_Normal" style:data-style-name="N15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2" style:family="table-cell" style:parent-style-name="Excel_20_Built-in_20_Normal" style:data-style-name="N3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Excel_20_Built-in_20_Normal" style:data-style-name="N0">
      <style:table-cell-properties fo:border-bottom="0.74pt solid #000000" style:cell-protect="protected formula-hidden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4" style:family="table-cell" style:parent-style-name="Excel_20_Built-in_20_Normal" style:data-style-name="N0">
      <style:table-cell-properties fo:border-bottom="1.76pt solid #000000" style:cell-protect="protected formula-hidden" style:print-content="true" style:diagonal-bl-tr="none" style:diagonal-tl-br="none" style:text-align-source="value-type" style:repeat-content="false" fo:wrap-option="no-wrap" fo:border-left="1.76pt solid #000000" style:direction="ttb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5" style:family="table-cell" style:parent-style-name="Excel_20_Built-in_20_Norm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none" style:direction="ttb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6" style:family="table-cell" style:parent-style-name="Excel_20_Built-in_20_Normal" style:data-style-name="N2">
      <style:table-cell-properties fo:border-bottom="none" fo:background-color="#c0c0c0" style:cell-protect="protected" style:print-content="true" style:diagonal-bl-tr="none" style:diagonal-tl-br="none" style:text-align-source="value-type" style:repeat-content="false" fo:wrap-option="no-wrap" fo:border-left="1.76pt solid #000000" style:direction="ttb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7" style:family="table-cell" style:parent-style-name="Excel_20_Built-in_20_Normal" style:data-style-name="N2">
      <style:table-cell-properties fo:border-bottom="1.76pt solid #000000" fo:background-color="#c0c0c0" style:cell-protect="protected" style:print-content="true" style:diagonal-bl-tr="none" style:diagonal-tl-br="none" style:text-align-source="value-type" style:repeat-content="false" fo:wrap-option="no-wrap" fo:border-left="1.76pt solid #000000" style:direction="ttb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8" style:family="table-cell" style:parent-style-name="Excel_20_Built-in_20_Normal" style:data-style-name="N2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Excel_20_Built-in_20_Norm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0" style:family="table-cell" style:parent-style-name="Excel_20_Built-in_20_Normal" style:data-style-name="N2">
      <style:table-cell-properties fo:border-bottom="none" fo:background-color="#c0c0c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1" style:family="table-cell" style:parent-style-name="Excel_20_Built-in_20_Normal" style:data-style-name="N2">
      <style:table-cell-properties fo:border-bottom="1.76pt solid #000000" fo:background-color="#c0c0c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2" style:family="table-cell" style:parent-style-name="Excel_20_Built-in_20_Normal" style:data-style-name="N2">
      <style:table-cell-properties fo:border-bottom="1.76pt solid #000000" fo:background-color="#c0c0c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3" style:family="table-cell" style:parent-style-name="Excel_20_Built-in_20_Normal" style:data-style-name="N2">
      <style:table-cell-properties fo:background-color="#ffffff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Excel_20_Built-in_20_Norm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5" style:family="table-cell" style:parent-style-name="Excel_20_Built-in_20_Normal" style:data-style-name="N2">
      <style:table-cell-properties fo:border-bottom="1.76pt solid #000000" style:cell-protect="protected formula-hidden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Excel_20_Built-in_20_Normal" style:data-style-name="N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81" style:family="table-cell" style:parent-style-name="Excel_20_Built-in_20_Normal" style:data-style-name="N152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9" style:family="table-cell" style:parent-style-name="Excel_20_Built-in_20_Normal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0" style:family="table-cell" style:parent-style-name="Excel_20_Built-in_20_Normal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1" style:family="table-cell" style:parent-style-name="Excel_20_Built-in_20_Normal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2" style:family="table-cell" style:parent-style-name="Excel_20_Built-in_20_Normal" style:data-style-name="N0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3" style:family="table-cell" style:parent-style-name="Excel_20_Built-in_20_Normal" style:data-style-name="N0">
      <style:table-cell-properties fo:border-bottom="0.74pt solid #000000" style:cell-protect="protected formula-hidden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4" style:family="table-cell" style:parent-style-name="Excel_20_Built-in_20_Normal" style:data-style-name="N0">
      <style:table-cell-properties fo:border-bottom="1.76pt solid #000000" style:cell-protect="protected formula-hidden" style:print-content="true" style:diagonal-bl-tr="none" style:diagonal-tl-br="none" style:text-align-source="value-type" style:repeat-content="false" fo:wrap-option="no-wrap" fo:border-left="none" style:direction="ttb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5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ttb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6" style:family="table-cell" style:parent-style-name="Excel_20_Built-in_20_Normal" style:data-style-name="N0">
      <style:table-cell-properties fo:border-bottom="none" fo:background-color="#c0c0c0" style:cell-protect="protected" style:print-content="true" style:diagonal-bl-tr="none" style:diagonal-tl-br="none" style:text-align-source="value-type" style:repeat-content="false" fo:wrap-option="no-wrap" fo:border-left="none" style:direction="ttb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7" style:family="table-cell" style:parent-style-name="Excel_20_Built-in_20_Normal" style:data-style-name="N0">
      <style:table-cell-properties fo:border-bottom="1.76pt solid #000000" fo:background-color="#c0c0c0" style:cell-protect="protected" style:print-content="true" style:diagonal-bl-tr="none" style:diagonal-tl-br="none" style:text-align-source="value-type" style:repeat-content="false" fo:wrap-option="no-wrap" fo:border-left="none" style:direction="ttb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8" style:family="table-cell" style:parent-style-name="Default" style:data-style-name="N2">
      <style:table-cell-properties fo:border-bottom="0.74pt solid #000000" style:cell-protect="none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Excel_20_Built-in_20_Normal" style:data-style-name="N0">
      <style:table-cell-properties fo:border-bottom="none" fo:background-color="#c0c0c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0" style:family="table-cell" style:parent-style-name="Excel_20_Built-in_20_Normal" style:data-style-name="N0">
      <style:table-cell-properties fo:border-bottom="1.76pt solid #000000" fo:background-color="#c0c0c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1" style:family="table-cell" style:parent-style-name="Excel_20_Built-in_20_Normal" style:data-style-name="N0">
      <style:table-cell-properties fo:border-bottom="1.76pt solid #000000" fo:background-color="#c0c0c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3" style:family="table-cell" style:parent-style-name="Excel_20_Built-in_20_Normal" style:data-style-name="N2">
      <style:table-cell-properties fo:border-bottom="1.76pt solid #000000" style:cell-protect="protected formula-hidden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97" style:family="table-cell" style:parent-style-name="Excel_20_Built-in_20_Normal" style:data-style-name="N0">
      <style:table-cell-properties fo:border-bottom="none" fo:background-color="#ccffcc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3333cc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5" style:family="table-cell" style:parent-style-name="Excel_20_Built-in_20_Normal" style:data-style-name="N0">
      <style:table-cell-properties fo:border-bottom="none" fo:background-color="#ccffcc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9" style:family="table-cell" style:parent-style-name="Excel_20_Built-in_20_Normal" style:data-style-name="N0">
      <style:table-cell-properties fo:border-bottom="0.74pt solid #000000" fo:background-color="#ccffcc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3333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8" style:family="table-cell" style:parent-style-name="Excel_20_Built-in_20_Normal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9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ttb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0" style:family="table-cell" style:parent-style-name="Excel_20_Built-in_20_Normal" style:data-style-name="N0">
      <style:table-cell-properties fo:border-bottom="none" fo:background-color="#c0c0c0" style:cell-protect="protected" style:print-content="true" style:diagonal-bl-tr="none" style:diagonal-tl-br="none" style:text-align-source="value-type" style:repeat-content="false" fo:wrap-option="no-wrap" fo:border-left="none" style:direction="ttb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1" style:family="table-cell" style:parent-style-name="Excel_20_Built-in_20_Normal" style:data-style-name="N0">
      <style:table-cell-properties fo:border-bottom="1.76pt solid #000000" fo:background-color="#c0c0c0" style:cell-protect="protected" style:print-content="true" style:diagonal-bl-tr="none" style:diagonal-tl-br="none" style:text-align-source="value-type" style:repeat-content="false" fo:wrap-option="no-wrap" fo:border-left="none" style:direction="ttb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2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3" style:family="table-cell" style:parent-style-name="Excel_20_Built-in_20_Normal" style:data-style-name="N0">
      <style:table-cell-properties fo:border-bottom="none" fo:background-color="#c0c0c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4" style:family="table-cell" style:parent-style-name="Excel_20_Built-in_20_Normal" style:data-style-name="N0">
      <style:table-cell-properties fo:border-bottom="1.76pt solid #000000" fo:background-color="#c0c0c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5" style:family="table-cell" style:parent-style-name="Excel_20_Built-in_20_Normal" style:data-style-name="N0">
      <style:table-cell-properties fo:border-bottom="1.76pt solid #000000" fo:background-color="#c0c0c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09" style:family="table-cell" style:parent-style-name="Excel_20_Built-in_20_Normal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0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8" style:family="table-cell" style:parent-style-name="Excel_20_Built-in_20_Normal" style:data-style-name="N12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9" style:family="table-cell" style:parent-style-name="Excel_20_Built-in_20_Normal" style:data-style-name="N15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3" style:family="table-cell" style:parent-style-name="Excel_20_Built-in_20_Norm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4" style:family="table-cell" style:parent-style-name="Excel_20_Built-in_20_Normal" style:data-style-name="N15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2" style:family="table-cell" style:parent-style-name="Excel_20_Built-in_20_Normal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Excel_20_Built-in_20_Normal" style:data-style-name="N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Excel_20_Built-in_20_Normal" style:data-style-name="N0">
      <style:table-cell-properties fo:background-color="#ccffcc" style:cell-protect="none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Excel_20_Built-in_20_Normal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6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1" style:base-cell-address="'janvier 2024'.Z3"/>
    </style:style>
    <style:style style:name="ce107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1" style:base-cell-address="'janvier 2024'.Z3"/>
    </style:style>
    <style:style style:name="ce108" style:family="table-cell" style:parent-style-name="Excel_20_Built-in_20_Normal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993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9" style:family="table-cell" style:parent-style-name="Excel_20_Built-in_20_Normal" style:data-style-name="N0">
      <style:table-cell-properties fo:border-bottom="0.74pt solid #000000" style:cell-protect="protected formula-hidden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0" style:family="table-cell" style:parent-style-name="Excel_20_Built-in_20_Normal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1" style:family="table-cell" style:parent-style-name="Excel_20_Built-in_20_Normal" style:data-style-name="N2">
      <style:table-cell-properties fo:border-bottom="1.76pt solid #00000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2" style:family="table-cell" style:parent-style-name="Excel_20_Built-in_20_Normal" style:data-style-name="N2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3" style:family="table-cell" style:parent-style-name="Excel_20_Built-in_20_Normal" style:data-style-name="N2">
      <style:table-cell-properties fo:border-bottom="none" fo:background-color="#c0c0c0" style:cell-protect="protected formula-hidden" style:print-content="true" style:diagonal-bl-tr="none" style:diagonal-tl-br="none" style:text-align-source="value-type" style:repeat-content="false" fo:wrap-option="no-wrap" fo:border-left="none" style:direction="ttb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4" style:family="table-cell" style:parent-style-name="Excel_20_Built-in_20_Normal" style:data-style-name="N2">
      <style:table-cell-properties fo:border-bottom="1.76pt solid #000000" fo:background-color="#c0c0c0" style:cell-protect="protected formula-hidden" style:print-content="true" style:diagonal-bl-tr="none" style:diagonal-tl-br="none" style:text-align-source="value-type" style:repeat-content="false" fo:wrap-option="no-wrap" fo:border-left="none" style:direction="ttb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5" style:family="table-cell" style:parent-style-name="Excel_20_Built-in_20_Normal" style:data-style-name="N2">
      <style:table-cell-properties style:cell-protect="protected formula-hidden" style:print-content="tru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6" style:family="table-cell" style:parent-style-name="Excel_20_Built-in_20_Normal" style:data-style-name="N2">
      <style:table-cell-properties fo:border-bottom="1.76pt solid #000000" style:cell-protect="protected formula-hidden" style:print-content="tru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7" style:family="table-cell" style:parent-style-name="Excel_20_Built-in_20_Normal" style:data-style-name="N2">
      <style:table-cell-properties fo:border-bottom="none" fo:background-color="#c0c0c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8" style:family="table-cell" style:parent-style-name="Excel_20_Built-in_20_Normal" style:data-style-name="N2">
      <style:table-cell-properties fo:border-bottom="1.76pt solid #000000" fo:background-color="#c0c0c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9" style:family="table-cell" style:parent-style-name="Excel_20_Built-in_20_Normal" style:data-style-name="N2">
      <style:table-cell-properties fo:border-bottom="1.76pt solid #000000" fo:background-color="#c0c0c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0" style:family="table-cell" style:parent-style-name="Excel_20_Built-in_20_Normal" style:data-style-name="N2">
      <style:table-cell-properties fo:border-bottom="1.76pt solid #00000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1" style:family="table-cell" style:parent-style-name="Excel_20_Built-in_20_Normal" style:data-style-name="N2">
      <style:table-cell-properties fo:border-bottom="1.76pt solid #000000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2" style:family="table-cell" style:parent-style-name="Default" style:data-style-name="N0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3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2" style:base-cell-address="'fevrier 2024'.Z3"/>
      <style:map style:condition="cell-content-is-between([.$A$65],[.$A$66])" style:apply-style-name="ConditionalStyle_5f_3" style:base-cell-address="'fevrier 2024'.Z3"/>
      <style:map style:condition="cell-content-is-between([.$A$65],[.$A$66])" style:apply-style-name="ConditionalStyle_5f_4" style:base-cell-address="'fevrier 2024'.Z3"/>
    </style:style>
    <style:style style:name="ce124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2" style:base-cell-address="'fevrier 2024'.Z3"/>
      <style:map style:condition="cell-content-is-between([.$A$65],[.$A$66])" style:apply-style-name="ConditionalStyle_5f_3" style:base-cell-address="'fevrier 2024'.Z3"/>
      <style:map style:condition="cell-content-is-between([.$A$65],[.$A$66])" style:apply-style-name="ConditionalStyle_5f_4" style:base-cell-address="'fevrier 2024'.Z3"/>
    </style:style>
    <style:style style:name="ce125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5" style:base-cell-address="'Mars 2024'.Z3"/>
      <style:map style:condition="cell-content-is-between([.$A$65],[.$A$66])" style:apply-style-name="ConditionalStyle_5f_6" style:base-cell-address="'Mars 2024'.Z3"/>
      <style:map style:condition="cell-content-is-between([.$A$65],[.$A$66])" style:apply-style-name="ConditionalStyle_5f_7" style:base-cell-address="'Mars 2024'.Z3"/>
      <style:map style:condition="cell-content-is-between([.$A$65],[.$A$66])" style:apply-style-name="ConditionalStyle_5f_8" style:base-cell-address="'Mars 2024'.Z3"/>
    </style:style>
    <style:style style:name="ce126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5" style:base-cell-address="'Mars 2024'.Z3"/>
      <style:map style:condition="cell-content-is-between([.$A$65],[.$A$66])" style:apply-style-name="ConditionalStyle_5f_6" style:base-cell-address="'Mars 2024'.Z3"/>
      <style:map style:condition="cell-content-is-between([.$A$65],[.$A$66])" style:apply-style-name="ConditionalStyle_5f_7" style:base-cell-address="'Mars 2024'.Z3"/>
      <style:map style:condition="cell-content-is-between([.$A$65],[.$A$66])" style:apply-style-name="ConditionalStyle_5f_8" style:base-cell-address="'Mars 2024'.Z3"/>
    </style:style>
    <style:style style:name="ce127" style:family="table-cell" style:parent-style-name="Excel_20_Built-in_20_Normal" style:data-style-name="N0">
      <style:table-cell-properties fo:border-bottom="1.76pt solid #000000" fo:background-color="#4f81bd" style:cell-protect="protected formula-hidden" style:print-content="true" style:diagonal-bl-tr="none" style:diagonal-tl-br="none" style:text-align-source="value-type" style:repeat-content="false" fo:wrap-option="no-wrap" fo:border-left="none" style:direction="ttb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1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9" style:base-cell-address="'Avril 2024'.Z3"/>
      <style:map style:condition="cell-content-is-between([.$A$65],[.$A$66])" style:apply-style-name="ConditionalStyle_5f_10" style:base-cell-address="'Avril 2024'.Z3"/>
      <style:map style:condition="cell-content-is-between([.$A$65],[.$A$66])" style:apply-style-name="ConditionalStyle_5f_11" style:base-cell-address="'Avril 2024'.Z3"/>
      <style:map style:condition="cell-content-is-between([.$A$65],[.$A$66])" style:apply-style-name="ConditionalStyle_5f_12" style:base-cell-address="'Avril 2024'.Z3"/>
    </style:style>
    <style:style style:name="ce242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9" style:base-cell-address="'Avril 2024'.Z3"/>
      <style:map style:condition="cell-content-is-between([.$A$65],[.$A$66])" style:apply-style-name="ConditionalStyle_5f_10" style:base-cell-address="'Avril 2024'.Z3"/>
      <style:map style:condition="cell-content-is-between([.$A$65],[.$A$66])" style:apply-style-name="ConditionalStyle_5f_11" style:base-cell-address="'Avril 2024'.Z3"/>
      <style:map style:condition="cell-content-is-between([.$A$65],[.$A$66])" style:apply-style-name="ConditionalStyle_5f_12" style:base-cell-address="'Avril 2024'.Z3"/>
    </style:style>
    <style:style style:name="ce130" style:family="table-cell" style:parent-style-name="Excel_20_Built-in_20_Normal" style:data-style-name="N0">
      <style:table-cell-properties fo:border-bottom="1.76pt solid #000000" fo:background-color="#4f81bd" style:cell-protect="protected formula-hidden" style:print-content="true" style:diagonal-bl-tr="none" style:diagonal-tl-br="none" style:text-align-source="value-type" style:repeat-content="false" fo:wrap-option="no-wrap" fo:border-left="1.76pt solid #000000" style:direction="ttb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1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13" style:base-cell-address="'Mai 2024'.Z3"/>
      <style:map style:condition="cell-content-is-between([.$A$65],[.$A$66])" style:apply-style-name="ConditionalStyle_5f_14" style:base-cell-address="'Mai 2024'.Z3"/>
      <style:map style:condition="cell-content-is-between([.$A$65],[.$A$66])" style:apply-style-name="ConditionalStyle_5f_15" style:base-cell-address="'Mai 2024'.Z3"/>
      <style:map style:condition="cell-content-is-between([.$A$65],[.$A$66])" style:apply-style-name="ConditionalStyle_5f_16" style:base-cell-address="'Mai 2024'.Z3"/>
    </style:style>
    <style:style style:name="ce132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13" style:base-cell-address="'Mai 2024'.Z3"/>
      <style:map style:condition="cell-content-is-between([.$A$65],[.$A$66])" style:apply-style-name="ConditionalStyle_5f_14" style:base-cell-address="'Mai 2024'.Z3"/>
      <style:map style:condition="cell-content-is-between([.$A$65],[.$A$66])" style:apply-style-name="ConditionalStyle_5f_15" style:base-cell-address="'Mai 2024'.Z3"/>
      <style:map style:condition="cell-content-is-between([.$A$65],[.$A$66])" style:apply-style-name="ConditionalStyle_5f_16" style:base-cell-address="'Mai 2024'.Z3"/>
    </style:style>
    <style:style style:name="ce133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17" style:base-cell-address="'Juin 2024'.Z3"/>
      <style:map style:condition="cell-content-is-between([.$A$65],[.$A$66])" style:apply-style-name="ConditionalStyle_5f_18" style:base-cell-address="'Juin 2024'.Z3"/>
      <style:map style:condition="cell-content-is-between([.$A$65],[.$A$66])" style:apply-style-name="ConditionalStyle_5f_19" style:base-cell-address="'Juin 2024'.Z3"/>
      <style:map style:condition="cell-content-is-between([.$A$65],[.$A$66])" style:apply-style-name="ConditionalStyle_5f_20" style:base-cell-address="'Juin 2024'.Z3"/>
    </style:style>
    <style:style style:name="ce134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17" style:base-cell-address="'Juin 2024'.Z3"/>
      <style:map style:condition="cell-content-is-between([.$A$65],[.$A$66])" style:apply-style-name="ConditionalStyle_5f_18" style:base-cell-address="'Juin 2024'.Z3"/>
      <style:map style:condition="cell-content-is-between([.$A$65],[.$A$66])" style:apply-style-name="ConditionalStyle_5f_19" style:base-cell-address="'Juin 2024'.Z3"/>
      <style:map style:condition="cell-content-is-between([.$A$65],[.$A$66])" style:apply-style-name="ConditionalStyle_5f_20" style:base-cell-address="'Juin 2024'.Z3"/>
    </style:style>
    <style:style style:name="ce248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21" style:base-cell-address="'Juillet 2024'.Z3"/>
      <style:map style:condition="cell-content-is-between([.$A$65],[.$A$66])" style:apply-style-name="ConditionalStyle_5f_22" style:base-cell-address="'Juillet 2024'.Z3"/>
      <style:map style:condition="cell-content-is-between([.$A$65],[.$A$66])" style:apply-style-name="ConditionalStyle_5f_23" style:base-cell-address="'Juillet 2024'.Z3"/>
      <style:map style:condition="cell-content-is-between([.$A$65],[.$A$66])" style:apply-style-name="ConditionalStyle_5f_24" style:base-cell-address="'Juillet 2024'.Z3"/>
    </style:style>
    <style:style style:name="ce249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21" style:base-cell-address="'Juillet 2024'.Z3"/>
      <style:map style:condition="cell-content-is-between([.$A$65],[.$A$66])" style:apply-style-name="ConditionalStyle_5f_22" style:base-cell-address="'Juillet 2024'.Z3"/>
      <style:map style:condition="cell-content-is-between([.$A$65],[.$A$66])" style:apply-style-name="ConditionalStyle_5f_23" style:base-cell-address="'Juillet 2024'.Z3"/>
      <style:map style:condition="cell-content-is-between([.$A$65],[.$A$66])" style:apply-style-name="ConditionalStyle_5f_24" style:base-cell-address="'Juillet 2024'.Z3"/>
    </style:style>
    <style:style style:name="ce137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25" style:base-cell-address="'Aout 2024'.Z3"/>
      <style:map style:condition="cell-content-is-between([.$A$65],[.$A$66])" style:apply-style-name="ConditionalStyle_5f_26" style:base-cell-address="'Aout 2024'.Z3"/>
      <style:map style:condition="cell-content-is-between([.$A$65],[.$A$66])" style:apply-style-name="ConditionalStyle_5f_27" style:base-cell-address="'Aout 2024'.Z3"/>
      <style:map style:condition="cell-content-is-between([.$A$65],[.$A$66])" style:apply-style-name="ConditionalStyle_5f_28" style:base-cell-address="'Aout 2024'.Z3"/>
    </style:style>
    <style:style style:name="ce138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25" style:base-cell-address="'Aout 2024'.Z3"/>
      <style:map style:condition="cell-content-is-between([.$A$65],[.$A$66])" style:apply-style-name="ConditionalStyle_5f_26" style:base-cell-address="'Aout 2024'.Z3"/>
      <style:map style:condition="cell-content-is-between([.$A$65],[.$A$66])" style:apply-style-name="ConditionalStyle_5f_27" style:base-cell-address="'Aout 2024'.Z3"/>
      <style:map style:condition="cell-content-is-between([.$A$65],[.$A$66])" style:apply-style-name="ConditionalStyle_5f_28" style:base-cell-address="'Aout 2024'.Z3"/>
    </style:style>
    <style:style style:name="ce139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29" style:base-cell-address="'Septembre 2024'.Z3"/>
      <style:map style:condition="cell-content-is-between([.$A$65],[.$A$66])" style:apply-style-name="ConditionalStyle_5f_30" style:base-cell-address="'Septembre 2024'.Z3"/>
      <style:map style:condition="cell-content-is-between([.$A$65],[.$A$66])" style:apply-style-name="ConditionalStyle_5f_31" style:base-cell-address="'Septembre 2024'.Z3"/>
      <style:map style:condition="cell-content-is-between([.$A$65],[.$A$66])" style:apply-style-name="ConditionalStyle_5f_32" style:base-cell-address="'Septembre 2024'.Z3"/>
    </style:style>
    <style:style style:name="ce140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29" style:base-cell-address="'Septembre 2024'.Z3"/>
      <style:map style:condition="cell-content-is-between([.$A$65],[.$A$66])" style:apply-style-name="ConditionalStyle_5f_30" style:base-cell-address="'Septembre 2024'.Z3"/>
      <style:map style:condition="cell-content-is-between([.$A$65],[.$A$66])" style:apply-style-name="ConditionalStyle_5f_31" style:base-cell-address="'Septembre 2024'.Z3"/>
      <style:map style:condition="cell-content-is-between([.$A$65],[.$A$66])" style:apply-style-name="ConditionalStyle_5f_32" style:base-cell-address="'Septembre 2024'.Z3"/>
    </style:style>
    <style:style style:name="ce141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33" style:base-cell-address="'Octobre 2024'.Z3"/>
      <style:map style:condition="cell-content-is-between([.$A$65],[.$A$66])" style:apply-style-name="ConditionalStyle_5f_34" style:base-cell-address="'Octobre 2024'.Z3"/>
      <style:map style:condition="cell-content-is-between([.$A$65],[.$A$66])" style:apply-style-name="ConditionalStyle_5f_35" style:base-cell-address="'Octobre 2024'.Z3"/>
      <style:map style:condition="cell-content-is-between([.$A$65],[.$A$66])" style:apply-style-name="ConditionalStyle_5f_36" style:base-cell-address="'Octobre 2024'.Z3"/>
    </style:style>
    <style:style style:name="ce142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33" style:base-cell-address="'Octobre 2024'.Z3"/>
      <style:map style:condition="cell-content-is-between([.$A$65],[.$A$66])" style:apply-style-name="ConditionalStyle_5f_34" style:base-cell-address="'Octobre 2024'.Z3"/>
      <style:map style:condition="cell-content-is-between([.$A$65],[.$A$66])" style:apply-style-name="ConditionalStyle_5f_35" style:base-cell-address="'Octobre 2024'.Z3"/>
      <style:map style:condition="cell-content-is-between([.$A$65],[.$A$66])" style:apply-style-name="ConditionalStyle_5f_36" style:base-cell-address="'Octobre 2024'.Z3"/>
    </style:style>
    <style:style style:name="ce256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37" style:base-cell-address="'Novembre 2024'.Z3"/>
      <style:map style:condition="cell-content-is-between([.$A$65],[.$A$66])" style:apply-style-name="ConditionalStyle_5f_38" style:base-cell-address="'Novembre 2024'.Z3"/>
      <style:map style:condition="cell-content-is-between([.$A$65],[.$A$66])" style:apply-style-name="ConditionalStyle_5f_39" style:base-cell-address="'Novembre 2024'.Z3"/>
      <style:map style:condition="cell-content-is-between([.$A$65],[.$A$66])" style:apply-style-name="ConditionalStyle_5f_40" style:base-cell-address="'Novembre 2024'.Z3"/>
    </style:style>
    <style:style style:name="ce257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37" style:base-cell-address="'Novembre 2024'.Z3"/>
      <style:map style:condition="cell-content-is-between([.$A$65],[.$A$66])" style:apply-style-name="ConditionalStyle_5f_38" style:base-cell-address="'Novembre 2024'.Z3"/>
      <style:map style:condition="cell-content-is-between([.$A$65],[.$A$66])" style:apply-style-name="ConditionalStyle_5f_39" style:base-cell-address="'Novembre 2024'.Z3"/>
      <style:map style:condition="cell-content-is-between([.$A$65],[.$A$66])" style:apply-style-name="ConditionalStyle_5f_40" style:base-cell-address="'Novembre 2024'.Z3"/>
    </style:style>
    <style:style style:name="ce258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41" style:base-cell-address="'Decembre 2024'.Z3"/>
      <style:map style:condition="cell-content-is-between([.$A$65],[.$A$66])" style:apply-style-name="ConditionalStyle_5f_42" style:base-cell-address="'Decembre 2024'.Z3"/>
      <style:map style:condition="cell-content-is-between([.$A$65],[.$A$66])" style:apply-style-name="ConditionalStyle_5f_43" style:base-cell-address="'Decembre 2024'.Z3"/>
      <style:map style:condition="cell-content-is-between([.$A$65],[.$A$66])" style:apply-style-name="ConditionalStyle_5f_44" style:base-cell-address="'Decembre 2024'.Z3"/>
    </style:style>
    <style:style style:name="ce259" style:family="table-cell" style:parent-style-name="Excel_20_Built-in_20_Normal" style:data-style-name="N0">
      <style:table-cell-properties fo:background-color="#ccffcc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cc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-is-between([.$A$65],[.$A$66])" style:apply-style-name="ConditionalStyle_5f_41" style:base-cell-address="'Decembre 2024'.Z3"/>
      <style:map style:condition="cell-content-is-between([.$A$65],[.$A$66])" style:apply-style-name="ConditionalStyle_5f_42" style:base-cell-address="'Decembre 2024'.Z3"/>
      <style:map style:condition="cell-content-is-between([.$A$65],[.$A$66])" style:apply-style-name="ConditionalStyle_5f_43" style:base-cell-address="'Decembre 2024'.Z3"/>
      <style:map style:condition="cell-content-is-between([.$A$65],[.$A$66])" style:apply-style-name="ConditionalStyle_5f_44" style:base-cell-address="'Decembre 2024'.Z3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0)" table:allow-empty-cell="true" table:display-list="unsorted" table:base-cell-address="'Avril 2024'.D12">
          <table:error-message table:message-type="stop" table:display="true"/>
        </table:content-validation>
        <table:content-validation table:name="val2" table:condition="of:cell-content-is-in-list(&quot;0&quot;;&quot;0&quot;;&quot;25&quot;;&quot;0&quot;;&quot;50&quot;;&quot;0&quot;;&quot;75&quot;;&quot;1&quot;)" table:allow-empty-cell="true" table:display-list="unsorted" table:base-cell-address="'Juin 2024'.D17">
          <table:error-message table:message-type="stop" table:display="true"/>
        </table:content-validation>
        <table:content-validation table:name="val3" table:condition="of:cell-content-is-in-list(&quot;0&quot;;&quot;0&quot;;&quot;25&quot;;&quot;0&quot;;&quot;50&quot;;&quot;0&quot;;&quot;75&quot;;&quot;1&quot;)" table:allow-empty-cell="true" table:display-list="unsorted" table:base-cell-address="'Juin 2024'.E12">
          <table:error-message table:message-type="stop" table:display="true"/>
        </table:content-validation>
        <table:content-validation table:name="val4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Juin 2024'.X3">
          <table:error-message table:message-type="stop" table:display="true"/>
        </table:content-validation>
        <table:content-validation table:name="val5" table:condition="of:cell-content-is-in-list(&quot;2016&quot;;&quot;2017&quot;;&quot;2018&quot;;&quot;2019&quot;;&quot;2020&quot;;&quot;2021&quot;;&quot;2022&quot;;&quot;2023&quot;;&quot;2024&quot;)" table:allow-empty-cell="true" table:display-list="unsorted" table:base-cell-address="'Juin 2024'.Z3">
          <table:error-message table:message-type="stop" table:display="true"/>
        </table:content-validation>
        <table:content-validation table:name="val6" table:condition="of:cell-content-is-in-list(&quot;0&quot;;&quot;0&quot;;&quot;25&quot;;&quot;0&quot;;&quot;50&quot;;&quot;0&quot;;&quot;75&quot;;&quot;1&quot;)" table:allow-empty-cell="true" table:display-list="unsorted" table:base-cell-address="'Avril 2024'.D17">
          <table:error-message table:message-type="stop" table:display="true"/>
        </table:content-validation>
        <table:content-validation table:name="val7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Avril 2024'.X3">
          <table:error-message table:message-type="stop" table:display="true"/>
        </table:content-validation>
        <table:content-validation table:name="val8" table:condition="of:cell-content-is-in-list(&quot;2016&quot;;&quot;2017&quot;;&quot;2018&quot;;&quot;2019&quot;;&quot;2020&quot;;&quot;2021&quot;;&quot;2022&quot;;&quot;2023&quot;;&quot;2024&quot;)" table:allow-empty-cell="true" table:display-list="unsorted" table:base-cell-address="'Avril 2024'.Z3">
          <table:error-message table:message-type="stop" table:display="true"/>
        </table:content-validation>
        <table:content-validation table:name="val9" table:condition="of:cell-content-is-in-list(&quot;0&quot;;&quot;0,5&quot;;&quot;1&quot;;&quot;&quot;)" table:allow-empty-cell="true" table:display-list="sort-ascending" table:base-cell-address="'Mars 2024'.D12">
          <table:error-message table:message-type="stop" table:display="true"/>
        </table:content-validation>
        <table:content-validation table:name="val10" table:condition="of:cell-content-is-in-list(&quot;0&quot;;&quot;0&quot;;&quot;25&quot;;&quot;0&quot;;&quot;50&quot;;&quot;0&quot;;&quot;75&quot;;&quot;1&quot;)" table:allow-empty-cell="true" table:display-list="unsorted" table:base-cell-address="'Mai 2024'.D17">
          <table:error-message table:message-type="stop" table:display="true"/>
        </table:content-validation>
        <table:content-validation table:name="val1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Mai 2024'.X3">
          <table:error-message table:message-type="stop" table:display="true"/>
        </table:content-validation>
        <table:content-validation table:name="val12" table:condition="of:cell-content-is-in-list(&quot;2016&quot;;&quot;2017&quot;;&quot;2018&quot;;&quot;2019&quot;;&quot;2020&quot;;&quot;2021&quot;;&quot;2022&quot;;&quot;2023&quot;;&quot;2024&quot;)" table:allow-empty-cell="true" table:display-list="unsorted" table:base-cell-address="'Mai 2024'.Z3">
          <table:error-message table:message-type="stop" table:display="true"/>
        </table:content-validation>
        <table:content-validation table:name="val13" table:condition="of:cell-content-is-in-list(&quot;0&quot;;&quot;0&quot;;&quot;25&quot;;&quot;0&quot;;&quot;50&quot;;&quot;0&quot;;&quot;75&quot;;&quot;1&quot;)" table:allow-empty-cell="true" table:display-list="unsorted" table:base-cell-address="'Octobre 2024'.D17">
          <table:error-message table:message-type="stop" table:display="true"/>
        </table:content-validation>
        <table:content-validation table:name="val14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Octobre 2024'.X3">
          <table:error-message table:message-type="stop" table:display="true"/>
        </table:content-validation>
        <table:content-validation table:name="val15" table:condition="of:cell-content-is-in-list(&quot;2016&quot;;&quot;2017&quot;;&quot;2018&quot;;&quot;2019&quot;;&quot;2020&quot;;&quot;2021&quot;;&quot;2022&quot;;&quot;2023&quot;;&quot;2024&quot;)" table:allow-empty-cell="true" table:display-list="unsorted" table:base-cell-address="'Octobre 2024'.Z3">
          <table:error-message table:message-type="stop" table:display="true"/>
        </table:content-validation>
        <table:content-validation table:name="val16" table:condition="of:cell-content-is-in-list(&quot;0&quot;;&quot;0&quot;;&quot;25&quot;;&quot;0&quot;;&quot;50&quot;;&quot;0&quot;;&quot;75&quot;;&quot;1&quot;)" table:allow-empty-cell="true" table:display-list="unsorted" table:base-cell-address="'Aout 2024'.D17">
          <table:error-message table:message-type="stop" table:display="true"/>
        </table:content-validation>
        <table:content-validation table:name="val17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Aout 2024'.X3">
          <table:error-message table:message-type="stop" table:display="true"/>
        </table:content-validation>
        <table:content-validation table:name="val18" table:condition="of:cell-content-is-in-list(&quot;2016&quot;;&quot;2017&quot;;&quot;2018&quot;;&quot;2019&quot;;&quot;2020&quot;;&quot;2021&quot;;&quot;2022&quot;;&quot;2023&quot;;&quot;2024&quot;)" table:allow-empty-cell="true" table:display-list="unsorted" table:base-cell-address="'Aout 2024'.Z3">
          <table:error-message table:message-type="stop" table:display="true"/>
        </table:content-validation>
        <table:content-validation table:name="val19" table:condition="of:cell-content-is-in-list(&quot;0&quot;;&quot;0&quot;;&quot;25&quot;;&quot;0&quot;;&quot;50&quot;;&quot;0&quot;;&quot;75&quot;;&quot;1&quot;)" table:allow-empty-cell="true" table:display-list="unsorted" table:base-cell-address="'Novembre 2024'.D17">
          <table:error-message table:message-type="stop" table:display="true"/>
        </table:content-validation>
        <table:content-validation table:name="val20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Novembre 2024'.X3">
          <table:error-message table:message-type="stop" table:display="true"/>
        </table:content-validation>
        <table:content-validation table:name="val21" table:condition="of:cell-content-is-in-list(&quot;2016&quot;;&quot;2017&quot;;&quot;2018&quot;;&quot;2019&quot;;&quot;2020&quot;;&quot;2021&quot;;&quot;2022&quot;;&quot;2023&quot;;&quot;2024&quot;)" table:allow-empty-cell="true" table:display-list="unsorted" table:base-cell-address="'Novembre 2024'.Z3">
          <table:error-message table:message-type="stop" table:display="true"/>
        </table:content-validation>
        <table:content-validation table:name="val22" table:condition="of:cell-content-is-in-list(&quot;0&quot;;&quot;0&quot;;&quot;25&quot;;&quot;0&quot;;&quot;50&quot;;&quot;0&quot;;&quot;75&quot;;&quot;1&quot;)" table:allow-empty-cell="true" table:display-list="unsorted" table:base-cell-address="Feuil1.D17">
          <table:error-message table:message-type="stop" table:display="true"/>
        </table:content-validation>
        <table:content-validation table:name="val23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Feuil1.X3">
          <table:error-message table:message-type="stop" table:display="true"/>
        </table:content-validation>
        <table:content-validation table:name="val24" table:condition="of:cell-content-is-in-list(&quot;2016&quot;;&quot;2017&quot;;&quot;2018&quot;;&quot;2019&quot;;&quot;2020&quot;;&quot;2021&quot;;&quot;2022&quot;;&quot;2023&quot;;&quot;2024&quot;)" table:allow-empty-cell="true" table:display-list="unsorted" table:base-cell-address="Feuil1.Z3">
          <table:error-message table:message-type="stop" table:display="true"/>
        </table:content-validation>
        <table:content-validation table:name="val25" table:condition="of:cell-content-is-in-list(&quot;0&quot;;&quot;0&quot;;&quot;25&quot;;&quot;0&quot;;&quot;50&quot;;&quot;0&quot;;&quot;75&quot;;&quot;1&quot;)" table:allow-empty-cell="true" table:display-list="unsorted" table:base-cell-address="'Decembre 2024'.D17">
          <table:error-message table:message-type="stop" table:display="true"/>
        </table:content-validation>
        <table:content-validation table:name="val26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Decembre 2024'.X3">
          <table:error-message table:message-type="stop" table:display="true"/>
        </table:content-validation>
        <table:content-validation table:name="val27" table:condition="of:cell-content-is-in-list(&quot;2016&quot;;&quot;2017&quot;;&quot;2018&quot;;&quot;2019&quot;;&quot;2020&quot;;&quot;2021&quot;;&quot;2022&quot;;&quot;2023&quot;;&quot;2024&quot;)" table:allow-empty-cell="true" table:display-list="unsorted" table:base-cell-address="'Decembre 2024'.Z3">
          <table:error-message table:message-type="stop" table:display="true"/>
        </table:content-validation>
      </table:content-validations>
      <table:table table:name="janvier 2024" table:style-name="ta2" table:print-ranges="'janvier 2024'.A1:'janvier 2024'.AI41">
        <office:forms form:automatic-focus="false" form:apply-design-mode="false"/>
        <table:table-column table:style-name="co3" table:default-cell-style-name="ce101"/>
        <table:table-column table:style-name="co4" table:default-cell-style-name="ce101"/>
        <table:table-column table:style-name="co5" table:default-cell-style-name="ce101"/>
        <table:table-column table:style-name="co6" table:default-cell-style-name="ce101"/>
        <table:table-column table:style-name="co7" table:default-cell-style-name="ce101"/>
        <table:table-column table:style-name="co6" table:number-columns-repeated="2" table:default-cell-style-name="ce101"/>
        <table:table-column table:style-name="co6" table:default-cell-style-name="ce88"/>
        <table:table-column table:style-name="co6" table:number-columns-repeated="14" table:default-cell-style-name="ce101"/>
        <table:table-column table:style-name="co8" table:default-cell-style-name="ce101"/>
        <table:table-column table:style-name="co6" table:default-cell-style-name="ce101"/>
        <table:table-column table:style-name="co9" table:default-cell-style-name="ce101"/>
        <table:table-column table:style-name="co6" table:number-columns-repeated="9" table:default-cell-style-name="ce101"/>
        <table:table-column table:style-name="co10" table:default-cell-style-name="ce101"/>
        <table:table-column table:style-name="co11" table:number-columns-repeated="222" table:default-cell-style-name="ce82"/>
        <table:table-column table:style-name="co11" table:number-columns-repeated="16127"/>
        <table:table-row table:style-name="ro2">
          <table:table-cell table:style-name="ce1"/>
          <table:table-cell table:style-name="ce7"/>
          <table:table-cell table:style-name="ce42"/>
          <table:table-cell table:style-name="ce49"/>
          <table:table-cell table:style-name="ce69" office:value-type="string" calcext:value-type="string">
            <text:p>NOM :</text:p>
          </table:table-cell>
          <table:table-cell table:style-name="ce197" office:value-type="string" calcext:value-type="string" table:number-columns-spanned="7" table:number-rows-spanned="1">
            <text:p>Mourad ZAMOUN</text:p>
          </table:table-cell>
          <table:covered-table-cell table:number-columns-repeated="6" table:style-name="ce197"/>
          <table:table-cell table:style-name="ce4"/>
          <table:table-cell table:style-name="ce213" office:value-type="string" calcext:value-type="string" table:number-columns-spanned="22" table:number-rows-spanned="1">
            <text:p>RAPPORT D'ACTIVITE</text:p>
          </table:table-cell>
          <table:covered-table-cell table:number-columns-repeated="21" table:style-name="ce213"/>
          <table:table-cell table:style-name="ce42" table:number-columns-repeated="222"/>
        </table:table-row>
        <table:table-row table:style-name="ro4">
          <table:table-cell table:style-name="ce6">
            <draw:frame draw:z-index="0" draw:name="Image 3" draw:style-name="gr1" draw:text-style-name="P1" svg:width="5.513cm" svg:height="1.105cm" svg:x="0.206cm" svg:y="0.052cm">
              <draw:image xlink:href="Pictures/10000000000000C900000025E0397C5F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50"/>
          <table:table-cell table:style-name="ce70" office:value-type="string" calcext:value-type="string">
            <text:p>TEL :</text:p>
          </table:table-cell>
          <table:table-cell table:style-name="ce85" office:value-type="float" office:value="662366914" calcext:value-type="float" table:number-columns-spanned="7" table:number-rows-spanned="1">
            <text:p>662366914</text:p>
          </table:table-cell>
          <table:covered-table-cell table:number-columns-repeated="6" table:style-name="ce85"/>
          <table:table-cell/>
          <table:table-cell table:style-name="ce214" office:value-type="string" calcext:value-type="string" table:number-columns-spanned="22" table:number-rows-spanned="1">
            <text:p>Fax : 01.84.18.08.11 / contact@eisi-consulting.fr</text:p>
          </table:table-cell>
          <table:covered-table-cell table:number-columns-repeated="21" table:style-name="ce214"/>
          <table:table-cell table:number-columns-repeated="222"/>
        </table:table-row>
        <table:table-row table:style-name="ro2">
          <table:table-cell table:style-name="ce3"/>
          <table:table-cell table:style-name="ce30" table:number-columns-repeated="2"/>
          <table:table-cell table:style-name="ce51"/>
          <table:table-cell table:style-name="ce71"/>
          <table:table-cell table:style-name="ce199" table:number-columns-spanned="7" table:number-rows-spanned="1"/>
          <table:covered-table-cell table:number-columns-repeated="6" table:style-name="ce199"/>
          <table:table-cell table:style-name="ce99"/>
          <table:table-cell table:number-columns-repeated="6"/>
          <table:table-cell table:style-name="ce102"/>
          <table:table-cell table:style-name="ce99"/>
          <table:table-cell/>
          <table:table-cell table:style-name="ce103" office:value-type="string" calcext:value-type="string">
            <text:p>mois :</text:p>
          </table:table-cell>
          <table:table-cell table:style-name="ce104" table:content-validation-name="val4" office:value-type="float" office:value="1" calcext:value-type="float">
            <text:p>1</text:p>
          </table:table-cell>
          <table:table-cell table:style-name="ce105" office:value-type="string" calcext:value-type="string">
            <text:p>an :</text:p>
          </table:table-cell>
          <table:table-cell table:style-name="ce106" table:content-validation-name="val5" office:value-type="float" office:value="2024" calcext:value-type="float" table:number-columns-spanned="2" table:number-rows-spanned="1">
            <text:p>2024</text:p>
          </table:table-cell>
          <table:covered-table-cell table:style-name="ce107" table:content-validation-name="val5"/>
          <table:table-cell table:style-name="ce4" table:number-columns-repeated="7"/>
          <table:table-cell table:number-columns-repeated="223"/>
        </table:table-row>
        <table:table-row table:style-name="ro3">
          <table:table-cell table:style-name="ce3"/>
          <table:table-cell table:style-name="ce30"/>
          <table:table-cell table:style-name="ce43" table:number-columns-repeated="2"/>
          <table:table-cell table:style-name="ce72"/>
          <table:table-cell table:style-name="ce87"/>
          <table:table-cell table:style-name="ce7"/>
          <table:table-cell table:number-columns-repeated="3"/>
          <table:table-cell table:style-name="ce4" table:number-columns-repeated="3"/>
          <table:table-cell table:number-columns-repeated="15"/>
          <table:table-cell table:style-name="ce4" table:number-columns-repeated="6"/>
          <table:table-cell table:number-columns-repeated="223"/>
        </table:table-row>
        <table:table-row table:style-name="ro5">
          <table:table-cell table:style-name="ce4"/>
          <table:table-cell table:style-name="ce7" table:number-columns-repeated="2"/>
          <table:table-cell table:style-name="ce4" table:number-columns-repeated="4"/>
          <table:table-cell/>
          <table:table-cell table:style-name="ce4" table:number-columns-repeated="27"/>
          <table:table-cell table:number-columns-repeated="222"/>
        </table:table-row>
        <table:table-row table:style-name="ro6">
          <table:table-cell table:style-name="ce17" table:number-columns-spanned="3" table:number-rows-spanned="1"/>
          <table:covered-table-cell table:number-columns-repeated="2" table:style-name="ce17"/>
          <table:table-cell table:style-name="ce52"/>
          <table:table-cell table:style-name="ce4" table:number-columns-repeated="3"/>
          <table:table-cell/>
          <table:table-cell table:style-name="ce4" table:number-columns-repeated="2"/>
          <table:table-cell table:style-name="ce98"/>
          <table:table-cell table:style-name="ce4" table:number-columns-repeated="24"/>
          <table:table-cell table:number-columns-repeated="222"/>
        </table:table-row>
        <table:table-row table:style-name="ro7">
          <table:table-cell table:style-name="ce19" office:value-type="string" calcext:value-type="string" table:number-columns-spanned="3" table:number-rows-spanned="1">
            <text:p>Calendrier</text:p>
          </table:table-cell>
          <table:covered-table-cell table:number-columns-repeated="2" table:style-name="ce19"/>
          <table:table-cell table:style-name="ce5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27" calcext:value-type="float">
            <text:p>27</text:p>
          </table:table-cell>
          <table:table-cell table:style-name="ce73" table:formula="of:=IF(DAY(DATE(Année;mois+1;1)-1)&gt;27;28;&quot;&quot;)" office:value-type="float" office:value="28" calcext:value-type="float">
            <text:p>28</text:p>
          </table:table-cell>
          <table:table-cell table:style-name="ce73" table:formula="of:=IF(DAY(DATE(Année;mois+1;1)-1)&gt;28;29;&quot;&quot;)" office:value-type="float" office:value="29" calcext:value-type="float">
            <text:p>29</text:p>
          </table:table-cell>
          <table:table-cell table:style-name="ce73" table:formula="of:=IF(DAY(DATE(Année;mois+1;1)-1)&gt;29;30;&quot;&quot;)" office:value-type="float" office:value="30" calcext:value-type="float">
            <text:p>30</text:p>
          </table:table-cell>
          <table:table-cell table:style-name="ce109" table:formula="of:=IF(DAY(DATE(Année;mois+1;1)-1)&gt;30;31;&quot;&quot;)" office:value-type="float" office:value="31" calcext:value-type="float">
            <text:p>31</text:p>
          </table:table-cell>
          <table:table-cell table:style-name="ce110" office:value-type="string" calcext:value-type="string">
            <text:p>Total</text:p>
          </table:table-cell>
          <table:table-cell table:number-columns-repeated="222"/>
        </table:table-row>
        <table:table-row table:style-name="ro7">
          <table:table-cell table:style-name="ce19" office:value-type="string" calcext:value-type="string" table:number-columns-spanned="3" table:number-rows-spanned="1">
            <text:p>Jours chômés</text:p>
          </table:table-cell>
          <table:covered-table-cell table:number-columns-repeated="2" table:style-name="ce19"/>
          <table:table-cell table:style-name="ce54" table:formula="of:=IF(OR((DATE(Année;mois;[.D$7])=[.C52]);(DATE(Année;mois;[.D$7])=[.C53]);(DATE(Année;mois;[.D$7])=[.C56]));1;IF(OR(mois=1;mois=5;mois=11);1;IF(WEEKDAY(DATE(Année;mois;[.D$7]))=7;1;IF(WEEKDAY(DATE(Année;mois;[.D$7]))=1;1;&quot;&quot;))))" office:value-type="float" office:value="1" calcext:value-type="float">
            <text:p>1</text:p>
          </table:table-cell>
          <table:table-cell table:style-name="ce74" table:formula="of:=IF(OR((DATE(Année;mois;[.E$7])=[.C52]);(DATE(Année;mois;[.E$7])=[.C53]);(DATE(Année;mois;[.E$7])=[.C56]));1;IF(WEEKDAY(DATE(Année;mois;[.E$7]))=7;1;IF(WEEKDAY(DATE(Année;mois;[.E$7]))=1;1;&quot;&quot;)))">
            <text:p/>
          </table:table-cell>
          <table:table-cell table:style-name="ce74" table:formula="of:=IF(OR((DATE(Année;mois;[.F$7])=[.C52]);(DATE(Année;mois;[.F$7])=[.C53]);(DATE(Année;mois;[.F$7])=[.C56]));1;IF(WEEKDAY(DATE(Année;mois;[.F$7]))=7;1;IF(WEEKDAY(DATE(Année;mois;[.F$7]))=1;1;&quot;&quot;)))">
            <text:p/>
          </table:table-cell>
          <table:table-cell table:style-name="ce74" table:formula="of:=IF(OR((DATE(Année;mois;[.G$7])=[.C52]);(DATE(Année;mois;[.G$7])=[.C53]);(DATE(Année;mois;[.G$7])=[.C56]));1;IF(WEEKDAY(DATE(Année;mois;[.G$7]))=7;1;IF(WEEKDAY(DATE(Année;mois;[.G$7]))=1;1;&quot;&quot;)))">
            <text:p/>
          </table:table-cell>
          <table:table-cell table:style-name="ce74"/>
          <table:table-cell table:style-name="ce74" table:formula="of:=IF(OR((DATE(Année;mois;[.I$7])=[.C52]);(DATE(Année;mois;[.I$7])=[.C53]);(DATE(Année;mois;[.I$7])=[.C56]));1;IF(WEEKDAY(DATE(Année;mois;[.I$7]))=7;1;IF(WEEKDAY(DATE(Année;mois;[.I$7]))=1;1;&quot;&quot;)))" office:value-type="float" office:value="1" calcext:value-type="float">
            <text:p>1</text:p>
          </table:table-cell>
          <table:table-cell table:style-name="ce74" table:formula="of:=IF(OR((DATE(Année;mois;[.J$7])=[.C52]);(DATE(Année;mois;[.J$7])=[.C53]);(DATE(Année;mois;[.J$7])=[.C56]));1;IF(WEEKDAY(DATE(Année;mois;[.J$7]))=7;1;IF(WEEKDAY(DATE(Année;mois;[.J$7]))=1;1;&quot;&quot;)))" office:value-type="float" office:value="1" calcext:value-type="float">
            <text:p>1</text:p>
          </table:table-cell>
          <table:table-cell table:style-name="ce74" table:formula="of:=IF(OR((DATE(Année;mois;[.K$7])=[.C52]);(DATE(Année;mois;[.K$7])=[.K53]);(DATE(Année;mois;[.K$7])=[.C56]));1;IF(mois=5;1;IF(WEEKDAY(DATE(Année;mois;[.K$7]))=7;1;IF(WEEKDAY(DATE(Année;mois;[.K$7]))=1;1;&quot;&quot;))))">
            <text:p/>
          </table:table-cell>
          <table:table-cell table:style-name="ce74" table:formula="of:=IF(OR((DATE(Année;mois;[.L$7])=[.C52]);(DATE(Année;mois;[.L$7])=[.C53]);(DATE(Année;mois;[.L$7])=[.C56]));1;IF(WEEKDAY(DATE(Année;mois;[.L$7]))=7;1;IF(WEEKDAY(DATE(Année;mois;[.L$7]))=1;1;&quot;&quot;)))">
            <text:p/>
          </table:table-cell>
          <table:table-cell table:style-name="ce74" table:formula="of:=IF(OR((DATE(Année;mois;[.M$7])=[.C52]);(DATE(Année;mois;[.M$7])=[.C53]);(DATE(Année;mois;[.M$7])=[.C56]));1;IF(WEEKDAY(DATE(Année;mois;[.M$7]))=7;1;IF(WEEKDAY(DATE(Année;mois;[.M$7]))=1;1;&quot;&quot;)))">
            <text:p/>
          </table:table-cell>
          <table:table-cell table:style-name="ce74" table:formula="of:=IF(OR((DATE(Année;mois;[.N$7])=[.C52]);(DATE(Année;mois;[.N$7])=[.C53]);(DATE(Année;mois;[.N$7])=[.C56]));1;IF(mois=11;1;IF(WEEKDAY(DATE(Année;mois;[.N$7]))=7;1;IF(WEEKDAY(DATE(Année;mois;[.N$7]))=1;1;&quot;&quot;))))">
            <text:p/>
          </table:table-cell>
          <table:table-cell table:style-name="ce74" table:formula="of:=IF(OR((DATE(Année;mois;[.O$7])=[.C52]);(DATE(Année;mois;[.O$7])=[.C53]);(DATE(Année;mois;[.O$7])=[.C56]));1;IF(WEEKDAY(DATE(Année;mois;[.O$7]))=7;1;IF(WEEKDAY(DATE(Année;mois;[.O$7]))=1;1;&quot;&quot;)))">
            <text:p/>
          </table:table-cell>
          <table:table-cell table:style-name="ce74" table:formula="of:=IF(OR((DATE(Année;mois;[.P$7])=[.C52]);(DATE(Année;mois;[.P$7])=[.C53]);(DATE(Année;mois;[.P$7])=[.C56]));1;IF(WEEKDAY(DATE(Année;mois;[.P$7]))=7;1;IF(WEEKDAY(DATE(Année;mois;[.P$7]))=1;1;&quot;&quot;)))" office:value-type="float" office:value="1" calcext:value-type="float">
            <text:p>1</text:p>
          </table:table-cell>
          <table:table-cell table:style-name="ce74" table:formula="of:=IF(OR((DATE(Année;mois;[.Q$7])=[.C52]);(DATE(Année;mois;[.Q$7])=[.C53]);(DATE(Année;mois;[.Q$7])=[.C56]));1;IF(mois=7;1;IF(WEEKDAY(DATE(Année;mois;[.Q$7]))=7;1;IF(WEEKDAY(DATE(Année;mois;[.Q$7]))=1;1;&quot;&quot;))))" office:value-type="float" office:value="1" calcext:value-type="float">
            <text:p>1</text:p>
          </table:table-cell>
          <table:table-cell table:style-name="ce74" table:formula="of:=IF(OR((DATE(Année;mois;[.R$7])=[.C52]);(DATE(Année;mois;[.R$7])=[.C53]);(DATE(Année;mois;[.R$7])=[.C56]));1;IF(mois=8;1;IF(WEEKDAY(DATE(Année;mois;[.R$7]))=7;1;IF(WEEKDAY(DATE(Année;mois;[.R$7]))=1;1;&quot;&quot;))))">
            <text:p/>
          </table:table-cell>
          <table:table-cell table:style-name="ce74" table:formula="of:=IF(OR((DATE(Année;mois;[.S$7])=[.C52]);(DATE(Année;mois;[.S$7])=[.C53]);(DATE(Année;mois;[.S$7])=[.C56]));1;IF(WEEKDAY(DATE(Année;mois;[.S$7]))=7;1;IF(WEEKDAY(DATE(Année;mois;[.S$7]))=1;1;&quot;&quot;)))">
            <text:p/>
          </table:table-cell>
          <table:table-cell table:style-name="ce74" table:formula="of:=IF(OR((DATE(Année;mois;[.T$7])=[.C52]);(DATE(Année;mois;[.T$7])=[.C53]);(DATE(Année;mois;[.T$7])=[.C56]));1;IF(WEEKDAY(DATE(Année;mois;[.T$7]))=7;1;IF(WEEKDAY(DATE(Année;mois;[.T$7]))=1;1;&quot;&quot;)))">
            <text:p/>
          </table:table-cell>
          <table:table-cell table:style-name="ce74" table:formula="of:=IF(OR((DATE(Année;mois;[.U$7])=[.C52]);(DATE(Année;mois;[.U$7])=[.C53]);(DATE(Année;mois;[.U$7])=[.C56]));1;IF(WEEKDAY(DATE(Année;mois;[.U$7]))=7;1;IF(WEEKDAY(DATE(Année;mois;[.U$7]))=1;1;&quot;&quot;)))">
            <text:p/>
          </table:table-cell>
          <table:table-cell table:style-name="ce74" table:formula="of:=IF(OR((DATE(Année;mois;[.V$7])=[.C52]);(DATE(Année;mois;[.V$7])=[.C53]);(DATE(Année;mois;[.V$7])=[.C56]));1;IF(WEEKDAY(DATE(Année;mois;[.V$7]))=7;1;IF(WEEKDAY(DATE(Année;mois;[.V$7]))=1;1;&quot;&quot;)))">
            <text:p/>
          </table:table-cell>
          <table:table-cell table:style-name="ce74" table:formula="of:=IF(OR((DATE(Année;mois;[.W$7])=[.C52]);(DATE(Année;mois;[.W$7])=[.C53]);(DATE(Année;mois;[.W$7])=[.C56]));1;IF(WEEKDAY(DATE(Année;mois;[.W$7]))=7;1;IF(WEEKDAY(DATE(Année;mois;[.W$7]))=1;1;&quot;&quot;)))" office:value-type="float" office:value="1" calcext:value-type="float">
            <text:p>1</text:p>
          </table:table-cell>
          <table:table-cell table:style-name="ce74" table:formula="of:=IF(OR((DATE(Année;mois;[.X$7])=[.C52]);(DATE(Année;mois;[.X$7])=[.C53]);(DATE(Année;mois;[.X$7])=[.C56]));1;IF(WEEKDAY(DATE(Année;mois;[.X$7]))=7;1;IF(WEEKDAY(DATE(Année;mois;[.X$7]))=1;1;&quot;&quot;)))" office:value-type="float" office:value="1" calcext:value-type="float">
            <text:p>1</text:p>
          </table:table-cell>
          <table:table-cell table:style-name="ce74" table:formula="of:=IF(OR((DATE(Année;mois;[.Y$7])=[.C52]);(DATE(Année;mois;[.Y$7])=[.C53]);(DATE(Année;mois;[.Y$7])=[.C56]));1;IF(WEEKDAY(DATE(Année;mois;[.Y$7]))=7;1;IF(WEEKDAY(DATE(Année;mois;[.Y$7]))=1;1;&quot;&quot;)))">
            <text:p/>
          </table:table-cell>
          <table:table-cell table:style-name="ce74" table:formula="of:=IF(OR((DATE(Année;mois;[.Z$7])=[.C52]);(DATE(Année;mois;[.Z$7])=[.C53]);(DATE(Année;mois;[.Z$7])=[.C56]));1;IF(WEEKDAY(DATE(Année;mois;[.Z$7]))=7;1;IF(WEEKDAY(DATE(Année;mois;[.Z$7]))=1;1;&quot;&quot;)))">
            <text:p/>
          </table:table-cell>
          <table:table-cell table:style-name="ce74" table:formula="of:=IF(OR((DATE(Année;mois;[.AA$7])=[.C52]);(DATE(Année;mois;[.AA$7])=[.C53]);(DATE(Année;mois;[.AA$7])=[.C56]));1;IF(WEEKDAY(DATE(Année;mois;[.AA$7]))=7;1;IF(WEEKDAY(DATE(Année;mois;[.AA$7]))=1;1;&quot;&quot;)))">
            <text:p/>
          </table:table-cell>
          <table:table-cell table:style-name="ce74" table:formula="of:=IF(OR((DATE(Année;mois;[.AB$7])=[.C52]);(DATE(Année;mois;[.AB$7])=[.C53]);(DATE(Année;mois;[.AB$7])=[.C56]));1;IF(mois=12;1;IF(WEEKDAY(DATE(Année;mois;[.AB$7]))=7;1;IF(WEEKDAY(DATE(Année;mois;[.AB$7]))=1;1;&quot;&quot;))))">
            <text:p/>
          </table:table-cell>
          <table:table-cell table:style-name="ce74" table:formula="of:=IF(OR((DATE(Année;mois;[.AC$7])=[.C52]);(DATE(Année;mois;[.AC$7])=[.C53]);(DATE(Année;mois;[.AC$7])=[.C56]));1;IF(WEEKDAY(DATE(Année;mois;[.AC$7]))=7;1;IF(WEEKDAY(DATE(Année;mois;[.AC$7]))=1;1;&quot;&quot;)))">
            <text:p/>
          </table:table-cell>
          <table:table-cell table:style-name="ce74" table:formula="of:=IF(OR((DATE(Année;mois;[.AD$7])=[.C52]);(DATE(Année;mois;[.AD$7])=[.C53]);(DATE(Année;mois;[.AD$7])=[.C56]));1;IF(WEEKDAY(DATE(Année;mois;[.AD$7]))=7;1;IF(WEEKDAY(DATE(Année;mois;[.AD$7]))=1;1;&quot;&quot;)))" office:value-type="float" office:value="1" calcext:value-type="float">
            <text:p>1</text:p>
          </table:table-cell>
          <table:table-cell table:style-name="ce74" table:formula="of:=IF(OR((DATE(Année;mois;[.AE$7])=[.C52]);(DATE(Année;mois;[.AE$7])=[.C53]);(DATE(Année;mois;[.AE$7])=[.C56]));1;IF(WEEKDAY(DATE(Année;mois;[.AE$7]))=7;1;IF(WEEKDAY(DATE(Année;mois;[.AE$7]))=1;1;&quot;&quot;)))" office:value-type="float" office:value="1" calcext:value-type="float">
            <text:p>1</text:p>
          </table:table-cell>
          <table:table-cell table:style-name="ce74" table:formula="of:=IF([.AF$7]=&quot;&quot;;&quot;&quot;;IF(OR((DATE(Année;mois;[.AF$7])=[.C52]);(DATE(Année;mois;[.AF$7])=[.C53]);(DATE(Année;mois;[.AF$7])=[.C56]));1;IF(WEEKDAY(DATE(Année;mois;[.AF$7]))=7;1;IF(WEEKDAY(DATE(Année;mois;[.AF$7]))=1;1;&quot;&quot;))))">
            <text:p/>
          </table:table-cell>
          <table:table-cell table:style-name="ce74" table:formula="of:=IF([.AG$7]=&quot;&quot;;&quot;&quot;;IF(OR((DATE(Année;mois;[.AG$7])=[.C52]);(DATE(Année;mois;[.AG$7])=[.C53]);(DATE(Année;mois;[.AG$7])=[.C56]));1;IF(WEEKDAY(DATE(Année;mois;[.AG$7]))=7;1;IF(WEEKDAY(DATE(Année;mois;[.AG$7]))=1;1;&quot;&quot;))))">
            <text:p/>
          </table:table-cell>
          <table:table-cell table:style-name="ce74" table:formula="of:=IF([.AH$7]=&quot;&quot;;&quot;&quot;;IF(OR((DATE(Année;mois;[.AH$7])=[.C52]);(DATE(Année;mois;[.AH$7])=[.C53]);(DATE(Année;mois;[.AH$7])=[.C56]));1;IF(WEEKDAY(DATE(Année;mois;[.AH$7]))=7;1;IF(WEEKDAY(DATE(Année;mois;[.AH$7]))=1;1;&quot;&quot;))))">
            <text:p/>
          </table:table-cell>
          <table:table-cell table:style-name="ce111" table:formula="of:=SUM([.D8:.AH8])" office:value-type="float" office:value="9" calcext:value-type="float">
            <text:p>9,00</text:p>
          </table:table-cell>
          <table:table-cell table:number-columns-repeated="222"/>
        </table:table-row>
        <table:table-row table:style-name="ro8">
          <table:table-cell table:style-name="ce7" table:number-columns-repeated="3"/>
          <table:table-cell table:style-name="ce55"/>
          <table:table-cell table:style-name="ce75" table:number-columns-repeated="3"/>
          <table:table-cell table:style-name="ce89"/>
          <table:table-cell table:style-name="ce75" table:number-columns-repeated="26"/>
          <table:table-cell table:style-name="ce112"/>
          <table:table-cell table:number-columns-repeated="222"/>
        </table:table-row>
        <table:table-row table:style-name="ro7">
          <table:table-cell table:style-name="ce22" office:value-type="string" calcext:value-type="string" table:number-columns-spanned="3" table:number-rows-spanned="1">
            <text:p>Missions clients</text:p>
          </table:table-cell>
          <table:covered-table-cell table:number-columns-repeated="2" table:style-name="ce22"/>
          <table:table-cell table:style-name="ce56"/>
          <table:table-cell table:style-name="ce76" table:number-columns-repeated="3"/>
          <table:table-cell table:style-name="ce90"/>
          <table:table-cell table:style-name="ce76" table:number-columns-repeated="26"/>
          <table:table-cell table:style-name="ce113"/>
          <table:table-cell table:number-columns-repeated="222"/>
        </table:table-row>
        <table:table-row table:style-name="ro7">
          <table:table-cell table:style-name="ce9" office:value-type="string" calcext:value-type="string">
            <text:p>Client</text:p>
          </table:table-cell>
          <table:table-cell table:style-name="ce144" office:value-type="string" calcext:value-type="string" table:number-columns-spanned="2" table:number-rows-spanned="1">
            <text:p>Intitulé de la mission</text:p>
          </table:table-cell>
          <table:covered-table-cell table:style-name="ce144"/>
          <table:table-cell table:style-name="ce57"/>
          <table:table-cell table:style-name="ce77" table:number-columns-repeated="3"/>
          <table:table-cell table:style-name="ce91"/>
          <table:table-cell table:style-name="ce77" table:number-columns-repeated="26"/>
          <table:table-cell table:style-name="ce114"/>
          <table:table-cell table:number-columns-repeated="222"/>
        </table:table-row>
        <table:table-row table:style-name="ro3">
          <table:table-cell table:style-name="ce10" office:value-type="string" calcext:value-type="string">
            <text:p>SFR</text:p>
          </table:table-cell>
          <table:table-cell table:style-name="ce32" office:value-type="string" calcext:value-type="string">
            <text:p>Dev VXML et Web</text:p>
          </table:table-cell>
          <table:table-cell table:style-name="ce149"/>
          <table:table-cell table:style-name="ce58" table:content-validation-name="val1"/>
          <table:table-cell table:number-columns-repeated="4" table:style-name="ce78" table:content-validation-name="val3" office:value-type="float" office:value="1" calcext:value-type="float">
            <text:p>1,00</text:p>
          </table:table-cell>
          <table:table-cell table:style-name="ce78" table:content-validation-name="val3" table:number-columns-repeated="2"/>
          <table:table-cell table:number-columns-repeated="5" table:style-name="ce78" table:content-validation-name="val3" office:value-type="float" office:value="1" calcext:value-type="float">
            <text:p>1,00</text:p>
          </table:table-cell>
          <table:table-cell table:style-name="ce78" table:content-validation-name="val3" table:number-columns-repeated="2"/>
          <table:table-cell table:number-columns-repeated="5" table:style-name="ce78" table:content-validation-name="val3" office:value-type="float" office:value="1" calcext:value-type="float">
            <text:p>1,00</text:p>
          </table:table-cell>
          <table:table-cell table:style-name="ce78" table:content-validation-name="val3" table:number-columns-repeated="2"/>
          <table:table-cell table:number-columns-repeated="5" table:style-name="ce78" table:content-validation-name="val3" office:value-type="float" office:value="1" calcext:value-type="float">
            <text:p>1,00</text:p>
          </table:table-cell>
          <table:table-cell table:style-name="ce78" table:content-validation-name="val3" table:number-columns-repeated="2"/>
          <table:table-cell table:number-columns-repeated="3" table:style-name="ce78" table:content-validation-name="val3" office:value-type="float" office:value="1" calcext:value-type="float">
            <text:p>1,00</text:p>
          </table:table-cell>
          <table:table-cell table:style-name="ce115" table:formula="of:=SUM([.D12:.AH12])" office:value-type="float" office:value="22" calcext:value-type="float">
            <text:p>22,00</text:p>
          </table:table-cell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0"/>
          <table:table-cell table:style-name="ce58" table:content-validation-name="val1" table:number-columns-repeated="31"/>
          <table:table-cell table:style-name="ce116" table:formula="of:=SUM([.D13:.AH13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0"/>
          <table:table-cell table:style-name="ce58" table:content-validation-name="val1" table:number-columns-repeated="31"/>
          <table:table-cell table:style-name="ce115" table:formula="of:=SUM([.D14:.AH14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1"/>
          <table:table-cell table:style-name="ce33"/>
          <table:table-cell table:style-name="ce150"/>
          <table:table-cell table:style-name="ce58" table:content-validation-name="val1" table:number-columns-repeated="31"/>
          <table:table-cell table:style-name="ce115" table:formula="of:=SUM([.D15:.AH15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2"/>
          <table:table-cell table:style-name="ce34"/>
          <table:table-cell table:style-name="ce151"/>
          <table:table-cell table:style-name="ce58" table:content-validation-name="val1" table:number-columns-repeated="31"/>
          <table:table-cell table:style-name="ce115" table:formula="of:=SUM([.D16:.AH16])" office:value-type="float" office:value="0" calcext:value-type="float">
            <text:p>0,00</text:p>
          </table:table-cell>
          <table:table-cell table:number-columns-repeated="222"/>
        </table:table-row>
        <table:table-row table:style-name="ro9">
          <table:table-cell table:style-name="ce7" table:number-columns-repeated="3"/>
          <table:table-cell table:style-name="ce59" table:content-validation-name="val2"/>
          <table:table-cell table:style-name="ce6" table:content-validation-name="val2" table:number-columns-repeated="3"/>
          <table:table-cell table:style-name="ce92" table:content-validation-name="val2"/>
          <table:table-cell table:style-name="ce6" table:content-validation-name="val2" table:number-columns-repeated="26"/>
          <table:table-cell table:style-name="ce112"/>
          <table:table-cell table:number-columns-repeated="222"/>
        </table:table-row>
        <table:table-row table:style-name="ro7">
          <table:table-cell table:style-name="ce28" office:value-type="string" calcext:value-type="string" table:number-columns-spanned="3" table:number-rows-spanned="1">
            <text:p>Missions internes</text:p>
          </table:table-cell>
          <table:covered-table-cell table:number-columns-repeated="2" table:style-name="ce28"/>
          <table:table-cell table:style-name="ce60" table:content-validation-name="val2"/>
          <table:table-cell table:style-name="ce79" table:content-validation-name="val2" table:number-columns-repeated="3"/>
          <table:table-cell table:style-name="ce93" table:content-validation-name="val2"/>
          <table:table-cell table:style-name="ce79" table:content-validation-name="val2" table:number-columns-repeated="26"/>
          <table:table-cell table:style-name="ce117"/>
          <table:table-cell table:number-columns-repeated="222"/>
        </table:table-row>
        <table:table-row table:style-name="ro7">
          <table:table-cell table:style-name="ce14" office:value-type="string" calcext:value-type="string">
            <text:p>Client</text:p>
          </table:table-cell>
          <table:table-cell table:style-name="ce148" office:value-type="string" calcext:value-type="string" table:number-columns-spanned="2" table:number-rows-spanned="1">
            <text:p>Intitulé de la mission</text:p>
          </table:table-cell>
          <table:covered-table-cell table:style-name="ce148"/>
          <table:table-cell table:style-name="ce61" table:content-validation-name="val2"/>
          <table:table-cell table:style-name="ce80" table:content-validation-name="val2" table:number-columns-repeated="3"/>
          <table:table-cell table:style-name="ce94" table:content-validation-name="val2"/>
          <table:table-cell table:style-name="ce80" table:content-validation-name="val2" table:number-columns-repeated="26"/>
          <table:table-cell table:style-name="ce118"/>
          <table:table-cell table:number-columns-repeated="222"/>
        </table:table-row>
        <table:table-row table:style-name="ro3">
          <table:table-cell table:style-name="ce15"/>
          <table:table-cell table:style-name="ce149" table:number-columns-spanned="2" table:number-rows-spanned="1"/>
          <table:covered-table-cell table:style-name="ce149"/>
          <table:table-cell table:style-name="ce58" table:content-validation-name="val1" table:number-columns-repeated="31"/>
          <table:table-cell table:style-name="ce115" table:formula="of:=SUM([.D20:.AH20])" office:value-type="float" office:value="0" calcext:value-type="float">
            <text:p>0,00</text:p>
          </table:table-cell>
          <table:table-cell table:number-columns-repeated="222"/>
          <table:table-cell table:style-name="ce122" table:number-columns-repeated="16127"/>
        </table:table-row>
        <table:table-row table:style-name="ro3">
          <table:table-cell table:style-name="ce15"/>
          <table:table-cell table:style-name="ce150" table:number-columns-spanned="2" table:number-rows-spanned="1"/>
          <table:covered-table-cell table:style-name="ce150"/>
          <table:table-cell table:style-name="ce58" table:content-validation-name="val1" table:number-columns-repeated="31"/>
          <table:table-cell table:style-name="ce116" table:formula="of:=SUM([.D21:.AH21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6"/>
          <table:table-cell table:style-name="ce151" table:number-columns-spanned="2" table:number-rows-spanned="1"/>
          <table:covered-table-cell table:style-name="ce151"/>
          <table:table-cell table:style-name="ce58" table:content-validation-name="val1" table:number-columns-repeated="31"/>
          <table:table-cell table:style-name="ce115" table:formula="of:=SUM([.D22:.AH22])" office:value-type="float" office:value="0" calcext:value-type="float">
            <text:p>0,00</text:p>
          </table:table-cell>
          <table:table-cell table:number-columns-repeated="222"/>
        </table:table-row>
        <table:table-row table:style-name="ro6">
          <table:table-cell table:style-name="ce7" table:number-columns-repeated="3"/>
          <table:table-cell table:style-name="ce59" table:content-validation-name="val2"/>
          <table:table-cell table:style-name="ce6" table:content-validation-name="val2" table:number-columns-repeated="3"/>
          <table:table-cell table:style-name="ce92" table:content-validation-name="val2"/>
          <table:table-cell table:style-name="ce6" table:content-validation-name="val2" table:number-columns-repeated="26"/>
          <table:table-cell table:style-name="ce112"/>
          <table:table-cell table:number-columns-repeated="222"/>
        </table:table-row>
        <table:table-row table:style-name="ro10">
          <table:table-cell table:style-name="ce28" office:value-type="string" calcext:value-type="string" table:number-columns-spanned="3" table:number-rows-spanned="1">
            <text:p>Actions commerciales</text:p>
          </table:table-cell>
          <table:covered-table-cell table:number-columns-repeated="2" table:style-name="ce28"/>
          <table:table-cell table:style-name="ce62" table:content-validation-name="val2"/>
          <table:table-cell table:style-name="ce81" table:content-validation-name="val2" table:number-columns-repeated="3"/>
          <table:table-cell table:style-name="ce95" table:content-validation-name="val2"/>
          <table:table-cell table:style-name="ce81" table:content-validation-name="val2" table:number-columns-repeated="26"/>
          <table:table-cell table:style-name="ce119"/>
          <table:table-cell table:number-columns-repeated="222"/>
        </table:table-row>
        <table:table-row table:style-name="ro10">
          <table:table-cell table:style-name="ce36" office:value-type="string" calcext:value-type="string" table:number-columns-spanned="3" table:number-rows-spanned="1">
            <text:p>Activité Commerciale</text:p>
          </table:table-cell>
          <table:covered-table-cell table:number-columns-repeated="2" table:style-name="ce36"/>
          <table:table-cell table:style-name="ce58" table:content-validation-name="val1" table:number-columns-repeated="31"/>
          <table:table-cell table:style-name="ce115" table:formula="of:=SUM([.D25:.AH25])" office:value-type="float" office:value="0" calcext:value-type="float">
            <text:p>0,00</text:p>
          </table:table-cell>
          <table:table-cell table:number-columns-repeated="222"/>
        </table:table-row>
        <table:table-row table:style-name="ro11">
          <table:table-cell table:style-name="ce18"/>
          <table:table-cell table:style-name="ce39" table:number-columns-repeated="2"/>
          <table:table-cell table:style-name="ce63" table:content-validation-name="val2" table:number-columns-repeated="31"/>
          <table:table-cell table:style-name="ce120"/>
          <table:table-cell table:number-columns-repeated="222"/>
        </table:table-row>
        <table:table-row table:style-name="ro7">
          <table:table-cell table:style-name="ce28" office:value-type="string" calcext:value-type="string" table:number-columns-spanned="3" table:number-rows-spanned="1">
            <text:p>EISI CONSULTING</text:p>
          </table:table-cell>
          <table:covered-table-cell table:number-columns-repeated="2" table:style-name="ce28"/>
          <table:table-cell table:style-name="ce62" table:content-validation-name="val2"/>
          <table:table-cell table:style-name="ce81" table:content-validation-name="val2" table:number-columns-repeated="3"/>
          <table:table-cell table:style-name="ce95" table:content-validation-name="val2"/>
          <table:table-cell table:style-name="ce81" table:content-validation-name="val2" table:number-columns-repeated="26"/>
          <table:table-cell table:style-name="ce119"/>
          <table:table-cell table:number-columns-repeated="222"/>
        </table:table-row>
        <table:table-row table:style-name="ro7">
          <table:table-cell table:style-name="ce38" office:value-type="string" calcext:value-type="string" table:number-columns-spanned="3" table:number-rows-spanned="1">
            <text:p>Activité fonctionnelle</text:p>
          </table:table-cell>
          <table:covered-table-cell table:number-columns-repeated="2" table:style-name="ce38"/>
          <table:table-cell table:style-name="ce58" table:content-validation-name="val1" table:number-columns-repeated="31"/>
          <table:table-cell table:style-name="ce115" table:formula="of:=SUM([.D28:.AH28])" office:value-type="float" office:value="0" calcext:value-type="float">
            <text:p>0,00</text:p>
          </table:table-cell>
          <table:table-cell table:number-columns-repeated="222"/>
        </table:table-row>
        <table:table-row table:style-name="ro7">
          <table:table-cell table:style-name="ce20" office:value-type="string" calcext:value-type="string">
            <text:p>Veille technologique</text:p>
          </table:table-cell>
          <table:table-cell table:style-name="ce40"/>
          <table:table-cell table:style-name="ce44"/>
          <table:table-cell table:style-name="ce58" table:content-validation-name="val1" table:number-columns-repeated="31"/>
          <table:table-cell table:style-name="ce116" table:formula="of:=SUM([.D29:.AH29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4" office:value-type="string" calcext:value-type="string" table:number-columns-spanned="3" table:number-rows-spanned="1">
            <text:p>Intercontrat</text:p>
          </table:table-cell>
          <table:covered-table-cell table:number-columns-repeated="2" table:style-name="ce84"/>
          <table:table-cell table:style-name="ce58" table:content-validation-name="val1"/>
          <table:table-cell table:style-name="ce82" table:number-columns-repeated="30"/>
          <table:table-cell table:style-name="ce115" table:formula="of:=SUM([.D30:.AH30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6" office:value-type="string" calcext:value-type="string" table:number-columns-spanned="3" table:number-rows-spanned="1">
            <text:p>Formation (A préciser)</text:p>
          </table:table-cell>
          <table:covered-table-cell table:number-columns-repeated="2" table:style-name="ce86"/>
          <table:table-cell table:style-name="ce58" table:content-validation-name="val1" table:number-columns-repeated="31"/>
          <table:table-cell table:style-name="ce115" table:formula="of:=SUM([.D31:.AH31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6" office:value-type="string" calcext:value-type="string" table:number-columns-spanned="3" table:number-rows-spanned="1">
            <text:p>Congés payés</text:p>
          </table:table-cell>
          <table:covered-table-cell table:number-columns-repeated="2" table:style-name="ce86"/>
          <table:table-cell table:style-name="ce58" table:content-validation-name="val1" table:number-columns-repeated="31"/>
          <table:table-cell table:style-name="ce115" table:formula="of:=SUM([.D32:.AH32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6" office:value-type="string" calcext:value-type="string" table:number-columns-spanned="3" table:number-rows-spanned="1">
            <text:p>Congés sans solde</text:p>
          </table:table-cell>
          <table:covered-table-cell table:number-columns-repeated="2" table:style-name="ce86"/>
          <table:table-cell table:style-name="ce58" table:content-validation-name="val1" table:number-columns-repeated="31"/>
          <table:table-cell table:style-name="ce115" table:formula="of:=SUM([.D33:.AH33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23" office:value-type="string" calcext:value-type="string">
            <text:p><text:s/>Congés exceptionnels:Locaux du client fermés (RTT)</text:p>
          </table:table-cell>
          <table:table-cell table:style-name="ce41"/>
          <table:table-cell table:style-name="ce45"/>
          <table:table-cell table:style-name="ce58" table:content-validation-name="val1" table:number-columns-repeated="31"/>
          <table:table-cell table:style-name="ce115" table:formula="of:=SUM([.D34:.AH34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23" office:value-type="string" calcext:value-type="string">
            <text:p>RECUPERATION 35 HEURES (RTT)</text:p>
          </table:table-cell>
          <table:table-cell table:style-name="ce41"/>
          <table:table-cell table:style-name="ce45"/>
          <table:table-cell table:style-name="ce58" table:content-validation-name="val1" table:number-columns-repeated="31"/>
          <table:table-cell table:style-name="ce115" table:formula="of:=SUM([.D35:.AH35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97" office:value-type="string" calcext:value-type="string" table:number-columns-spanned="3" table:number-rows-spanned="1">
            <text:p>Maladie</text:p>
          </table:table-cell>
          <table:covered-table-cell table:number-columns-repeated="2" table:style-name="ce97"/>
          <table:table-cell table:style-name="ce58" table:content-validation-name="val1" table:number-columns-repeated="31"/>
          <table:table-cell table:style-name="ce115" table:formula="of:=SUM([.D36:.AH36])" office:value-type="float" office:value="0" calcext:value-type="float">
            <text:p>0,00</text:p>
          </table:table-cell>
          <table:table-cell table:number-columns-repeated="222"/>
        </table:table-row>
        <table:table-row table:style-name="ro12">
          <table:table-cell table:style-name="ce6"/>
          <table:table-cell table:style-name="ce7" table:number-columns-repeated="2"/>
          <table:table-cell table:style-name="ce64"/>
          <table:table-cell table:style-name="ce7" table:number-columns-repeated="3"/>
          <table:table-cell table:style-name="ce87"/>
          <table:table-cell table:style-name="ce7" table:number-columns-repeated="26"/>
          <table:table-cell table:style-name="ce121"/>
          <table:table-cell table:number-columns-repeated="222"/>
        </table:table-row>
        <table:table-row table:style-name="ro3">
          <table:table-cell table:style-name="ce100" office:value-type="string" calcext:value-type="string" table:number-columns-spanned="3" table:number-rows-spanned="1">
            <text:p>Total</text:p>
          </table:table-cell>
          <table:covered-table-cell table:number-columns-repeated="2" table:style-name="ce100"/>
          <table:table-cell table:style-name="ce65" table:formula="of:=IF(IF([.D$8]=&quot;&quot;;0;[.D$8])+SUM([.D$12:.D$16])+SUM([.D$20:.D$22])+SUM([.D$28:.D$36])+[.D$25]&gt;0;IF([.D$8]=&quot;&quot;;0;[.D$8])+SUM([.D$12:.D$16])+SUM([.D$20:.D$22])+SUM([.D$28:.D$36])+[.D$25];&quot;&quot;)" office:value-type="float" office:value="1" calcext:value-type="float">
            <text:p>1,00</text:p>
          </table:table-cell>
          <table:table-cell table:style-name="ce83" table:formula="of:=IF(IF([.E$8]=&quot;&quot;;0;[.E$8])+SUM([.E$12:.E$16])+SUM([.E$20:.E$22])+SUM([.E$28:.E$36])+[.E$25]&gt;0;IF([.E$8]=&quot;&quot;;0;[.E$8])+SUM([.E$12:.E$16])+SUM([.E$20:.E$22])+SUM([.E$28:.E$36])+[.E$25];&quot;&quot;)" office:value-type="float" office:value="1" calcext:value-type="float">
            <text:p>1,00</text:p>
          </table:table-cell>
          <table:table-cell table:style-name="ce83" table:formula="of:=IF(IF([.F$8]=&quot;&quot;;0;[.F$8])+SUM([.F$12:.F$16])+SUM([.F$20:.F$22])+SUM([.F$28:.F$36])+[.F$25]&gt;0;IF([.F$8]=&quot;&quot;;0;[.F$8])+SUM([.F$12:.F$16])+SUM([.F$20:.F$22])+SUM([.F$28:.F$36])+[.F$25];&quot;&quot;)" office:value-type="float" office:value="1" calcext:value-type="float">
            <text:p>1,00</text:p>
          </table:table-cell>
          <table:table-cell table:style-name="ce83" table:formula="of:=IF(IF([.G$8]=&quot;&quot;;0;[.G$8])+SUM([.G$12:.G$16])+SUM([.G$20:.G$22])+SUM([.G$28:.G$36])+[.G$25]&gt;0;IF([.G$8]=&quot;&quot;;0;[.G$8])+SUM([.G$12:.G$16])+SUM([.G$20:.G$22])+SUM([.G$28:.G$36])+[.G$25];&quot;&quot;)" office:value-type="float" office:value="1" calcext:value-type="float">
            <text:p>1,00</text:p>
          </table:table-cell>
          <table:table-cell table:style-name="ce83" table:formula="of:=IF(IF([.H$8]=&quot;&quot;;0;[.H$8])+SUM([.H$12:.H$16])+SUM([.H$20:.H$22])+SUM([.H$28:.H$36])+[.H$25]&gt;0;IF([.H$8]=&quot;&quot;;0;[.H$8])+SUM([.H$12:.H$16])+SUM([.H$20:.H$22])+SUM([.H$28:.H$36])+[.H$25];&quot;&quot;)" office:value-type="float" office:value="1" calcext:value-type="float">
            <text:p>1,00</text:p>
          </table:table-cell>
          <table:table-cell table:style-name="ce83" table:formula="of:=IF(IF([.I$8]=&quot;&quot;;0;[.I$8])+SUM([.I$12:.I$16])+SUM([.I$20:.I$22])+SUM([.I$28:.I$36])+[.I$25]&gt;0;IF([.I$8]=&quot;&quot;;0;[.I$8])+SUM([.I$12:.I$16])+SUM([.I$20:.I$22])+SUM([.I$28:.I$36])+[.I$25];&quot;&quot;)" office:value-type="float" office:value="1" calcext:value-type="float">
            <text:p>1,00</text:p>
          </table:table-cell>
          <table:table-cell table:style-name="ce83" table:formula="of:=IF(IF([.J$8]=&quot;&quot;;0;[.J$8])+SUM([.J$12:.J$16])+SUM([.J$20:.J$22])+SUM([.J$28:.J$36])+[.J$25]&gt;0;IF([.J$8]=&quot;&quot;;0;[.J$8])+SUM([.J$12:.J$16])+SUM([.J$20:.J$22])+SUM([.J$28:.J$36])+[.J$25];&quot;&quot;)" office:value-type="float" office:value="1" calcext:value-type="float">
            <text:p>1,00</text:p>
          </table:table-cell>
          <table:table-cell table:style-name="ce83" table:formula="of:=IF(IF([.K$8]=&quot;&quot;;0;[.K$8])+SUM([.K$12:.K$16])+SUM([.K$20:.K$22])+SUM([.K$28:.K$36])+[.K$25]&gt;0;IF([.K$8]=&quot;&quot;;0;[.K$8])+SUM([.K$12:.K$16])+SUM([.K$20:.K$22])+SUM([.K$28:.K$36])+[.K$25];&quot;&quot;)" office:value-type="float" office:value="1" calcext:value-type="float">
            <text:p>1,00</text:p>
          </table:table-cell>
          <table:table-cell table:style-name="ce83" table:formula="of:=IF(IF([.L$8]=&quot;&quot;;0;[.L$8])+SUM([.L$12:.L$16])+SUM([.L$20:.L$22])+SUM([.L$28:.L$36])+[.L$25]&gt;0;IF([.L$8]=&quot;&quot;;0;[.L$8])+SUM([.L$12:.L$16])+SUM([.L$20:.L$22])+SUM([.L$28:.L$36])+[.L$25];&quot;&quot;)" office:value-type="float" office:value="1" calcext:value-type="float">
            <text:p>1,00</text:p>
          </table:table-cell>
          <table:table-cell table:style-name="ce83" table:formula="of:=IF(IF([.M$8]=&quot;&quot;;0;[.M$8])+SUM([.M$12:.M$16])+SUM([.M$20:.M$22])+SUM([.M$28:.M$36])+[.M$25]&gt;0;IF([.M$8]=&quot;&quot;;0;[.M$8])+SUM([.M$12:.M$16])+SUM([.M$20:.M$22])+SUM([.M$28:.M$36])+[.M$25];&quot;&quot;)" office:value-type="float" office:value="1" calcext:value-type="float">
            <text:p>1,00</text:p>
          </table:table-cell>
          <table:table-cell table:style-name="ce83" table:formula="of:=IF(IF([.N$8]=&quot;&quot;;0;[.N$8])+SUM([.N$12:.N$16])+SUM([.N$20:.N$22])+SUM([.N$28:.N$36])+[.N$25]&gt;0;IF([.N$8]=&quot;&quot;;0;[.N$8])+SUM([.N$12:.N$16])+SUM([.N$20:.N$22])+SUM([.N$28:.N$36])+[.N$25];&quot;&quot;)" office:value-type="float" office:value="1" calcext:value-type="float">
            <text:p>1,00</text:p>
          </table:table-cell>
          <table:table-cell table:style-name="ce83" table:formula="of:=IF(IF([.O$8]=&quot;&quot;;0;[.O$8])+SUM([.O$12:.O$16])+SUM([.O$20:.O$22])+SUM([.O$28:.O$36])+[.O$25]&gt;0;IF([.O$8]=&quot;&quot;;0;[.O$8])+SUM([.O$12:.O$16])+SUM([.O$20:.O$22])+SUM([.O$28:.O$36])+[.O$25];&quot;&quot;)" office:value-type="float" office:value="1" calcext:value-type="float">
            <text:p>1,00</text:p>
          </table:table-cell>
          <table:table-cell table:style-name="ce83" table:formula="of:=IF(IF([.P$8]=&quot;&quot;;0;[.P$8])+SUM([.P$12:.P$16])+SUM([.P$20:.P$22])+SUM([.P$28:.P$36])+[.P$25]&gt;0;IF([.P$8]=&quot;&quot;;0;[.P$8])+SUM([.P$12:.P$16])+SUM([.P$20:.P$22])+SUM([.P$28:.P$36])+[.P$25];&quot;&quot;)" office:value-type="float" office:value="1" calcext:value-type="float">
            <text:p>1,00</text:p>
          </table:table-cell>
          <table:table-cell table:style-name="ce83" table:formula="of:=IF(IF([.Q$8]=&quot;&quot;;0;[.Q$8])+SUM([.Q$12:.Q$16])+SUM([.Q$20:.Q$22])+SUM([.Q$28:.Q$36])+[.Q$25]&gt;0;IF([.Q$8]=&quot;&quot;;0;[.Q$8])+SUM([.Q$12:.Q$16])+SUM([.Q$20:.Q$22])+SUM([.Q$28:.Q$36])+[.Q$25];&quot;&quot;)" office:value-type="float" office:value="1" calcext:value-type="float">
            <text:p>1,00</text:p>
          </table:table-cell>
          <table:table-cell table:style-name="ce83" table:formula="of:=IF(IF([.R$8]=&quot;&quot;;0;[.R$8])+SUM([.R$12:.R$16])+SUM([.R$20:.R$22])+SUM([.R$28:.R$36])+[.R$25]&gt;0;IF([.R$8]=&quot;&quot;;0;[.R$8])+SUM([.R$12:.R$16])+SUM([.R$20:.R$22])+SUM([.R$28:.R$36])+[.R$25];&quot;&quot;)" office:value-type="float" office:value="1" calcext:value-type="float">
            <text:p>1,00</text:p>
          </table:table-cell>
          <table:table-cell table:style-name="ce83" table:formula="of:=IF(IF([.S$8]=&quot;&quot;;0;[.S$8])+SUM([.S$12:.S$16])+SUM([.S$20:.S$22])+SUM([.S$28:.S$36])+[.S$25]&gt;0;IF([.S$8]=&quot;&quot;;0;[.S$8])+SUM([.S$12:.S$16])+SUM([.S$20:.S$22])+SUM([.S$28:.S$36])+[.S$25];&quot;&quot;)" office:value-type="float" office:value="1" calcext:value-type="float">
            <text:p>1,00</text:p>
          </table:table-cell>
          <table:table-cell table:style-name="ce83" table:formula="of:=IF(IF([.T$8]=&quot;&quot;;0;[.T$8])+SUM([.T$12:.T$16])+SUM([.T$20:.T$22])+SUM([.T$28:.T$36])+[.T$25]&gt;0;IF([.T$8]=&quot;&quot;;0;[.T$8])+SUM([.T$12:.T$16])+SUM([.T$20:.T$22])+SUM([.T$28:.T$36])+[.T$25];&quot;&quot;)" office:value-type="float" office:value="1" calcext:value-type="float">
            <text:p>1,00</text:p>
          </table:table-cell>
          <table:table-cell table:style-name="ce83" table:formula="of:=IF(IF([.U$8]=&quot;&quot;;0;[.U$8])+SUM([.U$12:.U$16])+SUM([.U$20:.U$22])+SUM([.U$28:.U$36])+[.U$25]&gt;0;IF([.U$8]=&quot;&quot;;0;[.U$8])+SUM([.U$12:.U$16])+SUM([.U$20:.U$22])+SUM([.U$28:.U$36])+[.U$25];&quot;&quot;)" office:value-type="float" office:value="1" calcext:value-type="float">
            <text:p>1,00</text:p>
          </table:table-cell>
          <table:table-cell table:style-name="ce83" table:formula="of:=IF(IF([.V$8]=&quot;&quot;;0;[.V$8])+SUM([.V$12:.V$16])+SUM([.V$20:.V$22])+SUM([.V$28:.V$36])+[.V$25]&gt;0;IF([.V$8]=&quot;&quot;;0;[.V$8])+SUM([.V$12:.V$16])+SUM([.V$20:.V$22])+SUM([.V$28:.V$36])+[.V$25];&quot;&quot;)" office:value-type="float" office:value="1" calcext:value-type="float">
            <text:p>1,00</text:p>
          </table:table-cell>
          <table:table-cell table:style-name="ce83" table:formula="of:=IF(IF([.W$8]=&quot;&quot;;0;[.W$8])+SUM([.W$12:.W$16])+SUM([.W$20:.W$22])+SUM([.W$28:.W$36])+[.W$25]&gt;0;IF([.W$8]=&quot;&quot;;0;[.W$8])+SUM([.W$12:.W$16])+SUM([.W$20:.W$22])+SUM([.W$28:.W$36])+[.W$25];&quot;&quot;)" office:value-type="float" office:value="1" calcext:value-type="float">
            <text:p>1,00</text:p>
          </table:table-cell>
          <table:table-cell table:style-name="ce83" table:formula="of:=IF(IF([.X$8]=&quot;&quot;;0;[.X$8])+SUM([.X$12:.X$16])+SUM([.X$20:.X$22])+SUM([.X$28:.X$36])+[.X$25]&gt;0;IF([.X$8]=&quot;&quot;;0;[.X$8])+SUM([.X$12:.X$16])+SUM([.X$20:.X$22])+SUM([.X$28:.X$36])+[.X$25];&quot;&quot;)" office:value-type="float" office:value="1" calcext:value-type="float">
            <text:p>1,00</text:p>
          </table:table-cell>
          <table:table-cell table:style-name="ce83" table:formula="of:=IF(IF([.Y$8]=&quot;&quot;;0;[.Y$8])+SUM([.Y$12:.Y$16])+SUM([.Y$20:.Y$22])+SUM([.Y$28:.Y$36])+[.Y$25]&gt;0;IF([.Y$8]=&quot;&quot;;0;[.Y$8])+SUM([.Y$12:.Y$16])+SUM([.Y$20:.Y$22])+SUM([.Y$28:.Y$36])+[.Y$25];&quot;&quot;)" office:value-type="float" office:value="1" calcext:value-type="float">
            <text:p>1,00</text:p>
          </table:table-cell>
          <table:table-cell table:style-name="ce83" table:formula="of:=IF(IF([.Z$8]=&quot;&quot;;0;[.Z$8])+SUM([.Z$12:.Z$16])+SUM([.Z$20:.Z$22])+SUM([.Z$28:.Z$36])+[.Z$25]&gt;0;IF([.Z$8]=&quot;&quot;;0;[.Z$8])+SUM([.Z$12:.Z$16])+SUM([.Z$20:.Z$22])+SUM([.Z$28:.Z$36])+[.Z$25];&quot;&quot;)" office:value-type="float" office:value="1" calcext:value-type="float">
            <text:p>1,00</text:p>
          </table:table-cell>
          <table:table-cell table:style-name="ce83" table:formula="of:=IF(IF([.AA$8]=&quot;&quot;;0;[.AA$8])+SUM([.AA$12:.AA$16])+SUM([.AA$20:.AA$22])+SUM([.AA$28:.AA$36])+[.AA$25]&gt;0;IF([.AA$8]=&quot;&quot;;0;[.AA$8])+SUM([.AA$12:.AA$16])+SUM([.AA$20:.AA$22])+SUM([.AA$28:.AA$36])+[.AA$25];&quot;&quot;)" office:value-type="float" office:value="1" calcext:value-type="float">
            <text:p>1,00</text:p>
          </table:table-cell>
          <table:table-cell table:style-name="ce83" table:formula="of:=IF(IF([.AB$8]=&quot;&quot;;0;[.AB$8])+SUM([.AB$12:.AB$16])+SUM([.AB$20:.AB$22])+SUM([.AB$28:.AB$36])+[.AB$25]&gt;0;IF([.AB$8]=&quot;&quot;;0;[.AB$8])+SUM([.AB$12:.AB$16])+SUM([.AB$20:.AB$22])+SUM([.AB$28:.AB$36])+[.AB$25];&quot;&quot;)" office:value-type="float" office:value="1" calcext:value-type="float">
            <text:p>1,00</text:p>
          </table:table-cell>
          <table:table-cell table:style-name="ce83" table:formula="of:=IF(IF([.AC$8]=&quot;&quot;;0;[.AC$8])+SUM([.AC$12:.AC$16])+SUM([.AC$20:.AC$22])+SUM([.AC$28:.AC$36])+[.AC$25]&gt;0;IF([.AC$8]=&quot;&quot;;0;[.AC$8])+SUM([.AC$12:.AC$16])+SUM([.AC$20:.AC$22])+SUM([.AC$28:.AC$36])+[.AC$25];&quot;&quot;)" office:value-type="float" office:value="1" calcext:value-type="float">
            <text:p>1,00</text:p>
          </table:table-cell>
          <table:table-cell table:style-name="ce83" table:formula="of:=IF(IF([.AD$8]=&quot;&quot;;0;[.AD$8])+SUM([.AD$12:.AD$16])+SUM([.AD$20:.AD$22])+SUM([.AD$28:.AD$36])+[.AD$25]&gt;0;IF([.AD$8]=&quot;&quot;;0;[.AD$8])+SUM([.AD$12:.AD$16])+SUM([.AD$20:.AD$22])+SUM([.AD$28:.AD$36])+[.AD$25];&quot;&quot;)" office:value-type="float" office:value="1" calcext:value-type="float">
            <text:p>1,00</text:p>
          </table:table-cell>
          <table:table-cell table:style-name="ce83" table:formula="of:=IF(IF([.AE$8]=&quot;&quot;;0;[.AE$8])+SUM([.AE$12:.AE$16])+SUM([.AE$20:.AE$22])+SUM([.AE$28:.AE$36])+[.AE$25]&gt;0;IF([.AE$8]=&quot;&quot;;0;[.AE$8])+SUM([.AE$12:.AE$16])+SUM([.AE$20:.AE$22])+SUM([.AE$28:.AE$36])+[.AE$25];&quot;&quot;)" office:value-type="float" office:value="1" calcext:value-type="float">
            <text:p>1,00</text:p>
          </table:table-cell>
          <table:table-cell table:style-name="ce83" table:formula="of:=IF(IF([.AF$8]=&quot;&quot;;0;[.AF$8])+SUM([.AF$12:.AF$16])+SUM([.AF$20:.AF$22])+SUM([.AF$28:.AF$36])+[.AF$25]&gt;0;IF([.AF$8]=&quot;&quot;;0;[.AF$8])+SUM([.AF$12:.AF$16])+SUM([.AF$20:.AF$22])+SUM([.AF$28:.AF$36])+[.AF$25];&quot;&quot;)" office:value-type="float" office:value="1" calcext:value-type="float">
            <text:p>1,00</text:p>
          </table:table-cell>
          <table:table-cell table:style-name="ce83" table:formula="of:=IF(IF([.AG$8]=&quot;&quot;;0;[.AG$8])+SUM([.AG$12:.AG$16])+SUM([.AG$20:.AG$22])+SUM([.AG$28:.AG$36])+[.AG$25]&gt;0;IF([.AG$8]=&quot;&quot;;0;[.AG$8])+SUM([.AG$12:.AG$16])+SUM([.AG$20:.AG$22])+SUM([.AG$28:.AG$36])+[.AG$25];&quot;&quot;)" office:value-type="float" office:value="1" calcext:value-type="float">
            <text:p>1,00</text:p>
          </table:table-cell>
          <table:table-cell table:style-name="ce83" table:formula="of:=IF(IF([.AH$8]=&quot;&quot;;0;[.AH$8])+SUM([.AH$12:.AH$16])+SUM([.AH$20:.AH$22])+SUM([.AH$28:.AH$36])+[.AH$25]&gt;0;IF([.AH$8]=&quot;&quot;;0;[.AH$8])+SUM([.AH$12:.AH$16])+SUM([.AH$20:.AH$22])+SUM([.AH$28:.AH$36])+[.AH$25];&quot;&quot;)" office:value-type="float" office:value="1" calcext:value-type="float">
            <text:p>1,00</text:p>
          </table:table-cell>
          <table:table-cell table:style-name="ce115" table:formula="of:=SUM([.D38:.AH38])" office:value-type="float" office:value="31" calcext:value-type="float">
            <text:p>31,00</text:p>
          </table:table-cell>
          <table:table-cell table:style-name="ce122" table:number-columns-repeated="222"/>
        </table:table-row>
        <table:table-row table:style-name="ro3">
          <table:table-cell table:number-columns-repeated="3"/>
          <table:table-cell table:style-name="ce129"/>
          <table:table-cell table:number-columns-repeated="253"/>
        </table:table-row>
        <table:table-row table:style-name="ro10">
          <table:table-cell table:number-columns-repeated="3"/>
          <table:table-cell table:style-name="ce66" table:number-columns-repeated="5"/>
          <table:table-cell table:style-name="ce209" office:value-type="string" calcext:value-type="string" table:number-columns-spanned="20" table:number-rows-spanned="1">
            <text:p>SIGNATURE</text:p>
          </table:table-cell>
          <table:covered-table-cell table:number-columns-repeated="19" table:style-name="ce209"/>
          <table:table-cell/>
          <table:table-cell table:style-name="ce108"/>
          <table:table-cell table:number-columns-repeated="227"/>
        </table:table-row>
        <table:table-row table:style-name="ro13">
          <table:table-cell table:number-columns-repeated="3"/>
          <table:table-cell table:style-name="ce67" table:number-columns-repeated="5"/>
          <table:table-cell table:style-name="ce210" office:value-type="string" calcext:value-type="string" table:number-columns-spanned="20" table:number-rows-spanned="1">
            <text:p>Collaborateur</text:p>
          </table:table-cell>
          <table:covered-table-cell table:number-columns-repeated="19" table:style-name="ce210"/>
          <table:table-cell table:number-columns-repeated="229"/>
        </table:table-row>
        <table:table-row table:style-name="ro3" table:number-rows-repeated="2">
          <table:table-cell table:number-columns-repeated="257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7"/>
          <table:table-cell table:number-columns-repeated="254"/>
        </table:table-row>
        <table:table-row table:style-name="ro3" table:visibility="collapse">
          <table:table-cell table:style-name="ce135" office:value-type="string" calcext:value-type="string" table:number-columns-spanned="6" table:number-rows-spanned="1">
            <text:p>(En gras : A renseigner chaque année)</text:p>
          </table:table-cell>
          <table:covered-table-cell table:number-columns-repeated="5" table:style-name="ce135"/>
          <table:table-cell table:style-name="ce129" table:number-columns-spanned="3" table:number-rows-spanned="1"/>
          <table:covered-table-cell table:number-columns-repeated="2" table:style-name="ce129"/>
          <table:table-cell table:style-name="ce129" table:number-columns-spanned="3" table:number-rows-spanned="1"/>
          <table:covered-table-cell table:number-columns-repeated="2" table:style-name="ce129"/>
          <table:table-cell table:number-columns-repeated="245"/>
        </table:table-row>
        <table:table-row table:style-name="ro3" table:visibility="collapse">
          <table:table-cell table:style-name="ce136" office:value-type="string" calcext:value-type="string" table:number-columns-spanned="2" table:number-rows-spanned="1">
            <text:p>lundi Pâques</text:p>
          </table:table-cell>
          <table:covered-table-cell table:style-name="ce136"/>
          <table:table-cell table:style-name="ce48" office:value-type="date" office:date-value="2006-04-17" calcext:value-type="date">
            <text:p>17-avr.-06</text:p>
          </table:table-cell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number-columns-repeated="245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Ascencion</text:p>
          </table:table-cell>
          <table:covered-table-cell table:style-name="ce135"/>
          <table:table-cell table:style-name="ce48" table:formula="of:=[.C52]+38" office:value-type="date" office:date-value="2006-05-25" calcext:value-type="date">
            <text:p>25-mai-06</text:p>
          </table:table-cell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number-columns-repeated="245"/>
        </table:table-row>
        <table:table-row table:style-name="ro3" table:visibility="collapse">
          <table:table-cell office:value-type="string" calcext:value-type="string">
            <text:p>Fête Travail</text:p>
          </table:table-cell>
          <table:table-cell/>
          <table:table-cell table:style-name="ce48" office:value-type="date" office:date-value="2006-05-01" calcext:value-type="date">
            <text:p>1-mai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office:value-type="string" calcext:value-type="string">
            <text:p>Victoire</text:p>
          </table:table-cell>
          <table:table-cell/>
          <table:table-cell table:style-name="ce48" office:value-type="date" office:date-value="2006-05-08" calcext:value-type="date">
            <text:p>8-mai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lundi Pentecôte</text:p>
          </table:table-cell>
          <table:covered-table-cell table:style-name="ce135"/>
          <table:table-cell table:style-name="ce48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number-columns-repeated="245"/>
        </table:table-row>
        <table:table-row table:style-name="ro3" table:visibility="collapse">
          <table:table-cell office:value-type="string" calcext:value-type="string">
            <text:p>Fête Nationale</text:p>
          </table:table-cell>
          <table:table-cell/>
          <table:table-cell table:style-name="ce48" office:value-type="date" office:date-value="2006-07-14" calcext:value-type="date">
            <text:p>14-juil.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Assomption</text:p>
          </table:table-cell>
          <table:covered-table-cell table:style-name="ce129"/>
          <table:table-cell table:style-name="ce48" office:value-type="date" office:date-value="2006-08-15" calcext:value-type="date">
            <text:p>15-août-06</text:p>
          </table:table-cell>
          <table:table-cell table:number-columns-repeated="254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Toussaint</text:p>
          </table:table-cell>
          <table:covered-table-cell table:style-name="ce129"/>
          <table:table-cell table:style-name="ce48" office:value-type="date" office:date-value="2006-11-01" calcext:value-type="date">
            <text:p>1-nov.-06</text:p>
          </table:table-cell>
          <table:table-cell table:number-columns-repeated="254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Armistice</text:p>
          </table:table-cell>
          <table:covered-table-cell table:style-name="ce129"/>
          <table:table-cell table:style-name="ce48" office:value-type="date" office:date-value="2006-11-11" calcext:value-type="date">
            <text:p>11-nov.-06</text:p>
          </table:table-cell>
          <table:table-cell table:number-columns-repeated="254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Noël</text:p>
          </table:table-cell>
          <table:covered-table-cell table:style-name="ce129"/>
          <table:table-cell table:style-name="ce48" office:value-type="date" office:date-value="2006-12-25" calcext:value-type="date">
            <text:p>25-déc.-06</text:p>
          </table:table-cell>
          <table:table-cell table:number-columns-repeated="254"/>
        </table:table-row>
        <table:table-row table:style-name="ro3">
          <table:table-cell table:number-columns-repeated="2"/>
          <table:table-cell table:style-name="ce48"/>
          <table:table-cell table:number-columns-repeated="254"/>
        </table:table-row>
        <table:table-row table:style-name="ro3" table:number-rows-repeated="1048513">
          <table:table-cell table:number-columns-repeated="257"/>
        </table:table-row>
        <table:table-row table:style-name="ro3">
          <table:table-cell table:number-columns-repeated="257"/>
        </table:table-row>
        <table:named-expressions>
          <table:named-range table:name="Année" table:base-cell-address="$'janvier 2024'.$A$1" table:cell-range-address="$'janvier 2024'.$Z$3"/>
          <table:named-range table:name="fériés" table:base-cell-address="$'janvier 2024'.$A$1" table:cell-range-address="$'janvier 2024'.$C$52:.$C$61"/>
          <table:named-range table:name="mois" table:base-cell-address="$'janvier 2024'.$A$1" table:cell-range-address="$'janvier 2024'.$X$3"/>
          <table:named-range table:name="_xlnm.Print_Area" table:base-cell-address="$'janvier 2024'.$A$1" table:cell-range-address="$'janvier 2024'.$A$1:.$AI$41" table:range-usable-as="print-range"/>
          <table:named-range table:name="_xlnm_Print_Area" table:base-cell-address="$'janvier 2024'.$A$1" table:cell-range-address="$'janvier 2024'.$A$1:.$AI$41"/>
        </table:named-expressions>
        <calcext:conditional-formats>
          <calcext:conditional-format calcext:target-range-address="'janvier 2024'.Z3:'janvier 2024'.AA3">
            <calcext:condition calcext:apply-style-name="ConditionalStyle_1" calcext:value="between([.$A$65],[.$A$66])" calcext:base-cell-address="'janvier 2024'.Z3"/>
          </calcext:conditional-format>
        </calcext:conditional-formats>
      </table:table>
      <table:table table:name="fevrier 2024" table:style-name="ta3" table:print-ranges="'fevrier 2024'.A1:'fevrier 2024'.AI41">
        <table:table-column table:style-name="co12" table:default-cell-style-name="ce101"/>
        <table:table-column table:style-name="co13" table:default-cell-style-name="ce101"/>
        <table:table-column table:style-name="co14" table:default-cell-style-name="ce101"/>
        <table:table-column table:style-name="co15" table:number-columns-repeated="4" table:default-cell-style-name="ce101"/>
        <table:table-column table:style-name="co15" table:default-cell-style-name="ce88"/>
        <table:table-column table:style-name="co15" table:number-columns-repeated="3" table:default-cell-style-name="ce101"/>
        <table:table-column table:style-name="co18" table:default-cell-style-name="ce101"/>
        <table:table-column table:style-name="co15" table:number-columns-repeated="6" table:default-cell-style-name="ce101"/>
        <table:table-column table:style-name="co18" table:default-cell-style-name="ce101"/>
        <table:table-column table:style-name="co15" table:number-columns-repeated="15" table:default-cell-style-name="ce101"/>
        <table:table-column table:style-name="co19" table:default-cell-style-name="ce101"/>
        <table:table-column table:style-name="co16" table:number-columns-repeated="222" table:default-cell-style-name="ce82"/>
        <table:table-column table:style-name="co17" table:number-columns-repeated="16127" table:default-cell-style-name="Default"/>
        <table:table-row table:style-name="ro2">
          <table:table-cell table:style-name="ce1"/>
          <table:table-cell table:style-name="ce7"/>
          <table:table-cell table:style-name="ce42"/>
          <table:table-cell table:style-name="ce49"/>
          <table:table-cell table:style-name="ce69" office:value-type="string" calcext:value-type="string">
            <text:p>NOM :</text:p>
          </table:table-cell>
          <table:table-cell table:style-name="ce197" office:value-type="string" calcext:value-type="string" table:number-columns-spanned="7" table:number-rows-spanned="1">
            <text:p>Mourad ZAMOUN</text:p>
          </table:table-cell>
          <table:covered-table-cell table:number-columns-repeated="6" table:style-name="ce197"/>
          <table:table-cell table:style-name="ce4"/>
          <table:table-cell table:style-name="ce213" office:value-type="string" calcext:value-type="string" table:number-columns-spanned="22" table:number-rows-spanned="1">
            <text:p>RAPPORT D'ACTIVITE</text:p>
          </table:table-cell>
          <table:covered-table-cell table:number-columns-repeated="21" table:style-name="ce213"/>
          <table:table-cell table:style-name="ce42" table:number-columns-repeated="222"/>
          <table:table-cell table:number-columns-repeated="16127"/>
        </table:table-row>
        <table:table-row table:style-name="ro4">
          <table:table-cell table:style-name="ce6">
            <draw:frame draw:z-index="0" draw:name="Image 3" draw:style-name="gr1" draw:text-style-name="P1" svg:width="5.511cm" svg:height="1.105cm" svg:x="0.206cm" svg:y="0.052cm">
              <draw:image xlink:href="Pictures/10000000000000C900000025E0397C5F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50"/>
          <table:table-cell table:style-name="ce70" office:value-type="string" calcext:value-type="string">
            <text:p>TEL :</text:p>
          </table:table-cell>
          <table:table-cell table:style-name="ce85" office:value-type="float" office:value="662366914" calcext:value-type="float" table:number-columns-spanned="7" table:number-rows-spanned="1">
            <text:p>662366914</text:p>
          </table:table-cell>
          <table:covered-table-cell table:number-columns-repeated="6" table:style-name="ce85"/>
          <table:table-cell/>
          <table:table-cell table:style-name="ce214" office:value-type="string" calcext:value-type="string" table:number-columns-spanned="22" table:number-rows-spanned="1">
            <text:p>Fax : 01.84.18.08.11 / contact@eisi-consulting.fr</text:p>
          </table:table-cell>
          <table:covered-table-cell table:number-columns-repeated="21" table:style-name="ce214"/>
          <table:table-cell table:number-columns-repeated="16349"/>
        </table:table-row>
        <table:table-row table:style-name="ro2">
          <table:table-cell table:style-name="ce3"/>
          <table:table-cell table:style-name="ce30" table:number-columns-repeated="2"/>
          <table:table-cell table:style-name="ce51"/>
          <table:table-cell table:style-name="ce71"/>
          <table:table-cell table:style-name="ce199" table:number-columns-spanned="7" table:number-rows-spanned="1"/>
          <table:covered-table-cell table:number-columns-repeated="6" table:style-name="ce199"/>
          <table:table-cell table:style-name="ce99"/>
          <table:table-cell table:number-columns-repeated="6"/>
          <table:table-cell table:style-name="ce102"/>
          <table:table-cell table:style-name="ce99"/>
          <table:table-cell/>
          <table:table-cell table:style-name="ce103" office:value-type="string" calcext:value-type="string">
            <text:p>mois :</text:p>
          </table:table-cell>
          <table:table-cell table:style-name="ce104" table:content-validation-name="val7" office:value-type="float" office:value="2" calcext:value-type="float">
            <text:p>2</text:p>
          </table:table-cell>
          <table:table-cell table:style-name="ce105" office:value-type="string" calcext:value-type="string">
            <text:p>an :</text:p>
          </table:table-cell>
          <table:table-cell table:style-name="ce123" table:content-validation-name="val8" office:value-type="float" office:value="2024" calcext:value-type="float" table:number-columns-spanned="2" table:number-rows-spanned="1">
            <text:p>2024</text:p>
          </table:table-cell>
          <table:covered-table-cell table:style-name="ce124" table:content-validation-name="val8"/>
          <table:table-cell table:style-name="ce4" table:number-columns-repeated="7"/>
          <table:table-cell table:number-columns-repeated="16350"/>
        </table:table-row>
        <table:table-row table:style-name="ro3">
          <table:table-cell table:style-name="ce3"/>
          <table:table-cell table:style-name="ce30"/>
          <table:table-cell table:style-name="ce43" table:number-columns-repeated="2"/>
          <table:table-cell table:style-name="ce72"/>
          <table:table-cell table:style-name="ce87"/>
          <table:table-cell table:style-name="ce7"/>
          <table:table-cell table:number-columns-repeated="3"/>
          <table:table-cell table:style-name="ce4" table:number-columns-repeated="3"/>
          <table:table-cell table:number-columns-repeated="15"/>
          <table:table-cell table:style-name="ce4" table:number-columns-repeated="6"/>
          <table:table-cell table:number-columns-repeated="16350"/>
        </table:table-row>
        <table:table-row table:style-name="ro3" table:visibility="collapse">
          <table:table-cell table:style-name="ce4"/>
          <table:table-cell table:style-name="ce7" table:number-columns-repeated="2"/>
          <table:table-cell table:style-name="ce4" table:number-columns-repeated="4"/>
          <table:table-cell/>
          <table:table-cell table:style-name="ce4" table:number-columns-repeated="27"/>
          <table:table-cell table:number-columns-repeated="16349"/>
        </table:table-row>
        <table:table-row table:style-name="ro6">
          <table:table-cell table:style-name="ce17" table:number-columns-spanned="3" table:number-rows-spanned="1"/>
          <table:covered-table-cell table:number-columns-repeated="2" table:style-name="ce17"/>
          <table:table-cell table:style-name="ce52"/>
          <table:table-cell table:style-name="ce4" table:number-columns-repeated="3"/>
          <table:table-cell/>
          <table:table-cell table:style-name="ce4" table:number-columns-repeated="2"/>
          <table:table-cell table:style-name="ce98"/>
          <table:table-cell table:style-name="ce4" table:number-columns-repeated="24"/>
          <table:table-cell table:number-columns-repeated="16349"/>
        </table:table-row>
        <table:table-row table:style-name="ro7">
          <table:table-cell table:style-name="ce19" office:value-type="string" calcext:value-type="string" table:number-columns-spanned="3" table:number-rows-spanned="1">
            <text:p>Calendrier</text:p>
          </table:table-cell>
          <table:covered-table-cell table:number-columns-repeated="2" table:style-name="ce19"/>
          <table:table-cell table:style-name="ce5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27" calcext:value-type="float">
            <text:p>27</text:p>
          </table:table-cell>
          <table:table-cell table:style-name="ce73" table:formula="of:=IF(DAY(DATE(Année;mois+1;1)-1)&gt;27;28;&quot;&quot;)" office:value-type="float" office:value="28" calcext:value-type="float">
            <text:p>28</text:p>
          </table:table-cell>
          <table:table-cell table:style-name="ce73" table:formula="of:=IF(DAY(DATE(Année;mois+1;1)-1)&gt;28;29;&quot;&quot;)" office:value-type="float" office:value="29" calcext:value-type="float">
            <text:p>29</text:p>
          </table:table-cell>
          <table:table-cell table:style-name="ce73" table:formula="of:=IF(DAY(DATE(Année;mois+1;1)-1)&gt;29;30;&quot;&quot;)">
            <text:p/>
          </table:table-cell>
          <table:table-cell table:style-name="ce109" table:formula="of:=IF(DAY(DATE(Année;mois+1;1)-1)&gt;30;31;&quot;&quot;)">
            <text:p/>
          </table:table-cell>
          <table:table-cell table:style-name="ce110" office:value-type="string" calcext:value-type="string">
            <text:p>Total</text:p>
          </table:table-cell>
          <table:table-cell table:number-columns-repeated="16349"/>
        </table:table-row>
        <table:table-row table:style-name="ro7">
          <table:table-cell table:style-name="ce19" office:value-type="string" calcext:value-type="string" table:number-columns-spanned="3" table:number-rows-spanned="1">
            <text:p>Jours chômés</text:p>
          </table:table-cell>
          <table:covered-table-cell table:number-columns-repeated="2" table:style-name="ce19"/>
          <table:table-cell table:style-name="ce54" table:formula="of:=IF(OR((DATE(Année;mois;[.D$7])=[.C52]);(DATE(Année;mois;[.D$7])=[.C53]);(DATE(Année;mois;[.D$7])=[.C56]));1;IF(OR(mois=1;mois=5;mois=11);1;IF(WEEKDAY(DATE(Année;mois;[.D$7]))=7;1;IF(WEEKDAY(DATE(Année;mois;[.D$7]))=1;1;&quot;&quot;))))">
            <text:p/>
          </table:table-cell>
          <table:table-cell table:style-name="ce74" table:formula="of:=IF(OR((DATE(Année;mois;[.E$7])=[.C52]);(DATE(Année;mois;[.E$7])=[.C53]);(DATE(Année;mois;[.E$7])=[.C56]));1;IF(WEEKDAY(DATE(Année;mois;[.E$7]))=7;1;IF(WEEKDAY(DATE(Année;mois;[.E$7]))=1;1;&quot;&quot;)))">
            <text:p/>
          </table:table-cell>
          <table:table-cell table:style-name="ce74" table:formula="of:=IF(OR((DATE(Année;mois;[.F$7])=[.C52]);(DATE(Année;mois;[.F$7])=[.C53]);(DATE(Année;mois;[.F$7])=[.C56]));1;IF(WEEKDAY(DATE(Année;mois;[.F$7]))=7;1;IF(WEEKDAY(DATE(Année;mois;[.F$7]))=1;1;&quot;&quot;)))" office:value-type="float" office:value="1" calcext:value-type="float">
            <text:p>1</text:p>
          </table:table-cell>
          <table:table-cell table:style-name="ce74" table:formula="of:=IF(OR((DATE(Année;mois;[.G$7])=[.C52]);(DATE(Année;mois;[.G$7])=[.C53]);(DATE(Année;mois;[.G$7])=[.C56]));1;IF(WEEKDAY(DATE(Année;mois;[.G$7]))=7;1;IF(WEEKDAY(DATE(Année;mois;[.G$7]))=1;1;&quot;&quot;)))" office:value-type="float" office:value="1" calcext:value-type="float">
            <text:p>1</text:p>
          </table:table-cell>
          <table:table-cell table:style-name="ce74"/>
          <table:table-cell table:style-name="ce74" table:formula="of:=IF(OR((DATE(Année;mois;[.I$7])=[.C52]);(DATE(Année;mois;[.I$7])=[.C53]);(DATE(Année;mois;[.I$7])=[.C56]));1;IF(WEEKDAY(DATE(Année;mois;[.I$7]))=7;1;IF(WEEKDAY(DATE(Année;mois;[.I$7]))=1;1;&quot;&quot;)))">
            <text:p/>
          </table:table-cell>
          <table:table-cell table:style-name="ce74" table:formula="of:=IF(OR((DATE(Année;mois;[.J$7])=[.C52]);(DATE(Année;mois;[.J$7])=[.C53]);(DATE(Année;mois;[.J$7])=[.C56]));1;IF(WEEKDAY(DATE(Année;mois;[.J$7]))=7;1;IF(WEEKDAY(DATE(Année;mois;[.J$7]))=1;1;&quot;&quot;)))">
            <text:p/>
          </table:table-cell>
          <table:table-cell table:style-name="ce74" table:formula="of:=IF(OR((DATE(Année;mois;[.K$7])=[.C52]);(DATE(Année;mois;[.K$7])=[.K53]);(DATE(Année;mois;[.K$7])=[.C56]));1;IF(mois=5;1;IF(WEEKDAY(DATE(Année;mois;[.K$7]))=7;1;IF(WEEKDAY(DATE(Année;mois;[.K$7]))=1;1;&quot;&quot;))))">
            <text:p/>
          </table:table-cell>
          <table:table-cell table:style-name="ce74" table:formula="of:=IF(OR((DATE(Année;mois;[.L$7])=[.C52]);(DATE(Année;mois;[.L$7])=[.C53]);(DATE(Année;mois;[.L$7])=[.C56]));1;IF(WEEKDAY(DATE(Année;mois;[.L$7]))=7;1;IF(WEEKDAY(DATE(Année;mois;[.L$7]))=1;1;&quot;&quot;)))">
            <text:p/>
          </table:table-cell>
          <table:table-cell table:style-name="ce74" table:formula="of:=IF(OR((DATE(Année;mois;[.M$7])=[.C52]);(DATE(Année;mois;[.M$7])=[.C53]);(DATE(Année;mois;[.M$7])=[.C56]));1;IF(WEEKDAY(DATE(Année;mois;[.M$7]))=7;1;IF(WEEKDAY(DATE(Année;mois;[.M$7]))=1;1;&quot;&quot;)))" office:value-type="float" office:value="1" calcext:value-type="float">
            <text:p>1</text:p>
          </table:table-cell>
          <table:table-cell table:style-name="ce74" table:formula="of:=IF(OR((DATE(Année;mois;[.N$7])=[.C52]);(DATE(Année;mois;[.N$7])=[.C53]);(DATE(Année;mois;[.N$7])=[.C56]));1;IF(mois=11;1;IF(WEEKDAY(DATE(Année;mois;[.N$7]))=7;1;IF(WEEKDAY(DATE(Année;mois;[.N$7]))=1;1;&quot;&quot;))))" office:value-type="float" office:value="1" calcext:value-type="float">
            <text:p>1</text:p>
          </table:table-cell>
          <table:table-cell table:style-name="ce74" table:formula="of:=IF(OR((DATE(Année;mois;[.O$7])=[.C52]);(DATE(Année;mois;[.O$7])=[.C53]);(DATE(Année;mois;[.O$7])=[.C56]));1;IF(WEEKDAY(DATE(Année;mois;[.O$7]))=7;1;IF(WEEKDAY(DATE(Année;mois;[.O$7]))=1;1;&quot;&quot;)))">
            <text:p/>
          </table:table-cell>
          <table:table-cell table:style-name="ce74" table:formula="of:=IF(OR((DATE(Année;mois;[.P$7])=[.C52]);(DATE(Année;mois;[.P$7])=[.C53]);(DATE(Année;mois;[.P$7])=[.C56]));1;IF(WEEKDAY(DATE(Année;mois;[.P$7]))=7;1;IF(WEEKDAY(DATE(Année;mois;[.P$7]))=1;1;&quot;&quot;)))">
            <text:p/>
          </table:table-cell>
          <table:table-cell table:style-name="ce74" table:formula="of:=IF(OR((DATE(Année;mois;[.Q$7])=[.C52]);(DATE(Année;mois;[.Q$7])=[.C53]);(DATE(Année;mois;[.Q$7])=[.C56]));1;IF(mois=7;1;IF(WEEKDAY(DATE(Année;mois;[.Q$7]))=7;1;IF(WEEKDAY(DATE(Année;mois;[.Q$7]))=1;1;&quot;&quot;))))">
            <text:p/>
          </table:table-cell>
          <table:table-cell table:style-name="ce74" table:formula="of:=IF(OR((DATE(Année;mois;[.R$7])=[.C52]);(DATE(Année;mois;[.R$7])=[.C53]);(DATE(Année;mois;[.R$7])=[.C56]));1;IF(mois=8;1;IF(WEEKDAY(DATE(Année;mois;[.R$7]))=7;1;IF(WEEKDAY(DATE(Année;mois;[.R$7]))=1;1;&quot;&quot;))))">
            <text:p/>
          </table:table-cell>
          <table:table-cell table:style-name="ce74" table:formula="of:=IF(OR((DATE(Année;mois;[.S$7])=[.C52]);(DATE(Année;mois;[.S$7])=[.C53]);(DATE(Année;mois;[.S$7])=[.C56]));1;IF(WEEKDAY(DATE(Année;mois;[.S$7]))=7;1;IF(WEEKDAY(DATE(Année;mois;[.S$7]))=1;1;&quot;&quot;)))">
            <text:p/>
          </table:table-cell>
          <table:table-cell table:style-name="ce74" table:formula="of:=IF(OR((DATE(Année;mois;[.T$7])=[.C52]);(DATE(Année;mois;[.T$7])=[.C53]);(DATE(Année;mois;[.T$7])=[.C56]));1;IF(WEEKDAY(DATE(Année;mois;[.T$7]))=7;1;IF(WEEKDAY(DATE(Année;mois;[.T$7]))=1;1;&quot;&quot;)))" office:value-type="float" office:value="1" calcext:value-type="float">
            <text:p>1</text:p>
          </table:table-cell>
          <table:table-cell table:style-name="ce74" table:formula="of:=IF(OR((DATE(Année;mois;[.U$7])=[.C52]);(DATE(Année;mois;[.U$7])=[.C53]);(DATE(Année;mois;[.U$7])=[.C56]));1;IF(WEEKDAY(DATE(Année;mois;[.U$7]))=7;1;IF(WEEKDAY(DATE(Année;mois;[.U$7]))=1;1;&quot;&quot;)))" office:value-type="float" office:value="1" calcext:value-type="float">
            <text:p>1</text:p>
          </table:table-cell>
          <table:table-cell table:style-name="ce74" table:formula="of:=IF(OR((DATE(Année;mois;[.V$7])=[.C52]);(DATE(Année;mois;[.V$7])=[.C53]);(DATE(Année;mois;[.V$7])=[.C56]));1;IF(WEEKDAY(DATE(Année;mois;[.V$7]))=7;1;IF(WEEKDAY(DATE(Année;mois;[.V$7]))=1;1;&quot;&quot;)))">
            <text:p/>
          </table:table-cell>
          <table:table-cell table:style-name="ce74" table:formula="of:=IF(OR((DATE(Année;mois;[.W$7])=[.C52]);(DATE(Année;mois;[.W$7])=[.C53]);(DATE(Année;mois;[.W$7])=[.C56]));1;IF(WEEKDAY(DATE(Année;mois;[.W$7]))=7;1;IF(WEEKDAY(DATE(Année;mois;[.W$7]))=1;1;&quot;&quot;)))">
            <text:p/>
          </table:table-cell>
          <table:table-cell table:style-name="ce74" table:formula="of:=IF(OR((DATE(Année;mois;[.X$7])=[.C52]);(DATE(Année;mois;[.X$7])=[.C53]);(DATE(Année;mois;[.X$7])=[.C56]));1;IF(WEEKDAY(DATE(Année;mois;[.X$7]))=7;1;IF(WEEKDAY(DATE(Année;mois;[.X$7]))=1;1;&quot;&quot;)))">
            <text:p/>
          </table:table-cell>
          <table:table-cell table:style-name="ce74" table:formula="of:=IF(OR((DATE(Année;mois;[.Y$7])=[.C52]);(DATE(Année;mois;[.Y$7])=[.C53]);(DATE(Année;mois;[.Y$7])=[.C56]));1;IF(WEEKDAY(DATE(Année;mois;[.Y$7]))=7;1;IF(WEEKDAY(DATE(Année;mois;[.Y$7]))=1;1;&quot;&quot;)))">
            <text:p/>
          </table:table-cell>
          <table:table-cell table:style-name="ce74" table:formula="of:=IF(OR((DATE(Année;mois;[.Z$7])=[.C52]);(DATE(Année;mois;[.Z$7])=[.C53]);(DATE(Année;mois;[.Z$7])=[.C56]));1;IF(WEEKDAY(DATE(Année;mois;[.Z$7]))=7;1;IF(WEEKDAY(DATE(Année;mois;[.Z$7]))=1;1;&quot;&quot;)))">
            <text:p/>
          </table:table-cell>
          <table:table-cell table:style-name="ce74" table:formula="of:=IF(OR((DATE(Année;mois;[.AA$7])=[.C52]);(DATE(Année;mois;[.AA$7])=[.C53]);(DATE(Année;mois;[.AA$7])=[.C56]));1;IF(WEEKDAY(DATE(Année;mois;[.AA$7]))=7;1;IF(WEEKDAY(DATE(Année;mois;[.AA$7]))=1;1;&quot;&quot;)))" office:value-type="float" office:value="1" calcext:value-type="float">
            <text:p>1</text:p>
          </table:table-cell>
          <table:table-cell table:style-name="ce74" table:formula="of:=IF(OR((DATE(Année;mois;[.AB$7])=[.C52]);(DATE(Année;mois;[.AB$7])=[.C53]);(DATE(Année;mois;[.AB$7])=[.C56]));1;IF(mois=12;1;IF(WEEKDAY(DATE(Année;mois;[.AB$7]))=7;1;IF(WEEKDAY(DATE(Année;mois;[.AB$7]))=1;1;&quot;&quot;))))" office:value-type="float" office:value="1" calcext:value-type="float">
            <text:p>1</text:p>
          </table:table-cell>
          <table:table-cell table:style-name="ce74" table:formula="of:=IF(OR((DATE(Année;mois;[.AC$7])=[.C52]);(DATE(Année;mois;[.AC$7])=[.C53]);(DATE(Année;mois;[.AC$7])=[.C56]));1;IF(WEEKDAY(DATE(Année;mois;[.AC$7]))=7;1;IF(WEEKDAY(DATE(Année;mois;[.AC$7]))=1;1;&quot;&quot;)))">
            <text:p/>
          </table:table-cell>
          <table:table-cell table:style-name="ce74" table:formula="of:=IF(OR((DATE(Année;mois;[.AD$7])=[.C52]);(DATE(Année;mois;[.AD$7])=[.C53]);(DATE(Année;mois;[.AD$7])=[.C56]));1;IF(WEEKDAY(DATE(Année;mois;[.AD$7]))=7;1;IF(WEEKDAY(DATE(Année;mois;[.AD$7]))=1;1;&quot;&quot;)))">
            <text:p/>
          </table:table-cell>
          <table:table-cell table:style-name="ce74" table:formula="of:=IF(OR((DATE(Année;mois;[.AE$7])=[.C52]);(DATE(Année;mois;[.AE$7])=[.C53]);(DATE(Année;mois;[.AE$7])=[.C56]));1;IF(WEEKDAY(DATE(Année;mois;[.AE$7]))=7;1;IF(WEEKDAY(DATE(Année;mois;[.AE$7]))=1;1;&quot;&quot;)))">
            <text:p/>
          </table:table-cell>
          <table:table-cell table:style-name="ce74" table:formula="of:=IF([.AF$7]=&quot;&quot;;&quot;&quot;;IF(OR((DATE(Année;mois;[.AF$7])=[.C52]);(DATE(Année;mois;[.AF$7])=[.C53]);(DATE(Année;mois;[.AF$7])=[.C56]));1;IF(WEEKDAY(DATE(Année;mois;[.AF$7]))=7;1;IF(WEEKDAY(DATE(Année;mois;[.AF$7]))=1;1;&quot;&quot;))))">
            <text:p/>
          </table:table-cell>
          <table:table-cell table:style-name="ce74" table:formula="of:=IF([.AG$7]=&quot;&quot;;&quot;&quot;;IF(OR((DATE(Année;mois;[.AG$7])=[.C52]);(DATE(Année;mois;[.AG$7])=[.C53]);(DATE(Année;mois;[.AG$7])=[.C56]));1;IF(WEEKDAY(DATE(Année;mois;[.AG$7]))=7;1;IF(WEEKDAY(DATE(Année;mois;[.AG$7]))=1;1;&quot;&quot;))))">
            <text:p/>
          </table:table-cell>
          <table:table-cell table:style-name="ce74" table:formula="of:=IF([.AH$7]=&quot;&quot;;&quot;&quot;;IF(OR((DATE(Année;mois;[.AH$7])=[.C52]);(DATE(Année;mois;[.AH$7])=[.C53]);(DATE(Année;mois;[.AH$7])=[.C56]));1;IF(WEEKDAY(DATE(Année;mois;[.AH$7]))=7;1;IF(WEEKDAY(DATE(Année;mois;[.AH$7]))=1;1;&quot;&quot;))))">
            <text:p/>
          </table:table-cell>
          <table:table-cell table:style-name="ce111" table:formula="of:=SUM([.D8:.AH8])" office:value-type="float" office:value="8" calcext:value-type="float">
            <text:p>8,00</text:p>
          </table:table-cell>
          <table:table-cell table:number-columns-repeated="16349"/>
        </table:table-row>
        <table:table-row table:style-name="ro8">
          <table:table-cell table:style-name="ce7" table:number-columns-repeated="3"/>
          <table:table-cell table:style-name="ce55"/>
          <table:table-cell table:style-name="ce75" table:number-columns-repeated="3"/>
          <table:table-cell table:style-name="ce89"/>
          <table:table-cell table:style-name="ce75" table:number-columns-repeated="26"/>
          <table:table-cell table:style-name="ce112"/>
          <table:table-cell table:number-columns-repeated="16349"/>
        </table:table-row>
        <table:table-row table:style-name="ro7">
          <table:table-cell table:style-name="ce22" office:value-type="string" calcext:value-type="string" table:number-columns-spanned="3" table:number-rows-spanned="1">
            <text:p>Missions clients</text:p>
          </table:table-cell>
          <table:covered-table-cell table:number-columns-repeated="2" table:style-name="ce22"/>
          <table:table-cell table:style-name="ce56"/>
          <table:table-cell table:style-name="ce76" table:number-columns-repeated="3"/>
          <table:table-cell table:style-name="ce90"/>
          <table:table-cell table:style-name="ce76" table:number-columns-repeated="26"/>
          <table:table-cell table:style-name="ce113"/>
          <table:table-cell table:number-columns-repeated="16349"/>
        </table:table-row>
        <table:table-row table:style-name="ro7">
          <table:table-cell table:style-name="ce9" office:value-type="string" calcext:value-type="string">
            <text:p>Client</text:p>
          </table:table-cell>
          <table:table-cell table:style-name="ce144" office:value-type="string" calcext:value-type="string" table:number-columns-spanned="2" table:number-rows-spanned="1">
            <text:p>Intitulé de la mission</text:p>
          </table:table-cell>
          <table:covered-table-cell table:style-name="ce144"/>
          <table:table-cell table:style-name="ce57"/>
          <table:table-cell table:style-name="ce77" table:number-columns-repeated="3"/>
          <table:table-cell table:style-name="ce91"/>
          <table:table-cell table:style-name="ce77" table:number-columns-repeated="26"/>
          <table:table-cell table:style-name="ce114"/>
          <table:table-cell table:number-columns-repeated="16349"/>
        </table:table-row>
        <table:table-row table:style-name="ro3">
          <table:table-cell table:style-name="ce10" office:value-type="string" calcext:value-type="string">
            <text:p>SFR</text:p>
          </table:table-cell>
          <table:table-cell table:style-name="ce32" office:value-type="string" calcext:value-type="string">
            <text:p>Dev VXML et Web</text:p>
          </table:table-cell>
          <table:table-cell table:style-name="ce149"/>
          <table:table-cell table:number-columns-repeated="2" table:style-name="ce58" table:content-validation-name="val1" office:value-type="float" office:value="1" calcext:value-type="float">
            <text:p>1,00</text:p>
          </table:table-cell>
          <table:table-cell table:style-name="ce58" table:content-validation-name="val1" table:number-columns-repeated="2"/>
          <table:table-cell table:style-name="Default"/>
          <table:table-cell table:number-columns-repeated="4" table:style-name="ce58" table:content-validation-name="val1" office:value-type="float" office:value="1" calcext:value-type="float">
            <text:p>1,00</text:p>
          </table:table-cell>
          <table:table-cell table:style-name="ce58" table:content-validation-name="val1" table:number-columns-repeated="2"/>
          <table:table-cell table:number-columns-repeated="5" table:style-name="ce58" table:content-validation-name="val1" office:value-type="float" office:value="1" calcext:value-type="float">
            <text:p>1,00</text:p>
          </table:table-cell>
          <table:table-cell table:style-name="ce58" table:content-validation-name="val1" table:number-columns-repeated="2"/>
          <table:table-cell table:number-columns-repeated="5" table:style-name="ce58" table:content-validation-name="val1" office:value-type="float" office:value="1" calcext:value-type="float">
            <text:p>1,00</text:p>
          </table:table-cell>
          <table:table-cell table:style-name="ce58" table:content-validation-name="val1" table:number-columns-repeated="2"/>
          <table:table-cell table:style-name="Default"/>
          <table:table-cell table:number-columns-repeated="3" table:style-name="ce58" table:content-validation-name="val1" office:value-type="float" office:value="1" calcext:value-type="float">
            <text:p>1,00</text:p>
          </table:table-cell>
          <table:table-cell table:style-name="ce58" table:content-validation-name="val1" table:number-columns-repeated="2"/>
          <table:table-cell table:style-name="ce115" table:formula="of:=SUM([.D12:.AH12])" office:value-type="float" office:value="19" calcext:value-type="float">
            <text:p>19,00</text:p>
          </table:table-cell>
          <table:table-cell table:number-columns-repeated="16349"/>
        </table:table-row>
        <table:table-row table:style-name="ro3">
          <table:table-cell table:style-name="ce10"/>
          <table:table-cell table:style-name="ce32"/>
          <table:table-cell table:style-name="ce150"/>
          <table:table-cell table:style-name="ce58" table:content-validation-name="val1" table:number-columns-repeated="31"/>
          <table:table-cell table:style-name="ce116" table:formula="of:=SUM([.D13:.AH13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10"/>
          <table:table-cell table:style-name="ce32"/>
          <table:table-cell table:style-name="ce150"/>
          <table:table-cell table:style-name="ce58" table:content-validation-name="val1" table:number-columns-repeated="31"/>
          <table:table-cell table:style-name="ce115" table:formula="of:=SUM([.D14:.AH14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11"/>
          <table:table-cell table:style-name="ce33"/>
          <table:table-cell table:style-name="ce150"/>
          <table:table-cell table:style-name="ce58" table:content-validation-name="val1" table:number-columns-repeated="31"/>
          <table:table-cell table:style-name="ce115" table:formula="of:=SUM([.D15:.AH15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12"/>
          <table:table-cell table:style-name="ce34"/>
          <table:table-cell table:style-name="ce151"/>
          <table:table-cell table:style-name="ce58" table:content-validation-name="val1" table:number-columns-repeated="31"/>
          <table:table-cell table:style-name="ce115" table:formula="of:=SUM([.D16:.AH16])" office:value-type="float" office:value="0" calcext:value-type="float">
            <text:p>0,00</text:p>
          </table:table-cell>
          <table:table-cell table:number-columns-repeated="16349"/>
        </table:table-row>
        <table:table-row table:style-name="ro9">
          <table:table-cell table:style-name="ce7" table:number-columns-repeated="3"/>
          <table:table-cell table:style-name="ce59" table:content-validation-name="val6"/>
          <table:table-cell table:style-name="ce6" table:content-validation-name="val6" table:number-columns-repeated="3"/>
          <table:table-cell table:style-name="ce92" table:content-validation-name="val6"/>
          <table:table-cell table:style-name="ce6" table:content-validation-name="val6" table:number-columns-repeated="26"/>
          <table:table-cell table:style-name="ce112"/>
          <table:table-cell table:number-columns-repeated="16349"/>
        </table:table-row>
        <table:table-row table:style-name="ro7">
          <table:table-cell table:style-name="ce28" office:value-type="string" calcext:value-type="string" table:number-columns-spanned="3" table:number-rows-spanned="1">
            <text:p>Missions internes</text:p>
          </table:table-cell>
          <table:covered-table-cell table:number-columns-repeated="2" table:style-name="ce28"/>
          <table:table-cell table:style-name="ce60" table:content-validation-name="val6"/>
          <table:table-cell table:style-name="ce79" table:content-validation-name="val6" table:number-columns-repeated="3"/>
          <table:table-cell table:style-name="ce93" table:content-validation-name="val6"/>
          <table:table-cell table:style-name="ce79" table:content-validation-name="val6" table:number-columns-repeated="26"/>
          <table:table-cell table:style-name="ce117"/>
          <table:table-cell table:number-columns-repeated="16349"/>
        </table:table-row>
        <table:table-row table:style-name="ro7">
          <table:table-cell table:style-name="ce14" office:value-type="string" calcext:value-type="string">
            <text:p>Client</text:p>
          </table:table-cell>
          <table:table-cell table:style-name="ce148" office:value-type="string" calcext:value-type="string" table:number-columns-spanned="2" table:number-rows-spanned="1">
            <text:p>Intitulé de la mission</text:p>
          </table:table-cell>
          <table:covered-table-cell table:style-name="ce148"/>
          <table:table-cell table:style-name="ce61" table:content-validation-name="val6"/>
          <table:table-cell table:style-name="ce80" table:content-validation-name="val6" table:number-columns-repeated="3"/>
          <table:table-cell table:style-name="ce94" table:content-validation-name="val6"/>
          <table:table-cell table:style-name="ce80" table:content-validation-name="val6" table:number-columns-repeated="26"/>
          <table:table-cell table:style-name="ce118"/>
          <table:table-cell table:number-columns-repeated="16349"/>
        </table:table-row>
        <table:table-row table:style-name="ro3">
          <table:table-cell table:style-name="ce15"/>
          <table:table-cell table:style-name="ce149" table:number-columns-spanned="2" table:number-rows-spanned="1"/>
          <table:covered-table-cell table:style-name="ce149"/>
          <table:table-cell table:style-name="ce58" table:content-validation-name="val1" table:number-columns-repeated="31"/>
          <table:table-cell table:style-name="ce115" table:formula="of:=SUM([.D20:.AH20])" office:value-type="float" office:value="0" calcext:value-type="float">
            <text:p>0,00</text:p>
          </table:table-cell>
          <table:table-cell table:number-columns-repeated="222"/>
          <table:table-cell table:style-name="ce122" table:number-columns-repeated="16127"/>
        </table:table-row>
        <table:table-row table:style-name="ro3">
          <table:table-cell table:style-name="ce15"/>
          <table:table-cell table:style-name="ce150" table:number-columns-spanned="2" table:number-rows-spanned="1"/>
          <table:covered-table-cell table:style-name="ce150"/>
          <table:table-cell table:style-name="ce58" table:content-validation-name="val1" table:number-columns-repeated="31"/>
          <table:table-cell table:style-name="ce116" table:formula="of:=SUM([.D21:.AH21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16"/>
          <table:table-cell table:style-name="ce151" table:number-columns-spanned="2" table:number-rows-spanned="1"/>
          <table:covered-table-cell table:style-name="ce151"/>
          <table:table-cell table:style-name="ce58" table:content-validation-name="val1" table:number-columns-repeated="31"/>
          <table:table-cell table:style-name="ce115" table:formula="of:=SUM([.D22:.AH22])" office:value-type="float" office:value="0" calcext:value-type="float">
            <text:p>0,00</text:p>
          </table:table-cell>
          <table:table-cell table:number-columns-repeated="16349"/>
        </table:table-row>
        <table:table-row table:style-name="ro6">
          <table:table-cell table:style-name="ce7" table:number-columns-repeated="3"/>
          <table:table-cell table:style-name="ce59" table:content-validation-name="val6"/>
          <table:table-cell table:style-name="ce6" table:content-validation-name="val6" table:number-columns-repeated="3"/>
          <table:table-cell table:style-name="ce92" table:content-validation-name="val6"/>
          <table:table-cell table:style-name="ce6" table:content-validation-name="val6" table:number-columns-repeated="26"/>
          <table:table-cell table:style-name="ce112"/>
          <table:table-cell table:number-columns-repeated="16349"/>
        </table:table-row>
        <table:table-row table:style-name="ro10">
          <table:table-cell table:style-name="ce28" office:value-type="string" calcext:value-type="string" table:number-columns-spanned="3" table:number-rows-spanned="1">
            <text:p>Actions commerciales</text:p>
          </table:table-cell>
          <table:covered-table-cell table:number-columns-repeated="2" table:style-name="ce28"/>
          <table:table-cell table:style-name="ce62" table:content-validation-name="val6"/>
          <table:table-cell table:style-name="ce81" table:content-validation-name="val6" table:number-columns-repeated="3"/>
          <table:table-cell table:style-name="ce95" table:content-validation-name="val6"/>
          <table:table-cell table:style-name="ce81" table:content-validation-name="val6" table:number-columns-repeated="26"/>
          <table:table-cell table:style-name="ce119"/>
          <table:table-cell table:number-columns-repeated="16349"/>
        </table:table-row>
        <table:table-row table:style-name="ro10">
          <table:table-cell table:style-name="ce36" office:value-type="string" calcext:value-type="string" table:number-columns-spanned="3" table:number-rows-spanned="1">
            <text:p>Activité Commerciale</text:p>
          </table:table-cell>
          <table:covered-table-cell table:number-columns-repeated="2" table:style-name="ce36"/>
          <table:table-cell table:style-name="ce58" table:content-validation-name="val1" table:number-columns-repeated="31"/>
          <table:table-cell table:style-name="ce115" table:formula="of:=SUM([.D25:.AH25])" office:value-type="float" office:value="0" calcext:value-type="float">
            <text:p>0,00</text:p>
          </table:table-cell>
          <table:table-cell table:number-columns-repeated="16349"/>
        </table:table-row>
        <table:table-row table:style-name="ro11">
          <table:table-cell table:style-name="ce18"/>
          <table:table-cell table:style-name="ce39" table:number-columns-repeated="2"/>
          <table:table-cell table:style-name="ce63" table:content-validation-name="val6" table:number-columns-repeated="31"/>
          <table:table-cell table:style-name="ce120"/>
          <table:table-cell table:number-columns-repeated="16349"/>
        </table:table-row>
        <table:table-row table:style-name="ro7">
          <table:table-cell table:style-name="ce28" office:value-type="string" calcext:value-type="string" table:number-columns-spanned="3" table:number-rows-spanned="1">
            <text:p>EISI CONSULTING</text:p>
          </table:table-cell>
          <table:covered-table-cell table:number-columns-repeated="2" table:style-name="ce28"/>
          <table:table-cell table:style-name="ce62" table:content-validation-name="val6"/>
          <table:table-cell table:style-name="ce81" table:content-validation-name="val6" table:number-columns-repeated="3"/>
          <table:table-cell table:style-name="ce95" table:content-validation-name="val6"/>
          <table:table-cell table:style-name="ce81" table:content-validation-name="val6" table:number-columns-repeated="26"/>
          <table:table-cell table:style-name="ce119"/>
          <table:table-cell table:number-columns-repeated="16349"/>
        </table:table-row>
        <table:table-row table:style-name="ro7">
          <table:table-cell table:style-name="ce38" office:value-type="string" calcext:value-type="string" table:number-columns-spanned="3" table:number-rows-spanned="1">
            <text:p>Activité fonctionnelle</text:p>
          </table:table-cell>
          <table:covered-table-cell table:number-columns-repeated="2" table:style-name="ce38"/>
          <table:table-cell table:style-name="ce58" table:content-validation-name="val1" table:number-columns-repeated="31"/>
          <table:table-cell table:style-name="ce115" table:formula="of:=SUM([.D28:.AH28])" office:value-type="float" office:value="0" calcext:value-type="float">
            <text:p>0,00</text:p>
          </table:table-cell>
          <table:table-cell table:number-columns-repeated="16349"/>
        </table:table-row>
        <table:table-row table:style-name="ro7">
          <table:table-cell table:style-name="ce20" office:value-type="string" calcext:value-type="string">
            <text:p>Veille technologique</text:p>
          </table:table-cell>
          <table:table-cell table:style-name="ce40"/>
          <table:table-cell table:style-name="ce44"/>
          <table:table-cell table:style-name="ce58" table:content-validation-name="val1" table:number-columns-repeated="31"/>
          <table:table-cell table:style-name="ce116" table:formula="of:=SUM([.D29:.AH29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84" office:value-type="string" calcext:value-type="string" table:number-columns-spanned="3" table:number-rows-spanned="1">
            <text:p>Intercontrat</text:p>
          </table:table-cell>
          <table:covered-table-cell table:number-columns-repeated="2" table:style-name="ce84"/>
          <table:table-cell table:style-name="ce58" table:content-validation-name="val1" table:number-columns-repeated="31"/>
          <table:table-cell table:style-name="ce115" table:formula="of:=SUM([.D30:.AH30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86" office:value-type="string" calcext:value-type="string" table:number-columns-spanned="3" table:number-rows-spanned="1">
            <text:p>Formation (A préciser)</text:p>
          </table:table-cell>
          <table:covered-table-cell table:number-columns-repeated="2" table:style-name="ce86"/>
          <table:table-cell table:style-name="ce58" table:content-validation-name="val1" table:number-columns-repeated="31"/>
          <table:table-cell table:style-name="ce115" table:formula="of:=SUM([.D31:.AH31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86" office:value-type="string" calcext:value-type="string" table:number-columns-spanned="3" table:number-rows-spanned="1">
            <text:p>Congés payés</text:p>
          </table:table-cell>
          <table:covered-table-cell table:number-columns-repeated="2" table:style-name="ce86"/>
          <table:table-cell table:style-name="ce58" table:content-validation-name="val1" table:number-columns-repeated="4"/>
          <table:table-cell table:style-name="ce58" table:content-validation-name="val1" office:value-type="float" office:value="1" calcext:value-type="float">
            <text:p>1,00</text:p>
          </table:table-cell>
          <table:table-cell table:style-name="ce58" table:content-validation-name="val1" table:number-columns-repeated="20"/>
          <table:table-cell table:style-name="ce58" table:content-validation-name="val1" office:value-type="float" office:value="1" calcext:value-type="float">
            <text:p>1,00</text:p>
          </table:table-cell>
          <table:table-cell table:style-name="ce58" table:content-validation-name="val1" table:number-columns-repeated="5"/>
          <table:table-cell table:style-name="ce115" table:formula="of:=SUM([.D32:.AH32])" office:value-type="float" office:value="2" calcext:value-type="float">
            <text:p>2,00</text:p>
          </table:table-cell>
          <table:table-cell table:number-columns-repeated="16349"/>
        </table:table-row>
        <table:table-row table:style-name="ro3">
          <table:table-cell table:style-name="ce86" office:value-type="string" calcext:value-type="string" table:number-columns-spanned="3" table:number-rows-spanned="1">
            <text:p>Congés sans solde</text:p>
          </table:table-cell>
          <table:covered-table-cell table:number-columns-repeated="2" table:style-name="ce86"/>
          <table:table-cell table:style-name="ce58" table:content-validation-name="val1" table:number-columns-repeated="31"/>
          <table:table-cell table:style-name="ce115" table:formula="of:=SUM([.D33:.AH33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23" office:value-type="string" calcext:value-type="string">
            <text:p>Congés exceptionnels:Locaux du client fermés <text:s/>(RTT)</text:p>
          </table:table-cell>
          <table:table-cell table:style-name="ce41"/>
          <table:table-cell table:style-name="ce45"/>
          <table:table-cell table:style-name="ce58" table:content-validation-name="val1" table:number-columns-repeated="31"/>
          <table:table-cell table:style-name="ce115" table:formula="of:=SUM([.D34:.AH34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23" office:value-type="string" calcext:value-type="string">
            <text:p>RECUPERATION 35 HEURES (RTT)</text:p>
          </table:table-cell>
          <table:table-cell table:style-name="ce41"/>
          <table:table-cell table:style-name="ce45"/>
          <table:table-cell table:style-name="ce58" table:content-validation-name="val1" table:number-columns-repeated="31"/>
          <table:table-cell table:style-name="ce115" table:formula="of:=SUM([.D35:.AH35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97" office:value-type="string" calcext:value-type="string" table:number-columns-spanned="3" table:number-rows-spanned="1">
            <text:p>Maladie</text:p>
          </table:table-cell>
          <table:covered-table-cell table:number-columns-repeated="2" table:style-name="ce97"/>
          <table:table-cell table:style-name="ce58" table:content-validation-name="val1" table:number-columns-repeated="31"/>
          <table:table-cell table:style-name="ce115" table:formula="of:=SUM([.D36:.AH36])" office:value-type="float" office:value="0" calcext:value-type="float">
            <text:p>0,00</text:p>
          </table:table-cell>
          <table:table-cell table:number-columns-repeated="16349"/>
        </table:table-row>
        <table:table-row table:style-name="ro12">
          <table:table-cell table:style-name="ce6"/>
          <table:table-cell table:style-name="ce7" table:number-columns-repeated="2"/>
          <table:table-cell table:style-name="ce64"/>
          <table:table-cell table:style-name="ce7" table:number-columns-repeated="3"/>
          <table:table-cell table:style-name="ce87"/>
          <table:table-cell table:style-name="ce7" table:number-columns-repeated="26"/>
          <table:table-cell table:style-name="ce121"/>
          <table:table-cell table:number-columns-repeated="16349"/>
        </table:table-row>
        <table:table-row table:style-name="ro3">
          <table:table-cell table:style-name="ce100" office:value-type="string" calcext:value-type="string" table:number-columns-spanned="3" table:number-rows-spanned="1">
            <text:p>Total</text:p>
          </table:table-cell>
          <table:covered-table-cell table:number-columns-repeated="2" table:style-name="ce100"/>
          <table:table-cell table:style-name="ce65" table:formula="of:=IF(IF([.D$8]=&quot;&quot;;0;[.D$8])+SUM([.D$12:.D$16])+SUM([.D$20:.D$22])+SUM([.D$28:.D$36])+[.D$25]&gt;0;IF([.D$8]=&quot;&quot;;0;[.D$8])+SUM([.D$12:.D$16])+SUM([.D$20:.D$22])+SUM([.D$28:.D$36])+[.D$25];&quot;&quot;)" office:value-type="float" office:value="1" calcext:value-type="float">
            <text:p>1,00</text:p>
          </table:table-cell>
          <table:table-cell table:style-name="ce83" table:formula="of:=IF(IF([.E$8]=&quot;&quot;;0;[.E$8])+SUM([.E$12:.E$16])+SUM([.E$20:.E$22])+SUM([.E$28:.E$36])+[.E$25]&gt;0;IF([.E$8]=&quot;&quot;;0;[.E$8])+SUM([.E$12:.E$16])+SUM([.E$20:.E$22])+SUM([.E$28:.E$36])+[.E$25];&quot;&quot;)" office:value-type="float" office:value="1" calcext:value-type="float">
            <text:p>1,00</text:p>
          </table:table-cell>
          <table:table-cell table:style-name="ce83" table:formula="of:=IF(IF([.F$8]=&quot;&quot;;0;[.F$8])+SUM([.F$12:.F$16])+SUM([.F$20:.F$22])+SUM([.F$28:.F$36])+[.F$25]&gt;0;IF([.F$8]=&quot;&quot;;0;[.F$8])+SUM([.F$12:.F$16])+SUM([.F$20:.F$22])+SUM([.F$28:.F$36])+[.F$25];&quot;&quot;)" office:value-type="float" office:value="1" calcext:value-type="float">
            <text:p>1,00</text:p>
          </table:table-cell>
          <table:table-cell table:style-name="ce83" table:formula="of:=IF(IF([.G$8]=&quot;&quot;;0;[.G$8])+SUM([.G$12:.G$16])+SUM([.G$20:.G$22])+SUM([.G$28:.G$36])+[.G$25]&gt;0;IF([.G$8]=&quot;&quot;;0;[.G$8])+SUM([.G$12:.G$16])+SUM([.G$20:.G$22])+SUM([.G$28:.G$36])+[.G$25];&quot;&quot;)" office:value-type="float" office:value="1" calcext:value-type="float">
            <text:p>1,00</text:p>
          </table:table-cell>
          <table:table-cell table:style-name="ce83" table:formula="of:=IF(IF([.H$8]=&quot;&quot;;0;[.H$8])+SUM([.H$12:.H$16])+SUM([.H$20:.H$22])+SUM([.H$28:.H$36])+[.H$25]&gt;0;IF([.H$8]=&quot;&quot;;0;[.H$8])+SUM([.H$12:.H$16])+SUM([.H$20:.H$22])+SUM([.H$28:.H$36])+[.H$25];&quot;&quot;)" office:value-type="float" office:value="1" calcext:value-type="float">
            <text:p>1,00</text:p>
          </table:table-cell>
          <table:table-cell table:style-name="ce83" table:formula="of:=IF(IF([.I$8]=&quot;&quot;;0;[.I$8])+SUM([.I$12:.I$16])+SUM([.I$20:.I$22])+SUM([.I$28:.I$36])+[.I$25]&gt;0;IF([.I$8]=&quot;&quot;;0;[.I$8])+SUM([.I$12:.I$16])+SUM([.I$20:.I$22])+SUM([.I$28:.I$36])+[.I$25];&quot;&quot;)" office:value-type="float" office:value="1" calcext:value-type="float">
            <text:p>1,00</text:p>
          </table:table-cell>
          <table:table-cell table:style-name="ce83" table:formula="of:=IF(IF([.J$8]=&quot;&quot;;0;[.J$8])+SUM([.J$12:.J$16])+SUM([.J$20:.J$22])+SUM([.J$28:.J$36])+[.J$25]&gt;0;IF([.J$8]=&quot;&quot;;0;[.J$8])+SUM([.J$12:.J$16])+SUM([.J$20:.J$22])+SUM([.J$28:.J$36])+[.J$25];&quot;&quot;)" office:value-type="float" office:value="1" calcext:value-type="float">
            <text:p>1,00</text:p>
          </table:table-cell>
          <table:table-cell table:style-name="ce83" table:formula="of:=IF(IF([.K$8]=&quot;&quot;;0;[.K$8])+SUM([.K$12:.K$16])+SUM([.K$20:.K$22])+SUM([.K$28:.K$36])+[.K$25]&gt;0;IF([.K$8]=&quot;&quot;;0;[.K$8])+SUM([.K$12:.K$16])+SUM([.K$20:.K$22])+SUM([.K$28:.K$36])+[.K$25];&quot;&quot;)" office:value-type="float" office:value="1" calcext:value-type="float">
            <text:p>1,00</text:p>
          </table:table-cell>
          <table:table-cell table:style-name="ce83" table:formula="of:=IF(IF([.L$8]=&quot;&quot;;0;[.L$8])+SUM([.L$12:.L$16])+SUM([.L$20:.L$22])+SUM([.L$28:.L$36])+[.L$25]&gt;0;IF([.L$8]=&quot;&quot;;0;[.L$8])+SUM([.L$12:.L$16])+SUM([.L$20:.L$22])+SUM([.L$28:.L$36])+[.L$25];&quot;&quot;)" office:value-type="float" office:value="1" calcext:value-type="float">
            <text:p>1,00</text:p>
          </table:table-cell>
          <table:table-cell table:style-name="ce83" table:formula="of:=IF(IF([.M$8]=&quot;&quot;;0;[.M$8])+SUM([.M$12:.M$16])+SUM([.M$20:.M$22])+SUM([.M$28:.M$36])+[.M$25]&gt;0;IF([.M$8]=&quot;&quot;;0;[.M$8])+SUM([.M$12:.M$16])+SUM([.M$20:.M$22])+SUM([.M$28:.M$36])+[.M$25];&quot;&quot;)" office:value-type="float" office:value="1" calcext:value-type="float">
            <text:p>1,00</text:p>
          </table:table-cell>
          <table:table-cell table:style-name="ce83" table:formula="of:=IF(IF([.N$8]=&quot;&quot;;0;[.N$8])+SUM([.N$12:.N$16])+SUM([.N$20:.N$22])+SUM([.N$28:.N$36])+[.N$25]&gt;0;IF([.N$8]=&quot;&quot;;0;[.N$8])+SUM([.N$12:.N$16])+SUM([.N$20:.N$22])+SUM([.N$28:.N$36])+[.N$25];&quot;&quot;)" office:value-type="float" office:value="1" calcext:value-type="float">
            <text:p>1,00</text:p>
          </table:table-cell>
          <table:table-cell table:style-name="ce83" table:formula="of:=IF(IF([.O$8]=&quot;&quot;;0;[.O$8])+SUM([.O$12:.O$16])+SUM([.O$20:.O$22])+SUM([.O$28:.O$36])+[.O$25]&gt;0;IF([.O$8]=&quot;&quot;;0;[.O$8])+SUM([.O$12:.O$16])+SUM([.O$20:.O$22])+SUM([.O$28:.O$36])+[.O$25];&quot;&quot;)" office:value-type="float" office:value="1" calcext:value-type="float">
            <text:p>1,00</text:p>
          </table:table-cell>
          <table:table-cell table:style-name="ce83" table:formula="of:=IF(IF([.P$8]=&quot;&quot;;0;[.P$8])+SUM([.P$12:.P$16])+SUM([.P$20:.P$22])+SUM([.P$28:.P$36])+[.P$25]&gt;0;IF([.P$8]=&quot;&quot;;0;[.P$8])+SUM([.P$12:.P$16])+SUM([.P$20:.P$22])+SUM([.P$28:.P$36])+[.P$25];&quot;&quot;)" office:value-type="float" office:value="1" calcext:value-type="float">
            <text:p>1,00</text:p>
          </table:table-cell>
          <table:table-cell table:style-name="ce83" table:formula="of:=IF(IF([.Q$8]=&quot;&quot;;0;[.Q$8])+SUM([.Q$12:.Q$16])+SUM([.Q$20:.Q$22])+SUM([.Q$28:.Q$36])+[.Q$25]&gt;0;IF([.Q$8]=&quot;&quot;;0;[.Q$8])+SUM([.Q$12:.Q$16])+SUM([.Q$20:.Q$22])+SUM([.Q$28:.Q$36])+[.Q$25];&quot;&quot;)" office:value-type="float" office:value="1" calcext:value-type="float">
            <text:p>1,00</text:p>
          </table:table-cell>
          <table:table-cell table:style-name="ce83" table:formula="of:=IF(IF([.R$8]=&quot;&quot;;0;[.R$8])+SUM([.R$12:.R$16])+SUM([.R$20:.R$22])+SUM([.R$28:.R$36])+[.R$25]&gt;0;IF([.R$8]=&quot;&quot;;0;[.R$8])+SUM([.R$12:.R$16])+SUM([.R$20:.R$22])+SUM([.R$28:.R$36])+[.R$25];&quot;&quot;)" office:value-type="float" office:value="1" calcext:value-type="float">
            <text:p>1,00</text:p>
          </table:table-cell>
          <table:table-cell table:style-name="ce83" table:formula="of:=IF(IF([.S$8]=&quot;&quot;;0;[.S$8])+SUM([.S$12:.S$16])+SUM([.S$20:.S$22])+SUM([.S$28:.S$36])+[.S$25]&gt;0;IF([.S$8]=&quot;&quot;;0;[.S$8])+SUM([.S$12:.S$16])+SUM([.S$20:.S$22])+SUM([.S$28:.S$36])+[.S$25];&quot;&quot;)" office:value-type="float" office:value="1" calcext:value-type="float">
            <text:p>1,00</text:p>
          </table:table-cell>
          <table:table-cell table:style-name="ce83" table:formula="of:=IF(IF([.T$8]=&quot;&quot;;0;[.T$8])+SUM([.T$12:.T$16])+SUM([.T$20:.T$22])+SUM([.T$28:.T$36])+[.T$25]&gt;0;IF([.T$8]=&quot;&quot;;0;[.T$8])+SUM([.T$12:.T$16])+SUM([.T$20:.T$22])+SUM([.T$28:.T$36])+[.T$25];&quot;&quot;)" office:value-type="float" office:value="1" calcext:value-type="float">
            <text:p>1,00</text:p>
          </table:table-cell>
          <table:table-cell table:style-name="ce83" table:formula="of:=IF(IF([.U$8]=&quot;&quot;;0;[.U$8])+SUM([.U$12:.U$16])+SUM([.U$20:.U$22])+SUM([.U$28:.U$36])+[.U$25]&gt;0;IF([.U$8]=&quot;&quot;;0;[.U$8])+SUM([.U$12:.U$16])+SUM([.U$20:.U$22])+SUM([.U$28:.U$36])+[.U$25];&quot;&quot;)" office:value-type="float" office:value="1" calcext:value-type="float">
            <text:p>1,00</text:p>
          </table:table-cell>
          <table:table-cell table:style-name="ce83" table:formula="of:=IF(IF([.V$8]=&quot;&quot;;0;[.V$8])+SUM([.V$12:.V$16])+SUM([.V$20:.V$22])+SUM([.V$28:.V$36])+[.V$25]&gt;0;IF([.V$8]=&quot;&quot;;0;[.V$8])+SUM([.V$12:.V$16])+SUM([.V$20:.V$22])+SUM([.V$28:.V$36])+[.V$25];&quot;&quot;)" office:value-type="float" office:value="1" calcext:value-type="float">
            <text:p>1,00</text:p>
          </table:table-cell>
          <table:table-cell table:style-name="ce83" table:formula="of:=IF(IF([.W$8]=&quot;&quot;;0;[.W$8])+SUM([.W$12:.W$16])+SUM([.W$20:.W$22])+SUM([.W$28:.W$36])+[.W$25]&gt;0;IF([.W$8]=&quot;&quot;;0;[.W$8])+SUM([.W$12:.W$16])+SUM([.W$20:.W$22])+SUM([.W$28:.W$36])+[.W$25];&quot;&quot;)" office:value-type="float" office:value="1" calcext:value-type="float">
            <text:p>1,00</text:p>
          </table:table-cell>
          <table:table-cell table:style-name="ce83" table:formula="of:=IF(IF([.X$8]=&quot;&quot;;0;[.X$8])+SUM([.X$12:.X$16])+SUM([.X$20:.X$22])+SUM([.X$28:.X$36])+[.X$25]&gt;0;IF([.X$8]=&quot;&quot;;0;[.X$8])+SUM([.X$12:.X$16])+SUM([.X$20:.X$22])+SUM([.X$28:.X$36])+[.X$25];&quot;&quot;)" office:value-type="float" office:value="1" calcext:value-type="float">
            <text:p>1,00</text:p>
          </table:table-cell>
          <table:table-cell table:style-name="ce83" table:formula="of:=IF(IF([.Y$8]=&quot;&quot;;0;[.Y$8])+SUM([.Y$12:.Y$16])+SUM([.Y$20:.Y$22])+SUM([.Y$28:.Y$36])+[.Y$25]&gt;0;IF([.Y$8]=&quot;&quot;;0;[.Y$8])+SUM([.Y$12:.Y$16])+SUM([.Y$20:.Y$22])+SUM([.Y$28:.Y$36])+[.Y$25];&quot;&quot;)" office:value-type="float" office:value="1" calcext:value-type="float">
            <text:p>1,00</text:p>
          </table:table-cell>
          <table:table-cell table:style-name="ce83" table:formula="of:=IF(IF([.Z$8]=&quot;&quot;;0;[.Z$8])+SUM([.Z$12:.Z$16])+SUM([.Z$20:.Z$22])+SUM([.Z$28:.Z$36])+[.Z$25]&gt;0;IF([.Z$8]=&quot;&quot;;0;[.Z$8])+SUM([.Z$12:.Z$16])+SUM([.Z$20:.Z$22])+SUM([.Z$28:.Z$36])+[.Z$25];&quot;&quot;)" office:value-type="float" office:value="1" calcext:value-type="float">
            <text:p>1,00</text:p>
          </table:table-cell>
          <table:table-cell table:style-name="ce83" table:formula="of:=IF(IF([.AA$8]=&quot;&quot;;0;[.AA$8])+SUM([.AA$12:.AA$16])+SUM([.AA$20:.AA$22])+SUM([.AA$28:.AA$36])+[.AA$25]&gt;0;IF([.AA$8]=&quot;&quot;;0;[.AA$8])+SUM([.AA$12:.AA$16])+SUM([.AA$20:.AA$22])+SUM([.AA$28:.AA$36])+[.AA$25];&quot;&quot;)" office:value-type="float" office:value="1" calcext:value-type="float">
            <text:p>1,00</text:p>
          </table:table-cell>
          <table:table-cell table:style-name="ce83" table:formula="of:=IF(IF([.AB$8]=&quot;&quot;;0;[.AB$8])+SUM([.AB$12:.AB$16])+SUM([.AB$20:.AB$22])+SUM([.AB$28:.AB$36])+[.AB$25]&gt;0;IF([.AB$8]=&quot;&quot;;0;[.AB$8])+SUM([.AB$12:.AB$16])+SUM([.AB$20:.AB$22])+SUM([.AB$28:.AB$36])+[.AB$25];&quot;&quot;)" office:value-type="float" office:value="1" calcext:value-type="float">
            <text:p>1,00</text:p>
          </table:table-cell>
          <table:table-cell table:style-name="ce83" table:formula="of:=IF(IF([.AC$8]=&quot;&quot;;0;[.AC$8])+SUM([.AC$12:.AC$16])+SUM([.AC$20:.AC$22])+SUM([.AC$28:.AC$36])+[.AC$25]&gt;0;IF([.AC$8]=&quot;&quot;;0;[.AC$8])+SUM([.AC$12:.AC$16])+SUM([.AC$20:.AC$22])+SUM([.AC$28:.AC$36])+[.AC$25];&quot;&quot;)" office:value-type="float" office:value="1" calcext:value-type="float">
            <text:p>1,00</text:p>
          </table:table-cell>
          <table:table-cell table:style-name="ce83" table:formula="of:=IF(IF([.AD$8]=&quot;&quot;;0;[.AD$8])+SUM([.AD$12:.AD$16])+SUM([.AD$20:.AD$22])+SUM([.AD$28:.AD$36])+[.AD$25]&gt;0;IF([.AD$8]=&quot;&quot;;0;[.AD$8])+SUM([.AD$12:.AD$16])+SUM([.AD$20:.AD$22])+SUM([.AD$28:.AD$36])+[.AD$25];&quot;&quot;)" office:value-type="float" office:value="1" calcext:value-type="float">
            <text:p>1,00</text:p>
          </table:table-cell>
          <table:table-cell table:style-name="ce83" table:formula="of:=IF(IF([.AE$8]=&quot;&quot;;0;[.AE$8])+SUM([.AE$12:.AE$16])+SUM([.AE$20:.AE$22])+SUM([.AE$28:.AE$36])+[.AE$25]&gt;0;IF([.AE$8]=&quot;&quot;;0;[.AE$8])+SUM([.AE$12:.AE$16])+SUM([.AE$20:.AE$22])+SUM([.AE$28:.AE$36])+[.AE$25];&quot;&quot;)" office:value-type="float" office:value="1" calcext:value-type="float">
            <text:p>1,00</text:p>
          </table:table-cell>
          <table:table-cell table:style-name="ce83" table:formula="of:=IF(IF([.AF$8]=&quot;&quot;;0;[.AF$8])+SUM([.AF$12:.AF$16])+SUM([.AF$20:.AF$22])+SUM([.AF$28:.AF$36])+[.AF$25]&gt;0;IF([.AF$8]=&quot;&quot;;0;[.AF$8])+SUM([.AF$12:.AF$16])+SUM([.AF$20:.AF$22])+SUM([.AF$28:.AF$36])+[.AF$25];&quot;&quot;)" office:value-type="float" office:value="1" calcext:value-type="float">
            <text:p>1,00</text:p>
          </table:table-cell>
          <table:table-cell table:style-name="ce83" table:formula="of:=IF(IF([.AG$8]=&quot;&quot;;0;[.AG$8])+SUM([.AG$12:.AG$16])+SUM([.AG$20:.AG$22])+SUM([.AG$28:.AG$36])+[.AG$25]&gt;0;IF([.AG$8]=&quot;&quot;;0;[.AG$8])+SUM([.AG$12:.AG$16])+SUM([.AG$20:.AG$22])+SUM([.AG$28:.AG$36])+[.AG$25];&quot;&quot;)">
            <text:p/>
          </table:table-cell>
          <table:table-cell table:style-name="ce83" table:formula="of:=IF(IF([.AH$8]=&quot;&quot;;0;[.AH$8])+SUM([.AH$12:.AH$16])+SUM([.AH$20:.AH$22])+SUM([.AH$28:.AH$36])+[.AH$25]&gt;0;IF([.AH$8]=&quot;&quot;;0;[.AH$8])+SUM([.AH$12:.AH$16])+SUM([.AH$20:.AH$22])+SUM([.AH$28:.AH$36])+[.AH$25];&quot;&quot;)">
            <text:p/>
          </table:table-cell>
          <table:table-cell table:style-name="ce115" table:formula="of:=SUM([.D38:.AH38])" office:value-type="float" office:value="29" calcext:value-type="float">
            <text:p>29,00</text:p>
          </table:table-cell>
          <table:table-cell table:style-name="ce122" table:number-columns-repeated="222"/>
          <table:table-cell table:number-columns-repeated="16127"/>
        </table:table-row>
        <table:table-row table:style-name="ro3">
          <table:table-cell table:number-columns-repeated="3"/>
          <table:table-cell table:style-name="ce129"/>
          <table:table-cell table:number-columns-repeated="16380"/>
        </table:table-row>
        <table:table-row table:style-name="ro10">
          <table:table-cell table:number-columns-repeated="3"/>
          <table:table-cell table:style-name="ce66" table:number-columns-repeated="5"/>
          <table:table-cell table:style-name="ce209" office:value-type="string" calcext:value-type="string" table:number-columns-spanned="20" table:number-rows-spanned="1">
            <text:p>SIGNATURE</text:p>
          </table:table-cell>
          <table:covered-table-cell table:number-columns-repeated="19" table:style-name="ce209"/>
          <table:table-cell/>
          <table:table-cell table:style-name="ce108"/>
          <table:table-cell table:number-columns-repeated="16354"/>
        </table:table-row>
        <table:table-row table:style-name="ro13">
          <table:table-cell table:number-columns-repeated="3"/>
          <table:table-cell table:style-name="ce67" table:number-columns-repeated="5"/>
          <table:table-cell table:style-name="ce210" office:value-type="string" calcext:value-type="string" table:number-columns-spanned="20" table:number-rows-spanned="1">
            <text:p>Collaborateur</text:p>
          </table:table-cell>
          <table:covered-table-cell table:number-columns-repeated="19" table:style-name="ce210"/>
          <table:table-cell table:number-columns-repeated="16356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16381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16381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16381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16381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16381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16381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7"/>
          <table:table-cell table:number-columns-repeated="16381"/>
        </table:table-row>
        <table:table-row table:style-name="ro3" table:visibility="collapse">
          <table:table-cell table:style-name="ce135" office:value-type="string" calcext:value-type="string" table:number-columns-spanned="6" table:number-rows-spanned="1">
            <text:p>(En gras : A renseigner chaque année)</text:p>
          </table:table-cell>
          <table:covered-table-cell table:number-columns-repeated="5" table:style-name="ce135"/>
          <table:table-cell table:style-name="ce129" table:number-columns-spanned="3" table:number-rows-spanned="1"/>
          <table:covered-table-cell table:number-columns-repeated="2" table:style-name="ce129"/>
          <table:table-cell table:style-name="ce129" table:number-columns-spanned="3" table:number-rows-spanned="1"/>
          <table:covered-table-cell table:number-columns-repeated="2" table:style-name="ce129"/>
          <table:table-cell table:number-columns-repeated="16372"/>
        </table:table-row>
        <table:table-row table:style-name="ro3" table:visibility="collapse">
          <table:table-cell table:style-name="ce136" office:value-type="string" calcext:value-type="string" table:number-columns-spanned="2" table:number-rows-spanned="1">
            <text:p>lundi Pâques</text:p>
          </table:table-cell>
          <table:covered-table-cell table:style-name="ce136"/>
          <table:table-cell table:style-name="ce48" office:value-type="date" office:date-value="2006-04-17" calcext:value-type="date">
            <text:p>17-avr.-06</text:p>
          </table:table-cell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number-columns-repeated="16372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Ascencion</text:p>
          </table:table-cell>
          <table:covered-table-cell table:style-name="ce135"/>
          <table:table-cell table:style-name="ce48" table:formula="of:=[.C52]+38" office:value-type="date" office:date-value="2006-05-25" calcext:value-type="date">
            <text:p>25-mai-06</text:p>
          </table:table-cell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number-columns-repeated="16372"/>
        </table:table-row>
        <table:table-row table:style-name="ro3" table:visibility="collapse">
          <table:table-cell office:value-type="string" calcext:value-type="string">
            <text:p>Fête Travail</text:p>
          </table:table-cell>
          <table:table-cell/>
          <table:table-cell table:style-name="ce48" office:value-type="date" office:date-value="2006-05-01" calcext:value-type="date">
            <text:p>1-mai-06</text:p>
          </table:table-cell>
          <table:table-cell table:style-name="ce48" table:number-columns-repeated="9"/>
          <table:table-cell table:number-columns-repeated="16372"/>
        </table:table-row>
        <table:table-row table:style-name="ro3" table:visibility="collapse">
          <table:table-cell office:value-type="string" calcext:value-type="string">
            <text:p>Victoire</text:p>
          </table:table-cell>
          <table:table-cell/>
          <table:table-cell table:style-name="ce48" office:value-type="date" office:date-value="2006-05-08" calcext:value-type="date">
            <text:p>8-mai-06</text:p>
          </table:table-cell>
          <table:table-cell table:style-name="ce48" table:number-columns-repeated="9"/>
          <table:table-cell table:number-columns-repeated="16372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lundi Pentecôte</text:p>
          </table:table-cell>
          <table:covered-table-cell table:style-name="ce135"/>
          <table:table-cell table:style-name="ce48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number-columns-repeated="16372"/>
        </table:table-row>
        <table:table-row table:style-name="ro3" table:visibility="collapse">
          <table:table-cell office:value-type="string" calcext:value-type="string">
            <text:p>Fête Nationale</text:p>
          </table:table-cell>
          <table:table-cell/>
          <table:table-cell table:style-name="ce48" office:value-type="date" office:date-value="2006-07-14" calcext:value-type="date">
            <text:p>14-juil.-06</text:p>
          </table:table-cell>
          <table:table-cell table:style-name="ce48" table:number-columns-repeated="9"/>
          <table:table-cell table:number-columns-repeated="16372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Assomption</text:p>
          </table:table-cell>
          <table:covered-table-cell table:style-name="ce129"/>
          <table:table-cell table:style-name="ce48" office:value-type="date" office:date-value="2006-08-15" calcext:value-type="date">
            <text:p>15-août-06</text:p>
          </table:table-cell>
          <table:table-cell table:number-columns-repeated="16381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Toussaint</text:p>
          </table:table-cell>
          <table:covered-table-cell table:style-name="ce129"/>
          <table:table-cell table:style-name="ce48" office:value-type="date" office:date-value="2006-11-01" calcext:value-type="date">
            <text:p>1-nov.-06</text:p>
          </table:table-cell>
          <table:table-cell table:number-columns-repeated="16381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Armistice</text:p>
          </table:table-cell>
          <table:covered-table-cell table:style-name="ce129"/>
          <table:table-cell table:style-name="ce48" office:value-type="date" office:date-value="2006-11-11" calcext:value-type="date">
            <text:p>11-nov.-06</text:p>
          </table:table-cell>
          <table:table-cell table:number-columns-repeated="16381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Noël</text:p>
          </table:table-cell>
          <table:covered-table-cell table:style-name="ce129"/>
          <table:table-cell table:style-name="ce48" office:value-type="date" office:date-value="2006-12-25" calcext:value-type="date">
            <text:p>25-déc.-06</text:p>
          </table:table-cell>
          <table:table-cell table:number-columns-repeated="16381"/>
        </table:table-row>
        <table:table-row table:style-name="ro3">
          <table:table-cell table:number-columns-repeated="2"/>
          <table:table-cell table:style-name="ce48"/>
          <table:table-cell table:number-columns-repeated="16381"/>
        </table:table-row>
        <table:table-row table:style-name="ro3" table:number-rows-repeated="1048513">
          <table:table-cell table:number-columns-repeated="16384"/>
        </table:table-row>
        <table:table-row table:style-name="ro3">
          <table:table-cell table:number-columns-repeated="16384"/>
        </table:table-row>
        <table:named-expressions>
          <table:named-range table:name="Année" table:base-cell-address="$'janvier 2024'.$A$1" table:cell-range-address="$'fevrier 2024'.$Z$3"/>
          <table:named-range table:name="fériés" table:base-cell-address="$'janvier 2024'.$A$1" table:cell-range-address="$'fevrier 2024'.$C$52:.$C$61"/>
          <table:named-range table:name="mois" table:base-cell-address="$'janvier 2024'.$A$1" table:cell-range-address="$'fevrier 2024'.$X$3"/>
          <table:named-range table:name="_xlnm.Print_Area" table:base-cell-address="$'janvier 2024'.$A$1" table:cell-range-address="$'fevrier 2024'.$A$1:.$AI$41" table:range-usable-as="print-range"/>
          <table:named-range table:name="_xlnm_Print_Area" table:base-cell-address="$'janvier 2024'.$A$1" table:cell-range-address="$'fevrier 2024'.$A$1:.$AI$41"/>
        </table:named-expressions>
        <calcext:conditional-formats>
          <calcext:conditional-format calcext:target-range-address="'fevrier 2024'.Z3:'fevrier 2024'.AA3">
            <calcext:condition calcext:apply-style-name="ConditionalStyle_2" calcext:value="between([.$A$65],[.$A$66])" calcext:base-cell-address="'fevrier 2024'.Z3"/>
            <calcext:condition calcext:apply-style-name="ConditionalStyle_3" calcext:value="between([.$A$65],[.$A$66])" calcext:base-cell-address="'fevrier 2024'.Z3"/>
            <calcext:condition calcext:apply-style-name="ConditionalStyle_4" calcext:value="between([.$A$65],[.$A$66])" calcext:base-cell-address="'fevrier 2024'.Z3"/>
          </calcext:conditional-format>
        </calcext:conditional-formats>
      </table:table>
      <table:table table:name="Mars 2024" table:style-name="ta4" table:print-ranges="'Mars 2024'.A1:'Mars 2024'.AI41">
        <office:forms form:automatic-focus="false" form:apply-design-mode="false"/>
        <table:table-column table:style-name="co12" table:default-cell-style-name="ce101"/>
        <table:table-column table:style-name="co13" table:default-cell-style-name="ce101"/>
        <table:table-column table:style-name="co14" table:default-cell-style-name="ce101"/>
        <table:table-column table:style-name="co15" table:number-columns-repeated="4" table:default-cell-style-name="ce101"/>
        <table:table-column table:style-name="co15" table:default-cell-style-name="ce88"/>
        <table:table-column table:style-name="co15" table:number-columns-repeated="3" table:default-cell-style-name="ce101"/>
        <table:table-column table:style-name="co18" table:default-cell-style-name="ce101"/>
        <table:table-column table:style-name="co15" table:number-columns-repeated="6" table:default-cell-style-name="ce101"/>
        <table:table-column table:style-name="co18" table:default-cell-style-name="ce101"/>
        <table:table-column table:style-name="co15" table:number-columns-repeated="15" table:default-cell-style-name="ce101"/>
        <table:table-column table:style-name="co19" table:default-cell-style-name="ce101"/>
        <table:table-column table:style-name="co16" table:number-columns-repeated="222" table:default-cell-style-name="ce82"/>
        <table:table-column table:style-name="co17" table:number-columns-repeated="16127" table:default-cell-style-name="Default"/>
        <table:table-row table:style-name="ro2">
          <table:table-cell table:style-name="ce1"/>
          <table:table-cell table:style-name="ce7"/>
          <table:table-cell table:style-name="ce42"/>
          <table:table-cell table:style-name="ce49"/>
          <table:table-cell table:style-name="ce69" office:value-type="string" calcext:value-type="string">
            <text:p>NOM :</text:p>
          </table:table-cell>
          <table:table-cell table:style-name="ce197" office:value-type="string" calcext:value-type="string" table:number-columns-spanned="7" table:number-rows-spanned="1">
            <text:p>Mourad ZAMOUN</text:p>
          </table:table-cell>
          <table:covered-table-cell table:number-columns-repeated="6" table:style-name="ce197"/>
          <table:table-cell table:style-name="ce4"/>
          <table:table-cell table:style-name="ce213" office:value-type="string" calcext:value-type="string" table:number-columns-spanned="22" table:number-rows-spanned="1">
            <text:p>RAPPORT D'ACTIVITE</text:p>
          </table:table-cell>
          <table:covered-table-cell table:number-columns-repeated="21" table:style-name="ce213"/>
          <table:table-cell table:style-name="ce42" table:number-columns-repeated="222"/>
          <table:table-cell table:number-columns-repeated="16127"/>
        </table:table-row>
        <table:table-row table:style-name="ro4">
          <table:table-cell table:style-name="ce6">
            <draw:frame draw:z-index="0" draw:name="Image 3" draw:style-name="gr1" draw:text-style-name="P1" svg:width="5.511cm" svg:height="1.105cm" svg:x="0.206cm" svg:y="0.052cm">
              <draw:image xlink:href="Pictures/10000000000000C900000025E0397C5F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50"/>
          <table:table-cell table:style-name="ce70" office:value-type="string" calcext:value-type="string">
            <text:p>TEL :</text:p>
          </table:table-cell>
          <table:table-cell table:style-name="ce85" office:value-type="float" office:value="662366914" calcext:value-type="float" table:number-columns-spanned="7" table:number-rows-spanned="1">
            <text:p>662366914</text:p>
          </table:table-cell>
          <table:covered-table-cell table:number-columns-repeated="6" table:style-name="ce85"/>
          <table:table-cell/>
          <table:table-cell table:style-name="ce214" office:value-type="string" calcext:value-type="string" table:number-columns-spanned="22" table:number-rows-spanned="1">
            <text:p>Fax : 01.84.18.08.11 / contact@eisi-consulting.fr</text:p>
          </table:table-cell>
          <table:covered-table-cell table:number-columns-repeated="21" table:style-name="ce214"/>
          <table:table-cell table:number-columns-repeated="16349"/>
        </table:table-row>
        <table:table-row table:style-name="ro2">
          <table:table-cell table:style-name="ce3"/>
          <table:table-cell table:style-name="ce30" table:number-columns-repeated="2"/>
          <table:table-cell table:style-name="ce51"/>
          <table:table-cell table:style-name="ce71"/>
          <table:table-cell table:style-name="ce199" table:number-columns-spanned="7" table:number-rows-spanned="1"/>
          <table:covered-table-cell table:number-columns-repeated="6" table:style-name="ce199"/>
          <table:table-cell table:style-name="ce99"/>
          <table:table-cell table:number-columns-repeated="6"/>
          <table:table-cell table:style-name="ce102"/>
          <table:table-cell table:style-name="ce99"/>
          <table:table-cell/>
          <table:table-cell table:style-name="ce103" office:value-type="string" calcext:value-type="string">
            <text:p>mois :</text:p>
          </table:table-cell>
          <table:table-cell table:style-name="ce104" table:content-validation-name="val11" office:value-type="float" office:value="3" calcext:value-type="float">
            <text:p>3</text:p>
          </table:table-cell>
          <table:table-cell table:style-name="ce105" office:value-type="string" calcext:value-type="string">
            <text:p>an :</text:p>
          </table:table-cell>
          <table:table-cell table:style-name="ce125" table:content-validation-name="val12" office:value-type="float" office:value="2024" calcext:value-type="float" table:number-columns-spanned="2" table:number-rows-spanned="1">
            <text:p>2024</text:p>
          </table:table-cell>
          <table:covered-table-cell table:style-name="ce126" table:content-validation-name="val12"/>
          <table:table-cell table:style-name="ce4" table:number-columns-repeated="7"/>
          <table:table-cell table:number-columns-repeated="16350"/>
        </table:table-row>
        <table:table-row table:style-name="ro3">
          <table:table-cell table:style-name="ce3"/>
          <table:table-cell table:style-name="ce30"/>
          <table:table-cell table:style-name="ce43" table:number-columns-repeated="2"/>
          <table:table-cell table:style-name="ce72"/>
          <table:table-cell table:style-name="ce87"/>
          <table:table-cell table:style-name="ce7"/>
          <table:table-cell table:number-columns-repeated="3"/>
          <table:table-cell table:style-name="ce4" table:number-columns-repeated="3"/>
          <table:table-cell table:number-columns-repeated="15"/>
          <table:table-cell table:style-name="ce4" table:number-columns-repeated="6"/>
          <table:table-cell table:number-columns-repeated="16350"/>
        </table:table-row>
        <table:table-row table:style-name="ro3" table:visibility="collapse">
          <table:table-cell table:style-name="ce4"/>
          <table:table-cell table:style-name="ce7" table:number-columns-repeated="2"/>
          <table:table-cell table:style-name="ce4" table:number-columns-repeated="4"/>
          <table:table-cell/>
          <table:table-cell table:style-name="ce4" table:number-columns-repeated="27"/>
          <table:table-cell table:number-columns-repeated="16349"/>
        </table:table-row>
        <table:table-row table:style-name="ro6">
          <table:table-cell table:style-name="ce17" table:number-columns-spanned="3" table:number-rows-spanned="1"/>
          <table:covered-table-cell table:number-columns-repeated="2" table:style-name="ce17"/>
          <table:table-cell table:style-name="ce52"/>
          <table:table-cell table:style-name="ce4" table:number-columns-repeated="3"/>
          <table:table-cell/>
          <table:table-cell table:style-name="ce4" table:number-columns-repeated="2"/>
          <table:table-cell table:style-name="ce98"/>
          <table:table-cell table:style-name="ce4" table:number-columns-repeated="24"/>
          <table:table-cell table:number-columns-repeated="16349"/>
        </table:table-row>
        <table:table-row table:style-name="ro7">
          <table:table-cell table:style-name="ce19" office:value-type="string" calcext:value-type="string" table:number-columns-spanned="3" table:number-rows-spanned="1">
            <text:p>Calendrier</text:p>
          </table:table-cell>
          <table:covered-table-cell table:number-columns-repeated="2" table:style-name="ce19"/>
          <table:table-cell table:style-name="ce5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27" calcext:value-type="float">
            <text:p>27</text:p>
          </table:table-cell>
          <table:table-cell table:style-name="ce73" table:formula="of:=IF(DAY(DATE(Année;mois+1;1)-1)&gt;27;28;&quot;&quot;)" office:value-type="float" office:value="28" calcext:value-type="float">
            <text:p>28</text:p>
          </table:table-cell>
          <table:table-cell table:style-name="ce73" table:formula="of:=IF(DAY(DATE(Année;mois+1;1)-1)&gt;28;29;&quot;&quot;)" office:value-type="float" office:value="29" calcext:value-type="float">
            <text:p>29</text:p>
          </table:table-cell>
          <table:table-cell table:style-name="ce73" table:formula="of:=IF(DAY(DATE(Année;mois+1;1)-1)&gt;29;30;&quot;&quot;)" office:value-type="float" office:value="30" calcext:value-type="float">
            <text:p>30</text:p>
          </table:table-cell>
          <table:table-cell table:style-name="ce109" table:formula="of:=IF(DAY(DATE(Année;mois+1;1)-1)&gt;30;31;&quot;&quot;)" office:value-type="float" office:value="31" calcext:value-type="float">
            <text:p>31</text:p>
          </table:table-cell>
          <table:table-cell table:style-name="ce110" office:value-type="string" calcext:value-type="string">
            <text:p>Total</text:p>
          </table:table-cell>
          <table:table-cell table:number-columns-repeated="16349"/>
        </table:table-row>
        <table:table-row table:style-name="ro7">
          <table:table-cell table:style-name="ce19" office:value-type="string" calcext:value-type="string" table:number-columns-spanned="3" table:number-rows-spanned="1">
            <text:p>Jours chômés</text:p>
          </table:table-cell>
          <table:covered-table-cell table:number-columns-repeated="2" table:style-name="ce19"/>
          <table:table-cell table:style-name="ce54" table:formula="of:=IF(OR((DATE(Année;mois;[.D$7])=[.C52]);(DATE(Année;mois;[.D$7])=[.C53]);(DATE(Année;mois;[.D$7])=[.C56]));1;IF(OR(mois=1;mois=5;mois=11);1;IF(WEEKDAY(DATE(Année;mois;[.D$7]))=7;1;IF(WEEKDAY(DATE(Année;mois;[.D$7]))=1;1;&quot;&quot;))))">
            <text:p/>
          </table:table-cell>
          <table:table-cell table:style-name="ce74" table:formula="of:=IF(OR((DATE(Année;mois;[.E$7])=[.C52]);(DATE(Année;mois;[.E$7])=[.C53]);(DATE(Année;mois;[.E$7])=[.C56]));1;IF(WEEKDAY(DATE(Année;mois;[.E$7]))=7;1;IF(WEEKDAY(DATE(Année;mois;[.E$7]))=1;1;&quot;&quot;)))" office:value-type="float" office:value="1" calcext:value-type="float">
            <text:p>1</text:p>
          </table:table-cell>
          <table:table-cell table:style-name="ce74" table:formula="of:=IF(OR((DATE(Année;mois;[.F$7])=[.C52]);(DATE(Année;mois;[.F$7])=[.C53]);(DATE(Année;mois;[.F$7])=[.C56]));1;IF(WEEKDAY(DATE(Année;mois;[.F$7]))=7;1;IF(WEEKDAY(DATE(Année;mois;[.F$7]))=1;1;&quot;&quot;)))" office:value-type="float" office:value="1" calcext:value-type="float">
            <text:p>1</text:p>
          </table:table-cell>
          <table:table-cell table:style-name="ce74" table:formula="of:=IF(OR((DATE(Année;mois;[.G$7])=[.C52]);(DATE(Année;mois;[.G$7])=[.C53]);(DATE(Année;mois;[.G$7])=[.C56]));1;IF(WEEKDAY(DATE(Année;mois;[.G$7]))=7;1;IF(WEEKDAY(DATE(Année;mois;[.G$7]))=1;1;&quot;&quot;)))">
            <text:p/>
          </table:table-cell>
          <table:table-cell table:style-name="ce74" office:value-type="float" office:value="1" calcext:value-type="float">
            <text:p>1</text:p>
          </table:table-cell>
          <table:table-cell table:style-name="ce74" table:formula="of:=IF(OR((DATE(Année;mois;[.I$7])=[.C52]);(DATE(Année;mois;[.I$7])=[.C53]);(DATE(Année;mois;[.I$7])=[.C56]));1;IF(WEEKDAY(DATE(Année;mois;[.I$7]))=7;1;IF(WEEKDAY(DATE(Année;mois;[.I$7]))=1;1;&quot;&quot;)))">
            <text:p/>
          </table:table-cell>
          <table:table-cell table:style-name="ce74" table:formula="of:=IF(OR((DATE(Année;mois;[.J$7])=[.C52]);(DATE(Année;mois;[.J$7])=[.C53]);(DATE(Année;mois;[.J$7])=[.C56]));1;IF(WEEKDAY(DATE(Année;mois;[.J$7]))=7;1;IF(WEEKDAY(DATE(Année;mois;[.J$7]))=1;1;&quot;&quot;)))">
            <text:p/>
          </table:table-cell>
          <table:table-cell table:style-name="ce74" table:formula="of:=IF(OR((DATE(Année;mois;[.K$7])=[.C52]);(DATE(Année;mois;[.K$7])=[.K53]);(DATE(Année;mois;[.K$7])=[.C56]));1;IF(mois=5;1;IF(WEEKDAY(DATE(Année;mois;[.K$7]))=7;1;IF(WEEKDAY(DATE(Année;mois;[.K$7]))=1;1;&quot;&quot;))))">
            <text:p/>
          </table:table-cell>
          <table:table-cell table:style-name="ce74" table:formula="of:=IF(OR((DATE(Année;mois;[.L$7])=[.C52]);(DATE(Année;mois;[.L$7])=[.C53]);(DATE(Année;mois;[.L$7])=[.C56]));1;IF(WEEKDAY(DATE(Année;mois;[.L$7]))=7;1;IF(WEEKDAY(DATE(Année;mois;[.L$7]))=1;1;&quot;&quot;)))" office:value-type="float" office:value="1" calcext:value-type="float">
            <text:p>1</text:p>
          </table:table-cell>
          <table:table-cell table:style-name="ce74" table:formula="of:=IF(OR((DATE(Année;mois;[.M$7])=[.C52]);(DATE(Année;mois;[.M$7])=[.C53]);(DATE(Année;mois;[.M$7])=[.C56]));1;IF(WEEKDAY(DATE(Année;mois;[.M$7]))=7;1;IF(WEEKDAY(DATE(Année;mois;[.M$7]))=1;1;&quot;&quot;)))" office:value-type="float" office:value="1" calcext:value-type="float">
            <text:p>1</text:p>
          </table:table-cell>
          <table:table-cell table:style-name="ce74" table:formula="of:=IF(OR((DATE(Année;mois;[.N$7])=[.C52]);(DATE(Année;mois;[.N$7])=[.C53]);(DATE(Année;mois;[.N$7])=[.C56]));1;IF(mois=11;1;IF(WEEKDAY(DATE(Année;mois;[.N$7]))=7;1;IF(WEEKDAY(DATE(Année;mois;[.N$7]))=1;1;&quot;&quot;))))">
            <text:p/>
          </table:table-cell>
          <table:table-cell table:style-name="ce74" table:formula="of:=IF(OR((DATE(Année;mois;[.O$7])=[.C52]);(DATE(Année;mois;[.O$7])=[.C53]);(DATE(Année;mois;[.O$7])=[.C56]));1;IF(WEEKDAY(DATE(Année;mois;[.O$7]))=7;1;IF(WEEKDAY(DATE(Année;mois;[.O$7]))=1;1;&quot;&quot;)))">
            <text:p/>
          </table:table-cell>
          <table:table-cell table:style-name="ce74" table:formula="of:=IF(OR((DATE(Année;mois;[.P$7])=[.C52]);(DATE(Année;mois;[.P$7])=[.C53]);(DATE(Année;mois;[.P$7])=[.C56]));1;IF(WEEKDAY(DATE(Année;mois;[.P$7]))=7;1;IF(WEEKDAY(DATE(Année;mois;[.P$7]))=1;1;&quot;&quot;)))">
            <text:p/>
          </table:table-cell>
          <table:table-cell table:style-name="ce74" table:formula="of:=IF(OR((DATE(Année;mois;[.Q$7])=[.C52]);(DATE(Année;mois;[.Q$7])=[.C53]);(DATE(Année;mois;[.Q$7])=[.C56]));1;IF(mois=7;1;IF(WEEKDAY(DATE(Année;mois;[.Q$7]))=7;1;IF(WEEKDAY(DATE(Année;mois;[.Q$7]))=1;1;&quot;&quot;))))">
            <text:p/>
          </table:table-cell>
          <table:table-cell table:style-name="ce74" table:formula="of:=IF(OR((DATE(Année;mois;[.R$7])=[.C52]);(DATE(Année;mois;[.R$7])=[.C53]);(DATE(Année;mois;[.R$7])=[.C56]));1;IF(mois=8;1;IF(WEEKDAY(DATE(Année;mois;[.R$7]))=7;1;IF(WEEKDAY(DATE(Année;mois;[.R$7]))=1;1;&quot;&quot;))))">
            <text:p/>
          </table:table-cell>
          <table:table-cell table:style-name="ce74" table:formula="of:=IF(OR((DATE(Année;mois;[.S$7])=[.C52]);(DATE(Année;mois;[.S$7])=[.C53]);(DATE(Année;mois;[.S$7])=[.C56]));1;IF(WEEKDAY(DATE(Année;mois;[.S$7]))=7;1;IF(WEEKDAY(DATE(Année;mois;[.S$7]))=1;1;&quot;&quot;)))" office:value-type="float" office:value="1" calcext:value-type="float">
            <text:p>1</text:p>
          </table:table-cell>
          <table:table-cell table:style-name="ce74" table:formula="of:=IF(OR((DATE(Année;mois;[.T$7])=[.C52]);(DATE(Année;mois;[.T$7])=[.C53]);(DATE(Année;mois;[.T$7])=[.C56]));1;IF(WEEKDAY(DATE(Année;mois;[.T$7]))=7;1;IF(WEEKDAY(DATE(Année;mois;[.T$7]))=1;1;&quot;&quot;)))" office:value-type="float" office:value="1" calcext:value-type="float">
            <text:p>1</text:p>
          </table:table-cell>
          <table:table-cell table:style-name="ce74" table:formula="of:=IF(OR((DATE(Année;mois;[.U$7])=[.C52]);(DATE(Année;mois;[.U$7])=[.C53]);(DATE(Année;mois;[.U$7])=[.C56]));1;IF(WEEKDAY(DATE(Année;mois;[.U$7]))=7;1;IF(WEEKDAY(DATE(Année;mois;[.U$7]))=1;1;&quot;&quot;)))">
            <text:p/>
          </table:table-cell>
          <table:table-cell table:style-name="ce74" table:formula="of:=IF(OR((DATE(Année;mois;[.V$7])=[.C52]);(DATE(Année;mois;[.V$7])=[.C53]);(DATE(Année;mois;[.V$7])=[.C56]));1;IF(WEEKDAY(DATE(Année;mois;[.V$7]))=7;1;IF(WEEKDAY(DATE(Année;mois;[.V$7]))=1;1;&quot;&quot;)))">
            <text:p/>
          </table:table-cell>
          <table:table-cell table:style-name="ce74" table:formula="of:=IF(OR((DATE(Année;mois;[.W$7])=[.C52]);(DATE(Année;mois;[.W$7])=[.C53]);(DATE(Année;mois;[.W$7])=[.C56]));1;IF(WEEKDAY(DATE(Année;mois;[.W$7]))=7;1;IF(WEEKDAY(DATE(Année;mois;[.W$7]))=1;1;&quot;&quot;)))">
            <text:p/>
          </table:table-cell>
          <table:table-cell table:style-name="ce74" table:formula="of:=IF(OR((DATE(Année;mois;[.X$7])=[.C52]);(DATE(Année;mois;[.X$7])=[.C53]);(DATE(Année;mois;[.X$7])=[.C56]));1;IF(WEEKDAY(DATE(Année;mois;[.X$7]))=7;1;IF(WEEKDAY(DATE(Année;mois;[.X$7]))=1;1;&quot;&quot;)))">
            <text:p/>
          </table:table-cell>
          <table:table-cell table:style-name="ce74" table:formula="of:=IF(OR((DATE(Année;mois;[.Y$7])=[.C52]);(DATE(Année;mois;[.Y$7])=[.C53]);(DATE(Année;mois;[.Y$7])=[.C56]));1;IF(WEEKDAY(DATE(Année;mois;[.Y$7]))=7;1;IF(WEEKDAY(DATE(Année;mois;[.Y$7]))=1;1;&quot;&quot;)))">
            <text:p/>
          </table:table-cell>
          <table:table-cell table:style-name="ce74" table:formula="of:=IF(OR((DATE(Année;mois;[.Z$7])=[.C52]);(DATE(Année;mois;[.Z$7])=[.C53]);(DATE(Année;mois;[.Z$7])=[.C56]));1;IF(WEEKDAY(DATE(Année;mois;[.Z$7]))=7;1;IF(WEEKDAY(DATE(Année;mois;[.Z$7]))=1;1;&quot;&quot;)))" office:value-type="float" office:value="1" calcext:value-type="float">
            <text:p>1</text:p>
          </table:table-cell>
          <table:table-cell table:style-name="ce74" table:formula="of:=IF(OR((DATE(Année;mois;[.AA$7])=[.C52]);(DATE(Année;mois;[.AA$7])=[.C53]);(DATE(Année;mois;[.AA$7])=[.C56]));1;IF(WEEKDAY(DATE(Année;mois;[.AA$7]))=7;1;IF(WEEKDAY(DATE(Année;mois;[.AA$7]))=1;1;&quot;&quot;)))" office:value-type="float" office:value="1" calcext:value-type="float">
            <text:p>1</text:p>
          </table:table-cell>
          <table:table-cell table:style-name="ce74" table:formula="of:=IF(OR((DATE(Année;mois;[.AB$7])=[.C52]);(DATE(Année;mois;[.AB$7])=[.C53]);(DATE(Année;mois;[.AB$7])=[.C56]));1;IF(mois=12;1;IF(WEEKDAY(DATE(Année;mois;[.AB$7]))=7;1;IF(WEEKDAY(DATE(Année;mois;[.AB$7]))=1;1;&quot;&quot;))))">
            <text:p/>
          </table:table-cell>
          <table:table-cell table:style-name="ce74" table:formula="of:=IF(OR((DATE(Année;mois;[.AC$7])=[.C52]);(DATE(Année;mois;[.AC$7])=[.C53]);(DATE(Année;mois;[.AC$7])=[.C56]));1;IF(WEEKDAY(DATE(Année;mois;[.AC$7]))=7;1;IF(WEEKDAY(DATE(Année;mois;[.AC$7]))=1;1;&quot;&quot;)))">
            <text:p/>
          </table:table-cell>
          <table:table-cell table:style-name="ce74" table:formula="of:=IF(OR((DATE(Année;mois;[.AD$7])=[.C52]);(DATE(Année;mois;[.AD$7])=[.C53]);(DATE(Année;mois;[.AD$7])=[.C56]));1;IF(WEEKDAY(DATE(Année;mois;[.AD$7]))=7;1;IF(WEEKDAY(DATE(Année;mois;[.AD$7]))=1;1;&quot;&quot;)))">
            <text:p/>
          </table:table-cell>
          <table:table-cell table:style-name="ce74" table:formula="of:=IF(OR((DATE(Année;mois;[.AE$7])=[.C52]);(DATE(Année;mois;[.AE$7])=[.C53]);(DATE(Année;mois;[.AE$7])=[.C56]));1;IF(WEEKDAY(DATE(Année;mois;[.AE$7]))=7;1;IF(WEEKDAY(DATE(Année;mois;[.AE$7]))=1;1;&quot;&quot;)))">
            <text:p/>
          </table:table-cell>
          <table:table-cell table:style-name="ce74" table:formula="of:=IF([.AF$7]=&quot;&quot;;&quot;&quot;;IF(OR((DATE(Année;mois;[.AF$7])=[.C52]);(DATE(Année;mois;[.AF$7])=[.C53]);(DATE(Année;mois;[.AF$7])=[.C56]));1;IF(WEEKDAY(DATE(Année;mois;[.AF$7]))=7;1;IF(WEEKDAY(DATE(Année;mois;[.AF$7]))=1;1;&quot;&quot;))))">
            <text:p/>
          </table:table-cell>
          <table:table-cell table:style-name="ce74" table:formula="of:=IF([.AG$7]=&quot;&quot;;&quot;&quot;;IF(OR((DATE(Année;mois;[.AG$7])=[.C52]);(DATE(Année;mois;[.AG$7])=[.C53]);(DATE(Année;mois;[.AG$7])=[.C56]));1;IF(WEEKDAY(DATE(Année;mois;[.AG$7]))=7;1;IF(WEEKDAY(DATE(Année;mois;[.AG$7]))=1;1;&quot;&quot;))))" office:value-type="float" office:value="1" calcext:value-type="float">
            <text:p>1</text:p>
          </table:table-cell>
          <table:table-cell table:style-name="ce74" table:formula="of:=IF([.AH$7]=&quot;&quot;;&quot;&quot;;IF(OR((DATE(Année;mois;[.AH$7])=[.C52]);(DATE(Année;mois;[.AH$7])=[.C53]);(DATE(Année;mois;[.AH$7])=[.C56]));1;IF(WEEKDAY(DATE(Année;mois;[.AH$7]))=7;1;IF(WEEKDAY(DATE(Année;mois;[.AH$7]))=1;1;&quot;&quot;))))" office:value-type="float" office:value="1" calcext:value-type="float">
            <text:p>1</text:p>
          </table:table-cell>
          <table:table-cell table:style-name="ce111" table:formula="of:=SUM([.D8:.AH8])" office:value-type="float" office:value="11" calcext:value-type="float">
            <text:p>11,00</text:p>
          </table:table-cell>
          <table:table-cell table:number-columns-repeated="16349"/>
        </table:table-row>
        <table:table-row table:style-name="ro8">
          <table:table-cell table:style-name="ce7" table:number-columns-repeated="3"/>
          <table:table-cell table:style-name="ce55"/>
          <table:table-cell table:style-name="ce75" table:number-columns-repeated="3"/>
          <table:table-cell table:style-name="ce89"/>
          <table:table-cell table:style-name="ce75" table:number-columns-repeated="26"/>
          <table:table-cell table:style-name="ce112"/>
          <table:table-cell table:number-columns-repeated="16349"/>
        </table:table-row>
        <table:table-row table:style-name="ro7">
          <table:table-cell table:style-name="ce22" office:value-type="string" calcext:value-type="string" table:number-columns-spanned="3" table:number-rows-spanned="1">
            <text:p>Missions clients</text:p>
          </table:table-cell>
          <table:covered-table-cell table:number-columns-repeated="2" table:style-name="ce22"/>
          <table:table-cell table:style-name="ce56"/>
          <table:table-cell table:style-name="ce76" table:number-columns-repeated="3"/>
          <table:table-cell table:style-name="ce90"/>
          <table:table-cell table:style-name="ce76" table:number-columns-repeated="26"/>
          <table:table-cell table:style-name="ce113"/>
          <table:table-cell table:number-columns-repeated="16349"/>
        </table:table-row>
        <table:table-row table:style-name="ro7">
          <table:table-cell table:style-name="ce9" office:value-type="string" calcext:value-type="string">
            <text:p>Client</text:p>
          </table:table-cell>
          <table:table-cell table:style-name="ce144" office:value-type="string" calcext:value-type="string" table:number-columns-spanned="2" table:number-rows-spanned="1">
            <text:p>Intitulé de la mission</text:p>
          </table:table-cell>
          <table:covered-table-cell table:style-name="ce144"/>
          <table:table-cell table:style-name="ce57"/>
          <table:table-cell table:style-name="ce77" table:number-columns-repeated="3"/>
          <table:table-cell table:style-name="ce91"/>
          <table:table-cell table:style-name="ce77" table:number-columns-repeated="26"/>
          <table:table-cell table:style-name="ce114"/>
          <table:table-cell table:number-columns-repeated="16349"/>
        </table:table-row>
        <table:table-row table:style-name="ro3">
          <table:table-cell table:style-name="ce10" office:value-type="string" calcext:value-type="string">
            <text:p>SFR</text:p>
          </table:table-cell>
          <table:table-cell table:style-name="ce32" office:value-type="string" calcext:value-type="string">
            <text:p>Dev VXML et Web</text:p>
          </table:table-cell>
          <table:table-cell table:style-name="ce149"/>
          <table:table-cell table:style-name="ce58" table:content-validation-name="val9" office:value-type="float" office:value="1" calcext:value-type="float">
            <text:p>1,00</text:p>
          </table:table-cell>
          <table:table-cell table:style-name="ce58" table:content-validation-name="val9" table:number-columns-repeated="2"/>
          <table:table-cell table:style-name="ce58" table:content-validation-name="val9" office:value-type="float" office:value="1" calcext:value-type="float">
            <text:p>1,00</text:p>
          </table:table-cell>
          <table:table-cell table:style-name="ce58" table:content-validation-name="val9"/>
          <table:table-cell table:number-columns-repeated="2" table:style-name="ce58" table:content-validation-name="val9" office:value-type="float" office:value="1" calcext:value-type="float">
            <text:p>1,00</text:p>
          </table:table-cell>
          <table:table-cell table:style-name="ce58" table:content-validation-name="val9" table:number-columns-repeated="3"/>
          <table:table-cell table:number-columns-repeated="5" table:style-name="ce58" table:content-validation-name="val9" office:value-type="float" office:value="1" calcext:value-type="float">
            <text:p>1,00</text:p>
          </table:table-cell>
          <table:table-cell table:style-name="ce58" table:content-validation-name="val9" table:number-columns-repeated="2"/>
          <table:table-cell table:number-columns-repeated="5" table:style-name="ce58" table:content-validation-name="val9" office:value-type="float" office:value="1" calcext:value-type="float">
            <text:p>1,00</text:p>
          </table:table-cell>
          <table:table-cell table:style-name="ce58" table:content-validation-name="val9" table:number-columns-repeated="2"/>
          <table:table-cell table:number-columns-repeated="5" table:style-name="ce58" table:content-validation-name="val9" office:value-type="float" office:value="1" calcext:value-type="float">
            <text:p>1,00</text:p>
          </table:table-cell>
          <table:table-cell table:style-name="ce58" table:content-validation-name="val9" table:number-columns-repeated="2"/>
          <table:table-cell table:style-name="ce115" table:formula="of:=SUM([.D12:.AH12])" office:value-type="float" office:value="19" calcext:value-type="float">
            <text:p>19,00</text:p>
          </table:table-cell>
          <table:table-cell table:number-columns-repeated="16349"/>
        </table:table-row>
        <table:table-row table:style-name="ro3">
          <table:table-cell table:style-name="ce10"/>
          <table:table-cell table:style-name="ce32"/>
          <table:table-cell table:style-name="ce150"/>
          <table:table-cell table:style-name="ce58" table:content-validation-name="val1" table:number-columns-repeated="31"/>
          <table:table-cell table:style-name="ce116" table:formula="of:=SUM([.D13:.AH13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10"/>
          <table:table-cell table:style-name="ce32"/>
          <table:table-cell table:style-name="ce150"/>
          <table:table-cell table:style-name="ce58" table:content-validation-name="val1" table:number-columns-repeated="31"/>
          <table:table-cell table:style-name="ce115" table:formula="of:=SUM([.D14:.AH14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11"/>
          <table:table-cell table:style-name="ce33"/>
          <table:table-cell table:style-name="ce150"/>
          <table:table-cell table:style-name="ce58" table:content-validation-name="val1" table:number-columns-repeated="31"/>
          <table:table-cell table:style-name="ce115" table:formula="of:=SUM([.D15:.AH15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12"/>
          <table:table-cell table:style-name="ce34"/>
          <table:table-cell table:style-name="ce151"/>
          <table:table-cell table:style-name="ce58" table:content-validation-name="val1" table:number-columns-repeated="31"/>
          <table:table-cell table:style-name="ce115" table:formula="of:=SUM([.D16:.AH16])" office:value-type="float" office:value="0" calcext:value-type="float">
            <text:p>0,00</text:p>
          </table:table-cell>
          <table:table-cell table:number-columns-repeated="16349"/>
        </table:table-row>
        <table:table-row table:style-name="ro9">
          <table:table-cell table:style-name="ce7" table:number-columns-repeated="3"/>
          <table:table-cell table:style-name="ce59" table:content-validation-name="val10"/>
          <table:table-cell table:style-name="ce6" table:content-validation-name="val10" table:number-columns-repeated="3"/>
          <table:table-cell table:style-name="ce92" table:content-validation-name="val10"/>
          <table:table-cell table:style-name="ce6" table:content-validation-name="val10" table:number-columns-repeated="26"/>
          <table:table-cell table:style-name="ce112"/>
          <table:table-cell table:number-columns-repeated="16349"/>
        </table:table-row>
        <table:table-row table:style-name="ro7">
          <table:table-cell table:style-name="ce28" office:value-type="string" calcext:value-type="string" table:number-columns-spanned="3" table:number-rows-spanned="1">
            <text:p>Missions internes</text:p>
          </table:table-cell>
          <table:covered-table-cell table:number-columns-repeated="2" table:style-name="ce28"/>
          <table:table-cell table:style-name="ce60" table:content-validation-name="val10"/>
          <table:table-cell table:style-name="ce79" table:content-validation-name="val10" table:number-columns-repeated="3"/>
          <table:table-cell table:style-name="ce93" table:content-validation-name="val10"/>
          <table:table-cell table:style-name="ce79" table:content-validation-name="val10" table:number-columns-repeated="26"/>
          <table:table-cell table:style-name="ce117"/>
          <table:table-cell table:number-columns-repeated="16349"/>
        </table:table-row>
        <table:table-row table:style-name="ro7">
          <table:table-cell table:style-name="ce14" office:value-type="string" calcext:value-type="string">
            <text:p>Client</text:p>
          </table:table-cell>
          <table:table-cell table:style-name="ce148" office:value-type="string" calcext:value-type="string" table:number-columns-spanned="2" table:number-rows-spanned="1">
            <text:p>Intitulé de la mission</text:p>
          </table:table-cell>
          <table:covered-table-cell table:style-name="ce148"/>
          <table:table-cell table:style-name="ce61" table:content-validation-name="val10"/>
          <table:table-cell table:style-name="ce80" table:content-validation-name="val10" table:number-columns-repeated="3"/>
          <table:table-cell table:style-name="ce94" table:content-validation-name="val10"/>
          <table:table-cell table:style-name="ce80" table:content-validation-name="val10" table:number-columns-repeated="26"/>
          <table:table-cell table:style-name="ce118"/>
          <table:table-cell table:number-columns-repeated="16349"/>
        </table:table-row>
        <table:table-row table:style-name="ro3">
          <table:table-cell table:style-name="ce15"/>
          <table:table-cell table:style-name="ce149" table:number-columns-spanned="2" table:number-rows-spanned="1"/>
          <table:covered-table-cell table:style-name="ce149"/>
          <table:table-cell table:style-name="ce58" table:content-validation-name="val1" table:number-columns-repeated="31"/>
          <table:table-cell table:style-name="ce115" table:formula="of:=SUM([.D20:.AH20])" office:value-type="float" office:value="0" calcext:value-type="float">
            <text:p>0,00</text:p>
          </table:table-cell>
          <table:table-cell table:number-columns-repeated="222"/>
          <table:table-cell table:style-name="ce122" table:number-columns-repeated="16127"/>
        </table:table-row>
        <table:table-row table:style-name="ro3">
          <table:table-cell table:style-name="ce15"/>
          <table:table-cell table:style-name="ce150" table:number-columns-spanned="2" table:number-rows-spanned="1"/>
          <table:covered-table-cell table:style-name="ce150"/>
          <table:table-cell table:style-name="ce58" table:content-validation-name="val1" table:number-columns-repeated="31"/>
          <table:table-cell table:style-name="ce116" table:formula="of:=SUM([.D21:.AH21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16"/>
          <table:table-cell table:style-name="ce151" table:number-columns-spanned="2" table:number-rows-spanned="1"/>
          <table:covered-table-cell table:style-name="ce151"/>
          <table:table-cell table:style-name="ce58" table:content-validation-name="val1" table:number-columns-repeated="31"/>
          <table:table-cell table:style-name="ce115" table:formula="of:=SUM([.D22:.AH22])" office:value-type="float" office:value="0" calcext:value-type="float">
            <text:p>0,00</text:p>
          </table:table-cell>
          <table:table-cell table:number-columns-repeated="16349"/>
        </table:table-row>
        <table:table-row table:style-name="ro6">
          <table:table-cell table:style-name="ce7" table:number-columns-repeated="3"/>
          <table:table-cell table:style-name="ce59" table:content-validation-name="val10"/>
          <table:table-cell table:style-name="ce6" table:content-validation-name="val10" table:number-columns-repeated="3"/>
          <table:table-cell table:style-name="ce92" table:content-validation-name="val10"/>
          <table:table-cell table:style-name="ce6" table:content-validation-name="val10" table:number-columns-repeated="26"/>
          <table:table-cell table:style-name="ce112"/>
          <table:table-cell table:number-columns-repeated="16349"/>
        </table:table-row>
        <table:table-row table:style-name="ro10">
          <table:table-cell table:style-name="ce28" office:value-type="string" calcext:value-type="string" table:number-columns-spanned="3" table:number-rows-spanned="1">
            <text:p>Actions commerciales</text:p>
          </table:table-cell>
          <table:covered-table-cell table:number-columns-repeated="2" table:style-name="ce28"/>
          <table:table-cell table:style-name="ce62" table:content-validation-name="val10"/>
          <table:table-cell table:style-name="ce81" table:content-validation-name="val10" table:number-columns-repeated="3"/>
          <table:table-cell table:style-name="ce95" table:content-validation-name="val10"/>
          <table:table-cell table:style-name="ce81" table:content-validation-name="val10" table:number-columns-repeated="26"/>
          <table:table-cell table:style-name="ce119"/>
          <table:table-cell table:number-columns-repeated="16349"/>
        </table:table-row>
        <table:table-row table:style-name="ro10">
          <table:table-cell table:style-name="ce36" office:value-type="string" calcext:value-type="string" table:number-columns-spanned="3" table:number-rows-spanned="1">
            <text:p>Activité Commerciale</text:p>
          </table:table-cell>
          <table:covered-table-cell table:number-columns-repeated="2" table:style-name="ce36"/>
          <table:table-cell table:style-name="ce58" table:content-validation-name="val1" table:number-columns-repeated="31"/>
          <table:table-cell table:style-name="ce115" table:formula="of:=SUM([.D25:.AH25])" office:value-type="float" office:value="0" calcext:value-type="float">
            <text:p>0,00</text:p>
          </table:table-cell>
          <table:table-cell table:number-columns-repeated="16349"/>
        </table:table-row>
        <table:table-row table:style-name="ro11">
          <table:table-cell table:style-name="ce18"/>
          <table:table-cell table:style-name="ce39" table:number-columns-repeated="2"/>
          <table:table-cell table:style-name="ce63" table:content-validation-name="val10" table:number-columns-repeated="31"/>
          <table:table-cell table:style-name="ce120"/>
          <table:table-cell table:number-columns-repeated="16349"/>
        </table:table-row>
        <table:table-row table:style-name="ro7">
          <table:table-cell table:style-name="ce28" office:value-type="string" calcext:value-type="string" table:number-columns-spanned="3" table:number-rows-spanned="1">
            <text:p>EISI CONSULTING</text:p>
          </table:table-cell>
          <table:covered-table-cell table:number-columns-repeated="2" table:style-name="ce28"/>
          <table:table-cell table:style-name="ce62" table:content-validation-name="val10"/>
          <table:table-cell table:style-name="ce81" table:content-validation-name="val10" table:number-columns-repeated="3"/>
          <table:table-cell table:style-name="ce95" table:content-validation-name="val10"/>
          <table:table-cell table:style-name="ce81" table:content-validation-name="val10" table:number-columns-repeated="26"/>
          <table:table-cell table:style-name="ce119"/>
          <table:table-cell table:number-columns-repeated="16349"/>
        </table:table-row>
        <table:table-row table:style-name="ro7">
          <table:table-cell table:style-name="ce38" office:value-type="string" calcext:value-type="string" table:number-columns-spanned="3" table:number-rows-spanned="1">
            <text:p>Activité fonctionnelle</text:p>
          </table:table-cell>
          <table:covered-table-cell table:number-columns-repeated="2" table:style-name="ce38"/>
          <table:table-cell table:style-name="ce58" table:content-validation-name="val9" table:number-columns-repeated="31"/>
          <table:table-cell table:style-name="ce115" table:formula="of:=SUM([.D28:.AH28])" office:value-type="float" office:value="0" calcext:value-type="float">
            <text:p>0,00</text:p>
          </table:table-cell>
          <table:table-cell table:number-columns-repeated="16349"/>
        </table:table-row>
        <table:table-row table:style-name="ro7">
          <table:table-cell table:style-name="ce20" office:value-type="string" calcext:value-type="string">
            <text:p>Veille technologique</text:p>
          </table:table-cell>
          <table:table-cell table:style-name="ce40"/>
          <table:table-cell table:style-name="ce44"/>
          <table:table-cell table:style-name="ce58" table:content-validation-name="val9" table:number-columns-repeated="31"/>
          <table:table-cell table:style-name="ce116" table:formula="of:=SUM([.D29:.AH29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84" office:value-type="string" calcext:value-type="string" table:number-columns-spanned="3" table:number-rows-spanned="1">
            <text:p>Intercontrat</text:p>
          </table:table-cell>
          <table:covered-table-cell table:number-columns-repeated="2" table:style-name="ce84"/>
          <table:table-cell table:style-name="ce58" table:content-validation-name="val9" table:number-columns-repeated="31"/>
          <table:table-cell table:style-name="ce115" table:formula="of:=SUM([.D30:.AH30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86" office:value-type="string" calcext:value-type="string" table:number-columns-spanned="3" table:number-rows-spanned="1">
            <text:p>Formation (A préciser)</text:p>
          </table:table-cell>
          <table:covered-table-cell table:number-columns-repeated="2" table:style-name="ce86"/>
          <table:table-cell table:style-name="ce58" table:content-validation-name="val9" table:number-columns-repeated="31"/>
          <table:table-cell table:style-name="ce115" table:formula="of:=SUM([.D31:.AH31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86" office:value-type="string" calcext:value-type="string" table:number-columns-spanned="3" table:number-rows-spanned="1">
            <text:p>Congés payés</text:p>
          </table:table-cell>
          <table:covered-table-cell table:number-columns-repeated="2" table:style-name="ce86"/>
          <table:table-cell table:style-name="ce58" table:content-validation-name="val9" table:number-columns-repeated="31"/>
          <table:table-cell table:style-name="ce115" table:formula="of:=SUM([.D32:.AH32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86" office:value-type="string" calcext:value-type="string" table:number-columns-spanned="3" table:number-rows-spanned="1">
            <text:p>Congés sans solde</text:p>
          </table:table-cell>
          <table:covered-table-cell table:number-columns-repeated="2" table:style-name="ce86"/>
          <table:table-cell table:style-name="ce58" table:content-validation-name="val9" table:number-columns-repeated="7"/>
          <table:table-cell table:style-name="Default"/>
          <table:table-cell table:style-name="ce58" table:content-validation-name="val9" table:number-columns-repeated="23"/>
          <table:table-cell table:style-name="ce115" table:formula="of:=SUM([.D33:.AH33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23" office:value-type="string" calcext:value-type="string">
            <text:p>Congés exceptionnels:Locaux du client fermés (RTT)</text:p>
          </table:table-cell>
          <table:table-cell table:style-name="ce41"/>
          <table:table-cell table:style-name="ce45"/>
          <table:table-cell table:style-name="ce58" table:content-validation-name="val9" table:number-columns-repeated="31"/>
          <table:table-cell table:style-name="ce115" table:formula="of:=SUM([.D34:.AH34])" office:value-type="float" office:value="0" calcext:value-type="float">
            <text:p>0,00</text:p>
          </table:table-cell>
          <table:table-cell table:number-columns-repeated="16349"/>
        </table:table-row>
        <table:table-row table:style-name="ro3">
          <table:table-cell table:style-name="ce23" office:value-type="string" calcext:value-type="string">
            <text:p>RECUPERATION 35 HEURES (RTT)</text:p>
          </table:table-cell>
          <table:table-cell table:style-name="ce41"/>
          <table:table-cell table:style-name="ce45"/>
          <table:table-cell table:style-name="ce58" table:content-validation-name="val9" table:number-columns-repeated="7"/>
          <table:table-cell table:style-name="ce58" table:content-validation-name="val9" office:value-type="float" office:value="1" calcext:value-type="float">
            <text:p>1,00</text:p>
          </table:table-cell>
          <table:table-cell table:style-name="ce58" table:content-validation-name="val9" table:number-columns-repeated="23"/>
          <table:table-cell table:style-name="ce115" table:formula="of:=SUM([.D35:.AH35])" office:value-type="float" office:value="1" calcext:value-type="float">
            <text:p>1,00</text:p>
          </table:table-cell>
          <table:table-cell table:number-columns-repeated="16349"/>
        </table:table-row>
        <table:table-row table:style-name="ro3">
          <table:table-cell table:style-name="ce97" office:value-type="string" calcext:value-type="string" table:number-columns-spanned="3" table:number-rows-spanned="1">
            <text:p>Maladie</text:p>
          </table:table-cell>
          <table:covered-table-cell table:number-columns-repeated="2" table:style-name="ce97"/>
          <table:table-cell table:style-name="ce58" table:content-validation-name="val9" table:number-columns-repeated="31"/>
          <table:table-cell table:style-name="ce115" table:formula="of:=SUM([.D36:.AH36])" office:value-type="float" office:value="0" calcext:value-type="float">
            <text:p>0,00</text:p>
          </table:table-cell>
          <table:table-cell table:number-columns-repeated="16349"/>
        </table:table-row>
        <table:table-row table:style-name="ro12">
          <table:table-cell table:style-name="ce6"/>
          <table:table-cell table:style-name="ce7" table:number-columns-repeated="2"/>
          <table:table-cell table:style-name="ce64"/>
          <table:table-cell table:style-name="ce7" table:number-columns-repeated="3"/>
          <table:table-cell table:style-name="ce87"/>
          <table:table-cell table:style-name="ce7" table:number-columns-repeated="26"/>
          <table:table-cell table:style-name="ce121"/>
          <table:table-cell table:number-columns-repeated="16349"/>
        </table:table-row>
        <table:table-row table:style-name="ro3">
          <table:table-cell table:style-name="ce100" office:value-type="string" calcext:value-type="string" table:number-columns-spanned="3" table:number-rows-spanned="1">
            <text:p>Total</text:p>
          </table:table-cell>
          <table:covered-table-cell table:number-columns-repeated="2" table:style-name="ce100"/>
          <table:table-cell table:style-name="ce65" table:formula="of:=IF(IF([.D$8]=&quot;&quot;;0;[.D$8])+SUM([.D$12:.D$16])+SUM([.D$20:.D$22])+SUM([.D$28:.D$36])+[.D$25]&gt;0;IF([.D$8]=&quot;&quot;;0;[.D$8])+SUM([.D$12:.D$16])+SUM([.D$20:.D$22])+SUM([.D$28:.D$36])+[.D$25];&quot;&quot;)" office:value-type="float" office:value="1" calcext:value-type="float">
            <text:p>1,00</text:p>
          </table:table-cell>
          <table:table-cell table:style-name="ce83" table:formula="of:=IF(IF([.E$8]=&quot;&quot;;0;[.E$8])+SUM([.E$12:.E$16])+SUM([.E$20:.E$22])+SUM([.E$28:.E$36])+[.E$25]&gt;0;IF([.E$8]=&quot;&quot;;0;[.E$8])+SUM([.E$12:.E$16])+SUM([.E$20:.E$22])+SUM([.E$28:.E$36])+[.E$25];&quot;&quot;)" office:value-type="float" office:value="1" calcext:value-type="float">
            <text:p>1,00</text:p>
          </table:table-cell>
          <table:table-cell table:style-name="ce83" table:formula="of:=IF(IF([.F$8]=&quot;&quot;;0;[.F$8])+SUM([.F$12:.F$16])+SUM([.F$20:.F$22])+SUM([.F$28:.F$36])+[.F$25]&gt;0;IF([.F$8]=&quot;&quot;;0;[.F$8])+SUM([.F$12:.F$16])+SUM([.F$20:.F$22])+SUM([.F$28:.F$36])+[.F$25];&quot;&quot;)" office:value-type="float" office:value="1" calcext:value-type="float">
            <text:p>1,00</text:p>
          </table:table-cell>
          <table:table-cell table:style-name="ce83" table:formula="of:=IF(IF([.G$8]=&quot;&quot;;0;[.G$8])+SUM([.G$12:.G$16])+SUM([.G$20:.G$22])+SUM([.G$28:.G$36])+[.G$25]&gt;0;IF([.G$8]=&quot;&quot;;0;[.G$8])+SUM([.G$12:.G$16])+SUM([.G$20:.G$22])+SUM([.G$28:.G$36])+[.G$25];&quot;&quot;)" office:value-type="float" office:value="1" calcext:value-type="float">
            <text:p>1,00</text:p>
          </table:table-cell>
          <table:table-cell table:style-name="ce83" table:formula="of:=IF(IF([.H$8]=&quot;&quot;;0;[.H$8])+SUM([.H$12:.H$16])+SUM([.H$20:.H$22])+SUM([.H$28:.H$36])+[.H$25]&gt;0;IF([.H$8]=&quot;&quot;;0;[.H$8])+SUM([.H$12:.H$16])+SUM([.H$20:.H$22])+SUM([.H$28:.H$36])+[.H$25];&quot;&quot;)" office:value-type="float" office:value="1" calcext:value-type="float">
            <text:p>1,00</text:p>
          </table:table-cell>
          <table:table-cell table:style-name="ce83" table:formula="of:=IF(IF([.I$8]=&quot;&quot;;0;[.I$8])+SUM([.I$12:.I$16])+SUM([.I$20:.I$22])+SUM([.I$28:.I$36])+[.I$25]&gt;0;IF([.I$8]=&quot;&quot;;0;[.I$8])+SUM([.I$12:.I$16])+SUM([.I$20:.I$22])+SUM([.I$28:.I$36])+[.I$25];&quot;&quot;)" office:value-type="float" office:value="1" calcext:value-type="float">
            <text:p>1,00</text:p>
          </table:table-cell>
          <table:table-cell table:style-name="ce83" table:formula="of:=IF(IF([.J$8]=&quot;&quot;;0;[.J$8])+SUM([.J$12:.J$16])+SUM([.J$20:.J$22])+SUM([.J$28:.J$36])+[.J$25]&gt;0;IF([.J$8]=&quot;&quot;;0;[.J$8])+SUM([.J$12:.J$16])+SUM([.J$20:.J$22])+SUM([.J$28:.J$36])+[.J$25];&quot;&quot;)" office:value-type="float" office:value="1" calcext:value-type="float">
            <text:p>1,00</text:p>
          </table:table-cell>
          <table:table-cell table:style-name="ce83" table:formula="of:=IF(IF([.K$8]=&quot;&quot;;0;[.K$8])+SUM([.K$12:.K$16])+SUM([.K$20:.K$22])+SUM([.K$28:.K$36])+[.K$25]&gt;0;IF([.K$8]=&quot;&quot;;0;[.K$8])+SUM([.K$12:.K$16])+SUM([.K$20:.K$22])+SUM([.K$28:.K$36])+[.K$25];&quot;&quot;)" office:value-type="float" office:value="1" calcext:value-type="float">
            <text:p>1,00</text:p>
          </table:table-cell>
          <table:table-cell table:style-name="ce83" table:formula="of:=IF(IF([.L$8]=&quot;&quot;;0;[.L$8])+SUM([.L$12:.L$16])+SUM([.L$20:.L$22])+SUM([.L$28:.L$36])+[.L$25]&gt;0;IF([.L$8]=&quot;&quot;;0;[.L$8])+SUM([.L$12:.L$16])+SUM([.L$20:.L$22])+SUM([.L$28:.L$36])+[.L$25];&quot;&quot;)" office:value-type="float" office:value="1" calcext:value-type="float">
            <text:p>1,00</text:p>
          </table:table-cell>
          <table:table-cell table:style-name="ce83" table:formula="of:=IF(IF([.M$8]=&quot;&quot;;0;[.M$8])+SUM([.M$12:.M$16])+SUM([.M$20:.M$22])+SUM([.M$28:.M$36])+[.M$25]&gt;0;IF([.M$8]=&quot;&quot;;0;[.M$8])+SUM([.M$12:.M$16])+SUM([.M$20:.M$22])+SUM([.M$28:.M$36])+[.M$25];&quot;&quot;)" office:value-type="float" office:value="1" calcext:value-type="float">
            <text:p>1,00</text:p>
          </table:table-cell>
          <table:table-cell table:style-name="ce83" table:formula="of:=IF(IF([.N$8]=&quot;&quot;;0;[.N$8])+SUM([.N$12:.N$16])+SUM([.N$20:.N$22])+SUM([.N$28:.N$36])+[.N$25]&gt;0;IF([.N$8]=&quot;&quot;;0;[.N$8])+SUM([.N$12:.N$16])+SUM([.N$20:.N$22])+SUM([.N$28:.N$36])+[.N$25];&quot;&quot;)" office:value-type="float" office:value="1" calcext:value-type="float">
            <text:p>1,00</text:p>
          </table:table-cell>
          <table:table-cell table:style-name="ce83" table:formula="of:=IF(IF([.O$8]=&quot;&quot;;0;[.O$8])+SUM([.O$12:.O$16])+SUM([.O$20:.O$22])+SUM([.O$28:.O$36])+[.O$25]&gt;0;IF([.O$8]=&quot;&quot;;0;[.O$8])+SUM([.O$12:.O$16])+SUM([.O$20:.O$22])+SUM([.O$28:.O$36])+[.O$25];&quot;&quot;)" office:value-type="float" office:value="1" calcext:value-type="float">
            <text:p>1,00</text:p>
          </table:table-cell>
          <table:table-cell table:style-name="ce83" table:formula="of:=IF(IF([.P$8]=&quot;&quot;;0;[.P$8])+SUM([.P$12:.P$16])+SUM([.P$20:.P$22])+SUM([.P$28:.P$36])+[.P$25]&gt;0;IF([.P$8]=&quot;&quot;;0;[.P$8])+SUM([.P$12:.P$16])+SUM([.P$20:.P$22])+SUM([.P$28:.P$36])+[.P$25];&quot;&quot;)" office:value-type="float" office:value="1" calcext:value-type="float">
            <text:p>1,00</text:p>
          </table:table-cell>
          <table:table-cell table:style-name="ce83" table:formula="of:=IF(IF([.Q$8]=&quot;&quot;;0;[.Q$8])+SUM([.Q$12:.Q$16])+SUM([.Q$20:.Q$22])+SUM([.Q$28:.Q$36])+[.Q$25]&gt;0;IF([.Q$8]=&quot;&quot;;0;[.Q$8])+SUM([.Q$12:.Q$16])+SUM([.Q$20:.Q$22])+SUM([.Q$28:.Q$36])+[.Q$25];&quot;&quot;)" office:value-type="float" office:value="1" calcext:value-type="float">
            <text:p>1,00</text:p>
          </table:table-cell>
          <table:table-cell table:style-name="ce83" table:formula="of:=IF(IF([.R$8]=&quot;&quot;;0;[.R$8])+SUM([.R$12:.R$16])+SUM([.R$20:.R$22])+SUM([.R$28:.R$36])+[.R$25]&gt;0;IF([.R$8]=&quot;&quot;;0;[.R$8])+SUM([.R$12:.R$16])+SUM([.R$20:.R$22])+SUM([.R$28:.R$36])+[.R$25];&quot;&quot;)" office:value-type="float" office:value="1" calcext:value-type="float">
            <text:p>1,00</text:p>
          </table:table-cell>
          <table:table-cell table:style-name="ce83" table:formula="of:=IF(IF([.S$8]=&quot;&quot;;0;[.S$8])+SUM([.S$12:.S$16])+SUM([.S$20:.S$22])+SUM([.S$28:.S$36])+[.S$25]&gt;0;IF([.S$8]=&quot;&quot;;0;[.S$8])+SUM([.S$12:.S$16])+SUM([.S$20:.S$22])+SUM([.S$28:.S$36])+[.S$25];&quot;&quot;)" office:value-type="float" office:value="1" calcext:value-type="float">
            <text:p>1,00</text:p>
          </table:table-cell>
          <table:table-cell table:style-name="ce83" table:formula="of:=IF(IF([.T$8]=&quot;&quot;;0;[.T$8])+SUM([.T$12:.T$16])+SUM([.T$20:.T$22])+SUM([.T$28:.T$36])+[.T$25]&gt;0;IF([.T$8]=&quot;&quot;;0;[.T$8])+SUM([.T$12:.T$16])+SUM([.T$20:.T$22])+SUM([.T$28:.T$36])+[.T$25];&quot;&quot;)" office:value-type="float" office:value="1" calcext:value-type="float">
            <text:p>1,00</text:p>
          </table:table-cell>
          <table:table-cell table:style-name="ce83" table:formula="of:=IF(IF([.U$8]=&quot;&quot;;0;[.U$8])+SUM([.U$12:.U$16])+SUM([.U$20:.U$22])+SUM([.U$28:.U$36])+[.U$25]&gt;0;IF([.U$8]=&quot;&quot;;0;[.U$8])+SUM([.U$12:.U$16])+SUM([.U$20:.U$22])+SUM([.U$28:.U$36])+[.U$25];&quot;&quot;)" office:value-type="float" office:value="1" calcext:value-type="float">
            <text:p>1,00</text:p>
          </table:table-cell>
          <table:table-cell table:style-name="ce83" table:formula="of:=IF(IF([.V$8]=&quot;&quot;;0;[.V$8])+SUM([.V$12:.V$16])+SUM([.V$20:.V$22])+SUM([.V$28:.V$36])+[.V$25]&gt;0;IF([.V$8]=&quot;&quot;;0;[.V$8])+SUM([.V$12:.V$16])+SUM([.V$20:.V$22])+SUM([.V$28:.V$36])+[.V$25];&quot;&quot;)" office:value-type="float" office:value="1" calcext:value-type="float">
            <text:p>1,00</text:p>
          </table:table-cell>
          <table:table-cell table:style-name="ce83" table:formula="of:=IF(IF([.W$8]=&quot;&quot;;0;[.W$8])+SUM([.W$12:.W$16])+SUM([.W$20:.W$22])+SUM([.W$28:.W$36])+[.W$25]&gt;0;IF([.W$8]=&quot;&quot;;0;[.W$8])+SUM([.W$12:.W$16])+SUM([.W$20:.W$22])+SUM([.W$28:.W$36])+[.W$25];&quot;&quot;)" office:value-type="float" office:value="1" calcext:value-type="float">
            <text:p>1,00</text:p>
          </table:table-cell>
          <table:table-cell table:style-name="ce83" table:formula="of:=IF(IF([.X$8]=&quot;&quot;;0;[.X$8])+SUM([.X$12:.X$16])+SUM([.X$20:.X$22])+SUM([.X$28:.X$36])+[.X$25]&gt;0;IF([.X$8]=&quot;&quot;;0;[.X$8])+SUM([.X$12:.X$16])+SUM([.X$20:.X$22])+SUM([.X$28:.X$36])+[.X$25];&quot;&quot;)" office:value-type="float" office:value="1" calcext:value-type="float">
            <text:p>1,00</text:p>
          </table:table-cell>
          <table:table-cell table:style-name="ce83" table:formula="of:=IF(IF([.Y$8]=&quot;&quot;;0;[.Y$8])+SUM([.Y$12:.Y$16])+SUM([.Y$20:.Y$22])+SUM([.Y$28:.Y$36])+[.Y$25]&gt;0;IF([.Y$8]=&quot;&quot;;0;[.Y$8])+SUM([.Y$12:.Y$16])+SUM([.Y$20:.Y$22])+SUM([.Y$28:.Y$36])+[.Y$25];&quot;&quot;)" office:value-type="float" office:value="1" calcext:value-type="float">
            <text:p>1,00</text:p>
          </table:table-cell>
          <table:table-cell table:style-name="ce83" table:formula="of:=IF(IF([.Z$8]=&quot;&quot;;0;[.Z$8])+SUM([.Z$12:.Z$16])+SUM([.Z$20:.Z$22])+SUM([.Z$28:.Z$36])+[.Z$25]&gt;0;IF([.Z$8]=&quot;&quot;;0;[.Z$8])+SUM([.Z$12:.Z$16])+SUM([.Z$20:.Z$22])+SUM([.Z$28:.Z$36])+[.Z$25];&quot;&quot;)" office:value-type="float" office:value="1" calcext:value-type="float">
            <text:p>1,00</text:p>
          </table:table-cell>
          <table:table-cell table:style-name="ce83" table:formula="of:=IF(IF([.AA$8]=&quot;&quot;;0;[.AA$8])+SUM([.AA$12:.AA$16])+SUM([.AA$20:.AA$22])+SUM([.AA$28:.AA$36])+[.AA$25]&gt;0;IF([.AA$8]=&quot;&quot;;0;[.AA$8])+SUM([.AA$12:.AA$16])+SUM([.AA$20:.AA$22])+SUM([.AA$28:.AA$36])+[.AA$25];&quot;&quot;)" office:value-type="float" office:value="1" calcext:value-type="float">
            <text:p>1,00</text:p>
          </table:table-cell>
          <table:table-cell table:style-name="ce83" table:formula="of:=IF(IF([.AB$8]=&quot;&quot;;0;[.AB$8])+SUM([.AB$12:.AB$16])+SUM([.AB$20:.AB$22])+SUM([.AB$28:.AB$36])+[.AB$25]&gt;0;IF([.AB$8]=&quot;&quot;;0;[.AB$8])+SUM([.AB$12:.AB$16])+SUM([.AB$20:.AB$22])+SUM([.AB$28:.AB$36])+[.AB$25];&quot;&quot;)" office:value-type="float" office:value="1" calcext:value-type="float">
            <text:p>1,00</text:p>
          </table:table-cell>
          <table:table-cell table:style-name="ce83" table:formula="of:=IF(IF([.AC$8]=&quot;&quot;;0;[.AC$8])+SUM([.AC$12:.AC$16])+SUM([.AC$20:.AC$22])+SUM([.AC$28:.AC$36])+[.AC$25]&gt;0;IF([.AC$8]=&quot;&quot;;0;[.AC$8])+SUM([.AC$12:.AC$16])+SUM([.AC$20:.AC$22])+SUM([.AC$28:.AC$36])+[.AC$25];&quot;&quot;)" office:value-type="float" office:value="1" calcext:value-type="float">
            <text:p>1,00</text:p>
          </table:table-cell>
          <table:table-cell table:style-name="ce83" table:formula="of:=IF(IF([.AD$8]=&quot;&quot;;0;[.AD$8])+SUM([.AD$12:.AD$16])+SUM([.AD$20:.AD$22])+SUM([.AD$28:.AD$36])+[.AD$25]&gt;0;IF([.AD$8]=&quot;&quot;;0;[.AD$8])+SUM([.AD$12:.AD$16])+SUM([.AD$20:.AD$22])+SUM([.AD$28:.AD$36])+[.AD$25];&quot;&quot;)" office:value-type="float" office:value="1" calcext:value-type="float">
            <text:p>1,00</text:p>
          </table:table-cell>
          <table:table-cell table:style-name="ce83" table:formula="of:=IF(IF([.AE$8]=&quot;&quot;;0;[.AE$8])+SUM([.AE$12:.AE$16])+SUM([.AE$20:.AE$22])+SUM([.AE$28:.AE$36])+[.AE$25]&gt;0;IF([.AE$8]=&quot;&quot;;0;[.AE$8])+SUM([.AE$12:.AE$16])+SUM([.AE$20:.AE$22])+SUM([.AE$28:.AE$36])+[.AE$25];&quot;&quot;)" office:value-type="float" office:value="1" calcext:value-type="float">
            <text:p>1,00</text:p>
          </table:table-cell>
          <table:table-cell table:style-name="ce83" table:formula="of:=IF(IF([.AF$8]=&quot;&quot;;0;[.AF$8])+SUM([.AF$12:.AF$16])+SUM([.AF$20:.AF$22])+SUM([.AF$28:.AF$36])+[.AF$25]&gt;0;IF([.AF$8]=&quot;&quot;;0;[.AF$8])+SUM([.AF$12:.AF$16])+SUM([.AF$20:.AF$22])+SUM([.AF$28:.AF$36])+[.AF$25];&quot;&quot;)" office:value-type="float" office:value="1" calcext:value-type="float">
            <text:p>1,00</text:p>
          </table:table-cell>
          <table:table-cell table:style-name="ce83" table:formula="of:=IF(IF([.AG$8]=&quot;&quot;;0;[.AG$8])+SUM([.AG$12:.AG$16])+SUM([.AG$20:.AG$22])+SUM([.AG$28:.AG$36])+[.AG$25]&gt;0;IF([.AG$8]=&quot;&quot;;0;[.AG$8])+SUM([.AG$12:.AG$16])+SUM([.AG$20:.AG$22])+SUM([.AG$28:.AG$36])+[.AG$25];&quot;&quot;)" office:value-type="float" office:value="1" calcext:value-type="float">
            <text:p>1,00</text:p>
          </table:table-cell>
          <table:table-cell table:style-name="ce83" table:formula="of:=IF(IF([.AH$8]=&quot;&quot;;0;[.AH$8])+SUM([.AH$12:.AH$16])+SUM([.AH$20:.AH$22])+SUM([.AH$28:.AH$36])+[.AH$25]&gt;0;IF([.AH$8]=&quot;&quot;;0;[.AH$8])+SUM([.AH$12:.AH$16])+SUM([.AH$20:.AH$22])+SUM([.AH$28:.AH$36])+[.AH$25];&quot;&quot;)" office:value-type="float" office:value="1" calcext:value-type="float">
            <text:p>1,00</text:p>
          </table:table-cell>
          <table:table-cell table:style-name="ce115" table:formula="of:=SUM([.D38:.AH38])" office:value-type="float" office:value="31" calcext:value-type="float">
            <text:p>31,00</text:p>
          </table:table-cell>
          <table:table-cell table:style-name="ce122" table:number-columns-repeated="222"/>
          <table:table-cell table:number-columns-repeated="16127"/>
        </table:table-row>
        <table:table-row table:style-name="ro3">
          <table:table-cell table:number-columns-repeated="3"/>
          <table:table-cell table:style-name="ce129"/>
          <table:table-cell table:number-columns-repeated="16380"/>
        </table:table-row>
        <table:table-row table:style-name="ro10">
          <table:table-cell table:number-columns-repeated="3"/>
          <table:table-cell table:style-name="ce66" table:number-columns-repeated="5"/>
          <table:table-cell table:style-name="ce209" office:value-type="string" calcext:value-type="string" table:number-columns-spanned="20" table:number-rows-spanned="1">
            <text:p>SIGNATURE</text:p>
          </table:table-cell>
          <table:covered-table-cell table:number-columns-repeated="19" table:style-name="ce209"/>
          <table:table-cell/>
          <table:table-cell table:style-name="ce108"/>
          <table:table-cell table:number-columns-repeated="16354"/>
        </table:table-row>
        <table:table-row table:style-name="ro13">
          <table:table-cell table:number-columns-repeated="3"/>
          <table:table-cell table:style-name="ce67" table:number-columns-repeated="5"/>
          <table:table-cell table:style-name="ce210" office:value-type="string" calcext:value-type="string" table:number-columns-spanned="20" table:number-rows-spanned="1">
            <text:p>Collaborateur</text:p>
          </table:table-cell>
          <table:covered-table-cell table:number-columns-repeated="19" table:style-name="ce210"/>
          <table:table-cell table:number-columns-repeated="16356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16381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16381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16381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16381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16381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16381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7"/>
          <table:table-cell table:number-columns-repeated="16381"/>
        </table:table-row>
        <table:table-row table:style-name="ro3" table:visibility="collapse">
          <table:table-cell table:style-name="ce135" office:value-type="string" calcext:value-type="string" table:number-columns-spanned="6" table:number-rows-spanned="1">
            <text:p>(En gras : A renseigner chaque année)</text:p>
          </table:table-cell>
          <table:covered-table-cell table:number-columns-repeated="5" table:style-name="ce135"/>
          <table:table-cell table:style-name="ce129" table:number-columns-spanned="3" table:number-rows-spanned="1"/>
          <table:covered-table-cell table:number-columns-repeated="2" table:style-name="ce129"/>
          <table:table-cell table:style-name="ce129" table:number-columns-spanned="3" table:number-rows-spanned="1"/>
          <table:covered-table-cell table:number-columns-repeated="2" table:style-name="ce129"/>
          <table:table-cell table:number-columns-repeated="16372"/>
        </table:table-row>
        <table:table-row table:style-name="ro3" table:visibility="collapse">
          <table:table-cell table:style-name="ce136" office:value-type="string" calcext:value-type="string" table:number-columns-spanned="2" table:number-rows-spanned="1">
            <text:p>lundi Pâques</text:p>
          </table:table-cell>
          <table:covered-table-cell table:style-name="ce136"/>
          <table:table-cell table:style-name="ce48" office:value-type="date" office:date-value="2006-04-17" calcext:value-type="date">
            <text:p>17-avr.-06</text:p>
          </table:table-cell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number-columns-repeated="16372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Ascencion</text:p>
          </table:table-cell>
          <table:covered-table-cell table:style-name="ce135"/>
          <table:table-cell table:style-name="ce48" table:formula="of:=[.C52]+38" office:value-type="date" office:date-value="2006-05-25" calcext:value-type="date">
            <text:p>25-mai-06</text:p>
          </table:table-cell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number-columns-repeated="16372"/>
        </table:table-row>
        <table:table-row table:style-name="ro3" table:visibility="collapse">
          <table:table-cell office:value-type="string" calcext:value-type="string">
            <text:p>Fête Travail</text:p>
          </table:table-cell>
          <table:table-cell/>
          <table:table-cell table:style-name="ce48" office:value-type="date" office:date-value="2006-05-01" calcext:value-type="date">
            <text:p>1-mai-06</text:p>
          </table:table-cell>
          <table:table-cell table:style-name="ce48" table:number-columns-repeated="9"/>
          <table:table-cell table:number-columns-repeated="16372"/>
        </table:table-row>
        <table:table-row table:style-name="ro3" table:visibility="collapse">
          <table:table-cell office:value-type="string" calcext:value-type="string">
            <text:p>Victoire</text:p>
          </table:table-cell>
          <table:table-cell/>
          <table:table-cell table:style-name="ce48" office:value-type="date" office:date-value="2006-05-08" calcext:value-type="date">
            <text:p>8-mai-06</text:p>
          </table:table-cell>
          <table:table-cell table:style-name="ce48" table:number-columns-repeated="9"/>
          <table:table-cell table:number-columns-repeated="16372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lundi Pentecôte</text:p>
          </table:table-cell>
          <table:covered-table-cell table:style-name="ce135"/>
          <table:table-cell table:style-name="ce48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number-columns-repeated="16372"/>
        </table:table-row>
        <table:table-row table:style-name="ro3" table:visibility="collapse">
          <table:table-cell office:value-type="string" calcext:value-type="string">
            <text:p>Fête Nationale</text:p>
          </table:table-cell>
          <table:table-cell/>
          <table:table-cell table:style-name="ce48" office:value-type="date" office:date-value="2006-07-14" calcext:value-type="date">
            <text:p>14-juil.-06</text:p>
          </table:table-cell>
          <table:table-cell table:style-name="ce48" table:number-columns-repeated="9"/>
          <table:table-cell table:number-columns-repeated="16372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Assomption</text:p>
          </table:table-cell>
          <table:covered-table-cell table:style-name="ce129"/>
          <table:table-cell table:style-name="ce48" office:value-type="date" office:date-value="2006-08-15" calcext:value-type="date">
            <text:p>15-août-06</text:p>
          </table:table-cell>
          <table:table-cell table:number-columns-repeated="16381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Toussaint</text:p>
          </table:table-cell>
          <table:covered-table-cell table:style-name="ce129"/>
          <table:table-cell table:style-name="ce48" office:value-type="date" office:date-value="2006-11-01" calcext:value-type="date">
            <text:p>1-nov.-06</text:p>
          </table:table-cell>
          <table:table-cell table:number-columns-repeated="16381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Armistice</text:p>
          </table:table-cell>
          <table:covered-table-cell table:style-name="ce129"/>
          <table:table-cell table:style-name="ce48" office:value-type="date" office:date-value="2006-11-11" calcext:value-type="date">
            <text:p>11-nov.-06</text:p>
          </table:table-cell>
          <table:table-cell table:number-columns-repeated="16381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Noël</text:p>
          </table:table-cell>
          <table:covered-table-cell table:style-name="ce129"/>
          <table:table-cell table:style-name="ce48" office:value-type="date" office:date-value="2006-12-25" calcext:value-type="date">
            <text:p>25-déc.-06</text:p>
          </table:table-cell>
          <table:table-cell table:number-columns-repeated="16381"/>
        </table:table-row>
        <table:table-row table:style-name="ro3">
          <table:table-cell table:number-columns-repeated="2"/>
          <table:table-cell table:style-name="ce48"/>
          <table:table-cell table:number-columns-repeated="16381"/>
        </table:table-row>
        <table:table-row table:style-name="ro3" table:number-rows-repeated="1048513">
          <table:table-cell table:number-columns-repeated="16384"/>
        </table:table-row>
        <table:table-row table:style-name="ro3">
          <table:table-cell table:number-columns-repeated="16384"/>
        </table:table-row>
        <table:named-expressions>
          <table:named-range table:name="Année" table:base-cell-address="$'janvier 2024'.$A$1" table:cell-range-address="$'Mars 2024'.$Z$3"/>
          <table:named-range table:name="fériés" table:base-cell-address="$'janvier 2024'.$A$1" table:cell-range-address="$'Mars 2024'.$C$52:.$C$61"/>
          <table:named-range table:name="mois" table:base-cell-address="$'janvier 2024'.$A$1" table:cell-range-address="$'Mars 2024'.$X$3"/>
          <table:named-range table:name="_xlnm.Print_Area" table:base-cell-address="$'janvier 2024'.$A$1" table:cell-range-address="$'Mars 2024'.$A$1:.$AI$41" table:range-usable-as="print-range"/>
          <table:named-range table:name="_xlnm_Print_Area" table:base-cell-address="$'janvier 2024'.$A$1" table:cell-range-address="$'Mars 2024'.$A$1:.$AI$41"/>
        </table:named-expressions>
        <calcext:conditional-formats>
          <calcext:conditional-format calcext:target-range-address="'Mars 2024'.Z3:'Mars 2024'.AA3">
            <calcext:condition calcext:apply-style-name="ConditionalStyle_5" calcext:value="between([.$A$65],[.$A$66])" calcext:base-cell-address="'Mars 2024'.Z3"/>
            <calcext:condition calcext:apply-style-name="ConditionalStyle_6" calcext:value="between([.$A$65],[.$A$66])" calcext:base-cell-address="'Mars 2024'.Z3"/>
            <calcext:condition calcext:apply-style-name="ConditionalStyle_7" calcext:value="between([.$A$65],[.$A$66])" calcext:base-cell-address="'Mars 2024'.Z3"/>
            <calcext:condition calcext:apply-style-name="ConditionalStyle_8" calcext:value="between([.$A$65],[.$A$66])" calcext:base-cell-address="'Mars 2024'.Z3"/>
          </calcext:conditional-format>
        </calcext:conditional-formats>
      </table:table>
      <table:table table:name="Avril 2024" table:style-name="ta5" table:print-ranges="'Avril 2024'.A1:'Avril 2024'.AI41">
        <office:forms form:automatic-focus="false" form:apply-design-mode="false"/>
        <table:table-column table:style-name="co12" table:default-cell-style-name="ce101"/>
        <table:table-column table:style-name="co13" table:default-cell-style-name="ce101"/>
        <table:table-column table:style-name="co14" table:default-cell-style-name="ce101"/>
        <table:table-column table:style-name="co15" table:number-columns-repeated="4" table:default-cell-style-name="ce101"/>
        <table:table-column table:style-name="co15" table:default-cell-style-name="ce88"/>
        <table:table-column table:style-name="co15" table:number-columns-repeated="3" table:default-cell-style-name="ce101"/>
        <table:table-column table:style-name="co18" table:default-cell-style-name="ce101"/>
        <table:table-column table:style-name="co15" table:number-columns-repeated="6" table:default-cell-style-name="ce101"/>
        <table:table-column table:style-name="co18" table:default-cell-style-name="ce101"/>
        <table:table-column table:style-name="co15" table:number-columns-repeated="15" table:default-cell-style-name="ce101"/>
        <table:table-column table:style-name="co19" table:default-cell-style-name="ce101"/>
        <table:table-column table:style-name="co16" table:number-columns-repeated="222" table:default-cell-style-name="ce82"/>
        <table:table-column table:style-name="co17" table:number-columns-repeated="16127"/>
        <table:table-row table:style-name="ro2">
          <table:table-cell table:style-name="ce1"/>
          <table:table-cell table:style-name="ce7"/>
          <table:table-cell table:style-name="ce42"/>
          <table:table-cell table:style-name="ce49"/>
          <table:table-cell table:style-name="ce69" office:value-type="string" calcext:value-type="string">
            <text:p>NOM :</text:p>
          </table:table-cell>
          <table:table-cell table:style-name="ce197" office:value-type="string" calcext:value-type="string" table:number-columns-spanned="7" table:number-rows-spanned="1">
            <text:p>Mourad ZAMOUN</text:p>
          </table:table-cell>
          <table:covered-table-cell table:number-columns-repeated="6" table:style-name="ce197"/>
          <table:table-cell table:style-name="ce4"/>
          <table:table-cell table:style-name="ce213" office:value-type="string" calcext:value-type="string" table:number-columns-spanned="22" table:number-rows-spanned="1">
            <text:p>RAPPORT D'ACTIVITE</text:p>
          </table:table-cell>
          <table:covered-table-cell table:number-columns-repeated="21" table:style-name="ce213"/>
          <table:table-cell table:style-name="ce42" table:number-columns-repeated="222"/>
        </table:table-row>
        <table:table-row table:style-name="ro4">
          <table:table-cell table:style-name="ce6">
            <draw:frame draw:z-index="0" draw:name="Image 3" draw:style-name="gr1" draw:text-style-name="P1" svg:width="5.511cm" svg:height="1.105cm" svg:x="0.206cm" svg:y="0.052cm">
              <draw:image xlink:href="Pictures/10000000000000C900000025E0397C5F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50"/>
          <table:table-cell table:style-name="ce70" office:value-type="string" calcext:value-type="string">
            <text:p>TEL :</text:p>
          </table:table-cell>
          <table:table-cell table:style-name="ce85" office:value-type="float" office:value="662366914" calcext:value-type="float" table:number-columns-spanned="7" table:number-rows-spanned="1">
            <text:p>662366914</text:p>
          </table:table-cell>
          <table:covered-table-cell table:number-columns-repeated="6" table:style-name="ce85"/>
          <table:table-cell/>
          <table:table-cell table:style-name="ce214" office:value-type="string" calcext:value-type="string" table:number-columns-spanned="22" table:number-rows-spanned="1">
            <text:p>Fax : 01.84.18.08.11 / contact@eisi-consulting.fr</text:p>
          </table:table-cell>
          <table:covered-table-cell table:number-columns-repeated="21" table:style-name="ce214"/>
          <table:table-cell table:number-columns-repeated="222"/>
        </table:table-row>
        <table:table-row table:style-name="ro2">
          <table:table-cell table:style-name="ce3"/>
          <table:table-cell table:style-name="ce30" table:number-columns-repeated="2"/>
          <table:table-cell table:style-name="ce51"/>
          <table:table-cell table:style-name="ce71"/>
          <table:table-cell table:style-name="ce199" table:number-columns-spanned="7" table:number-rows-spanned="1"/>
          <table:covered-table-cell table:number-columns-repeated="6" table:style-name="ce199"/>
          <table:table-cell table:style-name="ce99"/>
          <table:table-cell table:number-columns-repeated="6"/>
          <table:table-cell table:style-name="ce102"/>
          <table:table-cell table:style-name="ce99"/>
          <table:table-cell/>
          <table:table-cell table:style-name="ce103" office:value-type="string" calcext:value-type="string">
            <text:p>mois :</text:p>
          </table:table-cell>
          <table:table-cell table:style-name="ce104" table:content-validation-name="val11" office:value-type="float" office:value="4" calcext:value-type="float">
            <text:p>4</text:p>
          </table:table-cell>
          <table:table-cell table:style-name="ce105" office:value-type="string" calcext:value-type="string">
            <text:p>an :</text:p>
          </table:table-cell>
          <table:table-cell table:style-name="ce241" table:content-validation-name="val12" office:value-type="float" office:value="2024" calcext:value-type="float" table:number-columns-spanned="2" table:number-rows-spanned="1">
            <text:p>2024</text:p>
          </table:table-cell>
          <table:covered-table-cell table:style-name="ce242" table:content-validation-name="val12"/>
          <table:table-cell table:style-name="ce4" table:number-columns-repeated="7"/>
          <table:table-cell table:number-columns-repeated="223"/>
        </table:table-row>
        <table:table-row table:style-name="ro3">
          <table:table-cell table:style-name="ce3"/>
          <table:table-cell table:style-name="ce30"/>
          <table:table-cell table:style-name="ce43" table:number-columns-repeated="2"/>
          <table:table-cell table:style-name="ce72"/>
          <table:table-cell table:style-name="ce87"/>
          <table:table-cell table:style-name="ce7"/>
          <table:table-cell table:number-columns-repeated="3"/>
          <table:table-cell table:style-name="ce4" table:number-columns-repeated="3"/>
          <table:table-cell table:number-columns-repeated="15"/>
          <table:table-cell table:style-name="ce4" table:number-columns-repeated="6"/>
          <table:table-cell table:number-columns-repeated="223"/>
        </table:table-row>
        <table:table-row table:style-name="ro3" table:visibility="collapse">
          <table:table-cell table:style-name="ce4"/>
          <table:table-cell table:style-name="ce7" table:number-columns-repeated="2"/>
          <table:table-cell table:style-name="ce4" table:number-columns-repeated="4"/>
          <table:table-cell/>
          <table:table-cell table:style-name="ce4" table:number-columns-repeated="27"/>
          <table:table-cell table:number-columns-repeated="222"/>
        </table:table-row>
        <table:table-row table:style-name="ro6">
          <table:table-cell table:style-name="ce17" table:number-columns-spanned="3" table:number-rows-spanned="1"/>
          <table:covered-table-cell table:number-columns-repeated="2" table:style-name="ce17"/>
          <table:table-cell table:style-name="ce52"/>
          <table:table-cell table:style-name="ce4" table:number-columns-repeated="3"/>
          <table:table-cell/>
          <table:table-cell table:style-name="ce4" table:number-columns-repeated="2"/>
          <table:table-cell table:style-name="ce98"/>
          <table:table-cell table:style-name="ce4" table:number-columns-repeated="24"/>
          <table:table-cell table:number-columns-repeated="222"/>
        </table:table-row>
        <table:table-row table:style-name="ro7">
          <table:table-cell table:style-name="ce19" office:value-type="string" calcext:value-type="string" table:number-columns-spanned="3" table:number-rows-spanned="1">
            <text:p>Calendrier</text:p>
          </table:table-cell>
          <table:covered-table-cell table:number-columns-repeated="2" table:style-name="ce19"/>
          <table:table-cell table:style-name="ce5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27" calcext:value-type="float">
            <text:p>27</text:p>
          </table:table-cell>
          <table:table-cell table:style-name="ce73" table:formula="of:=IF(DAY(DATE(Année;mois+1;1)-1)&gt;27;28;&quot;&quot;)" office:value-type="float" office:value="28" calcext:value-type="float">
            <text:p>28</text:p>
          </table:table-cell>
          <table:table-cell table:style-name="ce73" table:formula="of:=IF(DAY(DATE(Année;mois+1;1)-1)&gt;28;29;&quot;&quot;)" office:value-type="float" office:value="29" calcext:value-type="float">
            <text:p>29</text:p>
          </table:table-cell>
          <table:table-cell table:style-name="ce73" table:formula="of:=IF(DAY(DATE(Année;mois+1;1)-1)&gt;29;30;&quot;&quot;)" office:value-type="float" office:value="30" calcext:value-type="float">
            <text:p>30</text:p>
          </table:table-cell>
          <table:table-cell table:style-name="ce109" table:formula="of:=IF(DAY(DATE(Année;mois+1;1)-1)&gt;30;31;&quot;&quot;)">
            <text:p/>
          </table:table-cell>
          <table:table-cell table:style-name="ce110" office:value-type="string" calcext:value-type="string">
            <text:p>Total</text:p>
          </table:table-cell>
          <table:table-cell table:number-columns-repeated="222"/>
        </table:table-row>
        <table:table-row table:style-name="ro7">
          <table:table-cell table:style-name="ce19" office:value-type="string" calcext:value-type="string" table:number-columns-spanned="3" table:number-rows-spanned="1">
            <text:p>Jours chômés</text:p>
          </table:table-cell>
          <table:covered-table-cell table:number-columns-repeated="2" table:style-name="ce19"/>
          <table:table-cell table:style-name="ce127" office:value-type="float" office:value="1" calcext:value-type="float">
            <text:p>1</text:p>
          </table:table-cell>
          <table:table-cell table:style-name="ce74" table:formula="of:=IF(OR((DATE(Année;mois;[.E$7])=[.C52]);(DATE(Année;mois;[.E$7])=[.C53]);(DATE(Année;mois;[.E$7])=[.C56]));1;IF(WEEKDAY(DATE(Année;mois;[.E$7]))=7;1;IF(WEEKDAY(DATE(Année;mois;[.E$7]))=1;1;&quot;&quot;)))">
            <text:p/>
          </table:table-cell>
          <table:table-cell table:style-name="ce74" table:formula="of:=IF(OR((DATE(Année;mois;[.F$7])=[.C52]);(DATE(Année;mois;[.F$7])=[.C53]);(DATE(Année;mois;[.F$7])=[.C56]));1;IF(WEEKDAY(DATE(Année;mois;[.F$7]))=7;1;IF(WEEKDAY(DATE(Année;mois;[.F$7]))=1;1;&quot;&quot;)))">
            <text:p/>
          </table:table-cell>
          <table:table-cell table:style-name="ce74" table:formula="of:=IF(OR((DATE(Année;mois;[.G$7])=[.C52]);(DATE(Année;mois;[.G$7])=[.C53]);(DATE(Année;mois;[.G$7])=[.C56]));1;IF(WEEKDAY(DATE(Année;mois;[.G$7]))=7;1;IF(WEEKDAY(DATE(Année;mois;[.G$7]))=1;1;&quot;&quot;)))">
            <text:p/>
          </table:table-cell>
          <table:table-cell table:style-name="ce74"/>
          <table:table-cell table:style-name="ce74" table:formula="of:=IF(OR((DATE(Année;mois;[.I$7])=[.C52]);(DATE(Année;mois;[.I$7])=[.C53]);(DATE(Année;mois;[.I$7])=[.C56]));1;IF(WEEKDAY(DATE(Année;mois;[.I$7]))=7;1;IF(WEEKDAY(DATE(Année;mois;[.I$7]))=1;1;&quot;&quot;)))" office:value-type="float" office:value="1" calcext:value-type="float">
            <text:p>1</text:p>
          </table:table-cell>
          <table:table-cell table:style-name="ce74" table:formula="of:=IF(OR((DATE(Année;mois;[.J$7])=[.C52]);(DATE(Année;mois;[.J$7])=[.C53]);(DATE(Année;mois;[.J$7])=[.C56]));1;IF(WEEKDAY(DATE(Année;mois;[.J$7]))=7;1;IF(WEEKDAY(DATE(Année;mois;[.J$7]))=1;1;&quot;&quot;)))" office:value-type="float" office:value="1" calcext:value-type="float">
            <text:p>1</text:p>
          </table:table-cell>
          <table:table-cell table:style-name="ce74" table:formula="of:=IF(OR((DATE(Année;mois;[.K$7])=[.C52]);(DATE(Année;mois;[.K$7])=[.K53]);(DATE(Année;mois;[.K$7])=[.C56]));1;IF(mois=5;1;IF(WEEKDAY(DATE(Année;mois;[.K$7]))=7;1;IF(WEEKDAY(DATE(Année;mois;[.K$7]))=1;1;&quot;&quot;))))">
            <text:p/>
          </table:table-cell>
          <table:table-cell table:style-name="ce74" table:formula="of:=IF(OR((DATE(Année;mois;[.L$7])=[.C52]);(DATE(Année;mois;[.L$7])=[.C53]);(DATE(Année;mois;[.L$7])=[.C56]));1;IF(WEEKDAY(DATE(Année;mois;[.L$7]))=7;1;IF(WEEKDAY(DATE(Année;mois;[.L$7]))=1;1;&quot;&quot;)))">
            <text:p/>
          </table:table-cell>
          <table:table-cell table:style-name="ce74" table:formula="of:=IF(OR((DATE(Année;mois;[.M$7])=[.B52]);(DATE(Année;mois;[.M$7])=[.B53]);(DATE(Année;mois;[.M$7])=[.B56]));1;IF(mois=11;1;IF(WEEKDAY(DATE(Année;mois;[.M$7]))=7;1;IF(WEEKDAY(DATE(Année;mois;[.M$7]))=1;1;&quot;&quot;))))">
            <text:p/>
          </table:table-cell>
          <table:table-cell table:style-name="ce74" table:formula="of:=IF(OR((DATE(Année;mois;[.N$7])=[.C52]);(DATE(Année;mois;[.N$7])=[.C53]);(DATE(Année;mois;[.N$7])=[.C56]));1;IF(mois=11;1;IF(WEEKDAY(DATE(Année;mois;[.N$7]))=7;1;IF(WEEKDAY(DATE(Année;mois;[.N$7]))=1;1;&quot;&quot;))))">
            <text:p/>
          </table:table-cell>
          <table:table-cell table:style-name="ce74" table:formula="of:=IF(OR((DATE(Année;mois;[.O$7])=[.C52]);(DATE(Année;mois;[.O$7])=[.C53]);(DATE(Année;mois;[.O$7])=[.C56]));1;IF(WEEKDAY(DATE(Année;mois;[.O$7]))=7;1;IF(WEEKDAY(DATE(Année;mois;[.O$7]))=1;1;&quot;&quot;)))">
            <text:p/>
          </table:table-cell>
          <table:table-cell table:style-name="ce74" table:formula="of:=IF(OR((DATE(Année;mois;[.P$7])=[.C52]);(DATE(Année;mois;[.P$7])=[.C53]);(DATE(Année;mois;[.P$7])=[.C56]));1;IF(WEEKDAY(DATE(Année;mois;[.P$7]))=7;1;IF(WEEKDAY(DATE(Année;mois;[.P$7]))=1;1;&quot;&quot;)))" office:value-type="float" office:value="1" calcext:value-type="float">
            <text:p>1</text:p>
          </table:table-cell>
          <table:table-cell table:style-name="ce74" table:formula="of:=IF(OR((DATE(Année;mois;[.Q$7])=[.C52]);(DATE(Année;mois;[.Q$7])=[.C53]);(DATE(Année;mois;[.Q$7])=[.C56]));1;IF(mois=7;1;IF(WEEKDAY(DATE(Année;mois;[.Q$7]))=7;1;IF(WEEKDAY(DATE(Année;mois;[.Q$7]))=1;1;&quot;&quot;))))" office:value-type="float" office:value="1" calcext:value-type="float">
            <text:p>1</text:p>
          </table:table-cell>
          <table:table-cell table:style-name="ce74" table:formula="of:=IF(OR((DATE(Année;mois;[.R$7])=[.C52]);(DATE(Année;mois;[.R$7])=[.C53]);(DATE(Année;mois;[.R$7])=[.C56]));1;IF(mois=8;1;IF(WEEKDAY(DATE(Année;mois;[.R$7]))=7;1;IF(WEEKDAY(DATE(Année;mois;[.R$7]))=1;1;&quot;&quot;))))">
            <text:p/>
          </table:table-cell>
          <table:table-cell table:style-name="ce74" table:formula="of:=IF(OR((DATE(Année;mois;[.S$7])=[.C52]);(DATE(Année;mois;[.S$7])=[.C53]);(DATE(Année;mois;[.S$7])=[.C56]));1;IF(WEEKDAY(DATE(Année;mois;[.S$7]))=7;1;IF(WEEKDAY(DATE(Année;mois;[.S$7]))=1;1;&quot;&quot;)))">
            <text:p/>
          </table:table-cell>
          <table:table-cell table:style-name="ce74" table:formula="of:=IF(OR((DATE(Année;mois;[.T$7])=[.C52]);(DATE(Année;mois;[.T$7])=[.C53]);(DATE(Année;mois;[.T$7])=[.C56]));1;IF(WEEKDAY(DATE(Année;mois;[.T$7]))=7;1;IF(WEEKDAY(DATE(Année;mois;[.T$7]))=1;1;&quot;&quot;)))">
            <text:p/>
          </table:table-cell>
          <table:table-cell table:style-name="ce74"/>
          <table:table-cell table:style-name="ce74" table:formula="of:=IF(OR((DATE(Année;mois;[.V$7])=[.C52]);(DATE(Année;mois;[.V$7])=[.C53]);(DATE(Année;mois;[.V$7])=[.C56]));1;IF(WEEKDAY(DATE(Année;mois;[.V$7]))=7;1;IF(WEEKDAY(DATE(Année;mois;[.V$7]))=1;1;&quot;&quot;)))">
            <text:p/>
          </table:table-cell>
          <table:table-cell table:style-name="ce74" table:formula="of:=IF(OR((DATE(Année;mois;[.W$7])=[.C52]);(DATE(Année;mois;[.W$7])=[.C53]);(DATE(Année;mois;[.W$7])=[.C56]));1;IF(WEEKDAY(DATE(Année;mois;[.W$7]))=7;1;IF(WEEKDAY(DATE(Année;mois;[.W$7]))=1;1;&quot;&quot;)))" office:value-type="float" office:value="1" calcext:value-type="float">
            <text:p>1</text:p>
          </table:table-cell>
          <table:table-cell table:style-name="ce74" table:formula="of:=IF(OR((DATE(Année;mois;[.X$7])=[.C52]);(DATE(Année;mois;[.X$7])=[.C53]);(DATE(Année;mois;[.X$7])=[.C56]));1;IF(WEEKDAY(DATE(Année;mois;[.X$7]))=7;1;IF(WEEKDAY(DATE(Année;mois;[.X$7]))=1;1;&quot;&quot;)))" office:value-type="float" office:value="1" calcext:value-type="float">
            <text:p>1</text:p>
          </table:table-cell>
          <table:table-cell table:style-name="ce74" table:formula="of:=IF(OR((DATE(Année;mois;[.Y$7])=[.A52]);(DATE(Année;mois;[.Y$7])=[.A53]);(DATE(Année;mois;[.Y$7])=[.A56]));1;IF(WEEKDAY(DATE(Année;mois;[.Y$7]))=7;1;IF(WEEKDAY(DATE(Année;mois;[.Y$7]))=1;1;&quot;&quot;)))">
            <text:p/>
          </table:table-cell>
          <table:table-cell table:style-name="ce74" table:formula="of:=IF(OR((DATE(Année;mois;[.Z$7])=[.C52]);(DATE(Année;mois;[.Z$7])=[.C53]);(DATE(Année;mois;[.Z$7])=[.C56]));1;IF(WEEKDAY(DATE(Année;mois;[.Z$7]))=7;1;IF(WEEKDAY(DATE(Année;mois;[.Z$7]))=1;1;&quot;&quot;)))">
            <text:p/>
          </table:table-cell>
          <table:table-cell table:style-name="ce74" table:formula="of:=IF(OR((DATE(Année;mois;[.AA$7])=[.C52]);(DATE(Année;mois;[.AA$7])=[.C53]);(DATE(Année;mois;[.AA$7])=[.C56]));1;IF(WEEKDAY(DATE(Année;mois;[.AA$7]))=7;1;IF(WEEKDAY(DATE(Année;mois;[.AA$7]))=1;1;&quot;&quot;)))">
            <text:p/>
          </table:table-cell>
          <table:table-cell table:style-name="ce74" table:formula="of:=IF(OR((DATE(Année;mois;[.AB$7])=[.C52]);(DATE(Année;mois;[.AB$7])=[.C53]);(DATE(Année;mois;[.AB$7])=[.C56]));1;IF(mois=12;1;IF(WEEKDAY(DATE(Année;mois;[.AB$7]))=7;1;IF(WEEKDAY(DATE(Année;mois;[.AB$7]))=1;1;&quot;&quot;))))">
            <text:p/>
          </table:table-cell>
          <table:table-cell table:style-name="ce74" table:formula="of:=IF(OR((DATE(Année;mois;[.AC$7])=[.C52]);(DATE(Année;mois;[.AC$7])=[.C53]);(DATE(Année;mois;[.AC$7])=[.C56]));1;IF(WEEKDAY(DATE(Année;mois;[.AC$7]))=7;1;IF(WEEKDAY(DATE(Année;mois;[.AC$7]))=1;1;&quot;&quot;)))">
            <text:p/>
          </table:table-cell>
          <table:table-cell table:style-name="ce74" table:formula="of:=IF(OR((DATE(Année;mois;[.AD$7])=[.C52]);(DATE(Année;mois;[.AD$7])=[.C53]);(DATE(Année;mois;[.AD$7])=[.C56]));1;IF(WEEKDAY(DATE(Année;mois;[.AD$7]))=7;1;IF(WEEKDAY(DATE(Année;mois;[.AD$7]))=1;1;&quot;&quot;)))" office:value-type="float" office:value="1" calcext:value-type="float">
            <text:p>1</text:p>
          </table:table-cell>
          <table:table-cell table:style-name="ce74" table:formula="of:=IF(OR((DATE(Année;mois;[.AE$7])=[.C52]);(DATE(Année;mois;[.AE$7])=[.C53]);(DATE(Année;mois;[.AE$7])=[.C56]));1;IF(WEEKDAY(DATE(Année;mois;[.AE$7]))=7;1;IF(WEEKDAY(DATE(Année;mois;[.AE$7]))=1;1;&quot;&quot;)))" office:value-type="float" office:value="1" calcext:value-type="float">
            <text:p>1</text:p>
          </table:table-cell>
          <table:table-cell table:style-name="ce74" table:formula="of:=IF([.AF$7]=&quot;&quot;;&quot;&quot;;IF(OR((DATE(Année;mois;[.AF$7])=[.B52]);(DATE(Année;mois;[.AF$7])=[.B53]);(DATE(Année;mois;[.AF$7])=[.B56]));1;IF(WEEKDAY(DATE(Année;mois;[.AF$7]))=7;1;IF(WEEKDAY(DATE(Année;mois;[.AF$7]))=1;1;&quot;&quot;))))">
            <text:p/>
          </table:table-cell>
          <table:table-cell table:style-name="ce74" table:formula="of:=IF([.AG$7]=&quot;&quot;;&quot;&quot;;IF(OR((DATE(Année;mois;[.AG$7])=[.C52]);(DATE(Année;mois;[.AG$7])=[.C53]);(DATE(Année;mois;[.AG$7])=[.C56]));1;IF(WEEKDAY(DATE(Année;mois;[.AG$7]))=7;1;IF(WEEKDAY(DATE(Année;mois;[.AG$7]))=1;1;&quot;&quot;))))">
            <text:p/>
          </table:table-cell>
          <table:table-cell table:style-name="ce74" table:formula="of:=IF([.AH$7]=&quot;&quot;;&quot;&quot;;IF(OR((DATE(Année;mois;[.AH$7])=[.C52]);(DATE(Année;mois;[.AH$7])=[.C53]);(DATE(Année;mois;[.AH$7])=[.C56]));1;IF(WEEKDAY(DATE(Année;mois;[.AH$7]))=7;1;IF(WEEKDAY(DATE(Année;mois;[.AH$7]))=1;1;&quot;&quot;))))">
            <text:p/>
          </table:table-cell>
          <table:table-cell table:style-name="ce111" table:formula="of:=SUM([.D8:.AH8])" office:value-type="float" office:value="9" calcext:value-type="float">
            <text:p>9,00</text:p>
          </table:table-cell>
          <table:table-cell table:number-columns-repeated="222"/>
        </table:table-row>
        <table:table-row table:style-name="ro8">
          <table:table-cell table:style-name="ce7" table:number-columns-repeated="3"/>
          <table:table-cell table:style-name="ce55"/>
          <table:table-cell table:style-name="ce75" table:number-columns-repeated="3"/>
          <table:table-cell table:style-name="ce89"/>
          <table:table-cell table:style-name="ce75" table:number-columns-repeated="26"/>
          <table:table-cell table:style-name="ce112"/>
          <table:table-cell table:number-columns-repeated="222"/>
        </table:table-row>
        <table:table-row table:style-name="ro7">
          <table:table-cell table:style-name="ce22" office:value-type="string" calcext:value-type="string" table:number-columns-spanned="3" table:number-rows-spanned="1">
            <text:p>Missions clients</text:p>
          </table:table-cell>
          <table:covered-table-cell table:number-columns-repeated="2" table:style-name="ce22"/>
          <table:table-cell table:style-name="ce56"/>
          <table:table-cell table:style-name="ce76" table:number-columns-repeated="3"/>
          <table:table-cell table:style-name="ce90"/>
          <table:table-cell table:style-name="ce76" table:number-columns-repeated="26"/>
          <table:table-cell table:style-name="ce113"/>
          <table:table-cell table:number-columns-repeated="222"/>
        </table:table-row>
        <table:table-row table:style-name="ro7">
          <table:table-cell table:style-name="ce9" office:value-type="string" calcext:value-type="string">
            <text:p>Client</text:p>
          </table:table-cell>
          <table:table-cell table:style-name="ce144" office:value-type="string" calcext:value-type="string" table:number-columns-spanned="2" table:number-rows-spanned="1">
            <text:p>Intitulé de la mission</text:p>
          </table:table-cell>
          <table:covered-table-cell table:style-name="ce144"/>
          <table:table-cell table:style-name="ce57"/>
          <table:table-cell table:style-name="ce77" table:number-columns-repeated="3"/>
          <table:table-cell table:style-name="ce91"/>
          <table:table-cell table:style-name="ce77" table:number-columns-repeated="26"/>
          <table:table-cell table:style-name="ce114"/>
          <table:table-cell table:number-columns-repeated="222"/>
        </table:table-row>
        <table:table-row table:style-name="ro3">
          <table:table-cell table:style-name="ce10" office:value-type="string" calcext:value-type="string">
            <text:p>SFR</text:p>
          </table:table-cell>
          <table:table-cell table:style-name="ce32" office:value-type="string" calcext:value-type="string">
            <text:p>Dev VXML et Web</text:p>
          </table:table-cell>
          <table:table-cell table:style-name="ce149"/>
          <table:table-cell table:style-name="ce58" table:content-validation-name="val1"/>
          <table:table-cell table:number-columns-repeated="4" table:style-name="ce58" table:content-validation-name="val1" office:value-type="float" office:value="1" calcext:value-type="float">
            <text:p>1,00</text:p>
          </table:table-cell>
          <table:table-cell table:style-name="ce58" table:content-validation-name="val1" table:number-columns-repeated="23"/>
          <table:table-cell table:number-columns-repeated="2" table:style-name="ce58" table:content-validation-name="val1" office:value-type="float" office:value="1" calcext:value-type="float">
            <text:p>1,00</text:p>
          </table:table-cell>
          <table:table-cell table:style-name="ce58" table:content-validation-name="val1"/>
          <table:table-cell table:style-name="ce115" table:formula="of:=SUM([.D12:.AH12])" office:value-type="float" office:value="6" calcext:value-type="float">
            <text:p>6,00</text:p>
          </table:table-cell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0"/>
          <table:table-cell table:style-name="ce58" table:content-validation-name="val1" table:number-columns-repeated="31"/>
          <table:table-cell table:style-name="ce116" table:formula="of:=SUM([.D13:.AH13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0"/>
          <table:table-cell table:style-name="ce58" table:content-validation-name="val1" table:number-columns-repeated="31"/>
          <table:table-cell table:style-name="ce115" table:formula="of:=SUM([.D14:.AH14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1"/>
          <table:table-cell table:style-name="ce33"/>
          <table:table-cell table:style-name="ce150"/>
          <table:table-cell table:style-name="ce58" table:content-validation-name="val1" table:number-columns-repeated="31"/>
          <table:table-cell table:style-name="ce115" table:formula="of:=SUM([.D15:.AH15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2"/>
          <table:table-cell table:style-name="ce34"/>
          <table:table-cell table:style-name="ce151"/>
          <table:table-cell table:style-name="ce58" table:content-validation-name="val1" table:number-columns-repeated="31"/>
          <table:table-cell table:style-name="ce115" table:formula="of:=SUM([.D16:.AH16])" office:value-type="float" office:value="0" calcext:value-type="float">
            <text:p>0,00</text:p>
          </table:table-cell>
          <table:table-cell table:number-columns-repeated="222"/>
        </table:table-row>
        <table:table-row table:style-name="ro9">
          <table:table-cell table:style-name="ce7" table:number-columns-repeated="3"/>
          <table:table-cell table:style-name="ce59" table:content-validation-name="val10"/>
          <table:table-cell table:style-name="ce6" table:content-validation-name="val10" table:number-columns-repeated="3"/>
          <table:table-cell table:style-name="ce92" table:content-validation-name="val10"/>
          <table:table-cell table:style-name="ce6" table:content-validation-name="val10" table:number-columns-repeated="26"/>
          <table:table-cell table:style-name="ce112"/>
          <table:table-cell table:number-columns-repeated="222"/>
        </table:table-row>
        <table:table-row table:style-name="ro7">
          <table:table-cell table:style-name="ce28" office:value-type="string" calcext:value-type="string" table:number-columns-spanned="3" table:number-rows-spanned="1">
            <text:p>Missions internes</text:p>
          </table:table-cell>
          <table:covered-table-cell table:number-columns-repeated="2" table:style-name="ce28"/>
          <table:table-cell table:style-name="ce60" table:content-validation-name="val10"/>
          <table:table-cell table:style-name="ce79" table:content-validation-name="val10" table:number-columns-repeated="3"/>
          <table:table-cell table:style-name="ce93" table:content-validation-name="val10"/>
          <table:table-cell table:style-name="ce79" table:content-validation-name="val10" table:number-columns-repeated="26"/>
          <table:table-cell table:style-name="ce117"/>
          <table:table-cell table:number-columns-repeated="222"/>
        </table:table-row>
        <table:table-row table:style-name="ro7">
          <table:table-cell table:style-name="ce14" office:value-type="string" calcext:value-type="string">
            <text:p>Client</text:p>
          </table:table-cell>
          <table:table-cell table:style-name="ce148" office:value-type="string" calcext:value-type="string" table:number-columns-spanned="2" table:number-rows-spanned="1">
            <text:p>Intitulé de la mission</text:p>
          </table:table-cell>
          <table:covered-table-cell table:style-name="ce148"/>
          <table:table-cell table:style-name="ce61" table:content-validation-name="val10"/>
          <table:table-cell table:style-name="ce80" table:content-validation-name="val10" table:number-columns-repeated="3"/>
          <table:table-cell table:style-name="ce94" table:content-validation-name="val10"/>
          <table:table-cell table:style-name="ce80" table:content-validation-name="val10" table:number-columns-repeated="26"/>
          <table:table-cell table:style-name="ce118"/>
          <table:table-cell table:number-columns-repeated="222"/>
        </table:table-row>
        <table:table-row table:style-name="ro3">
          <table:table-cell table:style-name="ce15"/>
          <table:table-cell table:style-name="ce149" table:number-columns-spanned="2" table:number-rows-spanned="1"/>
          <table:covered-table-cell table:style-name="ce149"/>
          <table:table-cell table:style-name="ce58" table:content-validation-name="val1" table:number-columns-repeated="31"/>
          <table:table-cell table:style-name="ce115" table:formula="of:=SUM([.D20:.AH20])" office:value-type="float" office:value="0" calcext:value-type="float">
            <text:p>0,00</text:p>
          </table:table-cell>
          <table:table-cell table:number-columns-repeated="222"/>
          <table:table-cell table:style-name="ce122" table:number-columns-repeated="16127"/>
        </table:table-row>
        <table:table-row table:style-name="ro3">
          <table:table-cell table:style-name="ce15"/>
          <table:table-cell table:style-name="ce150" table:number-columns-spanned="2" table:number-rows-spanned="1"/>
          <table:covered-table-cell table:style-name="ce150"/>
          <table:table-cell table:style-name="ce58" table:content-validation-name="val1" table:number-columns-repeated="31"/>
          <table:table-cell table:style-name="ce116" table:formula="of:=SUM([.D21:.AH21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6"/>
          <table:table-cell table:style-name="ce151" table:number-columns-spanned="2" table:number-rows-spanned="1"/>
          <table:covered-table-cell table:style-name="ce151"/>
          <table:table-cell table:style-name="ce58" table:content-validation-name="val1" table:number-columns-repeated="31"/>
          <table:table-cell table:style-name="ce115" table:formula="of:=SUM([.D22:.AH22])" office:value-type="float" office:value="0" calcext:value-type="float">
            <text:p>0,00</text:p>
          </table:table-cell>
          <table:table-cell table:number-columns-repeated="222"/>
        </table:table-row>
        <table:table-row table:style-name="ro6">
          <table:table-cell table:style-name="ce7" table:number-columns-repeated="3"/>
          <table:table-cell table:style-name="ce59" table:content-validation-name="val10"/>
          <table:table-cell table:style-name="ce6" table:content-validation-name="val10" table:number-columns-repeated="3"/>
          <table:table-cell table:style-name="ce92" table:content-validation-name="val10"/>
          <table:table-cell table:style-name="ce6" table:content-validation-name="val10" table:number-columns-repeated="26"/>
          <table:table-cell table:style-name="ce112"/>
          <table:table-cell table:number-columns-repeated="222"/>
        </table:table-row>
        <table:table-row table:style-name="ro10">
          <table:table-cell table:style-name="ce28" office:value-type="string" calcext:value-type="string" table:number-columns-spanned="3" table:number-rows-spanned="1">
            <text:p>Actions commerciales</text:p>
          </table:table-cell>
          <table:covered-table-cell table:number-columns-repeated="2" table:style-name="ce28"/>
          <table:table-cell table:style-name="ce62" table:content-validation-name="val10"/>
          <table:table-cell table:style-name="ce81" table:content-validation-name="val10" table:number-columns-repeated="3"/>
          <table:table-cell table:style-name="ce95" table:content-validation-name="val10"/>
          <table:table-cell table:style-name="ce81" table:content-validation-name="val10" table:number-columns-repeated="26"/>
          <table:table-cell table:style-name="ce119"/>
          <table:table-cell table:number-columns-repeated="222"/>
        </table:table-row>
        <table:table-row table:style-name="ro10">
          <table:table-cell table:style-name="ce36" office:value-type="string" calcext:value-type="string" table:number-columns-spanned="3" table:number-rows-spanned="1">
            <text:p>Activité Commerciale</text:p>
          </table:table-cell>
          <table:covered-table-cell table:number-columns-repeated="2" table:style-name="ce36"/>
          <table:table-cell table:style-name="ce58" table:content-validation-name="val1" table:number-columns-repeated="31"/>
          <table:table-cell table:style-name="ce115" table:formula="of:=SUM([.D25:.AH25])" office:value-type="float" office:value="0" calcext:value-type="float">
            <text:p>0,00</text:p>
          </table:table-cell>
          <table:table-cell table:number-columns-repeated="222"/>
        </table:table-row>
        <table:table-row table:style-name="ro11">
          <table:table-cell table:style-name="ce18"/>
          <table:table-cell table:style-name="ce39" table:number-columns-repeated="2"/>
          <table:table-cell table:style-name="ce63" table:content-validation-name="val10" table:number-columns-repeated="31"/>
          <table:table-cell table:style-name="ce120"/>
          <table:table-cell table:number-columns-repeated="222"/>
        </table:table-row>
        <table:table-row table:style-name="ro7">
          <table:table-cell table:style-name="ce28" office:value-type="string" calcext:value-type="string" table:number-columns-spanned="3" table:number-rows-spanned="1">
            <text:p>EISI CONSULTING</text:p>
          </table:table-cell>
          <table:covered-table-cell table:number-columns-repeated="2" table:style-name="ce28"/>
          <table:table-cell table:style-name="ce62" table:content-validation-name="val10"/>
          <table:table-cell table:style-name="ce81" table:content-validation-name="val10" table:number-columns-repeated="3"/>
          <table:table-cell table:style-name="ce95" table:content-validation-name="val10"/>
          <table:table-cell table:style-name="ce81" table:content-validation-name="val10" table:number-columns-repeated="26"/>
          <table:table-cell table:style-name="ce119"/>
          <table:table-cell table:number-columns-repeated="222"/>
        </table:table-row>
        <table:table-row table:style-name="ro7">
          <table:table-cell table:style-name="ce38" office:value-type="string" calcext:value-type="string" table:number-columns-spanned="3" table:number-rows-spanned="1">
            <text:p>Activité fonctionnelle</text:p>
          </table:table-cell>
          <table:covered-table-cell table:number-columns-repeated="2" table:style-name="ce38"/>
          <table:table-cell table:style-name="ce58" table:content-validation-name="val1" table:number-columns-repeated="31"/>
          <table:table-cell table:style-name="ce115" table:formula="of:=SUM([.D28:.AH28])" office:value-type="float" office:value="0" calcext:value-type="float">
            <text:p>0,00</text:p>
          </table:table-cell>
          <table:table-cell table:number-columns-repeated="222"/>
        </table:table-row>
        <table:table-row table:style-name="ro7">
          <table:table-cell table:style-name="ce20" office:value-type="string" calcext:value-type="string">
            <text:p>Veille technologique</text:p>
          </table:table-cell>
          <table:table-cell table:style-name="ce40"/>
          <table:table-cell table:style-name="ce44"/>
          <table:table-cell table:style-name="ce58" table:content-validation-name="val1" table:number-columns-repeated="31"/>
          <table:table-cell table:style-name="ce116" table:formula="of:=SUM([.D29:.AH29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4" office:value-type="string" calcext:value-type="string" table:number-columns-spanned="3" table:number-rows-spanned="1">
            <text:p>Intercontrat</text:p>
          </table:table-cell>
          <table:covered-table-cell table:number-columns-repeated="2" table:style-name="ce84"/>
          <table:table-cell table:style-name="ce58" table:content-validation-name="val1" table:number-columns-repeated="31"/>
          <table:table-cell table:style-name="ce115" table:formula="of:=SUM([.D30:.AH30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6" office:value-type="string" calcext:value-type="string" table:number-columns-spanned="3" table:number-rows-spanned="1">
            <text:p>Formation (A préciser)</text:p>
          </table:table-cell>
          <table:covered-table-cell table:number-columns-repeated="2" table:style-name="ce86"/>
          <table:table-cell table:style-name="ce58" table:content-validation-name="val1" table:number-columns-repeated="31"/>
          <table:table-cell table:style-name="ce115" table:formula="of:=SUM([.D31:.AH31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6" office:value-type="string" calcext:value-type="string" table:number-columns-spanned="3" table:number-rows-spanned="1">
            <text:p>Congés payés</text:p>
          </table:table-cell>
          <table:covered-table-cell table:number-columns-repeated="2" table:style-name="ce86"/>
          <table:table-cell table:style-name="ce58" table:content-validation-name="val1" table:number-columns-repeated="10"/>
          <table:table-cell table:number-columns-repeated="2" table:style-name="ce58" table:content-validation-name="val1" office:value-type="float" office:value="1" calcext:value-type="float">
            <text:p>1,00</text:p>
          </table:table-cell>
          <table:table-cell table:style-name="ce58" table:content-validation-name="val1" table:number-columns-repeated="2"/>
          <table:table-cell table:number-columns-repeated="5" table:style-name="ce58" table:content-validation-name="val1" office:value-type="float" office:value="1" calcext:value-type="float">
            <text:p>1,00</text:p>
          </table:table-cell>
          <table:table-cell table:style-name="ce58" table:content-validation-name="val1" table:number-columns-repeated="2"/>
          <table:table-cell table:number-columns-repeated="5" table:style-name="ce58" table:content-validation-name="val1" office:value-type="float" office:value="1" calcext:value-type="float">
            <text:p>1,00</text:p>
          </table:table-cell>
          <table:table-cell table:style-name="ce58" table:content-validation-name="val1" table:number-columns-repeated="5"/>
          <table:table-cell table:style-name="ce115" table:formula="of:=SUM([.D32:.AH32])" office:value-type="float" office:value="12" calcext:value-type="float">
            <text:p>12,00</text:p>
          </table:table-cell>
          <table:table-cell table:number-columns-repeated="222"/>
        </table:table-row>
        <table:table-row table:style-name="ro3">
          <table:table-cell table:style-name="ce86" office:value-type="string" calcext:value-type="string" table:number-columns-spanned="3" table:number-rows-spanned="1">
            <text:p>Congés sans solde</text:p>
          </table:table-cell>
          <table:covered-table-cell table:number-columns-repeated="2" table:style-name="ce86"/>
          <table:table-cell table:style-name="ce58" table:content-validation-name="val1" table:number-columns-repeated="31"/>
          <table:table-cell table:style-name="ce115" table:formula="of:=SUM([.D33:.AH33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23" office:value-type="string" calcext:value-type="string">
            <text:p>Congés exceptionnels:Locaux du client fermés (RTT)</text:p>
          </table:table-cell>
          <table:table-cell table:style-name="ce41"/>
          <table:table-cell table:style-name="ce45"/>
          <table:table-cell table:style-name="ce58" table:content-validation-name="val1" table:number-columns-repeated="31"/>
          <table:table-cell table:style-name="ce115" table:formula="of:=SUM([.D34:.AH34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23" office:value-type="string" calcext:value-type="string">
            <text:p>RECUPERATION 35 HEURES (RTT)</text:p>
          </table:table-cell>
          <table:table-cell table:style-name="ce41"/>
          <table:table-cell table:style-name="ce45"/>
          <table:table-cell table:style-name="ce58" table:content-validation-name="val1" table:number-columns-repeated="7"/>
          <table:table-cell table:number-columns-repeated="3" table:style-name="ce58" table:content-validation-name="val1" office:value-type="float" office:value="1" calcext:value-type="float">
            <text:p>1,00</text:p>
          </table:table-cell>
          <table:table-cell table:style-name="ce58" table:content-validation-name="val1" table:number-columns-repeated="21"/>
          <table:table-cell table:style-name="ce115" table:formula="of:=SUM([.D35:.AH35])" office:value-type="float" office:value="3" calcext:value-type="float">
            <text:p>3,00</text:p>
          </table:table-cell>
          <table:table-cell table:number-columns-repeated="222"/>
        </table:table-row>
        <table:table-row table:style-name="ro3">
          <table:table-cell table:style-name="ce97" office:value-type="string" calcext:value-type="string" table:number-columns-spanned="3" table:number-rows-spanned="1">
            <text:p>Maladie</text:p>
          </table:table-cell>
          <table:covered-table-cell table:number-columns-repeated="2" table:style-name="ce97"/>
          <table:table-cell table:style-name="ce58" table:content-validation-name="val1" table:number-columns-repeated="31"/>
          <table:table-cell table:style-name="ce115" table:formula="of:=SUM([.D36:.AH36])" office:value-type="float" office:value="0" calcext:value-type="float">
            <text:p>0,00</text:p>
          </table:table-cell>
          <table:table-cell table:number-columns-repeated="222"/>
        </table:table-row>
        <table:table-row table:style-name="ro12">
          <table:table-cell table:style-name="ce6"/>
          <table:table-cell table:style-name="ce7" table:number-columns-repeated="2"/>
          <table:table-cell table:style-name="ce64"/>
          <table:table-cell table:style-name="ce7" table:number-columns-repeated="3"/>
          <table:table-cell table:style-name="ce87"/>
          <table:table-cell table:style-name="ce7" table:number-columns-repeated="26"/>
          <table:table-cell table:style-name="ce121"/>
          <table:table-cell table:number-columns-repeated="222"/>
        </table:table-row>
        <table:table-row table:style-name="ro3">
          <table:table-cell table:style-name="ce100" office:value-type="string" calcext:value-type="string" table:number-columns-spanned="3" table:number-rows-spanned="1">
            <text:p>Total</text:p>
          </table:table-cell>
          <table:covered-table-cell table:number-columns-repeated="2" table:style-name="ce100"/>
          <table:table-cell table:style-name="ce65" table:formula="of:=IF(IF([.D$8]=&quot;&quot;;0;[.D$8])+SUM([.D$12:.D$16])+SUM([.D$20:.D$22])+SUM([.D$28:.D$36])+[.D$25]&gt;0;IF([.D$8]=&quot;&quot;;0;[.D$8])+SUM([.D$12:.D$16])+SUM([.D$20:.D$22])+SUM([.D$28:.D$36])+[.D$25];&quot;&quot;)" office:value-type="float" office:value="1" calcext:value-type="float">
            <text:p>1,00</text:p>
          </table:table-cell>
          <table:table-cell table:style-name="ce83" table:formula="of:=IF(IF([.E$8]=&quot;&quot;;0;[.E$8])+SUM([.E$12:.E$16])+SUM([.E$20:.E$22])+SUM([.E$28:.E$36])+[.E$25]&gt;0;IF([.E$8]=&quot;&quot;;0;[.E$8])+SUM([.E$12:.E$16])+SUM([.E$20:.E$22])+SUM([.E$28:.E$36])+[.E$25];&quot;&quot;)" office:value-type="float" office:value="1" calcext:value-type="float">
            <text:p>1,00</text:p>
          </table:table-cell>
          <table:table-cell table:style-name="ce83" table:formula="of:=IF(IF([.F$8]=&quot;&quot;;0;[.F$8])+SUM([.F$12:.F$16])+SUM([.F$20:.F$22])+SUM([.F$28:.F$36])+[.F$25]&gt;0;IF([.F$8]=&quot;&quot;;0;[.F$8])+SUM([.F$12:.F$16])+SUM([.F$20:.F$22])+SUM([.F$28:.F$36])+[.F$25];&quot;&quot;)" office:value-type="float" office:value="1" calcext:value-type="float">
            <text:p>1,00</text:p>
          </table:table-cell>
          <table:table-cell table:style-name="ce83" table:formula="of:=IF(IF([.G$8]=&quot;&quot;;0;[.G$8])+SUM([.G$12:.G$16])+SUM([.G$20:.G$22])+SUM([.G$28:.G$36])+[.G$25]&gt;0;IF([.G$8]=&quot;&quot;;0;[.G$8])+SUM([.G$12:.G$16])+SUM([.G$20:.G$22])+SUM([.G$28:.G$36])+[.G$25];&quot;&quot;)" office:value-type="float" office:value="1" calcext:value-type="float">
            <text:p>1,00</text:p>
          </table:table-cell>
          <table:table-cell table:style-name="ce83" table:formula="of:=IF(IF([.H$8]=&quot;&quot;;0;[.H$8])+SUM([.H$12:.H$16])+SUM([.H$20:.H$22])+SUM([.H$28:.H$36])+[.H$25]&gt;0;IF([.H$8]=&quot;&quot;;0;[.H$8])+SUM([.H$12:.H$16])+SUM([.H$20:.H$22])+SUM([.H$28:.H$36])+[.H$25];&quot;&quot;)" office:value-type="float" office:value="1" calcext:value-type="float">
            <text:p>1,00</text:p>
          </table:table-cell>
          <table:table-cell table:style-name="ce83" table:formula="of:=IF(IF([.I$8]=&quot;&quot;;0;[.I$8])+SUM([.I$12:.I$16])+SUM([.I$20:.I$22])+SUM([.I$28:.I$36])+[.I$25]&gt;0;IF([.I$8]=&quot;&quot;;0;[.I$8])+SUM([.I$12:.I$16])+SUM([.I$20:.I$22])+SUM([.I$28:.I$36])+[.I$25];&quot;&quot;)" office:value-type="float" office:value="1" calcext:value-type="float">
            <text:p>1,00</text:p>
          </table:table-cell>
          <table:table-cell table:style-name="ce83" table:formula="of:=IF(IF([.J$8]=&quot;&quot;;0;[.J$8])+SUM([.J$12:.J$16])+SUM([.J$20:.J$22])+SUM([.J$28:.J$36])+[.J$25]&gt;0;IF([.J$8]=&quot;&quot;;0;[.J$8])+SUM([.J$12:.J$16])+SUM([.J$20:.J$22])+SUM([.J$28:.J$36])+[.J$25];&quot;&quot;)" office:value-type="float" office:value="1" calcext:value-type="float">
            <text:p>1,00</text:p>
          </table:table-cell>
          <table:table-cell table:style-name="ce83" table:formula="of:=IF(IF([.K$8]=&quot;&quot;;0;[.K$8])+SUM([.K$12:.K$16])+SUM([.K$20:.K$22])+SUM([.K$28:.K$36])+[.K$25]&gt;0;IF([.K$8]=&quot;&quot;;0;[.K$8])+SUM([.K$12:.K$16])+SUM([.K$20:.K$22])+SUM([.K$28:.K$36])+[.K$25];&quot;&quot;)" office:value-type="float" office:value="1" calcext:value-type="float">
            <text:p>1,00</text:p>
          </table:table-cell>
          <table:table-cell table:style-name="ce83" table:formula="of:=IF(IF([.L$8]=&quot;&quot;;0;[.L$8])+SUM([.L$12:.L$16])+SUM([.L$20:.L$22])+SUM([.L$28:.L$36])+[.L$25]&gt;0;IF([.L$8]=&quot;&quot;;0;[.L$8])+SUM([.L$12:.L$16])+SUM([.L$20:.L$22])+SUM([.L$28:.L$36])+[.L$25];&quot;&quot;)" office:value-type="float" office:value="1" calcext:value-type="float">
            <text:p>1,00</text:p>
          </table:table-cell>
          <table:table-cell table:style-name="ce83" table:formula="of:=IF(IF([.M$8]=&quot;&quot;;0;[.M$8])+SUM([.M$12:.M$16])+SUM([.M$20:.M$22])+SUM([.M$28:.M$36])+[.M$25]&gt;0;IF([.M$8]=&quot;&quot;;0;[.M$8])+SUM([.M$12:.M$16])+SUM([.M$20:.M$22])+SUM([.M$28:.M$36])+[.M$25];&quot;&quot;)" office:value-type="float" office:value="1" calcext:value-type="float">
            <text:p>1,00</text:p>
          </table:table-cell>
          <table:table-cell table:style-name="ce83" table:formula="of:=IF(IF([.N$8]=&quot;&quot;;0;[.N$8])+SUM([.N$12:.N$16])+SUM([.N$20:.N$22])+SUM([.N$28:.N$36])+[.N$25]&gt;0;IF([.N$8]=&quot;&quot;;0;[.N$8])+SUM([.N$12:.N$16])+SUM([.N$20:.N$22])+SUM([.N$28:.N$36])+[.N$25];&quot;&quot;)" office:value-type="float" office:value="1" calcext:value-type="float">
            <text:p>1,00</text:p>
          </table:table-cell>
          <table:table-cell table:style-name="ce83" table:formula="of:=IF(IF([.O$8]=&quot;&quot;;0;[.O$8])+SUM([.O$12:.O$16])+SUM([.O$20:.O$22])+SUM([.O$28:.O$36])+[.O$25]&gt;0;IF([.O$8]=&quot;&quot;;0;[.O$8])+SUM([.O$12:.O$16])+SUM([.O$20:.O$22])+SUM([.O$28:.O$36])+[.O$25];&quot;&quot;)" office:value-type="float" office:value="1" calcext:value-type="float">
            <text:p>1,00</text:p>
          </table:table-cell>
          <table:table-cell table:style-name="ce83" table:formula="of:=IF(IF([.P$8]=&quot;&quot;;0;[.P$8])+SUM([.P$12:.P$16])+SUM([.P$20:.P$22])+SUM([.P$28:.P$36])+[.P$25]&gt;0;IF([.P$8]=&quot;&quot;;0;[.P$8])+SUM([.P$12:.P$16])+SUM([.P$20:.P$22])+SUM([.P$28:.P$36])+[.P$25];&quot;&quot;)" office:value-type="float" office:value="1" calcext:value-type="float">
            <text:p>1,00</text:p>
          </table:table-cell>
          <table:table-cell table:style-name="ce83" table:formula="of:=IF(IF([.Q$8]=&quot;&quot;;0;[.Q$8])+SUM([.Q$12:.Q$16])+SUM([.Q$20:.Q$22])+SUM([.Q$28:.Q$36])+[.Q$25]&gt;0;IF([.Q$8]=&quot;&quot;;0;[.Q$8])+SUM([.Q$12:.Q$16])+SUM([.Q$20:.Q$22])+SUM([.Q$28:.Q$36])+[.Q$25];&quot;&quot;)" office:value-type="float" office:value="1" calcext:value-type="float">
            <text:p>1,00</text:p>
          </table:table-cell>
          <table:table-cell table:style-name="ce83" table:formula="of:=IF(IF([.R$8]=&quot;&quot;;0;[.R$8])+SUM([.R$12:.R$16])+SUM([.R$20:.R$22])+SUM([.R$28:.R$36])+[.R$25]&gt;0;IF([.R$8]=&quot;&quot;;0;[.R$8])+SUM([.R$12:.R$16])+SUM([.R$20:.R$22])+SUM([.R$28:.R$36])+[.R$25];&quot;&quot;)" office:value-type="float" office:value="1" calcext:value-type="float">
            <text:p>1,00</text:p>
          </table:table-cell>
          <table:table-cell table:style-name="ce83" table:formula="of:=IF(IF([.S$8]=&quot;&quot;;0;[.S$8])+SUM([.S$12:.S$16])+SUM([.S$20:.S$22])+SUM([.S$28:.S$36])+[.S$25]&gt;0;IF([.S$8]=&quot;&quot;;0;[.S$8])+SUM([.S$12:.S$16])+SUM([.S$20:.S$22])+SUM([.S$28:.S$36])+[.S$25];&quot;&quot;)" office:value-type="float" office:value="1" calcext:value-type="float">
            <text:p>1,00</text:p>
          </table:table-cell>
          <table:table-cell table:style-name="ce83" table:formula="of:=IF(IF([.T$8]=&quot;&quot;;0;[.T$8])+SUM([.T$12:.T$16])+SUM([.T$20:.T$22])+SUM([.T$28:.T$36])+[.T$25]&gt;0;IF([.T$8]=&quot;&quot;;0;[.T$8])+SUM([.T$12:.T$16])+SUM([.T$20:.T$22])+SUM([.T$28:.T$36])+[.T$25];&quot;&quot;)" office:value-type="float" office:value="1" calcext:value-type="float">
            <text:p>1,00</text:p>
          </table:table-cell>
          <table:table-cell table:style-name="ce83" table:formula="of:=IF(IF([.U$8]=&quot;&quot;;0;[.U$8])+SUM([.U$12:.U$16])+SUM([.U$20:.U$22])+SUM([.U$28:.U$36])+[.U$25]&gt;0;IF([.U$8]=&quot;&quot;;0;[.U$8])+SUM([.U$12:.U$16])+SUM([.U$20:.U$22])+SUM([.U$28:.U$36])+[.U$25];&quot;&quot;)" office:value-type="float" office:value="1" calcext:value-type="float">
            <text:p>1,00</text:p>
          </table:table-cell>
          <table:table-cell table:style-name="ce83" table:formula="of:=IF(IF([.V$8]=&quot;&quot;;0;[.V$8])+SUM([.V$12:.V$16])+SUM([.V$20:.V$22])+SUM([.V$28:.V$36])+[.V$25]&gt;0;IF([.V$8]=&quot;&quot;;0;[.V$8])+SUM([.V$12:.V$16])+SUM([.V$20:.V$22])+SUM([.V$28:.V$36])+[.V$25];&quot;&quot;)" office:value-type="float" office:value="1" calcext:value-type="float">
            <text:p>1,00</text:p>
          </table:table-cell>
          <table:table-cell table:style-name="ce83" table:formula="of:=IF(IF([.W$8]=&quot;&quot;;0;[.W$8])+SUM([.W$12:.W$16])+SUM([.W$20:.W$22])+SUM([.W$28:.W$36])+[.W$25]&gt;0;IF([.W$8]=&quot;&quot;;0;[.W$8])+SUM([.W$12:.W$16])+SUM([.W$20:.W$22])+SUM([.W$28:.W$36])+[.W$25];&quot;&quot;)" office:value-type="float" office:value="1" calcext:value-type="float">
            <text:p>1,00</text:p>
          </table:table-cell>
          <table:table-cell table:style-name="ce83" table:formula="of:=IF(IF([.X$8]=&quot;&quot;;0;[.X$8])+SUM([.X$12:.X$16])+SUM([.X$20:.X$22])+SUM([.X$28:.X$36])+[.X$25]&gt;0;IF([.X$8]=&quot;&quot;;0;[.X$8])+SUM([.X$12:.X$16])+SUM([.X$20:.X$22])+SUM([.X$28:.X$36])+[.X$25];&quot;&quot;)" office:value-type="float" office:value="1" calcext:value-type="float">
            <text:p>1,00</text:p>
          </table:table-cell>
          <table:table-cell table:style-name="ce83" table:formula="of:=IF(IF([.Y$8]=&quot;&quot;;0;[.Y$8])+SUM([.Y$12:.Y$16])+SUM([.Y$20:.Y$22])+SUM([.Y$28:.Y$36])+[.Y$25]&gt;0;IF([.Y$8]=&quot;&quot;;0;[.Y$8])+SUM([.Y$12:.Y$16])+SUM([.Y$20:.Y$22])+SUM([.Y$28:.Y$36])+[.Y$25];&quot;&quot;)" office:value-type="float" office:value="1" calcext:value-type="float">
            <text:p>1,00</text:p>
          </table:table-cell>
          <table:table-cell table:style-name="ce83" table:formula="of:=IF(IF([.Z$8]=&quot;&quot;;0;[.Z$8])+SUM([.Z$12:.Z$16])+SUM([.Z$20:.Z$22])+SUM([.Z$28:.Z$36])+[.Z$25]&gt;0;IF([.Z$8]=&quot;&quot;;0;[.Z$8])+SUM([.Z$12:.Z$16])+SUM([.Z$20:.Z$22])+SUM([.Z$28:.Z$36])+[.Z$25];&quot;&quot;)" office:value-type="float" office:value="1" calcext:value-type="float">
            <text:p>1,00</text:p>
          </table:table-cell>
          <table:table-cell table:style-name="ce83" table:formula="of:=IF(IF([.AA$8]=&quot;&quot;;0;[.AA$8])+SUM([.AA$12:.AA$16])+SUM([.AA$20:.AA$22])+SUM([.AA$28:.AA$36])+[.AA$25]&gt;0;IF([.AA$8]=&quot;&quot;;0;[.AA$8])+SUM([.AA$12:.AA$16])+SUM([.AA$20:.AA$22])+SUM([.AA$28:.AA$36])+[.AA$25];&quot;&quot;)" office:value-type="float" office:value="1" calcext:value-type="float">
            <text:p>1,00</text:p>
          </table:table-cell>
          <table:table-cell table:style-name="ce83" table:formula="of:=IF(IF([.AB$8]=&quot;&quot;;0;[.AB$8])+SUM([.AB$12:.AB$16])+SUM([.AB$20:.AB$22])+SUM([.AB$28:.AB$36])+[.AB$25]&gt;0;IF([.AB$8]=&quot;&quot;;0;[.AB$8])+SUM([.AB$12:.AB$16])+SUM([.AB$20:.AB$22])+SUM([.AB$28:.AB$36])+[.AB$25];&quot;&quot;)" office:value-type="float" office:value="1" calcext:value-type="float">
            <text:p>1,00</text:p>
          </table:table-cell>
          <table:table-cell table:style-name="ce83" table:formula="of:=IF(IF([.AC$8]=&quot;&quot;;0;[.AC$8])+SUM([.AC$12:.AC$16])+SUM([.AC$20:.AC$22])+SUM([.AC$28:.AC$36])+[.AC$25]&gt;0;IF([.AC$8]=&quot;&quot;;0;[.AC$8])+SUM([.AC$12:.AC$16])+SUM([.AC$20:.AC$22])+SUM([.AC$28:.AC$36])+[.AC$25];&quot;&quot;)" office:value-type="float" office:value="1" calcext:value-type="float">
            <text:p>1,00</text:p>
          </table:table-cell>
          <table:table-cell table:style-name="ce83" table:formula="of:=IF(IF([.AD$8]=&quot;&quot;;0;[.AD$8])+SUM([.AD$12:.AD$16])+SUM([.AD$20:.AD$22])+SUM([.AD$28:.AD$36])+[.AD$25]&gt;0;IF([.AD$8]=&quot;&quot;;0;[.AD$8])+SUM([.AD$12:.AD$16])+SUM([.AD$20:.AD$22])+SUM([.AD$28:.AD$36])+[.AD$25];&quot;&quot;)" office:value-type="float" office:value="1" calcext:value-type="float">
            <text:p>1,00</text:p>
          </table:table-cell>
          <table:table-cell table:style-name="ce83" table:formula="of:=IF(IF([.AE$8]=&quot;&quot;;0;[.AE$8])+SUM([.AE$12:.AE$16])+SUM([.AE$20:.AE$22])+SUM([.AE$28:.AE$36])+[.AE$25]&gt;0;IF([.AE$8]=&quot;&quot;;0;[.AE$8])+SUM([.AE$12:.AE$16])+SUM([.AE$20:.AE$22])+SUM([.AE$28:.AE$36])+[.AE$25];&quot;&quot;)" office:value-type="float" office:value="1" calcext:value-type="float">
            <text:p>1,00</text:p>
          </table:table-cell>
          <table:table-cell table:style-name="ce83" table:formula="of:=IF(IF([.AF$8]=&quot;&quot;;0;[.AF$8])+SUM([.AF$12:.AF$16])+SUM([.AF$20:.AF$22])+SUM([.AF$28:.AF$36])+[.AF$25]&gt;0;IF([.AF$8]=&quot;&quot;;0;[.AF$8])+SUM([.AF$12:.AF$16])+SUM([.AF$20:.AF$22])+SUM([.AF$28:.AF$36])+[.AF$25];&quot;&quot;)" office:value-type="float" office:value="1" calcext:value-type="float">
            <text:p>1,00</text:p>
          </table:table-cell>
          <table:table-cell table:style-name="ce83" table:formula="of:=IF(IF([.AG$8]=&quot;&quot;;0;[.AG$8])+SUM([.AG$12:.AG$16])+SUM([.AG$20:.AG$22])+SUM([.AG$28:.AG$36])+[.AG$25]&gt;0;IF([.AG$8]=&quot;&quot;;0;[.AG$8])+SUM([.AG$12:.AG$16])+SUM([.AG$20:.AG$22])+SUM([.AG$28:.AG$36])+[.AG$25];&quot;&quot;)" office:value-type="float" office:value="1" calcext:value-type="float">
            <text:p>1,00</text:p>
          </table:table-cell>
          <table:table-cell table:style-name="ce83" table:formula="of:=IF(IF([.AH$8]=&quot;&quot;;0;[.AH$8])+SUM([.AH$12:.AH$16])+SUM([.AH$20:.AH$22])+SUM([.AH$28:.AH$36])+[.AH$25]&gt;0;IF([.AH$8]=&quot;&quot;;0;[.AH$8])+SUM([.AH$12:.AH$16])+SUM([.AH$20:.AH$22])+SUM([.AH$28:.AH$36])+[.AH$25];&quot;&quot;)">
            <text:p/>
          </table:table-cell>
          <table:table-cell table:style-name="ce115" table:formula="of:=SUM([.D38:.AH38])" office:value-type="float" office:value="30" calcext:value-type="float">
            <text:p>30,00</text:p>
          </table:table-cell>
          <table:table-cell table:style-name="ce122" table:number-columns-repeated="222"/>
        </table:table-row>
        <table:table-row table:style-name="ro3">
          <table:table-cell table:number-columns-repeated="3"/>
          <table:table-cell table:style-name="ce129"/>
          <table:table-cell table:number-columns-repeated="253"/>
        </table:table-row>
        <table:table-row table:style-name="ro10">
          <table:table-cell table:number-columns-repeated="3"/>
          <table:table-cell table:style-name="ce66" table:number-columns-repeated="5"/>
          <table:table-cell table:style-name="ce209" office:value-type="string" calcext:value-type="string" table:number-columns-spanned="20" table:number-rows-spanned="1">
            <text:p>SIGNATURE</text:p>
          </table:table-cell>
          <table:covered-table-cell table:number-columns-repeated="19" table:style-name="ce209"/>
          <table:table-cell/>
          <table:table-cell table:style-name="ce108"/>
          <table:table-cell table:number-columns-repeated="227"/>
        </table:table-row>
        <table:table-row table:style-name="ro13">
          <table:table-cell table:number-columns-repeated="3"/>
          <table:table-cell table:style-name="ce67" table:number-columns-repeated="5"/>
          <table:table-cell table:style-name="ce210" office:value-type="string" calcext:value-type="string" table:number-columns-spanned="20" table:number-rows-spanned="1">
            <text:p>Collaborateur</text:p>
          </table:table-cell>
          <table:covered-table-cell table:number-columns-repeated="19" table:style-name="ce210"/>
          <table:table-cell table:number-columns-repeated="229"/>
        </table:table-row>
        <table:table-row table:style-name="ro3" table:number-rows-repeated="2">
          <table:table-cell table:number-columns-repeated="257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7"/>
          <table:table-cell table:number-columns-repeated="254"/>
        </table:table-row>
        <table:table-row table:style-name="ro3" table:visibility="collapse">
          <table:table-cell table:style-name="ce135" office:value-type="string" calcext:value-type="string" table:number-columns-spanned="6" table:number-rows-spanned="1">
            <text:p>(En gras : A renseigner chaque année)</text:p>
          </table:table-cell>
          <table:covered-table-cell table:number-columns-repeated="5" table:style-name="ce135"/>
          <table:table-cell table:style-name="ce129" table:number-columns-spanned="3" table:number-rows-spanned="1"/>
          <table:covered-table-cell table:number-columns-repeated="2" table:style-name="ce129"/>
          <table:table-cell table:style-name="ce129" table:number-columns-spanned="3" table:number-rows-spanned="1"/>
          <table:covered-table-cell table:number-columns-repeated="2" table:style-name="ce129"/>
          <table:table-cell table:number-columns-repeated="245"/>
        </table:table-row>
        <table:table-row table:style-name="ro3" table:visibility="collapse">
          <table:table-cell table:style-name="ce136" office:value-type="string" calcext:value-type="string" table:number-columns-spanned="2" table:number-rows-spanned="1">
            <text:p>lundi Pâques</text:p>
          </table:table-cell>
          <table:covered-table-cell table:style-name="ce136"/>
          <table:table-cell table:style-name="ce48" office:value-type="date" office:date-value="2006-04-17" calcext:value-type="date">
            <text:p>17-avr.-06</text:p>
          </table:table-cell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number-columns-repeated="245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Ascencion</text:p>
          </table:table-cell>
          <table:covered-table-cell table:style-name="ce135"/>
          <table:table-cell table:style-name="ce48" table:formula="of:=[.C52]+38" office:value-type="date" office:date-value="2006-05-25" calcext:value-type="date">
            <text:p>25-mai-06</text:p>
          </table:table-cell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number-columns-repeated="245"/>
        </table:table-row>
        <table:table-row table:style-name="ro3" table:visibility="collapse">
          <table:table-cell office:value-type="string" calcext:value-type="string">
            <text:p>Fête Travail</text:p>
          </table:table-cell>
          <table:table-cell/>
          <table:table-cell table:style-name="ce48" office:value-type="date" office:date-value="2006-05-01" calcext:value-type="date">
            <text:p>1-mai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office:value-type="string" calcext:value-type="string">
            <text:p>Victoire</text:p>
          </table:table-cell>
          <table:table-cell/>
          <table:table-cell table:style-name="ce48" office:value-type="date" office:date-value="2006-05-08" calcext:value-type="date">
            <text:p>8-mai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lundi Pentecôte</text:p>
          </table:table-cell>
          <table:covered-table-cell table:style-name="ce135"/>
          <table:table-cell table:style-name="ce48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number-columns-repeated="245"/>
        </table:table-row>
        <table:table-row table:style-name="ro3" table:visibility="collapse">
          <table:table-cell office:value-type="string" calcext:value-type="string">
            <text:p>Fête Nationale</text:p>
          </table:table-cell>
          <table:table-cell/>
          <table:table-cell table:style-name="ce48" office:value-type="date" office:date-value="2006-07-14" calcext:value-type="date">
            <text:p>14-juil.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Assomption</text:p>
          </table:table-cell>
          <table:covered-table-cell table:style-name="ce129"/>
          <table:table-cell table:style-name="ce48" office:value-type="date" office:date-value="2006-08-15" calcext:value-type="date">
            <text:p>15-août-06</text:p>
          </table:table-cell>
          <table:table-cell table:number-columns-repeated="254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Toussaint</text:p>
          </table:table-cell>
          <table:covered-table-cell table:style-name="ce129"/>
          <table:table-cell table:style-name="ce48" office:value-type="date" office:date-value="2006-11-01" calcext:value-type="date">
            <text:p>1-nov.-06</text:p>
          </table:table-cell>
          <table:table-cell table:number-columns-repeated="254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Armistice</text:p>
          </table:table-cell>
          <table:covered-table-cell table:style-name="ce129"/>
          <table:table-cell table:style-name="ce48" office:value-type="date" office:date-value="2006-11-11" calcext:value-type="date">
            <text:p>11-nov.-06</text:p>
          </table:table-cell>
          <table:table-cell table:number-columns-repeated="254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Noël</text:p>
          </table:table-cell>
          <table:covered-table-cell table:style-name="ce129"/>
          <table:table-cell table:style-name="ce48" office:value-type="date" office:date-value="2006-12-25" calcext:value-type="date">
            <text:p>25-déc.-06</text:p>
          </table:table-cell>
          <table:table-cell table:number-columns-repeated="254"/>
        </table:table-row>
        <table:table-row table:style-name="ro3">
          <table:table-cell table:number-columns-repeated="2"/>
          <table:table-cell table:style-name="ce48"/>
          <table:table-cell table:number-columns-repeated="254"/>
        </table:table-row>
        <table:table-row table:style-name="ro3" table:number-rows-repeated="1048513">
          <table:table-cell table:number-columns-repeated="257"/>
        </table:table-row>
        <table:table-row table:style-name="ro3">
          <table:table-cell table:number-columns-repeated="257"/>
        </table:table-row>
        <table:named-expressions>
          <table:named-range table:name="Année" table:base-cell-address="$'janvier 2024'.$A$1" table:cell-range-address="$'Avril 2024'.$Z$3"/>
          <table:named-range table:name="fériés" table:base-cell-address="$'janvier 2024'.$A$1" table:cell-range-address="$'Avril 2024'.$C$52:.$C$61"/>
          <table:named-range table:name="mois" table:base-cell-address="$'janvier 2024'.$A$1" table:cell-range-address="$'Avril 2024'.$X$3"/>
          <table:named-range table:name="_xlnm.Print_Area" table:base-cell-address="$'janvier 2024'.$A$1" table:cell-range-address="$'Avril 2024'.$A$1:.$AI$41" table:range-usable-as="print-range"/>
          <table:named-range table:name="_xlnm_Print_Area" table:base-cell-address="$'janvier 2024'.$A$1" table:cell-range-address="$'Avril 2024'.$A$1:.$AI$41"/>
        </table:named-expressions>
        <calcext:conditional-formats>
          <calcext:conditional-format calcext:target-range-address="'Avril 2024'.Z3:'Avril 2024'.AA3">
            <calcext:condition calcext:apply-style-name="ConditionalStyle_9" calcext:value="between([.$A$65],[.$A$66])" calcext:base-cell-address="'Avril 2024'.Z3"/>
            <calcext:condition calcext:apply-style-name="ConditionalStyle_10" calcext:value="between([.$A$65],[.$A$66])" calcext:base-cell-address="'Avril 2024'.Z3"/>
            <calcext:condition calcext:apply-style-name="ConditionalStyle_11" calcext:value="between([.$A$65],[.$A$66])" calcext:base-cell-address="'Avril 2024'.Z3"/>
            <calcext:condition calcext:apply-style-name="ConditionalStyle_12" calcext:value="between([.$A$65],[.$A$66])" calcext:base-cell-address="'Avril 2024'.Z3"/>
          </calcext:conditional-format>
        </calcext:conditional-formats>
      </table:table>
      <table:table table:name="Mai 2024" table:style-name="ta6" table:print-ranges="'Mai 2024'.A1:'Mai 2024'.AI41">
        <table:table-column table:style-name="co12" table:default-cell-style-name="ce101"/>
        <table:table-column table:style-name="co13" table:default-cell-style-name="ce101"/>
        <table:table-column table:style-name="co14" table:default-cell-style-name="ce101"/>
        <table:table-column table:style-name="co15" table:number-columns-repeated="4" table:default-cell-style-name="ce101"/>
        <table:table-column table:style-name="co15" table:default-cell-style-name="ce88"/>
        <table:table-column table:style-name="co15" table:number-columns-repeated="3" table:default-cell-style-name="ce101"/>
        <table:table-column table:style-name="co18" table:default-cell-style-name="ce101"/>
        <table:table-column table:style-name="co15" table:number-columns-repeated="6" table:default-cell-style-name="ce101"/>
        <table:table-column table:style-name="co18" table:default-cell-style-name="ce101"/>
        <table:table-column table:style-name="co15" table:number-columns-repeated="15" table:default-cell-style-name="ce101"/>
        <table:table-column table:style-name="co19" table:default-cell-style-name="ce101"/>
        <table:table-column table:style-name="co16" table:number-columns-repeated="222" table:default-cell-style-name="ce82"/>
        <table:table-column table:style-name="co17" table:number-columns-repeated="16127"/>
        <table:table-row table:style-name="ro2">
          <table:table-cell table:style-name="ce1"/>
          <table:table-cell table:style-name="ce7"/>
          <table:table-cell table:style-name="ce42"/>
          <table:table-cell table:style-name="ce49"/>
          <table:table-cell table:style-name="ce69" office:value-type="string" calcext:value-type="string">
            <text:p>NOM :</text:p>
          </table:table-cell>
          <table:table-cell table:style-name="ce197" office:value-type="string" calcext:value-type="string" table:number-columns-spanned="7" table:number-rows-spanned="1">
            <text:p>xxxx <text:s text:c="3"/>xxxxx</text:p>
          </table:table-cell>
          <table:covered-table-cell table:number-columns-repeated="6" table:style-name="ce197"/>
          <table:table-cell table:style-name="ce4"/>
          <table:table-cell table:style-name="ce213" office:value-type="string" calcext:value-type="string" table:number-columns-spanned="22" table:number-rows-spanned="1">
            <text:p>RAPPORT D'ACTIVITE</text:p>
          </table:table-cell>
          <table:covered-table-cell table:number-columns-repeated="21" table:style-name="ce213"/>
          <table:table-cell table:style-name="ce42" table:number-columns-repeated="222"/>
        </table:table-row>
        <table:table-row table:style-name="ro4">
          <table:table-cell table:style-name="ce6">
            <draw:frame draw:z-index="0" draw:name="Image 3" draw:style-name="gr1" draw:text-style-name="P1" svg:width="5.511cm" svg:height="1.105cm" svg:x="0.206cm" svg:y="0.052cm">
              <draw:image xlink:href="Pictures/10000000000000C900000025E0397C5F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50"/>
          <table:table-cell table:style-name="ce70" office:value-type="string" calcext:value-type="string">
            <text:p>TEL :</text:p>
          </table:table-cell>
          <table:table-cell table:style-name="ce85" office:value-type="string" calcext:value-type="string" table:number-columns-spanned="7" table:number-rows-spanned="1">
            <text:p>06xxxxxx</text:p>
          </table:table-cell>
          <table:covered-table-cell table:number-columns-repeated="6" table:style-name="ce85"/>
          <table:table-cell/>
          <table:table-cell table:style-name="ce214" office:value-type="string" calcext:value-type="string" table:number-columns-spanned="22" table:number-rows-spanned="1">
            <text:p>Fax : 01.84.18.08.11 / contact@eisi-consulting.fr</text:p>
          </table:table-cell>
          <table:covered-table-cell table:number-columns-repeated="21" table:style-name="ce214"/>
          <table:table-cell table:number-columns-repeated="222"/>
        </table:table-row>
        <table:table-row table:style-name="ro2">
          <table:table-cell table:style-name="ce3"/>
          <table:table-cell table:style-name="ce30" table:number-columns-repeated="2"/>
          <table:table-cell table:style-name="ce51"/>
          <table:table-cell table:style-name="ce71"/>
          <table:table-cell table:style-name="ce199" table:number-columns-spanned="7" table:number-rows-spanned="1"/>
          <table:covered-table-cell table:number-columns-repeated="6" table:style-name="ce199"/>
          <table:table-cell table:style-name="ce99"/>
          <table:table-cell table:number-columns-repeated="6"/>
          <table:table-cell table:style-name="ce102"/>
          <table:table-cell table:style-name="ce99"/>
          <table:table-cell/>
          <table:table-cell table:style-name="ce103" office:value-type="string" calcext:value-type="string">
            <text:p>mois :</text:p>
          </table:table-cell>
          <table:table-cell table:style-name="ce104" table:content-validation-name="val14" office:value-type="float" office:value="5" calcext:value-type="float">
            <text:p>5</text:p>
          </table:table-cell>
          <table:table-cell table:style-name="ce105" office:value-type="string" calcext:value-type="string">
            <text:p>an :</text:p>
          </table:table-cell>
          <table:table-cell table:style-name="ce131" table:content-validation-name="val15" office:value-type="float" office:value="2024" calcext:value-type="float" table:number-columns-spanned="2" table:number-rows-spanned="1">
            <text:p>2024</text:p>
          </table:table-cell>
          <table:covered-table-cell table:style-name="ce132" table:content-validation-name="val15"/>
          <table:table-cell table:style-name="ce4" table:number-columns-repeated="7"/>
          <table:table-cell table:number-columns-repeated="223"/>
        </table:table-row>
        <table:table-row table:style-name="ro3">
          <table:table-cell table:style-name="ce3"/>
          <table:table-cell table:style-name="ce30"/>
          <table:table-cell table:style-name="ce43" table:number-columns-repeated="2"/>
          <table:table-cell table:style-name="ce72"/>
          <table:table-cell table:style-name="ce87"/>
          <table:table-cell table:style-name="ce7"/>
          <table:table-cell table:number-columns-repeated="3"/>
          <table:table-cell table:style-name="ce4" table:number-columns-repeated="3"/>
          <table:table-cell table:number-columns-repeated="15"/>
          <table:table-cell table:style-name="ce4" table:number-columns-repeated="6"/>
          <table:table-cell table:number-columns-repeated="223"/>
        </table:table-row>
        <table:table-row table:style-name="ro3" table:visibility="collapse">
          <table:table-cell table:style-name="ce4"/>
          <table:table-cell table:style-name="ce7" table:number-columns-repeated="2"/>
          <table:table-cell table:style-name="ce4" table:number-columns-repeated="4"/>
          <table:table-cell/>
          <table:table-cell table:style-name="ce4" table:number-columns-repeated="27"/>
          <table:table-cell table:number-columns-repeated="222"/>
        </table:table-row>
        <table:table-row table:style-name="ro6">
          <table:table-cell table:style-name="ce17" table:number-columns-spanned="3" table:number-rows-spanned="1"/>
          <table:covered-table-cell table:number-columns-repeated="2" table:style-name="ce17"/>
          <table:table-cell table:style-name="ce52"/>
          <table:table-cell table:style-name="ce4" table:number-columns-repeated="3"/>
          <table:table-cell/>
          <table:table-cell table:style-name="ce4" table:number-columns-repeated="2"/>
          <table:table-cell table:style-name="ce98"/>
          <table:table-cell table:style-name="ce4" table:number-columns-repeated="24"/>
          <table:table-cell table:number-columns-repeated="222"/>
        </table:table-row>
        <table:table-row table:style-name="ro7">
          <table:table-cell table:style-name="ce19" office:value-type="string" calcext:value-type="string" table:number-columns-spanned="3" table:number-rows-spanned="1">
            <text:p>Calendrier</text:p>
          </table:table-cell>
          <table:covered-table-cell table:number-columns-repeated="2" table:style-name="ce19"/>
          <table:table-cell table:style-name="ce5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27" calcext:value-type="float">
            <text:p>27</text:p>
          </table:table-cell>
          <table:table-cell table:style-name="ce73" table:formula="of:=IF(DAY(DATE(Année;mois+1;1)-1)&gt;27;28;&quot;&quot;)" office:value-type="float" office:value="28" calcext:value-type="float">
            <text:p>28</text:p>
          </table:table-cell>
          <table:table-cell table:style-name="ce73" table:formula="of:=IF(DAY(DATE(Année;mois+1;1)-1)&gt;28;29;&quot;&quot;)" office:value-type="float" office:value="29" calcext:value-type="float">
            <text:p>29</text:p>
          </table:table-cell>
          <table:table-cell table:style-name="ce73" table:formula="of:=IF(DAY(DATE(Année;mois+1;1)-1)&gt;29;30;&quot;&quot;)" office:value-type="float" office:value="30" calcext:value-type="float">
            <text:p>30</text:p>
          </table:table-cell>
          <table:table-cell table:style-name="ce109" table:formula="of:=IF(DAY(DATE(Année;mois+1;1)-1)&gt;30;31;&quot;&quot;)" office:value-type="float" office:value="31" calcext:value-type="float">
            <text:p>31</text:p>
          </table:table-cell>
          <table:table-cell table:style-name="ce110" office:value-type="string" calcext:value-type="string">
            <text:p>Total</text:p>
          </table:table-cell>
          <table:table-cell table:number-columns-repeated="222"/>
        </table:table-row>
        <table:table-row table:style-name="ro7">
          <table:table-cell table:style-name="ce19" office:value-type="string" calcext:value-type="string" table:number-columns-spanned="3" table:number-rows-spanned="1">
            <text:p>Jours chômés</text:p>
          </table:table-cell>
          <table:covered-table-cell table:number-columns-repeated="2" table:style-name="ce19"/>
          <table:table-cell table:style-name="ce130" table:formula="of:=IF(OR((DATE(Année;mois;[.D$7])=[.C52]);(DATE(Année;mois;[.D$7])=[.C53]);(DATE(Année;mois;[.D$7])=[.C56]));1;IF(OR(mois=1;mois=5;mois=11);1;IF(WEEKDAY(DATE(Année;mois;[.D$7]))=7;1;IF(WEEKDAY(DATE(Année;mois;[.D$7]))=1;1;&quot;&quot;))))" office:value-type="float" office:value="1" calcext:value-type="float">
            <text:p>1</text:p>
          </table:table-cell>
          <table:table-cell table:style-name="ce74" table:formula="of:=IF(OR((DATE(Année;mois;[.E$7])=[.C52]);(DATE(Année;mois;[.E$7])=[.C53]);(DATE(Année;mois;[.E$7])=[.C56]));1;IF(WEEKDAY(DATE(Année;mois;[.E$7]))=7;1;IF(WEEKDAY(DATE(Année;mois;[.E$7]))=1;1;&quot;&quot;)))">
            <text:p/>
          </table:table-cell>
          <table:table-cell table:style-name="ce74" table:formula="of:=IF(OR((DATE(Année;mois;[.F$7])=[.C52]);(DATE(Année;mois;[.F$7])=[.C53]);(DATE(Année;mois;[.F$7])=[.C56]));1;IF(WEEKDAY(DATE(Année;mois;[.F$7]))=7;1;IF(WEEKDAY(DATE(Année;mois;[.F$7]))=1;1;&quot;&quot;)))">
            <text:p/>
          </table:table-cell>
          <table:table-cell table:style-name="ce74" table:formula="of:=IF(OR((DATE(Année;mois;[.G$7])=[.C52]);(DATE(Année;mois;[.G$7])=[.C53]);(DATE(Année;mois;[.G$7])=[.C56]));1;IF(WEEKDAY(DATE(Année;mois;[.G$7]))=7;1;IF(WEEKDAY(DATE(Année;mois;[.G$7]))=1;1;&quot;&quot;)))" office:value-type="float" office:value="1" calcext:value-type="float">
            <text:p>1</text:p>
          </table:table-cell>
          <table:table-cell table:style-name="ce74" table:formula="of:=IF(OR((DATE(Année;mois;[.H$7])=[.D52]);(DATE(Année;mois;[.H$7])=[.D53]);(DATE(Année;mois;[.H$7])=[.D56]));1;IF(WEEKDAY(DATE(Année;mois;[.H$7]))=7;1;IF(WEEKDAY(DATE(Année;mois;[.H$7]))=1;1;&quot;&quot;)))" office:value-type="float" office:value="1" calcext:value-type="float">
            <text:p>1</text:p>
          </table:table-cell>
          <table:table-cell table:style-name="ce74" table:formula="of:=IF(OR((DATE(Année;mois;[.I$7])=[.C52]);(DATE(Année;mois;[.I$7])=[.C53]);(DATE(Année;mois;[.I$7])=[.C56]));1;IF(WEEKDAY(DATE(Année;mois;[.I$7]))=7;1;IF(WEEKDAY(DATE(Année;mois;[.I$7]))=1;1;&quot;&quot;)))">
            <text:p/>
          </table:table-cell>
          <table:table-cell table:style-name="ce74" table:formula="of:=IF(OR((DATE(Année;mois;[.J$7])=[.C52]);(DATE(Année;mois;[.J$7])=[.C53]);(DATE(Année;mois;[.J$7])=[.C56]));1;IF(WEEKDAY(DATE(Année;mois;[.J$7]))=7;1;IF(WEEKDAY(DATE(Année;mois;[.J$7]))=1;1;&quot;&quot;)))">
            <text:p/>
          </table:table-cell>
          <table:table-cell table:style-name="ce130" table:formula="of:=IF(OR((DATE(Année;mois;[.K$7])=[.J52]);(DATE(Année;mois;[.K$7])=[.J53]);(DATE(Année;mois;[.K$7])=[.J56]));1;IF(OR(mois=1;mois=5;mois=11);1;IF(WEEKDAY(DATE(Année;mois;[.K$7]))=7;1;IF(WEEKDAY(DATE(Année;mois;[.K$7]))=1;1;&quot;&quot;))))" office:value-type="float" office:value="1" calcext:value-type="float">
            <text:p>1</text:p>
          </table:table-cell>
          <table:table-cell table:style-name="ce130" table:formula="of:=IF(OR((DATE(Année;mois;[.L$7])=[.K52]);(DATE(Année;mois;[.L$7])=[.K53]);(DATE(Année;mois;[.L$7])=[.K56]));1;IF(OR(mois=1;mois=5;mois=11);1;IF(WEEKDAY(DATE(Année;mois;[.L$7]))=7;1;IF(WEEKDAY(DATE(Année;mois;[.L$7]))=1;1;&quot;&quot;))))" office:value-type="float" office:value="1" calcext:value-type="float">
            <text:p>1</text:p>
          </table:table-cell>
          <table:table-cell table:style-name="ce74" table:formula="of:=IF(OR((DATE(Année;mois;[.M$7])=[.C52]);(DATE(Année;mois;[.M$7])=[.C53]);(DATE(Année;mois;[.M$7])=[.C56]));1;IF(WEEKDAY(DATE(Année;mois;[.M$7]))=7;1;IF(WEEKDAY(DATE(Année;mois;[.M$7]))=1;1;&quot;&quot;)))">
            <text:p/>
          </table:table-cell>
          <table:table-cell table:style-name="ce74" table:formula="of:=IF(OR((DATE(Année;mois;[.N$7])=[.C52]);(DATE(Année;mois;[.N$7])=[.C53]);(DATE(Année;mois;[.N$7])=[.C56]));1;IF(mois=11;1;IF(WEEKDAY(DATE(Année;mois;[.N$7]))=7;1;IF(WEEKDAY(DATE(Année;mois;[.N$7]))=1;1;&quot;&quot;))))" office:value-type="float" office:value="1" calcext:value-type="float">
            <text:p>1</text:p>
          </table:table-cell>
          <table:table-cell table:style-name="ce74" table:formula="of:=IF(OR((DATE(Année;mois;[.O$7])=[.C52]);(DATE(Année;mois;[.O$7])=[.C53]);(DATE(Année;mois;[.O$7])=[.C56]));1;IF(WEEKDAY(DATE(Année;mois;[.O$7]))=7;1;IF(WEEKDAY(DATE(Année;mois;[.O$7]))=1;1;&quot;&quot;)))" office:value-type="float" office:value="1" calcext:value-type="float">
            <text:p>1</text:p>
          </table:table-cell>
          <table:table-cell table:style-name="ce74"/>
          <table:table-cell table:style-name="ce74" table:formula="of:=IF(OR((DATE(Année;mois;[.Q$7])=[.C52]);(DATE(Année;mois;[.Q$7])=[.C53]);(DATE(Année;mois;[.Q$7])=[.C56]));1;IF(mois=7;1;IF(WEEKDAY(DATE(Année;mois;[.Q$7]))=7;1;IF(WEEKDAY(DATE(Année;mois;[.Q$7]))=1;1;&quot;&quot;))))">
            <text:p/>
          </table:table-cell>
          <table:table-cell table:style-name="ce74" table:formula="of:=IF(OR((DATE(Année;mois;[.R$7])=[.C52]);(DATE(Année;mois;[.R$7])=[.C53]);(DATE(Année;mois;[.R$7])=[.C56]));1;IF(mois=8;1;IF(WEEKDAY(DATE(Année;mois;[.R$7]))=7;1;IF(WEEKDAY(DATE(Année;mois;[.R$7]))=1;1;&quot;&quot;))))">
            <text:p/>
          </table:table-cell>
          <table:table-cell table:style-name="ce74" table:formula="of:=IF(OR((DATE(Année;mois;[.S$7])=[.C52]);(DATE(Année;mois;[.S$7])=[.C53]);(DATE(Année;mois;[.S$7])=[.C56]));1;IF(WEEKDAY(DATE(Année;mois;[.S$7]))=7;1;IF(WEEKDAY(DATE(Année;mois;[.S$7]))=1;1;&quot;&quot;)))">
            <text:p/>
          </table:table-cell>
          <table:table-cell table:style-name="ce74" table:formula="of:=IF(OR((DATE(Année;mois;[.T$7])=[.C52]);(DATE(Année;mois;[.T$7])=[.C53]);(DATE(Année;mois;[.T$7])=[.C56]));1;IF(WEEKDAY(DATE(Année;mois;[.T$7]))=7;1;IF(WEEKDAY(DATE(Année;mois;[.T$7]))=1;1;&quot;&quot;)))">
            <text:p/>
          </table:table-cell>
          <table:table-cell table:style-name="ce74" table:formula="of:=IF(OR((DATE(Année;mois;[.U$7])=[.B52]);(DATE(Année;mois;[.U$7])=[.B53]);(DATE(Année;mois;[.U$7])=[.B56]));1;IF(WEEKDAY(DATE(Année;mois;[.U$7]))=7;1;IF(WEEKDAY(DATE(Année;mois;[.U$7]))=1;1;&quot;&quot;)))" office:value-type="float" office:value="1" calcext:value-type="float">
            <text:p>1</text:p>
          </table:table-cell>
          <table:table-cell table:style-name="ce74" table:formula="of:=IF(OR((DATE(Année;mois;[.V$7])=[.C52]);(DATE(Année;mois;[.V$7])=[.C53]);(DATE(Année;mois;[.V$7])=[.C56]));1;IF(WEEKDAY(DATE(Année;mois;[.V$7]))=7;1;IF(WEEKDAY(DATE(Année;mois;[.V$7]))=1;1;&quot;&quot;)))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style-name="ce74" table:formula="of:=IF(OR((DATE(Année;mois;[.X$7])=[.C52]);(DATE(Année;mois;[.X$7])=[.C53]);(DATE(Année;mois;[.X$7])=[.C56]));1;IF(WEEKDAY(DATE(Année;mois;[.X$7]))=7;1;IF(WEEKDAY(DATE(Année;mois;[.X$7]))=1;1;&quot;&quot;)))">
            <text:p/>
          </table:table-cell>
          <table:table-cell table:style-name="ce74" table:formula="of:=IF(OR((DATE(Année;mois;[.Y$7])=[.C52]);(DATE(Année;mois;[.Y$7])=[.C53]);(DATE(Année;mois;[.Y$7])=[.C56]));1;IF(WEEKDAY(DATE(Année;mois;[.Y$7]))=7;1;IF(WEEKDAY(DATE(Année;mois;[.Y$7]))=1;1;&quot;&quot;)))">
            <text:p/>
          </table:table-cell>
          <table:table-cell table:style-name="ce74" table:formula="of:=IF(OR((DATE(Année;mois;[.Z$7])=[.C52]);(DATE(Année;mois;[.Z$7])=[.C53]);(DATE(Année;mois;[.Z$7])=[.C56]));1;IF(WEEKDAY(DATE(Année;mois;[.Z$7]))=7;1;IF(WEEKDAY(DATE(Année;mois;[.Z$7]))=1;1;&quot;&quot;)))">
            <text:p/>
          </table:table-cell>
          <table:table-cell table:style-name="ce74"/>
          <table:table-cell table:style-name="ce74" table:formula="of:=IF(OR((DATE(Année;mois;[.AB$7])=[.C52]);(DATE(Année;mois;[.AB$7])=[.C53]);(DATE(Année;mois;[.AB$7])=[.C56]));1;IF(mois=12;1;IF(WEEKDAY(DATE(Année;mois;[.AB$7]))=7;1;IF(WEEKDAY(DATE(Année;mois;[.AB$7]))=1;1;&quot;&quot;))))" office:value-type="float" office:value="1" calcext:value-type="float">
            <text:p>1</text:p>
          </table:table-cell>
          <table:table-cell table:style-name="ce74" table:formula="of:=IF(OR((DATE(Année;mois;[.AC$7])=[.J52]);(DATE(Année;mois;[.AC$7])=[.J53]);(DATE(Année;mois;[.AC$7])=[.J56]));1;IF(WEEKDAY(DATE(Année;mois;[.AC$7]))=7;1;IF(WEEKDAY(DATE(Année;mois;[.AC$7]))=1;1;&quot;&quot;)))" office:value-type="float" office:value="1" calcext:value-type="float">
            <text:p>1</text:p>
          </table:table-cell>
          <table:table-cell table:style-name="ce74" table:formula="of:=IF(OR((DATE(Année;mois;[.AD$7])=[.C52]);(DATE(Année;mois;[.AD$7])=[.C53]);(DATE(Année;mois;[.AD$7])=[.C56]));1;IF(WEEKDAY(DATE(Année;mois;[.AD$7]))=7;1;IF(WEEKDAY(DATE(Année;mois;[.AD$7]))=1;1;&quot;&quot;)))">
            <text:p/>
          </table:table-cell>
          <table:table-cell table:style-name="ce74" table:formula="of:=IF(OR((DATE(Année;mois;[.AE$7])=[.D52]);(DATE(Année;mois;[.AE$7])=[.D53]);(DATE(Année;mois;[.AE$7])=[.D56]));1;IF(WEEKDAY(DATE(Année;mois;[.AE$7]))=7;1;IF(WEEKDAY(DATE(Année;mois;[.AE$7]))=1;1;&quot;&quot;)))">
            <text:p/>
          </table:table-cell>
          <table:table-cell table:style-name="ce74" table:formula="of:=IF(OR((DATE(Année;mois;[.AF$7])=[.E52]);(DATE(Année;mois;[.AF$7])=[.E53]);(DATE(Année;mois;[.AF$7])=[.E56]));1;IF(WEEKDAY(DATE(Année;mois;[.AF$7]))=7;1;IF(WEEKDAY(DATE(Année;mois;[.AF$7]))=1;1;&quot;&quot;)))">
            <text:p/>
          </table:table-cell>
          <table:table-cell table:style-name="ce74"/>
          <table:table-cell table:style-name="ce74" table:formula="of:=IF([.AH$7]=&quot;&quot;;&quot;&quot;;IF(OR((DATE(Année;mois;[.AH$7])=[.C52]);(DATE(Année;mois;[.AH$7])=[.C53]);(DATE(Année;mois;[.AH$7])=[.C56]));1;IF(WEEKDAY(DATE(Année;mois;[.AH$7]))=7;1;IF(WEEKDAY(DATE(Année;mois;[.AH$7]))=1;1;&quot;&quot;))))">
            <text:p/>
          </table:table-cell>
          <table:table-cell table:style-name="ce111" table:formula="of:=SUM([.D8:.AH8])" office:value-type="float" office:value="12" calcext:value-type="float">
            <text:p>12,00</text:p>
          </table:table-cell>
          <table:table-cell table:number-columns-repeated="222"/>
        </table:table-row>
        <table:table-row table:style-name="ro8">
          <table:table-cell table:style-name="ce7" table:number-columns-repeated="3"/>
          <table:table-cell table:style-name="ce55"/>
          <table:table-cell table:style-name="ce75" table:number-columns-repeated="3"/>
          <table:table-cell table:style-name="ce89"/>
          <table:table-cell table:style-name="ce75" table:number-columns-repeated="26"/>
          <table:table-cell table:style-name="ce112"/>
          <table:table-cell table:number-columns-repeated="222"/>
        </table:table-row>
        <table:table-row table:style-name="ro7">
          <table:table-cell table:style-name="ce22" office:value-type="string" calcext:value-type="string" table:number-columns-spanned="3" table:number-rows-spanned="1">
            <text:p>Missions clients</text:p>
          </table:table-cell>
          <table:covered-table-cell table:number-columns-repeated="2" table:style-name="ce22"/>
          <table:table-cell table:style-name="ce56"/>
          <table:table-cell table:style-name="ce76" table:number-columns-repeated="3"/>
          <table:table-cell table:style-name="ce90"/>
          <table:table-cell table:style-name="ce76" table:number-columns-repeated="26"/>
          <table:table-cell table:style-name="ce113"/>
          <table:table-cell table:number-columns-repeated="222"/>
        </table:table-row>
        <table:table-row table:style-name="ro7">
          <table:table-cell table:style-name="ce9" office:value-type="string" calcext:value-type="string">
            <text:p>Client</text:p>
          </table:table-cell>
          <table:table-cell table:style-name="ce144" office:value-type="string" calcext:value-type="string" table:number-columns-spanned="2" table:number-rows-spanned="1">
            <text:p>Intitulé de la mission</text:p>
          </table:table-cell>
          <table:covered-table-cell table:style-name="ce144"/>
          <table:table-cell table:style-name="ce57"/>
          <table:table-cell table:style-name="ce77" table:number-columns-repeated="3"/>
          <table:table-cell table:style-name="ce91"/>
          <table:table-cell table:style-name="ce77" table:number-columns-repeated="26"/>
          <table:table-cell table:style-name="ce114"/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49"/>
          <table:table-cell table:style-name="ce58" table:content-validation-name="val1" table:number-columns-repeated="31"/>
          <table:table-cell table:style-name="ce115" table:formula="of:=SUM([.D12:.AH12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0"/>
          <table:table-cell table:style-name="ce58" table:content-validation-name="val1" table:number-columns-repeated="31"/>
          <table:table-cell table:style-name="ce116" table:formula="of:=SUM([.D13:.AH13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0"/>
          <table:table-cell table:style-name="ce58" table:content-validation-name="val1" table:number-columns-repeated="31"/>
          <table:table-cell table:style-name="ce115" table:formula="of:=SUM([.D14:.AH14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1"/>
          <table:table-cell table:style-name="ce33"/>
          <table:table-cell table:style-name="ce150"/>
          <table:table-cell table:style-name="ce58" table:content-validation-name="val1" table:number-columns-repeated="31"/>
          <table:table-cell table:style-name="ce115" table:formula="of:=SUM([.D15:.AH15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2"/>
          <table:table-cell table:style-name="ce34"/>
          <table:table-cell table:style-name="ce151"/>
          <table:table-cell table:style-name="ce58" table:content-validation-name="val1" table:number-columns-repeated="31"/>
          <table:table-cell table:style-name="ce115" table:formula="of:=SUM([.D16:.AH16])" office:value-type="float" office:value="0" calcext:value-type="float">
            <text:p>0,00</text:p>
          </table:table-cell>
          <table:table-cell table:number-columns-repeated="222"/>
        </table:table-row>
        <table:table-row table:style-name="ro9">
          <table:table-cell table:style-name="ce7" table:number-columns-repeated="3"/>
          <table:table-cell table:style-name="ce59" table:content-validation-name="val13"/>
          <table:table-cell table:style-name="ce6" table:content-validation-name="val13" table:number-columns-repeated="3"/>
          <table:table-cell table:style-name="ce92" table:content-validation-name="val13"/>
          <table:table-cell table:style-name="ce6" table:content-validation-name="val13" table:number-columns-repeated="26"/>
          <table:table-cell table:style-name="ce112"/>
          <table:table-cell table:number-columns-repeated="222"/>
        </table:table-row>
        <table:table-row table:style-name="ro7">
          <table:table-cell table:style-name="ce28" office:value-type="string" calcext:value-type="string" table:number-columns-spanned="3" table:number-rows-spanned="1">
            <text:p>Missions internes</text:p>
          </table:table-cell>
          <table:covered-table-cell table:number-columns-repeated="2" table:style-name="ce28"/>
          <table:table-cell table:style-name="ce60" table:content-validation-name="val13"/>
          <table:table-cell table:style-name="ce79" table:content-validation-name="val13" table:number-columns-repeated="3"/>
          <table:table-cell table:style-name="ce93" table:content-validation-name="val13"/>
          <table:table-cell table:style-name="ce79" table:content-validation-name="val13" table:number-columns-repeated="26"/>
          <table:table-cell table:style-name="ce117"/>
          <table:table-cell table:number-columns-repeated="222"/>
        </table:table-row>
        <table:table-row table:style-name="ro7">
          <table:table-cell table:style-name="ce14" office:value-type="string" calcext:value-type="string">
            <text:p>Client</text:p>
          </table:table-cell>
          <table:table-cell table:style-name="ce148" office:value-type="string" calcext:value-type="string" table:number-columns-spanned="2" table:number-rows-spanned="1">
            <text:p>Intitulé de la mission</text:p>
          </table:table-cell>
          <table:covered-table-cell table:style-name="ce148"/>
          <table:table-cell table:style-name="ce61" table:content-validation-name="val13"/>
          <table:table-cell table:style-name="ce80" table:content-validation-name="val13" table:number-columns-repeated="3"/>
          <table:table-cell table:style-name="ce94" table:content-validation-name="val13"/>
          <table:table-cell table:style-name="ce80" table:content-validation-name="val13" table:number-columns-repeated="26"/>
          <table:table-cell table:style-name="ce118"/>
          <table:table-cell table:number-columns-repeated="222"/>
        </table:table-row>
        <table:table-row table:style-name="ro3">
          <table:table-cell table:style-name="ce15"/>
          <table:table-cell table:style-name="ce149" table:number-columns-spanned="2" table:number-rows-spanned="1"/>
          <table:covered-table-cell table:style-name="ce149"/>
          <table:table-cell table:style-name="ce58" table:content-validation-name="val1" table:number-columns-repeated="31"/>
          <table:table-cell table:style-name="ce115" table:formula="of:=SUM([.D20:.AH20])" office:value-type="float" office:value="0" calcext:value-type="float">
            <text:p>0,00</text:p>
          </table:table-cell>
          <table:table-cell table:number-columns-repeated="222"/>
          <table:table-cell table:style-name="ce122" table:number-columns-repeated="16127"/>
        </table:table-row>
        <table:table-row table:style-name="ro3">
          <table:table-cell table:style-name="ce15"/>
          <table:table-cell table:style-name="ce150" table:number-columns-spanned="2" table:number-rows-spanned="1"/>
          <table:covered-table-cell table:style-name="ce150"/>
          <table:table-cell table:style-name="ce58" table:content-validation-name="val1" table:number-columns-repeated="31"/>
          <table:table-cell table:style-name="ce116" table:formula="of:=SUM([.D21:.AH21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6"/>
          <table:table-cell table:style-name="ce151" table:number-columns-spanned="2" table:number-rows-spanned="1"/>
          <table:covered-table-cell table:style-name="ce151"/>
          <table:table-cell table:style-name="ce58" table:content-validation-name="val1" table:number-columns-repeated="31"/>
          <table:table-cell table:style-name="ce115" table:formula="of:=SUM([.D22:.AH22])" office:value-type="float" office:value="0" calcext:value-type="float">
            <text:p>0,00</text:p>
          </table:table-cell>
          <table:table-cell table:number-columns-repeated="222"/>
        </table:table-row>
        <table:table-row table:style-name="ro6">
          <table:table-cell table:style-name="ce7" table:number-columns-repeated="3"/>
          <table:table-cell table:style-name="ce59" table:content-validation-name="val13"/>
          <table:table-cell table:style-name="ce6" table:content-validation-name="val13" table:number-columns-repeated="3"/>
          <table:table-cell table:style-name="ce92" table:content-validation-name="val13"/>
          <table:table-cell table:style-name="ce6" table:content-validation-name="val13" table:number-columns-repeated="26"/>
          <table:table-cell table:style-name="ce112"/>
          <table:table-cell table:number-columns-repeated="222"/>
        </table:table-row>
        <table:table-row table:style-name="ro10">
          <table:table-cell table:style-name="ce28" office:value-type="string" calcext:value-type="string" table:number-columns-spanned="3" table:number-rows-spanned="1">
            <text:p>Actions commerciales</text:p>
          </table:table-cell>
          <table:covered-table-cell table:number-columns-repeated="2" table:style-name="ce28"/>
          <table:table-cell table:style-name="ce62" table:content-validation-name="val13"/>
          <table:table-cell table:style-name="ce81" table:content-validation-name="val13" table:number-columns-repeated="3"/>
          <table:table-cell table:style-name="ce95" table:content-validation-name="val13"/>
          <table:table-cell table:style-name="ce81" table:content-validation-name="val13" table:number-columns-repeated="26"/>
          <table:table-cell table:style-name="ce119"/>
          <table:table-cell table:number-columns-repeated="222"/>
        </table:table-row>
        <table:table-row table:style-name="ro10">
          <table:table-cell table:style-name="ce36" office:value-type="string" calcext:value-type="string" table:number-columns-spanned="3" table:number-rows-spanned="1">
            <text:p>Activité Commerciale</text:p>
          </table:table-cell>
          <table:covered-table-cell table:number-columns-repeated="2" table:style-name="ce36"/>
          <table:table-cell table:style-name="ce58" table:content-validation-name="val1" table:number-columns-repeated="31"/>
          <table:table-cell table:style-name="ce115" table:formula="of:=SUM([.D25:.AH25])" office:value-type="float" office:value="0" calcext:value-type="float">
            <text:p>0,00</text:p>
          </table:table-cell>
          <table:table-cell table:number-columns-repeated="222"/>
        </table:table-row>
        <table:table-row table:style-name="ro11">
          <table:table-cell table:style-name="ce18"/>
          <table:table-cell table:style-name="ce39" table:number-columns-repeated="2"/>
          <table:table-cell table:style-name="ce63" table:content-validation-name="val13" table:number-columns-repeated="31"/>
          <table:table-cell table:style-name="ce120"/>
          <table:table-cell table:number-columns-repeated="222"/>
        </table:table-row>
        <table:table-row table:style-name="ro7">
          <table:table-cell table:style-name="ce28" office:value-type="string" calcext:value-type="string" table:number-columns-spanned="3" table:number-rows-spanned="1">
            <text:p>EISI CONSULTING</text:p>
          </table:table-cell>
          <table:covered-table-cell table:number-columns-repeated="2" table:style-name="ce28"/>
          <table:table-cell table:style-name="ce62" table:content-validation-name="val13"/>
          <table:table-cell table:style-name="ce81" table:content-validation-name="val13" table:number-columns-repeated="3"/>
          <table:table-cell table:style-name="ce95" table:content-validation-name="val13"/>
          <table:table-cell table:style-name="ce81" table:content-validation-name="val13" table:number-columns-repeated="26"/>
          <table:table-cell table:style-name="ce119"/>
          <table:table-cell table:number-columns-repeated="222"/>
        </table:table-row>
        <table:table-row table:style-name="ro7">
          <table:table-cell table:style-name="ce38" office:value-type="string" calcext:value-type="string" table:number-columns-spanned="3" table:number-rows-spanned="1">
            <text:p>Activité fonctionnelle</text:p>
          </table:table-cell>
          <table:covered-table-cell table:number-columns-repeated="2" table:style-name="ce38"/>
          <table:table-cell table:style-name="ce58" table:content-validation-name="val1" table:number-columns-repeated="31"/>
          <table:table-cell table:style-name="ce115" table:formula="of:=SUM([.D28:.AH28])" office:value-type="float" office:value="0" calcext:value-type="float">
            <text:p>0,00</text:p>
          </table:table-cell>
          <table:table-cell table:number-columns-repeated="222"/>
        </table:table-row>
        <table:table-row table:style-name="ro7">
          <table:table-cell table:style-name="ce20" office:value-type="string" calcext:value-type="string">
            <text:p>Veille technologique</text:p>
          </table:table-cell>
          <table:table-cell table:style-name="ce40"/>
          <table:table-cell table:style-name="ce44"/>
          <table:table-cell table:style-name="ce58" table:content-validation-name="val1" table:number-columns-repeated="31"/>
          <table:table-cell table:style-name="ce116" table:formula="of:=SUM([.D29:.AH29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4" office:value-type="string" calcext:value-type="string" table:number-columns-spanned="3" table:number-rows-spanned="1">
            <text:p>Intercontrat</text:p>
          </table:table-cell>
          <table:covered-table-cell table:number-columns-repeated="2" table:style-name="ce84"/>
          <table:table-cell table:style-name="ce58" table:content-validation-name="val1" table:number-columns-repeated="31"/>
          <table:table-cell table:style-name="ce115" table:formula="of:=SUM([.D30:.AH30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6" office:value-type="string" calcext:value-type="string" table:number-columns-spanned="3" table:number-rows-spanned="1">
            <text:p>Formation (A préciser)</text:p>
          </table:table-cell>
          <table:covered-table-cell table:number-columns-repeated="2" table:style-name="ce86"/>
          <table:table-cell table:style-name="ce58" table:content-validation-name="val1" table:number-columns-repeated="31"/>
          <table:table-cell table:style-name="ce115" table:formula="of:=SUM([.D31:.AH31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6" office:value-type="string" calcext:value-type="string" table:number-columns-spanned="3" table:number-rows-spanned="1">
            <text:p>Congés payés</text:p>
          </table:table-cell>
          <table:covered-table-cell table:number-columns-repeated="2" table:style-name="ce86"/>
          <table:table-cell table:style-name="ce58" table:content-validation-name="val1" table:number-columns-repeated="31"/>
          <table:table-cell table:style-name="ce115" table:formula="of:=SUM([.D32:.AH32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6" office:value-type="string" calcext:value-type="string" table:number-columns-spanned="3" table:number-rows-spanned="1">
            <text:p>Congés sans solde</text:p>
          </table:table-cell>
          <table:covered-table-cell table:number-columns-repeated="2" table:style-name="ce86"/>
          <table:table-cell table:style-name="ce58" table:content-validation-name="val1" table:number-columns-repeated="31"/>
          <table:table-cell table:style-name="ce115" table:formula="of:=SUM([.D33:.AH33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23" office:value-type="string" calcext:value-type="string">
            <text:p>Congés exceptionnels:Locaux du client fermés (RTT)</text:p>
          </table:table-cell>
          <table:table-cell table:style-name="ce41"/>
          <table:table-cell table:style-name="ce45"/>
          <table:table-cell table:style-name="ce58" table:content-validation-name="val1" table:number-columns-repeated="31"/>
          <table:table-cell table:style-name="ce115" table:formula="of:=SUM([.D34:.AH34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23" office:value-type="string" calcext:value-type="string">
            <text:p>RECUPERATION 35 HEURES (RTT)</text:p>
          </table:table-cell>
          <table:table-cell table:style-name="ce41"/>
          <table:table-cell table:style-name="ce45"/>
          <table:table-cell table:style-name="ce58" table:content-validation-name="val1" table:number-columns-repeated="31"/>
          <table:table-cell table:style-name="ce115" table:formula="of:=SUM([.D35:.AH35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97" office:value-type="string" calcext:value-type="string" table:number-columns-spanned="3" table:number-rows-spanned="1">
            <text:p>Maladie</text:p>
          </table:table-cell>
          <table:covered-table-cell table:number-columns-repeated="2" table:style-name="ce97"/>
          <table:table-cell table:style-name="ce58" table:content-validation-name="val1" table:number-columns-repeated="31"/>
          <table:table-cell table:style-name="ce115" table:formula="of:=SUM([.D36:.AH36])" office:value-type="float" office:value="0" calcext:value-type="float">
            <text:p>0,00</text:p>
          </table:table-cell>
          <table:table-cell table:number-columns-repeated="222"/>
        </table:table-row>
        <table:table-row table:style-name="ro12">
          <table:table-cell table:style-name="ce6"/>
          <table:table-cell table:style-name="ce7" table:number-columns-repeated="2"/>
          <table:table-cell table:style-name="ce64"/>
          <table:table-cell table:style-name="ce7" table:number-columns-repeated="3"/>
          <table:table-cell table:style-name="ce87"/>
          <table:table-cell table:style-name="ce7" table:number-columns-repeated="26"/>
          <table:table-cell table:style-name="ce121"/>
          <table:table-cell table:number-columns-repeated="222"/>
        </table:table-row>
        <table:table-row table:style-name="ro3">
          <table:table-cell table:style-name="ce100" office:value-type="string" calcext:value-type="string" table:number-columns-spanned="3" table:number-rows-spanned="1">
            <text:p>Total</text:p>
          </table:table-cell>
          <table:covered-table-cell table:number-columns-repeated="2" table:style-name="ce100"/>
          <table:table-cell table:style-name="ce65" table:formula="of:=IF(IF([.D$8]=&quot;&quot;;0;[.D$8])+SUM([.D$12:.D$16])+SUM([.D$20:.D$22])+SUM([.D$28:.D$36])+[.D$25]&gt;0;IF([.D$8]=&quot;&quot;;0;[.D$8])+SUM([.D$12:.D$16])+SUM([.D$20:.D$22])+SUM([.D$28:.D$36])+[.D$25];&quot;&quot;)" office:value-type="float" office:value="1" calcext:value-type="float">
            <text:p>1,00</text:p>
          </table:table-cell>
          <table:table-cell table:style-name="ce83" table:formula="of:=IF(IF([.E$8]=&quot;&quot;;0;[.E$8])+SUM([.E$12:.E$16])+SUM([.E$20:.E$22])+SUM([.E$28:.E$36])+[.E$25]&gt;0;IF([.E$8]=&quot;&quot;;0;[.E$8])+SUM([.E$12:.E$16])+SUM([.E$20:.E$22])+SUM([.E$28:.E$36])+[.E$25];&quot;&quot;)">
            <text:p/>
          </table:table-cell>
          <table:table-cell table:style-name="ce83" table:formula="of:=IF(IF([.F$8]=&quot;&quot;;0;[.F$8])+SUM([.F$12:.F$16])+SUM([.F$20:.F$22])+SUM([.F$28:.F$36])+[.F$25]&gt;0;IF([.F$8]=&quot;&quot;;0;[.F$8])+SUM([.F$12:.F$16])+SUM([.F$20:.F$22])+SUM([.F$28:.F$36])+[.F$25];&quot;&quot;)">
            <text:p/>
          </table:table-cell>
          <table:table-cell table:style-name="ce83" table:formula="of:=IF(IF([.G$8]=&quot;&quot;;0;[.G$8])+SUM([.G$12:.G$16])+SUM([.G$20:.G$22])+SUM([.G$28:.G$36])+[.G$25]&gt;0;IF([.G$8]=&quot;&quot;;0;[.G$8])+SUM([.G$12:.G$16])+SUM([.G$20:.G$22])+SUM([.G$28:.G$36])+[.G$25];&quot;&quot;)" office:value-type="float" office:value="1" calcext:value-type="float">
            <text:p>1,00</text:p>
          </table:table-cell>
          <table:table-cell table:style-name="ce83" table:formula="of:=IF(IF([.H$8]=&quot;&quot;;0;[.H$8])+SUM([.H$12:.H$16])+SUM([.H$20:.H$22])+SUM([.H$28:.H$36])+[.H$25]&gt;0;IF([.H$8]=&quot;&quot;;0;[.H$8])+SUM([.H$12:.H$16])+SUM([.H$20:.H$22])+SUM([.H$28:.H$36])+[.H$25];&quot;&quot;)" office:value-type="float" office:value="1" calcext:value-type="float">
            <text:p>1,00</text:p>
          </table:table-cell>
          <table:table-cell table:style-name="ce83" table:formula="of:=IF(IF([.I$8]=&quot;&quot;;0;[.I$8])+SUM([.I$12:.I$16])+SUM([.I$20:.I$22])+SUM([.I$28:.I$36])+[.I$25]&gt;0;IF([.I$8]=&quot;&quot;;0;[.I$8])+SUM([.I$12:.I$16])+SUM([.I$20:.I$22])+SUM([.I$28:.I$36])+[.I$25];&quot;&quot;)">
            <text:p/>
          </table:table-cell>
          <table:table-cell table:style-name="ce83" table:formula="of:=IF(IF([.J$8]=&quot;&quot;;0;[.J$8])+SUM([.J$12:.J$16])+SUM([.J$20:.J$22])+SUM([.J$28:.J$36])+[.J$25]&gt;0;IF([.J$8]=&quot;&quot;;0;[.J$8])+SUM([.J$12:.J$16])+SUM([.J$20:.J$22])+SUM([.J$28:.J$36])+[.J$25];&quot;&quot;)">
            <text:p/>
          </table:table-cell>
          <table:table-cell table:style-name="ce83" table:formula="of:=IF(IF([.K$8]=&quot;&quot;;0;[.K$8])+SUM([.K$12:.K$16])+SUM([.K$20:.K$22])+SUM([.K$28:.K$36])+[.K$25]&gt;0;IF([.K$8]=&quot;&quot;;0;[.K$8])+SUM([.K$12:.K$16])+SUM([.K$20:.K$22])+SUM([.K$28:.K$36])+[.K$25];&quot;&quot;)" office:value-type="float" office:value="1" calcext:value-type="float">
            <text:p>1,00</text:p>
          </table:table-cell>
          <table:table-cell table:style-name="ce83" table:formula="of:=IF(IF([.L$8]=&quot;&quot;;0;[.L$8])+SUM([.L$12:.L$16])+SUM([.L$20:.L$22])+SUM([.L$28:.L$36])+[.L$25]&gt;0;IF([.L$8]=&quot;&quot;;0;[.L$8])+SUM([.L$12:.L$16])+SUM([.L$20:.L$22])+SUM([.L$28:.L$36])+[.L$25];&quot;&quot;)" office:value-type="float" office:value="1" calcext:value-type="float">
            <text:p>1,00</text:p>
          </table:table-cell>
          <table:table-cell table:style-name="ce83" table:formula="of:=IF(IF([.M$8]=&quot;&quot;;0;[.M$8])+SUM([.M$12:.M$16])+SUM([.M$20:.M$22])+SUM([.M$28:.M$36])+[.M$25]&gt;0;IF([.M$8]=&quot;&quot;;0;[.M$8])+SUM([.M$12:.M$16])+SUM([.M$20:.M$22])+SUM([.M$28:.M$36])+[.M$25];&quot;&quot;)">
            <text:p/>
          </table:table-cell>
          <table:table-cell table:style-name="ce83" table:formula="of:=IF(IF([.N$8]=&quot;&quot;;0;[.N$8])+SUM([.N$12:.N$16])+SUM([.N$20:.N$22])+SUM([.N$28:.N$36])+[.N$25]&gt;0;IF([.N$8]=&quot;&quot;;0;[.N$8])+SUM([.N$12:.N$16])+SUM([.N$20:.N$22])+SUM([.N$28:.N$36])+[.N$25];&quot;&quot;)" office:value-type="float" office:value="1" calcext:value-type="float">
            <text:p>1,00</text:p>
          </table:table-cell>
          <table:table-cell table:style-name="ce83" table:formula="of:=IF(IF([.O$8]=&quot;&quot;;0;[.O$8])+SUM([.O$12:.O$16])+SUM([.O$20:.O$22])+SUM([.O$28:.O$36])+[.O$25]&gt;0;IF([.O$8]=&quot;&quot;;0;[.O$8])+SUM([.O$12:.O$16])+SUM([.O$20:.O$22])+SUM([.O$28:.O$36])+[.O$25];&quot;&quot;)" office:value-type="float" office:value="1" calcext:value-type="float">
            <text:p>1,00</text:p>
          </table:table-cell>
          <table:table-cell table:style-name="ce83" table:formula="of:=IF(IF([.P$8]=&quot;&quot;;0;[.P$8])+SUM([.P$12:.P$16])+SUM([.P$20:.P$22])+SUM([.P$28:.P$36])+[.P$25]&gt;0;IF([.P$8]=&quot;&quot;;0;[.P$8])+SUM([.P$12:.P$16])+SUM([.P$20:.P$22])+SUM([.P$28:.P$36])+[.P$25];&quot;&quot;)">
            <text:p/>
          </table:table-cell>
          <table:table-cell table:style-name="ce83" table:formula="of:=IF(IF([.Q$8]=&quot;&quot;;0;[.Q$8])+SUM([.Q$12:.Q$16])+SUM([.Q$20:.Q$22])+SUM([.Q$28:.Q$36])+[.Q$25]&gt;0;IF([.Q$8]=&quot;&quot;;0;[.Q$8])+SUM([.Q$12:.Q$16])+SUM([.Q$20:.Q$22])+SUM([.Q$28:.Q$36])+[.Q$25];&quot;&quot;)">
            <text:p/>
          </table:table-cell>
          <table:table-cell table:style-name="ce83" table:formula="of:=IF(IF([.R$8]=&quot;&quot;;0;[.R$8])+SUM([.R$12:.R$16])+SUM([.R$20:.R$22])+SUM([.R$28:.R$36])+[.R$25]&gt;0;IF([.R$8]=&quot;&quot;;0;[.R$8])+SUM([.R$12:.R$16])+SUM([.R$20:.R$22])+SUM([.R$28:.R$36])+[.R$25];&quot;&quot;)">
            <text:p/>
          </table:table-cell>
          <table:table-cell table:style-name="ce83" table:formula="of:=IF(IF([.S$8]=&quot;&quot;;0;[.S$8])+SUM([.S$12:.S$16])+SUM([.S$20:.S$22])+SUM([.S$28:.S$36])+[.S$25]&gt;0;IF([.S$8]=&quot;&quot;;0;[.S$8])+SUM([.S$12:.S$16])+SUM([.S$20:.S$22])+SUM([.S$28:.S$36])+[.S$25];&quot;&quot;)">
            <text:p/>
          </table:table-cell>
          <table:table-cell table:style-name="ce83" table:formula="of:=IF(IF([.T$8]=&quot;&quot;;0;[.T$8])+SUM([.T$12:.T$16])+SUM([.T$20:.T$22])+SUM([.T$28:.T$36])+[.T$25]&gt;0;IF([.T$8]=&quot;&quot;;0;[.T$8])+SUM([.T$12:.T$16])+SUM([.T$20:.T$22])+SUM([.T$28:.T$36])+[.T$25];&quot;&quot;)">
            <text:p/>
          </table:table-cell>
          <table:table-cell table:style-name="ce83" table:formula="of:=IF(IF([.U$8]=&quot;&quot;;0;[.U$8])+SUM([.U$12:.U$16])+SUM([.U$20:.U$22])+SUM([.U$28:.U$36])+[.U$25]&gt;0;IF([.U$8]=&quot;&quot;;0;[.U$8])+SUM([.U$12:.U$16])+SUM([.U$20:.U$22])+SUM([.U$28:.U$36])+[.U$25];&quot;&quot;)" office:value-type="float" office:value="1" calcext:value-type="float">
            <text:p>1,00</text:p>
          </table:table-cell>
          <table:table-cell table:style-name="ce83" table:formula="of:=IF(IF([.V$8]=&quot;&quot;;0;[.V$8])+SUM([.V$12:.V$16])+SUM([.V$20:.V$22])+SUM([.V$28:.V$36])+[.V$25]&gt;0;IF([.V$8]=&quot;&quot;;0;[.V$8])+SUM([.V$12:.V$16])+SUM([.V$20:.V$22])+SUM([.V$28:.V$36])+[.V$25];&quot;&quot;)" office:value-type="float" office:value="1" calcext:value-type="float">
            <text:p>1,00</text:p>
          </table:table-cell>
          <table:table-cell table:style-name="ce83" table:formula="of:=IF(IF([.W$8]=&quot;&quot;;0;[.W$8])+SUM([.W$12:.W$16])+SUM([.W$20:.W$22])+SUM([.W$28:.W$36])+[.W$25]&gt;0;IF([.W$8]=&quot;&quot;;0;[.W$8])+SUM([.W$12:.W$16])+SUM([.W$20:.W$22])+SUM([.W$28:.W$36])+[.W$25];&quot;&quot;)" office:value-type="float" office:value="1" calcext:value-type="float">
            <text:p>1,00</text:p>
          </table:table-cell>
          <table:table-cell table:style-name="ce83" table:formula="of:=IF(IF([.X$8]=&quot;&quot;;0;[.X$8])+SUM([.X$12:.X$16])+SUM([.X$20:.X$22])+SUM([.X$28:.X$36])+[.X$25]&gt;0;IF([.X$8]=&quot;&quot;;0;[.X$8])+SUM([.X$12:.X$16])+SUM([.X$20:.X$22])+SUM([.X$28:.X$36])+[.X$25];&quot;&quot;)">
            <text:p/>
          </table:table-cell>
          <table:table-cell table:style-name="ce83" table:formula="of:=IF(IF([.Y$8]=&quot;&quot;;0;[.Y$8])+SUM([.Y$12:.Y$16])+SUM([.Y$20:.Y$22])+SUM([.Y$28:.Y$36])+[.Y$25]&gt;0;IF([.Y$8]=&quot;&quot;;0;[.Y$8])+SUM([.Y$12:.Y$16])+SUM([.Y$20:.Y$22])+SUM([.Y$28:.Y$36])+[.Y$25];&quot;&quot;)">
            <text:p/>
          </table:table-cell>
          <table:table-cell table:style-name="ce83" table:formula="of:=IF(IF([.Z$8]=&quot;&quot;;0;[.Z$8])+SUM([.Z$12:.Z$16])+SUM([.Z$20:.Z$22])+SUM([.Z$28:.Z$36])+[.Z$25]&gt;0;IF([.Z$8]=&quot;&quot;;0;[.Z$8])+SUM([.Z$12:.Z$16])+SUM([.Z$20:.Z$22])+SUM([.Z$28:.Z$36])+[.Z$25];&quot;&quot;)">
            <text:p/>
          </table:table-cell>
          <table:table-cell table:style-name="ce83" table:formula="of:=IF(IF([.AA$8]=&quot;&quot;;0;[.AA$8])+SUM([.AA$12:.AA$16])+SUM([.AA$20:.AA$22])+SUM([.AA$28:.AA$36])+[.AA$25]&gt;0;IF([.AA$8]=&quot;&quot;;0;[.AA$8])+SUM([.AA$12:.AA$16])+SUM([.AA$20:.AA$22])+SUM([.AA$28:.AA$36])+[.AA$25];&quot;&quot;)">
            <text:p/>
          </table:table-cell>
          <table:table-cell table:style-name="ce83" table:formula="of:=IF(IF([.AB$8]=&quot;&quot;;0;[.AB$8])+SUM([.AB$12:.AB$16])+SUM([.AB$20:.AB$22])+SUM([.AB$28:.AB$36])+[.AB$25]&gt;0;IF([.AB$8]=&quot;&quot;;0;[.AB$8])+SUM([.AB$12:.AB$16])+SUM([.AB$20:.AB$22])+SUM([.AB$28:.AB$36])+[.AB$25];&quot;&quot;)" office:value-type="float" office:value="1" calcext:value-type="float">
            <text:p>1,00</text:p>
          </table:table-cell>
          <table:table-cell table:style-name="ce83" table:formula="of:=IF(IF([.AC$8]=&quot;&quot;;0;[.AC$8])+SUM([.AC$12:.AC$16])+SUM([.AC$20:.AC$22])+SUM([.AC$28:.AC$36])+[.AC$25]&gt;0;IF([.AC$8]=&quot;&quot;;0;[.AC$8])+SUM([.AC$12:.AC$16])+SUM([.AC$20:.AC$22])+SUM([.AC$28:.AC$36])+[.AC$25];&quot;&quot;)" office:value-type="float" office:value="1" calcext:value-type="float">
            <text:p>1,00</text:p>
          </table:table-cell>
          <table:table-cell table:style-name="ce83" table:formula="of:=IF(IF([.AD$8]=&quot;&quot;;0;[.AD$8])+SUM([.AD$12:.AD$16])+SUM([.AD$20:.AD$22])+SUM([.AD$28:.AD$36])+[.AD$25]&gt;0;IF([.AD$8]=&quot;&quot;;0;[.AD$8])+SUM([.AD$12:.AD$16])+SUM([.AD$20:.AD$22])+SUM([.AD$28:.AD$36])+[.AD$25];&quot;&quot;)">
            <text:p/>
          </table:table-cell>
          <table:table-cell table:style-name="ce83" table:formula="of:=IF(IF([.AE$8]=&quot;&quot;;0;[.AE$8])+SUM([.AE$12:.AE$16])+SUM([.AE$20:.AE$22])+SUM([.AE$28:.AE$36])+[.AE$25]&gt;0;IF([.AE$8]=&quot;&quot;;0;[.AE$8])+SUM([.AE$12:.AE$16])+SUM([.AE$20:.AE$22])+SUM([.AE$28:.AE$36])+[.AE$25];&quot;&quot;)">
            <text:p/>
          </table:table-cell>
          <table:table-cell table:style-name="ce83" table:formula="of:=IF(IF([.AF$8]=&quot;&quot;;0;[.AF$8])+SUM([.AF$12:.AF$16])+SUM([.AF$20:.AF$22])+SUM([.AF$28:.AF$36])+[.AF$25]&gt;0;IF([.AF$8]=&quot;&quot;;0;[.AF$8])+SUM([.AF$12:.AF$16])+SUM([.AF$20:.AF$22])+SUM([.AF$28:.AF$36])+[.AF$25];&quot;&quot;)">
            <text:p/>
          </table:table-cell>
          <table:table-cell table:style-name="ce83" table:formula="of:=IF(IF([.AG$8]=&quot;&quot;;0;[.AG$8])+SUM([.AG$12:.AG$16])+SUM([.AG$20:.AG$22])+SUM([.AG$28:.AG$36])+[.AG$25]&gt;0;IF([.AG$8]=&quot;&quot;;0;[.AG$8])+SUM([.AG$12:.AG$16])+SUM([.AG$20:.AG$22])+SUM([.AG$28:.AG$36])+[.AG$25];&quot;&quot;)">
            <text:p/>
          </table:table-cell>
          <table:table-cell table:style-name="ce83" table:formula="of:=IF(IF([.AH$8]=&quot;&quot;;0;[.AH$8])+SUM([.AH$12:.AH$16])+SUM([.AH$20:.AH$22])+SUM([.AH$28:.AH$36])+[.AH$25]&gt;0;IF([.AH$8]=&quot;&quot;;0;[.AH$8])+SUM([.AH$12:.AH$16])+SUM([.AH$20:.AH$22])+SUM([.AH$28:.AH$36])+[.AH$25];&quot;&quot;)">
            <text:p/>
          </table:table-cell>
          <table:table-cell table:style-name="ce115" table:formula="of:=SUM([.D38:.AH38])" office:value-type="float" office:value="12" calcext:value-type="float">
            <text:p>12,00</text:p>
          </table:table-cell>
          <table:table-cell table:style-name="ce122" table:number-columns-repeated="222"/>
        </table:table-row>
        <table:table-row table:style-name="ro3">
          <table:table-cell table:number-columns-repeated="3"/>
          <table:table-cell table:style-name="ce129"/>
          <table:table-cell table:number-columns-repeated="253"/>
        </table:table-row>
        <table:table-row table:style-name="ro10">
          <table:table-cell table:number-columns-repeated="3"/>
          <table:table-cell table:style-name="ce66" table:number-columns-repeated="5"/>
          <table:table-cell table:style-name="ce209" office:value-type="string" calcext:value-type="string" table:number-columns-spanned="20" table:number-rows-spanned="1">
            <text:p>SIGNATURE</text:p>
          </table:table-cell>
          <table:covered-table-cell table:number-columns-repeated="19" table:style-name="ce209"/>
          <table:table-cell/>
          <table:table-cell table:style-name="ce108"/>
          <table:table-cell table:number-columns-repeated="227"/>
        </table:table-row>
        <table:table-row table:style-name="ro13">
          <table:table-cell table:number-columns-repeated="3"/>
          <table:table-cell table:style-name="ce67" table:number-columns-repeated="5"/>
          <table:table-cell table:style-name="ce210" office:value-type="string" calcext:value-type="string" table:number-columns-spanned="20" table:number-rows-spanned="1">
            <text:p>Collaborateur</text:p>
          </table:table-cell>
          <table:covered-table-cell table:number-columns-repeated="19" table:style-name="ce210"/>
          <table:table-cell table:number-columns-repeated="229"/>
        </table:table-row>
        <table:table-row table:style-name="ro3" table:number-rows-repeated="2">
          <table:table-cell table:number-columns-repeated="257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7"/>
          <table:table-cell table:number-columns-repeated="254"/>
        </table:table-row>
        <table:table-row table:style-name="ro3" table:visibility="collapse">
          <table:table-cell table:style-name="ce135" office:value-type="string" calcext:value-type="string" table:number-columns-spanned="6" table:number-rows-spanned="1">
            <text:p>(En gras : A renseigner chaque année)</text:p>
          </table:table-cell>
          <table:covered-table-cell table:number-columns-repeated="5" table:style-name="ce135"/>
          <table:table-cell table:style-name="ce129" table:number-columns-spanned="3" table:number-rows-spanned="1"/>
          <table:covered-table-cell table:number-columns-repeated="2" table:style-name="ce129"/>
          <table:table-cell table:style-name="ce129" table:number-columns-spanned="3" table:number-rows-spanned="1"/>
          <table:covered-table-cell table:number-columns-repeated="2" table:style-name="ce129"/>
          <table:table-cell table:number-columns-repeated="245"/>
        </table:table-row>
        <table:table-row table:style-name="ro3" table:visibility="collapse">
          <table:table-cell table:style-name="ce136" office:value-type="string" calcext:value-type="string" table:number-columns-spanned="2" table:number-rows-spanned="1">
            <text:p>lundi Pâques</text:p>
          </table:table-cell>
          <table:covered-table-cell table:style-name="ce136"/>
          <table:table-cell table:style-name="ce48" office:value-type="date" office:date-value="2006-04-17" calcext:value-type="date">
            <text:p>17-avr.-06</text:p>
          </table:table-cell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number-columns-repeated="245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Ascencion</text:p>
          </table:table-cell>
          <table:covered-table-cell table:style-name="ce135"/>
          <table:table-cell table:style-name="ce48" table:formula="of:=[.C52]+38" office:value-type="date" office:date-value="2006-05-25" calcext:value-type="date">
            <text:p>25-mai-06</text:p>
          </table:table-cell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number-columns-repeated="245"/>
        </table:table-row>
        <table:table-row table:style-name="ro3" table:visibility="collapse">
          <table:table-cell office:value-type="string" calcext:value-type="string">
            <text:p>Fête Travail</text:p>
          </table:table-cell>
          <table:table-cell/>
          <table:table-cell table:style-name="ce48" office:value-type="date" office:date-value="2006-05-01" calcext:value-type="date">
            <text:p>1-mai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office:value-type="string" calcext:value-type="string">
            <text:p>Victoire</text:p>
          </table:table-cell>
          <table:table-cell/>
          <table:table-cell table:style-name="ce48" office:value-type="date" office:date-value="2006-05-08" calcext:value-type="date">
            <text:p>8-mai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lundi Pentecôte</text:p>
          </table:table-cell>
          <table:covered-table-cell table:style-name="ce135"/>
          <table:table-cell table:style-name="ce48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number-columns-repeated="245"/>
        </table:table-row>
        <table:table-row table:style-name="ro3" table:visibility="collapse">
          <table:table-cell office:value-type="string" calcext:value-type="string">
            <text:p>Fête Nationale</text:p>
          </table:table-cell>
          <table:table-cell/>
          <table:table-cell table:style-name="ce48" office:value-type="date" office:date-value="2006-07-14" calcext:value-type="date">
            <text:p>14-juil.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Assomption</text:p>
          </table:table-cell>
          <table:covered-table-cell table:style-name="ce129"/>
          <table:table-cell table:style-name="ce48" office:value-type="date" office:date-value="2006-08-15" calcext:value-type="date">
            <text:p>15-août-06</text:p>
          </table:table-cell>
          <table:table-cell table:number-columns-repeated="254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Toussaint</text:p>
          </table:table-cell>
          <table:covered-table-cell table:style-name="ce129"/>
          <table:table-cell table:style-name="ce48" office:value-type="date" office:date-value="2006-11-01" calcext:value-type="date">
            <text:p>1-nov.-06</text:p>
          </table:table-cell>
          <table:table-cell table:number-columns-repeated="254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Armistice</text:p>
          </table:table-cell>
          <table:covered-table-cell table:style-name="ce129"/>
          <table:table-cell table:style-name="ce48" office:value-type="date" office:date-value="2006-11-11" calcext:value-type="date">
            <text:p>11-nov.-06</text:p>
          </table:table-cell>
          <table:table-cell table:number-columns-repeated="254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Noël</text:p>
          </table:table-cell>
          <table:covered-table-cell table:style-name="ce129"/>
          <table:table-cell table:style-name="ce48" office:value-type="date" office:date-value="2006-12-25" calcext:value-type="date">
            <text:p>25-déc.-06</text:p>
          </table:table-cell>
          <table:table-cell table:number-columns-repeated="254"/>
        </table:table-row>
        <table:table-row table:style-name="ro3">
          <table:table-cell table:number-columns-repeated="2"/>
          <table:table-cell table:style-name="ce48"/>
          <table:table-cell table:number-columns-repeated="254"/>
        </table:table-row>
        <table:table-row table:style-name="ro3" table:number-rows-repeated="1048513">
          <table:table-cell table:number-columns-repeated="257"/>
        </table:table-row>
        <table:table-row table:style-name="ro3">
          <table:table-cell table:number-columns-repeated="257"/>
        </table:table-row>
        <table:named-expressions>
          <table:named-range table:name="Année" table:base-cell-address="$'janvier 2024'.$A$1" table:cell-range-address="$'Mai 2024'.$Z$3"/>
          <table:named-range table:name="fériés" table:base-cell-address="$'janvier 2024'.$A$1" table:cell-range-address="$'Mai 2024'.$C$52:.$C$61"/>
          <table:named-range table:name="mois" table:base-cell-address="$'janvier 2024'.$A$1" table:cell-range-address="$'Mai 2024'.$X$3"/>
          <table:named-range table:name="_xlnm.Print_Area" table:base-cell-address="$'janvier 2024'.$A$1" table:cell-range-address="$'Mai 2024'.$A$1:.$AI$41" table:range-usable-as="print-range"/>
          <table:named-range table:name="_xlnm_Print_Area" table:base-cell-address="$'janvier 2024'.$A$1" table:cell-range-address="$'Mai 2024'.$A$1:.$AI$41"/>
        </table:named-expressions>
        <calcext:conditional-formats>
          <calcext:conditional-format calcext:target-range-address="'Mai 2024'.Z3:'Mai 2024'.AA3">
            <calcext:condition calcext:apply-style-name="ConditionalStyle_13" calcext:value="between([.$A$65],[.$A$66])" calcext:base-cell-address="'Mai 2024'.Z3"/>
            <calcext:condition calcext:apply-style-name="ConditionalStyle_14" calcext:value="between([.$A$65],[.$A$66])" calcext:base-cell-address="'Mai 2024'.Z3"/>
            <calcext:condition calcext:apply-style-name="ConditionalStyle_15" calcext:value="between([.$A$65],[.$A$66])" calcext:base-cell-address="'Mai 2024'.Z3"/>
            <calcext:condition calcext:apply-style-name="ConditionalStyle_16" calcext:value="between([.$A$65],[.$A$66])" calcext:base-cell-address="'Mai 2024'.Z3"/>
          </calcext:conditional-format>
        </calcext:conditional-formats>
      </table:table>
      <table:table table:name="Juin 2024" table:style-name="ta7" table:print-ranges="'Juin 2024'.A1:'Juin 2024'.AI41">
        <table:table-column table:style-name="co12" table:default-cell-style-name="ce101"/>
        <table:table-column table:style-name="co13" table:default-cell-style-name="ce101"/>
        <table:table-column table:style-name="co14" table:default-cell-style-name="ce101"/>
        <table:table-column table:style-name="co15" table:number-columns-repeated="4" table:default-cell-style-name="ce101"/>
        <table:table-column table:style-name="co15" table:default-cell-style-name="ce88"/>
        <table:table-column table:style-name="co15" table:number-columns-repeated="3" table:default-cell-style-name="ce101"/>
        <table:table-column table:style-name="co18" table:default-cell-style-name="ce101"/>
        <table:table-column table:style-name="co15" table:number-columns-repeated="6" table:default-cell-style-name="ce101"/>
        <table:table-column table:style-name="co18" table:default-cell-style-name="ce101"/>
        <table:table-column table:style-name="co15" table:number-columns-repeated="15" table:default-cell-style-name="ce101"/>
        <table:table-column table:style-name="co19" table:default-cell-style-name="ce101"/>
        <table:table-column table:style-name="co16" table:number-columns-repeated="222" table:default-cell-style-name="ce82"/>
        <table:table-column table:style-name="co17" table:number-columns-repeated="16127"/>
        <table:table-row table:style-name="ro2">
          <table:table-cell table:style-name="ce1"/>
          <table:table-cell table:style-name="ce7"/>
          <table:table-cell table:style-name="ce42"/>
          <table:table-cell table:style-name="ce49"/>
          <table:table-cell table:style-name="ce69" office:value-type="string" calcext:value-type="string">
            <text:p>NOM :</text:p>
          </table:table-cell>
          <table:table-cell table:style-name="ce197" office:value-type="string" calcext:value-type="string" table:number-columns-spanned="7" table:number-rows-spanned="1">
            <text:p>xxxx <text:s text:c="3"/>xxxxx</text:p>
          </table:table-cell>
          <table:covered-table-cell table:number-columns-repeated="6" table:style-name="ce197"/>
          <table:table-cell table:style-name="ce4"/>
          <table:table-cell table:style-name="ce213" office:value-type="string" calcext:value-type="string" table:number-columns-spanned="22" table:number-rows-spanned="1">
            <text:p>RAPPORT D'ACTIVITE</text:p>
          </table:table-cell>
          <table:covered-table-cell table:number-columns-repeated="21" table:style-name="ce213"/>
          <table:table-cell table:style-name="ce42" table:number-columns-repeated="222"/>
        </table:table-row>
        <table:table-row table:style-name="ro4">
          <table:table-cell table:style-name="ce6">
            <draw:frame draw:z-index="0" draw:name="Image 3" draw:style-name="gr1" draw:text-style-name="P1" svg:width="5.511cm" svg:height="1.105cm" svg:x="0.206cm" svg:y="0.052cm">
              <draw:image xlink:href="Pictures/10000000000000C900000025E0397C5F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50"/>
          <table:table-cell table:style-name="ce70" office:value-type="string" calcext:value-type="string">
            <text:p>TEL :</text:p>
          </table:table-cell>
          <table:table-cell table:style-name="ce85" office:value-type="string" calcext:value-type="string" table:number-columns-spanned="7" table:number-rows-spanned="1">
            <text:p>06xxxxxx</text:p>
          </table:table-cell>
          <table:covered-table-cell table:number-columns-repeated="6" table:style-name="ce85"/>
          <table:table-cell/>
          <table:table-cell table:style-name="ce214" office:value-type="string" calcext:value-type="string" table:number-columns-spanned="22" table:number-rows-spanned="1">
            <text:p>Fax : 01.84.18.08.11 / contact@eisi-consulting.fr</text:p>
          </table:table-cell>
          <table:covered-table-cell table:number-columns-repeated="21" table:style-name="ce214"/>
          <table:table-cell table:number-columns-repeated="222"/>
        </table:table-row>
        <table:table-row table:style-name="ro2">
          <table:table-cell table:style-name="ce3"/>
          <table:table-cell table:style-name="ce30" table:number-columns-repeated="2"/>
          <table:table-cell table:style-name="ce51"/>
          <table:table-cell table:style-name="ce71"/>
          <table:table-cell table:style-name="ce199" table:number-columns-spanned="7" table:number-rows-spanned="1"/>
          <table:covered-table-cell table:number-columns-repeated="6" table:style-name="ce199"/>
          <table:table-cell table:style-name="ce99"/>
          <table:table-cell table:number-columns-repeated="6"/>
          <table:table-cell table:style-name="ce102"/>
          <table:table-cell table:style-name="ce99"/>
          <table:table-cell/>
          <table:table-cell table:style-name="ce103" office:value-type="string" calcext:value-type="string">
            <text:p>mois :</text:p>
          </table:table-cell>
          <table:table-cell table:style-name="ce104" table:content-validation-name="val17" office:value-type="float" office:value="6" calcext:value-type="float">
            <text:p>6</text:p>
          </table:table-cell>
          <table:table-cell table:style-name="ce105" office:value-type="string" calcext:value-type="string">
            <text:p>an :</text:p>
          </table:table-cell>
          <table:table-cell table:style-name="ce133" table:content-validation-name="val18" office:value-type="float" office:value="2024" calcext:value-type="float" table:number-columns-spanned="2" table:number-rows-spanned="1">
            <text:p>2024</text:p>
          </table:table-cell>
          <table:covered-table-cell table:style-name="ce134" table:content-validation-name="val18"/>
          <table:table-cell table:style-name="ce4" table:number-columns-repeated="7"/>
          <table:table-cell table:number-columns-repeated="223"/>
        </table:table-row>
        <table:table-row table:style-name="ro3">
          <table:table-cell table:style-name="ce3"/>
          <table:table-cell table:style-name="ce30"/>
          <table:table-cell table:style-name="ce43" table:number-columns-repeated="2"/>
          <table:table-cell table:style-name="ce72"/>
          <table:table-cell table:style-name="ce87"/>
          <table:table-cell table:style-name="ce7"/>
          <table:table-cell table:number-columns-repeated="3"/>
          <table:table-cell table:style-name="ce4" table:number-columns-repeated="3"/>
          <table:table-cell table:number-columns-repeated="15"/>
          <table:table-cell table:style-name="ce4" table:number-columns-repeated="6"/>
          <table:table-cell table:number-columns-repeated="223"/>
        </table:table-row>
        <table:table-row table:style-name="ro3" table:visibility="collapse">
          <table:table-cell table:style-name="ce4"/>
          <table:table-cell table:style-name="ce7" table:number-columns-repeated="2"/>
          <table:table-cell table:style-name="ce4" table:number-columns-repeated="4"/>
          <table:table-cell/>
          <table:table-cell table:style-name="ce4" table:number-columns-repeated="27"/>
          <table:table-cell table:number-columns-repeated="222"/>
        </table:table-row>
        <table:table-row table:style-name="ro6">
          <table:table-cell table:style-name="ce17" table:number-columns-spanned="3" table:number-rows-spanned="1"/>
          <table:covered-table-cell table:number-columns-repeated="2" table:style-name="ce17"/>
          <table:table-cell table:style-name="ce52"/>
          <table:table-cell table:style-name="ce4" table:number-columns-repeated="3"/>
          <table:table-cell/>
          <table:table-cell table:style-name="ce4" table:number-columns-repeated="2"/>
          <table:table-cell table:style-name="ce98"/>
          <table:table-cell table:style-name="ce4" table:number-columns-repeated="24"/>
          <table:table-cell table:number-columns-repeated="222"/>
        </table:table-row>
        <table:table-row table:style-name="ro7">
          <table:table-cell table:style-name="ce19" office:value-type="string" calcext:value-type="string" table:number-columns-spanned="3" table:number-rows-spanned="1">
            <text:p>Calendrier</text:p>
          </table:table-cell>
          <table:covered-table-cell table:number-columns-repeated="2" table:style-name="ce19"/>
          <table:table-cell table:style-name="ce5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27" calcext:value-type="float">
            <text:p>27</text:p>
          </table:table-cell>
          <table:table-cell table:style-name="ce73" table:formula="of:=IF(DAY(DATE(Année;mois+1;1)-1)&gt;27;28;&quot;&quot;)" office:value-type="float" office:value="28" calcext:value-type="float">
            <text:p>28</text:p>
          </table:table-cell>
          <table:table-cell table:style-name="ce73" table:formula="of:=IF(DAY(DATE(Année;mois+1;1)-1)&gt;28;29;&quot;&quot;)" office:value-type="float" office:value="29" calcext:value-type="float">
            <text:p>29</text:p>
          </table:table-cell>
          <table:table-cell table:style-name="ce73" table:formula="of:=IF(DAY(DATE(Année;mois+1;1)-1)&gt;29;30;&quot;&quot;)" office:value-type="float" office:value="30" calcext:value-type="float">
            <text:p>30</text:p>
          </table:table-cell>
          <table:table-cell table:style-name="ce109" table:formula="of:=IF(DAY(DATE(Année;mois+1;1)-1)&gt;30;31;&quot;&quot;)">
            <text:p/>
          </table:table-cell>
          <table:table-cell table:style-name="ce110" office:value-type="string" calcext:value-type="string">
            <text:p>Total</text:p>
          </table:table-cell>
          <table:table-cell table:number-columns-repeated="222"/>
        </table:table-row>
        <table:table-row table:style-name="ro7">
          <table:table-cell table:style-name="ce19" office:value-type="string" calcext:value-type="string" table:number-columns-spanned="3" table:number-rows-spanned="1">
            <text:p>Jours chômés</text:p>
          </table:table-cell>
          <table:covered-table-cell table:number-columns-repeated="2" table:style-name="ce19"/>
          <table:table-cell table:style-name="ce54" table:formula="of:=IF(OR((DATE(Année;mois;[.D$7])=[.C52]);(DATE(Année;mois;[.D$7])=[.C53]);(DATE(Année;mois;[.D$7])=[.C56]));1;IF(OR(mois=1;mois=5;mois=11);1;IF(WEEKDAY(DATE(Année;mois;[.D$7]))=7;1;IF(WEEKDAY(DATE(Année;mois;[.D$7]))=1;1;&quot;&quot;))))" office:value-type="float" office:value="1" calcext:value-type="float">
            <text:p>1</text:p>
          </table:table-cell>
          <table:table-cell table:style-name="ce74" table:formula="of:=IF(OR((DATE(Année;mois;[.E$7])=[.C52]);(DATE(Année;mois;[.E$7])=[.C53]);(DATE(Année;mois;[.E$7])=[.C56]));1;IF(WEEKDAY(DATE(Année;mois;[.E$7]))=7;1;IF(WEEKDAY(DATE(Année;mois;[.E$7]))=1;1;&quot;&quot;)))" office:value-type="float" office:value="1" calcext:value-type="float">
            <text:p>1</text:p>
          </table:table-cell>
          <table:table-cell table:style-name="ce74" table:formula="of:=IF(OR((DATE(Année;mois;[.F$7])=[.C52]);(DATE(Année;mois;[.F$7])=[.C53]);(DATE(Année;mois;[.F$7])=[.C56]));1;IF(WEEKDAY(DATE(Année;mois;[.F$7]))=7;1;IF(WEEKDAY(DATE(Année;mois;[.F$7]))=1;1;&quot;&quot;)))">
            <text:p/>
          </table:table-cell>
          <table:table-cell table:style-name="ce74" table:formula="of:=IF(OR((DATE(Année;mois;[.G$7])=[.C52]);(DATE(Année;mois;[.G$7])=[.C53]);(DATE(Année;mois;[.G$7])=[.C56]));1;IF(WEEKDAY(DATE(Année;mois;[.G$7]))=7;1;IF(WEEKDAY(DATE(Année;mois;[.G$7]))=1;1;&quot;&quot;)))">
            <text:p/>
          </table:table-cell>
          <table:table-cell table:style-name="ce74" table:number-columns-repeated="2"/>
          <table:table-cell table:style-name="ce74" table:formula="of:=IF(OR((DATE(Année;mois;[.J$7])=[.C52]);(DATE(Année;mois;[.J$7])=[.C53]);(DATE(Année;mois;[.J$7])=[.C56]));1;IF(WEEKDAY(DATE(Année;mois;[.J$7]))=7;1;IF(WEEKDAY(DATE(Année;mois;[.J$7]))=1;1;&quot;&quot;)))">
            <text:p/>
          </table:table-cell>
          <table:table-cell table:style-name="ce74" table:formula="of:=IF(OR((DATE(Année;mois;[.K$7])=[.C52]);(DATE(Année;mois;[.K$7])=[.K53]);(DATE(Année;mois;[.K$7])=[.C56]));1;IF(mois=5;1;IF(WEEKDAY(DATE(Année;mois;[.K$7]))=7;1;IF(WEEKDAY(DATE(Année;mois;[.K$7]))=1;1;&quot;&quot;))))" office:value-type="float" office:value="1" calcext:value-type="float">
            <text:p>1</text:p>
          </table:table-cell>
          <table:table-cell table:style-name="ce74" table:formula="of:=IF(OR((DATE(Année;mois;[.L$7])=[.C52]);(DATE(Année;mois;[.L$7])=[.C53]);(DATE(Année;mois;[.L$7])=[.C56]));1;IF(WEEKDAY(DATE(Année;mois;[.L$7]))=7;1;IF(WEEKDAY(DATE(Année;mois;[.L$7]))=1;1;&quot;&quot;)))" office:value-type="float" office:value="1" calcext:value-type="float">
            <text:p>1</text:p>
          </table:table-cell>
          <table:table-cell table:style-name="ce74" table:formula="of:=IF(OR((DATE(Année;mois;[.M$7])=[.C52]);(DATE(Année;mois;[.M$7])=[.C53]);(DATE(Année;mois;[.M$7])=[.C56]));1;IF(WEEKDAY(DATE(Année;mois;[.M$7]))=7;1;IF(WEEKDAY(DATE(Année;mois;[.M$7]))=1;1;&quot;&quot;)))">
            <text:p/>
          </table:table-cell>
          <table:table-cell table:style-name="ce74" table:formula="of:=IF(OR((DATE(Année;mois;[.N$7])=[.C52]);(DATE(Année;mois;[.N$7])=[.C53]);(DATE(Année;mois;[.N$7])=[.C56]));1;IF(mois=11;1;IF(WEEKDAY(DATE(Année;mois;[.N$7]))=7;1;IF(WEEKDAY(DATE(Année;mois;[.N$7]))=1;1;&quot;&quot;))))">
            <text:p/>
          </table:table-cell>
          <table:table-cell table:style-name="ce74" table:formula="of:=IF(OR((DATE(Année;mois;[.O$7])=[.C52]);(DATE(Année;mois;[.O$7])=[.C53]);(DATE(Année;mois;[.O$7])=[.C56]));1;IF(WEEKDAY(DATE(Année;mois;[.O$7]))=7;1;IF(WEEKDAY(DATE(Année;mois;[.O$7]))=1;1;&quot;&quot;)))">
            <text:p/>
          </table:table-cell>
          <table:table-cell table:style-name="ce74" table:formula="of:=IF(OR((DATE(Année;mois;[.P$7])=[.C52]);(DATE(Année;mois;[.P$7])=[.C53]);(DATE(Année;mois;[.P$7])=[.C56]));1;IF(WEEKDAY(DATE(Année;mois;[.P$7]))=7;1;IF(WEEKDAY(DATE(Année;mois;[.P$7]))=1;1;&quot;&quot;)))">
            <text:p/>
          </table:table-cell>
          <table:table-cell table:style-name="ce74" table:formula="of:=IF(OR((DATE(Année;mois;[.Q$7])=[.C52]);(DATE(Année;mois;[.Q$7])=[.C53]);(DATE(Année;mois;[.Q$7])=[.C56]));1;IF(mois=7;1;IF(WEEKDAY(DATE(Année;mois;[.Q$7]))=7;1;IF(WEEKDAY(DATE(Année;mois;[.Q$7]))=1;1;&quot;&quot;))))">
            <text:p/>
          </table:table-cell>
          <table:table-cell table:style-name="ce74" table:formula="of:=IF(OR((DATE(Année;mois;[.R$7])=[.C52]);(DATE(Année;mois;[.R$7])=[.C53]);(DATE(Année;mois;[.R$7])=[.C56]));1;IF(mois=8;1;IF(WEEKDAY(DATE(Année;mois;[.R$7]))=7;1;IF(WEEKDAY(DATE(Année;mois;[.R$7]))=1;1;&quot;&quot;))))" office:value-type="float" office:value="1" calcext:value-type="float">
            <text:p>1</text:p>
          </table:table-cell>
          <table:table-cell table:style-name="ce74" table:formula="of:=IF(OR((DATE(Année;mois;[.S$7])=[.C52]);(DATE(Année;mois;[.S$7])=[.C53]);(DATE(Année;mois;[.S$7])=[.C56]));1;IF(WEEKDAY(DATE(Année;mois;[.S$7]))=7;1;IF(WEEKDAY(DATE(Année;mois;[.S$7]))=1;1;&quot;&quot;)))" office:value-type="float" office:value="1" calcext:value-type="float">
            <text:p>1</text:p>
          </table:table-cell>
          <table:table-cell table:style-name="ce74" table:formula="of:=IF(OR((DATE(Année;mois;[.T$7])=[.C52]);(DATE(Année;mois;[.T$7])=[.C53]);(DATE(Année;mois;[.T$7])=[.C56]));1;IF(WEEKDAY(DATE(Année;mois;[.T$7]))=7;1;IF(WEEKDAY(DATE(Année;mois;[.T$7]))=1;1;&quot;&quot;)))">
            <text:p/>
          </table:table-cell>
          <table:table-cell table:style-name="ce74" table:formula="of:=IF(OR((DATE(Année;mois;[.U$7])=[.C52]);(DATE(Année;mois;[.U$7])=[.C53]);(DATE(Année;mois;[.U$7])=[.C56]));1;IF(WEEKDAY(DATE(Année;mois;[.U$7]))=7;1;IF(WEEKDAY(DATE(Année;mois;[.U$7]))=1;1;&quot;&quot;)))">
            <text:p/>
          </table:table-cell>
          <table:table-cell table:style-name="ce74" table:formula="of:=IF(OR((DATE(Année;mois;[.V$7])=[.C52]);(DATE(Année;mois;[.V$7])=[.C53]);(DATE(Année;mois;[.V$7])=[.C56]));1;IF(WEEKDAY(DATE(Année;mois;[.V$7]))=7;1;IF(WEEKDAY(DATE(Année;mois;[.V$7]))=1;1;&quot;&quot;)))">
            <text:p/>
          </table:table-cell>
          <table:table-cell table:style-name="ce74" table:formula="of:=IF(OR((DATE(Année;mois;[.W$7])=[.C52]);(DATE(Année;mois;[.W$7])=[.C53]);(DATE(Année;mois;[.W$7])=[.C56]));1;IF(WEEKDAY(DATE(Année;mois;[.W$7]))=7;1;IF(WEEKDAY(DATE(Année;mois;[.W$7]))=1;1;&quot;&quot;)))">
            <text:p/>
          </table:table-cell>
          <table:table-cell table:style-name="ce74" table:formula="of:=IF(OR((DATE(Année;mois;[.X$7])=[.C52]);(DATE(Année;mois;[.X$7])=[.C53]);(DATE(Année;mois;[.X$7])=[.C56]));1;IF(WEEKDAY(DATE(Année;mois;[.X$7]))=7;1;IF(WEEKDAY(DATE(Année;mois;[.X$7]))=1;1;&quot;&quot;)))">
            <text:p/>
          </table:table-cell>
          <table:table-cell table:style-name="ce74" table:formula="of:=IF(OR((DATE(Année;mois;[.Y$7])=[.C52]);(DATE(Année;mois;[.Y$7])=[.C53]);(DATE(Année;mois;[.Y$7])=[.C56]));1;IF(WEEKDAY(DATE(Année;mois;[.Y$7]))=7;1;IF(WEEKDAY(DATE(Année;mois;[.Y$7]))=1;1;&quot;&quot;)))" office:value-type="float" office:value="1" calcext:value-type="float">
            <text:p>1</text:p>
          </table:table-cell>
          <table:table-cell table:style-name="ce74" table:formula="of:=IF(OR((DATE(Année;mois;[.Z$7])=[.C52]);(DATE(Année;mois;[.Z$7])=[.C53]);(DATE(Année;mois;[.Z$7])=[.C56]));1;IF(WEEKDAY(DATE(Année;mois;[.Z$7]))=7;1;IF(WEEKDAY(DATE(Année;mois;[.Z$7]))=1;1;&quot;&quot;)))" office:value-type="float" office:value="1" calcext:value-type="float">
            <text:p>1</text:p>
          </table:table-cell>
          <table:table-cell table:style-name="ce74" table:formula="of:=IF(OR((DATE(Année;mois;[.AA$7])=[.C52]);(DATE(Année;mois;[.AA$7])=[.C53]);(DATE(Année;mois;[.AA$7])=[.C56]));1;IF(WEEKDAY(DATE(Année;mois;[.AA$7]))=7;1;IF(WEEKDAY(DATE(Année;mois;[.AA$7]))=1;1;&quot;&quot;)))">
            <text:p/>
          </table:table-cell>
          <table:table-cell table:style-name="ce74" table:formula="of:=IF(OR((DATE(Année;mois;[.AB$7])=[.C52]);(DATE(Année;mois;[.AB$7])=[.C53]);(DATE(Année;mois;[.AB$7])=[.C56]));1;IF(mois=12;1;IF(WEEKDAY(DATE(Année;mois;[.AB$7]))=7;1;IF(WEEKDAY(DATE(Année;mois;[.AB$7]))=1;1;&quot;&quot;))))">
            <text:p/>
          </table:table-cell>
          <table:table-cell table:style-name="ce74" table:formula="of:=IF(OR((DATE(Année;mois;[.AC$7])=[.C52]);(DATE(Année;mois;[.AC$7])=[.C53]);(DATE(Année;mois;[.AC$7])=[.C56]));1;IF(WEEKDAY(DATE(Année;mois;[.AC$7]))=7;1;IF(WEEKDAY(DATE(Année;mois;[.AC$7]))=1;1;&quot;&quot;)))">
            <text:p/>
          </table:table-cell>
          <table:table-cell table:style-name="ce74" table:formula="of:=IF(OR((DATE(Année;mois;[.AD$7])=[.C52]);(DATE(Année;mois;[.AD$7])=[.C53]);(DATE(Année;mois;[.AD$7])=[.C56]));1;IF(WEEKDAY(DATE(Année;mois;[.AD$7]))=7;1;IF(WEEKDAY(DATE(Année;mois;[.AD$7]))=1;1;&quot;&quot;)))">
            <text:p/>
          </table:table-cell>
          <table:table-cell table:style-name="ce74" table:formula="of:=IF(OR((DATE(Année;mois;[.AE$7])=[.C52]);(DATE(Année;mois;[.AE$7])=[.C53]);(DATE(Année;mois;[.AE$7])=[.C56]));1;IF(WEEKDAY(DATE(Année;mois;[.AE$7]))=7;1;IF(WEEKDAY(DATE(Année;mois;[.AE$7]))=1;1;&quot;&quot;)))">
            <text:p/>
          </table:table-cell>
          <table:table-cell table:style-name="ce74" table:formula="of:=IF([.AF$7]=&quot;&quot;;&quot;&quot;;IF(OR((DATE(Année;mois;[.AF$7])=[.C52]);(DATE(Année;mois;[.AF$7])=[.C53]);(DATE(Année;mois;[.AF$7])=[.C56]));1;IF(WEEKDAY(DATE(Année;mois;[.AF$7]))=7;1;IF(WEEKDAY(DATE(Année;mois;[.AF$7]))=1;1;&quot;&quot;))))" office:value-type="float" office:value="1" calcext:value-type="float">
            <text:p>1</text:p>
          </table:table-cell>
          <table:table-cell table:style-name="ce74" table:formula="of:=IF([.AG$7]=&quot;&quot;;&quot;&quot;;IF(OR((DATE(Année;mois;[.AG$7])=[.C52]);(DATE(Année;mois;[.AG$7])=[.C53]);(DATE(Année;mois;[.AG$7])=[.C56]));1;IF(WEEKDAY(DATE(Année;mois;[.AG$7]))=7;1;IF(WEEKDAY(DATE(Année;mois;[.AG$7]))=1;1;&quot;&quot;))))" office:value-type="float" office:value="1" calcext:value-type="float">
            <text:p>1</text:p>
          </table:table-cell>
          <table:table-cell table:style-name="ce74" table:formula="of:=IF([.AH$7]=&quot;&quot;;&quot;&quot;;IF(OR((DATE(Année;mois;[.AH$7])=[.C52]);(DATE(Année;mois;[.AH$7])=[.C53]);(DATE(Année;mois;[.AH$7])=[.C56]));1;IF(WEEKDAY(DATE(Année;mois;[.AH$7]))=7;1;IF(WEEKDAY(DATE(Année;mois;[.AH$7]))=1;1;&quot;&quot;))))">
            <text:p/>
          </table:table-cell>
          <table:table-cell table:style-name="ce111" table:formula="of:=SUM([.D8:.AH8])" office:value-type="float" office:value="10" calcext:value-type="float">
            <text:p>10,00</text:p>
          </table:table-cell>
          <table:table-cell table:number-columns-repeated="222"/>
        </table:table-row>
        <table:table-row table:style-name="ro8">
          <table:table-cell table:style-name="ce7" table:number-columns-repeated="3"/>
          <table:table-cell table:style-name="ce55"/>
          <table:table-cell table:style-name="ce75" table:number-columns-repeated="3"/>
          <table:table-cell table:style-name="ce89"/>
          <table:table-cell table:style-name="ce75" table:number-columns-repeated="26"/>
          <table:table-cell table:style-name="ce112"/>
          <table:table-cell table:number-columns-repeated="222"/>
        </table:table-row>
        <table:table-row table:style-name="ro7">
          <table:table-cell table:style-name="ce22" office:value-type="string" calcext:value-type="string" table:number-columns-spanned="3" table:number-rows-spanned="1">
            <text:p>Missions clients</text:p>
          </table:table-cell>
          <table:covered-table-cell table:number-columns-repeated="2" table:style-name="ce22"/>
          <table:table-cell table:style-name="ce56"/>
          <table:table-cell table:style-name="ce76" table:number-columns-repeated="3"/>
          <table:table-cell table:style-name="ce90"/>
          <table:table-cell table:style-name="ce76" table:number-columns-repeated="26"/>
          <table:table-cell table:style-name="ce113"/>
          <table:table-cell table:number-columns-repeated="222"/>
        </table:table-row>
        <table:table-row table:style-name="ro7">
          <table:table-cell table:style-name="ce9" office:value-type="string" calcext:value-type="string">
            <text:p>Client</text:p>
          </table:table-cell>
          <table:table-cell table:style-name="ce144" office:value-type="string" calcext:value-type="string" table:number-columns-spanned="2" table:number-rows-spanned="1">
            <text:p>Intitulé de la mission</text:p>
          </table:table-cell>
          <table:covered-table-cell table:style-name="ce144"/>
          <table:table-cell table:style-name="ce57"/>
          <table:table-cell table:style-name="ce77" table:number-columns-repeated="3"/>
          <table:table-cell table:style-name="ce91"/>
          <table:table-cell table:style-name="ce77" table:number-columns-repeated="26"/>
          <table:table-cell table:style-name="ce114"/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49"/>
          <table:table-cell table:style-name="ce58" table:content-validation-name="val1" table:number-columns-repeated="31"/>
          <table:table-cell table:style-name="ce115" table:formula="of:=SUM([.D12:.AH12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0"/>
          <table:table-cell table:style-name="ce58" table:content-validation-name="val1" table:number-columns-repeated="31"/>
          <table:table-cell table:style-name="ce116" table:formula="of:=SUM([.D13:.AH13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0"/>
          <table:table-cell table:style-name="ce58" table:content-validation-name="val1" table:number-columns-repeated="31"/>
          <table:table-cell table:style-name="ce115" table:formula="of:=SUM([.D14:.AH14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1"/>
          <table:table-cell table:style-name="ce33"/>
          <table:table-cell table:style-name="ce150"/>
          <table:table-cell table:style-name="ce58" table:content-validation-name="val1" table:number-columns-repeated="31"/>
          <table:table-cell table:style-name="ce115" table:formula="of:=SUM([.D15:.AH15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2"/>
          <table:table-cell table:style-name="ce34"/>
          <table:table-cell table:style-name="ce151"/>
          <table:table-cell table:style-name="ce58" table:content-validation-name="val1" table:number-columns-repeated="31"/>
          <table:table-cell table:style-name="ce115" table:formula="of:=SUM([.D16:.AH16])" office:value-type="float" office:value="0" calcext:value-type="float">
            <text:p>0,00</text:p>
          </table:table-cell>
          <table:table-cell table:number-columns-repeated="222"/>
        </table:table-row>
        <table:table-row table:style-name="ro9">
          <table:table-cell table:style-name="ce7" table:number-columns-repeated="3"/>
          <table:table-cell table:style-name="ce59" table:content-validation-name="val16"/>
          <table:table-cell table:style-name="ce6" table:content-validation-name="val16" table:number-columns-repeated="3"/>
          <table:table-cell table:style-name="ce92" table:content-validation-name="val16"/>
          <table:table-cell table:style-name="ce6" table:content-validation-name="val16" table:number-columns-repeated="26"/>
          <table:table-cell table:style-name="ce112"/>
          <table:table-cell table:number-columns-repeated="222"/>
        </table:table-row>
        <table:table-row table:style-name="ro7">
          <table:table-cell table:style-name="ce28" office:value-type="string" calcext:value-type="string" table:number-columns-spanned="3" table:number-rows-spanned="1">
            <text:p>Missions internes</text:p>
          </table:table-cell>
          <table:covered-table-cell table:number-columns-repeated="2" table:style-name="ce28"/>
          <table:table-cell table:style-name="ce60" table:content-validation-name="val16"/>
          <table:table-cell table:style-name="ce79" table:content-validation-name="val16" table:number-columns-repeated="3"/>
          <table:table-cell table:style-name="ce93" table:content-validation-name="val16"/>
          <table:table-cell table:style-name="ce79" table:content-validation-name="val16" table:number-columns-repeated="26"/>
          <table:table-cell table:style-name="ce117"/>
          <table:table-cell table:number-columns-repeated="222"/>
        </table:table-row>
        <table:table-row table:style-name="ro7">
          <table:table-cell table:style-name="ce14" office:value-type="string" calcext:value-type="string">
            <text:p>Client</text:p>
          </table:table-cell>
          <table:table-cell table:style-name="ce148" office:value-type="string" calcext:value-type="string" table:number-columns-spanned="2" table:number-rows-spanned="1">
            <text:p>Intitulé de la mission</text:p>
          </table:table-cell>
          <table:covered-table-cell table:style-name="ce148"/>
          <table:table-cell table:style-name="ce61" table:content-validation-name="val16"/>
          <table:table-cell table:style-name="ce80" table:content-validation-name="val16" table:number-columns-repeated="3"/>
          <table:table-cell table:style-name="ce94" table:content-validation-name="val16"/>
          <table:table-cell table:style-name="ce80" table:content-validation-name="val16" table:number-columns-repeated="26"/>
          <table:table-cell table:style-name="ce118"/>
          <table:table-cell table:number-columns-repeated="222"/>
        </table:table-row>
        <table:table-row table:style-name="ro3">
          <table:table-cell table:style-name="ce15"/>
          <table:table-cell table:style-name="ce149" table:number-columns-spanned="2" table:number-rows-spanned="1"/>
          <table:covered-table-cell table:style-name="ce149"/>
          <table:table-cell table:style-name="ce58" table:content-validation-name="val1" table:number-columns-repeated="31"/>
          <table:table-cell table:style-name="ce115" table:formula="of:=SUM([.D20:.AH20])" office:value-type="float" office:value="0" calcext:value-type="float">
            <text:p>0,00</text:p>
          </table:table-cell>
          <table:table-cell table:number-columns-repeated="222"/>
          <table:table-cell table:style-name="ce122" table:number-columns-repeated="16127"/>
        </table:table-row>
        <table:table-row table:style-name="ro3">
          <table:table-cell table:style-name="ce15"/>
          <table:table-cell table:style-name="ce150" table:number-columns-spanned="2" table:number-rows-spanned="1"/>
          <table:covered-table-cell table:style-name="ce150"/>
          <table:table-cell table:style-name="ce58" table:content-validation-name="val1" table:number-columns-repeated="31"/>
          <table:table-cell table:style-name="ce116" table:formula="of:=SUM([.D21:.AH21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6"/>
          <table:table-cell table:style-name="ce151" table:number-columns-spanned="2" table:number-rows-spanned="1"/>
          <table:covered-table-cell table:style-name="ce151"/>
          <table:table-cell table:style-name="ce58" table:content-validation-name="val1" table:number-columns-repeated="31"/>
          <table:table-cell table:style-name="ce115" table:formula="of:=SUM([.D22:.AH22])" office:value-type="float" office:value="0" calcext:value-type="float">
            <text:p>0,00</text:p>
          </table:table-cell>
          <table:table-cell table:number-columns-repeated="222"/>
        </table:table-row>
        <table:table-row table:style-name="ro6">
          <table:table-cell table:style-name="ce7" table:number-columns-repeated="3"/>
          <table:table-cell table:style-name="ce59" table:content-validation-name="val16"/>
          <table:table-cell table:style-name="ce6" table:content-validation-name="val16" table:number-columns-repeated="3"/>
          <table:table-cell table:style-name="ce92" table:content-validation-name="val16"/>
          <table:table-cell table:style-name="ce6" table:content-validation-name="val16" table:number-columns-repeated="26"/>
          <table:table-cell table:style-name="ce112"/>
          <table:table-cell table:number-columns-repeated="222"/>
        </table:table-row>
        <table:table-row table:style-name="ro10">
          <table:table-cell table:style-name="ce28" office:value-type="string" calcext:value-type="string" table:number-columns-spanned="3" table:number-rows-spanned="1">
            <text:p>Actions commerciales</text:p>
          </table:table-cell>
          <table:covered-table-cell table:number-columns-repeated="2" table:style-name="ce28"/>
          <table:table-cell table:style-name="ce62" table:content-validation-name="val16"/>
          <table:table-cell table:style-name="ce81" table:content-validation-name="val16" table:number-columns-repeated="3"/>
          <table:table-cell table:style-name="ce95" table:content-validation-name="val16"/>
          <table:table-cell table:style-name="ce81" table:content-validation-name="val16" table:number-columns-repeated="26"/>
          <table:table-cell table:style-name="ce119"/>
          <table:table-cell table:number-columns-repeated="222"/>
        </table:table-row>
        <table:table-row table:style-name="ro10">
          <table:table-cell table:style-name="ce36" office:value-type="string" calcext:value-type="string" table:number-columns-spanned="3" table:number-rows-spanned="1">
            <text:p>Activité Commerciale</text:p>
          </table:table-cell>
          <table:covered-table-cell table:number-columns-repeated="2" table:style-name="ce36"/>
          <table:table-cell table:style-name="ce58" table:content-validation-name="val1" table:number-columns-repeated="31"/>
          <table:table-cell table:style-name="ce115" table:formula="of:=SUM([.D25:.AH25])" office:value-type="float" office:value="0" calcext:value-type="float">
            <text:p>0,00</text:p>
          </table:table-cell>
          <table:table-cell table:number-columns-repeated="222"/>
        </table:table-row>
        <table:table-row table:style-name="ro11">
          <table:table-cell table:style-name="ce18"/>
          <table:table-cell table:style-name="ce39" table:number-columns-repeated="2"/>
          <table:table-cell table:style-name="ce63" table:content-validation-name="val16" table:number-columns-repeated="31"/>
          <table:table-cell table:style-name="ce120"/>
          <table:table-cell table:number-columns-repeated="222"/>
        </table:table-row>
        <table:table-row table:style-name="ro7">
          <table:table-cell table:style-name="ce28" office:value-type="string" calcext:value-type="string" table:number-columns-spanned="3" table:number-rows-spanned="1">
            <text:p>EISI CONSULTING</text:p>
          </table:table-cell>
          <table:covered-table-cell table:number-columns-repeated="2" table:style-name="ce28"/>
          <table:table-cell table:style-name="ce62" table:content-validation-name="val16"/>
          <table:table-cell table:style-name="ce81" table:content-validation-name="val16" table:number-columns-repeated="3"/>
          <table:table-cell table:style-name="ce95" table:content-validation-name="val16"/>
          <table:table-cell table:style-name="ce81" table:content-validation-name="val16" table:number-columns-repeated="26"/>
          <table:table-cell table:style-name="ce119"/>
          <table:table-cell table:number-columns-repeated="222"/>
        </table:table-row>
        <table:table-row table:style-name="ro7">
          <table:table-cell table:style-name="ce38" office:value-type="string" calcext:value-type="string" table:number-columns-spanned="3" table:number-rows-spanned="1">
            <text:p>Activité fonctionnelle</text:p>
          </table:table-cell>
          <table:covered-table-cell table:number-columns-repeated="2" table:style-name="ce38"/>
          <table:table-cell table:style-name="ce58" table:content-validation-name="val1" table:number-columns-repeated="31"/>
          <table:table-cell table:style-name="ce115" table:formula="of:=SUM([.D28:.AH28])" office:value-type="float" office:value="0" calcext:value-type="float">
            <text:p>0,00</text:p>
          </table:table-cell>
          <table:table-cell table:number-columns-repeated="222"/>
        </table:table-row>
        <table:table-row table:style-name="ro7">
          <table:table-cell table:style-name="ce20" office:value-type="string" calcext:value-type="string">
            <text:p>Veille technologique</text:p>
          </table:table-cell>
          <table:table-cell table:style-name="ce40"/>
          <table:table-cell table:style-name="ce44"/>
          <table:table-cell table:style-name="ce58" table:content-validation-name="val1" table:number-columns-repeated="31"/>
          <table:table-cell table:style-name="ce116" table:formula="of:=SUM([.D29:.AH29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4" office:value-type="string" calcext:value-type="string" table:number-columns-spanned="3" table:number-rows-spanned="1">
            <text:p>Intercontrat</text:p>
          </table:table-cell>
          <table:covered-table-cell table:number-columns-repeated="2" table:style-name="ce84"/>
          <table:table-cell table:style-name="ce58" table:content-validation-name="val1" table:number-columns-repeated="31"/>
          <table:table-cell table:style-name="ce115" table:formula="of:=SUM([.D30:.AH30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6" office:value-type="string" calcext:value-type="string" table:number-columns-spanned="3" table:number-rows-spanned="1">
            <text:p>Formation (A préciser)</text:p>
          </table:table-cell>
          <table:covered-table-cell table:number-columns-repeated="2" table:style-name="ce86"/>
          <table:table-cell table:style-name="ce58" table:content-validation-name="val1" table:number-columns-repeated="31"/>
          <table:table-cell table:style-name="ce115" table:formula="of:=SUM([.D31:.AH31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6" office:value-type="string" calcext:value-type="string" table:number-columns-spanned="3" table:number-rows-spanned="1">
            <text:p>Congés payés</text:p>
          </table:table-cell>
          <table:covered-table-cell table:number-columns-repeated="2" table:style-name="ce86"/>
          <table:table-cell table:style-name="ce58" table:content-validation-name="val1" table:number-columns-repeated="31"/>
          <table:table-cell table:style-name="ce115" table:formula="of:=SUM([.D32:.AH32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6" office:value-type="string" calcext:value-type="string" table:number-columns-spanned="3" table:number-rows-spanned="1">
            <text:p>Congés sans solde</text:p>
          </table:table-cell>
          <table:covered-table-cell table:number-columns-repeated="2" table:style-name="ce86"/>
          <table:table-cell table:style-name="ce58" table:content-validation-name="val1" table:number-columns-repeated="31"/>
          <table:table-cell table:style-name="ce115" table:formula="of:=SUM([.D33:.AH33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23" office:value-type="string" calcext:value-type="string">
            <text:p>Congés exceptionnels:Locaux du client fermés (RTT)</text:p>
          </table:table-cell>
          <table:table-cell table:style-name="ce41"/>
          <table:table-cell table:style-name="ce45"/>
          <table:table-cell table:style-name="ce58" table:content-validation-name="val1" table:number-columns-repeated="31"/>
          <table:table-cell table:style-name="ce115" table:formula="of:=SUM([.D34:.AH34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23" office:value-type="string" calcext:value-type="string">
            <text:p>RECUPERATION 35 HEURES (RTT)</text:p>
          </table:table-cell>
          <table:table-cell table:style-name="ce41"/>
          <table:table-cell table:style-name="ce45"/>
          <table:table-cell table:style-name="ce58" table:content-validation-name="val1" table:number-columns-repeated="31"/>
          <table:table-cell table:style-name="ce115" table:formula="of:=SUM([.D35:.AH35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97" office:value-type="string" calcext:value-type="string" table:number-columns-spanned="3" table:number-rows-spanned="1">
            <text:p>Maladie</text:p>
          </table:table-cell>
          <table:covered-table-cell table:number-columns-repeated="2" table:style-name="ce97"/>
          <table:table-cell table:style-name="ce58" table:content-validation-name="val1" table:number-columns-repeated="31"/>
          <table:table-cell table:style-name="ce115" table:formula="of:=SUM([.D36:.AH36])" office:value-type="float" office:value="0" calcext:value-type="float">
            <text:p>0,00</text:p>
          </table:table-cell>
          <table:table-cell table:number-columns-repeated="222"/>
        </table:table-row>
        <table:table-row table:style-name="ro12">
          <table:table-cell table:style-name="ce6"/>
          <table:table-cell table:style-name="ce7" table:number-columns-repeated="2"/>
          <table:table-cell table:style-name="ce64"/>
          <table:table-cell table:style-name="ce7" table:number-columns-repeated="3"/>
          <table:table-cell table:style-name="ce87"/>
          <table:table-cell table:style-name="ce7" table:number-columns-repeated="26"/>
          <table:table-cell table:style-name="ce121"/>
          <table:table-cell table:number-columns-repeated="222"/>
        </table:table-row>
        <table:table-row table:style-name="ro3">
          <table:table-cell table:style-name="ce100" office:value-type="string" calcext:value-type="string" table:number-columns-spanned="3" table:number-rows-spanned="1">
            <text:p>Total</text:p>
          </table:table-cell>
          <table:covered-table-cell table:number-columns-repeated="2" table:style-name="ce100"/>
          <table:table-cell table:style-name="ce65" table:formula="of:=IF(IF([.D$8]=&quot;&quot;;0;[.D$8])+SUM([.D$12:.D$16])+SUM([.D$20:.D$22])+SUM([.D$28:.D$36])+[.D$25]&gt;0;IF([.D$8]=&quot;&quot;;0;[.D$8])+SUM([.D$12:.D$16])+SUM([.D$20:.D$22])+SUM([.D$28:.D$36])+[.D$25];&quot;&quot;)" office:value-type="float" office:value="1" calcext:value-type="float">
            <text:p>1,00</text:p>
          </table:table-cell>
          <table:table-cell table:style-name="ce83" table:formula="of:=IF(IF([.E$8]=&quot;&quot;;0;[.E$8])+SUM([.E$12:.E$16])+SUM([.E$20:.E$22])+SUM([.E$28:.E$36])+[.E$25]&gt;0;IF([.E$8]=&quot;&quot;;0;[.E$8])+SUM([.E$12:.E$16])+SUM([.E$20:.E$22])+SUM([.E$28:.E$36])+[.E$25];&quot;&quot;)" office:value-type="float" office:value="1" calcext:value-type="float">
            <text:p>1,00</text:p>
          </table:table-cell>
          <table:table-cell table:style-name="ce83" table:formula="of:=IF(IF([.F$8]=&quot;&quot;;0;[.F$8])+SUM([.F$12:.F$16])+SUM([.F$20:.F$22])+SUM([.F$28:.F$36])+[.F$25]&gt;0;IF([.F$8]=&quot;&quot;;0;[.F$8])+SUM([.F$12:.F$16])+SUM([.F$20:.F$22])+SUM([.F$28:.F$36])+[.F$25];&quot;&quot;)">
            <text:p/>
          </table:table-cell>
          <table:table-cell table:style-name="ce83" table:formula="of:=IF(IF([.G$8]=&quot;&quot;;0;[.G$8])+SUM([.G$12:.G$16])+SUM([.G$20:.G$22])+SUM([.G$28:.G$36])+[.G$25]&gt;0;IF([.G$8]=&quot;&quot;;0;[.G$8])+SUM([.G$12:.G$16])+SUM([.G$20:.G$22])+SUM([.G$28:.G$36])+[.G$25];&quot;&quot;)">
            <text:p/>
          </table:table-cell>
          <table:table-cell table:style-name="ce83" table:formula="of:=IF(IF([.H$8]=&quot;&quot;;0;[.H$8])+SUM([.H$12:.H$16])+SUM([.H$20:.H$22])+SUM([.H$28:.H$36])+[.H$25]&gt;0;IF([.H$8]=&quot;&quot;;0;[.H$8])+SUM([.H$12:.H$16])+SUM([.H$20:.H$22])+SUM([.H$28:.H$36])+[.H$25];&quot;&quot;)">
            <text:p/>
          </table:table-cell>
          <table:table-cell table:style-name="ce83" table:formula="of:=IF(IF([.I$8]=&quot;&quot;;0;[.I$8])+SUM([.I$12:.I$16])+SUM([.I$20:.I$22])+SUM([.I$28:.I$36])+[.I$25]&gt;0;IF([.I$8]=&quot;&quot;;0;[.I$8])+SUM([.I$12:.I$16])+SUM([.I$20:.I$22])+SUM([.I$28:.I$36])+[.I$25];&quot;&quot;)">
            <text:p/>
          </table:table-cell>
          <table:table-cell table:style-name="ce83" table:formula="of:=IF(IF([.J$8]=&quot;&quot;;0;[.J$8])+SUM([.J$12:.J$16])+SUM([.J$20:.J$22])+SUM([.J$28:.J$36])+[.J$25]&gt;0;IF([.J$8]=&quot;&quot;;0;[.J$8])+SUM([.J$12:.J$16])+SUM([.J$20:.J$22])+SUM([.J$28:.J$36])+[.J$25];&quot;&quot;)">
            <text:p/>
          </table:table-cell>
          <table:table-cell table:style-name="ce83" table:formula="of:=IF(IF([.K$8]=&quot;&quot;;0;[.K$8])+SUM([.K$12:.K$16])+SUM([.K$20:.K$22])+SUM([.K$28:.K$36])+[.K$25]&gt;0;IF([.K$8]=&quot;&quot;;0;[.K$8])+SUM([.K$12:.K$16])+SUM([.K$20:.K$22])+SUM([.K$28:.K$36])+[.K$25];&quot;&quot;)" office:value-type="float" office:value="1" calcext:value-type="float">
            <text:p>1,00</text:p>
          </table:table-cell>
          <table:table-cell table:style-name="ce83" table:formula="of:=IF(IF([.L$8]=&quot;&quot;;0;[.L$8])+SUM([.L$12:.L$16])+SUM([.L$20:.L$22])+SUM([.L$28:.L$36])+[.L$25]&gt;0;IF([.L$8]=&quot;&quot;;0;[.L$8])+SUM([.L$12:.L$16])+SUM([.L$20:.L$22])+SUM([.L$28:.L$36])+[.L$25];&quot;&quot;)" office:value-type="float" office:value="1" calcext:value-type="float">
            <text:p>1,00</text:p>
          </table:table-cell>
          <table:table-cell table:style-name="ce83" table:formula="of:=IF(IF([.M$8]=&quot;&quot;;0;[.M$8])+SUM([.M$12:.M$16])+SUM([.M$20:.M$22])+SUM([.M$28:.M$36])+[.M$25]&gt;0;IF([.M$8]=&quot;&quot;;0;[.M$8])+SUM([.M$12:.M$16])+SUM([.M$20:.M$22])+SUM([.M$28:.M$36])+[.M$25];&quot;&quot;)">
            <text:p/>
          </table:table-cell>
          <table:table-cell table:style-name="ce83" table:formula="of:=IF(IF([.N$8]=&quot;&quot;;0;[.N$8])+SUM([.N$12:.N$16])+SUM([.N$20:.N$22])+SUM([.N$28:.N$36])+[.N$25]&gt;0;IF([.N$8]=&quot;&quot;;0;[.N$8])+SUM([.N$12:.N$16])+SUM([.N$20:.N$22])+SUM([.N$28:.N$36])+[.N$25];&quot;&quot;)">
            <text:p/>
          </table:table-cell>
          <table:table-cell table:style-name="ce83" table:formula="of:=IF(IF([.O$8]=&quot;&quot;;0;[.O$8])+SUM([.O$12:.O$16])+SUM([.O$20:.O$22])+SUM([.O$28:.O$36])+[.O$25]&gt;0;IF([.O$8]=&quot;&quot;;0;[.O$8])+SUM([.O$12:.O$16])+SUM([.O$20:.O$22])+SUM([.O$28:.O$36])+[.O$25];&quot;&quot;)">
            <text:p/>
          </table:table-cell>
          <table:table-cell table:style-name="ce83" table:formula="of:=IF(IF([.P$8]=&quot;&quot;;0;[.P$8])+SUM([.P$12:.P$16])+SUM([.P$20:.P$22])+SUM([.P$28:.P$36])+[.P$25]&gt;0;IF([.P$8]=&quot;&quot;;0;[.P$8])+SUM([.P$12:.P$16])+SUM([.P$20:.P$22])+SUM([.P$28:.P$36])+[.P$25];&quot;&quot;)">
            <text:p/>
          </table:table-cell>
          <table:table-cell table:style-name="ce83" table:formula="of:=IF(IF([.Q$8]=&quot;&quot;;0;[.Q$8])+SUM([.Q$12:.Q$16])+SUM([.Q$20:.Q$22])+SUM([.Q$28:.Q$36])+[.Q$25]&gt;0;IF([.Q$8]=&quot;&quot;;0;[.Q$8])+SUM([.Q$12:.Q$16])+SUM([.Q$20:.Q$22])+SUM([.Q$28:.Q$36])+[.Q$25];&quot;&quot;)">
            <text:p/>
          </table:table-cell>
          <table:table-cell table:style-name="ce83" table:formula="of:=IF(IF([.R$8]=&quot;&quot;;0;[.R$8])+SUM([.R$12:.R$16])+SUM([.R$20:.R$22])+SUM([.R$28:.R$36])+[.R$25]&gt;0;IF([.R$8]=&quot;&quot;;0;[.R$8])+SUM([.R$12:.R$16])+SUM([.R$20:.R$22])+SUM([.R$28:.R$36])+[.R$25];&quot;&quot;)" office:value-type="float" office:value="1" calcext:value-type="float">
            <text:p>1,00</text:p>
          </table:table-cell>
          <table:table-cell table:style-name="ce83" table:formula="of:=IF(IF([.S$8]=&quot;&quot;;0;[.S$8])+SUM([.S$12:.S$16])+SUM([.S$20:.S$22])+SUM([.S$28:.S$36])+[.S$25]&gt;0;IF([.S$8]=&quot;&quot;;0;[.S$8])+SUM([.S$12:.S$16])+SUM([.S$20:.S$22])+SUM([.S$28:.S$36])+[.S$25];&quot;&quot;)" office:value-type="float" office:value="1" calcext:value-type="float">
            <text:p>1,00</text:p>
          </table:table-cell>
          <table:table-cell table:style-name="ce83" table:formula="of:=IF(IF([.T$8]=&quot;&quot;;0;[.T$8])+SUM([.T$12:.T$16])+SUM([.T$20:.T$22])+SUM([.T$28:.T$36])+[.T$25]&gt;0;IF([.T$8]=&quot;&quot;;0;[.T$8])+SUM([.T$12:.T$16])+SUM([.T$20:.T$22])+SUM([.T$28:.T$36])+[.T$25];&quot;&quot;)">
            <text:p/>
          </table:table-cell>
          <table:table-cell table:style-name="ce83" table:formula="of:=IF(IF([.U$8]=&quot;&quot;;0;[.U$8])+SUM([.U$12:.U$16])+SUM([.U$20:.U$22])+SUM([.U$28:.U$36])+[.U$25]&gt;0;IF([.U$8]=&quot;&quot;;0;[.U$8])+SUM([.U$12:.U$16])+SUM([.U$20:.U$22])+SUM([.U$28:.U$36])+[.U$25];&quot;&quot;)">
            <text:p/>
          </table:table-cell>
          <table:table-cell table:style-name="ce83" table:formula="of:=IF(IF([.V$8]=&quot;&quot;;0;[.V$8])+SUM([.V$12:.V$16])+SUM([.V$20:.V$22])+SUM([.V$28:.V$36])+[.V$25]&gt;0;IF([.V$8]=&quot;&quot;;0;[.V$8])+SUM([.V$12:.V$16])+SUM([.V$20:.V$22])+SUM([.V$28:.V$36])+[.V$25];&quot;&quot;)">
            <text:p/>
          </table:table-cell>
          <table:table-cell table:style-name="ce83" table:formula="of:=IF(IF([.W$8]=&quot;&quot;;0;[.W$8])+SUM([.W$12:.W$16])+SUM([.W$20:.W$22])+SUM([.W$28:.W$36])+[.W$25]&gt;0;IF([.W$8]=&quot;&quot;;0;[.W$8])+SUM([.W$12:.W$16])+SUM([.W$20:.W$22])+SUM([.W$28:.W$36])+[.W$25];&quot;&quot;)">
            <text:p/>
          </table:table-cell>
          <table:table-cell table:style-name="ce83" table:formula="of:=IF(IF([.X$8]=&quot;&quot;;0;[.X$8])+SUM([.X$12:.X$16])+SUM([.X$20:.X$22])+SUM([.X$28:.X$36])+[.X$25]&gt;0;IF([.X$8]=&quot;&quot;;0;[.X$8])+SUM([.X$12:.X$16])+SUM([.X$20:.X$22])+SUM([.X$28:.X$36])+[.X$25];&quot;&quot;)">
            <text:p/>
          </table:table-cell>
          <table:table-cell table:style-name="ce83" table:formula="of:=IF(IF([.Y$8]=&quot;&quot;;0;[.Y$8])+SUM([.Y$12:.Y$16])+SUM([.Y$20:.Y$22])+SUM([.Y$28:.Y$36])+[.Y$25]&gt;0;IF([.Y$8]=&quot;&quot;;0;[.Y$8])+SUM([.Y$12:.Y$16])+SUM([.Y$20:.Y$22])+SUM([.Y$28:.Y$36])+[.Y$25];&quot;&quot;)" office:value-type="float" office:value="1" calcext:value-type="float">
            <text:p>1,00</text:p>
          </table:table-cell>
          <table:table-cell table:style-name="ce83" table:formula="of:=IF(IF([.Z$8]=&quot;&quot;;0;[.Z$8])+SUM([.Z$12:.Z$16])+SUM([.Z$20:.Z$22])+SUM([.Z$28:.Z$36])+[.Z$25]&gt;0;IF([.Z$8]=&quot;&quot;;0;[.Z$8])+SUM([.Z$12:.Z$16])+SUM([.Z$20:.Z$22])+SUM([.Z$28:.Z$36])+[.Z$25];&quot;&quot;)" office:value-type="float" office:value="1" calcext:value-type="float">
            <text:p>1,00</text:p>
          </table:table-cell>
          <table:table-cell table:style-name="ce83" table:formula="of:=IF(IF([.AA$8]=&quot;&quot;;0;[.AA$8])+SUM([.AA$12:.AA$16])+SUM([.AA$20:.AA$22])+SUM([.AA$28:.AA$36])+[.AA$25]&gt;0;IF([.AA$8]=&quot;&quot;;0;[.AA$8])+SUM([.AA$12:.AA$16])+SUM([.AA$20:.AA$22])+SUM([.AA$28:.AA$36])+[.AA$25];&quot;&quot;)">
            <text:p/>
          </table:table-cell>
          <table:table-cell table:style-name="ce83" table:formula="of:=IF(IF([.AB$8]=&quot;&quot;;0;[.AB$8])+SUM([.AB$12:.AB$16])+SUM([.AB$20:.AB$22])+SUM([.AB$28:.AB$36])+[.AB$25]&gt;0;IF([.AB$8]=&quot;&quot;;0;[.AB$8])+SUM([.AB$12:.AB$16])+SUM([.AB$20:.AB$22])+SUM([.AB$28:.AB$36])+[.AB$25];&quot;&quot;)">
            <text:p/>
          </table:table-cell>
          <table:table-cell table:style-name="ce83" table:formula="of:=IF(IF([.AC$8]=&quot;&quot;;0;[.AC$8])+SUM([.AC$12:.AC$16])+SUM([.AC$20:.AC$22])+SUM([.AC$28:.AC$36])+[.AC$25]&gt;0;IF([.AC$8]=&quot;&quot;;0;[.AC$8])+SUM([.AC$12:.AC$16])+SUM([.AC$20:.AC$22])+SUM([.AC$28:.AC$36])+[.AC$25];&quot;&quot;)">
            <text:p/>
          </table:table-cell>
          <table:table-cell table:style-name="ce83" table:formula="of:=IF(IF([.AD$8]=&quot;&quot;;0;[.AD$8])+SUM([.AD$12:.AD$16])+SUM([.AD$20:.AD$22])+SUM([.AD$28:.AD$36])+[.AD$25]&gt;0;IF([.AD$8]=&quot;&quot;;0;[.AD$8])+SUM([.AD$12:.AD$16])+SUM([.AD$20:.AD$22])+SUM([.AD$28:.AD$36])+[.AD$25];&quot;&quot;)">
            <text:p/>
          </table:table-cell>
          <table:table-cell table:style-name="ce83" table:formula="of:=IF(IF([.AE$8]=&quot;&quot;;0;[.AE$8])+SUM([.AE$12:.AE$16])+SUM([.AE$20:.AE$22])+SUM([.AE$28:.AE$36])+[.AE$25]&gt;0;IF([.AE$8]=&quot;&quot;;0;[.AE$8])+SUM([.AE$12:.AE$16])+SUM([.AE$20:.AE$22])+SUM([.AE$28:.AE$36])+[.AE$25];&quot;&quot;)">
            <text:p/>
          </table:table-cell>
          <table:table-cell table:style-name="ce83" table:formula="of:=IF(IF([.AF$8]=&quot;&quot;;0;[.AF$8])+SUM([.AF$12:.AF$16])+SUM([.AF$20:.AF$22])+SUM([.AF$28:.AF$36])+[.AF$25]&gt;0;IF([.AF$8]=&quot;&quot;;0;[.AF$8])+SUM([.AF$12:.AF$16])+SUM([.AF$20:.AF$22])+SUM([.AF$28:.AF$36])+[.AF$25];&quot;&quot;)" office:value-type="float" office:value="1" calcext:value-type="float">
            <text:p>1,00</text:p>
          </table:table-cell>
          <table:table-cell table:style-name="ce83" table:formula="of:=IF(IF([.AG$8]=&quot;&quot;;0;[.AG$8])+SUM([.AG$12:.AG$16])+SUM([.AG$20:.AG$22])+SUM([.AG$28:.AG$36])+[.AG$25]&gt;0;IF([.AG$8]=&quot;&quot;;0;[.AG$8])+SUM([.AG$12:.AG$16])+SUM([.AG$20:.AG$22])+SUM([.AG$28:.AG$36])+[.AG$25];&quot;&quot;)" office:value-type="float" office:value="1" calcext:value-type="float">
            <text:p>1,00</text:p>
          </table:table-cell>
          <table:table-cell table:style-name="ce83" table:formula="of:=IF(IF([.AH$8]=&quot;&quot;;0;[.AH$8])+SUM([.AH$12:.AH$16])+SUM([.AH$20:.AH$22])+SUM([.AH$28:.AH$36])+[.AH$25]&gt;0;IF([.AH$8]=&quot;&quot;;0;[.AH$8])+SUM([.AH$12:.AH$16])+SUM([.AH$20:.AH$22])+SUM([.AH$28:.AH$36])+[.AH$25];&quot;&quot;)">
            <text:p/>
          </table:table-cell>
          <table:table-cell table:style-name="ce115" table:formula="of:=SUM([.D38:.AH38])" office:value-type="float" office:value="10" calcext:value-type="float">
            <text:p>10,00</text:p>
          </table:table-cell>
          <table:table-cell table:style-name="ce122" table:number-columns-repeated="222"/>
        </table:table-row>
        <table:table-row table:style-name="ro3">
          <table:table-cell table:number-columns-repeated="3"/>
          <table:table-cell table:style-name="ce129"/>
          <table:table-cell table:number-columns-repeated="253"/>
        </table:table-row>
        <table:table-row table:style-name="ro10">
          <table:table-cell table:number-columns-repeated="3"/>
          <table:table-cell table:style-name="ce66" table:number-columns-repeated="5"/>
          <table:table-cell table:style-name="ce209" office:value-type="string" calcext:value-type="string" table:number-columns-spanned="20" table:number-rows-spanned="1">
            <text:p>SIGNATURE</text:p>
          </table:table-cell>
          <table:covered-table-cell table:number-columns-repeated="19" table:style-name="ce209"/>
          <table:table-cell/>
          <table:table-cell table:style-name="ce108"/>
          <table:table-cell table:number-columns-repeated="227"/>
        </table:table-row>
        <table:table-row table:style-name="ro13">
          <table:table-cell table:number-columns-repeated="3"/>
          <table:table-cell table:style-name="ce67" table:number-columns-repeated="5"/>
          <table:table-cell table:style-name="ce210" office:value-type="string" calcext:value-type="string" table:number-columns-spanned="20" table:number-rows-spanned="1">
            <text:p>Collaborateur</text:p>
          </table:table-cell>
          <table:covered-table-cell table:number-columns-repeated="19" table:style-name="ce210"/>
          <table:table-cell table:number-columns-repeated="229"/>
        </table:table-row>
        <table:table-row table:style-name="ro3" table:number-rows-repeated="2">
          <table:table-cell table:number-columns-repeated="257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7"/>
          <table:table-cell table:number-columns-repeated="254"/>
        </table:table-row>
        <table:table-row table:style-name="ro3" table:visibility="collapse">
          <table:table-cell table:style-name="ce135" office:value-type="string" calcext:value-type="string" table:number-columns-spanned="6" table:number-rows-spanned="1">
            <text:p>(En gras : A renseigner chaque année)</text:p>
          </table:table-cell>
          <table:covered-table-cell table:number-columns-repeated="5" table:style-name="ce135"/>
          <table:table-cell table:style-name="ce129" table:number-columns-spanned="3" table:number-rows-spanned="1"/>
          <table:covered-table-cell table:number-columns-repeated="2" table:style-name="ce129"/>
          <table:table-cell table:style-name="ce129" table:number-columns-spanned="3" table:number-rows-spanned="1"/>
          <table:covered-table-cell table:number-columns-repeated="2" table:style-name="ce129"/>
          <table:table-cell table:number-columns-repeated="245"/>
        </table:table-row>
        <table:table-row table:style-name="ro3" table:visibility="collapse">
          <table:table-cell table:style-name="ce136" office:value-type="string" calcext:value-type="string" table:number-columns-spanned="2" table:number-rows-spanned="1">
            <text:p>lundi Pâques</text:p>
          </table:table-cell>
          <table:covered-table-cell table:style-name="ce136"/>
          <table:table-cell table:style-name="ce48" office:value-type="date" office:date-value="2006-04-17" calcext:value-type="date">
            <text:p>17-avr.-06</text:p>
          </table:table-cell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number-columns-repeated="245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Ascencion</text:p>
          </table:table-cell>
          <table:covered-table-cell table:style-name="ce135"/>
          <table:table-cell table:style-name="ce48" table:formula="of:=[.C52]+38" office:value-type="date" office:date-value="2006-05-25" calcext:value-type="date">
            <text:p>25-mai-06</text:p>
          </table:table-cell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number-columns-repeated="245"/>
        </table:table-row>
        <table:table-row table:style-name="ro3" table:visibility="collapse">
          <table:table-cell office:value-type="string" calcext:value-type="string">
            <text:p>Fête Travail</text:p>
          </table:table-cell>
          <table:table-cell/>
          <table:table-cell table:style-name="ce48" office:value-type="date" office:date-value="2006-05-01" calcext:value-type="date">
            <text:p>1-mai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office:value-type="string" calcext:value-type="string">
            <text:p>Victoire</text:p>
          </table:table-cell>
          <table:table-cell/>
          <table:table-cell table:style-name="ce48" office:value-type="date" office:date-value="2006-05-08" calcext:value-type="date">
            <text:p>8-mai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lundi Pentecôte</text:p>
          </table:table-cell>
          <table:covered-table-cell table:style-name="ce135"/>
          <table:table-cell table:style-name="ce48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number-columns-repeated="245"/>
        </table:table-row>
        <table:table-row table:style-name="ro3" table:visibility="collapse">
          <table:table-cell office:value-type="string" calcext:value-type="string">
            <text:p>Fête Nationale</text:p>
          </table:table-cell>
          <table:table-cell/>
          <table:table-cell table:style-name="ce48" office:value-type="date" office:date-value="2006-07-14" calcext:value-type="date">
            <text:p>14-juil.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Assomption</text:p>
          </table:table-cell>
          <table:covered-table-cell table:style-name="ce129"/>
          <table:table-cell table:style-name="ce48" office:value-type="date" office:date-value="2006-08-15" calcext:value-type="date">
            <text:p>15-août-06</text:p>
          </table:table-cell>
          <table:table-cell table:number-columns-repeated="254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Toussaint</text:p>
          </table:table-cell>
          <table:covered-table-cell table:style-name="ce129"/>
          <table:table-cell table:style-name="ce48" office:value-type="date" office:date-value="2006-11-01" calcext:value-type="date">
            <text:p>1-nov.-06</text:p>
          </table:table-cell>
          <table:table-cell table:number-columns-repeated="254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Armistice</text:p>
          </table:table-cell>
          <table:covered-table-cell table:style-name="ce129"/>
          <table:table-cell table:style-name="ce48" office:value-type="date" office:date-value="2006-11-11" calcext:value-type="date">
            <text:p>11-nov.-06</text:p>
          </table:table-cell>
          <table:table-cell table:number-columns-repeated="254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Noël</text:p>
          </table:table-cell>
          <table:covered-table-cell table:style-name="ce129"/>
          <table:table-cell table:style-name="ce48" office:value-type="date" office:date-value="2006-12-25" calcext:value-type="date">
            <text:p>25-déc.-06</text:p>
          </table:table-cell>
          <table:table-cell table:number-columns-repeated="254"/>
        </table:table-row>
        <table:table-row table:style-name="ro3">
          <table:table-cell table:number-columns-repeated="2"/>
          <table:table-cell table:style-name="ce48"/>
          <table:table-cell table:number-columns-repeated="254"/>
        </table:table-row>
        <table:table-row table:style-name="ro3" table:number-rows-repeated="1048513">
          <table:table-cell table:number-columns-repeated="257"/>
        </table:table-row>
        <table:table-row table:style-name="ro3">
          <table:table-cell table:number-columns-repeated="257"/>
        </table:table-row>
        <table:named-expressions>
          <table:named-range table:name="Année" table:base-cell-address="$'janvier 2024'.$A$1" table:cell-range-address="$'Juin 2024'.$Z$3"/>
          <table:named-range table:name="fériés" table:base-cell-address="$'janvier 2024'.$A$1" table:cell-range-address="$'Juin 2024'.$C$52:.$C$61"/>
          <table:named-range table:name="mois" table:base-cell-address="$'janvier 2024'.$A$1" table:cell-range-address="$'Juin 2024'.$X$3"/>
          <table:named-range table:name="_xlnm.Print_Area" table:base-cell-address="$'janvier 2024'.$A$1" table:cell-range-address="$'Juin 2024'.$A$1:.$AI$41" table:range-usable-as="print-range"/>
          <table:named-range table:name="_xlnm_Print_Area" table:base-cell-address="$'janvier 2024'.$A$1" table:cell-range-address="$'Juin 2024'.$A$1:.$AI$41"/>
        </table:named-expressions>
        <calcext:conditional-formats>
          <calcext:conditional-format calcext:target-range-address="'Juin 2024'.Z3:'Juin 2024'.AA3">
            <calcext:condition calcext:apply-style-name="ConditionalStyle_17" calcext:value="between([.$A$65],[.$A$66])" calcext:base-cell-address="'Juin 2024'.Z3"/>
            <calcext:condition calcext:apply-style-name="ConditionalStyle_18" calcext:value="between([.$A$65],[.$A$66])" calcext:base-cell-address="'Juin 2024'.Z3"/>
            <calcext:condition calcext:apply-style-name="ConditionalStyle_19" calcext:value="between([.$A$65],[.$A$66])" calcext:base-cell-address="'Juin 2024'.Z3"/>
            <calcext:condition calcext:apply-style-name="ConditionalStyle_20" calcext:value="between([.$A$65],[.$A$66])" calcext:base-cell-address="'Juin 2024'.Z3"/>
          </calcext:conditional-format>
        </calcext:conditional-formats>
      </table:table>
      <table:table table:name="Juillet 2024" table:style-name="ta8" table:print-ranges="'Juillet 2024'.A1:'Juillet 2024'.AI41">
        <table:table-column table:style-name="co12" table:default-cell-style-name="ce101"/>
        <table:table-column table:style-name="co13" table:default-cell-style-name="ce101"/>
        <table:table-column table:style-name="co14" table:default-cell-style-name="ce101"/>
        <table:table-column table:style-name="co15" table:number-columns-repeated="4" table:default-cell-style-name="ce101"/>
        <table:table-column table:style-name="co15" table:default-cell-style-name="ce88"/>
        <table:table-column table:style-name="co15" table:number-columns-repeated="3" table:default-cell-style-name="ce101"/>
        <table:table-column table:style-name="co18" table:default-cell-style-name="ce101"/>
        <table:table-column table:style-name="co15" table:number-columns-repeated="6" table:default-cell-style-name="ce101"/>
        <table:table-column table:style-name="co18" table:default-cell-style-name="ce101"/>
        <table:table-column table:style-name="co15" table:number-columns-repeated="15" table:default-cell-style-name="ce101"/>
        <table:table-column table:style-name="co19" table:default-cell-style-name="ce101"/>
        <table:table-column table:style-name="co16" table:number-columns-repeated="222" table:default-cell-style-name="ce82"/>
        <table:table-column table:style-name="co17" table:number-columns-repeated="16127"/>
        <table:table-row table:style-name="ro2">
          <table:table-cell table:style-name="ce1"/>
          <table:table-cell table:style-name="ce7"/>
          <table:table-cell table:style-name="ce42"/>
          <table:table-cell table:style-name="ce49"/>
          <table:table-cell table:style-name="ce69" office:value-type="string" calcext:value-type="string">
            <text:p>NOM :</text:p>
          </table:table-cell>
          <table:table-cell table:style-name="ce197" office:value-type="string" calcext:value-type="string" table:number-columns-spanned="7" table:number-rows-spanned="1">
            <text:p>xxxx <text:s text:c="3"/>xxxxx</text:p>
          </table:table-cell>
          <table:covered-table-cell table:number-columns-repeated="6" table:style-name="ce197"/>
          <table:table-cell table:style-name="ce4"/>
          <table:table-cell table:style-name="ce213" office:value-type="string" calcext:value-type="string" table:number-columns-spanned="22" table:number-rows-spanned="1">
            <text:p>RAPPORT D'ACTIVITE</text:p>
          </table:table-cell>
          <table:covered-table-cell table:number-columns-repeated="21" table:style-name="ce213"/>
          <table:table-cell table:style-name="ce42" table:number-columns-repeated="222"/>
        </table:table-row>
        <table:table-row table:style-name="ro4">
          <table:table-cell table:style-name="ce6">
            <draw:frame draw:z-index="0" draw:name="Image 3" draw:style-name="gr1" draw:text-style-name="P1" svg:width="5.511cm" svg:height="1.105cm" svg:x="0.206cm" svg:y="0.052cm">
              <draw:image xlink:href="Pictures/10000000000000C900000025E0397C5F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50"/>
          <table:table-cell table:style-name="ce70" office:value-type="string" calcext:value-type="string">
            <text:p>TEL :</text:p>
          </table:table-cell>
          <table:table-cell table:style-name="ce85" office:value-type="string" calcext:value-type="string" table:number-columns-spanned="7" table:number-rows-spanned="1">
            <text:p>06xxxxxx</text:p>
          </table:table-cell>
          <table:covered-table-cell table:number-columns-repeated="6" table:style-name="ce85"/>
          <table:table-cell/>
          <table:table-cell table:style-name="ce214" office:value-type="string" calcext:value-type="string" table:number-columns-spanned="22" table:number-rows-spanned="1">
            <text:p>Fax : 01.84.18.08.11 / contact@eisi-consulting.fr</text:p>
          </table:table-cell>
          <table:covered-table-cell table:number-columns-repeated="21" table:style-name="ce214"/>
          <table:table-cell table:number-columns-repeated="222"/>
        </table:table-row>
        <table:table-row table:style-name="ro2">
          <table:table-cell table:style-name="ce3"/>
          <table:table-cell table:style-name="ce30" table:number-columns-repeated="2"/>
          <table:table-cell table:style-name="ce51"/>
          <table:table-cell table:style-name="ce71"/>
          <table:table-cell table:style-name="ce199" table:number-columns-spanned="7" table:number-rows-spanned="1"/>
          <table:covered-table-cell table:number-columns-repeated="6" table:style-name="ce199"/>
          <table:table-cell table:style-name="ce99"/>
          <table:table-cell table:number-columns-repeated="6"/>
          <table:table-cell table:style-name="ce102"/>
          <table:table-cell table:style-name="ce99"/>
          <table:table-cell/>
          <table:table-cell table:style-name="ce103" office:value-type="string" calcext:value-type="string">
            <text:p>mois :</text:p>
          </table:table-cell>
          <table:table-cell table:style-name="ce104" table:content-validation-name="val17" office:value-type="float" office:value="7" calcext:value-type="float">
            <text:p>7</text:p>
          </table:table-cell>
          <table:table-cell table:style-name="ce105" office:value-type="string" calcext:value-type="string">
            <text:p>an :</text:p>
          </table:table-cell>
          <table:table-cell table:style-name="ce248" table:content-validation-name="val18" office:value-type="float" office:value="2024" calcext:value-type="float" table:number-columns-spanned="2" table:number-rows-spanned="1">
            <text:p>2024</text:p>
          </table:table-cell>
          <table:covered-table-cell table:style-name="ce249" table:content-validation-name="val18"/>
          <table:table-cell table:style-name="ce4" table:number-columns-repeated="7"/>
          <table:table-cell table:number-columns-repeated="223"/>
        </table:table-row>
        <table:table-row table:style-name="ro3">
          <table:table-cell table:style-name="ce3"/>
          <table:table-cell table:style-name="ce30"/>
          <table:table-cell table:style-name="ce43" table:number-columns-repeated="2"/>
          <table:table-cell table:style-name="ce72"/>
          <table:table-cell table:style-name="ce87"/>
          <table:table-cell table:style-name="ce7"/>
          <table:table-cell table:number-columns-repeated="3"/>
          <table:table-cell table:style-name="ce4" table:number-columns-repeated="3"/>
          <table:table-cell table:number-columns-repeated="15"/>
          <table:table-cell table:style-name="ce4" table:number-columns-repeated="6"/>
          <table:table-cell table:number-columns-repeated="223"/>
        </table:table-row>
        <table:table-row table:style-name="ro3" table:visibility="collapse">
          <table:table-cell table:style-name="ce4"/>
          <table:table-cell table:style-name="ce7" table:number-columns-repeated="2"/>
          <table:table-cell table:style-name="ce4" table:number-columns-repeated="4"/>
          <table:table-cell/>
          <table:table-cell table:style-name="ce4" table:number-columns-repeated="27"/>
          <table:table-cell table:number-columns-repeated="222"/>
        </table:table-row>
        <table:table-row table:style-name="ro6">
          <table:table-cell table:style-name="ce17" table:number-columns-spanned="3" table:number-rows-spanned="1"/>
          <table:covered-table-cell table:number-columns-repeated="2" table:style-name="ce17"/>
          <table:table-cell table:style-name="ce52"/>
          <table:table-cell table:style-name="ce4" table:number-columns-repeated="3"/>
          <table:table-cell/>
          <table:table-cell table:style-name="ce4" table:number-columns-repeated="2"/>
          <table:table-cell table:style-name="ce98"/>
          <table:table-cell table:style-name="ce4" table:number-columns-repeated="24"/>
          <table:table-cell table:number-columns-repeated="222"/>
        </table:table-row>
        <table:table-row table:style-name="ro7">
          <table:table-cell table:style-name="ce19" office:value-type="string" calcext:value-type="string" table:number-columns-spanned="3" table:number-rows-spanned="1">
            <text:p>Calendrier</text:p>
          </table:table-cell>
          <table:covered-table-cell table:number-columns-repeated="2" table:style-name="ce19"/>
          <table:table-cell table:style-name="ce5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27" calcext:value-type="float">
            <text:p>27</text:p>
          </table:table-cell>
          <table:table-cell table:style-name="ce73" table:formula="of:=IF(DAY(DATE(Année;mois+1;1)-1)&gt;27;28;&quot;&quot;)" office:value-type="float" office:value="28" calcext:value-type="float">
            <text:p>28</text:p>
          </table:table-cell>
          <table:table-cell table:style-name="ce73" table:formula="of:=IF(DAY(DATE(Année;mois+1;1)-1)&gt;28;29;&quot;&quot;)" office:value-type="float" office:value="29" calcext:value-type="float">
            <text:p>29</text:p>
          </table:table-cell>
          <table:table-cell table:style-name="ce73" table:formula="of:=IF(DAY(DATE(Année;mois+1;1)-1)&gt;29;30;&quot;&quot;)" office:value-type="float" office:value="30" calcext:value-type="float">
            <text:p>30</text:p>
          </table:table-cell>
          <table:table-cell table:style-name="ce109" table:formula="of:=IF(DAY(DATE(Année;mois+1;1)-1)&gt;30;31;&quot;&quot;)" office:value-type="float" office:value="31" calcext:value-type="float">
            <text:p>31</text:p>
          </table:table-cell>
          <table:table-cell table:style-name="ce110" office:value-type="string" calcext:value-type="string">
            <text:p>Total</text:p>
          </table:table-cell>
          <table:table-cell table:number-columns-repeated="222"/>
        </table:table-row>
        <table:table-row table:style-name="ro7">
          <table:table-cell table:style-name="ce19" office:value-type="string" calcext:value-type="string" table:number-columns-spanned="3" table:number-rows-spanned="1">
            <text:p>Jours chômés</text:p>
          </table:table-cell>
          <table:covered-table-cell table:number-columns-repeated="2" table:style-name="ce19"/>
          <table:table-cell table:style-name="ce54" table:formula="of:=IF(OR((DATE(Année;mois;[.D$7])=[.C52]);(DATE(Année;mois;[.D$7])=[.C53]);(DATE(Année;mois;[.D$7])=[.C56]));1;IF(OR(mois=1;mois=5;mois=11);1;IF(WEEKDAY(DATE(Année;mois;[.D$7]))=7;1;IF(WEEKDAY(DATE(Année;mois;[.D$7]))=1;1;&quot;&quot;))))">
            <text:p/>
          </table:table-cell>
          <table:table-cell table:style-name="ce74" table:formula="of:=IF(OR((DATE(Année;mois;[.E$7])=[.C52]);(DATE(Année;mois;[.E$7])=[.C53]);(DATE(Année;mois;[.E$7])=[.C56]));1;IF(WEEKDAY(DATE(Année;mois;[.E$7]))=7;1;IF(WEEKDAY(DATE(Année;mois;[.E$7]))=1;1;&quot;&quot;)))">
            <text:p/>
          </table:table-cell>
          <table:table-cell table:style-name="ce74" table:formula="of:=IF(OR((DATE(Année;mois;[.F$7])=[.C52]);(DATE(Année;mois;[.F$7])=[.C53]);(DATE(Année;mois;[.F$7])=[.C56]));1;IF(WEEKDAY(DATE(Année;mois;[.F$7]))=7;1;IF(WEEKDAY(DATE(Année;mois;[.F$7]))=1;1;&quot;&quot;)))">
            <text:p/>
          </table:table-cell>
          <table:table-cell table:style-name="ce74" table:formula="of:=IF(OR((DATE(Année;mois;[.G$7])=[.C52]);(DATE(Année;mois;[.G$7])=[.C53]);(DATE(Année;mois;[.G$7])=[.C56]));1;IF(WEEKDAY(DATE(Année;mois;[.G$7]))=7;1;IF(WEEKDAY(DATE(Année;mois;[.G$7]))=1;1;&quot;&quot;)))">
            <text:p/>
          </table:table-cell>
          <table:table-cell table:style-name="ce74"/>
          <table:table-cell table:style-name="ce74" table:formula="of:=IF(OR((DATE(Année;mois;[.I$7])=[.C52]);(DATE(Année;mois;[.I$7])=[.C53]);(DATE(Année;mois;[.I$7])=[.C56]));1;IF(WEEKDAY(DATE(Année;mois;[.I$7]))=7;1;IF(WEEKDAY(DATE(Année;mois;[.I$7]))=1;1;&quot;&quot;)))" office:value-type="float" office:value="1" calcext:value-type="float">
            <text:p>1</text:p>
          </table:table-cell>
          <table:table-cell table:style-name="ce74" table:formula="of:=IF(OR((DATE(Année;mois;[.J$7])=[.C52]);(DATE(Année;mois;[.J$7])=[.C53]);(DATE(Année;mois;[.J$7])=[.C56]));1;IF(WEEKDAY(DATE(Année;mois;[.J$7]))=7;1;IF(WEEKDAY(DATE(Année;mois;[.J$7]))=1;1;&quot;&quot;)))" office:value-type="float" office:value="1" calcext:value-type="float">
            <text:p>1</text:p>
          </table:table-cell>
          <table:table-cell table:style-name="ce74" table:formula="of:=IF(OR((DATE(Année;mois;[.K$7])=[.C52]);(DATE(Année;mois;[.K$7])=[.K53]);(DATE(Année;mois;[.K$7])=[.C56]));1;IF(mois=5;1;IF(WEEKDAY(DATE(Année;mois;[.K$7]))=7;1;IF(WEEKDAY(DATE(Année;mois;[.K$7]))=1;1;&quot;&quot;))))">
            <text:p/>
          </table:table-cell>
          <table:table-cell table:style-name="ce74" table:formula="of:=IF(OR((DATE(Année;mois;[.L$7])=[.C52]);(DATE(Année;mois;[.L$7])=[.C53]);(DATE(Année;mois;[.L$7])=[.C56]));1;IF(WEEKDAY(DATE(Année;mois;[.L$7]))=7;1;IF(WEEKDAY(DATE(Année;mois;[.L$7]))=1;1;&quot;&quot;)))">
            <text:p/>
          </table:table-cell>
          <table:table-cell table:style-name="ce74" table:formula="of:=IF(OR((DATE(Année;mois;[.M$7])=[.C52]);(DATE(Année;mois;[.M$7])=[.C53]);(DATE(Année;mois;[.M$7])=[.C56]));1;IF(WEEKDAY(DATE(Année;mois;[.M$7]))=7;1;IF(WEEKDAY(DATE(Année;mois;[.M$7]))=1;1;&quot;&quot;)))">
            <text:p/>
          </table:table-cell>
          <table:table-cell table:style-name="ce74" table:formula="of:=IF(OR((DATE(Année;mois;[.N$7])=[.C52]);(DATE(Année;mois;[.N$7])=[.C53]);(DATE(Année;mois;[.N$7])=[.C56]));1;IF(mois=11;1;IF(WEEKDAY(DATE(Année;mois;[.N$7]))=7;1;IF(WEEKDAY(DATE(Année;mois;[.N$7]))=1;1;&quot;&quot;))))">
            <text:p/>
          </table:table-cell>
          <table:table-cell table:style-name="ce74" table:formula="of:=IF(OR((DATE(Année;mois;[.O$7])=[.C52]);(DATE(Année;mois;[.O$7])=[.C53]);(DATE(Année;mois;[.O$7])=[.C56]));1;IF(WEEKDAY(DATE(Année;mois;[.O$7]))=7;1;IF(WEEKDAY(DATE(Année;mois;[.O$7]))=1;1;&quot;&quot;)))">
            <text:p/>
          </table:table-cell>
          <table:table-cell table:style-name="ce74" table:formula="of:=IF(OR((DATE(Année;mois;[.P$7])=[.C52]);(DATE(Année;mois;[.P$7])=[.C53]);(DATE(Année;mois;[.P$7])=[.C56]));1;IF(WEEKDAY(DATE(Année;mois;[.P$7]))=7;1;IF(WEEKDAY(DATE(Année;mois;[.P$7]))=1;1;&quot;&quot;)))" office:value-type="float" office:value="1" calcext:value-type="float">
            <text:p>1</text:p>
          </table:table-cell>
          <table:table-cell table:style-name="ce127" table:formula="of:=IF(OR((DATE(Année;mois;[.Q$7])=[.C52]);(DATE(Année;mois;[.Q$7])=[.C53]);(DATE(Année;mois;[.Q$7])=[.C56]));1;IF(mois=7;1;IF(WEEKDAY(DATE(Année;mois;[.Q$7]))=7;1;IF(WEEKDAY(DATE(Année;mois;[.Q$7]))=1;1;&quot;&quot;))))" office:value-type="float" office:value="1" calcext:value-type="float">
            <text:p>1</text:p>
          </table:table-cell>
          <table:table-cell table:style-name="ce74" table:formula="of:=IF(OR((DATE(Année;mois;[.R$7])=[.C52]);(DATE(Année;mois;[.R$7])=[.C53]);(DATE(Année;mois;[.R$7])=[.C56]));1;IF(mois=8;1;IF(WEEKDAY(DATE(Année;mois;[.R$7]))=7;1;IF(WEEKDAY(DATE(Année;mois;[.R$7]))=1;1;&quot;&quot;))))">
            <text:p/>
          </table:table-cell>
          <table:table-cell table:style-name="ce74" table:formula="of:=IF(OR((DATE(Année;mois;[.S$7])=[.C52]);(DATE(Année;mois;[.S$7])=[.C53]);(DATE(Année;mois;[.S$7])=[.C56]));1;IF(WEEKDAY(DATE(Année;mois;[.S$7]))=7;1;IF(WEEKDAY(DATE(Année;mois;[.S$7]))=1;1;&quot;&quot;)))">
            <text:p/>
          </table:table-cell>
          <table:table-cell table:style-name="ce74" table:formula="of:=IF(OR((DATE(Année;mois;[.T$7])=[.C52]);(DATE(Année;mois;[.T$7])=[.C53]);(DATE(Année;mois;[.T$7])=[.C56]));1;IF(WEEKDAY(DATE(Année;mois;[.T$7]))=7;1;IF(WEEKDAY(DATE(Année;mois;[.T$7]))=1;1;&quot;&quot;)))">
            <text:p/>
          </table:table-cell>
          <table:table-cell table:style-name="ce74" table:formula="of:=IF(OR((DATE(Année;mois;[.U$7])=[.C52]);(DATE(Année;mois;[.U$7])=[.C53]);(DATE(Année;mois;[.U$7])=[.C56]));1;IF(WEEKDAY(DATE(Année;mois;[.U$7]))=7;1;IF(WEEKDAY(DATE(Année;mois;[.U$7]))=1;1;&quot;&quot;)))">
            <text:p/>
          </table:table-cell>
          <table:table-cell table:style-name="ce74" table:formula="of:=IF(OR((DATE(Année;mois;[.V$7])=[.C52]);(DATE(Année;mois;[.V$7])=[.C53]);(DATE(Année;mois;[.V$7])=[.C56]));1;IF(WEEKDAY(DATE(Année;mois;[.V$7]))=7;1;IF(WEEKDAY(DATE(Année;mois;[.V$7]))=1;1;&quot;&quot;)))">
            <text:p/>
          </table:table-cell>
          <table:table-cell table:style-name="ce74" table:formula="of:=IF(OR((DATE(Année;mois;[.W$7])=[.C52]);(DATE(Année;mois;[.W$7])=[.C53]);(DATE(Année;mois;[.W$7])=[.C56]));1;IF(WEEKDAY(DATE(Année;mois;[.W$7]))=7;1;IF(WEEKDAY(DATE(Année;mois;[.W$7]))=1;1;&quot;&quot;)))" office:value-type="float" office:value="1" calcext:value-type="float">
            <text:p>1</text:p>
          </table:table-cell>
          <table:table-cell table:style-name="ce74" table:formula="of:=IF(OR((DATE(Année;mois;[.X$7])=[.C52]);(DATE(Année;mois;[.X$7])=[.C53]);(DATE(Année;mois;[.X$7])=[.C56]));1;IF(WEEKDAY(DATE(Année;mois;[.X$7]))=7;1;IF(WEEKDAY(DATE(Année;mois;[.X$7]))=1;1;&quot;&quot;)))" office:value-type="float" office:value="1" calcext:value-type="float">
            <text:p>1</text:p>
          </table:table-cell>
          <table:table-cell table:style-name="ce74" table:formula="of:=IF(OR((DATE(Année;mois;[.Y$7])=[.C52]);(DATE(Année;mois;[.Y$7])=[.C53]);(DATE(Année;mois;[.Y$7])=[.C56]));1;IF(WEEKDAY(DATE(Année;mois;[.Y$7]))=7;1;IF(WEEKDAY(DATE(Année;mois;[.Y$7]))=1;1;&quot;&quot;)))">
            <text:p/>
          </table:table-cell>
          <table:table-cell table:style-name="ce74" table:formula="of:=IF(OR((DATE(Année;mois;[.Z$7])=[.C52]);(DATE(Année;mois;[.Z$7])=[.C53]);(DATE(Année;mois;[.Z$7])=[.C56]));1;IF(WEEKDAY(DATE(Année;mois;[.Z$7]))=7;1;IF(WEEKDAY(DATE(Année;mois;[.Z$7]))=1;1;&quot;&quot;)))">
            <text:p/>
          </table:table-cell>
          <table:table-cell table:style-name="ce74" table:formula="of:=IF(OR((DATE(Année;mois;[.AA$7])=[.C52]);(DATE(Année;mois;[.AA$7])=[.C53]);(DATE(Année;mois;[.AA$7])=[.C56]));1;IF(WEEKDAY(DATE(Année;mois;[.AA$7]))=7;1;IF(WEEKDAY(DATE(Année;mois;[.AA$7]))=1;1;&quot;&quot;)))">
            <text:p/>
          </table:table-cell>
          <table:table-cell table:style-name="ce74" table:formula="of:=IF(OR((DATE(Année;mois;[.AB$7])=[.C52]);(DATE(Année;mois;[.AB$7])=[.C53]);(DATE(Année;mois;[.AB$7])=[.C56]));1;IF(mois=12;1;IF(WEEKDAY(DATE(Année;mois;[.AB$7]))=7;1;IF(WEEKDAY(DATE(Année;mois;[.AB$7]))=1;1;&quot;&quot;))))">
            <text:p/>
          </table:table-cell>
          <table:table-cell table:style-name="ce74" table:formula="of:=IF(OR((DATE(Année;mois;[.AC$7])=[.C52]);(DATE(Année;mois;[.AC$7])=[.C53]);(DATE(Année;mois;[.AC$7])=[.C56]));1;IF(WEEKDAY(DATE(Année;mois;[.AC$7]))=7;1;IF(WEEKDAY(DATE(Année;mois;[.AC$7]))=1;1;&quot;&quot;)))">
            <text:p/>
          </table:table-cell>
          <table:table-cell table:style-name="ce74" table:formula="of:=IF(OR((DATE(Année;mois;[.AD$7])=[.C52]);(DATE(Année;mois;[.AD$7])=[.C53]);(DATE(Année;mois;[.AD$7])=[.C56]));1;IF(WEEKDAY(DATE(Année;mois;[.AD$7]))=7;1;IF(WEEKDAY(DATE(Année;mois;[.AD$7]))=1;1;&quot;&quot;)))" office:value-type="float" office:value="1" calcext:value-type="float">
            <text:p>1</text:p>
          </table:table-cell>
          <table:table-cell table:style-name="ce74" table:formula="of:=IF(OR((DATE(Année;mois;[.AE$7])=[.C52]);(DATE(Année;mois;[.AE$7])=[.C53]);(DATE(Année;mois;[.AE$7])=[.C56]));1;IF(WEEKDAY(DATE(Année;mois;[.AE$7]))=7;1;IF(WEEKDAY(DATE(Année;mois;[.AE$7]))=1;1;&quot;&quot;)))" office:value-type="float" office:value="1" calcext:value-type="float">
            <text:p>1</text:p>
          </table:table-cell>
          <table:table-cell table:style-name="ce74" table:formula="of:=IF([.AF$7]=&quot;&quot;;&quot;&quot;;IF(OR((DATE(Année;mois;[.AF$7])=[.C52]);(DATE(Année;mois;[.AF$7])=[.C53]);(DATE(Année;mois;[.AF$7])=[.C56]));1;IF(WEEKDAY(DATE(Année;mois;[.AF$7]))=7;1;IF(WEEKDAY(DATE(Année;mois;[.AF$7]))=1;1;&quot;&quot;))))">
            <text:p/>
          </table:table-cell>
          <table:table-cell table:style-name="ce74" table:formula="of:=IF([.AG$7]=&quot;&quot;;&quot;&quot;;IF(OR((DATE(Année;mois;[.AG$7])=[.C52]);(DATE(Année;mois;[.AG$7])=[.C53]);(DATE(Année;mois;[.AG$7])=[.C56]));1;IF(WEEKDAY(DATE(Année;mois;[.AG$7]))=7;1;IF(WEEKDAY(DATE(Année;mois;[.AG$7]))=1;1;&quot;&quot;))))">
            <text:p/>
          </table:table-cell>
          <table:table-cell table:style-name="ce74" table:formula="of:=IF([.AH$7]=&quot;&quot;;&quot;&quot;;IF(OR((DATE(Année;mois;[.AH$7])=[.C52]);(DATE(Année;mois;[.AH$7])=[.C53]);(DATE(Année;mois;[.AH$7])=[.C56]));1;IF(WEEKDAY(DATE(Année;mois;[.AH$7]))=7;1;IF(WEEKDAY(DATE(Année;mois;[.AH$7]))=1;1;&quot;&quot;))))">
            <text:p/>
          </table:table-cell>
          <table:table-cell table:style-name="ce111" table:formula="of:=SUM([.D8:.AH8])" office:value-type="float" office:value="8" calcext:value-type="float">
            <text:p>8,00</text:p>
          </table:table-cell>
          <table:table-cell table:number-columns-repeated="222"/>
        </table:table-row>
        <table:table-row table:style-name="ro8">
          <table:table-cell table:style-name="ce7" table:number-columns-repeated="3"/>
          <table:table-cell table:style-name="ce55"/>
          <table:table-cell table:style-name="ce75" table:number-columns-repeated="3"/>
          <table:table-cell table:style-name="ce89"/>
          <table:table-cell table:style-name="ce75" table:number-columns-repeated="26"/>
          <table:table-cell table:style-name="ce112"/>
          <table:table-cell table:number-columns-repeated="222"/>
        </table:table-row>
        <table:table-row table:style-name="ro7">
          <table:table-cell table:style-name="ce22" office:value-type="string" calcext:value-type="string" table:number-columns-spanned="3" table:number-rows-spanned="1">
            <text:p>Missions clients</text:p>
          </table:table-cell>
          <table:covered-table-cell table:number-columns-repeated="2" table:style-name="ce22"/>
          <table:table-cell table:style-name="ce56"/>
          <table:table-cell table:style-name="ce76" table:number-columns-repeated="3"/>
          <table:table-cell table:style-name="ce90"/>
          <table:table-cell table:style-name="ce76" table:number-columns-repeated="26"/>
          <table:table-cell table:style-name="ce113"/>
          <table:table-cell table:number-columns-repeated="222"/>
        </table:table-row>
        <table:table-row table:style-name="ro7">
          <table:table-cell table:style-name="ce9" office:value-type="string" calcext:value-type="string">
            <text:p>Client</text:p>
          </table:table-cell>
          <table:table-cell table:style-name="ce144" office:value-type="string" calcext:value-type="string" table:number-columns-spanned="2" table:number-rows-spanned="1">
            <text:p>Intitulé de la mission</text:p>
          </table:table-cell>
          <table:covered-table-cell table:style-name="ce144"/>
          <table:table-cell table:style-name="ce57"/>
          <table:table-cell table:style-name="ce77" table:number-columns-repeated="3"/>
          <table:table-cell table:style-name="ce91"/>
          <table:table-cell table:style-name="ce77" table:number-columns-repeated="26"/>
          <table:table-cell table:style-name="ce114"/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49"/>
          <table:table-cell table:style-name="ce58" table:content-validation-name="val1" table:number-columns-repeated="31"/>
          <table:table-cell table:style-name="ce115" table:formula="of:=SUM([.D12:.AH12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0"/>
          <table:table-cell table:style-name="ce58" table:content-validation-name="val1" table:number-columns-repeated="31"/>
          <table:table-cell table:style-name="ce116" table:formula="of:=SUM([.D13:.AH13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0"/>
          <table:table-cell table:style-name="ce58" table:content-validation-name="val1" table:number-columns-repeated="31"/>
          <table:table-cell table:style-name="ce115" table:formula="of:=SUM([.D14:.AH14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1"/>
          <table:table-cell table:style-name="ce33"/>
          <table:table-cell table:style-name="ce150"/>
          <table:table-cell table:style-name="ce58" table:content-validation-name="val1" table:number-columns-repeated="31"/>
          <table:table-cell table:style-name="ce115" table:formula="of:=SUM([.D15:.AH15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2"/>
          <table:table-cell table:style-name="ce34"/>
          <table:table-cell table:style-name="ce151"/>
          <table:table-cell table:style-name="ce58" table:content-validation-name="val1" table:number-columns-repeated="31"/>
          <table:table-cell table:style-name="ce115" table:formula="of:=SUM([.D16:.AH16])" office:value-type="float" office:value="0" calcext:value-type="float">
            <text:p>0,00</text:p>
          </table:table-cell>
          <table:table-cell table:number-columns-repeated="222"/>
        </table:table-row>
        <table:table-row table:style-name="ro9">
          <table:table-cell table:style-name="ce7" table:number-columns-repeated="3"/>
          <table:table-cell table:style-name="ce59" table:content-validation-name="val16"/>
          <table:table-cell table:style-name="ce6" table:content-validation-name="val16" table:number-columns-repeated="3"/>
          <table:table-cell table:style-name="ce92" table:content-validation-name="val16"/>
          <table:table-cell table:style-name="ce6" table:content-validation-name="val16" table:number-columns-repeated="26"/>
          <table:table-cell table:style-name="ce112"/>
          <table:table-cell table:number-columns-repeated="222"/>
        </table:table-row>
        <table:table-row table:style-name="ro7">
          <table:table-cell table:style-name="ce28" office:value-type="string" calcext:value-type="string" table:number-columns-spanned="3" table:number-rows-spanned="1">
            <text:p>Missions internes</text:p>
          </table:table-cell>
          <table:covered-table-cell table:number-columns-repeated="2" table:style-name="ce28"/>
          <table:table-cell table:style-name="ce60" table:content-validation-name="val16"/>
          <table:table-cell table:style-name="ce79" table:content-validation-name="val16" table:number-columns-repeated="3"/>
          <table:table-cell table:style-name="ce93" table:content-validation-name="val16"/>
          <table:table-cell table:style-name="ce79" table:content-validation-name="val16" table:number-columns-repeated="26"/>
          <table:table-cell table:style-name="ce117"/>
          <table:table-cell table:number-columns-repeated="222"/>
        </table:table-row>
        <table:table-row table:style-name="ro7">
          <table:table-cell table:style-name="ce14" office:value-type="string" calcext:value-type="string">
            <text:p>Client</text:p>
          </table:table-cell>
          <table:table-cell table:style-name="ce148" office:value-type="string" calcext:value-type="string" table:number-columns-spanned="2" table:number-rows-spanned="1">
            <text:p>Intitulé de la mission</text:p>
          </table:table-cell>
          <table:covered-table-cell table:style-name="ce148"/>
          <table:table-cell table:style-name="ce61" table:content-validation-name="val16"/>
          <table:table-cell table:style-name="ce80" table:content-validation-name="val16" table:number-columns-repeated="3"/>
          <table:table-cell table:style-name="ce94" table:content-validation-name="val16"/>
          <table:table-cell table:style-name="ce80" table:content-validation-name="val16" table:number-columns-repeated="26"/>
          <table:table-cell table:style-name="ce118"/>
          <table:table-cell table:number-columns-repeated="222"/>
        </table:table-row>
        <table:table-row table:style-name="ro3">
          <table:table-cell table:style-name="ce15"/>
          <table:table-cell table:style-name="ce149" table:number-columns-spanned="2" table:number-rows-spanned="1"/>
          <table:covered-table-cell table:style-name="ce149"/>
          <table:table-cell table:style-name="ce58" table:content-validation-name="val1" table:number-columns-repeated="31"/>
          <table:table-cell table:style-name="ce115" table:formula="of:=SUM([.D20:.AH20])" office:value-type="float" office:value="0" calcext:value-type="float">
            <text:p>0,00</text:p>
          </table:table-cell>
          <table:table-cell table:number-columns-repeated="222"/>
          <table:table-cell table:style-name="ce122" table:number-columns-repeated="16127"/>
        </table:table-row>
        <table:table-row table:style-name="ro3">
          <table:table-cell table:style-name="ce15"/>
          <table:table-cell table:style-name="ce150" table:number-columns-spanned="2" table:number-rows-spanned="1"/>
          <table:covered-table-cell table:style-name="ce150"/>
          <table:table-cell table:style-name="ce58" table:content-validation-name="val1" table:number-columns-repeated="31"/>
          <table:table-cell table:style-name="ce116" table:formula="of:=SUM([.D21:.AH21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6"/>
          <table:table-cell table:style-name="ce151" table:number-columns-spanned="2" table:number-rows-spanned="1"/>
          <table:covered-table-cell table:style-name="ce151"/>
          <table:table-cell table:style-name="ce58" table:content-validation-name="val1" table:number-columns-repeated="31"/>
          <table:table-cell table:style-name="ce115" table:formula="of:=SUM([.D22:.AH22])" office:value-type="float" office:value="0" calcext:value-type="float">
            <text:p>0,00</text:p>
          </table:table-cell>
          <table:table-cell table:number-columns-repeated="222"/>
        </table:table-row>
        <table:table-row table:style-name="ro6">
          <table:table-cell table:style-name="ce7" table:number-columns-repeated="3"/>
          <table:table-cell table:style-name="ce59" table:content-validation-name="val16"/>
          <table:table-cell table:style-name="ce6" table:content-validation-name="val16" table:number-columns-repeated="3"/>
          <table:table-cell table:style-name="ce92" table:content-validation-name="val16"/>
          <table:table-cell table:style-name="ce6" table:content-validation-name="val16" table:number-columns-repeated="26"/>
          <table:table-cell table:style-name="ce112"/>
          <table:table-cell table:number-columns-repeated="222"/>
        </table:table-row>
        <table:table-row table:style-name="ro10">
          <table:table-cell table:style-name="ce28" office:value-type="string" calcext:value-type="string" table:number-columns-spanned="3" table:number-rows-spanned="1">
            <text:p>Actions commerciales</text:p>
          </table:table-cell>
          <table:covered-table-cell table:number-columns-repeated="2" table:style-name="ce28"/>
          <table:table-cell table:style-name="ce62" table:content-validation-name="val16"/>
          <table:table-cell table:style-name="ce81" table:content-validation-name="val16" table:number-columns-repeated="3"/>
          <table:table-cell table:style-name="ce95" table:content-validation-name="val16"/>
          <table:table-cell table:style-name="ce81" table:content-validation-name="val16" table:number-columns-repeated="26"/>
          <table:table-cell table:style-name="ce119"/>
          <table:table-cell table:number-columns-repeated="222"/>
        </table:table-row>
        <table:table-row table:style-name="ro10">
          <table:table-cell table:style-name="ce36" office:value-type="string" calcext:value-type="string" table:number-columns-spanned="3" table:number-rows-spanned="1">
            <text:p>Activité Commerciale</text:p>
          </table:table-cell>
          <table:covered-table-cell table:number-columns-repeated="2" table:style-name="ce36"/>
          <table:table-cell table:style-name="ce58" table:content-validation-name="val1" table:number-columns-repeated="31"/>
          <table:table-cell table:style-name="ce115" table:formula="of:=SUM([.D25:.AH25])" office:value-type="float" office:value="0" calcext:value-type="float">
            <text:p>0,00</text:p>
          </table:table-cell>
          <table:table-cell table:number-columns-repeated="222"/>
        </table:table-row>
        <table:table-row table:style-name="ro11">
          <table:table-cell table:style-name="ce18"/>
          <table:table-cell table:style-name="ce39" table:number-columns-repeated="2"/>
          <table:table-cell table:style-name="ce63" table:content-validation-name="val16" table:number-columns-repeated="31"/>
          <table:table-cell table:style-name="ce120"/>
          <table:table-cell table:number-columns-repeated="222"/>
        </table:table-row>
        <table:table-row table:style-name="ro7">
          <table:table-cell table:style-name="ce28" office:value-type="string" calcext:value-type="string" table:number-columns-spanned="3" table:number-rows-spanned="1">
            <text:p>EISI CONSULTING</text:p>
          </table:table-cell>
          <table:covered-table-cell table:number-columns-repeated="2" table:style-name="ce28"/>
          <table:table-cell table:style-name="ce62" table:content-validation-name="val16"/>
          <table:table-cell table:style-name="ce81" table:content-validation-name="val16" table:number-columns-repeated="3"/>
          <table:table-cell table:style-name="ce95" table:content-validation-name="val16"/>
          <table:table-cell table:style-name="ce81" table:content-validation-name="val16" table:number-columns-repeated="26"/>
          <table:table-cell table:style-name="ce119"/>
          <table:table-cell table:number-columns-repeated="222"/>
        </table:table-row>
        <table:table-row table:style-name="ro7">
          <table:table-cell table:style-name="ce38" office:value-type="string" calcext:value-type="string" table:number-columns-spanned="3" table:number-rows-spanned="1">
            <text:p>Activité fonctionnelle</text:p>
          </table:table-cell>
          <table:covered-table-cell table:number-columns-repeated="2" table:style-name="ce38"/>
          <table:table-cell table:style-name="ce58" table:content-validation-name="val1" table:number-columns-repeated="31"/>
          <table:table-cell table:style-name="ce115" table:formula="of:=SUM([.D28:.AH28])" office:value-type="float" office:value="0" calcext:value-type="float">
            <text:p>0,00</text:p>
          </table:table-cell>
          <table:table-cell table:number-columns-repeated="222"/>
        </table:table-row>
        <table:table-row table:style-name="ro7">
          <table:table-cell table:style-name="ce20" office:value-type="string" calcext:value-type="string">
            <text:p>Veille technologique</text:p>
          </table:table-cell>
          <table:table-cell table:style-name="ce40"/>
          <table:table-cell table:style-name="ce44"/>
          <table:table-cell table:style-name="ce58" table:content-validation-name="val1" table:number-columns-repeated="31"/>
          <table:table-cell table:style-name="ce116" table:formula="of:=SUM([.D29:.AH29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4" office:value-type="string" calcext:value-type="string" table:number-columns-spanned="3" table:number-rows-spanned="1">
            <text:p>Intercontrat</text:p>
          </table:table-cell>
          <table:covered-table-cell table:number-columns-repeated="2" table:style-name="ce84"/>
          <table:table-cell table:style-name="ce58" table:content-validation-name="val1" table:number-columns-repeated="31"/>
          <table:table-cell table:style-name="ce115" table:formula="of:=SUM([.D30:.AH30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6" office:value-type="string" calcext:value-type="string" table:number-columns-spanned="3" table:number-rows-spanned="1">
            <text:p>Formation (A préciser)</text:p>
          </table:table-cell>
          <table:covered-table-cell table:number-columns-repeated="2" table:style-name="ce86"/>
          <table:table-cell table:style-name="ce58" table:content-validation-name="val1" table:number-columns-repeated="31"/>
          <table:table-cell table:style-name="ce115" table:formula="of:=SUM([.D31:.AH31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6" office:value-type="string" calcext:value-type="string" table:number-columns-spanned="3" table:number-rows-spanned="1">
            <text:p>Congés payés</text:p>
          </table:table-cell>
          <table:covered-table-cell table:number-columns-repeated="2" table:style-name="ce86"/>
          <table:table-cell table:style-name="ce58" table:content-validation-name="val1" table:number-columns-repeated="31"/>
          <table:table-cell table:style-name="ce115" table:formula="of:=SUM([.D32:.AH32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6" office:value-type="string" calcext:value-type="string" table:number-columns-spanned="3" table:number-rows-spanned="1">
            <text:p>Congés sans solde</text:p>
          </table:table-cell>
          <table:covered-table-cell table:number-columns-repeated="2" table:style-name="ce86"/>
          <table:table-cell table:style-name="ce58" table:content-validation-name="val1" table:number-columns-repeated="31"/>
          <table:table-cell table:style-name="ce115" table:formula="of:=SUM([.D33:.AH33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23" office:value-type="string" calcext:value-type="string">
            <text:p>Congés exceptionnels:Locaux du client fermés (RTT)</text:p>
          </table:table-cell>
          <table:table-cell table:style-name="ce41"/>
          <table:table-cell table:style-name="ce45"/>
          <table:table-cell table:style-name="ce58" table:content-validation-name="val1" table:number-columns-repeated="31"/>
          <table:table-cell table:style-name="ce115" table:formula="of:=SUM([.D34:.AH34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23" office:value-type="string" calcext:value-type="string">
            <text:p>RECUPERATION 35 HEURES (RTT)</text:p>
          </table:table-cell>
          <table:table-cell table:style-name="ce41"/>
          <table:table-cell table:style-name="ce45"/>
          <table:table-cell table:style-name="ce58" table:content-validation-name="val1" table:number-columns-repeated="31"/>
          <table:table-cell table:style-name="ce115" table:formula="of:=SUM([.D35:.AH35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97" office:value-type="string" calcext:value-type="string" table:number-columns-spanned="3" table:number-rows-spanned="1">
            <text:p>Maladie</text:p>
          </table:table-cell>
          <table:covered-table-cell table:number-columns-repeated="2" table:style-name="ce97"/>
          <table:table-cell table:style-name="ce58" table:content-validation-name="val1" table:number-columns-repeated="31"/>
          <table:table-cell table:style-name="ce115" table:formula="of:=SUM([.D36:.AH36])" office:value-type="float" office:value="0" calcext:value-type="float">
            <text:p>0,00</text:p>
          </table:table-cell>
          <table:table-cell table:number-columns-repeated="222"/>
        </table:table-row>
        <table:table-row table:style-name="ro12">
          <table:table-cell table:style-name="ce6"/>
          <table:table-cell table:style-name="ce7" table:number-columns-repeated="2"/>
          <table:table-cell table:style-name="ce64"/>
          <table:table-cell table:style-name="ce7" table:number-columns-repeated="3"/>
          <table:table-cell table:style-name="ce87"/>
          <table:table-cell table:style-name="ce7" table:number-columns-repeated="26"/>
          <table:table-cell table:style-name="ce121"/>
          <table:table-cell table:number-columns-repeated="222"/>
        </table:table-row>
        <table:table-row table:style-name="ro3">
          <table:table-cell table:style-name="ce100" office:value-type="string" calcext:value-type="string" table:number-columns-spanned="3" table:number-rows-spanned="1">
            <text:p>Total</text:p>
          </table:table-cell>
          <table:covered-table-cell table:number-columns-repeated="2" table:style-name="ce100"/>
          <table:table-cell table:style-name="ce65" table:formula="of:=IF(IF([.D$8]=&quot;&quot;;0;[.D$8])+SUM([.D$12:.D$16])+SUM([.D$20:.D$22])+SUM([.D$28:.D$36])+[.D$25]&gt;0;IF([.D$8]=&quot;&quot;;0;[.D$8])+SUM([.D$12:.D$16])+SUM([.D$20:.D$22])+SUM([.D$28:.D$36])+[.D$25];&quot;&quot;)">
            <text:p/>
          </table:table-cell>
          <table:table-cell table:style-name="ce83" table:formula="of:=IF(IF([.E$8]=&quot;&quot;;0;[.E$8])+SUM([.E$12:.E$16])+SUM([.E$20:.E$22])+SUM([.E$28:.E$36])+[.E$25]&gt;0;IF([.E$8]=&quot;&quot;;0;[.E$8])+SUM([.E$12:.E$16])+SUM([.E$20:.E$22])+SUM([.E$28:.E$36])+[.E$25];&quot;&quot;)">
            <text:p/>
          </table:table-cell>
          <table:table-cell table:style-name="ce83" table:formula="of:=IF(IF([.F$8]=&quot;&quot;;0;[.F$8])+SUM([.F$12:.F$16])+SUM([.F$20:.F$22])+SUM([.F$28:.F$36])+[.F$25]&gt;0;IF([.F$8]=&quot;&quot;;0;[.F$8])+SUM([.F$12:.F$16])+SUM([.F$20:.F$22])+SUM([.F$28:.F$36])+[.F$25];&quot;&quot;)">
            <text:p/>
          </table:table-cell>
          <table:table-cell table:style-name="ce83" table:formula="of:=IF(IF([.G$8]=&quot;&quot;;0;[.G$8])+SUM([.G$12:.G$16])+SUM([.G$20:.G$22])+SUM([.G$28:.G$36])+[.G$25]&gt;0;IF([.G$8]=&quot;&quot;;0;[.G$8])+SUM([.G$12:.G$16])+SUM([.G$20:.G$22])+SUM([.G$28:.G$36])+[.G$25];&quot;&quot;)">
            <text:p/>
          </table:table-cell>
          <table:table-cell table:style-name="ce83" table:formula="of:=IF(IF([.H$8]=&quot;&quot;;0;[.H$8])+SUM([.H$12:.H$16])+SUM([.H$20:.H$22])+SUM([.H$28:.H$36])+[.H$25]&gt;0;IF([.H$8]=&quot;&quot;;0;[.H$8])+SUM([.H$12:.H$16])+SUM([.H$20:.H$22])+SUM([.H$28:.H$36])+[.H$25];&quot;&quot;)">
            <text:p/>
          </table:table-cell>
          <table:table-cell table:style-name="ce83" table:formula="of:=IF(IF([.I$8]=&quot;&quot;;0;[.I$8])+SUM([.I$12:.I$16])+SUM([.I$20:.I$22])+SUM([.I$28:.I$36])+[.I$25]&gt;0;IF([.I$8]=&quot;&quot;;0;[.I$8])+SUM([.I$12:.I$16])+SUM([.I$20:.I$22])+SUM([.I$28:.I$36])+[.I$25];&quot;&quot;)" office:value-type="float" office:value="1" calcext:value-type="float">
            <text:p>1,00</text:p>
          </table:table-cell>
          <table:table-cell table:style-name="ce83" table:formula="of:=IF(IF([.J$8]=&quot;&quot;;0;[.J$8])+SUM([.J$12:.J$16])+SUM([.J$20:.J$22])+SUM([.J$28:.J$36])+[.J$25]&gt;0;IF([.J$8]=&quot;&quot;;0;[.J$8])+SUM([.J$12:.J$16])+SUM([.J$20:.J$22])+SUM([.J$28:.J$36])+[.J$25];&quot;&quot;)" office:value-type="float" office:value="1" calcext:value-type="float">
            <text:p>1,00</text:p>
          </table:table-cell>
          <table:table-cell table:style-name="ce83" table:formula="of:=IF(IF([.K$8]=&quot;&quot;;0;[.K$8])+SUM([.K$12:.K$16])+SUM([.K$20:.K$22])+SUM([.K$28:.K$36])+[.K$25]&gt;0;IF([.K$8]=&quot;&quot;;0;[.K$8])+SUM([.K$12:.K$16])+SUM([.K$20:.K$22])+SUM([.K$28:.K$36])+[.K$25];&quot;&quot;)">
            <text:p/>
          </table:table-cell>
          <table:table-cell table:style-name="ce83" table:formula="of:=IF(IF([.L$8]=&quot;&quot;;0;[.L$8])+SUM([.L$12:.L$16])+SUM([.L$20:.L$22])+SUM([.L$28:.L$36])+[.L$25]&gt;0;IF([.L$8]=&quot;&quot;;0;[.L$8])+SUM([.L$12:.L$16])+SUM([.L$20:.L$22])+SUM([.L$28:.L$36])+[.L$25];&quot;&quot;)">
            <text:p/>
          </table:table-cell>
          <table:table-cell table:style-name="ce83" table:formula="of:=IF(IF([.M$8]=&quot;&quot;;0;[.M$8])+SUM([.M$12:.M$16])+SUM([.M$20:.M$22])+SUM([.M$28:.M$36])+[.M$25]&gt;0;IF([.M$8]=&quot;&quot;;0;[.M$8])+SUM([.M$12:.M$16])+SUM([.M$20:.M$22])+SUM([.M$28:.M$36])+[.M$25];&quot;&quot;)">
            <text:p/>
          </table:table-cell>
          <table:table-cell table:style-name="ce83" table:formula="of:=IF(IF([.N$8]=&quot;&quot;;0;[.N$8])+SUM([.N$12:.N$16])+SUM([.N$20:.N$22])+SUM([.N$28:.N$36])+[.N$25]&gt;0;IF([.N$8]=&quot;&quot;;0;[.N$8])+SUM([.N$12:.N$16])+SUM([.N$20:.N$22])+SUM([.N$28:.N$36])+[.N$25];&quot;&quot;)">
            <text:p/>
          </table:table-cell>
          <table:table-cell table:style-name="ce83" table:formula="of:=IF(IF([.O$8]=&quot;&quot;;0;[.O$8])+SUM([.O$12:.O$16])+SUM([.O$20:.O$22])+SUM([.O$28:.O$36])+[.O$25]&gt;0;IF([.O$8]=&quot;&quot;;0;[.O$8])+SUM([.O$12:.O$16])+SUM([.O$20:.O$22])+SUM([.O$28:.O$36])+[.O$25];&quot;&quot;)">
            <text:p/>
          </table:table-cell>
          <table:table-cell table:style-name="ce83" table:formula="of:=IF(IF([.P$8]=&quot;&quot;;0;[.P$8])+SUM([.P$12:.P$16])+SUM([.P$20:.P$22])+SUM([.P$28:.P$36])+[.P$25]&gt;0;IF([.P$8]=&quot;&quot;;0;[.P$8])+SUM([.P$12:.P$16])+SUM([.P$20:.P$22])+SUM([.P$28:.P$36])+[.P$25];&quot;&quot;)" office:value-type="float" office:value="1" calcext:value-type="float">
            <text:p>1,00</text:p>
          </table:table-cell>
          <table:table-cell table:style-name="ce83" table:formula="of:=IF(IF([.Q$8]=&quot;&quot;;0;[.Q$8])+SUM([.Q$12:.Q$16])+SUM([.Q$20:.Q$22])+SUM([.Q$28:.Q$36])+[.Q$25]&gt;0;IF([.Q$8]=&quot;&quot;;0;[.Q$8])+SUM([.Q$12:.Q$16])+SUM([.Q$20:.Q$22])+SUM([.Q$28:.Q$36])+[.Q$25];&quot;&quot;)" office:value-type="float" office:value="1" calcext:value-type="float">
            <text:p>1,00</text:p>
          </table:table-cell>
          <table:table-cell table:style-name="ce83" table:formula="of:=IF(IF([.R$8]=&quot;&quot;;0;[.R$8])+SUM([.R$12:.R$16])+SUM([.R$20:.R$22])+SUM([.R$28:.R$36])+[.R$25]&gt;0;IF([.R$8]=&quot;&quot;;0;[.R$8])+SUM([.R$12:.R$16])+SUM([.R$20:.R$22])+SUM([.R$28:.R$36])+[.R$25];&quot;&quot;)">
            <text:p/>
          </table:table-cell>
          <table:table-cell table:style-name="ce83" table:formula="of:=IF(IF([.S$8]=&quot;&quot;;0;[.S$8])+SUM([.S$12:.S$16])+SUM([.S$20:.S$22])+SUM([.S$28:.S$36])+[.S$25]&gt;0;IF([.S$8]=&quot;&quot;;0;[.S$8])+SUM([.S$12:.S$16])+SUM([.S$20:.S$22])+SUM([.S$28:.S$36])+[.S$25];&quot;&quot;)">
            <text:p/>
          </table:table-cell>
          <table:table-cell table:style-name="ce83" table:formula="of:=IF(IF([.T$8]=&quot;&quot;;0;[.T$8])+SUM([.T$12:.T$16])+SUM([.T$20:.T$22])+SUM([.T$28:.T$36])+[.T$25]&gt;0;IF([.T$8]=&quot;&quot;;0;[.T$8])+SUM([.T$12:.T$16])+SUM([.T$20:.T$22])+SUM([.T$28:.T$36])+[.T$25];&quot;&quot;)">
            <text:p/>
          </table:table-cell>
          <table:table-cell table:style-name="ce83" table:formula="of:=IF(IF([.U$8]=&quot;&quot;;0;[.U$8])+SUM([.U$12:.U$16])+SUM([.U$20:.U$22])+SUM([.U$28:.U$36])+[.U$25]&gt;0;IF([.U$8]=&quot;&quot;;0;[.U$8])+SUM([.U$12:.U$16])+SUM([.U$20:.U$22])+SUM([.U$28:.U$36])+[.U$25];&quot;&quot;)">
            <text:p/>
          </table:table-cell>
          <table:table-cell table:style-name="ce83" table:formula="of:=IF(IF([.V$8]=&quot;&quot;;0;[.V$8])+SUM([.V$12:.V$16])+SUM([.V$20:.V$22])+SUM([.V$28:.V$36])+[.V$25]&gt;0;IF([.V$8]=&quot;&quot;;0;[.V$8])+SUM([.V$12:.V$16])+SUM([.V$20:.V$22])+SUM([.V$28:.V$36])+[.V$25];&quot;&quot;)">
            <text:p/>
          </table:table-cell>
          <table:table-cell table:style-name="ce83" table:formula="of:=IF(IF([.W$8]=&quot;&quot;;0;[.W$8])+SUM([.W$12:.W$16])+SUM([.W$20:.W$22])+SUM([.W$28:.W$36])+[.W$25]&gt;0;IF([.W$8]=&quot;&quot;;0;[.W$8])+SUM([.W$12:.W$16])+SUM([.W$20:.W$22])+SUM([.W$28:.W$36])+[.W$25];&quot;&quot;)" office:value-type="float" office:value="1" calcext:value-type="float">
            <text:p>1,00</text:p>
          </table:table-cell>
          <table:table-cell table:style-name="ce83" table:formula="of:=IF(IF([.X$8]=&quot;&quot;;0;[.X$8])+SUM([.X$12:.X$16])+SUM([.X$20:.X$22])+SUM([.X$28:.X$36])+[.X$25]&gt;0;IF([.X$8]=&quot;&quot;;0;[.X$8])+SUM([.X$12:.X$16])+SUM([.X$20:.X$22])+SUM([.X$28:.X$36])+[.X$25];&quot;&quot;)" office:value-type="float" office:value="1" calcext:value-type="float">
            <text:p>1,00</text:p>
          </table:table-cell>
          <table:table-cell table:style-name="ce83" table:formula="of:=IF(IF([.Y$8]=&quot;&quot;;0;[.Y$8])+SUM([.Y$12:.Y$16])+SUM([.Y$20:.Y$22])+SUM([.Y$28:.Y$36])+[.Y$25]&gt;0;IF([.Y$8]=&quot;&quot;;0;[.Y$8])+SUM([.Y$12:.Y$16])+SUM([.Y$20:.Y$22])+SUM([.Y$28:.Y$36])+[.Y$25];&quot;&quot;)">
            <text:p/>
          </table:table-cell>
          <table:table-cell table:style-name="ce83" table:formula="of:=IF(IF([.Z$8]=&quot;&quot;;0;[.Z$8])+SUM([.Z$12:.Z$16])+SUM([.Z$20:.Z$22])+SUM([.Z$28:.Z$36])+[.Z$25]&gt;0;IF([.Z$8]=&quot;&quot;;0;[.Z$8])+SUM([.Z$12:.Z$16])+SUM([.Z$20:.Z$22])+SUM([.Z$28:.Z$36])+[.Z$25];&quot;&quot;)">
            <text:p/>
          </table:table-cell>
          <table:table-cell table:style-name="ce83" table:formula="of:=IF(IF([.AA$8]=&quot;&quot;;0;[.AA$8])+SUM([.AA$12:.AA$16])+SUM([.AA$20:.AA$22])+SUM([.AA$28:.AA$36])+[.AA$25]&gt;0;IF([.AA$8]=&quot;&quot;;0;[.AA$8])+SUM([.AA$12:.AA$16])+SUM([.AA$20:.AA$22])+SUM([.AA$28:.AA$36])+[.AA$25];&quot;&quot;)">
            <text:p/>
          </table:table-cell>
          <table:table-cell table:style-name="ce83" table:formula="of:=IF(IF([.AB$8]=&quot;&quot;;0;[.AB$8])+SUM([.AB$12:.AB$16])+SUM([.AB$20:.AB$22])+SUM([.AB$28:.AB$36])+[.AB$25]&gt;0;IF([.AB$8]=&quot;&quot;;0;[.AB$8])+SUM([.AB$12:.AB$16])+SUM([.AB$20:.AB$22])+SUM([.AB$28:.AB$36])+[.AB$25];&quot;&quot;)">
            <text:p/>
          </table:table-cell>
          <table:table-cell table:style-name="ce83" table:formula="of:=IF(IF([.AC$8]=&quot;&quot;;0;[.AC$8])+SUM([.AC$12:.AC$16])+SUM([.AC$20:.AC$22])+SUM([.AC$28:.AC$36])+[.AC$25]&gt;0;IF([.AC$8]=&quot;&quot;;0;[.AC$8])+SUM([.AC$12:.AC$16])+SUM([.AC$20:.AC$22])+SUM([.AC$28:.AC$36])+[.AC$25];&quot;&quot;)">
            <text:p/>
          </table:table-cell>
          <table:table-cell table:style-name="ce83" table:formula="of:=IF(IF([.AD$8]=&quot;&quot;;0;[.AD$8])+SUM([.AD$12:.AD$16])+SUM([.AD$20:.AD$22])+SUM([.AD$28:.AD$36])+[.AD$25]&gt;0;IF([.AD$8]=&quot;&quot;;0;[.AD$8])+SUM([.AD$12:.AD$16])+SUM([.AD$20:.AD$22])+SUM([.AD$28:.AD$36])+[.AD$25];&quot;&quot;)" office:value-type="float" office:value="1" calcext:value-type="float">
            <text:p>1,00</text:p>
          </table:table-cell>
          <table:table-cell table:style-name="ce83" table:formula="of:=IF(IF([.AE$8]=&quot;&quot;;0;[.AE$8])+SUM([.AE$12:.AE$16])+SUM([.AE$20:.AE$22])+SUM([.AE$28:.AE$36])+[.AE$25]&gt;0;IF([.AE$8]=&quot;&quot;;0;[.AE$8])+SUM([.AE$12:.AE$16])+SUM([.AE$20:.AE$22])+SUM([.AE$28:.AE$36])+[.AE$25];&quot;&quot;)" office:value-type="float" office:value="1" calcext:value-type="float">
            <text:p>1,00</text:p>
          </table:table-cell>
          <table:table-cell table:style-name="ce83" table:formula="of:=IF(IF([.AF$8]=&quot;&quot;;0;[.AF$8])+SUM([.AF$12:.AF$16])+SUM([.AF$20:.AF$22])+SUM([.AF$28:.AF$36])+[.AF$25]&gt;0;IF([.AF$8]=&quot;&quot;;0;[.AF$8])+SUM([.AF$12:.AF$16])+SUM([.AF$20:.AF$22])+SUM([.AF$28:.AF$36])+[.AF$25];&quot;&quot;)">
            <text:p/>
          </table:table-cell>
          <table:table-cell table:style-name="ce83" table:formula="of:=IF(IF([.AG$8]=&quot;&quot;;0;[.AG$8])+SUM([.AG$12:.AG$16])+SUM([.AG$20:.AG$22])+SUM([.AG$28:.AG$36])+[.AG$25]&gt;0;IF([.AG$8]=&quot;&quot;;0;[.AG$8])+SUM([.AG$12:.AG$16])+SUM([.AG$20:.AG$22])+SUM([.AG$28:.AG$36])+[.AG$25];&quot;&quot;)">
            <text:p/>
          </table:table-cell>
          <table:table-cell table:style-name="ce83" table:formula="of:=IF(IF([.AH$8]=&quot;&quot;;0;[.AH$8])+SUM([.AH$12:.AH$16])+SUM([.AH$20:.AH$22])+SUM([.AH$28:.AH$36])+[.AH$25]&gt;0;IF([.AH$8]=&quot;&quot;;0;[.AH$8])+SUM([.AH$12:.AH$16])+SUM([.AH$20:.AH$22])+SUM([.AH$28:.AH$36])+[.AH$25];&quot;&quot;)">
            <text:p/>
          </table:table-cell>
          <table:table-cell table:style-name="ce115" table:formula="of:=SUM([.D38:.AH38])" office:value-type="float" office:value="8" calcext:value-type="float">
            <text:p>8,00</text:p>
          </table:table-cell>
          <table:table-cell table:style-name="ce122" table:number-columns-repeated="222"/>
        </table:table-row>
        <table:table-row table:style-name="ro3">
          <table:table-cell table:number-columns-repeated="3"/>
          <table:table-cell table:style-name="ce129"/>
          <table:table-cell table:number-columns-repeated="253"/>
        </table:table-row>
        <table:table-row table:style-name="ro10">
          <table:table-cell table:number-columns-repeated="3"/>
          <table:table-cell table:style-name="ce66" table:number-columns-repeated="5"/>
          <table:table-cell table:style-name="ce209" office:value-type="string" calcext:value-type="string" table:number-columns-spanned="20" table:number-rows-spanned="1">
            <text:p>SIGNATURE</text:p>
          </table:table-cell>
          <table:covered-table-cell table:number-columns-repeated="19" table:style-name="ce209"/>
          <table:table-cell/>
          <table:table-cell table:style-name="ce108"/>
          <table:table-cell table:number-columns-repeated="227"/>
        </table:table-row>
        <table:table-row table:style-name="ro13">
          <table:table-cell table:number-columns-repeated="3"/>
          <table:table-cell table:style-name="ce67" table:number-columns-repeated="5"/>
          <table:table-cell table:style-name="ce210" office:value-type="string" calcext:value-type="string" table:number-columns-spanned="20" table:number-rows-spanned="1">
            <text:p>Collaborateur</text:p>
          </table:table-cell>
          <table:covered-table-cell table:number-columns-repeated="19" table:style-name="ce210"/>
          <table:table-cell table:number-columns-repeated="229"/>
        </table:table-row>
        <table:table-row table:style-name="ro3" table:number-rows-repeated="2">
          <table:table-cell table:number-columns-repeated="257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7"/>
          <table:table-cell table:number-columns-repeated="254"/>
        </table:table-row>
        <table:table-row table:style-name="ro3" table:visibility="collapse">
          <table:table-cell table:style-name="ce135" office:value-type="string" calcext:value-type="string" table:number-columns-spanned="6" table:number-rows-spanned="1">
            <text:p>(En gras : A renseigner chaque année)</text:p>
          </table:table-cell>
          <table:covered-table-cell table:number-columns-repeated="5" table:style-name="ce135"/>
          <table:table-cell table:style-name="ce129" table:number-columns-spanned="3" table:number-rows-spanned="1"/>
          <table:covered-table-cell table:number-columns-repeated="2" table:style-name="ce129"/>
          <table:table-cell table:style-name="ce129" table:number-columns-spanned="3" table:number-rows-spanned="1"/>
          <table:covered-table-cell table:number-columns-repeated="2" table:style-name="ce129"/>
          <table:table-cell table:number-columns-repeated="245"/>
        </table:table-row>
        <table:table-row table:style-name="ro3" table:visibility="collapse">
          <table:table-cell table:style-name="ce136" office:value-type="string" calcext:value-type="string" table:number-columns-spanned="2" table:number-rows-spanned="1">
            <text:p>lundi Pâques</text:p>
          </table:table-cell>
          <table:covered-table-cell table:style-name="ce136"/>
          <table:table-cell table:style-name="ce48" office:value-type="date" office:date-value="2006-04-17" calcext:value-type="date">
            <text:p>17-avr.-06</text:p>
          </table:table-cell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number-columns-repeated="245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Ascencion</text:p>
          </table:table-cell>
          <table:covered-table-cell table:style-name="ce135"/>
          <table:table-cell table:style-name="ce48" table:formula="of:=[.C52]+38" office:value-type="date" office:date-value="2006-05-25" calcext:value-type="date">
            <text:p>25-mai-06</text:p>
          </table:table-cell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number-columns-repeated="245"/>
        </table:table-row>
        <table:table-row table:style-name="ro3" table:visibility="collapse">
          <table:table-cell office:value-type="string" calcext:value-type="string">
            <text:p>Fête Travail</text:p>
          </table:table-cell>
          <table:table-cell/>
          <table:table-cell table:style-name="ce48" office:value-type="date" office:date-value="2006-05-01" calcext:value-type="date">
            <text:p>1-mai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office:value-type="string" calcext:value-type="string">
            <text:p>Victoire</text:p>
          </table:table-cell>
          <table:table-cell/>
          <table:table-cell table:style-name="ce48" office:value-type="date" office:date-value="2006-05-08" calcext:value-type="date">
            <text:p>8-mai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lundi Pentecôte</text:p>
          </table:table-cell>
          <table:covered-table-cell table:style-name="ce135"/>
          <table:table-cell table:style-name="ce48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number-columns-repeated="245"/>
        </table:table-row>
        <table:table-row table:style-name="ro3" table:visibility="collapse">
          <table:table-cell office:value-type="string" calcext:value-type="string">
            <text:p>Fête Nationale</text:p>
          </table:table-cell>
          <table:table-cell/>
          <table:table-cell table:style-name="ce48" office:value-type="date" office:date-value="2006-07-14" calcext:value-type="date">
            <text:p>14-juil.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Assomption</text:p>
          </table:table-cell>
          <table:covered-table-cell table:style-name="ce129"/>
          <table:table-cell table:style-name="ce48" office:value-type="date" office:date-value="2006-08-15" calcext:value-type="date">
            <text:p>15-août-06</text:p>
          </table:table-cell>
          <table:table-cell table:number-columns-repeated="254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Toussaint</text:p>
          </table:table-cell>
          <table:covered-table-cell table:style-name="ce129"/>
          <table:table-cell table:style-name="ce48" office:value-type="date" office:date-value="2006-11-01" calcext:value-type="date">
            <text:p>1-nov.-06</text:p>
          </table:table-cell>
          <table:table-cell table:number-columns-repeated="254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Armistice</text:p>
          </table:table-cell>
          <table:covered-table-cell table:style-name="ce129"/>
          <table:table-cell table:style-name="ce48" office:value-type="date" office:date-value="2006-11-11" calcext:value-type="date">
            <text:p>11-nov.-06</text:p>
          </table:table-cell>
          <table:table-cell table:number-columns-repeated="254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Noël</text:p>
          </table:table-cell>
          <table:covered-table-cell table:style-name="ce129"/>
          <table:table-cell table:style-name="ce48" office:value-type="date" office:date-value="2006-12-25" calcext:value-type="date">
            <text:p>25-déc.-06</text:p>
          </table:table-cell>
          <table:table-cell table:number-columns-repeated="254"/>
        </table:table-row>
        <table:table-row table:style-name="ro3">
          <table:table-cell table:number-columns-repeated="2"/>
          <table:table-cell table:style-name="ce48"/>
          <table:table-cell table:number-columns-repeated="254"/>
        </table:table-row>
        <table:table-row table:style-name="ro3" table:number-rows-repeated="1048513">
          <table:table-cell table:number-columns-repeated="257"/>
        </table:table-row>
        <table:table-row table:style-name="ro3">
          <table:table-cell table:number-columns-repeated="257"/>
        </table:table-row>
        <table:named-expressions>
          <table:named-range table:name="Année" table:base-cell-address="$'janvier 2024'.$A$1" table:cell-range-address="$'Juillet 2024'.$Z$3"/>
          <table:named-range table:name="fériés" table:base-cell-address="$'janvier 2024'.$A$1" table:cell-range-address="$'Juillet 2024'.$C$52:.$C$61"/>
          <table:named-range table:name="mois" table:base-cell-address="$'janvier 2024'.$A$1" table:cell-range-address="$'Juillet 2024'.$X$3"/>
          <table:named-range table:name="_xlnm.Print_Area" table:base-cell-address="$'janvier 2024'.$A$1" table:cell-range-address="$'Juillet 2024'.$A$1:.$AI$41" table:range-usable-as="print-range"/>
          <table:named-range table:name="_xlnm_Print_Area" table:base-cell-address="$'janvier 2024'.$A$1" table:cell-range-address="$'Juillet 2024'.$A$1:.$AI$41"/>
        </table:named-expressions>
        <calcext:conditional-formats>
          <calcext:conditional-format calcext:target-range-address="'Juillet 2024'.Z3:'Juillet 2024'.AA3">
            <calcext:condition calcext:apply-style-name="ConditionalStyle_21" calcext:value="between([.$A$65],[.$A$66])" calcext:base-cell-address="'Juillet 2024'.Z3"/>
            <calcext:condition calcext:apply-style-name="ConditionalStyle_22" calcext:value="between([.$A$65],[.$A$66])" calcext:base-cell-address="'Juillet 2024'.Z3"/>
            <calcext:condition calcext:apply-style-name="ConditionalStyle_23" calcext:value="between([.$A$65],[.$A$66])" calcext:base-cell-address="'Juillet 2024'.Z3"/>
            <calcext:condition calcext:apply-style-name="ConditionalStyle_24" calcext:value="between([.$A$65],[.$A$66])" calcext:base-cell-address="'Juillet 2024'.Z3"/>
          </calcext:conditional-format>
        </calcext:conditional-formats>
      </table:table>
      <table:table table:name="Aout 2024" table:style-name="ta9" table:print-ranges="'Aout 2024'.A1:'Aout 2024'.AI41">
        <table:table-column table:style-name="co12" table:default-cell-style-name="ce101"/>
        <table:table-column table:style-name="co13" table:default-cell-style-name="ce101"/>
        <table:table-column table:style-name="co14" table:default-cell-style-name="ce101"/>
        <table:table-column table:style-name="co15" table:number-columns-repeated="4" table:default-cell-style-name="ce101"/>
        <table:table-column table:style-name="co15" table:default-cell-style-name="ce88"/>
        <table:table-column table:style-name="co15" table:number-columns-repeated="3" table:default-cell-style-name="ce101"/>
        <table:table-column table:style-name="co18" table:default-cell-style-name="ce101"/>
        <table:table-column table:style-name="co15" table:number-columns-repeated="6" table:default-cell-style-name="ce101"/>
        <table:table-column table:style-name="co18" table:default-cell-style-name="ce101"/>
        <table:table-column table:style-name="co15" table:number-columns-repeated="15" table:default-cell-style-name="ce101"/>
        <table:table-column table:style-name="co19" table:default-cell-style-name="ce101"/>
        <table:table-column table:style-name="co16" table:number-columns-repeated="222" table:default-cell-style-name="ce82"/>
        <table:table-column table:style-name="co17" table:number-columns-repeated="16127"/>
        <table:table-row table:style-name="ro2">
          <table:table-cell table:style-name="ce1"/>
          <table:table-cell table:style-name="ce7"/>
          <table:table-cell table:style-name="ce42"/>
          <table:table-cell table:style-name="ce49"/>
          <table:table-cell table:style-name="ce69" office:value-type="string" calcext:value-type="string">
            <text:p>NOM :</text:p>
          </table:table-cell>
          <table:table-cell table:style-name="ce197" office:value-type="string" calcext:value-type="string" table:number-columns-spanned="7" table:number-rows-spanned="1">
            <text:p>xxxx <text:s text:c="3"/>xxxxx</text:p>
          </table:table-cell>
          <table:covered-table-cell table:number-columns-repeated="6" table:style-name="ce197"/>
          <table:table-cell table:style-name="ce4"/>
          <table:table-cell table:style-name="ce213" office:value-type="string" calcext:value-type="string" table:number-columns-spanned="22" table:number-rows-spanned="1">
            <text:p>RAPPORT D'ACTIVITE</text:p>
          </table:table-cell>
          <table:covered-table-cell table:number-columns-repeated="21" table:style-name="ce213"/>
          <table:table-cell table:style-name="ce42" table:number-columns-repeated="222"/>
        </table:table-row>
        <table:table-row table:style-name="ro4">
          <table:table-cell table:style-name="ce6">
            <draw:frame draw:z-index="0" draw:name="Image 3" draw:style-name="gr1" draw:text-style-name="P1" svg:width="5.511cm" svg:height="1.105cm" svg:x="0.206cm" svg:y="0.052cm">
              <draw:image xlink:href="Pictures/10000000000000C900000025E0397C5F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50"/>
          <table:table-cell table:style-name="ce70" office:value-type="string" calcext:value-type="string">
            <text:p>TEL :</text:p>
          </table:table-cell>
          <table:table-cell table:style-name="ce85" office:value-type="string" calcext:value-type="string" table:number-columns-spanned="7" table:number-rows-spanned="1">
            <text:p>06xxxxxx</text:p>
          </table:table-cell>
          <table:covered-table-cell table:number-columns-repeated="6" table:style-name="ce85"/>
          <table:table-cell/>
          <table:table-cell table:style-name="ce214" office:value-type="string" calcext:value-type="string" table:number-columns-spanned="22" table:number-rows-spanned="1">
            <text:p>Fax : 01.84.18.08.11 / contact@eisi-consulting.fr</text:p>
          </table:table-cell>
          <table:covered-table-cell table:number-columns-repeated="21" table:style-name="ce214"/>
          <table:table-cell table:number-columns-repeated="222"/>
        </table:table-row>
        <table:table-row table:style-name="ro2">
          <table:table-cell table:style-name="ce3"/>
          <table:table-cell table:style-name="ce30" table:number-columns-repeated="2"/>
          <table:table-cell table:style-name="ce51"/>
          <table:table-cell table:style-name="ce71"/>
          <table:table-cell table:style-name="ce199" table:number-columns-spanned="7" table:number-rows-spanned="1"/>
          <table:covered-table-cell table:number-columns-repeated="6" table:style-name="ce199"/>
          <table:table-cell table:style-name="ce99"/>
          <table:table-cell table:number-columns-repeated="6"/>
          <table:table-cell table:style-name="ce102"/>
          <table:table-cell table:style-name="ce99"/>
          <table:table-cell/>
          <table:table-cell table:style-name="ce103" office:value-type="string" calcext:value-type="string">
            <text:p>mois :</text:p>
          </table:table-cell>
          <table:table-cell table:style-name="ce104" table:content-validation-name="val20" office:value-type="float" office:value="8" calcext:value-type="float">
            <text:p>8</text:p>
          </table:table-cell>
          <table:table-cell table:style-name="ce105" office:value-type="string" calcext:value-type="string">
            <text:p>an :</text:p>
          </table:table-cell>
          <table:table-cell table:style-name="ce137" table:content-validation-name="val21" office:value-type="float" office:value="2024" calcext:value-type="float" table:number-columns-spanned="2" table:number-rows-spanned="1">
            <text:p>2024</text:p>
          </table:table-cell>
          <table:covered-table-cell table:style-name="ce138" table:content-validation-name="val21"/>
          <table:table-cell table:style-name="ce4" table:number-columns-repeated="7"/>
          <table:table-cell table:number-columns-repeated="223"/>
        </table:table-row>
        <table:table-row table:style-name="ro3">
          <table:table-cell table:style-name="ce3"/>
          <table:table-cell table:style-name="ce30"/>
          <table:table-cell table:style-name="ce43" table:number-columns-repeated="2"/>
          <table:table-cell table:style-name="ce72"/>
          <table:table-cell table:style-name="ce87"/>
          <table:table-cell table:style-name="ce7"/>
          <table:table-cell table:number-columns-repeated="3"/>
          <table:table-cell table:style-name="ce4" table:number-columns-repeated="3"/>
          <table:table-cell table:number-columns-repeated="15"/>
          <table:table-cell table:style-name="ce4" table:number-columns-repeated="6"/>
          <table:table-cell table:number-columns-repeated="223"/>
        </table:table-row>
        <table:table-row table:style-name="ro3" table:visibility="collapse">
          <table:table-cell table:style-name="ce4"/>
          <table:table-cell table:style-name="ce7" table:number-columns-repeated="2"/>
          <table:table-cell table:style-name="ce4" table:number-columns-repeated="4"/>
          <table:table-cell/>
          <table:table-cell table:style-name="ce4" table:number-columns-repeated="27"/>
          <table:table-cell table:number-columns-repeated="222"/>
        </table:table-row>
        <table:table-row table:style-name="ro6">
          <table:table-cell table:style-name="ce17" table:number-columns-spanned="3" table:number-rows-spanned="1"/>
          <table:covered-table-cell table:number-columns-repeated="2" table:style-name="ce17"/>
          <table:table-cell table:style-name="ce52"/>
          <table:table-cell table:style-name="ce4" table:number-columns-repeated="3"/>
          <table:table-cell/>
          <table:table-cell table:style-name="ce4" table:number-columns-repeated="2"/>
          <table:table-cell table:style-name="ce98"/>
          <table:table-cell table:style-name="ce4" table:number-columns-repeated="24"/>
          <table:table-cell table:number-columns-repeated="222"/>
        </table:table-row>
        <table:table-row table:style-name="ro7">
          <table:table-cell table:style-name="ce19" office:value-type="string" calcext:value-type="string" table:number-columns-spanned="3" table:number-rows-spanned="1">
            <text:p>Calendrier</text:p>
          </table:table-cell>
          <table:covered-table-cell table:number-columns-repeated="2" table:style-name="ce19"/>
          <table:table-cell table:style-name="ce5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27" calcext:value-type="float">
            <text:p>27</text:p>
          </table:table-cell>
          <table:table-cell table:style-name="ce73" table:formula="of:=IF(DAY(DATE(Année;mois+1;1)-1)&gt;27;28;&quot;&quot;)" office:value-type="float" office:value="28" calcext:value-type="float">
            <text:p>28</text:p>
          </table:table-cell>
          <table:table-cell table:style-name="ce73" table:formula="of:=IF(DAY(DATE(Année;mois+1;1)-1)&gt;28;29;&quot;&quot;)" office:value-type="float" office:value="29" calcext:value-type="float">
            <text:p>29</text:p>
          </table:table-cell>
          <table:table-cell table:style-name="ce73" table:formula="of:=IF(DAY(DATE(Année;mois+1;1)-1)&gt;29;30;&quot;&quot;)" office:value-type="float" office:value="30" calcext:value-type="float">
            <text:p>30</text:p>
          </table:table-cell>
          <table:table-cell table:style-name="ce109" table:formula="of:=IF(DAY(DATE(Année;mois+1;1)-1)&gt;30;31;&quot;&quot;)" office:value-type="float" office:value="31" calcext:value-type="float">
            <text:p>31</text:p>
          </table:table-cell>
          <table:table-cell table:style-name="ce110" office:value-type="string" calcext:value-type="string">
            <text:p>Total</text:p>
          </table:table-cell>
          <table:table-cell table:number-columns-repeated="222"/>
        </table:table-row>
        <table:table-row table:style-name="ro7">
          <table:table-cell table:style-name="ce19" office:value-type="string" calcext:value-type="string" table:number-columns-spanned="3" table:number-rows-spanned="1">
            <text:p>Jours chômés</text:p>
          </table:table-cell>
          <table:covered-table-cell table:number-columns-repeated="2" table:style-name="ce19"/>
          <table:table-cell table:style-name="ce54" table:formula="of:=IF(OR((DATE(Année;mois;[.D$7])=[.C52]);(DATE(Année;mois;[.D$7])=[.C53]);(DATE(Année;mois;[.D$7])=[.C56]));1;IF(OR(mois=1;mois=5;mois=11);1;IF(WEEKDAY(DATE(Année;mois;[.D$7]))=7;1;IF(WEEKDAY(DATE(Année;mois;[.D$7]))=1;1;&quot;&quot;))))">
            <text:p/>
          </table:table-cell>
          <table:table-cell table:style-name="ce74" table:formula="of:=IF(OR((DATE(Année;mois;[.E$7])=[.C52]);(DATE(Année;mois;[.E$7])=[.C53]);(DATE(Année;mois;[.E$7])=[.C56]));1;IF(WEEKDAY(DATE(Année;mois;[.E$7]))=7;1;IF(WEEKDAY(DATE(Année;mois;[.E$7]))=1;1;&quot;&quot;)))">
            <text:p/>
          </table:table-cell>
          <table:table-cell table:style-name="ce74" table:formula="of:=IF(OR((DATE(Année;mois;[.F$7])=[.C52]);(DATE(Année;mois;[.F$7])=[.C53]);(DATE(Année;mois;[.F$7])=[.C56]));1;IF(WEEKDAY(DATE(Année;mois;[.F$7]))=7;1;IF(WEEKDAY(DATE(Année;mois;[.F$7]))=1;1;&quot;&quot;)))" office:value-type="float" office:value="1" calcext:value-type="float">
            <text:p>1</text:p>
          </table:table-cell>
          <table:table-cell table:style-name="ce74" table:formula="of:=IF(OR((DATE(Année;mois;[.G$7])=[.C52]);(DATE(Année;mois;[.G$7])=[.C53]);(DATE(Année;mois;[.G$7])=[.C56]));1;IF(WEEKDAY(DATE(Année;mois;[.G$7]))=7;1;IF(WEEKDAY(DATE(Année;mois;[.G$7]))=1;1;&quot;&quot;)))" office:value-type="float" office:value="1" calcext:value-type="float">
            <text:p>1</text:p>
          </table:table-cell>
          <table:table-cell table:style-name="ce74" table:formula="of:=IF(OR((DATE(Année;mois;[.H$7])=[.B52]);(DATE(Année;mois;[.H$7])=[.B53]);(DATE(Année;mois;[.H$7])=[.B56]));1;IF(WEEKDAY(DATE(Année;mois;[.H$7]))=7;1;IF(WEEKDAY(DATE(Année;mois;[.H$7]))=1;1;&quot;&quot;)))">
            <text:p/>
          </table:table-cell>
          <table:table-cell table:style-name="ce74" table:formula="of:=IF(OR((DATE(Année;mois;[.I$7])=[.C52]);(DATE(Année;mois;[.I$7])=[.C53]);(DATE(Année;mois;[.I$7])=[.C56]));1;IF(WEEKDAY(DATE(Année;mois;[.I$7]))=7;1;IF(WEEKDAY(DATE(Année;mois;[.I$7]))=1;1;&quot;&quot;)))">
            <text:p/>
          </table:table-cell>
          <table:table-cell table:style-name="ce74" table:formula="of:=IF(OR((DATE(Année;mois;[.J$7])=[.C52]);(DATE(Année;mois;[.J$7])=[.C53]);(DATE(Année;mois;[.J$7])=[.C56]));1;IF(WEEKDAY(DATE(Année;mois;[.J$7]))=7;1;IF(WEEKDAY(DATE(Année;mois;[.J$7]))=1;1;&quot;&quot;)))">
            <text:p/>
          </table:table-cell>
          <table:table-cell table:style-name="ce74" table:formula="of:=IF(OR((DATE(Année;mois;[.K$7])=[.C52]);(DATE(Année;mois;[.K$7])=[.K53]);(DATE(Année;mois;[.K$7])=[.C56]));1;IF(mois=5;1;IF(WEEKDAY(DATE(Année;mois;[.K$7]))=7;1;IF(WEEKDAY(DATE(Année;mois;[.K$7]))=1;1;&quot;&quot;))))">
            <text:p/>
          </table:table-cell>
          <table:table-cell table:style-name="ce74" table:formula="of:=IF(OR((DATE(Année;mois;[.L$7])=[.C52]);(DATE(Année;mois;[.L$7])=[.C53]);(DATE(Année;mois;[.L$7])=[.C56]));1;IF(WEEKDAY(DATE(Année;mois;[.L$7]))=7;1;IF(WEEKDAY(DATE(Année;mois;[.L$7]))=1;1;&quot;&quot;)))">
            <text:p/>
          </table:table-cell>
          <table:table-cell table:style-name="ce74" table:formula="of:=IF(OR((DATE(Année;mois;[.M$7])=[.C52]);(DATE(Année;mois;[.M$7])=[.C53]);(DATE(Année;mois;[.M$7])=[.C56]));1;IF(WEEKDAY(DATE(Année;mois;[.M$7]))=7;1;IF(WEEKDAY(DATE(Année;mois;[.M$7]))=1;1;&quot;&quot;)))" office:value-type="float" office:value="1" calcext:value-type="float">
            <text:p>1</text:p>
          </table:table-cell>
          <table:table-cell table:style-name="ce74" table:formula="of:=IF(OR((DATE(Année;mois;[.N$7])=[.C52]);(DATE(Année;mois;[.N$7])=[.C53]);(DATE(Année;mois;[.N$7])=[.C56]));1;IF(mois=11;1;IF(WEEKDAY(DATE(Année;mois;[.N$7]))=7;1;IF(WEEKDAY(DATE(Année;mois;[.N$7]))=1;1;&quot;&quot;))))" office:value-type="float" office:value="1" calcext:value-type="float">
            <text:p>1</text:p>
          </table:table-cell>
          <table:table-cell table:style-name="ce74" table:formula="of:=IF(OR((DATE(Année;mois;[.O$7])=[.C52]);(DATE(Année;mois;[.O$7])=[.C53]);(DATE(Année;mois;[.O$7])=[.C56]));1;IF(WEEKDAY(DATE(Année;mois;[.O$7]))=7;1;IF(WEEKDAY(DATE(Année;mois;[.O$7]))=1;1;&quot;&quot;)))">
            <text:p/>
          </table:table-cell>
          <table:table-cell table:style-name="ce74" table:formula="of:=IF(OR((DATE(Année;mois;[.P$7])=[.C52]);(DATE(Année;mois;[.P$7])=[.C53]);(DATE(Année;mois;[.P$7])=[.C56]));1;IF(WEEKDAY(DATE(Année;mois;[.P$7]))=7;1;IF(WEEKDAY(DATE(Année;mois;[.P$7]))=1;1;&quot;&quot;)))">
            <text:p/>
          </table:table-cell>
          <table:table-cell table:style-name="ce74" table:formula="of:=IF(OR((DATE(Année;mois;[.Q$7])=[.C52]);(DATE(Année;mois;[.Q$7])=[.C53]);(DATE(Année;mois;[.Q$7])=[.C56]));1;IF(mois=7;1;IF(WEEKDAY(DATE(Année;mois;[.Q$7]))=7;1;IF(WEEKDAY(DATE(Année;mois;[.Q$7]))=1;1;&quot;&quot;))))">
            <text:p/>
          </table:table-cell>
          <table:table-cell table:style-name="ce127" table:formula="of:=IF(OR((DATE(Année;mois;[.R$7])=[.C52]);(DATE(Année;mois;[.R$7])=[.C53]);(DATE(Année;mois;[.R$7])=[.C56]));1;IF(mois=8;1;IF(WEEKDAY(DATE(Année;mois;[.R$7]))=7;1;IF(WEEKDAY(DATE(Année;mois;[.R$7]))=1;1;&quot;&quot;))))" office:value-type="float" office:value="1" calcext:value-type="float">
            <text:p>1</text:p>
          </table:table-cell>
          <table:table-cell table:style-name="ce74" table:formula="of:=IF(OR((DATE(Année;mois;[.S$7])=[.C52]);(DATE(Année;mois;[.S$7])=[.C53]);(DATE(Année;mois;[.S$7])=[.C56]));1;IF(WEEKDAY(DATE(Année;mois;[.S$7]))=7;1;IF(WEEKDAY(DATE(Année;mois;[.S$7]))=1;1;&quot;&quot;)))">
            <text:p/>
          </table:table-cell>
          <table:table-cell table:style-name="ce74" table:formula="of:=IF(OR((DATE(Année;mois;[.T$7])=[.C52]);(DATE(Année;mois;[.T$7])=[.C53]);(DATE(Année;mois;[.T$7])=[.C56]));1;IF(WEEKDAY(DATE(Année;mois;[.T$7]))=7;1;IF(WEEKDAY(DATE(Année;mois;[.T$7]))=1;1;&quot;&quot;)))" office:value-type="float" office:value="1" calcext:value-type="float">
            <text:p>1</text:p>
          </table:table-cell>
          <table:table-cell table:style-name="ce74" table:formula="of:=IF(OR((DATE(Année;mois;[.U$7])=[.C52]);(DATE(Année;mois;[.U$7])=[.C53]);(DATE(Année;mois;[.U$7])=[.C56]));1;IF(WEEKDAY(DATE(Année;mois;[.U$7]))=7;1;IF(WEEKDAY(DATE(Année;mois;[.U$7]))=1;1;&quot;&quot;)))" office:value-type="float" office:value="1" calcext:value-type="float">
            <text:p>1</text:p>
          </table:table-cell>
          <table:table-cell table:style-name="ce74" table:formula="of:=IF(OR((DATE(Année;mois;[.V$7])=[.C52]);(DATE(Année;mois;[.V$7])=[.C53]);(DATE(Année;mois;[.V$7])=[.C56]));1;IF(WEEKDAY(DATE(Année;mois;[.V$7]))=7;1;IF(WEEKDAY(DATE(Année;mois;[.V$7]))=1;1;&quot;&quot;)))">
            <text:p/>
          </table:table-cell>
          <table:table-cell table:style-name="ce74" table:formula="of:=IF(OR((DATE(Année;mois;[.W$7])=[.C52]);(DATE(Année;mois;[.W$7])=[.C53]);(DATE(Année;mois;[.W$7])=[.C56]));1;IF(WEEKDAY(DATE(Année;mois;[.W$7]))=7;1;IF(WEEKDAY(DATE(Année;mois;[.W$7]))=1;1;&quot;&quot;)))">
            <text:p/>
          </table:table-cell>
          <table:table-cell table:style-name="ce74" table:formula="of:=IF(OR((DATE(Année;mois;[.X$7])=[.C52]);(DATE(Année;mois;[.X$7])=[.C53]);(DATE(Année;mois;[.X$7])=[.C56]));1;IF(WEEKDAY(DATE(Année;mois;[.X$7]))=7;1;IF(WEEKDAY(DATE(Année;mois;[.X$7]))=1;1;&quot;&quot;)))">
            <text:p/>
          </table:table-cell>
          <table:table-cell table:style-name="ce74" table:formula="of:=IF(OR((DATE(Année;mois;[.Y$7])=[.C52]);(DATE(Année;mois;[.Y$7])=[.C53]);(DATE(Année;mois;[.Y$7])=[.C56]));1;IF(WEEKDAY(DATE(Année;mois;[.Y$7]))=7;1;IF(WEEKDAY(DATE(Année;mois;[.Y$7]))=1;1;&quot;&quot;)))">
            <text:p/>
          </table:table-cell>
          <table:table-cell table:style-name="ce74" table:formula="of:=IF(OR((DATE(Année;mois;[.Z$7])=[.C52]);(DATE(Année;mois;[.Z$7])=[.C53]);(DATE(Année;mois;[.Z$7])=[.C56]));1;IF(WEEKDAY(DATE(Année;mois;[.Z$7]))=7;1;IF(WEEKDAY(DATE(Année;mois;[.Z$7]))=1;1;&quot;&quot;)))">
            <text:p/>
          </table:table-cell>
          <table:table-cell table:style-name="ce74" table:formula="of:=IF(OR((DATE(Année;mois;[.AA$7])=[.C52]);(DATE(Année;mois;[.AA$7])=[.C53]);(DATE(Année;mois;[.AA$7])=[.C56]));1;IF(WEEKDAY(DATE(Année;mois;[.AA$7]))=7;1;IF(WEEKDAY(DATE(Année;mois;[.AA$7]))=1;1;&quot;&quot;)))" office:value-type="float" office:value="1" calcext:value-type="float">
            <text:p>1</text:p>
          </table:table-cell>
          <table:table-cell table:style-name="ce74" table:formula="of:=IF(OR((DATE(Année;mois;[.AB$7])=[.C52]);(DATE(Année;mois;[.AB$7])=[.C53]);(DATE(Année;mois;[.AB$7])=[.C56]));1;IF(mois=12;1;IF(WEEKDAY(DATE(Année;mois;[.AB$7]))=7;1;IF(WEEKDAY(DATE(Année;mois;[.AB$7]))=1;1;&quot;&quot;))))" office:value-type="float" office:value="1" calcext:value-type="float">
            <text:p>1</text:p>
          </table:table-cell>
          <table:table-cell table:style-name="ce74" table:formula="of:=IF(OR((DATE(Année;mois;[.AC$7])=[.C52]);(DATE(Année;mois;[.AC$7])=[.C53]);(DATE(Année;mois;[.AC$7])=[.C56]));1;IF(WEEKDAY(DATE(Année;mois;[.AC$7]))=7;1;IF(WEEKDAY(DATE(Année;mois;[.AC$7]))=1;1;&quot;&quot;)))">
            <text:p/>
          </table:table-cell>
          <table:table-cell table:style-name="ce74" table:formula="of:=IF(OR((DATE(Année;mois;[.AD$7])=[.C52]);(DATE(Année;mois;[.AD$7])=[.C53]);(DATE(Année;mois;[.AD$7])=[.C56]));1;IF(WEEKDAY(DATE(Année;mois;[.AD$7]))=7;1;IF(WEEKDAY(DATE(Année;mois;[.AD$7]))=1;1;&quot;&quot;)))">
            <text:p/>
          </table:table-cell>
          <table:table-cell table:style-name="ce74" table:formula="of:=IF(OR((DATE(Année;mois;[.AE$7])=[.C52]);(DATE(Année;mois;[.AE$7])=[.C53]);(DATE(Année;mois;[.AE$7])=[.C56]));1;IF(WEEKDAY(DATE(Année;mois;[.AE$7]))=7;1;IF(WEEKDAY(DATE(Année;mois;[.AE$7]))=1;1;&quot;&quot;)))">
            <text:p/>
          </table:table-cell>
          <table:table-cell table:style-name="ce74" table:formula="of:=IF([.AF$7]=&quot;&quot;;&quot;&quot;;IF(OR((DATE(Année;mois;[.AF$7])=[.C52]);(DATE(Année;mois;[.AF$7])=[.C53]);(DATE(Année;mois;[.AF$7])=[.C56]));1;IF(WEEKDAY(DATE(Année;mois;[.AF$7]))=7;1;IF(WEEKDAY(DATE(Année;mois;[.AF$7]))=1;1;&quot;&quot;))))">
            <text:p/>
          </table:table-cell>
          <table:table-cell table:style-name="ce74" table:formula="of:=IF([.AG$7]=&quot;&quot;;&quot;&quot;;IF(OR((DATE(Année;mois;[.AG$7])=[.C52]);(DATE(Année;mois;[.AG$7])=[.C53]);(DATE(Année;mois;[.AG$7])=[.C56]));1;IF(WEEKDAY(DATE(Année;mois;[.AG$7]))=7;1;IF(WEEKDAY(DATE(Année;mois;[.AG$7]))=1;1;&quot;&quot;))))">
            <text:p/>
          </table:table-cell>
          <table:table-cell table:style-name="ce74" table:formula="of:=IF([.AH$7]=&quot;&quot;;&quot;&quot;;IF(OR((DATE(Année;mois;[.AH$7])=[.C52]);(DATE(Année;mois;[.AH$7])=[.C53]);(DATE(Année;mois;[.AH$7])=[.C56]));1;IF(WEEKDAY(DATE(Année;mois;[.AH$7]))=7;1;IF(WEEKDAY(DATE(Année;mois;[.AH$7]))=1;1;&quot;&quot;))))" office:value-type="float" office:value="1" calcext:value-type="float">
            <text:p>1</text:p>
          </table:table-cell>
          <table:table-cell table:style-name="ce111" table:formula="of:=SUM([.D8:.AH8])" office:value-type="float" office:value="10" calcext:value-type="float">
            <text:p>10,00</text:p>
          </table:table-cell>
          <table:table-cell table:number-columns-repeated="222"/>
        </table:table-row>
        <table:table-row table:style-name="ro8">
          <table:table-cell table:style-name="ce7" table:number-columns-repeated="3"/>
          <table:table-cell table:style-name="ce55"/>
          <table:table-cell table:style-name="ce75" table:number-columns-repeated="3"/>
          <table:table-cell table:style-name="ce89"/>
          <table:table-cell table:style-name="ce75" table:number-columns-repeated="26"/>
          <table:table-cell table:style-name="ce112"/>
          <table:table-cell table:number-columns-repeated="222"/>
        </table:table-row>
        <table:table-row table:style-name="ro7">
          <table:table-cell table:style-name="ce22" office:value-type="string" calcext:value-type="string" table:number-columns-spanned="3" table:number-rows-spanned="1">
            <text:p>Missions clients</text:p>
          </table:table-cell>
          <table:covered-table-cell table:number-columns-repeated="2" table:style-name="ce22"/>
          <table:table-cell table:style-name="ce56"/>
          <table:table-cell table:style-name="ce76" table:number-columns-repeated="3"/>
          <table:table-cell table:style-name="ce90"/>
          <table:table-cell table:style-name="ce76" table:number-columns-repeated="26"/>
          <table:table-cell table:style-name="ce113"/>
          <table:table-cell table:number-columns-repeated="222"/>
        </table:table-row>
        <table:table-row table:style-name="ro7">
          <table:table-cell table:style-name="ce9" office:value-type="string" calcext:value-type="string">
            <text:p>Client</text:p>
          </table:table-cell>
          <table:table-cell table:style-name="ce144" office:value-type="string" calcext:value-type="string" table:number-columns-spanned="2" table:number-rows-spanned="1">
            <text:p>Intitulé de la mission</text:p>
          </table:table-cell>
          <table:covered-table-cell table:style-name="ce144"/>
          <table:table-cell table:style-name="ce57"/>
          <table:table-cell table:style-name="ce77" table:number-columns-repeated="3"/>
          <table:table-cell table:style-name="ce91"/>
          <table:table-cell table:style-name="ce77" table:number-columns-repeated="26"/>
          <table:table-cell table:style-name="ce114"/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49"/>
          <table:table-cell table:style-name="ce58" table:content-validation-name="val1" table:number-columns-repeated="31"/>
          <table:table-cell table:style-name="ce115" table:formula="of:=SUM([.D12:.AH12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0"/>
          <table:table-cell table:style-name="ce58" table:content-validation-name="val1" table:number-columns-repeated="31"/>
          <table:table-cell table:style-name="ce116" table:formula="of:=SUM([.D13:.AH13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0"/>
          <table:table-cell table:style-name="ce58" table:content-validation-name="val1" table:number-columns-repeated="31"/>
          <table:table-cell table:style-name="ce115" table:formula="of:=SUM([.D14:.AH14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1"/>
          <table:table-cell table:style-name="ce33"/>
          <table:table-cell table:style-name="ce150"/>
          <table:table-cell table:style-name="ce58" table:content-validation-name="val1" table:number-columns-repeated="31"/>
          <table:table-cell table:style-name="ce115" table:formula="of:=SUM([.D15:.AH15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2"/>
          <table:table-cell table:style-name="ce34"/>
          <table:table-cell table:style-name="ce151"/>
          <table:table-cell table:style-name="ce58" table:content-validation-name="val1" table:number-columns-repeated="31"/>
          <table:table-cell table:style-name="ce115" table:formula="of:=SUM([.D16:.AH16])" office:value-type="float" office:value="0" calcext:value-type="float">
            <text:p>0,00</text:p>
          </table:table-cell>
          <table:table-cell table:number-columns-repeated="222"/>
        </table:table-row>
        <table:table-row table:style-name="ro9">
          <table:table-cell table:style-name="ce7" table:number-columns-repeated="3"/>
          <table:table-cell table:style-name="ce59" table:content-validation-name="val19"/>
          <table:table-cell table:style-name="ce6" table:content-validation-name="val19" table:number-columns-repeated="3"/>
          <table:table-cell table:style-name="ce92" table:content-validation-name="val19"/>
          <table:table-cell table:style-name="ce6" table:content-validation-name="val19" table:number-columns-repeated="26"/>
          <table:table-cell table:style-name="ce112"/>
          <table:table-cell table:number-columns-repeated="222"/>
        </table:table-row>
        <table:table-row table:style-name="ro7">
          <table:table-cell table:style-name="ce28" office:value-type="string" calcext:value-type="string" table:number-columns-spanned="3" table:number-rows-spanned="1">
            <text:p>Missions internes</text:p>
          </table:table-cell>
          <table:covered-table-cell table:number-columns-repeated="2" table:style-name="ce28"/>
          <table:table-cell table:style-name="ce60" table:content-validation-name="val19"/>
          <table:table-cell table:style-name="ce79" table:content-validation-name="val19" table:number-columns-repeated="3"/>
          <table:table-cell table:style-name="ce93" table:content-validation-name="val19"/>
          <table:table-cell table:style-name="ce79" table:content-validation-name="val19" table:number-columns-repeated="26"/>
          <table:table-cell table:style-name="ce117"/>
          <table:table-cell table:number-columns-repeated="222"/>
        </table:table-row>
        <table:table-row table:style-name="ro7">
          <table:table-cell table:style-name="ce14" office:value-type="string" calcext:value-type="string">
            <text:p>Client</text:p>
          </table:table-cell>
          <table:table-cell table:style-name="ce148" office:value-type="string" calcext:value-type="string" table:number-columns-spanned="2" table:number-rows-spanned="1">
            <text:p>Intitulé de la mission</text:p>
          </table:table-cell>
          <table:covered-table-cell table:style-name="ce148"/>
          <table:table-cell table:style-name="ce61" table:content-validation-name="val19"/>
          <table:table-cell table:style-name="ce80" table:content-validation-name="val19" table:number-columns-repeated="3"/>
          <table:table-cell table:style-name="ce94" table:content-validation-name="val19"/>
          <table:table-cell table:style-name="ce80" table:content-validation-name="val19" table:number-columns-repeated="26"/>
          <table:table-cell table:style-name="ce118"/>
          <table:table-cell table:number-columns-repeated="222"/>
        </table:table-row>
        <table:table-row table:style-name="ro3">
          <table:table-cell table:style-name="ce15"/>
          <table:table-cell table:style-name="ce149" table:number-columns-spanned="2" table:number-rows-spanned="1"/>
          <table:covered-table-cell table:style-name="ce149"/>
          <table:table-cell table:style-name="ce58" table:content-validation-name="val1" table:number-columns-repeated="31"/>
          <table:table-cell table:style-name="ce115" table:formula="of:=SUM([.D20:.AH20])" office:value-type="float" office:value="0" calcext:value-type="float">
            <text:p>0,00</text:p>
          </table:table-cell>
          <table:table-cell table:number-columns-repeated="222"/>
          <table:table-cell table:style-name="ce122" table:number-columns-repeated="16127"/>
        </table:table-row>
        <table:table-row table:style-name="ro3">
          <table:table-cell table:style-name="ce15"/>
          <table:table-cell table:style-name="ce150" table:number-columns-spanned="2" table:number-rows-spanned="1"/>
          <table:covered-table-cell table:style-name="ce150"/>
          <table:table-cell table:style-name="ce58" table:content-validation-name="val1" table:number-columns-repeated="31"/>
          <table:table-cell table:style-name="ce116" table:formula="of:=SUM([.D21:.AH21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6"/>
          <table:table-cell table:style-name="ce151" table:number-columns-spanned="2" table:number-rows-spanned="1"/>
          <table:covered-table-cell table:style-name="ce151"/>
          <table:table-cell table:style-name="ce58" table:content-validation-name="val1" table:number-columns-repeated="31"/>
          <table:table-cell table:style-name="ce115" table:formula="of:=SUM([.D22:.AH22])" office:value-type="float" office:value="0" calcext:value-type="float">
            <text:p>0,00</text:p>
          </table:table-cell>
          <table:table-cell table:number-columns-repeated="222"/>
        </table:table-row>
        <table:table-row table:style-name="ro6">
          <table:table-cell table:style-name="ce7" table:number-columns-repeated="3"/>
          <table:table-cell table:style-name="ce59" table:content-validation-name="val19"/>
          <table:table-cell table:style-name="ce6" table:content-validation-name="val19" table:number-columns-repeated="3"/>
          <table:table-cell table:style-name="ce92" table:content-validation-name="val19"/>
          <table:table-cell table:style-name="ce6" table:content-validation-name="val19" table:number-columns-repeated="26"/>
          <table:table-cell table:style-name="ce112"/>
          <table:table-cell table:number-columns-repeated="222"/>
        </table:table-row>
        <table:table-row table:style-name="ro10">
          <table:table-cell table:style-name="ce28" office:value-type="string" calcext:value-type="string" table:number-columns-spanned="3" table:number-rows-spanned="1">
            <text:p>Actions commerciales</text:p>
          </table:table-cell>
          <table:covered-table-cell table:number-columns-repeated="2" table:style-name="ce28"/>
          <table:table-cell table:style-name="ce62" table:content-validation-name="val19"/>
          <table:table-cell table:style-name="ce81" table:content-validation-name="val19" table:number-columns-repeated="3"/>
          <table:table-cell table:style-name="ce95" table:content-validation-name="val19"/>
          <table:table-cell table:style-name="ce81" table:content-validation-name="val19" table:number-columns-repeated="26"/>
          <table:table-cell table:style-name="ce119"/>
          <table:table-cell table:number-columns-repeated="222"/>
        </table:table-row>
        <table:table-row table:style-name="ro10">
          <table:table-cell table:style-name="ce36" office:value-type="string" calcext:value-type="string" table:number-columns-spanned="3" table:number-rows-spanned="1">
            <text:p>Activité Commerciale</text:p>
          </table:table-cell>
          <table:covered-table-cell table:number-columns-repeated="2" table:style-name="ce36"/>
          <table:table-cell table:style-name="ce58" table:content-validation-name="val1" table:number-columns-repeated="31"/>
          <table:table-cell table:style-name="ce115" table:formula="of:=SUM([.D25:.AH25])" office:value-type="float" office:value="0" calcext:value-type="float">
            <text:p>0,00</text:p>
          </table:table-cell>
          <table:table-cell table:number-columns-repeated="222"/>
        </table:table-row>
        <table:table-row table:style-name="ro11">
          <table:table-cell table:style-name="ce18"/>
          <table:table-cell table:style-name="ce39" table:number-columns-repeated="2"/>
          <table:table-cell table:style-name="ce63" table:content-validation-name="val19" table:number-columns-repeated="31"/>
          <table:table-cell table:style-name="ce120"/>
          <table:table-cell table:number-columns-repeated="222"/>
        </table:table-row>
        <table:table-row table:style-name="ro7">
          <table:table-cell table:style-name="ce28" office:value-type="string" calcext:value-type="string" table:number-columns-spanned="3" table:number-rows-spanned="1">
            <text:p>EISI CONSULTING</text:p>
          </table:table-cell>
          <table:covered-table-cell table:number-columns-repeated="2" table:style-name="ce28"/>
          <table:table-cell table:style-name="ce62" table:content-validation-name="val19"/>
          <table:table-cell table:style-name="ce81" table:content-validation-name="val19" table:number-columns-repeated="3"/>
          <table:table-cell table:style-name="ce95" table:content-validation-name="val19"/>
          <table:table-cell table:style-name="ce81" table:content-validation-name="val19" table:number-columns-repeated="26"/>
          <table:table-cell table:style-name="ce119"/>
          <table:table-cell table:number-columns-repeated="222"/>
        </table:table-row>
        <table:table-row table:style-name="ro7">
          <table:table-cell table:style-name="ce38" office:value-type="string" calcext:value-type="string" table:number-columns-spanned="3" table:number-rows-spanned="1">
            <text:p>Activité fonctionnelle</text:p>
          </table:table-cell>
          <table:covered-table-cell table:number-columns-repeated="2" table:style-name="ce38"/>
          <table:table-cell table:style-name="ce58" table:content-validation-name="val1" table:number-columns-repeated="31"/>
          <table:table-cell table:style-name="ce115" table:formula="of:=SUM([.D28:.AH28])" office:value-type="float" office:value="0" calcext:value-type="float">
            <text:p>0,00</text:p>
          </table:table-cell>
          <table:table-cell table:number-columns-repeated="222"/>
        </table:table-row>
        <table:table-row table:style-name="ro7">
          <table:table-cell table:style-name="ce20" office:value-type="string" calcext:value-type="string">
            <text:p>Veille technologique</text:p>
          </table:table-cell>
          <table:table-cell table:style-name="ce40"/>
          <table:table-cell table:style-name="ce44"/>
          <table:table-cell table:style-name="ce58" table:content-validation-name="val1" table:number-columns-repeated="31"/>
          <table:table-cell table:style-name="ce116" table:formula="of:=SUM([.D29:.AH29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4" office:value-type="string" calcext:value-type="string" table:number-columns-spanned="3" table:number-rows-spanned="1">
            <text:p>Intercontrat</text:p>
          </table:table-cell>
          <table:covered-table-cell table:number-columns-repeated="2" table:style-name="ce84"/>
          <table:table-cell table:style-name="ce58" table:content-validation-name="val1" table:number-columns-repeated="31"/>
          <table:table-cell table:style-name="ce115" table:formula="of:=SUM([.D30:.AH30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6" office:value-type="string" calcext:value-type="string" table:number-columns-spanned="3" table:number-rows-spanned="1">
            <text:p>Formation (A préciser)</text:p>
          </table:table-cell>
          <table:covered-table-cell table:number-columns-repeated="2" table:style-name="ce86"/>
          <table:table-cell table:style-name="ce58" table:content-validation-name="val1" table:number-columns-repeated="31"/>
          <table:table-cell table:style-name="ce115" table:formula="of:=SUM([.D31:.AH31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6" office:value-type="string" calcext:value-type="string" table:number-columns-spanned="3" table:number-rows-spanned="1">
            <text:p>Congés payés</text:p>
          </table:table-cell>
          <table:covered-table-cell table:number-columns-repeated="2" table:style-name="ce86"/>
          <table:table-cell table:style-name="ce58" table:content-validation-name="val1" table:number-columns-repeated="31"/>
          <table:table-cell table:style-name="ce115" table:formula="of:=SUM([.D32:.AH32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6" office:value-type="string" calcext:value-type="string" table:number-columns-spanned="3" table:number-rows-spanned="1">
            <text:p>Congés sans solde</text:p>
          </table:table-cell>
          <table:covered-table-cell table:number-columns-repeated="2" table:style-name="ce86"/>
          <table:table-cell table:style-name="ce58" table:content-validation-name="val1" table:number-columns-repeated="31"/>
          <table:table-cell table:style-name="ce115" table:formula="of:=SUM([.D33:.AH33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23" office:value-type="string" calcext:value-type="string">
            <text:p>Congés exceptionnels:Locaux du client fermés (RTT)</text:p>
          </table:table-cell>
          <table:table-cell table:style-name="ce41"/>
          <table:table-cell table:style-name="ce45"/>
          <table:table-cell table:style-name="ce58" table:content-validation-name="val1" table:number-columns-repeated="31"/>
          <table:table-cell table:style-name="ce115" table:formula="of:=SUM([.D34:.AH34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23" office:value-type="string" calcext:value-type="string">
            <text:p>RECUPERATION 35 HEURES (RTT)</text:p>
          </table:table-cell>
          <table:table-cell table:style-name="ce41"/>
          <table:table-cell table:style-name="ce45"/>
          <table:table-cell table:style-name="ce58" table:content-validation-name="val1" table:number-columns-repeated="31"/>
          <table:table-cell table:style-name="ce115" table:formula="of:=SUM([.D35:.AH35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97" office:value-type="string" calcext:value-type="string" table:number-columns-spanned="3" table:number-rows-spanned="1">
            <text:p>Maladie</text:p>
          </table:table-cell>
          <table:covered-table-cell table:number-columns-repeated="2" table:style-name="ce97"/>
          <table:table-cell table:style-name="ce58" table:content-validation-name="val1" table:number-columns-repeated="31"/>
          <table:table-cell table:style-name="ce115" table:formula="of:=SUM([.D36:.AH36])" office:value-type="float" office:value="0" calcext:value-type="float">
            <text:p>0,00</text:p>
          </table:table-cell>
          <table:table-cell table:number-columns-repeated="222"/>
        </table:table-row>
        <table:table-row table:style-name="ro12">
          <table:table-cell table:style-name="ce6"/>
          <table:table-cell table:style-name="ce7" table:number-columns-repeated="2"/>
          <table:table-cell table:style-name="ce64"/>
          <table:table-cell table:style-name="ce7" table:number-columns-repeated="3"/>
          <table:table-cell table:style-name="ce87"/>
          <table:table-cell table:style-name="ce7" table:number-columns-repeated="26"/>
          <table:table-cell table:style-name="ce121"/>
          <table:table-cell table:number-columns-repeated="222"/>
        </table:table-row>
        <table:table-row table:style-name="ro3">
          <table:table-cell table:style-name="ce100" office:value-type="string" calcext:value-type="string" table:number-columns-spanned="3" table:number-rows-spanned="1">
            <text:p>Total</text:p>
          </table:table-cell>
          <table:covered-table-cell table:number-columns-repeated="2" table:style-name="ce100"/>
          <table:table-cell table:style-name="ce65" table:formula="of:=IF(IF([.D$8]=&quot;&quot;;0;[.D$8])+SUM([.D$12:.D$16])+SUM([.D$20:.D$22])+SUM([.D$28:.D$36])+[.D$25]&gt;0;IF([.D$8]=&quot;&quot;;0;[.D$8])+SUM([.D$12:.D$16])+SUM([.D$20:.D$22])+SUM([.D$28:.D$36])+[.D$25];&quot;&quot;)">
            <text:p/>
          </table:table-cell>
          <table:table-cell table:style-name="ce83" table:formula="of:=IF(IF([.E$8]=&quot;&quot;;0;[.E$8])+SUM([.E$12:.E$16])+SUM([.E$20:.E$22])+SUM([.E$28:.E$36])+[.E$25]&gt;0;IF([.E$8]=&quot;&quot;;0;[.E$8])+SUM([.E$12:.E$16])+SUM([.E$20:.E$22])+SUM([.E$28:.E$36])+[.E$25];&quot;&quot;)">
            <text:p/>
          </table:table-cell>
          <table:table-cell table:style-name="ce83" table:formula="of:=IF(IF([.F$8]=&quot;&quot;;0;[.F$8])+SUM([.F$12:.F$16])+SUM([.F$20:.F$22])+SUM([.F$28:.F$36])+[.F$25]&gt;0;IF([.F$8]=&quot;&quot;;0;[.F$8])+SUM([.F$12:.F$16])+SUM([.F$20:.F$22])+SUM([.F$28:.F$36])+[.F$25];&quot;&quot;)" office:value-type="float" office:value="1" calcext:value-type="float">
            <text:p>1,00</text:p>
          </table:table-cell>
          <table:table-cell table:style-name="ce83" table:formula="of:=IF(IF([.G$8]=&quot;&quot;;0;[.G$8])+SUM([.G$12:.G$16])+SUM([.G$20:.G$22])+SUM([.G$28:.G$36])+[.G$25]&gt;0;IF([.G$8]=&quot;&quot;;0;[.G$8])+SUM([.G$12:.G$16])+SUM([.G$20:.G$22])+SUM([.G$28:.G$36])+[.G$25];&quot;&quot;)" office:value-type="float" office:value="1" calcext:value-type="float">
            <text:p>1,00</text:p>
          </table:table-cell>
          <table:table-cell table:style-name="ce83" table:formula="of:=IF(IF([.H$8]=&quot;&quot;;0;[.H$8])+SUM([.H$12:.H$16])+SUM([.H$20:.H$22])+SUM([.H$28:.H$36])+[.H$25]&gt;0;IF([.H$8]=&quot;&quot;;0;[.H$8])+SUM([.H$12:.H$16])+SUM([.H$20:.H$22])+SUM([.H$28:.H$36])+[.H$25];&quot;&quot;)">
            <text:p/>
          </table:table-cell>
          <table:table-cell table:style-name="ce83" table:formula="of:=IF(IF([.I$8]=&quot;&quot;;0;[.I$8])+SUM([.I$12:.I$16])+SUM([.I$20:.I$22])+SUM([.I$28:.I$36])+[.I$25]&gt;0;IF([.I$8]=&quot;&quot;;0;[.I$8])+SUM([.I$12:.I$16])+SUM([.I$20:.I$22])+SUM([.I$28:.I$36])+[.I$25];&quot;&quot;)">
            <text:p/>
          </table:table-cell>
          <table:table-cell table:style-name="ce83" table:formula="of:=IF(IF([.J$8]=&quot;&quot;;0;[.J$8])+SUM([.J$12:.J$16])+SUM([.J$20:.J$22])+SUM([.J$28:.J$36])+[.J$25]&gt;0;IF([.J$8]=&quot;&quot;;0;[.J$8])+SUM([.J$12:.J$16])+SUM([.J$20:.J$22])+SUM([.J$28:.J$36])+[.J$25];&quot;&quot;)">
            <text:p/>
          </table:table-cell>
          <table:table-cell table:style-name="ce83" table:formula="of:=IF(IF([.K$8]=&quot;&quot;;0;[.K$8])+SUM([.K$12:.K$16])+SUM([.K$20:.K$22])+SUM([.K$28:.K$36])+[.K$25]&gt;0;IF([.K$8]=&quot;&quot;;0;[.K$8])+SUM([.K$12:.K$16])+SUM([.K$20:.K$22])+SUM([.K$28:.K$36])+[.K$25];&quot;&quot;)">
            <text:p/>
          </table:table-cell>
          <table:table-cell table:style-name="ce83" table:formula="of:=IF(IF([.L$8]=&quot;&quot;;0;[.L$8])+SUM([.L$12:.L$16])+SUM([.L$20:.L$22])+SUM([.L$28:.L$36])+[.L$25]&gt;0;IF([.L$8]=&quot;&quot;;0;[.L$8])+SUM([.L$12:.L$16])+SUM([.L$20:.L$22])+SUM([.L$28:.L$36])+[.L$25];&quot;&quot;)">
            <text:p/>
          </table:table-cell>
          <table:table-cell table:style-name="ce83" table:formula="of:=IF(IF([.M$8]=&quot;&quot;;0;[.M$8])+SUM([.M$12:.M$16])+SUM([.M$20:.M$22])+SUM([.M$28:.M$36])+[.M$25]&gt;0;IF([.M$8]=&quot;&quot;;0;[.M$8])+SUM([.M$12:.M$16])+SUM([.M$20:.M$22])+SUM([.M$28:.M$36])+[.M$25];&quot;&quot;)" office:value-type="float" office:value="1" calcext:value-type="float">
            <text:p>1,00</text:p>
          </table:table-cell>
          <table:table-cell table:style-name="ce83" table:formula="of:=IF(IF([.N$8]=&quot;&quot;;0;[.N$8])+SUM([.N$12:.N$16])+SUM([.N$20:.N$22])+SUM([.N$28:.N$36])+[.N$25]&gt;0;IF([.N$8]=&quot;&quot;;0;[.N$8])+SUM([.N$12:.N$16])+SUM([.N$20:.N$22])+SUM([.N$28:.N$36])+[.N$25];&quot;&quot;)" office:value-type="float" office:value="1" calcext:value-type="float">
            <text:p>1,00</text:p>
          </table:table-cell>
          <table:table-cell table:style-name="ce83" table:formula="of:=IF(IF([.O$8]=&quot;&quot;;0;[.O$8])+SUM([.O$12:.O$16])+SUM([.O$20:.O$22])+SUM([.O$28:.O$36])+[.O$25]&gt;0;IF([.O$8]=&quot;&quot;;0;[.O$8])+SUM([.O$12:.O$16])+SUM([.O$20:.O$22])+SUM([.O$28:.O$36])+[.O$25];&quot;&quot;)">
            <text:p/>
          </table:table-cell>
          <table:table-cell table:style-name="ce83" table:formula="of:=IF(IF([.P$8]=&quot;&quot;;0;[.P$8])+SUM([.P$12:.P$16])+SUM([.P$20:.P$22])+SUM([.P$28:.P$36])+[.P$25]&gt;0;IF([.P$8]=&quot;&quot;;0;[.P$8])+SUM([.P$12:.P$16])+SUM([.P$20:.P$22])+SUM([.P$28:.P$36])+[.P$25];&quot;&quot;)">
            <text:p/>
          </table:table-cell>
          <table:table-cell table:style-name="ce83" table:formula="of:=IF(IF([.Q$8]=&quot;&quot;;0;[.Q$8])+SUM([.Q$12:.Q$16])+SUM([.Q$20:.Q$22])+SUM([.Q$28:.Q$36])+[.Q$25]&gt;0;IF([.Q$8]=&quot;&quot;;0;[.Q$8])+SUM([.Q$12:.Q$16])+SUM([.Q$20:.Q$22])+SUM([.Q$28:.Q$36])+[.Q$25];&quot;&quot;)">
            <text:p/>
          </table:table-cell>
          <table:table-cell table:style-name="ce83" table:formula="of:=IF(IF([.R$8]=&quot;&quot;;0;[.R$8])+SUM([.R$12:.R$16])+SUM([.R$20:.R$22])+SUM([.R$28:.R$36])+[.R$25]&gt;0;IF([.R$8]=&quot;&quot;;0;[.R$8])+SUM([.R$12:.R$16])+SUM([.R$20:.R$22])+SUM([.R$28:.R$36])+[.R$25];&quot;&quot;)" office:value-type="float" office:value="1" calcext:value-type="float">
            <text:p>1,00</text:p>
          </table:table-cell>
          <table:table-cell table:style-name="ce83" table:formula="of:=IF(IF([.S$8]=&quot;&quot;;0;[.S$8])+SUM([.S$12:.S$16])+SUM([.S$20:.S$22])+SUM([.S$28:.S$36])+[.S$25]&gt;0;IF([.S$8]=&quot;&quot;;0;[.S$8])+SUM([.S$12:.S$16])+SUM([.S$20:.S$22])+SUM([.S$28:.S$36])+[.S$25];&quot;&quot;)">
            <text:p/>
          </table:table-cell>
          <table:table-cell table:style-name="ce83" table:formula="of:=IF(IF([.T$8]=&quot;&quot;;0;[.T$8])+SUM([.T$12:.T$16])+SUM([.T$20:.T$22])+SUM([.T$28:.T$36])+[.T$25]&gt;0;IF([.T$8]=&quot;&quot;;0;[.T$8])+SUM([.T$12:.T$16])+SUM([.T$20:.T$22])+SUM([.T$28:.T$36])+[.T$25];&quot;&quot;)" office:value-type="float" office:value="1" calcext:value-type="float">
            <text:p>1,00</text:p>
          </table:table-cell>
          <table:table-cell table:style-name="ce83" table:formula="of:=IF(IF([.U$8]=&quot;&quot;;0;[.U$8])+SUM([.U$12:.U$16])+SUM([.U$20:.U$22])+SUM([.U$28:.U$36])+[.U$25]&gt;0;IF([.U$8]=&quot;&quot;;0;[.U$8])+SUM([.U$12:.U$16])+SUM([.U$20:.U$22])+SUM([.U$28:.U$36])+[.U$25];&quot;&quot;)" office:value-type="float" office:value="1" calcext:value-type="float">
            <text:p>1,00</text:p>
          </table:table-cell>
          <table:table-cell table:style-name="ce83" table:formula="of:=IF(IF([.V$8]=&quot;&quot;;0;[.V$8])+SUM([.V$12:.V$16])+SUM([.V$20:.V$22])+SUM([.V$28:.V$36])+[.V$25]&gt;0;IF([.V$8]=&quot;&quot;;0;[.V$8])+SUM([.V$12:.V$16])+SUM([.V$20:.V$22])+SUM([.V$28:.V$36])+[.V$25];&quot;&quot;)">
            <text:p/>
          </table:table-cell>
          <table:table-cell table:style-name="ce83" table:formula="of:=IF(IF([.W$8]=&quot;&quot;;0;[.W$8])+SUM([.W$12:.W$16])+SUM([.W$20:.W$22])+SUM([.W$28:.W$36])+[.W$25]&gt;0;IF([.W$8]=&quot;&quot;;0;[.W$8])+SUM([.W$12:.W$16])+SUM([.W$20:.W$22])+SUM([.W$28:.W$36])+[.W$25];&quot;&quot;)">
            <text:p/>
          </table:table-cell>
          <table:table-cell table:style-name="ce83" table:formula="of:=IF(IF([.X$8]=&quot;&quot;;0;[.X$8])+SUM([.X$12:.X$16])+SUM([.X$20:.X$22])+SUM([.X$28:.X$36])+[.X$25]&gt;0;IF([.X$8]=&quot;&quot;;0;[.X$8])+SUM([.X$12:.X$16])+SUM([.X$20:.X$22])+SUM([.X$28:.X$36])+[.X$25];&quot;&quot;)">
            <text:p/>
          </table:table-cell>
          <table:table-cell table:style-name="ce83" table:formula="of:=IF(IF([.Y$8]=&quot;&quot;;0;[.Y$8])+SUM([.Y$12:.Y$16])+SUM([.Y$20:.Y$22])+SUM([.Y$28:.Y$36])+[.Y$25]&gt;0;IF([.Y$8]=&quot;&quot;;0;[.Y$8])+SUM([.Y$12:.Y$16])+SUM([.Y$20:.Y$22])+SUM([.Y$28:.Y$36])+[.Y$25];&quot;&quot;)">
            <text:p/>
          </table:table-cell>
          <table:table-cell table:style-name="ce83" table:formula="of:=IF(IF([.Z$8]=&quot;&quot;;0;[.Z$8])+SUM([.Z$12:.Z$16])+SUM([.Z$20:.Z$22])+SUM([.Z$28:.Z$36])+[.Z$25]&gt;0;IF([.Z$8]=&quot;&quot;;0;[.Z$8])+SUM([.Z$12:.Z$16])+SUM([.Z$20:.Z$22])+SUM([.Z$28:.Z$36])+[.Z$25];&quot;&quot;)">
            <text:p/>
          </table:table-cell>
          <table:table-cell table:style-name="ce83" table:formula="of:=IF(IF([.AA$8]=&quot;&quot;;0;[.AA$8])+SUM([.AA$12:.AA$16])+SUM([.AA$20:.AA$22])+SUM([.AA$28:.AA$36])+[.AA$25]&gt;0;IF([.AA$8]=&quot;&quot;;0;[.AA$8])+SUM([.AA$12:.AA$16])+SUM([.AA$20:.AA$22])+SUM([.AA$28:.AA$36])+[.AA$25];&quot;&quot;)" office:value-type="float" office:value="1" calcext:value-type="float">
            <text:p>1,00</text:p>
          </table:table-cell>
          <table:table-cell table:style-name="ce83" table:formula="of:=IF(IF([.AB$8]=&quot;&quot;;0;[.AB$8])+SUM([.AB$12:.AB$16])+SUM([.AB$20:.AB$22])+SUM([.AB$28:.AB$36])+[.AB$25]&gt;0;IF([.AB$8]=&quot;&quot;;0;[.AB$8])+SUM([.AB$12:.AB$16])+SUM([.AB$20:.AB$22])+SUM([.AB$28:.AB$36])+[.AB$25];&quot;&quot;)" office:value-type="float" office:value="1" calcext:value-type="float">
            <text:p>1,00</text:p>
          </table:table-cell>
          <table:table-cell table:style-name="ce83" table:formula="of:=IF(IF([.AC$8]=&quot;&quot;;0;[.AC$8])+SUM([.AC$12:.AC$16])+SUM([.AC$20:.AC$22])+SUM([.AC$28:.AC$36])+[.AC$25]&gt;0;IF([.AC$8]=&quot;&quot;;0;[.AC$8])+SUM([.AC$12:.AC$16])+SUM([.AC$20:.AC$22])+SUM([.AC$28:.AC$36])+[.AC$25];&quot;&quot;)">
            <text:p/>
          </table:table-cell>
          <table:table-cell table:style-name="ce83" table:formula="of:=IF(IF([.AD$8]=&quot;&quot;;0;[.AD$8])+SUM([.AD$12:.AD$16])+SUM([.AD$20:.AD$22])+SUM([.AD$28:.AD$36])+[.AD$25]&gt;0;IF([.AD$8]=&quot;&quot;;0;[.AD$8])+SUM([.AD$12:.AD$16])+SUM([.AD$20:.AD$22])+SUM([.AD$28:.AD$36])+[.AD$25];&quot;&quot;)">
            <text:p/>
          </table:table-cell>
          <table:table-cell table:style-name="ce83" table:formula="of:=IF(IF([.AE$8]=&quot;&quot;;0;[.AE$8])+SUM([.AE$12:.AE$16])+SUM([.AE$20:.AE$22])+SUM([.AE$28:.AE$36])+[.AE$25]&gt;0;IF([.AE$8]=&quot;&quot;;0;[.AE$8])+SUM([.AE$12:.AE$16])+SUM([.AE$20:.AE$22])+SUM([.AE$28:.AE$36])+[.AE$25];&quot;&quot;)">
            <text:p/>
          </table:table-cell>
          <table:table-cell table:style-name="ce83" table:formula="of:=IF(IF([.AF$8]=&quot;&quot;;0;[.AF$8])+SUM([.AF$12:.AF$16])+SUM([.AF$20:.AF$22])+SUM([.AF$28:.AF$36])+[.AF$25]&gt;0;IF([.AF$8]=&quot;&quot;;0;[.AF$8])+SUM([.AF$12:.AF$16])+SUM([.AF$20:.AF$22])+SUM([.AF$28:.AF$36])+[.AF$25];&quot;&quot;)">
            <text:p/>
          </table:table-cell>
          <table:table-cell table:style-name="ce83" table:formula="of:=IF(IF([.AG$8]=&quot;&quot;;0;[.AG$8])+SUM([.AG$12:.AG$16])+SUM([.AG$20:.AG$22])+SUM([.AG$28:.AG$36])+[.AG$25]&gt;0;IF([.AG$8]=&quot;&quot;;0;[.AG$8])+SUM([.AG$12:.AG$16])+SUM([.AG$20:.AG$22])+SUM([.AG$28:.AG$36])+[.AG$25];&quot;&quot;)">
            <text:p/>
          </table:table-cell>
          <table:table-cell table:style-name="ce83" table:formula="of:=IF(IF([.AH$8]=&quot;&quot;;0;[.AH$8])+SUM([.AH$12:.AH$16])+SUM([.AH$20:.AH$22])+SUM([.AH$28:.AH$36])+[.AH$25]&gt;0;IF([.AH$8]=&quot;&quot;;0;[.AH$8])+SUM([.AH$12:.AH$16])+SUM([.AH$20:.AH$22])+SUM([.AH$28:.AH$36])+[.AH$25];&quot;&quot;)" office:value-type="float" office:value="1" calcext:value-type="float">
            <text:p>1,00</text:p>
          </table:table-cell>
          <table:table-cell table:style-name="ce115" table:formula="of:=SUM([.D38:.AH38])" office:value-type="float" office:value="10" calcext:value-type="float">
            <text:p>10,00</text:p>
          </table:table-cell>
          <table:table-cell table:style-name="ce122" table:number-columns-repeated="222"/>
        </table:table-row>
        <table:table-row table:style-name="ro3">
          <table:table-cell table:number-columns-repeated="3"/>
          <table:table-cell table:style-name="ce129"/>
          <table:table-cell table:number-columns-repeated="253"/>
        </table:table-row>
        <table:table-row table:style-name="ro10">
          <table:table-cell table:number-columns-repeated="3"/>
          <table:table-cell table:style-name="ce66" table:number-columns-repeated="5"/>
          <table:table-cell table:style-name="ce209" office:value-type="string" calcext:value-type="string" table:number-columns-spanned="20" table:number-rows-spanned="1">
            <text:p>SIGNATURE</text:p>
          </table:table-cell>
          <table:covered-table-cell table:number-columns-repeated="19" table:style-name="ce209"/>
          <table:table-cell/>
          <table:table-cell table:style-name="ce108"/>
          <table:table-cell table:number-columns-repeated="227"/>
        </table:table-row>
        <table:table-row table:style-name="ro13">
          <table:table-cell table:number-columns-repeated="3"/>
          <table:table-cell table:style-name="ce67" table:number-columns-repeated="5"/>
          <table:table-cell table:style-name="ce210" office:value-type="string" calcext:value-type="string" table:number-columns-spanned="20" table:number-rows-spanned="1">
            <text:p>Collaborateur</text:p>
          </table:table-cell>
          <table:covered-table-cell table:number-columns-repeated="19" table:style-name="ce210"/>
          <table:table-cell table:number-columns-repeated="229"/>
        </table:table-row>
        <table:table-row table:style-name="ro3" table:number-rows-repeated="2">
          <table:table-cell table:number-columns-repeated="257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7"/>
          <table:table-cell table:number-columns-repeated="254"/>
        </table:table-row>
        <table:table-row table:style-name="ro3" table:visibility="collapse">
          <table:table-cell table:style-name="ce135" office:value-type="string" calcext:value-type="string" table:number-columns-spanned="6" table:number-rows-spanned="1">
            <text:p>(En gras : A renseigner chaque année)</text:p>
          </table:table-cell>
          <table:covered-table-cell table:number-columns-repeated="5" table:style-name="ce135"/>
          <table:table-cell table:style-name="ce129" table:number-columns-spanned="3" table:number-rows-spanned="1"/>
          <table:covered-table-cell table:number-columns-repeated="2" table:style-name="ce129"/>
          <table:table-cell table:style-name="ce129" table:number-columns-spanned="3" table:number-rows-spanned="1"/>
          <table:covered-table-cell table:number-columns-repeated="2" table:style-name="ce129"/>
          <table:table-cell table:number-columns-repeated="245"/>
        </table:table-row>
        <table:table-row table:style-name="ro3" table:visibility="collapse">
          <table:table-cell table:style-name="ce136" office:value-type="string" calcext:value-type="string" table:number-columns-spanned="2" table:number-rows-spanned="1">
            <text:p>lundi Pâques</text:p>
          </table:table-cell>
          <table:covered-table-cell table:style-name="ce136"/>
          <table:table-cell table:style-name="ce48" office:value-type="date" office:date-value="2006-04-17" calcext:value-type="date">
            <text:p>17-avr.-06</text:p>
          </table:table-cell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number-columns-repeated="245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Ascencion</text:p>
          </table:table-cell>
          <table:covered-table-cell table:style-name="ce135"/>
          <table:table-cell table:style-name="ce48" table:formula="of:=[.C52]+38" office:value-type="date" office:date-value="2006-05-25" calcext:value-type="date">
            <text:p>25-mai-06</text:p>
          </table:table-cell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number-columns-repeated="245"/>
        </table:table-row>
        <table:table-row table:style-name="ro3" table:visibility="collapse">
          <table:table-cell office:value-type="string" calcext:value-type="string">
            <text:p>Fête Travail</text:p>
          </table:table-cell>
          <table:table-cell/>
          <table:table-cell table:style-name="ce48" office:value-type="date" office:date-value="2006-05-01" calcext:value-type="date">
            <text:p>1-mai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office:value-type="string" calcext:value-type="string">
            <text:p>Victoire</text:p>
          </table:table-cell>
          <table:table-cell/>
          <table:table-cell table:style-name="ce48" office:value-type="date" office:date-value="2006-05-08" calcext:value-type="date">
            <text:p>8-mai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lundi Pentecôte</text:p>
          </table:table-cell>
          <table:covered-table-cell table:style-name="ce135"/>
          <table:table-cell table:style-name="ce48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number-columns-repeated="245"/>
        </table:table-row>
        <table:table-row table:style-name="ro3" table:visibility="collapse">
          <table:table-cell office:value-type="string" calcext:value-type="string">
            <text:p>Fête Nationale</text:p>
          </table:table-cell>
          <table:table-cell/>
          <table:table-cell table:style-name="ce48" office:value-type="date" office:date-value="2006-07-14" calcext:value-type="date">
            <text:p>14-juil.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Assomption</text:p>
          </table:table-cell>
          <table:covered-table-cell table:style-name="ce129"/>
          <table:table-cell table:style-name="ce48" office:value-type="date" office:date-value="2006-08-15" calcext:value-type="date">
            <text:p>15-août-06</text:p>
          </table:table-cell>
          <table:table-cell table:number-columns-repeated="254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Toussaint</text:p>
          </table:table-cell>
          <table:covered-table-cell table:style-name="ce129"/>
          <table:table-cell table:style-name="ce48" office:value-type="date" office:date-value="2006-11-01" calcext:value-type="date">
            <text:p>1-nov.-06</text:p>
          </table:table-cell>
          <table:table-cell table:number-columns-repeated="254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Armistice</text:p>
          </table:table-cell>
          <table:covered-table-cell table:style-name="ce129"/>
          <table:table-cell table:style-name="ce48" office:value-type="date" office:date-value="2006-11-11" calcext:value-type="date">
            <text:p>11-nov.-06</text:p>
          </table:table-cell>
          <table:table-cell table:number-columns-repeated="254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Noël</text:p>
          </table:table-cell>
          <table:covered-table-cell table:style-name="ce129"/>
          <table:table-cell table:style-name="ce48" office:value-type="date" office:date-value="2006-12-25" calcext:value-type="date">
            <text:p>25-déc.-06</text:p>
          </table:table-cell>
          <table:table-cell table:number-columns-repeated="254"/>
        </table:table-row>
        <table:table-row table:style-name="ro3">
          <table:table-cell table:number-columns-repeated="2"/>
          <table:table-cell table:style-name="ce48"/>
          <table:table-cell table:number-columns-repeated="254"/>
        </table:table-row>
        <table:table-row table:style-name="ro3" table:number-rows-repeated="1048513">
          <table:table-cell table:number-columns-repeated="257"/>
        </table:table-row>
        <table:table-row table:style-name="ro3">
          <table:table-cell table:number-columns-repeated="257"/>
        </table:table-row>
        <table:named-expressions>
          <table:named-range table:name="Année" table:base-cell-address="$'janvier 2024'.$A$1" table:cell-range-address="$'Aout 2024'.$Z$3"/>
          <table:named-range table:name="fériés" table:base-cell-address="$'janvier 2024'.$A$1" table:cell-range-address="$'Aout 2024'.$C$52:.$C$61"/>
          <table:named-range table:name="mois" table:base-cell-address="$'janvier 2024'.$A$1" table:cell-range-address="$'Aout 2024'.$X$3"/>
          <table:named-range table:name="_xlnm.Print_Area" table:base-cell-address="$'janvier 2024'.$A$1" table:cell-range-address="$'Aout 2024'.$A$1:.$AI$41" table:range-usable-as="print-range"/>
          <table:named-range table:name="_xlnm_Print_Area" table:base-cell-address="$'janvier 2024'.$A$1" table:cell-range-address="$'Aout 2024'.$A$1:.$AI$41"/>
        </table:named-expressions>
        <calcext:conditional-formats>
          <calcext:conditional-format calcext:target-range-address="'Aout 2024'.Z3:'Aout 2024'.AA3">
            <calcext:condition calcext:apply-style-name="ConditionalStyle_25" calcext:value="between([.$A$65],[.$A$66])" calcext:base-cell-address="'Aout 2024'.Z3"/>
            <calcext:condition calcext:apply-style-name="ConditionalStyle_26" calcext:value="between([.$A$65],[.$A$66])" calcext:base-cell-address="'Aout 2024'.Z3"/>
            <calcext:condition calcext:apply-style-name="ConditionalStyle_27" calcext:value="between([.$A$65],[.$A$66])" calcext:base-cell-address="'Aout 2024'.Z3"/>
            <calcext:condition calcext:apply-style-name="ConditionalStyle_28" calcext:value="between([.$A$65],[.$A$66])" calcext:base-cell-address="'Aout 2024'.Z3"/>
          </calcext:conditional-format>
        </calcext:conditional-formats>
      </table:table>
      <table:table table:name="Septembre 2024" table:style-name="ta10" table:print-ranges="'Septembre 2024'.A1:'Septembre 2024'.AI41">
        <table:table-column table:style-name="co12" table:default-cell-style-name="ce101"/>
        <table:table-column table:style-name="co13" table:default-cell-style-name="ce101"/>
        <table:table-column table:style-name="co14" table:default-cell-style-name="ce101"/>
        <table:table-column table:style-name="co15" table:number-columns-repeated="4" table:default-cell-style-name="ce101"/>
        <table:table-column table:style-name="co15" table:default-cell-style-name="ce88"/>
        <table:table-column table:style-name="co15" table:number-columns-repeated="3" table:default-cell-style-name="ce101"/>
        <table:table-column table:style-name="co18" table:default-cell-style-name="ce101"/>
        <table:table-column table:style-name="co15" table:number-columns-repeated="6" table:default-cell-style-name="ce101"/>
        <table:table-column table:style-name="co18" table:default-cell-style-name="ce101"/>
        <table:table-column table:style-name="co15" table:number-columns-repeated="15" table:default-cell-style-name="ce101"/>
        <table:table-column table:style-name="co19" table:default-cell-style-name="ce101"/>
        <table:table-column table:style-name="co16" table:number-columns-repeated="222" table:default-cell-style-name="ce82"/>
        <table:table-column table:style-name="co17" table:number-columns-repeated="16127"/>
        <table:table-row table:style-name="ro2">
          <table:table-cell table:style-name="ce1"/>
          <table:table-cell table:style-name="ce7"/>
          <table:table-cell table:style-name="ce42"/>
          <table:table-cell table:style-name="ce49"/>
          <table:table-cell table:style-name="ce69" office:value-type="string" calcext:value-type="string">
            <text:p>NOM :</text:p>
          </table:table-cell>
          <table:table-cell table:style-name="ce197" office:value-type="string" calcext:value-type="string" table:number-columns-spanned="7" table:number-rows-spanned="1">
            <text:p>xxxx <text:s text:c="3"/>xxxxx</text:p>
          </table:table-cell>
          <table:covered-table-cell table:number-columns-repeated="6" table:style-name="ce197"/>
          <table:table-cell table:style-name="ce4"/>
          <table:table-cell table:style-name="ce213" office:value-type="string" calcext:value-type="string" table:number-columns-spanned="22" table:number-rows-spanned="1">
            <text:p>RAPPORT D'ACTIVITE</text:p>
          </table:table-cell>
          <table:covered-table-cell table:number-columns-repeated="21" table:style-name="ce213"/>
          <table:table-cell table:style-name="ce42" table:number-columns-repeated="222"/>
        </table:table-row>
        <table:table-row table:style-name="ro4">
          <table:table-cell table:style-name="ce6">
            <draw:frame draw:z-index="0" draw:name="Image 3" draw:style-name="gr1" draw:text-style-name="P1" svg:width="5.511cm" svg:height="1.105cm" svg:x="0.206cm" svg:y="0.052cm">
              <draw:image xlink:href="Pictures/10000000000000C900000025E0397C5F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50"/>
          <table:table-cell table:style-name="ce70" office:value-type="string" calcext:value-type="string">
            <text:p>TEL :</text:p>
          </table:table-cell>
          <table:table-cell table:style-name="ce85" office:value-type="string" calcext:value-type="string" table:number-columns-spanned="7" table:number-rows-spanned="1">
            <text:p>06xxxxxx</text:p>
          </table:table-cell>
          <table:covered-table-cell table:number-columns-repeated="6" table:style-name="ce85"/>
          <table:table-cell/>
          <table:table-cell table:style-name="ce214" office:value-type="string" calcext:value-type="string" table:number-columns-spanned="22" table:number-rows-spanned="1">
            <text:p>Fax : 01.84.18.08.11 / contact@eisi-consulting.fr</text:p>
          </table:table-cell>
          <table:covered-table-cell table:number-columns-repeated="21" table:style-name="ce214"/>
          <table:table-cell table:number-columns-repeated="222"/>
        </table:table-row>
        <table:table-row table:style-name="ro2">
          <table:table-cell table:style-name="ce3"/>
          <table:table-cell table:style-name="ce30" table:number-columns-repeated="2"/>
          <table:table-cell table:style-name="ce51"/>
          <table:table-cell table:style-name="ce71"/>
          <table:table-cell table:style-name="ce199" table:number-columns-spanned="7" table:number-rows-spanned="1"/>
          <table:covered-table-cell table:number-columns-repeated="6" table:style-name="ce199"/>
          <table:table-cell table:style-name="ce99"/>
          <table:table-cell table:number-columns-repeated="6"/>
          <table:table-cell table:style-name="ce102"/>
          <table:table-cell table:style-name="ce99"/>
          <table:table-cell/>
          <table:table-cell table:style-name="ce103" office:value-type="string" calcext:value-type="string">
            <text:p>mois :</text:p>
          </table:table-cell>
          <table:table-cell table:style-name="ce104" table:content-validation-name="val23" office:value-type="float" office:value="9" calcext:value-type="float">
            <text:p>9</text:p>
          </table:table-cell>
          <table:table-cell table:style-name="ce105" office:value-type="string" calcext:value-type="string">
            <text:p>an :</text:p>
          </table:table-cell>
          <table:table-cell table:style-name="ce139" table:content-validation-name="val24" office:value-type="float" office:value="2024" calcext:value-type="float" table:number-columns-spanned="2" table:number-rows-spanned="1">
            <text:p>2024</text:p>
          </table:table-cell>
          <table:covered-table-cell table:style-name="ce140" table:content-validation-name="val24"/>
          <table:table-cell table:style-name="ce4" table:number-columns-repeated="7"/>
          <table:table-cell table:number-columns-repeated="223"/>
        </table:table-row>
        <table:table-row table:style-name="ro3">
          <table:table-cell table:style-name="ce3"/>
          <table:table-cell table:style-name="ce30"/>
          <table:table-cell table:style-name="ce43" table:number-columns-repeated="2"/>
          <table:table-cell table:style-name="ce72"/>
          <table:table-cell table:style-name="ce87"/>
          <table:table-cell table:style-name="ce7"/>
          <table:table-cell table:number-columns-repeated="3"/>
          <table:table-cell table:style-name="ce4" table:number-columns-repeated="3"/>
          <table:table-cell table:number-columns-repeated="15"/>
          <table:table-cell table:style-name="ce4" table:number-columns-repeated="6"/>
          <table:table-cell table:number-columns-repeated="223"/>
        </table:table-row>
        <table:table-row table:style-name="ro3" table:visibility="collapse">
          <table:table-cell table:style-name="ce4"/>
          <table:table-cell table:style-name="ce7" table:number-columns-repeated="2"/>
          <table:table-cell table:style-name="ce4" table:number-columns-repeated="4"/>
          <table:table-cell/>
          <table:table-cell table:style-name="ce4" table:number-columns-repeated="27"/>
          <table:table-cell table:number-columns-repeated="222"/>
        </table:table-row>
        <table:table-row table:style-name="ro6">
          <table:table-cell table:style-name="ce17" table:number-columns-spanned="3" table:number-rows-spanned="1"/>
          <table:covered-table-cell table:number-columns-repeated="2" table:style-name="ce17"/>
          <table:table-cell table:style-name="ce52"/>
          <table:table-cell table:style-name="ce4" table:number-columns-repeated="3"/>
          <table:table-cell/>
          <table:table-cell table:style-name="ce4" table:number-columns-repeated="2"/>
          <table:table-cell table:style-name="ce98"/>
          <table:table-cell table:style-name="ce4" table:number-columns-repeated="24"/>
          <table:table-cell table:number-columns-repeated="222"/>
        </table:table-row>
        <table:table-row table:style-name="ro7">
          <table:table-cell table:style-name="ce19" office:value-type="string" calcext:value-type="string" table:number-columns-spanned="3" table:number-rows-spanned="1">
            <text:p>Calendrier</text:p>
          </table:table-cell>
          <table:covered-table-cell table:number-columns-repeated="2" table:style-name="ce19"/>
          <table:table-cell table:style-name="ce5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27" calcext:value-type="float">
            <text:p>27</text:p>
          </table:table-cell>
          <table:table-cell table:style-name="ce73" table:formula="of:=IF(DAY(DATE(Année;mois+1;1)-1)&gt;27;28;&quot;&quot;)" office:value-type="float" office:value="28" calcext:value-type="float">
            <text:p>28</text:p>
          </table:table-cell>
          <table:table-cell table:style-name="ce73" table:formula="of:=IF(DAY(DATE(Année;mois+1;1)-1)&gt;28;29;&quot;&quot;)" office:value-type="float" office:value="29" calcext:value-type="float">
            <text:p>29</text:p>
          </table:table-cell>
          <table:table-cell table:style-name="ce73" table:formula="of:=IF(DAY(DATE(Année;mois+1;1)-1)&gt;29;30;&quot;&quot;)" office:value-type="float" office:value="30" calcext:value-type="float">
            <text:p>30</text:p>
          </table:table-cell>
          <table:table-cell table:style-name="ce109" table:formula="of:=IF(DAY(DATE(Année;mois+1;1)-1)&gt;30;31;&quot;&quot;)">
            <text:p/>
          </table:table-cell>
          <table:table-cell table:style-name="ce110" office:value-type="string" calcext:value-type="string">
            <text:p>Total</text:p>
          </table:table-cell>
          <table:table-cell table:number-columns-repeated="222"/>
        </table:table-row>
        <table:table-row table:style-name="ro7">
          <table:table-cell table:style-name="ce19" office:value-type="string" calcext:value-type="string" table:number-columns-spanned="3" table:number-rows-spanned="1">
            <text:p>Jours chômés</text:p>
          </table:table-cell>
          <table:covered-table-cell table:number-columns-repeated="2" table:style-name="ce19"/>
          <table:table-cell table:style-name="ce54" table:formula="of:=IF(OR((DATE(Année;mois;[.D$7])=[.C52]);(DATE(Année;mois;[.D$7])=[.C53]);(DATE(Année;mois;[.D$7])=[.C56]));1;IF(OR(mois=1;mois=5;mois=11);1;IF(WEEKDAY(DATE(Année;mois;[.D$7]))=7;1;IF(WEEKDAY(DATE(Année;mois;[.D$7]))=1;1;&quot;&quot;))))" office:value-type="float" office:value="1" calcext:value-type="float">
            <text:p>1</text:p>
          </table:table-cell>
          <table:table-cell table:style-name="ce74" table:formula="of:=IF(OR((DATE(Année;mois;[.E$7])=[.C52]);(DATE(Année;mois;[.E$7])=[.C53]);(DATE(Année;mois;[.E$7])=[.C56]));1;IF(WEEKDAY(DATE(Année;mois;[.E$7]))=7;1;IF(WEEKDAY(DATE(Année;mois;[.E$7]))=1;1;&quot;&quot;)))">
            <text:p/>
          </table:table-cell>
          <table:table-cell table:style-name="ce74" table:formula="of:=IF(OR((DATE(Année;mois;[.F$7])=[.B52]);(DATE(Année;mois;[.F$7])=[.B53]);(DATE(Année;mois;[.F$7])=[.B56]));1;IF(WEEKDAY(DATE(Année;mois;[.F$7]))=7;1;IF(WEEKDAY(DATE(Année;mois;[.F$7]))=1;1;&quot;&quot;)))">
            <text:p/>
          </table:table-cell>
          <table:table-cell table:style-name="ce74" table:formula="of:=IF(OR((DATE(Année;mois;[.G$7])=[.C52]);(DATE(Année;mois;[.G$7])=[.C53]);(DATE(Année;mois;[.G$7])=[.C56]));1;IF(WEEKDAY(DATE(Année;mois;[.G$7]))=7;1;IF(WEEKDAY(DATE(Année;mois;[.G$7]))=1;1;&quot;&quot;)))">
            <text:p/>
          </table:table-cell>
          <table:table-cell table:style-name="ce74"/>
          <table:table-cell table:style-name="ce74" table:formula="of:=IF(OR((DATE(Année;mois;[.I$7])=[.C52]);(DATE(Année;mois;[.I$7])=[.C53]);(DATE(Année;mois;[.I$7])=[.C56]));1;IF(WEEKDAY(DATE(Année;mois;[.I$7]))=7;1;IF(WEEKDAY(DATE(Année;mois;[.I$7]))=1;1;&quot;&quot;)))">
            <text:p/>
          </table:table-cell>
          <table:table-cell table:style-name="ce74" table:formula="of:=IF(OR((DATE(Année;mois;[.J$7])=[.C52]);(DATE(Année;mois;[.J$7])=[.C53]);(DATE(Année;mois;[.J$7])=[.C56]));1;IF(WEEKDAY(DATE(Année;mois;[.J$7]))=7;1;IF(WEEKDAY(DATE(Année;mois;[.J$7]))=1;1;&quot;&quot;)))" office:value-type="float" office:value="1" calcext:value-type="float">
            <text:p>1</text:p>
          </table:table-cell>
          <table:table-cell table:style-name="ce74" table:formula="of:=IF(OR((DATE(Année;mois;[.K$7])=[.C52]);(DATE(Année;mois;[.K$7])=[.K53]);(DATE(Année;mois;[.K$7])=[.C56]));1;IF(mois=5;1;IF(WEEKDAY(DATE(Année;mois;[.K$7]))=7;1;IF(WEEKDAY(DATE(Année;mois;[.K$7]))=1;1;&quot;&quot;))))" office:value-type="float" office:value="1" calcext:value-type="float">
            <text:p>1</text:p>
          </table:table-cell>
          <table:table-cell table:style-name="ce74" table:formula="of:=IF(OR((DATE(Année;mois;[.L$7])=[.C52]);(DATE(Année;mois;[.L$7])=[.C53]);(DATE(Année;mois;[.L$7])=[.C56]));1;IF(WEEKDAY(DATE(Année;mois;[.L$7]))=7;1;IF(WEEKDAY(DATE(Année;mois;[.L$7]))=1;1;&quot;&quot;)))">
            <text:p/>
          </table:table-cell>
          <table:table-cell table:style-name="ce74" table:formula="of:=IF(OR((DATE(Année;mois;[.M$7])=[.C52]);(DATE(Année;mois;[.M$7])=[.C53]);(DATE(Année;mois;[.M$7])=[.C56]));1;IF(WEEKDAY(DATE(Année;mois;[.M$7]))=7;1;IF(WEEKDAY(DATE(Année;mois;[.M$7]))=1;1;&quot;&quot;)))">
            <text:p/>
          </table:table-cell>
          <table:table-cell table:style-name="ce74" table:formula="of:=IF(OR((DATE(Année;mois;[.N$7])=[.C52]);(DATE(Année;mois;[.N$7])=[.C53]);(DATE(Année;mois;[.N$7])=[.C56]));1;IF(mois=11;1;IF(WEEKDAY(DATE(Année;mois;[.N$7]))=7;1;IF(WEEKDAY(DATE(Année;mois;[.N$7]))=1;1;&quot;&quot;))))">
            <text:p/>
          </table:table-cell>
          <table:table-cell table:style-name="ce74" table:formula="of:=IF(OR((DATE(Année;mois;[.O$7])=[.C52]);(DATE(Année;mois;[.O$7])=[.C53]);(DATE(Année;mois;[.O$7])=[.C56]));1;IF(WEEKDAY(DATE(Année;mois;[.O$7]))=7;1;IF(WEEKDAY(DATE(Année;mois;[.O$7]))=1;1;&quot;&quot;)))">
            <text:p/>
          </table:table-cell>
          <table:table-cell table:style-name="ce74" table:formula="of:=IF(OR((DATE(Année;mois;[.P$7])=[.C52]);(DATE(Année;mois;[.P$7])=[.C53]);(DATE(Année;mois;[.P$7])=[.C56]));1;IF(WEEKDAY(DATE(Année;mois;[.P$7]))=7;1;IF(WEEKDAY(DATE(Année;mois;[.P$7]))=1;1;&quot;&quot;)))">
            <text:p/>
          </table:table-cell>
          <table:table-cell table:style-name="ce74" table:formula="of:=IF(OR((DATE(Année;mois;[.Q$7])=[.C52]);(DATE(Année;mois;[.Q$7])=[.C53]);(DATE(Année;mois;[.Q$7])=[.C56]));1;IF(mois=7;1;IF(WEEKDAY(DATE(Année;mois;[.Q$7]))=7;1;IF(WEEKDAY(DATE(Année;mois;[.Q$7]))=1;1;&quot;&quot;))))" office:value-type="float" office:value="1" calcext:value-type="float">
            <text:p>1</text:p>
          </table:table-cell>
          <table:table-cell table:style-name="ce74" table:formula="of:=IF(OR((DATE(Année;mois;[.R$7])=[.C52]);(DATE(Année;mois;[.R$7])=[.C53]);(DATE(Année;mois;[.R$7])=[.C56]));1;IF(mois=8;1;IF(WEEKDAY(DATE(Année;mois;[.R$7]))=7;1;IF(WEEKDAY(DATE(Année;mois;[.R$7]))=1;1;&quot;&quot;))))" office:value-type="float" office:value="1" calcext:value-type="float">
            <text:p>1</text:p>
          </table:table-cell>
          <table:table-cell table:style-name="ce74" table:formula="of:=IF(OR((DATE(Année;mois;[.S$7])=[.C52]);(DATE(Année;mois;[.S$7])=[.C53]);(DATE(Année;mois;[.S$7])=[.C56]));1;IF(WEEKDAY(DATE(Année;mois;[.S$7]))=7;1;IF(WEEKDAY(DATE(Année;mois;[.S$7]))=1;1;&quot;&quot;)))">
            <text:p/>
          </table:table-cell>
          <table:table-cell table:style-name="ce74" table:formula="of:=IF(OR((DATE(Année;mois;[.T$7])=[.C52]);(DATE(Année;mois;[.T$7])=[.C53]);(DATE(Année;mois;[.T$7])=[.C56]));1;IF(WEEKDAY(DATE(Année;mois;[.T$7]))=7;1;IF(WEEKDAY(DATE(Année;mois;[.T$7]))=1;1;&quot;&quot;)))">
            <text:p/>
          </table:table-cell>
          <table:table-cell table:style-name="ce74" table:formula="of:=IF(OR((DATE(Année;mois;[.U$7])=[.C52]);(DATE(Année;mois;[.U$7])=[.C53]);(DATE(Année;mois;[.U$7])=[.C56]));1;IF(WEEKDAY(DATE(Année;mois;[.U$7]))=7;1;IF(WEEKDAY(DATE(Année;mois;[.U$7]))=1;1;&quot;&quot;)))">
            <text:p/>
          </table:table-cell>
          <table:table-cell table:style-name="ce74" table:formula="of:=IF(OR((DATE(Année;mois;[.V$7])=[.C52]);(DATE(Année;mois;[.V$7])=[.C53]);(DATE(Année;mois;[.V$7])=[.C56]));1;IF(WEEKDAY(DATE(Année;mois;[.V$7]))=7;1;IF(WEEKDAY(DATE(Année;mois;[.V$7]))=1;1;&quot;&quot;)))">
            <text:p/>
          </table:table-cell>
          <table:table-cell table:style-name="ce74" table:formula="of:=IF(OR((DATE(Année;mois;[.W$7])=[.C52]);(DATE(Année;mois;[.W$7])=[.C53]);(DATE(Année;mois;[.W$7])=[.C56]));1;IF(WEEKDAY(DATE(Année;mois;[.W$7]))=7;1;IF(WEEKDAY(DATE(Année;mois;[.W$7]))=1;1;&quot;&quot;)))">
            <text:p/>
          </table:table-cell>
          <table:table-cell table:style-name="ce74" table:formula="of:=IF(OR((DATE(Année;mois;[.X$7])=[.C52]);(DATE(Année;mois;[.X$7])=[.C53]);(DATE(Année;mois;[.X$7])=[.C56]));1;IF(WEEKDAY(DATE(Année;mois;[.X$7]))=7;1;IF(WEEKDAY(DATE(Année;mois;[.X$7]))=1;1;&quot;&quot;)))" office:value-type="float" office:value="1" calcext:value-type="float">
            <text:p>1</text:p>
          </table:table-cell>
          <table:table-cell table:style-name="ce74" table:formula="of:=IF(OR((DATE(Année;mois;[.Y$7])=[.C52]);(DATE(Année;mois;[.Y$7])=[.C53]);(DATE(Année;mois;[.Y$7])=[.C56]));1;IF(WEEKDAY(DATE(Année;mois;[.Y$7]))=7;1;IF(WEEKDAY(DATE(Année;mois;[.Y$7]))=1;1;&quot;&quot;)))" office:value-type="float" office:value="1" calcext:value-type="float">
            <text:p>1</text:p>
          </table:table-cell>
          <table:table-cell table:style-name="ce74" table:formula="of:=IF(OR((DATE(Année;mois;[.Z$7])=[.C52]);(DATE(Année;mois;[.Z$7])=[.C53]);(DATE(Année;mois;[.Z$7])=[.C56]));1;IF(WEEKDAY(DATE(Année;mois;[.Z$7]))=7;1;IF(WEEKDAY(DATE(Année;mois;[.Z$7]))=1;1;&quot;&quot;)))">
            <text:p/>
          </table:table-cell>
          <table:table-cell table:style-name="ce74" table:formula="of:=IF(OR((DATE(Année;mois;[.AA$7])=[.C52]);(DATE(Année;mois;[.AA$7])=[.C53]);(DATE(Année;mois;[.AA$7])=[.C56]));1;IF(WEEKDAY(DATE(Année;mois;[.AA$7]))=7;1;IF(WEEKDAY(DATE(Année;mois;[.AA$7]))=1;1;&quot;&quot;)))">
            <text:p/>
          </table:table-cell>
          <table:table-cell table:style-name="ce74" table:formula="of:=IF(OR((DATE(Année;mois;[.AB$7])=[.C52]);(DATE(Année;mois;[.AB$7])=[.C53]);(DATE(Année;mois;[.AB$7])=[.C56]));1;IF(mois=12;1;IF(WEEKDAY(DATE(Année;mois;[.AB$7]))=7;1;IF(WEEKDAY(DATE(Année;mois;[.AB$7]))=1;1;&quot;&quot;))))">
            <text:p/>
          </table:table-cell>
          <table:table-cell table:style-name="ce74" table:formula="of:=IF(OR((DATE(Année;mois;[.AC$7])=[.C52]);(DATE(Année;mois;[.AC$7])=[.C53]);(DATE(Année;mois;[.AC$7])=[.C56]));1;IF(WEEKDAY(DATE(Année;mois;[.AC$7]))=7;1;IF(WEEKDAY(DATE(Année;mois;[.AC$7]))=1;1;&quot;&quot;)))">
            <text:p/>
          </table:table-cell>
          <table:table-cell table:style-name="ce74" table:formula="of:=IF(OR((DATE(Année;mois;[.AD$7])=[.C52]);(DATE(Année;mois;[.AD$7])=[.C53]);(DATE(Année;mois;[.AD$7])=[.C56]));1;IF(WEEKDAY(DATE(Année;mois;[.AD$7]))=7;1;IF(WEEKDAY(DATE(Année;mois;[.AD$7]))=1;1;&quot;&quot;)))">
            <text:p/>
          </table:table-cell>
          <table:table-cell table:style-name="ce74" table:formula="of:=IF(OR((DATE(Année;mois;[.AE$7])=[.C52]);(DATE(Année;mois;[.AE$7])=[.C53]);(DATE(Année;mois;[.AE$7])=[.C56]));1;IF(WEEKDAY(DATE(Année;mois;[.AE$7]))=7;1;IF(WEEKDAY(DATE(Année;mois;[.AE$7]))=1;1;&quot;&quot;)))" office:value-type="float" office:value="1" calcext:value-type="float">
            <text:p>1</text:p>
          </table:table-cell>
          <table:table-cell table:style-name="ce74" table:formula="of:=IF([.AF$7]=&quot;&quot;;&quot;&quot;;IF(OR((DATE(Année;mois;[.AF$7])=[.C52]);(DATE(Année;mois;[.AF$7])=[.C53]);(DATE(Année;mois;[.AF$7])=[.C56]));1;IF(WEEKDAY(DATE(Année;mois;[.AF$7]))=7;1;IF(WEEKDAY(DATE(Année;mois;[.AF$7]))=1;1;&quot;&quot;))))" office:value-type="float" office:value="1" calcext:value-type="float">
            <text:p>1</text:p>
          </table:table-cell>
          <table:table-cell table:style-name="ce74" table:formula="of:=IF([.AG$7]=&quot;&quot;;&quot;&quot;;IF(OR((DATE(Année;mois;[.AG$7])=[.C52]);(DATE(Année;mois;[.AG$7])=[.C53]);(DATE(Année;mois;[.AG$7])=[.C56]));1;IF(WEEKDAY(DATE(Année;mois;[.AG$7]))=7;1;IF(WEEKDAY(DATE(Année;mois;[.AG$7]))=1;1;&quot;&quot;))))">
            <text:p/>
          </table:table-cell>
          <table:table-cell table:style-name="ce74" table:formula="of:=IF([.AH$7]=&quot;&quot;;&quot;&quot;;IF(OR((DATE(Année;mois;[.AH$7])=[.C52]);(DATE(Année;mois;[.AH$7])=[.C53]);(DATE(Année;mois;[.AH$7])=[.C56]));1;IF(WEEKDAY(DATE(Année;mois;[.AH$7]))=7;1;IF(WEEKDAY(DATE(Année;mois;[.AH$7]))=1;1;&quot;&quot;))))">
            <text:p/>
          </table:table-cell>
          <table:table-cell table:style-name="ce111" table:formula="of:=SUM([.D8:.AH8])" office:value-type="float" office:value="9" calcext:value-type="float">
            <text:p>9,00</text:p>
          </table:table-cell>
          <table:table-cell table:number-columns-repeated="222"/>
        </table:table-row>
        <table:table-row table:style-name="ro8">
          <table:table-cell table:style-name="ce7" table:number-columns-repeated="3"/>
          <table:table-cell table:style-name="ce55"/>
          <table:table-cell table:style-name="ce75" table:number-columns-repeated="3"/>
          <table:table-cell table:style-name="ce89"/>
          <table:table-cell table:style-name="ce75" table:number-columns-repeated="26"/>
          <table:table-cell table:style-name="ce112"/>
          <table:table-cell table:number-columns-repeated="222"/>
        </table:table-row>
        <table:table-row table:style-name="ro7">
          <table:table-cell table:style-name="ce22" office:value-type="string" calcext:value-type="string" table:number-columns-spanned="3" table:number-rows-spanned="1">
            <text:p>Missions clients</text:p>
          </table:table-cell>
          <table:covered-table-cell table:number-columns-repeated="2" table:style-name="ce22"/>
          <table:table-cell table:style-name="ce56"/>
          <table:table-cell table:style-name="ce76" table:number-columns-repeated="3"/>
          <table:table-cell table:style-name="ce90"/>
          <table:table-cell table:style-name="ce76" table:number-columns-repeated="26"/>
          <table:table-cell table:style-name="ce113"/>
          <table:table-cell table:number-columns-repeated="222"/>
        </table:table-row>
        <table:table-row table:style-name="ro7">
          <table:table-cell table:style-name="ce9" office:value-type="string" calcext:value-type="string">
            <text:p>Client</text:p>
          </table:table-cell>
          <table:table-cell table:style-name="ce144" office:value-type="string" calcext:value-type="string" table:number-columns-spanned="2" table:number-rows-spanned="1">
            <text:p>Intitulé de la mission</text:p>
          </table:table-cell>
          <table:covered-table-cell table:style-name="ce144"/>
          <table:table-cell table:style-name="ce57"/>
          <table:table-cell table:style-name="ce77" table:number-columns-repeated="3"/>
          <table:table-cell table:style-name="ce91"/>
          <table:table-cell table:style-name="ce77" table:number-columns-repeated="26"/>
          <table:table-cell table:style-name="ce114"/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49"/>
          <table:table-cell table:style-name="ce58" table:content-validation-name="val1" table:number-columns-repeated="31"/>
          <table:table-cell table:style-name="ce115" table:formula="of:=SUM([.D12:.AH12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0"/>
          <table:table-cell table:style-name="ce58" table:content-validation-name="val1" table:number-columns-repeated="31"/>
          <table:table-cell table:style-name="ce116" table:formula="of:=SUM([.D13:.AH13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0"/>
          <table:table-cell table:style-name="ce58" table:content-validation-name="val1" table:number-columns-repeated="31"/>
          <table:table-cell table:style-name="ce115" table:formula="of:=SUM([.D14:.AH14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1"/>
          <table:table-cell table:style-name="ce33"/>
          <table:table-cell table:style-name="ce150"/>
          <table:table-cell table:style-name="ce58" table:content-validation-name="val1" table:number-columns-repeated="31"/>
          <table:table-cell table:style-name="ce115" table:formula="of:=SUM([.D15:.AH15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2"/>
          <table:table-cell table:style-name="ce34"/>
          <table:table-cell table:style-name="ce151"/>
          <table:table-cell table:style-name="ce58" table:content-validation-name="val1" table:number-columns-repeated="31"/>
          <table:table-cell table:style-name="ce115" table:formula="of:=SUM([.D16:.AH16])" office:value-type="float" office:value="0" calcext:value-type="float">
            <text:p>0,00</text:p>
          </table:table-cell>
          <table:table-cell table:number-columns-repeated="222"/>
        </table:table-row>
        <table:table-row table:style-name="ro9">
          <table:table-cell table:style-name="ce7" table:number-columns-repeated="3"/>
          <table:table-cell table:style-name="ce59" table:content-validation-name="val22"/>
          <table:table-cell table:style-name="ce6" table:content-validation-name="val22" table:number-columns-repeated="3"/>
          <table:table-cell table:style-name="ce92" table:content-validation-name="val22"/>
          <table:table-cell table:style-name="ce6" table:content-validation-name="val22" table:number-columns-repeated="26"/>
          <table:table-cell table:style-name="ce112"/>
          <table:table-cell table:number-columns-repeated="222"/>
        </table:table-row>
        <table:table-row table:style-name="ro7">
          <table:table-cell table:style-name="ce28" office:value-type="string" calcext:value-type="string" table:number-columns-spanned="3" table:number-rows-spanned="1">
            <text:p>Missions internes</text:p>
          </table:table-cell>
          <table:covered-table-cell table:number-columns-repeated="2" table:style-name="ce28"/>
          <table:table-cell table:style-name="ce60" table:content-validation-name="val22"/>
          <table:table-cell table:style-name="ce79" table:content-validation-name="val22" table:number-columns-repeated="3"/>
          <table:table-cell table:style-name="ce93" table:content-validation-name="val22"/>
          <table:table-cell table:style-name="ce79" table:content-validation-name="val22" table:number-columns-repeated="26"/>
          <table:table-cell table:style-name="ce117"/>
          <table:table-cell table:number-columns-repeated="222"/>
        </table:table-row>
        <table:table-row table:style-name="ro7">
          <table:table-cell table:style-name="ce14" office:value-type="string" calcext:value-type="string">
            <text:p>Client</text:p>
          </table:table-cell>
          <table:table-cell table:style-name="ce148" office:value-type="string" calcext:value-type="string" table:number-columns-spanned="2" table:number-rows-spanned="1">
            <text:p>Intitulé de la mission</text:p>
          </table:table-cell>
          <table:covered-table-cell table:style-name="ce148"/>
          <table:table-cell table:style-name="ce61" table:content-validation-name="val22"/>
          <table:table-cell table:style-name="ce80" table:content-validation-name="val22" table:number-columns-repeated="3"/>
          <table:table-cell table:style-name="ce94" table:content-validation-name="val22"/>
          <table:table-cell table:style-name="ce80" table:content-validation-name="val22" table:number-columns-repeated="26"/>
          <table:table-cell table:style-name="ce118"/>
          <table:table-cell table:number-columns-repeated="222"/>
        </table:table-row>
        <table:table-row table:style-name="ro3">
          <table:table-cell table:style-name="ce15"/>
          <table:table-cell table:style-name="ce149" table:number-columns-spanned="2" table:number-rows-spanned="1"/>
          <table:covered-table-cell table:style-name="ce149"/>
          <table:table-cell table:style-name="ce58" table:content-validation-name="val1" table:number-columns-repeated="31"/>
          <table:table-cell table:style-name="ce115" table:formula="of:=SUM([.D20:.AH20])" office:value-type="float" office:value="0" calcext:value-type="float">
            <text:p>0,00</text:p>
          </table:table-cell>
          <table:table-cell table:number-columns-repeated="222"/>
          <table:table-cell table:style-name="ce122" table:number-columns-repeated="16127"/>
        </table:table-row>
        <table:table-row table:style-name="ro3">
          <table:table-cell table:style-name="ce15"/>
          <table:table-cell table:style-name="ce150" table:number-columns-spanned="2" table:number-rows-spanned="1"/>
          <table:covered-table-cell table:style-name="ce150"/>
          <table:table-cell table:style-name="ce58" table:content-validation-name="val1" table:number-columns-repeated="31"/>
          <table:table-cell table:style-name="ce116" table:formula="of:=SUM([.D21:.AH21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6"/>
          <table:table-cell table:style-name="ce151" table:number-columns-spanned="2" table:number-rows-spanned="1"/>
          <table:covered-table-cell table:style-name="ce151"/>
          <table:table-cell table:style-name="ce58" table:content-validation-name="val1" table:number-columns-repeated="31"/>
          <table:table-cell table:style-name="ce115" table:formula="of:=SUM([.D22:.AH22])" office:value-type="float" office:value="0" calcext:value-type="float">
            <text:p>0,00</text:p>
          </table:table-cell>
          <table:table-cell table:number-columns-repeated="222"/>
        </table:table-row>
        <table:table-row table:style-name="ro6">
          <table:table-cell table:style-name="ce7" table:number-columns-repeated="3"/>
          <table:table-cell table:style-name="ce59" table:content-validation-name="val22"/>
          <table:table-cell table:style-name="ce6" table:content-validation-name="val22" table:number-columns-repeated="3"/>
          <table:table-cell table:style-name="ce92" table:content-validation-name="val22"/>
          <table:table-cell table:style-name="ce6" table:content-validation-name="val22" table:number-columns-repeated="26"/>
          <table:table-cell table:style-name="ce112"/>
          <table:table-cell table:number-columns-repeated="222"/>
        </table:table-row>
        <table:table-row table:style-name="ro10">
          <table:table-cell table:style-name="ce28" office:value-type="string" calcext:value-type="string" table:number-columns-spanned="3" table:number-rows-spanned="1">
            <text:p>Actions commerciales</text:p>
          </table:table-cell>
          <table:covered-table-cell table:number-columns-repeated="2" table:style-name="ce28"/>
          <table:table-cell table:style-name="ce62" table:content-validation-name="val22"/>
          <table:table-cell table:style-name="ce81" table:content-validation-name="val22" table:number-columns-repeated="3"/>
          <table:table-cell table:style-name="ce95" table:content-validation-name="val22"/>
          <table:table-cell table:style-name="ce81" table:content-validation-name="val22" table:number-columns-repeated="26"/>
          <table:table-cell table:style-name="ce119"/>
          <table:table-cell table:number-columns-repeated="222"/>
        </table:table-row>
        <table:table-row table:style-name="ro10">
          <table:table-cell table:style-name="ce36" office:value-type="string" calcext:value-type="string" table:number-columns-spanned="3" table:number-rows-spanned="1">
            <text:p>Activité Commerciale</text:p>
          </table:table-cell>
          <table:covered-table-cell table:number-columns-repeated="2" table:style-name="ce36"/>
          <table:table-cell table:style-name="ce58" table:content-validation-name="val1" table:number-columns-repeated="31"/>
          <table:table-cell table:style-name="ce115" table:formula="of:=SUM([.D25:.AH25])" office:value-type="float" office:value="0" calcext:value-type="float">
            <text:p>0,00</text:p>
          </table:table-cell>
          <table:table-cell table:number-columns-repeated="222"/>
        </table:table-row>
        <table:table-row table:style-name="ro11">
          <table:table-cell table:style-name="ce18"/>
          <table:table-cell table:style-name="ce39" table:number-columns-repeated="2"/>
          <table:table-cell table:style-name="ce63" table:content-validation-name="val22" table:number-columns-repeated="31"/>
          <table:table-cell table:style-name="ce120"/>
          <table:table-cell table:number-columns-repeated="222"/>
        </table:table-row>
        <table:table-row table:style-name="ro7">
          <table:table-cell table:style-name="ce28" office:value-type="string" calcext:value-type="string" table:number-columns-spanned="3" table:number-rows-spanned="1">
            <text:p>EISI CONSULTING</text:p>
          </table:table-cell>
          <table:covered-table-cell table:number-columns-repeated="2" table:style-name="ce28"/>
          <table:table-cell table:style-name="ce62" table:content-validation-name="val22"/>
          <table:table-cell table:style-name="ce81" table:content-validation-name="val22" table:number-columns-repeated="3"/>
          <table:table-cell table:style-name="ce95" table:content-validation-name="val22"/>
          <table:table-cell table:style-name="ce81" table:content-validation-name="val22" table:number-columns-repeated="26"/>
          <table:table-cell table:style-name="ce119"/>
          <table:table-cell table:number-columns-repeated="222"/>
        </table:table-row>
        <table:table-row table:style-name="ro7">
          <table:table-cell table:style-name="ce38" office:value-type="string" calcext:value-type="string" table:number-columns-spanned="3" table:number-rows-spanned="1">
            <text:p>Activité fonctionnelle</text:p>
          </table:table-cell>
          <table:covered-table-cell table:number-columns-repeated="2" table:style-name="ce38"/>
          <table:table-cell table:style-name="ce58" table:content-validation-name="val1" table:number-columns-repeated="31"/>
          <table:table-cell table:style-name="ce115" table:formula="of:=SUM([.D28:.AH28])" office:value-type="float" office:value="0" calcext:value-type="float">
            <text:p>0,00</text:p>
          </table:table-cell>
          <table:table-cell table:number-columns-repeated="222"/>
        </table:table-row>
        <table:table-row table:style-name="ro7">
          <table:table-cell table:style-name="ce20" office:value-type="string" calcext:value-type="string">
            <text:p>Veille technologique</text:p>
          </table:table-cell>
          <table:table-cell table:style-name="ce40"/>
          <table:table-cell table:style-name="ce44"/>
          <table:table-cell table:style-name="ce58" table:content-validation-name="val1" table:number-columns-repeated="31"/>
          <table:table-cell table:style-name="ce116" table:formula="of:=SUM([.D29:.AH29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4" office:value-type="string" calcext:value-type="string" table:number-columns-spanned="3" table:number-rows-spanned="1">
            <text:p>Intercontrat</text:p>
          </table:table-cell>
          <table:covered-table-cell table:number-columns-repeated="2" table:style-name="ce84"/>
          <table:table-cell table:style-name="ce58" table:content-validation-name="val1" table:number-columns-repeated="31"/>
          <table:table-cell table:style-name="ce115" table:formula="of:=SUM([.D30:.AH30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6" office:value-type="string" calcext:value-type="string" table:number-columns-spanned="3" table:number-rows-spanned="1">
            <text:p>Formation (A préciser)</text:p>
          </table:table-cell>
          <table:covered-table-cell table:number-columns-repeated="2" table:style-name="ce86"/>
          <table:table-cell table:style-name="ce58" table:content-validation-name="val1" table:number-columns-repeated="31"/>
          <table:table-cell table:style-name="ce115" table:formula="of:=SUM([.D31:.AH31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6" office:value-type="string" calcext:value-type="string" table:number-columns-spanned="3" table:number-rows-spanned="1">
            <text:p>Congés payés</text:p>
          </table:table-cell>
          <table:covered-table-cell table:number-columns-repeated="2" table:style-name="ce86"/>
          <table:table-cell table:style-name="ce58" table:content-validation-name="val1" table:number-columns-repeated="31"/>
          <table:table-cell table:style-name="ce115" table:formula="of:=SUM([.D32:.AH32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6" office:value-type="string" calcext:value-type="string" table:number-columns-spanned="3" table:number-rows-spanned="1">
            <text:p>Congés sans solde</text:p>
          </table:table-cell>
          <table:covered-table-cell table:number-columns-repeated="2" table:style-name="ce86"/>
          <table:table-cell table:style-name="ce58" table:content-validation-name="val1" table:number-columns-repeated="31"/>
          <table:table-cell table:style-name="ce115" table:formula="of:=SUM([.D33:.AH33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23" office:value-type="string" calcext:value-type="string">
            <text:p>Congés exceptionnels:Locaux du client fermés (RTT)</text:p>
          </table:table-cell>
          <table:table-cell table:style-name="ce41"/>
          <table:table-cell table:style-name="ce45"/>
          <table:table-cell table:style-name="ce58" table:content-validation-name="val1" table:number-columns-repeated="31"/>
          <table:table-cell table:style-name="ce115" table:formula="of:=SUM([.D34:.AH34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23" office:value-type="string" calcext:value-type="string">
            <text:p>RECUPERATION 35 HEURES (RTT)</text:p>
          </table:table-cell>
          <table:table-cell table:style-name="ce41"/>
          <table:table-cell table:style-name="ce45"/>
          <table:table-cell table:style-name="ce58" table:content-validation-name="val1" table:number-columns-repeated="31"/>
          <table:table-cell table:style-name="ce115" table:formula="of:=SUM([.D35:.AH35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97" office:value-type="string" calcext:value-type="string" table:number-columns-spanned="3" table:number-rows-spanned="1">
            <text:p>Maladie</text:p>
          </table:table-cell>
          <table:covered-table-cell table:number-columns-repeated="2" table:style-name="ce97"/>
          <table:table-cell table:style-name="ce58" table:content-validation-name="val1" table:number-columns-repeated="31"/>
          <table:table-cell table:style-name="ce115" table:formula="of:=SUM([.D36:.AH36])" office:value-type="float" office:value="0" calcext:value-type="float">
            <text:p>0,00</text:p>
          </table:table-cell>
          <table:table-cell table:number-columns-repeated="222"/>
        </table:table-row>
        <table:table-row table:style-name="ro12">
          <table:table-cell table:style-name="ce6"/>
          <table:table-cell table:style-name="ce7" table:number-columns-repeated="2"/>
          <table:table-cell table:style-name="ce64"/>
          <table:table-cell table:style-name="ce7" table:number-columns-repeated="3"/>
          <table:table-cell table:style-name="ce87"/>
          <table:table-cell table:style-name="ce7" table:number-columns-repeated="26"/>
          <table:table-cell table:style-name="ce121"/>
          <table:table-cell table:number-columns-repeated="222"/>
        </table:table-row>
        <table:table-row table:style-name="ro3">
          <table:table-cell table:style-name="ce100" office:value-type="string" calcext:value-type="string" table:number-columns-spanned="3" table:number-rows-spanned="1">
            <text:p>Total</text:p>
          </table:table-cell>
          <table:covered-table-cell table:number-columns-repeated="2" table:style-name="ce100"/>
          <table:table-cell table:style-name="ce65" table:formula="of:=IF(IF([.D$8]=&quot;&quot;;0;[.D$8])+SUM([.D$12:.D$16])+SUM([.D$20:.D$22])+SUM([.D$28:.D$36])+[.D$25]&gt;0;IF([.D$8]=&quot;&quot;;0;[.D$8])+SUM([.D$12:.D$16])+SUM([.D$20:.D$22])+SUM([.D$28:.D$36])+[.D$25];&quot;&quot;)" office:value-type="float" office:value="1" calcext:value-type="float">
            <text:p>1,00</text:p>
          </table:table-cell>
          <table:table-cell table:style-name="ce83" table:formula="of:=IF(IF([.E$8]=&quot;&quot;;0;[.E$8])+SUM([.E$12:.E$16])+SUM([.E$20:.E$22])+SUM([.E$28:.E$36])+[.E$25]&gt;0;IF([.E$8]=&quot;&quot;;0;[.E$8])+SUM([.E$12:.E$16])+SUM([.E$20:.E$22])+SUM([.E$28:.E$36])+[.E$25];&quot;&quot;)">
            <text:p/>
          </table:table-cell>
          <table:table-cell table:style-name="ce83" table:formula="of:=IF(IF([.F$8]=&quot;&quot;;0;[.F$8])+SUM([.F$12:.F$16])+SUM([.F$20:.F$22])+SUM([.F$28:.F$36])+[.F$25]&gt;0;IF([.F$8]=&quot;&quot;;0;[.F$8])+SUM([.F$12:.F$16])+SUM([.F$20:.F$22])+SUM([.F$28:.F$36])+[.F$25];&quot;&quot;)">
            <text:p/>
          </table:table-cell>
          <table:table-cell table:style-name="ce83" table:formula="of:=IF(IF([.G$8]=&quot;&quot;;0;[.G$8])+SUM([.G$12:.G$16])+SUM([.G$20:.G$22])+SUM([.G$28:.G$36])+[.G$25]&gt;0;IF([.G$8]=&quot;&quot;;0;[.G$8])+SUM([.G$12:.G$16])+SUM([.G$20:.G$22])+SUM([.G$28:.G$36])+[.G$25];&quot;&quot;)">
            <text:p/>
          </table:table-cell>
          <table:table-cell table:style-name="ce83" table:formula="of:=IF(IF([.H$8]=&quot;&quot;;0;[.H$8])+SUM([.H$12:.H$16])+SUM([.H$20:.H$22])+SUM([.H$28:.H$36])+[.H$25]&gt;0;IF([.H$8]=&quot;&quot;;0;[.H$8])+SUM([.H$12:.H$16])+SUM([.H$20:.H$22])+SUM([.H$28:.H$36])+[.H$25];&quot;&quot;)">
            <text:p/>
          </table:table-cell>
          <table:table-cell table:style-name="ce83" table:formula="of:=IF(IF([.I$8]=&quot;&quot;;0;[.I$8])+SUM([.I$12:.I$16])+SUM([.I$20:.I$22])+SUM([.I$28:.I$36])+[.I$25]&gt;0;IF([.I$8]=&quot;&quot;;0;[.I$8])+SUM([.I$12:.I$16])+SUM([.I$20:.I$22])+SUM([.I$28:.I$36])+[.I$25];&quot;&quot;)">
            <text:p/>
          </table:table-cell>
          <table:table-cell table:style-name="ce83" table:formula="of:=IF(IF([.J$8]=&quot;&quot;;0;[.J$8])+SUM([.J$12:.J$16])+SUM([.J$20:.J$22])+SUM([.J$28:.J$36])+[.J$25]&gt;0;IF([.J$8]=&quot;&quot;;0;[.J$8])+SUM([.J$12:.J$16])+SUM([.J$20:.J$22])+SUM([.J$28:.J$36])+[.J$25];&quot;&quot;)" office:value-type="float" office:value="1" calcext:value-type="float">
            <text:p>1,00</text:p>
          </table:table-cell>
          <table:table-cell table:style-name="ce83" table:formula="of:=IF(IF([.K$8]=&quot;&quot;;0;[.K$8])+SUM([.K$12:.K$16])+SUM([.K$20:.K$22])+SUM([.K$28:.K$36])+[.K$25]&gt;0;IF([.K$8]=&quot;&quot;;0;[.K$8])+SUM([.K$12:.K$16])+SUM([.K$20:.K$22])+SUM([.K$28:.K$36])+[.K$25];&quot;&quot;)" office:value-type="float" office:value="1" calcext:value-type="float">
            <text:p>1,00</text:p>
          </table:table-cell>
          <table:table-cell table:style-name="ce83" table:formula="of:=IF(IF([.L$8]=&quot;&quot;;0;[.L$8])+SUM([.L$12:.L$16])+SUM([.L$20:.L$22])+SUM([.L$28:.L$36])+[.L$25]&gt;0;IF([.L$8]=&quot;&quot;;0;[.L$8])+SUM([.L$12:.L$16])+SUM([.L$20:.L$22])+SUM([.L$28:.L$36])+[.L$25];&quot;&quot;)">
            <text:p/>
          </table:table-cell>
          <table:table-cell table:style-name="ce83" table:formula="of:=IF(IF([.M$8]=&quot;&quot;;0;[.M$8])+SUM([.M$12:.M$16])+SUM([.M$20:.M$22])+SUM([.M$28:.M$36])+[.M$25]&gt;0;IF([.M$8]=&quot;&quot;;0;[.M$8])+SUM([.M$12:.M$16])+SUM([.M$20:.M$22])+SUM([.M$28:.M$36])+[.M$25];&quot;&quot;)">
            <text:p/>
          </table:table-cell>
          <table:table-cell table:style-name="ce83" table:formula="of:=IF(IF([.N$8]=&quot;&quot;;0;[.N$8])+SUM([.N$12:.N$16])+SUM([.N$20:.N$22])+SUM([.N$28:.N$36])+[.N$25]&gt;0;IF([.N$8]=&quot;&quot;;0;[.N$8])+SUM([.N$12:.N$16])+SUM([.N$20:.N$22])+SUM([.N$28:.N$36])+[.N$25];&quot;&quot;)">
            <text:p/>
          </table:table-cell>
          <table:table-cell table:style-name="ce83" table:formula="of:=IF(IF([.O$8]=&quot;&quot;;0;[.O$8])+SUM([.O$12:.O$16])+SUM([.O$20:.O$22])+SUM([.O$28:.O$36])+[.O$25]&gt;0;IF([.O$8]=&quot;&quot;;0;[.O$8])+SUM([.O$12:.O$16])+SUM([.O$20:.O$22])+SUM([.O$28:.O$36])+[.O$25];&quot;&quot;)">
            <text:p/>
          </table:table-cell>
          <table:table-cell table:style-name="ce83" table:formula="of:=IF(IF([.P$8]=&quot;&quot;;0;[.P$8])+SUM([.P$12:.P$16])+SUM([.P$20:.P$22])+SUM([.P$28:.P$36])+[.P$25]&gt;0;IF([.P$8]=&quot;&quot;;0;[.P$8])+SUM([.P$12:.P$16])+SUM([.P$20:.P$22])+SUM([.P$28:.P$36])+[.P$25];&quot;&quot;)">
            <text:p/>
          </table:table-cell>
          <table:table-cell table:style-name="ce83" table:formula="of:=IF(IF([.Q$8]=&quot;&quot;;0;[.Q$8])+SUM([.Q$12:.Q$16])+SUM([.Q$20:.Q$22])+SUM([.Q$28:.Q$36])+[.Q$25]&gt;0;IF([.Q$8]=&quot;&quot;;0;[.Q$8])+SUM([.Q$12:.Q$16])+SUM([.Q$20:.Q$22])+SUM([.Q$28:.Q$36])+[.Q$25];&quot;&quot;)" office:value-type="float" office:value="1" calcext:value-type="float">
            <text:p>1,00</text:p>
          </table:table-cell>
          <table:table-cell table:style-name="ce83" table:formula="of:=IF(IF([.R$8]=&quot;&quot;;0;[.R$8])+SUM([.R$12:.R$16])+SUM([.R$20:.R$22])+SUM([.R$28:.R$36])+[.R$25]&gt;0;IF([.R$8]=&quot;&quot;;0;[.R$8])+SUM([.R$12:.R$16])+SUM([.R$20:.R$22])+SUM([.R$28:.R$36])+[.R$25];&quot;&quot;)" office:value-type="float" office:value="1" calcext:value-type="float">
            <text:p>1,00</text:p>
          </table:table-cell>
          <table:table-cell table:style-name="ce83" table:formula="of:=IF(IF([.S$8]=&quot;&quot;;0;[.S$8])+SUM([.S$12:.S$16])+SUM([.S$20:.S$22])+SUM([.S$28:.S$36])+[.S$25]&gt;0;IF([.S$8]=&quot;&quot;;0;[.S$8])+SUM([.S$12:.S$16])+SUM([.S$20:.S$22])+SUM([.S$28:.S$36])+[.S$25];&quot;&quot;)">
            <text:p/>
          </table:table-cell>
          <table:table-cell table:style-name="ce83" table:formula="of:=IF(IF([.T$8]=&quot;&quot;;0;[.T$8])+SUM([.T$12:.T$16])+SUM([.T$20:.T$22])+SUM([.T$28:.T$36])+[.T$25]&gt;0;IF([.T$8]=&quot;&quot;;0;[.T$8])+SUM([.T$12:.T$16])+SUM([.T$20:.T$22])+SUM([.T$28:.T$36])+[.T$25];&quot;&quot;)">
            <text:p/>
          </table:table-cell>
          <table:table-cell table:style-name="ce83" table:formula="of:=IF(IF([.U$8]=&quot;&quot;;0;[.U$8])+SUM([.U$12:.U$16])+SUM([.U$20:.U$22])+SUM([.U$28:.U$36])+[.U$25]&gt;0;IF([.U$8]=&quot;&quot;;0;[.U$8])+SUM([.U$12:.U$16])+SUM([.U$20:.U$22])+SUM([.U$28:.U$36])+[.U$25];&quot;&quot;)">
            <text:p/>
          </table:table-cell>
          <table:table-cell table:style-name="ce83" table:formula="of:=IF(IF([.V$8]=&quot;&quot;;0;[.V$8])+SUM([.V$12:.V$16])+SUM([.V$20:.V$22])+SUM([.V$28:.V$36])+[.V$25]&gt;0;IF([.V$8]=&quot;&quot;;0;[.V$8])+SUM([.V$12:.V$16])+SUM([.V$20:.V$22])+SUM([.V$28:.V$36])+[.V$25];&quot;&quot;)">
            <text:p/>
          </table:table-cell>
          <table:table-cell table:style-name="ce83" table:formula="of:=IF(IF([.W$8]=&quot;&quot;;0;[.W$8])+SUM([.W$12:.W$16])+SUM([.W$20:.W$22])+SUM([.W$28:.W$36])+[.W$25]&gt;0;IF([.W$8]=&quot;&quot;;0;[.W$8])+SUM([.W$12:.W$16])+SUM([.W$20:.W$22])+SUM([.W$28:.W$36])+[.W$25];&quot;&quot;)">
            <text:p/>
          </table:table-cell>
          <table:table-cell table:style-name="ce83" table:formula="of:=IF(IF([.X$8]=&quot;&quot;;0;[.X$8])+SUM([.X$12:.X$16])+SUM([.X$20:.X$22])+SUM([.X$28:.X$36])+[.X$25]&gt;0;IF([.X$8]=&quot;&quot;;0;[.X$8])+SUM([.X$12:.X$16])+SUM([.X$20:.X$22])+SUM([.X$28:.X$36])+[.X$25];&quot;&quot;)" office:value-type="float" office:value="1" calcext:value-type="float">
            <text:p>1,00</text:p>
          </table:table-cell>
          <table:table-cell table:style-name="ce83" table:formula="of:=IF(IF([.Y$8]=&quot;&quot;;0;[.Y$8])+SUM([.Y$12:.Y$16])+SUM([.Y$20:.Y$22])+SUM([.Y$28:.Y$36])+[.Y$25]&gt;0;IF([.Y$8]=&quot;&quot;;0;[.Y$8])+SUM([.Y$12:.Y$16])+SUM([.Y$20:.Y$22])+SUM([.Y$28:.Y$36])+[.Y$25];&quot;&quot;)" office:value-type="float" office:value="1" calcext:value-type="float">
            <text:p>1,00</text:p>
          </table:table-cell>
          <table:table-cell table:style-name="ce83" table:formula="of:=IF(IF([.Z$8]=&quot;&quot;;0;[.Z$8])+SUM([.Z$12:.Z$16])+SUM([.Z$20:.Z$22])+SUM([.Z$28:.Z$36])+[.Z$25]&gt;0;IF([.Z$8]=&quot;&quot;;0;[.Z$8])+SUM([.Z$12:.Z$16])+SUM([.Z$20:.Z$22])+SUM([.Z$28:.Z$36])+[.Z$25];&quot;&quot;)">
            <text:p/>
          </table:table-cell>
          <table:table-cell table:style-name="ce83" table:formula="of:=IF(IF([.AA$8]=&quot;&quot;;0;[.AA$8])+SUM([.AA$12:.AA$16])+SUM([.AA$20:.AA$22])+SUM([.AA$28:.AA$36])+[.AA$25]&gt;0;IF([.AA$8]=&quot;&quot;;0;[.AA$8])+SUM([.AA$12:.AA$16])+SUM([.AA$20:.AA$22])+SUM([.AA$28:.AA$36])+[.AA$25];&quot;&quot;)">
            <text:p/>
          </table:table-cell>
          <table:table-cell table:style-name="ce83" table:formula="of:=IF(IF([.AB$8]=&quot;&quot;;0;[.AB$8])+SUM([.AB$12:.AB$16])+SUM([.AB$20:.AB$22])+SUM([.AB$28:.AB$36])+[.AB$25]&gt;0;IF([.AB$8]=&quot;&quot;;0;[.AB$8])+SUM([.AB$12:.AB$16])+SUM([.AB$20:.AB$22])+SUM([.AB$28:.AB$36])+[.AB$25];&quot;&quot;)">
            <text:p/>
          </table:table-cell>
          <table:table-cell table:style-name="ce83" table:formula="of:=IF(IF([.AC$8]=&quot;&quot;;0;[.AC$8])+SUM([.AC$12:.AC$16])+SUM([.AC$20:.AC$22])+SUM([.AC$28:.AC$36])+[.AC$25]&gt;0;IF([.AC$8]=&quot;&quot;;0;[.AC$8])+SUM([.AC$12:.AC$16])+SUM([.AC$20:.AC$22])+SUM([.AC$28:.AC$36])+[.AC$25];&quot;&quot;)">
            <text:p/>
          </table:table-cell>
          <table:table-cell table:style-name="ce83" table:formula="of:=IF(IF([.AD$8]=&quot;&quot;;0;[.AD$8])+SUM([.AD$12:.AD$16])+SUM([.AD$20:.AD$22])+SUM([.AD$28:.AD$36])+[.AD$25]&gt;0;IF([.AD$8]=&quot;&quot;;0;[.AD$8])+SUM([.AD$12:.AD$16])+SUM([.AD$20:.AD$22])+SUM([.AD$28:.AD$36])+[.AD$25];&quot;&quot;)">
            <text:p/>
          </table:table-cell>
          <table:table-cell table:style-name="ce83" table:formula="of:=IF(IF([.AE$8]=&quot;&quot;;0;[.AE$8])+SUM([.AE$12:.AE$16])+SUM([.AE$20:.AE$22])+SUM([.AE$28:.AE$36])+[.AE$25]&gt;0;IF([.AE$8]=&quot;&quot;;0;[.AE$8])+SUM([.AE$12:.AE$16])+SUM([.AE$20:.AE$22])+SUM([.AE$28:.AE$36])+[.AE$25];&quot;&quot;)" office:value-type="float" office:value="1" calcext:value-type="float">
            <text:p>1,00</text:p>
          </table:table-cell>
          <table:table-cell table:style-name="ce83" table:formula="of:=IF(IF([.AF$8]=&quot;&quot;;0;[.AF$8])+SUM([.AF$12:.AF$16])+SUM([.AF$20:.AF$22])+SUM([.AF$28:.AF$36])+[.AF$25]&gt;0;IF([.AF$8]=&quot;&quot;;0;[.AF$8])+SUM([.AF$12:.AF$16])+SUM([.AF$20:.AF$22])+SUM([.AF$28:.AF$36])+[.AF$25];&quot;&quot;)" office:value-type="float" office:value="1" calcext:value-type="float">
            <text:p>1,00</text:p>
          </table:table-cell>
          <table:table-cell table:style-name="ce83" table:formula="of:=IF(IF([.AG$8]=&quot;&quot;;0;[.AG$8])+SUM([.AG$12:.AG$16])+SUM([.AG$20:.AG$22])+SUM([.AG$28:.AG$36])+[.AG$25]&gt;0;IF([.AG$8]=&quot;&quot;;0;[.AG$8])+SUM([.AG$12:.AG$16])+SUM([.AG$20:.AG$22])+SUM([.AG$28:.AG$36])+[.AG$25];&quot;&quot;)">
            <text:p/>
          </table:table-cell>
          <table:table-cell table:style-name="ce83" table:formula="of:=IF(IF([.AH$8]=&quot;&quot;;0;[.AH$8])+SUM([.AH$12:.AH$16])+SUM([.AH$20:.AH$22])+SUM([.AH$28:.AH$36])+[.AH$25]&gt;0;IF([.AH$8]=&quot;&quot;;0;[.AH$8])+SUM([.AH$12:.AH$16])+SUM([.AH$20:.AH$22])+SUM([.AH$28:.AH$36])+[.AH$25];&quot;&quot;)">
            <text:p/>
          </table:table-cell>
          <table:table-cell table:style-name="ce115" table:formula="of:=SUM([.D38:.AH38])" office:value-type="float" office:value="9" calcext:value-type="float">
            <text:p>9,00</text:p>
          </table:table-cell>
          <table:table-cell table:style-name="ce122" table:number-columns-repeated="222"/>
        </table:table-row>
        <table:table-row table:style-name="ro3">
          <table:table-cell table:number-columns-repeated="3"/>
          <table:table-cell table:style-name="ce129"/>
          <table:table-cell table:number-columns-repeated="253"/>
        </table:table-row>
        <table:table-row table:style-name="ro10">
          <table:table-cell table:number-columns-repeated="3"/>
          <table:table-cell table:style-name="ce66" table:number-columns-repeated="5"/>
          <table:table-cell table:style-name="ce209" office:value-type="string" calcext:value-type="string" table:number-columns-spanned="20" table:number-rows-spanned="1">
            <text:p>SIGNATURE</text:p>
          </table:table-cell>
          <table:covered-table-cell table:number-columns-repeated="19" table:style-name="ce209"/>
          <table:table-cell/>
          <table:table-cell table:style-name="ce108"/>
          <table:table-cell table:number-columns-repeated="227"/>
        </table:table-row>
        <table:table-row table:style-name="ro13">
          <table:table-cell table:number-columns-repeated="3"/>
          <table:table-cell table:style-name="ce67" table:number-columns-repeated="5"/>
          <table:table-cell table:style-name="ce210" office:value-type="string" calcext:value-type="string" table:number-columns-spanned="20" table:number-rows-spanned="1">
            <text:p>Collaborateur</text:p>
          </table:table-cell>
          <table:covered-table-cell table:number-columns-repeated="19" table:style-name="ce210"/>
          <table:table-cell table:number-columns-repeated="229"/>
        </table:table-row>
        <table:table-row table:style-name="ro3" table:number-rows-repeated="2">
          <table:table-cell table:number-columns-repeated="257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7"/>
          <table:table-cell table:number-columns-repeated="254"/>
        </table:table-row>
        <table:table-row table:style-name="ro3" table:visibility="collapse">
          <table:table-cell table:style-name="ce135" office:value-type="string" calcext:value-type="string" table:number-columns-spanned="6" table:number-rows-spanned="1">
            <text:p>(En gras : A renseigner chaque année)</text:p>
          </table:table-cell>
          <table:covered-table-cell table:number-columns-repeated="5" table:style-name="ce135"/>
          <table:table-cell table:style-name="ce129" table:number-columns-spanned="3" table:number-rows-spanned="1"/>
          <table:covered-table-cell table:number-columns-repeated="2" table:style-name="ce129"/>
          <table:table-cell table:style-name="ce129" table:number-columns-spanned="3" table:number-rows-spanned="1"/>
          <table:covered-table-cell table:number-columns-repeated="2" table:style-name="ce129"/>
          <table:table-cell table:number-columns-repeated="245"/>
        </table:table-row>
        <table:table-row table:style-name="ro3" table:visibility="collapse">
          <table:table-cell table:style-name="ce136" office:value-type="string" calcext:value-type="string" table:number-columns-spanned="2" table:number-rows-spanned="1">
            <text:p>lundi Pâques</text:p>
          </table:table-cell>
          <table:covered-table-cell table:style-name="ce136"/>
          <table:table-cell table:style-name="ce48" office:value-type="date" office:date-value="2006-04-17" calcext:value-type="date">
            <text:p>17-avr.-06</text:p>
          </table:table-cell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number-columns-repeated="245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Ascencion</text:p>
          </table:table-cell>
          <table:covered-table-cell table:style-name="ce135"/>
          <table:table-cell table:style-name="ce48" table:formula="of:=[.C52]+38" office:value-type="date" office:date-value="2006-05-25" calcext:value-type="date">
            <text:p>25-mai-06</text:p>
          </table:table-cell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number-columns-repeated="245"/>
        </table:table-row>
        <table:table-row table:style-name="ro3" table:visibility="collapse">
          <table:table-cell office:value-type="string" calcext:value-type="string">
            <text:p>Fête Travail</text:p>
          </table:table-cell>
          <table:table-cell/>
          <table:table-cell table:style-name="ce48" office:value-type="date" office:date-value="2006-05-01" calcext:value-type="date">
            <text:p>1-mai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office:value-type="string" calcext:value-type="string">
            <text:p>Victoire</text:p>
          </table:table-cell>
          <table:table-cell/>
          <table:table-cell table:style-name="ce48" office:value-type="date" office:date-value="2006-05-08" calcext:value-type="date">
            <text:p>8-mai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lundi Pentecôte</text:p>
          </table:table-cell>
          <table:covered-table-cell table:style-name="ce135"/>
          <table:table-cell table:style-name="ce48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number-columns-repeated="245"/>
        </table:table-row>
        <table:table-row table:style-name="ro3" table:visibility="collapse">
          <table:table-cell office:value-type="string" calcext:value-type="string">
            <text:p>Fête Nationale</text:p>
          </table:table-cell>
          <table:table-cell/>
          <table:table-cell table:style-name="ce48" office:value-type="date" office:date-value="2006-07-14" calcext:value-type="date">
            <text:p>14-juil.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Assomption</text:p>
          </table:table-cell>
          <table:covered-table-cell table:style-name="ce129"/>
          <table:table-cell table:style-name="ce48" office:value-type="date" office:date-value="2006-08-15" calcext:value-type="date">
            <text:p>15-août-06</text:p>
          </table:table-cell>
          <table:table-cell table:number-columns-repeated="254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Toussaint</text:p>
          </table:table-cell>
          <table:covered-table-cell table:style-name="ce129"/>
          <table:table-cell table:style-name="ce48" office:value-type="date" office:date-value="2006-11-01" calcext:value-type="date">
            <text:p>1-nov.-06</text:p>
          </table:table-cell>
          <table:table-cell table:number-columns-repeated="254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Armistice</text:p>
          </table:table-cell>
          <table:covered-table-cell table:style-name="ce129"/>
          <table:table-cell table:style-name="ce48" office:value-type="date" office:date-value="2006-11-11" calcext:value-type="date">
            <text:p>11-nov.-06</text:p>
          </table:table-cell>
          <table:table-cell table:number-columns-repeated="254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Noël</text:p>
          </table:table-cell>
          <table:covered-table-cell table:style-name="ce129"/>
          <table:table-cell table:style-name="ce48" office:value-type="date" office:date-value="2006-12-25" calcext:value-type="date">
            <text:p>25-déc.-06</text:p>
          </table:table-cell>
          <table:table-cell table:number-columns-repeated="254"/>
        </table:table-row>
        <table:table-row table:style-name="ro3">
          <table:table-cell table:number-columns-repeated="2"/>
          <table:table-cell table:style-name="ce48"/>
          <table:table-cell table:number-columns-repeated="254"/>
        </table:table-row>
        <table:table-row table:style-name="ro3" table:number-rows-repeated="1048513">
          <table:table-cell table:number-columns-repeated="257"/>
        </table:table-row>
        <table:table-row table:style-name="ro3">
          <table:table-cell table:number-columns-repeated="257"/>
        </table:table-row>
        <table:named-expressions>
          <table:named-range table:name="Année" table:base-cell-address="$'janvier 2024'.$A$1" table:cell-range-address="$'Septembre 2024'.$Z$3"/>
          <table:named-range table:name="fériés" table:base-cell-address="$'janvier 2024'.$A$1" table:cell-range-address="$'Septembre 2024'.$C$52:.$C$61"/>
          <table:named-range table:name="mois" table:base-cell-address="$'janvier 2024'.$A$1" table:cell-range-address="$'Septembre 2024'.$X$3"/>
          <table:named-range table:name="_xlnm.Print_Area" table:base-cell-address="$'janvier 2024'.$A$1" table:cell-range-address="$'Septembre 2024'.$A$1:.$AI$41" table:range-usable-as="print-range"/>
          <table:named-range table:name="_xlnm_Print_Area" table:base-cell-address="$'janvier 2024'.$A$1" table:cell-range-address="$'Septembre 2024'.$A$1:.$AI$41"/>
        </table:named-expressions>
        <calcext:conditional-formats>
          <calcext:conditional-format calcext:target-range-address="'Septembre 2024'.Z3:'Septembre 2024'.AA3">
            <calcext:condition calcext:apply-style-name="ConditionalStyle_29" calcext:value="between([.$A$65],[.$A$66])" calcext:base-cell-address="'Septembre 2024'.Z3"/>
            <calcext:condition calcext:apply-style-name="ConditionalStyle_30" calcext:value="between([.$A$65],[.$A$66])" calcext:base-cell-address="'Septembre 2024'.Z3"/>
            <calcext:condition calcext:apply-style-name="ConditionalStyle_31" calcext:value="between([.$A$65],[.$A$66])" calcext:base-cell-address="'Septembre 2024'.Z3"/>
            <calcext:condition calcext:apply-style-name="ConditionalStyle_32" calcext:value="between([.$A$65],[.$A$66])" calcext:base-cell-address="'Septembre 2024'.Z3"/>
          </calcext:conditional-format>
        </calcext:conditional-formats>
      </table:table>
      <table:table table:name="Octobre 2024" table:style-name="ta11" table:print-ranges="'Octobre 2024'.A1:'Octobre 2024'.AI41">
        <table:table-column table:style-name="co12" table:default-cell-style-name="ce101"/>
        <table:table-column table:style-name="co13" table:default-cell-style-name="ce101"/>
        <table:table-column table:style-name="co14" table:default-cell-style-name="ce101"/>
        <table:table-column table:style-name="co15" table:number-columns-repeated="4" table:default-cell-style-name="ce101"/>
        <table:table-column table:style-name="co15" table:default-cell-style-name="ce88"/>
        <table:table-column table:style-name="co15" table:number-columns-repeated="3" table:default-cell-style-name="ce101"/>
        <table:table-column table:style-name="co18" table:default-cell-style-name="ce101"/>
        <table:table-column table:style-name="co15" table:number-columns-repeated="6" table:default-cell-style-name="ce101"/>
        <table:table-column table:style-name="co18" table:default-cell-style-name="ce101"/>
        <table:table-column table:style-name="co15" table:number-columns-repeated="15" table:default-cell-style-name="ce101"/>
        <table:table-column table:style-name="co19" table:default-cell-style-name="ce101"/>
        <table:table-column table:style-name="co16" table:number-columns-repeated="222" table:default-cell-style-name="ce82"/>
        <table:table-column table:style-name="co17" table:number-columns-repeated="16127"/>
        <table:table-row table:style-name="ro2">
          <table:table-cell table:style-name="ce1"/>
          <table:table-cell table:style-name="ce7"/>
          <table:table-cell table:style-name="ce42"/>
          <table:table-cell table:style-name="ce49"/>
          <table:table-cell table:style-name="ce69" office:value-type="string" calcext:value-type="string">
            <text:p>NOM :</text:p>
          </table:table-cell>
          <table:table-cell table:style-name="ce197" office:value-type="string" calcext:value-type="string" table:number-columns-spanned="7" table:number-rows-spanned="1">
            <text:p>xxxx <text:s text:c="3"/>xxxxx</text:p>
          </table:table-cell>
          <table:covered-table-cell table:number-columns-repeated="6" table:style-name="ce197"/>
          <table:table-cell table:style-name="ce4"/>
          <table:table-cell table:style-name="ce213" office:value-type="string" calcext:value-type="string" table:number-columns-spanned="22" table:number-rows-spanned="1">
            <text:p>RAPPORT D'ACTIVITE</text:p>
          </table:table-cell>
          <table:covered-table-cell table:number-columns-repeated="21" table:style-name="ce213"/>
          <table:table-cell table:style-name="ce42" table:number-columns-repeated="222"/>
        </table:table-row>
        <table:table-row table:style-name="ro4">
          <table:table-cell table:style-name="ce6">
            <draw:frame draw:z-index="0" draw:name="Image 3" draw:style-name="gr1" draw:text-style-name="P1" svg:width="5.511cm" svg:height="1.105cm" svg:x="0.206cm" svg:y="0.052cm">
              <draw:image xlink:href="Pictures/10000000000000C900000025E0397C5F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50"/>
          <table:table-cell table:style-name="ce70" office:value-type="string" calcext:value-type="string">
            <text:p>TEL :</text:p>
          </table:table-cell>
          <table:table-cell table:style-name="ce85" office:value-type="string" calcext:value-type="string" table:number-columns-spanned="7" table:number-rows-spanned="1">
            <text:p>06xxxxxx</text:p>
          </table:table-cell>
          <table:covered-table-cell table:number-columns-repeated="6" table:style-name="ce85"/>
          <table:table-cell/>
          <table:table-cell table:style-name="ce214" office:value-type="string" calcext:value-type="string" table:number-columns-spanned="22" table:number-rows-spanned="1">
            <text:p>Fax : 01.84.18.08.11 / contact@eisi-consulting.fr</text:p>
          </table:table-cell>
          <table:covered-table-cell table:number-columns-repeated="21" table:style-name="ce214"/>
          <table:table-cell table:number-columns-repeated="222"/>
        </table:table-row>
        <table:table-row table:style-name="ro2">
          <table:table-cell table:style-name="ce3"/>
          <table:table-cell table:style-name="ce30" table:number-columns-repeated="2"/>
          <table:table-cell table:style-name="ce51"/>
          <table:table-cell table:style-name="ce71"/>
          <table:table-cell table:style-name="ce199" table:number-columns-spanned="7" table:number-rows-spanned="1"/>
          <table:covered-table-cell table:number-columns-repeated="6" table:style-name="ce199"/>
          <table:table-cell table:style-name="ce99"/>
          <table:table-cell table:number-columns-repeated="6"/>
          <table:table-cell table:style-name="ce102"/>
          <table:table-cell table:style-name="ce99"/>
          <table:table-cell/>
          <table:table-cell table:style-name="ce103" office:value-type="string" calcext:value-type="string">
            <text:p>mois :</text:p>
          </table:table-cell>
          <table:table-cell table:style-name="ce104" table:content-validation-name="val26" office:value-type="float" office:value="10" calcext:value-type="float">
            <text:p>10</text:p>
          </table:table-cell>
          <table:table-cell table:style-name="ce105" office:value-type="string" calcext:value-type="string">
            <text:p>an :</text:p>
          </table:table-cell>
          <table:table-cell table:style-name="ce141" table:content-validation-name="val27" office:value-type="float" office:value="2024" calcext:value-type="float" table:number-columns-spanned="2" table:number-rows-spanned="1">
            <text:p>2024</text:p>
          </table:table-cell>
          <table:covered-table-cell table:style-name="ce142" table:content-validation-name="val27"/>
          <table:table-cell table:style-name="ce4" table:number-columns-repeated="7"/>
          <table:table-cell table:number-columns-repeated="223"/>
        </table:table-row>
        <table:table-row table:style-name="ro3">
          <table:table-cell table:style-name="ce3"/>
          <table:table-cell table:style-name="ce30"/>
          <table:table-cell table:style-name="ce43" table:number-columns-repeated="2"/>
          <table:table-cell table:style-name="ce72"/>
          <table:table-cell table:style-name="ce87"/>
          <table:table-cell table:style-name="ce7"/>
          <table:table-cell table:number-columns-repeated="3"/>
          <table:table-cell table:style-name="ce4" table:number-columns-repeated="3"/>
          <table:table-cell table:number-columns-repeated="15"/>
          <table:table-cell table:style-name="ce4" table:number-columns-repeated="6"/>
          <table:table-cell table:number-columns-repeated="223"/>
        </table:table-row>
        <table:table-row table:style-name="ro3" table:visibility="collapse">
          <table:table-cell table:style-name="ce4"/>
          <table:table-cell table:style-name="ce7" table:number-columns-repeated="2"/>
          <table:table-cell table:style-name="ce4" table:number-columns-repeated="4"/>
          <table:table-cell/>
          <table:table-cell table:style-name="ce4" table:number-columns-repeated="27"/>
          <table:table-cell table:number-columns-repeated="222"/>
        </table:table-row>
        <table:table-row table:style-name="ro6">
          <table:table-cell table:style-name="ce17" table:number-columns-spanned="3" table:number-rows-spanned="1"/>
          <table:covered-table-cell table:number-columns-repeated="2" table:style-name="ce17"/>
          <table:table-cell table:style-name="ce52"/>
          <table:table-cell table:style-name="ce4" table:number-columns-repeated="3"/>
          <table:table-cell/>
          <table:table-cell table:style-name="ce4" table:number-columns-repeated="2"/>
          <table:table-cell table:style-name="ce98"/>
          <table:table-cell table:style-name="ce4" table:number-columns-repeated="24"/>
          <table:table-cell table:number-columns-repeated="222"/>
        </table:table-row>
        <table:table-row table:style-name="ro7">
          <table:table-cell table:style-name="ce19" office:value-type="string" calcext:value-type="string" table:number-columns-spanned="3" table:number-rows-spanned="1">
            <text:p>Calendrier</text:p>
          </table:table-cell>
          <table:covered-table-cell table:number-columns-repeated="2" table:style-name="ce19"/>
          <table:table-cell table:style-name="ce5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27" calcext:value-type="float">
            <text:p>27</text:p>
          </table:table-cell>
          <table:table-cell table:style-name="ce73" table:formula="of:=IF(DAY(DATE(Année;mois+1;1)-1)&gt;27;28;&quot;&quot;)" office:value-type="float" office:value="28" calcext:value-type="float">
            <text:p>28</text:p>
          </table:table-cell>
          <table:table-cell table:style-name="ce73" table:formula="of:=IF(DAY(DATE(Année;mois+1;1)-1)&gt;28;29;&quot;&quot;)" office:value-type="float" office:value="29" calcext:value-type="float">
            <text:p>29</text:p>
          </table:table-cell>
          <table:table-cell table:style-name="ce73" table:formula="of:=IF(DAY(DATE(Année;mois+1;1)-1)&gt;29;30;&quot;&quot;)" office:value-type="float" office:value="30" calcext:value-type="float">
            <text:p>30</text:p>
          </table:table-cell>
          <table:table-cell table:style-name="ce109" table:formula="of:=IF(DAY(DATE(Année;mois+1;1)-1)&gt;30;31;&quot;&quot;)" office:value-type="float" office:value="31" calcext:value-type="float">
            <text:p>31</text:p>
          </table:table-cell>
          <table:table-cell table:style-name="ce110" office:value-type="string" calcext:value-type="string">
            <text:p>Total</text:p>
          </table:table-cell>
          <table:table-cell table:number-columns-repeated="222"/>
        </table:table-row>
        <table:table-row table:style-name="ro7">
          <table:table-cell table:style-name="ce19" office:value-type="string" calcext:value-type="string" table:number-columns-spanned="3" table:number-rows-spanned="1">
            <text:p>Jours chômés</text:p>
          </table:table-cell>
          <table:covered-table-cell table:number-columns-repeated="2" table:style-name="ce19"/>
          <table:table-cell table:style-name="ce54" table:formula="of:=IF(OR((DATE(Année;mois;[.D$7])=[.C52]);(DATE(Année;mois;[.D$7])=[.C53]);(DATE(Année;mois;[.D$7])=[.C56]));1;IF(OR(mois=1;mois=5;mois=11);1;IF(WEEKDAY(DATE(Année;mois;[.D$7]))=7;1;IF(WEEKDAY(DATE(Année;mois;[.D$7]))=1;1;&quot;&quot;))))">
            <text:p/>
          </table:table-cell>
          <table:table-cell table:style-name="ce74" table:formula="of:=IF(OR((DATE(Année;mois;[.E$7])=[.C52]);(DATE(Année;mois;[.E$7])=[.C53]);(DATE(Année;mois;[.E$7])=[.C56]));1;IF(WEEKDAY(DATE(Année;mois;[.E$7]))=7;1;IF(WEEKDAY(DATE(Année;mois;[.E$7]))=1;1;&quot;&quot;)))">
            <text:p/>
          </table:table-cell>
          <table:table-cell table:style-name="ce74" table:formula="of:=IF(OR((DATE(Année;mois;[.F$7])=[.C52]);(DATE(Année;mois;[.F$7])=[.C53]);(DATE(Année;mois;[.F$7])=[.C56]));1;IF(WEEKDAY(DATE(Année;mois;[.F$7]))=7;1;IF(WEEKDAY(DATE(Année;mois;[.F$7]))=1;1;&quot;&quot;)))">
            <text:p/>
          </table:table-cell>
          <table:table-cell table:style-name="ce74" table:formula="of:=IF(OR((DATE(Année;mois;[.G$7])=[.C52]);(DATE(Année;mois;[.G$7])=[.C53]);(DATE(Année;mois;[.G$7])=[.C56]));1;IF(WEEKDAY(DATE(Année;mois;[.G$7]))=7;1;IF(WEEKDAY(DATE(Année;mois;[.G$7]))=1;1;&quot;&quot;)))">
            <text:p/>
          </table:table-cell>
          <table:table-cell table:style-name="ce74" table:formula="of:=IF(OR((DATE(Année;mois;[.H$7])=[.B52]);(DATE(Année;mois;[.H$7])=[.B53]);(DATE(Année;mois;[.H$7])=[.B56]));1;IF(WEEKDAY(DATE(Année;mois;[.H$7]))=7;1;IF(WEEKDAY(DATE(Année;mois;[.H$7]))=1;1;&quot;&quot;)))" office:value-type="float" office:value="1" calcext:value-type="float">
            <text:p>1</text:p>
          </table:table-cell>
          <table:table-cell table:style-name="ce74" table:formula="of:=IF(OR((DATE(Année;mois;[.I$7])=[.C52]);(DATE(Année;mois;[.I$7])=[.C53]);(DATE(Année;mois;[.I$7])=[.C56]));1;IF(WEEKDAY(DATE(Année;mois;[.I$7]))=7;1;IF(WEEKDAY(DATE(Année;mois;[.I$7]))=1;1;&quot;&quot;)))" office:value-type="float" office:value="1" calcext:value-type="float">
            <text:p>1</text:p>
          </table:table-cell>
          <table:table-cell table:style-name="ce74" table:formula="of:=IF(OR((DATE(Année;mois;[.J$7])=[.C52]);(DATE(Année;mois;[.J$7])=[.C53]);(DATE(Année;mois;[.J$7])=[.C56]));1;IF(WEEKDAY(DATE(Année;mois;[.J$7]))=7;1;IF(WEEKDAY(DATE(Année;mois;[.J$7]))=1;1;&quot;&quot;)))">
            <text:p/>
          </table:table-cell>
          <table:table-cell table:style-name="ce74" table:formula="of:=IF(OR((DATE(Année;mois;[.K$7])=[.C52]);(DATE(Année;mois;[.K$7])=[.K53]);(DATE(Année;mois;[.K$7])=[.C56]));1;IF(mois=5;1;IF(WEEKDAY(DATE(Année;mois;[.K$7]))=7;1;IF(WEEKDAY(DATE(Année;mois;[.K$7]))=1;1;&quot;&quot;))))">
            <text:p/>
          </table:table-cell>
          <table:table-cell table:style-name="ce74" table:formula="of:=IF(OR((DATE(Année;mois;[.L$7])=[.C52]);(DATE(Année;mois;[.L$7])=[.C53]);(DATE(Année;mois;[.L$7])=[.C56]));1;IF(WEEKDAY(DATE(Année;mois;[.L$7]))=7;1;IF(WEEKDAY(DATE(Année;mois;[.L$7]))=1;1;&quot;&quot;)))">
            <text:p/>
          </table:table-cell>
          <table:table-cell table:style-name="ce74" table:formula="of:=IF(OR((DATE(Année;mois;[.M$7])=[.C52]);(DATE(Année;mois;[.M$7])=[.C53]);(DATE(Année;mois;[.M$7])=[.C56]));1;IF(WEEKDAY(DATE(Année;mois;[.M$7]))=7;1;IF(WEEKDAY(DATE(Année;mois;[.M$7]))=1;1;&quot;&quot;)))">
            <text:p/>
          </table:table-cell>
          <table:table-cell table:style-name="ce74" table:formula="of:=IF(OR((DATE(Année;mois;[.N$7])=[.C52]);(DATE(Année;mois;[.N$7])=[.C53]);(DATE(Année;mois;[.N$7])=[.C56]));1;IF(mois=11;1;IF(WEEKDAY(DATE(Année;mois;[.N$7]))=7;1;IF(WEEKDAY(DATE(Année;mois;[.N$7]))=1;1;&quot;&quot;))))">
            <text:p/>
          </table:table-cell>
          <table:table-cell table:style-name="ce74" table:formula="of:=IF(OR((DATE(Année;mois;[.O$7])=[.C52]);(DATE(Année;mois;[.O$7])=[.C53]);(DATE(Année;mois;[.O$7])=[.C56]));1;IF(WEEKDAY(DATE(Année;mois;[.O$7]))=7;1;IF(WEEKDAY(DATE(Année;mois;[.O$7]))=1;1;&quot;&quot;)))" office:value-type="float" office:value="1" calcext:value-type="float">
            <text:p>1</text:p>
          </table:table-cell>
          <table:table-cell table:style-name="ce74" table:formula="of:=IF(OR((DATE(Année;mois;[.P$7])=[.C52]);(DATE(Année;mois;[.P$7])=[.C53]);(DATE(Année;mois;[.P$7])=[.C56]));1;IF(WEEKDAY(DATE(Année;mois;[.P$7]))=7;1;IF(WEEKDAY(DATE(Année;mois;[.P$7]))=1;1;&quot;&quot;)))" office:value-type="float" office:value="1" calcext:value-type="float">
            <text:p>1</text:p>
          </table:table-cell>
          <table:table-cell table:style-name="ce74" table:formula="of:=IF(OR((DATE(Année;mois;[.Q$7])=[.C52]);(DATE(Année;mois;[.Q$7])=[.C53]);(DATE(Année;mois;[.Q$7])=[.C56]));1;IF(mois=7;1;IF(WEEKDAY(DATE(Année;mois;[.Q$7]))=7;1;IF(WEEKDAY(DATE(Année;mois;[.Q$7]))=1;1;&quot;&quot;))))">
            <text:p/>
          </table:table-cell>
          <table:table-cell table:style-name="ce74" table:formula="of:=IF(OR((DATE(Année;mois;[.R$7])=[.C52]);(DATE(Année;mois;[.R$7])=[.C53]);(DATE(Année;mois;[.R$7])=[.C56]));1;IF(mois=8;1;IF(WEEKDAY(DATE(Année;mois;[.R$7]))=7;1;IF(WEEKDAY(DATE(Année;mois;[.R$7]))=1;1;&quot;&quot;))))">
            <text:p/>
          </table:table-cell>
          <table:table-cell table:style-name="ce74" table:formula="of:=IF(OR((DATE(Année;mois;[.S$7])=[.C52]);(DATE(Année;mois;[.S$7])=[.C53]);(DATE(Année;mois;[.S$7])=[.C56]));1;IF(WEEKDAY(DATE(Année;mois;[.S$7]))=7;1;IF(WEEKDAY(DATE(Année;mois;[.S$7]))=1;1;&quot;&quot;)))">
            <text:p/>
          </table:table-cell>
          <table:table-cell table:style-name="ce74" table:formula="of:=IF(OR((DATE(Année;mois;[.T$7])=[.C52]);(DATE(Année;mois;[.T$7])=[.C53]);(DATE(Année;mois;[.T$7])=[.C56]));1;IF(WEEKDAY(DATE(Année;mois;[.T$7]))=7;1;IF(WEEKDAY(DATE(Année;mois;[.T$7]))=1;1;&quot;&quot;)))">
            <text:p/>
          </table:table-cell>
          <table:table-cell table:style-name="ce74" table:formula="of:=IF(OR((DATE(Année;mois;[.U$7])=[.C52]);(DATE(Année;mois;[.U$7])=[.C53]);(DATE(Année;mois;[.U$7])=[.C56]));1;IF(WEEKDAY(DATE(Année;mois;[.U$7]))=7;1;IF(WEEKDAY(DATE(Année;mois;[.U$7]))=1;1;&quot;&quot;)))">
            <text:p/>
          </table:table-cell>
          <table:table-cell table:style-name="ce74" table:formula="of:=IF(OR((DATE(Année;mois;[.V$7])=[.C52]);(DATE(Année;mois;[.V$7])=[.C53]);(DATE(Année;mois;[.V$7])=[.C56]));1;IF(WEEKDAY(DATE(Année;mois;[.V$7]))=7;1;IF(WEEKDAY(DATE(Année;mois;[.V$7]))=1;1;&quot;&quot;)))" office:value-type="float" office:value="1" calcext:value-type="float">
            <text:p>1</text:p>
          </table:table-cell>
          <table:table-cell table:style-name="ce74" table:formula="of:=IF(OR((DATE(Année;mois;[.W$7])=[.C52]);(DATE(Année;mois;[.W$7])=[.C53]);(DATE(Année;mois;[.W$7])=[.C56]));1;IF(WEEKDAY(DATE(Année;mois;[.W$7]))=7;1;IF(WEEKDAY(DATE(Année;mois;[.W$7]))=1;1;&quot;&quot;)))" office:value-type="float" office:value="1" calcext:value-type="float">
            <text:p>1</text:p>
          </table:table-cell>
          <table:table-cell table:style-name="ce74" table:formula="of:=IF(OR((DATE(Année;mois;[.X$7])=[.C52]);(DATE(Année;mois;[.X$7])=[.C53]);(DATE(Année;mois;[.X$7])=[.C56]));1;IF(WEEKDAY(DATE(Année;mois;[.X$7]))=7;1;IF(WEEKDAY(DATE(Année;mois;[.X$7]))=1;1;&quot;&quot;)))">
            <text:p/>
          </table:table-cell>
          <table:table-cell table:style-name="ce74" table:formula="of:=IF(OR((DATE(Année;mois;[.Y$7])=[.C52]);(DATE(Année;mois;[.Y$7])=[.C53]);(DATE(Année;mois;[.Y$7])=[.C56]));1;IF(WEEKDAY(DATE(Année;mois;[.Y$7]))=7;1;IF(WEEKDAY(DATE(Année;mois;[.Y$7]))=1;1;&quot;&quot;)))">
            <text:p/>
          </table:table-cell>
          <table:table-cell table:style-name="ce74" table:formula="of:=IF(OR((DATE(Année;mois;[.Z$7])=[.C52]);(DATE(Année;mois;[.Z$7])=[.C53]);(DATE(Année;mois;[.Z$7])=[.C56]));1;IF(WEEKDAY(DATE(Année;mois;[.Z$7]))=7;1;IF(WEEKDAY(DATE(Année;mois;[.Z$7]))=1;1;&quot;&quot;)))">
            <text:p/>
          </table:table-cell>
          <table:table-cell table:style-name="ce74" table:formula="of:=IF(OR((DATE(Année;mois;[.AA$7])=[.C52]);(DATE(Année;mois;[.AA$7])=[.C53]);(DATE(Année;mois;[.AA$7])=[.C56]));1;IF(WEEKDAY(DATE(Année;mois;[.AA$7]))=7;1;IF(WEEKDAY(DATE(Année;mois;[.AA$7]))=1;1;&quot;&quot;)))">
            <text:p/>
          </table:table-cell>
          <table:table-cell table:style-name="ce74" table:formula="of:=IF(OR((DATE(Année;mois;[.AB$7])=[.C52]);(DATE(Année;mois;[.AB$7])=[.C53]);(DATE(Année;mois;[.AB$7])=[.C56]));1;IF(mois=12;1;IF(WEEKDAY(DATE(Année;mois;[.AB$7]))=7;1;IF(WEEKDAY(DATE(Année;mois;[.AB$7]))=1;1;&quot;&quot;))))">
            <text:p/>
          </table:table-cell>
          <table:table-cell table:style-name="ce74" table:formula="of:=IF(OR((DATE(Année;mois;[.AC$7])=[.C52]);(DATE(Année;mois;[.AC$7])=[.C53]);(DATE(Année;mois;[.AC$7])=[.C56]));1;IF(WEEKDAY(DATE(Année;mois;[.AC$7]))=7;1;IF(WEEKDAY(DATE(Année;mois;[.AC$7]))=1;1;&quot;&quot;)))" office:value-type="float" office:value="1" calcext:value-type="float">
            <text:p>1</text:p>
          </table:table-cell>
          <table:table-cell table:style-name="ce74" table:formula="of:=IF(OR((DATE(Année;mois;[.AD$7])=[.C52]);(DATE(Année;mois;[.AD$7])=[.C53]);(DATE(Année;mois;[.AD$7])=[.C56]));1;IF(WEEKDAY(DATE(Année;mois;[.AD$7]))=7;1;IF(WEEKDAY(DATE(Année;mois;[.AD$7]))=1;1;&quot;&quot;)))" office:value-type="float" office:value="1" calcext:value-type="float">
            <text:p>1</text:p>
          </table:table-cell>
          <table:table-cell table:style-name="ce74" table:formula="of:=IF(OR((DATE(Année;mois;[.AE$7])=[.C52]);(DATE(Année;mois;[.AE$7])=[.C53]);(DATE(Année;mois;[.AE$7])=[.C56]));1;IF(WEEKDAY(DATE(Année;mois;[.AE$7]))=7;1;IF(WEEKDAY(DATE(Année;mois;[.AE$7]))=1;1;&quot;&quot;)))">
            <text:p/>
          </table:table-cell>
          <table:table-cell table:style-name="ce74" table:formula="of:=IF([.AF$7]=&quot;&quot;;&quot;&quot;;IF(OR((DATE(Année;mois;[.AF$7])=[.C52]);(DATE(Année;mois;[.AF$7])=[.C53]);(DATE(Année;mois;[.AF$7])=[.C56]));1;IF(WEEKDAY(DATE(Année;mois;[.AF$7]))=7;1;IF(WEEKDAY(DATE(Année;mois;[.AF$7]))=1;1;&quot;&quot;))))">
            <text:p/>
          </table:table-cell>
          <table:table-cell table:style-name="ce74" table:formula="of:=IF([.AG$7]=&quot;&quot;;&quot;&quot;;IF(OR((DATE(Année;mois;[.AG$7])=[.C52]);(DATE(Année;mois;[.AG$7])=[.C53]);(DATE(Année;mois;[.AG$7])=[.C56]));1;IF(WEEKDAY(DATE(Année;mois;[.AG$7]))=7;1;IF(WEEKDAY(DATE(Année;mois;[.AG$7]))=1;1;&quot;&quot;))))">
            <text:p/>
          </table:table-cell>
          <table:table-cell table:style-name="ce74" table:formula="of:=IF([.AH$7]=&quot;&quot;;&quot;&quot;;IF(OR((DATE(Année;mois;[.AH$7])=[.C52]);(DATE(Année;mois;[.AH$7])=[.C53]);(DATE(Année;mois;[.AH$7])=[.C56]));1;IF(WEEKDAY(DATE(Année;mois;[.AH$7]))=7;1;IF(WEEKDAY(DATE(Année;mois;[.AH$7]))=1;1;&quot;&quot;))))">
            <text:p/>
          </table:table-cell>
          <table:table-cell table:style-name="ce111" table:formula="of:=SUM([.D8:.AH8])" office:value-type="float" office:value="8" calcext:value-type="float">
            <text:p>8,00</text:p>
          </table:table-cell>
          <table:table-cell table:number-columns-repeated="222"/>
        </table:table-row>
        <table:table-row table:style-name="ro8">
          <table:table-cell table:style-name="ce7" table:number-columns-repeated="3"/>
          <table:table-cell table:style-name="ce55"/>
          <table:table-cell table:style-name="ce75" table:number-columns-repeated="3"/>
          <table:table-cell table:style-name="ce89"/>
          <table:table-cell table:style-name="ce75" table:number-columns-repeated="26"/>
          <table:table-cell table:style-name="ce112"/>
          <table:table-cell table:number-columns-repeated="222"/>
        </table:table-row>
        <table:table-row table:style-name="ro7">
          <table:table-cell table:style-name="ce22" office:value-type="string" calcext:value-type="string" table:number-columns-spanned="3" table:number-rows-spanned="1">
            <text:p>Missions clients</text:p>
          </table:table-cell>
          <table:covered-table-cell table:number-columns-repeated="2" table:style-name="ce22"/>
          <table:table-cell table:style-name="ce56"/>
          <table:table-cell table:style-name="ce76" table:number-columns-repeated="3"/>
          <table:table-cell table:style-name="ce90"/>
          <table:table-cell table:style-name="ce76" table:number-columns-repeated="26"/>
          <table:table-cell table:style-name="ce113"/>
          <table:table-cell table:number-columns-repeated="222"/>
        </table:table-row>
        <table:table-row table:style-name="ro7">
          <table:table-cell table:style-name="ce9" office:value-type="string" calcext:value-type="string">
            <text:p>Client</text:p>
          </table:table-cell>
          <table:table-cell table:style-name="ce144" office:value-type="string" calcext:value-type="string" table:number-columns-spanned="2" table:number-rows-spanned="1">
            <text:p>Intitulé de la mission</text:p>
          </table:table-cell>
          <table:covered-table-cell table:style-name="ce144"/>
          <table:table-cell table:style-name="ce57"/>
          <table:table-cell table:style-name="ce77" table:number-columns-repeated="3"/>
          <table:table-cell table:style-name="ce91"/>
          <table:table-cell table:style-name="ce77" table:number-columns-repeated="26"/>
          <table:table-cell table:style-name="ce114"/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49"/>
          <table:table-cell table:style-name="ce58" table:content-validation-name="val1" table:number-columns-repeated="31"/>
          <table:table-cell table:style-name="ce115" table:formula="of:=SUM([.D12:.AH12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0"/>
          <table:table-cell table:style-name="ce58" table:content-validation-name="val1" table:number-columns-repeated="31"/>
          <table:table-cell table:style-name="ce116" table:formula="of:=SUM([.D13:.AH13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0"/>
          <table:table-cell table:style-name="ce58" table:content-validation-name="val1" table:number-columns-repeated="31"/>
          <table:table-cell table:style-name="ce115" table:formula="of:=SUM([.D14:.AH14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1"/>
          <table:table-cell table:style-name="ce33"/>
          <table:table-cell table:style-name="ce150"/>
          <table:table-cell table:style-name="ce58" table:content-validation-name="val1" table:number-columns-repeated="31"/>
          <table:table-cell table:style-name="ce115" table:formula="of:=SUM([.D15:.AH15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2"/>
          <table:table-cell table:style-name="ce34"/>
          <table:table-cell table:style-name="ce151"/>
          <table:table-cell table:style-name="ce58" table:content-validation-name="val1" table:number-columns-repeated="31"/>
          <table:table-cell table:style-name="ce115" table:formula="of:=SUM([.D16:.AH16])" office:value-type="float" office:value="0" calcext:value-type="float">
            <text:p>0,00</text:p>
          </table:table-cell>
          <table:table-cell table:number-columns-repeated="222"/>
        </table:table-row>
        <table:table-row table:style-name="ro9">
          <table:table-cell table:style-name="ce7" table:number-columns-repeated="3"/>
          <table:table-cell table:style-name="ce59" table:content-validation-name="val25"/>
          <table:table-cell table:style-name="ce6" table:content-validation-name="val25" table:number-columns-repeated="3"/>
          <table:table-cell table:style-name="ce92" table:content-validation-name="val25"/>
          <table:table-cell table:style-name="ce6" table:content-validation-name="val25" table:number-columns-repeated="26"/>
          <table:table-cell table:style-name="ce112"/>
          <table:table-cell table:number-columns-repeated="222"/>
        </table:table-row>
        <table:table-row table:style-name="ro7">
          <table:table-cell table:style-name="ce28" office:value-type="string" calcext:value-type="string" table:number-columns-spanned="3" table:number-rows-spanned="1">
            <text:p>Missions internes</text:p>
          </table:table-cell>
          <table:covered-table-cell table:number-columns-repeated="2" table:style-name="ce28"/>
          <table:table-cell table:style-name="ce60" table:content-validation-name="val25"/>
          <table:table-cell table:style-name="ce79" table:content-validation-name="val25" table:number-columns-repeated="3"/>
          <table:table-cell table:style-name="ce93" table:content-validation-name="val25"/>
          <table:table-cell table:style-name="ce79" table:content-validation-name="val25" table:number-columns-repeated="26"/>
          <table:table-cell table:style-name="ce117"/>
          <table:table-cell table:number-columns-repeated="222"/>
        </table:table-row>
        <table:table-row table:style-name="ro7">
          <table:table-cell table:style-name="ce14" office:value-type="string" calcext:value-type="string">
            <text:p>Client</text:p>
          </table:table-cell>
          <table:table-cell table:style-name="ce148" office:value-type="string" calcext:value-type="string" table:number-columns-spanned="2" table:number-rows-spanned="1">
            <text:p>Intitulé de la mission</text:p>
          </table:table-cell>
          <table:covered-table-cell table:style-name="ce148"/>
          <table:table-cell table:style-name="ce61" table:content-validation-name="val25"/>
          <table:table-cell table:style-name="ce80" table:content-validation-name="val25" table:number-columns-repeated="3"/>
          <table:table-cell table:style-name="ce94" table:content-validation-name="val25"/>
          <table:table-cell table:style-name="ce80" table:content-validation-name="val25" table:number-columns-repeated="26"/>
          <table:table-cell table:style-name="ce118"/>
          <table:table-cell table:number-columns-repeated="222"/>
        </table:table-row>
        <table:table-row table:style-name="ro3">
          <table:table-cell table:style-name="ce15"/>
          <table:table-cell table:style-name="ce149" table:number-columns-spanned="2" table:number-rows-spanned="1"/>
          <table:covered-table-cell table:style-name="ce149"/>
          <table:table-cell table:style-name="ce58" table:content-validation-name="val1" table:number-columns-repeated="31"/>
          <table:table-cell table:style-name="ce115" table:formula="of:=SUM([.D20:.AH20])" office:value-type="float" office:value="0" calcext:value-type="float">
            <text:p>0,00</text:p>
          </table:table-cell>
          <table:table-cell table:number-columns-repeated="222"/>
          <table:table-cell table:style-name="ce122" table:number-columns-repeated="16127"/>
        </table:table-row>
        <table:table-row table:style-name="ro3">
          <table:table-cell table:style-name="ce15"/>
          <table:table-cell table:style-name="ce150" table:number-columns-spanned="2" table:number-rows-spanned="1"/>
          <table:covered-table-cell table:style-name="ce150"/>
          <table:table-cell table:style-name="ce58" table:content-validation-name="val1" table:number-columns-repeated="31"/>
          <table:table-cell table:style-name="ce116" table:formula="of:=SUM([.D21:.AH21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6"/>
          <table:table-cell table:style-name="ce151" table:number-columns-spanned="2" table:number-rows-spanned="1"/>
          <table:covered-table-cell table:style-name="ce151"/>
          <table:table-cell table:style-name="ce58" table:content-validation-name="val1" table:number-columns-repeated="31"/>
          <table:table-cell table:style-name="ce115" table:formula="of:=SUM([.D22:.AH22])" office:value-type="float" office:value="0" calcext:value-type="float">
            <text:p>0,00</text:p>
          </table:table-cell>
          <table:table-cell table:number-columns-repeated="222"/>
        </table:table-row>
        <table:table-row table:style-name="ro6">
          <table:table-cell table:style-name="ce7" table:number-columns-repeated="3"/>
          <table:table-cell table:style-name="ce59" table:content-validation-name="val25"/>
          <table:table-cell table:style-name="ce6" table:content-validation-name="val25" table:number-columns-repeated="3"/>
          <table:table-cell table:style-name="ce92" table:content-validation-name="val25"/>
          <table:table-cell table:style-name="ce6" table:content-validation-name="val25" table:number-columns-repeated="26"/>
          <table:table-cell table:style-name="ce112"/>
          <table:table-cell table:number-columns-repeated="222"/>
        </table:table-row>
        <table:table-row table:style-name="ro10">
          <table:table-cell table:style-name="ce28" office:value-type="string" calcext:value-type="string" table:number-columns-spanned="3" table:number-rows-spanned="1">
            <text:p>Actions commerciales</text:p>
          </table:table-cell>
          <table:covered-table-cell table:number-columns-repeated="2" table:style-name="ce28"/>
          <table:table-cell table:style-name="ce62" table:content-validation-name="val25"/>
          <table:table-cell table:style-name="ce81" table:content-validation-name="val25" table:number-columns-repeated="3"/>
          <table:table-cell table:style-name="ce95" table:content-validation-name="val25"/>
          <table:table-cell table:style-name="ce81" table:content-validation-name="val25" table:number-columns-repeated="26"/>
          <table:table-cell table:style-name="ce119"/>
          <table:table-cell table:number-columns-repeated="222"/>
        </table:table-row>
        <table:table-row table:style-name="ro10">
          <table:table-cell table:style-name="ce36" office:value-type="string" calcext:value-type="string" table:number-columns-spanned="3" table:number-rows-spanned="1">
            <text:p>Activité Commerciale</text:p>
          </table:table-cell>
          <table:covered-table-cell table:number-columns-repeated="2" table:style-name="ce36"/>
          <table:table-cell table:style-name="ce58" table:content-validation-name="val1" table:number-columns-repeated="31"/>
          <table:table-cell table:style-name="ce115" table:formula="of:=SUM([.D25:.AH25])" office:value-type="float" office:value="0" calcext:value-type="float">
            <text:p>0,00</text:p>
          </table:table-cell>
          <table:table-cell table:number-columns-repeated="222"/>
        </table:table-row>
        <table:table-row table:style-name="ro11">
          <table:table-cell table:style-name="ce18"/>
          <table:table-cell table:style-name="ce39" table:number-columns-repeated="2"/>
          <table:table-cell table:style-name="ce63" table:content-validation-name="val25" table:number-columns-repeated="31"/>
          <table:table-cell table:style-name="ce120"/>
          <table:table-cell table:number-columns-repeated="222"/>
        </table:table-row>
        <table:table-row table:style-name="ro7">
          <table:table-cell table:style-name="ce28" office:value-type="string" calcext:value-type="string" table:number-columns-spanned="3" table:number-rows-spanned="1">
            <text:p>EISI CONSULTING</text:p>
          </table:table-cell>
          <table:covered-table-cell table:number-columns-repeated="2" table:style-name="ce28"/>
          <table:table-cell table:style-name="ce62" table:content-validation-name="val25"/>
          <table:table-cell table:style-name="ce81" table:content-validation-name="val25" table:number-columns-repeated="3"/>
          <table:table-cell table:style-name="ce95" table:content-validation-name="val25"/>
          <table:table-cell table:style-name="ce81" table:content-validation-name="val25" table:number-columns-repeated="26"/>
          <table:table-cell table:style-name="ce119"/>
          <table:table-cell table:number-columns-repeated="222"/>
        </table:table-row>
        <table:table-row table:style-name="ro7">
          <table:table-cell table:style-name="ce38" office:value-type="string" calcext:value-type="string" table:number-columns-spanned="3" table:number-rows-spanned="1">
            <text:p>Activité fonctionnelle</text:p>
          </table:table-cell>
          <table:covered-table-cell table:number-columns-repeated="2" table:style-name="ce38"/>
          <table:table-cell table:style-name="ce58" table:content-validation-name="val1" table:number-columns-repeated="31"/>
          <table:table-cell table:style-name="ce115" table:formula="of:=SUM([.D28:.AH28])" office:value-type="float" office:value="0" calcext:value-type="float">
            <text:p>0,00</text:p>
          </table:table-cell>
          <table:table-cell table:number-columns-repeated="222"/>
        </table:table-row>
        <table:table-row table:style-name="ro7">
          <table:table-cell table:style-name="ce20" office:value-type="string" calcext:value-type="string">
            <text:p>Veille technologique</text:p>
          </table:table-cell>
          <table:table-cell table:style-name="ce40"/>
          <table:table-cell table:style-name="ce44"/>
          <table:table-cell table:style-name="ce58" table:content-validation-name="val1" table:number-columns-repeated="31"/>
          <table:table-cell table:style-name="ce116" table:formula="of:=SUM([.D29:.AH29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4" office:value-type="string" calcext:value-type="string" table:number-columns-spanned="3" table:number-rows-spanned="1">
            <text:p>Intercontrat</text:p>
          </table:table-cell>
          <table:covered-table-cell table:number-columns-repeated="2" table:style-name="ce84"/>
          <table:table-cell table:style-name="ce58" table:content-validation-name="val1" table:number-columns-repeated="31"/>
          <table:table-cell table:style-name="ce115" table:formula="of:=SUM([.D30:.AH30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6" office:value-type="string" calcext:value-type="string" table:number-columns-spanned="3" table:number-rows-spanned="1">
            <text:p>Formation (A préciser)</text:p>
          </table:table-cell>
          <table:covered-table-cell table:number-columns-repeated="2" table:style-name="ce86"/>
          <table:table-cell table:style-name="ce58" table:content-validation-name="val1" table:number-columns-repeated="31"/>
          <table:table-cell table:style-name="ce115" table:formula="of:=SUM([.D31:.AH31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6" office:value-type="string" calcext:value-type="string" table:number-columns-spanned="3" table:number-rows-spanned="1">
            <text:p>Congés payés</text:p>
          </table:table-cell>
          <table:covered-table-cell table:number-columns-repeated="2" table:style-name="ce86"/>
          <table:table-cell table:style-name="ce58" table:content-validation-name="val1" table:number-columns-repeated="31"/>
          <table:table-cell table:style-name="ce115" table:formula="of:=SUM([.D32:.AH32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6" office:value-type="string" calcext:value-type="string" table:number-columns-spanned="3" table:number-rows-spanned="1">
            <text:p>Congés sans solde</text:p>
          </table:table-cell>
          <table:covered-table-cell table:number-columns-repeated="2" table:style-name="ce86"/>
          <table:table-cell table:style-name="ce58" table:content-validation-name="val1" table:number-columns-repeated="31"/>
          <table:table-cell table:style-name="ce115" table:formula="of:=SUM([.D33:.AH33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23" office:value-type="string" calcext:value-type="string">
            <text:p>Congés exceptionnels:Locaux du client fermés (RTT)</text:p>
          </table:table-cell>
          <table:table-cell table:style-name="ce41"/>
          <table:table-cell table:style-name="ce45"/>
          <table:table-cell table:style-name="ce58" table:content-validation-name="val1" table:number-columns-repeated="31"/>
          <table:table-cell table:style-name="ce115" table:formula="of:=SUM([.D34:.AH34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23" office:value-type="string" calcext:value-type="string">
            <text:p>RECUPERATION 35 HEURES (RTT)</text:p>
          </table:table-cell>
          <table:table-cell table:style-name="ce41"/>
          <table:table-cell table:style-name="ce45"/>
          <table:table-cell table:style-name="ce58" table:content-validation-name="val1" table:number-columns-repeated="31"/>
          <table:table-cell table:style-name="ce115" table:formula="of:=SUM([.D35:.AH35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97" office:value-type="string" calcext:value-type="string" table:number-columns-spanned="3" table:number-rows-spanned="1">
            <text:p>Maladie</text:p>
          </table:table-cell>
          <table:covered-table-cell table:number-columns-repeated="2" table:style-name="ce97"/>
          <table:table-cell table:style-name="ce58" table:content-validation-name="val1" table:number-columns-repeated="31"/>
          <table:table-cell table:style-name="ce115" table:formula="of:=SUM([.D36:.AH36])" office:value-type="float" office:value="0" calcext:value-type="float">
            <text:p>0,00</text:p>
          </table:table-cell>
          <table:table-cell table:number-columns-repeated="222"/>
        </table:table-row>
        <table:table-row table:style-name="ro12">
          <table:table-cell table:style-name="ce6"/>
          <table:table-cell table:style-name="ce7" table:number-columns-repeated="2"/>
          <table:table-cell table:style-name="ce64"/>
          <table:table-cell table:style-name="ce7" table:number-columns-repeated="3"/>
          <table:table-cell table:style-name="ce87"/>
          <table:table-cell table:style-name="ce7" table:number-columns-repeated="26"/>
          <table:table-cell table:style-name="ce121"/>
          <table:table-cell table:number-columns-repeated="222"/>
        </table:table-row>
        <table:table-row table:style-name="ro3">
          <table:table-cell table:style-name="ce100" office:value-type="string" calcext:value-type="string" table:number-columns-spanned="3" table:number-rows-spanned="1">
            <text:p>Total</text:p>
          </table:table-cell>
          <table:covered-table-cell table:number-columns-repeated="2" table:style-name="ce100"/>
          <table:table-cell table:style-name="ce65" table:formula="of:=IF(IF([.D$8]=&quot;&quot;;0;[.D$8])+SUM([.D$12:.D$16])+SUM([.D$20:.D$22])+SUM([.D$28:.D$36])+[.D$25]&gt;0;IF([.D$8]=&quot;&quot;;0;[.D$8])+SUM([.D$12:.D$16])+SUM([.D$20:.D$22])+SUM([.D$28:.D$36])+[.D$25];&quot;&quot;)">
            <text:p/>
          </table:table-cell>
          <table:table-cell table:style-name="ce83" table:formula="of:=IF(IF([.E$8]=&quot;&quot;;0;[.E$8])+SUM([.E$12:.E$16])+SUM([.E$20:.E$22])+SUM([.E$28:.E$36])+[.E$25]&gt;0;IF([.E$8]=&quot;&quot;;0;[.E$8])+SUM([.E$12:.E$16])+SUM([.E$20:.E$22])+SUM([.E$28:.E$36])+[.E$25];&quot;&quot;)">
            <text:p/>
          </table:table-cell>
          <table:table-cell table:style-name="ce83" table:formula="of:=IF(IF([.F$8]=&quot;&quot;;0;[.F$8])+SUM([.F$12:.F$16])+SUM([.F$20:.F$22])+SUM([.F$28:.F$36])+[.F$25]&gt;0;IF([.F$8]=&quot;&quot;;0;[.F$8])+SUM([.F$12:.F$16])+SUM([.F$20:.F$22])+SUM([.F$28:.F$36])+[.F$25];&quot;&quot;)">
            <text:p/>
          </table:table-cell>
          <table:table-cell table:style-name="ce83" table:formula="of:=IF(IF([.G$8]=&quot;&quot;;0;[.G$8])+SUM([.G$12:.G$16])+SUM([.G$20:.G$22])+SUM([.G$28:.G$36])+[.G$25]&gt;0;IF([.G$8]=&quot;&quot;;0;[.G$8])+SUM([.G$12:.G$16])+SUM([.G$20:.G$22])+SUM([.G$28:.G$36])+[.G$25];&quot;&quot;)">
            <text:p/>
          </table:table-cell>
          <table:table-cell table:style-name="ce83" table:formula="of:=IF(IF([.H$8]=&quot;&quot;;0;[.H$8])+SUM([.H$12:.H$16])+SUM([.H$20:.H$22])+SUM([.H$28:.H$36])+[.H$25]&gt;0;IF([.H$8]=&quot;&quot;;0;[.H$8])+SUM([.H$12:.H$16])+SUM([.H$20:.H$22])+SUM([.H$28:.H$36])+[.H$25];&quot;&quot;)" office:value-type="float" office:value="1" calcext:value-type="float">
            <text:p>1,00</text:p>
          </table:table-cell>
          <table:table-cell table:style-name="ce83" table:formula="of:=IF(IF([.I$8]=&quot;&quot;;0;[.I$8])+SUM([.I$12:.I$16])+SUM([.I$20:.I$22])+SUM([.I$28:.I$36])+[.I$25]&gt;0;IF([.I$8]=&quot;&quot;;0;[.I$8])+SUM([.I$12:.I$16])+SUM([.I$20:.I$22])+SUM([.I$28:.I$36])+[.I$25];&quot;&quot;)" office:value-type="float" office:value="1" calcext:value-type="float">
            <text:p>1,00</text:p>
          </table:table-cell>
          <table:table-cell table:style-name="ce83" table:formula="of:=IF(IF([.J$8]=&quot;&quot;;0;[.J$8])+SUM([.J$12:.J$16])+SUM([.J$20:.J$22])+SUM([.J$28:.J$36])+[.J$25]&gt;0;IF([.J$8]=&quot;&quot;;0;[.J$8])+SUM([.J$12:.J$16])+SUM([.J$20:.J$22])+SUM([.J$28:.J$36])+[.J$25];&quot;&quot;)">
            <text:p/>
          </table:table-cell>
          <table:table-cell table:style-name="ce83" table:formula="of:=IF(IF([.K$8]=&quot;&quot;;0;[.K$8])+SUM([.K$12:.K$16])+SUM([.K$20:.K$22])+SUM([.K$28:.K$36])+[.K$25]&gt;0;IF([.K$8]=&quot;&quot;;0;[.K$8])+SUM([.K$12:.K$16])+SUM([.K$20:.K$22])+SUM([.K$28:.K$36])+[.K$25];&quot;&quot;)">
            <text:p/>
          </table:table-cell>
          <table:table-cell table:style-name="ce83" table:formula="of:=IF(IF([.L$8]=&quot;&quot;;0;[.L$8])+SUM([.L$12:.L$16])+SUM([.L$20:.L$22])+SUM([.L$28:.L$36])+[.L$25]&gt;0;IF([.L$8]=&quot;&quot;;0;[.L$8])+SUM([.L$12:.L$16])+SUM([.L$20:.L$22])+SUM([.L$28:.L$36])+[.L$25];&quot;&quot;)">
            <text:p/>
          </table:table-cell>
          <table:table-cell table:style-name="ce83" table:formula="of:=IF(IF([.M$8]=&quot;&quot;;0;[.M$8])+SUM([.M$12:.M$16])+SUM([.M$20:.M$22])+SUM([.M$28:.M$36])+[.M$25]&gt;0;IF([.M$8]=&quot;&quot;;0;[.M$8])+SUM([.M$12:.M$16])+SUM([.M$20:.M$22])+SUM([.M$28:.M$36])+[.M$25];&quot;&quot;)">
            <text:p/>
          </table:table-cell>
          <table:table-cell table:style-name="ce83" table:formula="of:=IF(IF([.N$8]=&quot;&quot;;0;[.N$8])+SUM([.N$12:.N$16])+SUM([.N$20:.N$22])+SUM([.N$28:.N$36])+[.N$25]&gt;0;IF([.N$8]=&quot;&quot;;0;[.N$8])+SUM([.N$12:.N$16])+SUM([.N$20:.N$22])+SUM([.N$28:.N$36])+[.N$25];&quot;&quot;)">
            <text:p/>
          </table:table-cell>
          <table:table-cell table:style-name="ce83" table:formula="of:=IF(IF([.O$8]=&quot;&quot;;0;[.O$8])+SUM([.O$12:.O$16])+SUM([.O$20:.O$22])+SUM([.O$28:.O$36])+[.O$25]&gt;0;IF([.O$8]=&quot;&quot;;0;[.O$8])+SUM([.O$12:.O$16])+SUM([.O$20:.O$22])+SUM([.O$28:.O$36])+[.O$25];&quot;&quot;)" office:value-type="float" office:value="1" calcext:value-type="float">
            <text:p>1,00</text:p>
          </table:table-cell>
          <table:table-cell table:style-name="ce83" table:formula="of:=IF(IF([.P$8]=&quot;&quot;;0;[.P$8])+SUM([.P$12:.P$16])+SUM([.P$20:.P$22])+SUM([.P$28:.P$36])+[.P$25]&gt;0;IF([.P$8]=&quot;&quot;;0;[.P$8])+SUM([.P$12:.P$16])+SUM([.P$20:.P$22])+SUM([.P$28:.P$36])+[.P$25];&quot;&quot;)" office:value-type="float" office:value="1" calcext:value-type="float">
            <text:p>1,00</text:p>
          </table:table-cell>
          <table:table-cell table:style-name="ce83" table:formula="of:=IF(IF([.Q$8]=&quot;&quot;;0;[.Q$8])+SUM([.Q$12:.Q$16])+SUM([.Q$20:.Q$22])+SUM([.Q$28:.Q$36])+[.Q$25]&gt;0;IF([.Q$8]=&quot;&quot;;0;[.Q$8])+SUM([.Q$12:.Q$16])+SUM([.Q$20:.Q$22])+SUM([.Q$28:.Q$36])+[.Q$25];&quot;&quot;)">
            <text:p/>
          </table:table-cell>
          <table:table-cell table:style-name="ce83" table:formula="of:=IF(IF([.R$8]=&quot;&quot;;0;[.R$8])+SUM([.R$12:.R$16])+SUM([.R$20:.R$22])+SUM([.R$28:.R$36])+[.R$25]&gt;0;IF([.R$8]=&quot;&quot;;0;[.R$8])+SUM([.R$12:.R$16])+SUM([.R$20:.R$22])+SUM([.R$28:.R$36])+[.R$25];&quot;&quot;)">
            <text:p/>
          </table:table-cell>
          <table:table-cell table:style-name="ce83" table:formula="of:=IF(IF([.S$8]=&quot;&quot;;0;[.S$8])+SUM([.S$12:.S$16])+SUM([.S$20:.S$22])+SUM([.S$28:.S$36])+[.S$25]&gt;0;IF([.S$8]=&quot;&quot;;0;[.S$8])+SUM([.S$12:.S$16])+SUM([.S$20:.S$22])+SUM([.S$28:.S$36])+[.S$25];&quot;&quot;)">
            <text:p/>
          </table:table-cell>
          <table:table-cell table:style-name="ce83" table:formula="of:=IF(IF([.T$8]=&quot;&quot;;0;[.T$8])+SUM([.T$12:.T$16])+SUM([.T$20:.T$22])+SUM([.T$28:.T$36])+[.T$25]&gt;0;IF([.T$8]=&quot;&quot;;0;[.T$8])+SUM([.T$12:.T$16])+SUM([.T$20:.T$22])+SUM([.T$28:.T$36])+[.T$25];&quot;&quot;)">
            <text:p/>
          </table:table-cell>
          <table:table-cell table:style-name="ce83" table:formula="of:=IF(IF([.U$8]=&quot;&quot;;0;[.U$8])+SUM([.U$12:.U$16])+SUM([.U$20:.U$22])+SUM([.U$28:.U$36])+[.U$25]&gt;0;IF([.U$8]=&quot;&quot;;0;[.U$8])+SUM([.U$12:.U$16])+SUM([.U$20:.U$22])+SUM([.U$28:.U$36])+[.U$25];&quot;&quot;)">
            <text:p/>
          </table:table-cell>
          <table:table-cell table:style-name="ce83" table:formula="of:=IF(IF([.V$8]=&quot;&quot;;0;[.V$8])+SUM([.V$12:.V$16])+SUM([.V$20:.V$22])+SUM([.V$28:.V$36])+[.V$25]&gt;0;IF([.V$8]=&quot;&quot;;0;[.V$8])+SUM([.V$12:.V$16])+SUM([.V$20:.V$22])+SUM([.V$28:.V$36])+[.V$25];&quot;&quot;)" office:value-type="float" office:value="1" calcext:value-type="float">
            <text:p>1,00</text:p>
          </table:table-cell>
          <table:table-cell table:style-name="ce83" table:formula="of:=IF(IF([.W$8]=&quot;&quot;;0;[.W$8])+SUM([.W$12:.W$16])+SUM([.W$20:.W$22])+SUM([.W$28:.W$36])+[.W$25]&gt;0;IF([.W$8]=&quot;&quot;;0;[.W$8])+SUM([.W$12:.W$16])+SUM([.W$20:.W$22])+SUM([.W$28:.W$36])+[.W$25];&quot;&quot;)" office:value-type="float" office:value="1" calcext:value-type="float">
            <text:p>1,00</text:p>
          </table:table-cell>
          <table:table-cell table:style-name="ce83" table:formula="of:=IF(IF([.X$8]=&quot;&quot;;0;[.X$8])+SUM([.X$12:.X$16])+SUM([.X$20:.X$22])+SUM([.X$28:.X$36])+[.X$25]&gt;0;IF([.X$8]=&quot;&quot;;0;[.X$8])+SUM([.X$12:.X$16])+SUM([.X$20:.X$22])+SUM([.X$28:.X$36])+[.X$25];&quot;&quot;)">
            <text:p/>
          </table:table-cell>
          <table:table-cell table:style-name="ce83" table:formula="of:=IF(IF([.Y$8]=&quot;&quot;;0;[.Y$8])+SUM([.Y$12:.Y$16])+SUM([.Y$20:.Y$22])+SUM([.Y$28:.Y$36])+[.Y$25]&gt;0;IF([.Y$8]=&quot;&quot;;0;[.Y$8])+SUM([.Y$12:.Y$16])+SUM([.Y$20:.Y$22])+SUM([.Y$28:.Y$36])+[.Y$25];&quot;&quot;)">
            <text:p/>
          </table:table-cell>
          <table:table-cell table:style-name="ce83" table:formula="of:=IF(IF([.Z$8]=&quot;&quot;;0;[.Z$8])+SUM([.Z$12:.Z$16])+SUM([.Z$20:.Z$22])+SUM([.Z$28:.Z$36])+[.Z$25]&gt;0;IF([.Z$8]=&quot;&quot;;0;[.Z$8])+SUM([.Z$12:.Z$16])+SUM([.Z$20:.Z$22])+SUM([.Z$28:.Z$36])+[.Z$25];&quot;&quot;)">
            <text:p/>
          </table:table-cell>
          <table:table-cell table:style-name="ce83" table:formula="of:=IF(IF([.AA$8]=&quot;&quot;;0;[.AA$8])+SUM([.AA$12:.AA$16])+SUM([.AA$20:.AA$22])+SUM([.AA$28:.AA$36])+[.AA$25]&gt;0;IF([.AA$8]=&quot;&quot;;0;[.AA$8])+SUM([.AA$12:.AA$16])+SUM([.AA$20:.AA$22])+SUM([.AA$28:.AA$36])+[.AA$25];&quot;&quot;)">
            <text:p/>
          </table:table-cell>
          <table:table-cell table:style-name="ce83" table:formula="of:=IF(IF([.AB$8]=&quot;&quot;;0;[.AB$8])+SUM([.AB$12:.AB$16])+SUM([.AB$20:.AB$22])+SUM([.AB$28:.AB$36])+[.AB$25]&gt;0;IF([.AB$8]=&quot;&quot;;0;[.AB$8])+SUM([.AB$12:.AB$16])+SUM([.AB$20:.AB$22])+SUM([.AB$28:.AB$36])+[.AB$25];&quot;&quot;)">
            <text:p/>
          </table:table-cell>
          <table:table-cell table:style-name="ce83" table:formula="of:=IF(IF([.AC$8]=&quot;&quot;;0;[.AC$8])+SUM([.AC$12:.AC$16])+SUM([.AC$20:.AC$22])+SUM([.AC$28:.AC$36])+[.AC$25]&gt;0;IF([.AC$8]=&quot;&quot;;0;[.AC$8])+SUM([.AC$12:.AC$16])+SUM([.AC$20:.AC$22])+SUM([.AC$28:.AC$36])+[.AC$25];&quot;&quot;)" office:value-type="float" office:value="1" calcext:value-type="float">
            <text:p>1,00</text:p>
          </table:table-cell>
          <table:table-cell table:style-name="ce83" table:formula="of:=IF(IF([.AD$8]=&quot;&quot;;0;[.AD$8])+SUM([.AD$12:.AD$16])+SUM([.AD$20:.AD$22])+SUM([.AD$28:.AD$36])+[.AD$25]&gt;0;IF([.AD$8]=&quot;&quot;;0;[.AD$8])+SUM([.AD$12:.AD$16])+SUM([.AD$20:.AD$22])+SUM([.AD$28:.AD$36])+[.AD$25];&quot;&quot;)" office:value-type="float" office:value="1" calcext:value-type="float">
            <text:p>1,00</text:p>
          </table:table-cell>
          <table:table-cell table:style-name="ce83" table:formula="of:=IF(IF([.AE$8]=&quot;&quot;;0;[.AE$8])+SUM([.AE$12:.AE$16])+SUM([.AE$20:.AE$22])+SUM([.AE$28:.AE$36])+[.AE$25]&gt;0;IF([.AE$8]=&quot;&quot;;0;[.AE$8])+SUM([.AE$12:.AE$16])+SUM([.AE$20:.AE$22])+SUM([.AE$28:.AE$36])+[.AE$25];&quot;&quot;)">
            <text:p/>
          </table:table-cell>
          <table:table-cell table:style-name="ce83" table:formula="of:=IF(IF([.AF$8]=&quot;&quot;;0;[.AF$8])+SUM([.AF$12:.AF$16])+SUM([.AF$20:.AF$22])+SUM([.AF$28:.AF$36])+[.AF$25]&gt;0;IF([.AF$8]=&quot;&quot;;0;[.AF$8])+SUM([.AF$12:.AF$16])+SUM([.AF$20:.AF$22])+SUM([.AF$28:.AF$36])+[.AF$25];&quot;&quot;)">
            <text:p/>
          </table:table-cell>
          <table:table-cell table:style-name="ce83" table:formula="of:=IF(IF([.AG$8]=&quot;&quot;;0;[.AG$8])+SUM([.AG$12:.AG$16])+SUM([.AG$20:.AG$22])+SUM([.AG$28:.AG$36])+[.AG$25]&gt;0;IF([.AG$8]=&quot;&quot;;0;[.AG$8])+SUM([.AG$12:.AG$16])+SUM([.AG$20:.AG$22])+SUM([.AG$28:.AG$36])+[.AG$25];&quot;&quot;)">
            <text:p/>
          </table:table-cell>
          <table:table-cell table:style-name="ce83" table:formula="of:=IF(IF([.AH$8]=&quot;&quot;;0;[.AH$8])+SUM([.AH$12:.AH$16])+SUM([.AH$20:.AH$22])+SUM([.AH$28:.AH$36])+[.AH$25]&gt;0;IF([.AH$8]=&quot;&quot;;0;[.AH$8])+SUM([.AH$12:.AH$16])+SUM([.AH$20:.AH$22])+SUM([.AH$28:.AH$36])+[.AH$25];&quot;&quot;)">
            <text:p/>
          </table:table-cell>
          <table:table-cell table:style-name="ce115" table:formula="of:=SUM([.D38:.AH38])" office:value-type="float" office:value="8" calcext:value-type="float">
            <text:p>8,00</text:p>
          </table:table-cell>
          <table:table-cell table:style-name="ce122" table:number-columns-repeated="222"/>
        </table:table-row>
        <table:table-row table:style-name="ro3">
          <table:table-cell table:number-columns-repeated="3"/>
          <table:table-cell table:style-name="ce129"/>
          <table:table-cell table:number-columns-repeated="253"/>
        </table:table-row>
        <table:table-row table:style-name="ro10">
          <table:table-cell table:number-columns-repeated="3"/>
          <table:table-cell table:style-name="ce66" table:number-columns-repeated="5"/>
          <table:table-cell table:style-name="ce209" office:value-type="string" calcext:value-type="string" table:number-columns-spanned="20" table:number-rows-spanned="1">
            <text:p>SIGNATURE</text:p>
          </table:table-cell>
          <table:covered-table-cell table:number-columns-repeated="19" table:style-name="ce209"/>
          <table:table-cell/>
          <table:table-cell table:style-name="ce108"/>
          <table:table-cell table:number-columns-repeated="227"/>
        </table:table-row>
        <table:table-row table:style-name="ro13">
          <table:table-cell table:number-columns-repeated="3"/>
          <table:table-cell table:style-name="ce67" table:number-columns-repeated="5"/>
          <table:table-cell table:style-name="ce210" office:value-type="string" calcext:value-type="string" table:number-columns-spanned="20" table:number-rows-spanned="1">
            <text:p>Collaborateur</text:p>
          </table:table-cell>
          <table:covered-table-cell table:number-columns-repeated="19" table:style-name="ce210"/>
          <table:table-cell table:number-columns-repeated="229"/>
        </table:table-row>
        <table:table-row table:style-name="ro3" table:number-rows-repeated="2">
          <table:table-cell table:number-columns-repeated="257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7"/>
          <table:table-cell table:number-columns-repeated="254"/>
        </table:table-row>
        <table:table-row table:style-name="ro3" table:visibility="collapse">
          <table:table-cell table:style-name="ce135" office:value-type="string" calcext:value-type="string" table:number-columns-spanned="6" table:number-rows-spanned="1">
            <text:p>(En gras : A renseigner chaque année)</text:p>
          </table:table-cell>
          <table:covered-table-cell table:number-columns-repeated="5" table:style-name="ce135"/>
          <table:table-cell table:style-name="ce129" table:number-columns-spanned="3" table:number-rows-spanned="1"/>
          <table:covered-table-cell table:number-columns-repeated="2" table:style-name="ce129"/>
          <table:table-cell table:style-name="ce129" table:number-columns-spanned="3" table:number-rows-spanned="1"/>
          <table:covered-table-cell table:number-columns-repeated="2" table:style-name="ce129"/>
          <table:table-cell table:number-columns-repeated="245"/>
        </table:table-row>
        <table:table-row table:style-name="ro3" table:visibility="collapse">
          <table:table-cell table:style-name="ce136" office:value-type="string" calcext:value-type="string" table:number-columns-spanned="2" table:number-rows-spanned="1">
            <text:p>lundi Pâques</text:p>
          </table:table-cell>
          <table:covered-table-cell table:style-name="ce136"/>
          <table:table-cell table:style-name="ce48" office:value-type="date" office:date-value="2006-04-17" calcext:value-type="date">
            <text:p>17-avr.-06</text:p>
          </table:table-cell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number-columns-repeated="245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Ascencion</text:p>
          </table:table-cell>
          <table:covered-table-cell table:style-name="ce135"/>
          <table:table-cell table:style-name="ce48" table:formula="of:=[.C52]+38" office:value-type="date" office:date-value="2006-05-25" calcext:value-type="date">
            <text:p>25-mai-06</text:p>
          </table:table-cell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number-columns-repeated="245"/>
        </table:table-row>
        <table:table-row table:style-name="ro3" table:visibility="collapse">
          <table:table-cell office:value-type="string" calcext:value-type="string">
            <text:p>Fête Travail</text:p>
          </table:table-cell>
          <table:table-cell/>
          <table:table-cell table:style-name="ce48" office:value-type="date" office:date-value="2006-05-01" calcext:value-type="date">
            <text:p>1-mai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office:value-type="string" calcext:value-type="string">
            <text:p>Victoire</text:p>
          </table:table-cell>
          <table:table-cell/>
          <table:table-cell table:style-name="ce48" office:value-type="date" office:date-value="2006-05-08" calcext:value-type="date">
            <text:p>8-mai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lundi Pentecôte</text:p>
          </table:table-cell>
          <table:covered-table-cell table:style-name="ce135"/>
          <table:table-cell table:style-name="ce48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number-columns-repeated="245"/>
        </table:table-row>
        <table:table-row table:style-name="ro3" table:visibility="collapse">
          <table:table-cell office:value-type="string" calcext:value-type="string">
            <text:p>Fête Nationale</text:p>
          </table:table-cell>
          <table:table-cell/>
          <table:table-cell table:style-name="ce48" office:value-type="date" office:date-value="2006-07-14" calcext:value-type="date">
            <text:p>14-juil.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Assomption</text:p>
          </table:table-cell>
          <table:covered-table-cell table:style-name="ce129"/>
          <table:table-cell table:style-name="ce48" office:value-type="date" office:date-value="2006-08-15" calcext:value-type="date">
            <text:p>15-août-06</text:p>
          </table:table-cell>
          <table:table-cell table:number-columns-repeated="254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Toussaint</text:p>
          </table:table-cell>
          <table:covered-table-cell table:style-name="ce129"/>
          <table:table-cell table:style-name="ce48" office:value-type="date" office:date-value="2006-11-01" calcext:value-type="date">
            <text:p>1-nov.-06</text:p>
          </table:table-cell>
          <table:table-cell table:number-columns-repeated="254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Armistice</text:p>
          </table:table-cell>
          <table:covered-table-cell table:style-name="ce129"/>
          <table:table-cell table:style-name="ce48" office:value-type="date" office:date-value="2006-11-11" calcext:value-type="date">
            <text:p>11-nov.-06</text:p>
          </table:table-cell>
          <table:table-cell table:number-columns-repeated="254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Noël</text:p>
          </table:table-cell>
          <table:covered-table-cell table:style-name="ce129"/>
          <table:table-cell table:style-name="ce48" office:value-type="date" office:date-value="2006-12-25" calcext:value-type="date">
            <text:p>25-déc.-06</text:p>
          </table:table-cell>
          <table:table-cell table:number-columns-repeated="254"/>
        </table:table-row>
        <table:table-row table:style-name="ro3">
          <table:table-cell table:number-columns-repeated="2"/>
          <table:table-cell table:style-name="ce48"/>
          <table:table-cell table:number-columns-repeated="254"/>
        </table:table-row>
        <table:table-row table:style-name="ro3" table:number-rows-repeated="1048513">
          <table:table-cell table:number-columns-repeated="257"/>
        </table:table-row>
        <table:table-row table:style-name="ro3">
          <table:table-cell table:number-columns-repeated="257"/>
        </table:table-row>
        <table:named-expressions>
          <table:named-range table:name="Année" table:base-cell-address="$'janvier 2024'.$A$1" table:cell-range-address="$'Octobre 2024'.$Z$3"/>
          <table:named-range table:name="fériés" table:base-cell-address="$'janvier 2024'.$A$1" table:cell-range-address="$'Octobre 2024'.$C$52:.$C$61"/>
          <table:named-range table:name="mois" table:base-cell-address="$'janvier 2024'.$A$1" table:cell-range-address="$'Octobre 2024'.$X$3"/>
          <table:named-range table:name="_xlnm.Print_Area" table:base-cell-address="$'janvier 2024'.$A$1" table:cell-range-address="$'Octobre 2024'.$A$1:.$AI$41" table:range-usable-as="print-range"/>
          <table:named-range table:name="_xlnm_Print_Area" table:base-cell-address="$'janvier 2024'.$A$1" table:cell-range-address="$'Octobre 2024'.$A$1:.$AI$41"/>
        </table:named-expressions>
        <calcext:conditional-formats>
          <calcext:conditional-format calcext:target-range-address="'Octobre 2024'.Z3:'Octobre 2024'.AA3">
            <calcext:condition calcext:apply-style-name="ConditionalStyle_33" calcext:value="between([.$A$65],[.$A$66])" calcext:base-cell-address="'Octobre 2024'.Z3"/>
            <calcext:condition calcext:apply-style-name="ConditionalStyle_34" calcext:value="between([.$A$65],[.$A$66])" calcext:base-cell-address="'Octobre 2024'.Z3"/>
            <calcext:condition calcext:apply-style-name="ConditionalStyle_35" calcext:value="between([.$A$65],[.$A$66])" calcext:base-cell-address="'Octobre 2024'.Z3"/>
            <calcext:condition calcext:apply-style-name="ConditionalStyle_36" calcext:value="between([.$A$65],[.$A$66])" calcext:base-cell-address="'Octobre 2024'.Z3"/>
          </calcext:conditional-format>
        </calcext:conditional-formats>
      </table:table>
      <table:table table:name="Novembre 2024" table:style-name="ta12" table:print-ranges="'Novembre 2024'.A1:'Novembre 2024'.AI41">
        <table:table-column table:style-name="co12" table:default-cell-style-name="ce101"/>
        <table:table-column table:style-name="co13" table:default-cell-style-name="ce101"/>
        <table:table-column table:style-name="co14" table:default-cell-style-name="ce101"/>
        <table:table-column table:style-name="co15" table:number-columns-repeated="4" table:default-cell-style-name="ce101"/>
        <table:table-column table:style-name="co15" table:default-cell-style-name="ce88"/>
        <table:table-column table:style-name="co15" table:number-columns-repeated="3" table:default-cell-style-name="ce101"/>
        <table:table-column table:style-name="co18" table:default-cell-style-name="ce101"/>
        <table:table-column table:style-name="co15" table:number-columns-repeated="6" table:default-cell-style-name="ce101"/>
        <table:table-column table:style-name="co18" table:default-cell-style-name="ce101"/>
        <table:table-column table:style-name="co15" table:number-columns-repeated="15" table:default-cell-style-name="ce101"/>
        <table:table-column table:style-name="co19" table:default-cell-style-name="ce101"/>
        <table:table-column table:style-name="co16" table:number-columns-repeated="222" table:default-cell-style-name="ce82"/>
        <table:table-column table:style-name="co17" table:number-columns-repeated="16127"/>
        <table:table-row table:style-name="ro2">
          <table:table-cell table:style-name="ce1"/>
          <table:table-cell table:style-name="ce7"/>
          <table:table-cell table:style-name="ce42"/>
          <table:table-cell table:style-name="ce49"/>
          <table:table-cell table:style-name="ce69" office:value-type="string" calcext:value-type="string">
            <text:p>NOM :</text:p>
          </table:table-cell>
          <table:table-cell table:style-name="ce197" office:value-type="string" calcext:value-type="string" table:number-columns-spanned="7" table:number-rows-spanned="1">
            <text:p>xxxx <text:s text:c="3"/>xxxxx</text:p>
          </table:table-cell>
          <table:covered-table-cell table:number-columns-repeated="6" table:style-name="ce197"/>
          <table:table-cell table:style-name="ce4"/>
          <table:table-cell table:style-name="ce213" office:value-type="string" calcext:value-type="string" table:number-columns-spanned="22" table:number-rows-spanned="1">
            <text:p>RAPPORT D'ACTIVITE</text:p>
          </table:table-cell>
          <table:covered-table-cell table:number-columns-repeated="21" table:style-name="ce213"/>
          <table:table-cell table:style-name="ce42" table:number-columns-repeated="222"/>
        </table:table-row>
        <table:table-row table:style-name="ro4">
          <table:table-cell table:style-name="ce6">
            <draw:frame draw:z-index="0" draw:name="Image 3" draw:style-name="gr1" draw:text-style-name="P1" svg:width="5.511cm" svg:height="1.105cm" svg:x="0.206cm" svg:y="0.052cm">
              <draw:image xlink:href="Pictures/10000000000000C900000025E0397C5F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50"/>
          <table:table-cell table:style-name="ce70" office:value-type="string" calcext:value-type="string">
            <text:p>TEL :</text:p>
          </table:table-cell>
          <table:table-cell table:style-name="ce85" office:value-type="string" calcext:value-type="string" table:number-columns-spanned="7" table:number-rows-spanned="1">
            <text:p>06xxxxxx</text:p>
          </table:table-cell>
          <table:covered-table-cell table:number-columns-repeated="6" table:style-name="ce85"/>
          <table:table-cell/>
          <table:table-cell table:style-name="ce214" office:value-type="string" calcext:value-type="string" table:number-columns-spanned="22" table:number-rows-spanned="1">
            <text:p>Fax : 01.84.18.08.11 / contact@eisi-consulting.fr</text:p>
          </table:table-cell>
          <table:covered-table-cell table:number-columns-repeated="21" table:style-name="ce214"/>
          <table:table-cell table:number-columns-repeated="222"/>
        </table:table-row>
        <table:table-row table:style-name="ro2">
          <table:table-cell table:style-name="ce3"/>
          <table:table-cell table:style-name="ce30" table:number-columns-repeated="2"/>
          <table:table-cell table:style-name="ce51"/>
          <table:table-cell table:style-name="ce71"/>
          <table:table-cell table:style-name="ce199" table:number-columns-spanned="7" table:number-rows-spanned="1"/>
          <table:covered-table-cell table:number-columns-repeated="6" table:style-name="ce199"/>
          <table:table-cell table:style-name="ce99"/>
          <table:table-cell table:number-columns-repeated="6"/>
          <table:table-cell table:style-name="ce102"/>
          <table:table-cell table:style-name="ce99"/>
          <table:table-cell/>
          <table:table-cell table:style-name="ce103" office:value-type="string" calcext:value-type="string">
            <text:p>mois :</text:p>
          </table:table-cell>
          <table:table-cell table:style-name="ce104" table:content-validation-name="val23" office:value-type="float" office:value="11" calcext:value-type="float">
            <text:p>11</text:p>
          </table:table-cell>
          <table:table-cell table:style-name="ce105" office:value-type="string" calcext:value-type="string">
            <text:p>an :</text:p>
          </table:table-cell>
          <table:table-cell table:style-name="ce256" table:content-validation-name="val24" office:value-type="float" office:value="2024" calcext:value-type="float" table:number-columns-spanned="2" table:number-rows-spanned="1">
            <text:p>2024</text:p>
          </table:table-cell>
          <table:covered-table-cell table:style-name="ce257" table:content-validation-name="val24"/>
          <table:table-cell table:style-name="ce4" table:number-columns-repeated="7"/>
          <table:table-cell table:number-columns-repeated="223"/>
        </table:table-row>
        <table:table-row table:style-name="ro3">
          <table:table-cell table:style-name="ce3"/>
          <table:table-cell table:style-name="ce30"/>
          <table:table-cell table:style-name="ce43" table:number-columns-repeated="2"/>
          <table:table-cell table:style-name="ce72"/>
          <table:table-cell table:style-name="ce87"/>
          <table:table-cell table:style-name="ce7"/>
          <table:table-cell table:number-columns-repeated="3"/>
          <table:table-cell table:style-name="ce4" table:number-columns-repeated="3"/>
          <table:table-cell table:number-columns-repeated="15"/>
          <table:table-cell table:style-name="ce4" table:number-columns-repeated="6"/>
          <table:table-cell table:number-columns-repeated="223"/>
        </table:table-row>
        <table:table-row table:style-name="ro3" table:visibility="collapse">
          <table:table-cell table:style-name="ce4"/>
          <table:table-cell table:style-name="ce7" table:number-columns-repeated="2"/>
          <table:table-cell table:style-name="ce4" table:number-columns-repeated="4"/>
          <table:table-cell/>
          <table:table-cell table:style-name="ce4" table:number-columns-repeated="27"/>
          <table:table-cell table:number-columns-repeated="222"/>
        </table:table-row>
        <table:table-row table:style-name="ro6">
          <table:table-cell table:style-name="ce17" table:number-columns-spanned="3" table:number-rows-spanned="1"/>
          <table:covered-table-cell table:number-columns-repeated="2" table:style-name="ce17"/>
          <table:table-cell table:style-name="ce52"/>
          <table:table-cell table:style-name="ce4" table:number-columns-repeated="3"/>
          <table:table-cell/>
          <table:table-cell table:style-name="ce4" table:number-columns-repeated="2"/>
          <table:table-cell table:style-name="ce98"/>
          <table:table-cell table:style-name="ce4" table:number-columns-repeated="24"/>
          <table:table-cell table:number-columns-repeated="222"/>
        </table:table-row>
        <table:table-row table:style-name="ro7">
          <table:table-cell table:style-name="ce19" office:value-type="string" calcext:value-type="string" table:number-columns-spanned="3" table:number-rows-spanned="1">
            <text:p>Calendrier</text:p>
          </table:table-cell>
          <table:covered-table-cell table:number-columns-repeated="2" table:style-name="ce19"/>
          <table:table-cell table:style-name="ce5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27" calcext:value-type="float">
            <text:p>27</text:p>
          </table:table-cell>
          <table:table-cell table:style-name="ce73" table:formula="of:=IF(DAY(DATE(Année;mois+1;1)-1)&gt;27;28;&quot;&quot;)" office:value-type="float" office:value="28" calcext:value-type="float">
            <text:p>28</text:p>
          </table:table-cell>
          <table:table-cell table:style-name="ce73" table:formula="of:=IF(DAY(DATE(Année;mois+1;1)-1)&gt;28;29;&quot;&quot;)" office:value-type="float" office:value="29" calcext:value-type="float">
            <text:p>29</text:p>
          </table:table-cell>
          <table:table-cell table:style-name="ce73" table:formula="of:=IF(DAY(DATE(Année;mois+1;1)-1)&gt;29;30;&quot;&quot;)" office:value-type="float" office:value="30" calcext:value-type="float">
            <text:p>30</text:p>
          </table:table-cell>
          <table:table-cell table:style-name="ce109" table:formula="of:=IF(DAY(DATE(Année;mois+1;1)-1)&gt;30;31;&quot;&quot;)">
            <text:p/>
          </table:table-cell>
          <table:table-cell table:style-name="ce110" office:value-type="string" calcext:value-type="string">
            <text:p>Total</text:p>
          </table:table-cell>
          <table:table-cell table:number-columns-repeated="222"/>
        </table:table-row>
        <table:table-row table:style-name="ro7">
          <table:table-cell table:style-name="ce19" office:value-type="string" calcext:value-type="string" table:number-columns-spanned="3" table:number-rows-spanned="1">
            <text:p>Jours chômés</text:p>
          </table:table-cell>
          <table:covered-table-cell table:number-columns-repeated="2" table:style-name="ce19"/>
          <table:table-cell table:style-name="ce130" table:formula="of:=IF(OR((DATE(Année;mois;[.D$7])=[.C52]);(DATE(Année;mois;[.D$7])=[.C53]);(DATE(Année;mois;[.D$7])=[.C56]));1;IF(OR(mois=1;mois=5;mois=11);1;IF(WEEKDAY(DATE(Année;mois;[.D$7]))=7;1;IF(WEEKDAY(DATE(Année;mois;[.D$7]))=1;1;&quot;&quot;))))" office:value-type="float" office:value="1" calcext:value-type="float">
            <text:p>1</text:p>
          </table:table-cell>
          <table:table-cell table:style-name="ce74" table:formula="of:=IF(OR((DATE(Année;mois;[.E$7])=[.C52]);(DATE(Année;mois;[.E$7])=[.C53]);(DATE(Année;mois;[.E$7])=[.C56]));1;IF(WEEKDAY(DATE(Année;mois;[.E$7]))=7;1;IF(WEEKDAY(DATE(Année;mois;[.E$7]))=1;1;&quot;&quot;)))" office:value-type="float" office:value="1" calcext:value-type="float">
            <text:p>1</text:p>
          </table:table-cell>
          <table:table-cell table:style-name="ce74" table:formula="of:=IF(OR((DATE(Année;mois;[.F$7])=[.C52]);(DATE(Année;mois;[.F$7])=[.C53]);(DATE(Année;mois;[.F$7])=[.C56]));1;IF(WEEKDAY(DATE(Année;mois;[.F$7]))=7;1;IF(WEEKDAY(DATE(Année;mois;[.F$7]))=1;1;&quot;&quot;)))" office:value-type="float" office:value="1" calcext:value-type="float">
            <text:p>1</text:p>
          </table:table-cell>
          <table:table-cell table:style-name="ce74" table:formula="of:=IF(OR((DATE(Année;mois;[.G$7])=[.C52]);(DATE(Année;mois;[.G$7])=[.C53]);(DATE(Année;mois;[.G$7])=[.C56]));1;IF(WEEKDAY(DATE(Année;mois;[.G$7]))=7;1;IF(WEEKDAY(DATE(Année;mois;[.G$7]))=1;1;&quot;&quot;)))">
            <text:p/>
          </table:table-cell>
          <table:table-cell table:style-name="ce74" table:formula="of:=IF(OR((DATE(Année;mois;[.H$7])=[.B52]);(DATE(Année;mois;[.H$7])=[.B53]);(DATE(Année;mois;[.H$7])=[.B56]));1;IF(WEEKDAY(DATE(Année;mois;[.H$7]))=7;1;IF(WEEKDAY(DATE(Année;mois;[.H$7]))=1;1;&quot;&quot;)))">
            <text:p/>
          </table:table-cell>
          <table:table-cell table:style-name="ce74" table:formula="of:=IF(OR((DATE(Année;mois;[.I$7])=[.C52]);(DATE(Année;mois;[.I$7])=[.C53]);(DATE(Année;mois;[.I$7])=[.C56]));1;IF(WEEKDAY(DATE(Année;mois;[.I$7]))=7;1;IF(WEEKDAY(DATE(Année;mois;[.I$7]))=1;1;&quot;&quot;)))">
            <text:p/>
          </table:table-cell>
          <table:table-cell table:style-name="ce74" table:formula="of:=IF(OR((DATE(Année;mois;[.J$7])=[.C52]);(DATE(Année;mois;[.J$7])=[.C53]);(DATE(Année;mois;[.J$7])=[.C56]));1;IF(WEEKDAY(DATE(Année;mois;[.J$7]))=7;1;IF(WEEKDAY(DATE(Année;mois;[.J$7]))=1;1;&quot;&quot;)))">
            <text:p/>
          </table:table-cell>
          <table:table-cell table:style-name="ce74" table:formula="of:=IF(OR((DATE(Année;mois;[.K$7])=[.C52]);(DATE(Année;mois;[.K$7])=[.K53]);(DATE(Année;mois;[.K$7])=[.C56]));1;IF(mois=5;1;IF(WEEKDAY(DATE(Année;mois;[.K$7]))=7;1;IF(WEEKDAY(DATE(Année;mois;[.K$7]))=1;1;&quot;&quot;))))">
            <text:p/>
          </table:table-cell>
          <table:table-cell table:style-name="ce74" table:formula="of:=IF(OR((DATE(Année;mois;[.L$7])=[.C52]);(DATE(Année;mois;[.L$7])=[.C53]);(DATE(Année;mois;[.L$7])=[.C56]));1;IF(WEEKDAY(DATE(Année;mois;[.L$7]))=7;1;IF(WEEKDAY(DATE(Année;mois;[.L$7]))=1;1;&quot;&quot;)))" office:value-type="float" office:value="1" calcext:value-type="float">
            <text:p>1</text:p>
          </table:table-cell>
          <table:table-cell table:style-name="ce74" table:formula="of:=IF(OR((DATE(Année;mois;[.M$7])=[.C52]);(DATE(Année;mois;[.M$7])=[.C53]);(DATE(Année;mois;[.M$7])=[.C56]));1;IF(WEEKDAY(DATE(Année;mois;[.M$7]))=7;1;IF(WEEKDAY(DATE(Année;mois;[.M$7]))=1;1;&quot;&quot;)))" office:value-type="float" office:value="1" calcext:value-type="float">
            <text:p>1</text:p>
          </table:table-cell>
          <table:table-cell table:style-name="ce130" table:formula="of:=IF(OR((DATE(Année;mois;[.N$7])=[.M52]);(DATE(Année;mois;[.N$7])=[.M53]);(DATE(Année;mois;[.N$7])=[.M56]));1;IF(OR(mois=1;mois=5;mois=11);1;IF(WEEKDAY(DATE(Année;mois;[.N$7]))=7;1;IF(WEEKDAY(DATE(Année;mois;[.N$7]))=1;1;&quot;&quot;))))" office:value-type="float" office:value="1" calcext:value-type="float">
            <text:p>1</text:p>
          </table:table-cell>
          <table:table-cell table:style-name="ce74" table:formula="of:=IF(OR((DATE(Année;mois;[.O$7])=[.C52]);(DATE(Année;mois;[.O$7])=[.C53]);(DATE(Année;mois;[.O$7])=[.C56]));1;IF(WEEKDAY(DATE(Année;mois;[.O$7]))=7;1;IF(WEEKDAY(DATE(Année;mois;[.O$7]))=1;1;&quot;&quot;)))">
            <text:p/>
          </table:table-cell>
          <table:table-cell table:style-name="ce74" table:formula="of:=IF(OR((DATE(Année;mois;[.P$7])=[.C52]);(DATE(Année;mois;[.P$7])=[.C53]);(DATE(Année;mois;[.P$7])=[.C56]));1;IF(WEEKDAY(DATE(Année;mois;[.P$7]))=7;1;IF(WEEKDAY(DATE(Année;mois;[.P$7]))=1;1;&quot;&quot;)))">
            <text:p/>
          </table:table-cell>
          <table:table-cell table:style-name="ce74" table:formula="of:=IF(OR((DATE(Année;mois;[.Q$7])=[.C52]);(DATE(Année;mois;[.Q$7])=[.C53]);(DATE(Année;mois;[.Q$7])=[.C56]));1;IF(mois=7;1;IF(WEEKDAY(DATE(Année;mois;[.Q$7]))=7;1;IF(WEEKDAY(DATE(Année;mois;[.Q$7]))=1;1;&quot;&quot;))))">
            <text:p/>
          </table:table-cell>
          <table:table-cell table:style-name="ce74" table:formula="of:=IF(OR((DATE(Année;mois;[.R$7])=[.C52]);(DATE(Année;mois;[.R$7])=[.C53]);(DATE(Année;mois;[.R$7])=[.C56]));1;IF(mois=8;1;IF(WEEKDAY(DATE(Année;mois;[.R$7]))=7;1;IF(WEEKDAY(DATE(Année;mois;[.R$7]))=1;1;&quot;&quot;))))">
            <text:p/>
          </table:table-cell>
          <table:table-cell table:style-name="ce74" table:formula="of:=IF(OR((DATE(Année;mois;[.S$7])=[.C52]);(DATE(Année;mois;[.S$7])=[.C53]);(DATE(Année;mois;[.S$7])=[.C56]));1;IF(WEEKDAY(DATE(Année;mois;[.S$7]))=7;1;IF(WEEKDAY(DATE(Année;mois;[.S$7]))=1;1;&quot;&quot;)))" office:value-type="float" office:value="1" calcext:value-type="float">
            <text:p>1</text:p>
          </table:table-cell>
          <table:table-cell table:style-name="ce74" table:formula="of:=IF(OR((DATE(Année;mois;[.T$7])=[.C52]);(DATE(Année;mois;[.T$7])=[.C53]);(DATE(Année;mois;[.T$7])=[.C56]));1;IF(WEEKDAY(DATE(Année;mois;[.T$7]))=7;1;IF(WEEKDAY(DATE(Année;mois;[.T$7]))=1;1;&quot;&quot;)))" office:value-type="float" office:value="1" calcext:value-type="float">
            <text:p>1</text:p>
          </table:table-cell>
          <table:table-cell table:style-name="ce74" table:formula="of:=IF(OR((DATE(Année;mois;[.U$7])=[.C52]);(DATE(Année;mois;[.U$7])=[.C53]);(DATE(Année;mois;[.U$7])=[.C56]));1;IF(WEEKDAY(DATE(Année;mois;[.U$7]))=7;1;IF(WEEKDAY(DATE(Année;mois;[.U$7]))=1;1;&quot;&quot;)))">
            <text:p/>
          </table:table-cell>
          <table:table-cell table:style-name="ce74" table:formula="of:=IF(OR((DATE(Année;mois;[.V$7])=[.C52]);(DATE(Année;mois;[.V$7])=[.C53]);(DATE(Année;mois;[.V$7])=[.C56]));1;IF(WEEKDAY(DATE(Année;mois;[.V$7]))=7;1;IF(WEEKDAY(DATE(Année;mois;[.V$7]))=1;1;&quot;&quot;)))">
            <text:p/>
          </table:table-cell>
          <table:table-cell table:style-name="ce74" table:formula="of:=IF(OR((DATE(Année;mois;[.W$7])=[.C52]);(DATE(Année;mois;[.W$7])=[.C53]);(DATE(Année;mois;[.W$7])=[.C56]));1;IF(WEEKDAY(DATE(Année;mois;[.W$7]))=7;1;IF(WEEKDAY(DATE(Année;mois;[.W$7]))=1;1;&quot;&quot;)))">
            <text:p/>
          </table:table-cell>
          <table:table-cell table:style-name="ce74" table:formula="of:=IF(OR((DATE(Année;mois;[.X$7])=[.C52]);(DATE(Année;mois;[.X$7])=[.C53]);(DATE(Année;mois;[.X$7])=[.C56]));1;IF(WEEKDAY(DATE(Année;mois;[.X$7]))=7;1;IF(WEEKDAY(DATE(Année;mois;[.X$7]))=1;1;&quot;&quot;)))">
            <text:p/>
          </table:table-cell>
          <table:table-cell table:style-name="ce74" table:formula="of:=IF(OR((DATE(Année;mois;[.Y$7])=[.C52]);(DATE(Année;mois;[.Y$7])=[.C53]);(DATE(Année;mois;[.Y$7])=[.C56]));1;IF(WEEKDAY(DATE(Année;mois;[.Y$7]))=7;1;IF(WEEKDAY(DATE(Année;mois;[.Y$7]))=1;1;&quot;&quot;)))">
            <text:p/>
          </table:table-cell>
          <table:table-cell table:style-name="ce74" table:formula="of:=IF(OR((DATE(Année;mois;[.Z$7])=[.C52]);(DATE(Année;mois;[.Z$7])=[.C53]);(DATE(Année;mois;[.Z$7])=[.C56]));1;IF(WEEKDAY(DATE(Année;mois;[.Z$7]))=7;1;IF(WEEKDAY(DATE(Année;mois;[.Z$7]))=1;1;&quot;&quot;)))" office:value-type="float" office:value="1" calcext:value-type="float">
            <text:p>1</text:p>
          </table:table-cell>
          <table:table-cell table:style-name="ce74" table:formula="of:=IF(OR((DATE(Année;mois;[.AA$7])=[.C52]);(DATE(Année;mois;[.AA$7])=[.C53]);(DATE(Année;mois;[.AA$7])=[.C56]));1;IF(WEEKDAY(DATE(Année;mois;[.AA$7]))=7;1;IF(WEEKDAY(DATE(Année;mois;[.AA$7]))=1;1;&quot;&quot;)))" office:value-type="float" office:value="1" calcext:value-type="float">
            <text:p>1</text:p>
          </table:table-cell>
          <table:table-cell table:style-name="ce74" table:formula="of:=IF(OR((DATE(Année;mois;[.AB$7])=[.C52]);(DATE(Année;mois;[.AB$7])=[.C53]);(DATE(Année;mois;[.AB$7])=[.C56]));1;IF(mois=12;1;IF(WEEKDAY(DATE(Année;mois;[.AB$7]))=7;1;IF(WEEKDAY(DATE(Année;mois;[.AB$7]))=1;1;&quot;&quot;))))">
            <text:p/>
          </table:table-cell>
          <table:table-cell table:style-name="ce74" table:formula="of:=IF(OR((DATE(Année;mois;[.AC$7])=[.C52]);(DATE(Année;mois;[.AC$7])=[.C53]);(DATE(Année;mois;[.AC$7])=[.C56]));1;IF(WEEKDAY(DATE(Année;mois;[.AC$7]))=7;1;IF(WEEKDAY(DATE(Année;mois;[.AC$7]))=1;1;&quot;&quot;)))">
            <text:p/>
          </table:table-cell>
          <table:table-cell table:style-name="ce74" table:formula="of:=IF(OR((DATE(Année;mois;[.AD$7])=[.C52]);(DATE(Année;mois;[.AD$7])=[.C53]);(DATE(Année;mois;[.AD$7])=[.C56]));1;IF(WEEKDAY(DATE(Année;mois;[.AD$7]))=7;1;IF(WEEKDAY(DATE(Année;mois;[.AD$7]))=1;1;&quot;&quot;)))">
            <text:p/>
          </table:table-cell>
          <table:table-cell table:style-name="ce74" table:formula="of:=IF(OR((DATE(Année;mois;[.AE$7])=[.C52]);(DATE(Année;mois;[.AE$7])=[.C53]);(DATE(Année;mois;[.AE$7])=[.C56]));1;IF(WEEKDAY(DATE(Année;mois;[.AE$7]))=7;1;IF(WEEKDAY(DATE(Année;mois;[.AE$7]))=1;1;&quot;&quot;)))">
            <text:p/>
          </table:table-cell>
          <table:table-cell table:style-name="ce74" table:formula="of:=IF([.AF$7]=&quot;&quot;;&quot;&quot;;IF(OR((DATE(Année;mois;[.AF$7])=[.C52]);(DATE(Année;mois;[.AF$7])=[.C53]);(DATE(Année;mois;[.AF$7])=[.C56]));1;IF(WEEKDAY(DATE(Année;mois;[.AF$7]))=7;1;IF(WEEKDAY(DATE(Année;mois;[.AF$7]))=1;1;&quot;&quot;))))">
            <text:p/>
          </table:table-cell>
          <table:table-cell table:style-name="ce74" table:formula="of:=IF([.AG$7]=&quot;&quot;;&quot;&quot;;IF(OR((DATE(Année;mois;[.AG$7])=[.C52]);(DATE(Année;mois;[.AG$7])=[.C53]);(DATE(Année;mois;[.AG$7])=[.C56]));1;IF(WEEKDAY(DATE(Année;mois;[.AG$7]))=7;1;IF(WEEKDAY(DATE(Année;mois;[.AG$7]))=1;1;&quot;&quot;))))" office:value-type="float" office:value="1" calcext:value-type="float">
            <text:p>1</text:p>
          </table:table-cell>
          <table:table-cell table:style-name="ce74" table:formula="of:=IF([.AH$7]=&quot;&quot;;&quot;&quot;;IF(OR((DATE(Année;mois;[.AH$7])=[.C52]);(DATE(Année;mois;[.AH$7])=[.C53]);(DATE(Année;mois;[.AH$7])=[.C56]));1;IF(WEEKDAY(DATE(Année;mois;[.AH$7]))=7;1;IF(WEEKDAY(DATE(Année;mois;[.AH$7]))=1;1;&quot;&quot;))))">
            <text:p/>
          </table:table-cell>
          <table:table-cell table:style-name="ce111" table:formula="of:=SUM([.D8:.AH8])" office:value-type="float" office:value="11" calcext:value-type="float">
            <text:p>11,00</text:p>
          </table:table-cell>
          <table:table-cell table:number-columns-repeated="222"/>
        </table:table-row>
        <table:table-row table:style-name="ro8">
          <table:table-cell table:style-name="ce7" table:number-columns-repeated="3"/>
          <table:table-cell table:style-name="ce55"/>
          <table:table-cell table:style-name="ce75" table:number-columns-repeated="3"/>
          <table:table-cell table:style-name="ce89"/>
          <table:table-cell table:style-name="ce75" table:number-columns-repeated="26"/>
          <table:table-cell table:style-name="ce112"/>
          <table:table-cell table:number-columns-repeated="222"/>
        </table:table-row>
        <table:table-row table:style-name="ro7">
          <table:table-cell table:style-name="ce22" office:value-type="string" calcext:value-type="string" table:number-columns-spanned="3" table:number-rows-spanned="1">
            <text:p>Missions clients</text:p>
          </table:table-cell>
          <table:covered-table-cell table:number-columns-repeated="2" table:style-name="ce22"/>
          <table:table-cell table:style-name="ce56"/>
          <table:table-cell table:style-name="ce76" table:number-columns-repeated="3"/>
          <table:table-cell table:style-name="ce90"/>
          <table:table-cell table:style-name="ce76" table:number-columns-repeated="26"/>
          <table:table-cell table:style-name="ce113"/>
          <table:table-cell table:number-columns-repeated="222"/>
        </table:table-row>
        <table:table-row table:style-name="ro7">
          <table:table-cell table:style-name="ce9" office:value-type="string" calcext:value-type="string">
            <text:p>Client</text:p>
          </table:table-cell>
          <table:table-cell table:style-name="ce144" office:value-type="string" calcext:value-type="string" table:number-columns-spanned="2" table:number-rows-spanned="1">
            <text:p>Intitulé de la mission</text:p>
          </table:table-cell>
          <table:covered-table-cell table:style-name="ce144"/>
          <table:table-cell table:style-name="ce57"/>
          <table:table-cell table:style-name="ce77" table:number-columns-repeated="3"/>
          <table:table-cell table:style-name="ce91"/>
          <table:table-cell table:style-name="ce77" table:number-columns-repeated="26"/>
          <table:table-cell table:style-name="ce114"/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49"/>
          <table:table-cell table:style-name="ce58" table:content-validation-name="val1" table:number-columns-repeated="31"/>
          <table:table-cell table:style-name="ce115" table:formula="of:=SUM([.D12:.AH12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0"/>
          <table:table-cell table:style-name="ce58" table:content-validation-name="val1" table:number-columns-repeated="31"/>
          <table:table-cell table:style-name="ce116" table:formula="of:=SUM([.D13:.AH13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0"/>
          <table:table-cell table:style-name="ce58" table:content-validation-name="val1" table:number-columns-repeated="31"/>
          <table:table-cell table:style-name="ce115" table:formula="of:=SUM([.D14:.AH14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1"/>
          <table:table-cell table:style-name="ce33"/>
          <table:table-cell table:style-name="ce150"/>
          <table:table-cell table:style-name="ce58" table:content-validation-name="val1" table:number-columns-repeated="31"/>
          <table:table-cell table:style-name="ce115" table:formula="of:=SUM([.D15:.AH15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2"/>
          <table:table-cell table:style-name="ce34"/>
          <table:table-cell table:style-name="ce151"/>
          <table:table-cell table:style-name="ce58" table:content-validation-name="val1" table:number-columns-repeated="31"/>
          <table:table-cell table:style-name="ce115" table:formula="of:=SUM([.D16:.AH16])" office:value-type="float" office:value="0" calcext:value-type="float">
            <text:p>0,00</text:p>
          </table:table-cell>
          <table:table-cell table:number-columns-repeated="222"/>
        </table:table-row>
        <table:table-row table:style-name="ro9">
          <table:table-cell table:style-name="ce7" table:number-columns-repeated="3"/>
          <table:table-cell table:style-name="ce59" table:content-validation-name="val22"/>
          <table:table-cell table:style-name="ce6" table:content-validation-name="val22" table:number-columns-repeated="3"/>
          <table:table-cell table:style-name="ce92" table:content-validation-name="val22"/>
          <table:table-cell table:style-name="ce6" table:content-validation-name="val22" table:number-columns-repeated="26"/>
          <table:table-cell table:style-name="ce112"/>
          <table:table-cell table:number-columns-repeated="222"/>
        </table:table-row>
        <table:table-row table:style-name="ro7">
          <table:table-cell table:style-name="ce28" office:value-type="string" calcext:value-type="string" table:number-columns-spanned="3" table:number-rows-spanned="1">
            <text:p>Missions internes</text:p>
          </table:table-cell>
          <table:covered-table-cell table:number-columns-repeated="2" table:style-name="ce28"/>
          <table:table-cell table:style-name="ce60" table:content-validation-name="val22"/>
          <table:table-cell table:style-name="ce79" table:content-validation-name="val22" table:number-columns-repeated="3"/>
          <table:table-cell table:style-name="ce93" table:content-validation-name="val22"/>
          <table:table-cell table:style-name="ce79" table:content-validation-name="val22" table:number-columns-repeated="26"/>
          <table:table-cell table:style-name="ce117"/>
          <table:table-cell table:number-columns-repeated="222"/>
        </table:table-row>
        <table:table-row table:style-name="ro7">
          <table:table-cell table:style-name="ce14" office:value-type="string" calcext:value-type="string">
            <text:p>Client</text:p>
          </table:table-cell>
          <table:table-cell table:style-name="ce148" office:value-type="string" calcext:value-type="string" table:number-columns-spanned="2" table:number-rows-spanned="1">
            <text:p>Intitulé de la mission</text:p>
          </table:table-cell>
          <table:covered-table-cell table:style-name="ce148"/>
          <table:table-cell table:style-name="ce61" table:content-validation-name="val22"/>
          <table:table-cell table:style-name="ce80" table:content-validation-name="val22" table:number-columns-repeated="3"/>
          <table:table-cell table:style-name="ce94" table:content-validation-name="val22"/>
          <table:table-cell table:style-name="ce80" table:content-validation-name="val22" table:number-columns-repeated="26"/>
          <table:table-cell table:style-name="ce118"/>
          <table:table-cell table:number-columns-repeated="222"/>
        </table:table-row>
        <table:table-row table:style-name="ro3">
          <table:table-cell table:style-name="ce15"/>
          <table:table-cell table:style-name="ce149" table:number-columns-spanned="2" table:number-rows-spanned="1"/>
          <table:covered-table-cell table:style-name="ce149"/>
          <table:table-cell table:style-name="ce58" table:content-validation-name="val1" table:number-columns-repeated="31"/>
          <table:table-cell table:style-name="ce115" table:formula="of:=SUM([.D20:.AH20])" office:value-type="float" office:value="0" calcext:value-type="float">
            <text:p>0,00</text:p>
          </table:table-cell>
          <table:table-cell table:number-columns-repeated="222"/>
          <table:table-cell table:style-name="ce122" table:number-columns-repeated="16127"/>
        </table:table-row>
        <table:table-row table:style-name="ro3">
          <table:table-cell table:style-name="ce15"/>
          <table:table-cell table:style-name="ce150" table:number-columns-spanned="2" table:number-rows-spanned="1"/>
          <table:covered-table-cell table:style-name="ce150"/>
          <table:table-cell table:style-name="ce58" table:content-validation-name="val1" table:number-columns-repeated="31"/>
          <table:table-cell table:style-name="ce116" table:formula="of:=SUM([.D21:.AH21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6"/>
          <table:table-cell table:style-name="ce151" table:number-columns-spanned="2" table:number-rows-spanned="1"/>
          <table:covered-table-cell table:style-name="ce151"/>
          <table:table-cell table:style-name="ce58" table:content-validation-name="val1" table:number-columns-repeated="31"/>
          <table:table-cell table:style-name="ce115" table:formula="of:=SUM([.D22:.AH22])" office:value-type="float" office:value="0" calcext:value-type="float">
            <text:p>0,00</text:p>
          </table:table-cell>
          <table:table-cell table:number-columns-repeated="222"/>
        </table:table-row>
        <table:table-row table:style-name="ro6">
          <table:table-cell table:style-name="ce7" table:number-columns-repeated="3"/>
          <table:table-cell table:style-name="ce59" table:content-validation-name="val22"/>
          <table:table-cell table:style-name="ce6" table:content-validation-name="val22" table:number-columns-repeated="3"/>
          <table:table-cell table:style-name="ce92" table:content-validation-name="val22"/>
          <table:table-cell table:style-name="ce6" table:content-validation-name="val22" table:number-columns-repeated="26"/>
          <table:table-cell table:style-name="ce112"/>
          <table:table-cell table:number-columns-repeated="222"/>
        </table:table-row>
        <table:table-row table:style-name="ro10">
          <table:table-cell table:style-name="ce28" office:value-type="string" calcext:value-type="string" table:number-columns-spanned="3" table:number-rows-spanned="1">
            <text:p>Actions commerciales</text:p>
          </table:table-cell>
          <table:covered-table-cell table:number-columns-repeated="2" table:style-name="ce28"/>
          <table:table-cell table:style-name="ce62" table:content-validation-name="val22"/>
          <table:table-cell table:style-name="ce81" table:content-validation-name="val22" table:number-columns-repeated="3"/>
          <table:table-cell table:style-name="ce95" table:content-validation-name="val22"/>
          <table:table-cell table:style-name="ce81" table:content-validation-name="val22" table:number-columns-repeated="26"/>
          <table:table-cell table:style-name="ce119"/>
          <table:table-cell table:number-columns-repeated="222"/>
        </table:table-row>
        <table:table-row table:style-name="ro10">
          <table:table-cell table:style-name="ce36" office:value-type="string" calcext:value-type="string" table:number-columns-spanned="3" table:number-rows-spanned="1">
            <text:p>Activité Commerciale</text:p>
          </table:table-cell>
          <table:covered-table-cell table:number-columns-repeated="2" table:style-name="ce36"/>
          <table:table-cell table:style-name="ce58" table:content-validation-name="val1" table:number-columns-repeated="31"/>
          <table:table-cell table:style-name="ce115" table:formula="of:=SUM([.D25:.AH25])" office:value-type="float" office:value="0" calcext:value-type="float">
            <text:p>0,00</text:p>
          </table:table-cell>
          <table:table-cell table:number-columns-repeated="222"/>
        </table:table-row>
        <table:table-row table:style-name="ro11">
          <table:table-cell table:style-name="ce18"/>
          <table:table-cell table:style-name="ce39" table:number-columns-repeated="2"/>
          <table:table-cell table:style-name="ce63" table:content-validation-name="val22" table:number-columns-repeated="31"/>
          <table:table-cell table:style-name="ce120"/>
          <table:table-cell table:number-columns-repeated="222"/>
        </table:table-row>
        <table:table-row table:style-name="ro7">
          <table:table-cell table:style-name="ce28" office:value-type="string" calcext:value-type="string" table:number-columns-spanned="3" table:number-rows-spanned="1">
            <text:p>EISI CONSULTING</text:p>
          </table:table-cell>
          <table:covered-table-cell table:number-columns-repeated="2" table:style-name="ce28"/>
          <table:table-cell table:style-name="ce62" table:content-validation-name="val22"/>
          <table:table-cell table:style-name="ce81" table:content-validation-name="val22" table:number-columns-repeated="3"/>
          <table:table-cell table:style-name="ce95" table:content-validation-name="val22"/>
          <table:table-cell table:style-name="ce81" table:content-validation-name="val22" table:number-columns-repeated="26"/>
          <table:table-cell table:style-name="ce119"/>
          <table:table-cell table:number-columns-repeated="222"/>
        </table:table-row>
        <table:table-row table:style-name="ro7">
          <table:table-cell table:style-name="ce38" office:value-type="string" calcext:value-type="string" table:number-columns-spanned="3" table:number-rows-spanned="1">
            <text:p>Activité fonctionnelle</text:p>
          </table:table-cell>
          <table:covered-table-cell table:number-columns-repeated="2" table:style-name="ce38"/>
          <table:table-cell table:style-name="ce58" table:content-validation-name="val1" table:number-columns-repeated="31"/>
          <table:table-cell table:style-name="ce115" table:formula="of:=SUM([.D28:.AH28])" office:value-type="float" office:value="0" calcext:value-type="float">
            <text:p>0,00</text:p>
          </table:table-cell>
          <table:table-cell table:number-columns-repeated="222"/>
        </table:table-row>
        <table:table-row table:style-name="ro7">
          <table:table-cell table:style-name="ce20" office:value-type="string" calcext:value-type="string">
            <text:p>Veille technologique</text:p>
          </table:table-cell>
          <table:table-cell table:style-name="ce40"/>
          <table:table-cell table:style-name="ce44"/>
          <table:table-cell table:style-name="ce58" table:content-validation-name="val1" table:number-columns-repeated="31"/>
          <table:table-cell table:style-name="ce116" table:formula="of:=SUM([.D29:.AH29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4" office:value-type="string" calcext:value-type="string" table:number-columns-spanned="3" table:number-rows-spanned="1">
            <text:p>Intercontrat</text:p>
          </table:table-cell>
          <table:covered-table-cell table:number-columns-repeated="2" table:style-name="ce84"/>
          <table:table-cell table:style-name="ce58" table:content-validation-name="val1" table:number-columns-repeated="31"/>
          <table:table-cell table:style-name="ce115" table:formula="of:=SUM([.D30:.AH30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6" office:value-type="string" calcext:value-type="string" table:number-columns-spanned="3" table:number-rows-spanned="1">
            <text:p>Formation (A préciser)</text:p>
          </table:table-cell>
          <table:covered-table-cell table:number-columns-repeated="2" table:style-name="ce86"/>
          <table:table-cell table:style-name="ce58" table:content-validation-name="val1" table:number-columns-repeated="31"/>
          <table:table-cell table:style-name="ce115" table:formula="of:=SUM([.D31:.AH31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6" office:value-type="string" calcext:value-type="string" table:number-columns-spanned="3" table:number-rows-spanned="1">
            <text:p>Congés payés</text:p>
          </table:table-cell>
          <table:covered-table-cell table:number-columns-repeated="2" table:style-name="ce86"/>
          <table:table-cell table:style-name="ce58" table:content-validation-name="val1" table:number-columns-repeated="31"/>
          <table:table-cell table:style-name="ce115" table:formula="of:=SUM([.D32:.AH32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6" office:value-type="string" calcext:value-type="string" table:number-columns-spanned="3" table:number-rows-spanned="1">
            <text:p>Congés sans solde</text:p>
          </table:table-cell>
          <table:covered-table-cell table:number-columns-repeated="2" table:style-name="ce86"/>
          <table:table-cell table:style-name="ce58" table:content-validation-name="val1" table:number-columns-repeated="31"/>
          <table:table-cell table:style-name="ce115" table:formula="of:=SUM([.D33:.AH33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23" office:value-type="string" calcext:value-type="string">
            <text:p>Congés exceptionnels:Locaux du client fermés (RTT)</text:p>
          </table:table-cell>
          <table:table-cell table:style-name="ce41"/>
          <table:table-cell table:style-name="ce45"/>
          <table:table-cell table:style-name="ce58" table:content-validation-name="val1" table:number-columns-repeated="31"/>
          <table:table-cell table:style-name="ce115" table:formula="of:=SUM([.D34:.AH34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23" office:value-type="string" calcext:value-type="string">
            <text:p>RECUPERATION 35 HEURES (RTT)</text:p>
          </table:table-cell>
          <table:table-cell table:style-name="ce41"/>
          <table:table-cell table:style-name="ce45"/>
          <table:table-cell table:style-name="ce58" table:content-validation-name="val1" table:number-columns-repeated="31"/>
          <table:table-cell table:style-name="ce115" table:formula="of:=SUM([.D35:.AH35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97" office:value-type="string" calcext:value-type="string" table:number-columns-spanned="3" table:number-rows-spanned="1">
            <text:p>Maladie</text:p>
          </table:table-cell>
          <table:covered-table-cell table:number-columns-repeated="2" table:style-name="ce97"/>
          <table:table-cell table:style-name="ce58" table:content-validation-name="val1" table:number-columns-repeated="31"/>
          <table:table-cell table:style-name="ce115" table:formula="of:=SUM([.D36:.AH36])" office:value-type="float" office:value="0" calcext:value-type="float">
            <text:p>0,00</text:p>
          </table:table-cell>
          <table:table-cell table:number-columns-repeated="222"/>
        </table:table-row>
        <table:table-row table:style-name="ro12">
          <table:table-cell table:style-name="ce6"/>
          <table:table-cell table:style-name="ce7" table:number-columns-repeated="2"/>
          <table:table-cell table:style-name="ce64"/>
          <table:table-cell table:style-name="ce7" table:number-columns-repeated="3"/>
          <table:table-cell table:style-name="ce87"/>
          <table:table-cell table:style-name="ce7" table:number-columns-repeated="26"/>
          <table:table-cell table:style-name="ce121"/>
          <table:table-cell table:number-columns-repeated="222"/>
        </table:table-row>
        <table:table-row table:style-name="ro3">
          <table:table-cell table:style-name="ce100" office:value-type="string" calcext:value-type="string" table:number-columns-spanned="3" table:number-rows-spanned="1">
            <text:p>Total</text:p>
          </table:table-cell>
          <table:covered-table-cell table:number-columns-repeated="2" table:style-name="ce100"/>
          <table:table-cell table:style-name="ce65" table:formula="of:=IF(IF([.D$8]=&quot;&quot;;0;[.D$8])+SUM([.D$12:.D$16])+SUM([.D$20:.D$22])+SUM([.D$28:.D$36])+[.D$25]&gt;0;IF([.D$8]=&quot;&quot;;0;[.D$8])+SUM([.D$12:.D$16])+SUM([.D$20:.D$22])+SUM([.D$28:.D$36])+[.D$25];&quot;&quot;)" office:value-type="float" office:value="1" calcext:value-type="float">
            <text:p>1,00</text:p>
          </table:table-cell>
          <table:table-cell table:style-name="ce83" table:formula="of:=IF(IF([.E$8]=&quot;&quot;;0;[.E$8])+SUM([.E$12:.E$16])+SUM([.E$20:.E$22])+SUM([.E$28:.E$36])+[.E$25]&gt;0;IF([.E$8]=&quot;&quot;;0;[.E$8])+SUM([.E$12:.E$16])+SUM([.E$20:.E$22])+SUM([.E$28:.E$36])+[.E$25];&quot;&quot;)" office:value-type="float" office:value="1" calcext:value-type="float">
            <text:p>1,00</text:p>
          </table:table-cell>
          <table:table-cell table:style-name="ce83" table:formula="of:=IF(IF([.F$8]=&quot;&quot;;0;[.F$8])+SUM([.F$12:.F$16])+SUM([.F$20:.F$22])+SUM([.F$28:.F$36])+[.F$25]&gt;0;IF([.F$8]=&quot;&quot;;0;[.F$8])+SUM([.F$12:.F$16])+SUM([.F$20:.F$22])+SUM([.F$28:.F$36])+[.F$25];&quot;&quot;)" office:value-type="float" office:value="1" calcext:value-type="float">
            <text:p>1,00</text:p>
          </table:table-cell>
          <table:table-cell table:style-name="ce83" table:formula="of:=IF(IF([.G$8]=&quot;&quot;;0;[.G$8])+SUM([.G$12:.G$16])+SUM([.G$20:.G$22])+SUM([.G$28:.G$36])+[.G$25]&gt;0;IF([.G$8]=&quot;&quot;;0;[.G$8])+SUM([.G$12:.G$16])+SUM([.G$20:.G$22])+SUM([.G$28:.G$36])+[.G$25];&quot;&quot;)">
            <text:p/>
          </table:table-cell>
          <table:table-cell table:style-name="ce83" table:formula="of:=IF(IF([.H$8]=&quot;&quot;;0;[.H$8])+SUM([.H$12:.H$16])+SUM([.H$20:.H$22])+SUM([.H$28:.H$36])+[.H$25]&gt;0;IF([.H$8]=&quot;&quot;;0;[.H$8])+SUM([.H$12:.H$16])+SUM([.H$20:.H$22])+SUM([.H$28:.H$36])+[.H$25];&quot;&quot;)">
            <text:p/>
          </table:table-cell>
          <table:table-cell table:style-name="ce83" table:formula="of:=IF(IF([.I$8]=&quot;&quot;;0;[.I$8])+SUM([.I$12:.I$16])+SUM([.I$20:.I$22])+SUM([.I$28:.I$36])+[.I$25]&gt;0;IF([.I$8]=&quot;&quot;;0;[.I$8])+SUM([.I$12:.I$16])+SUM([.I$20:.I$22])+SUM([.I$28:.I$36])+[.I$25];&quot;&quot;)">
            <text:p/>
          </table:table-cell>
          <table:table-cell table:style-name="ce83" table:formula="of:=IF(IF([.J$8]=&quot;&quot;;0;[.J$8])+SUM([.J$12:.J$16])+SUM([.J$20:.J$22])+SUM([.J$28:.J$36])+[.J$25]&gt;0;IF([.J$8]=&quot;&quot;;0;[.J$8])+SUM([.J$12:.J$16])+SUM([.J$20:.J$22])+SUM([.J$28:.J$36])+[.J$25];&quot;&quot;)">
            <text:p/>
          </table:table-cell>
          <table:table-cell table:style-name="ce83" table:formula="of:=IF(IF([.K$8]=&quot;&quot;;0;[.K$8])+SUM([.K$12:.K$16])+SUM([.K$20:.K$22])+SUM([.K$28:.K$36])+[.K$25]&gt;0;IF([.K$8]=&quot;&quot;;0;[.K$8])+SUM([.K$12:.K$16])+SUM([.K$20:.K$22])+SUM([.K$28:.K$36])+[.K$25];&quot;&quot;)">
            <text:p/>
          </table:table-cell>
          <table:table-cell table:style-name="ce83" table:formula="of:=IF(IF([.L$8]=&quot;&quot;;0;[.L$8])+SUM([.L$12:.L$16])+SUM([.L$20:.L$22])+SUM([.L$28:.L$36])+[.L$25]&gt;0;IF([.L$8]=&quot;&quot;;0;[.L$8])+SUM([.L$12:.L$16])+SUM([.L$20:.L$22])+SUM([.L$28:.L$36])+[.L$25];&quot;&quot;)" office:value-type="float" office:value="1" calcext:value-type="float">
            <text:p>1,00</text:p>
          </table:table-cell>
          <table:table-cell table:style-name="ce83" table:formula="of:=IF(IF([.M$8]=&quot;&quot;;0;[.M$8])+SUM([.M$12:.M$16])+SUM([.M$20:.M$22])+SUM([.M$28:.M$36])+[.M$25]&gt;0;IF([.M$8]=&quot;&quot;;0;[.M$8])+SUM([.M$12:.M$16])+SUM([.M$20:.M$22])+SUM([.M$28:.M$36])+[.M$25];&quot;&quot;)" office:value-type="float" office:value="1" calcext:value-type="float">
            <text:p>1,00</text:p>
          </table:table-cell>
          <table:table-cell table:style-name="ce83" table:formula="of:=IF(IF([.N$8]=&quot;&quot;;0;[.N$8])+SUM([.N$12:.N$16])+SUM([.N$20:.N$22])+SUM([.N$28:.N$36])+[.N$25]&gt;0;IF([.N$8]=&quot;&quot;;0;[.N$8])+SUM([.N$12:.N$16])+SUM([.N$20:.N$22])+SUM([.N$28:.N$36])+[.N$25];&quot;&quot;)" office:value-type="float" office:value="1" calcext:value-type="float">
            <text:p>1,00</text:p>
          </table:table-cell>
          <table:table-cell table:style-name="ce83" table:formula="of:=IF(IF([.O$8]=&quot;&quot;;0;[.O$8])+SUM([.O$12:.O$16])+SUM([.O$20:.O$22])+SUM([.O$28:.O$36])+[.O$25]&gt;0;IF([.O$8]=&quot;&quot;;0;[.O$8])+SUM([.O$12:.O$16])+SUM([.O$20:.O$22])+SUM([.O$28:.O$36])+[.O$25];&quot;&quot;)">
            <text:p/>
          </table:table-cell>
          <table:table-cell table:style-name="ce83" table:formula="of:=IF(IF([.P$8]=&quot;&quot;;0;[.P$8])+SUM([.P$12:.P$16])+SUM([.P$20:.P$22])+SUM([.P$28:.P$36])+[.P$25]&gt;0;IF([.P$8]=&quot;&quot;;0;[.P$8])+SUM([.P$12:.P$16])+SUM([.P$20:.P$22])+SUM([.P$28:.P$36])+[.P$25];&quot;&quot;)">
            <text:p/>
          </table:table-cell>
          <table:table-cell table:style-name="ce83" table:formula="of:=IF(IF([.Q$8]=&quot;&quot;;0;[.Q$8])+SUM([.Q$12:.Q$16])+SUM([.Q$20:.Q$22])+SUM([.Q$28:.Q$36])+[.Q$25]&gt;0;IF([.Q$8]=&quot;&quot;;0;[.Q$8])+SUM([.Q$12:.Q$16])+SUM([.Q$20:.Q$22])+SUM([.Q$28:.Q$36])+[.Q$25];&quot;&quot;)">
            <text:p/>
          </table:table-cell>
          <table:table-cell table:style-name="ce83" table:formula="of:=IF(IF([.R$8]=&quot;&quot;;0;[.R$8])+SUM([.R$12:.R$16])+SUM([.R$20:.R$22])+SUM([.R$28:.R$36])+[.R$25]&gt;0;IF([.R$8]=&quot;&quot;;0;[.R$8])+SUM([.R$12:.R$16])+SUM([.R$20:.R$22])+SUM([.R$28:.R$36])+[.R$25];&quot;&quot;)">
            <text:p/>
          </table:table-cell>
          <table:table-cell table:style-name="ce83" table:formula="of:=IF(IF([.S$8]=&quot;&quot;;0;[.S$8])+SUM([.S$12:.S$16])+SUM([.S$20:.S$22])+SUM([.S$28:.S$36])+[.S$25]&gt;0;IF([.S$8]=&quot;&quot;;0;[.S$8])+SUM([.S$12:.S$16])+SUM([.S$20:.S$22])+SUM([.S$28:.S$36])+[.S$25];&quot;&quot;)" office:value-type="float" office:value="1" calcext:value-type="float">
            <text:p>1,00</text:p>
          </table:table-cell>
          <table:table-cell table:style-name="ce83" table:formula="of:=IF(IF([.T$8]=&quot;&quot;;0;[.T$8])+SUM([.T$12:.T$16])+SUM([.T$20:.T$22])+SUM([.T$28:.T$36])+[.T$25]&gt;0;IF([.T$8]=&quot;&quot;;0;[.T$8])+SUM([.T$12:.T$16])+SUM([.T$20:.T$22])+SUM([.T$28:.T$36])+[.T$25];&quot;&quot;)" office:value-type="float" office:value="1" calcext:value-type="float">
            <text:p>1,00</text:p>
          </table:table-cell>
          <table:table-cell table:style-name="ce83" table:formula="of:=IF(IF([.U$8]=&quot;&quot;;0;[.U$8])+SUM([.U$12:.U$16])+SUM([.U$20:.U$22])+SUM([.U$28:.U$36])+[.U$25]&gt;0;IF([.U$8]=&quot;&quot;;0;[.U$8])+SUM([.U$12:.U$16])+SUM([.U$20:.U$22])+SUM([.U$28:.U$36])+[.U$25];&quot;&quot;)">
            <text:p/>
          </table:table-cell>
          <table:table-cell table:style-name="ce83" table:formula="of:=IF(IF([.V$8]=&quot;&quot;;0;[.V$8])+SUM([.V$12:.V$16])+SUM([.V$20:.V$22])+SUM([.V$28:.V$36])+[.V$25]&gt;0;IF([.V$8]=&quot;&quot;;0;[.V$8])+SUM([.V$12:.V$16])+SUM([.V$20:.V$22])+SUM([.V$28:.V$36])+[.V$25];&quot;&quot;)">
            <text:p/>
          </table:table-cell>
          <table:table-cell table:style-name="ce83" table:formula="of:=IF(IF([.W$8]=&quot;&quot;;0;[.W$8])+SUM([.W$12:.W$16])+SUM([.W$20:.W$22])+SUM([.W$28:.W$36])+[.W$25]&gt;0;IF([.W$8]=&quot;&quot;;0;[.W$8])+SUM([.W$12:.W$16])+SUM([.W$20:.W$22])+SUM([.W$28:.W$36])+[.W$25];&quot;&quot;)">
            <text:p/>
          </table:table-cell>
          <table:table-cell table:style-name="ce83" table:formula="of:=IF(IF([.X$8]=&quot;&quot;;0;[.X$8])+SUM([.X$12:.X$16])+SUM([.X$20:.X$22])+SUM([.X$28:.X$36])+[.X$25]&gt;0;IF([.X$8]=&quot;&quot;;0;[.X$8])+SUM([.X$12:.X$16])+SUM([.X$20:.X$22])+SUM([.X$28:.X$36])+[.X$25];&quot;&quot;)">
            <text:p/>
          </table:table-cell>
          <table:table-cell table:style-name="ce83" table:formula="of:=IF(IF([.Y$8]=&quot;&quot;;0;[.Y$8])+SUM([.Y$12:.Y$16])+SUM([.Y$20:.Y$22])+SUM([.Y$28:.Y$36])+[.Y$25]&gt;0;IF([.Y$8]=&quot;&quot;;0;[.Y$8])+SUM([.Y$12:.Y$16])+SUM([.Y$20:.Y$22])+SUM([.Y$28:.Y$36])+[.Y$25];&quot;&quot;)">
            <text:p/>
          </table:table-cell>
          <table:table-cell table:style-name="ce83" table:formula="of:=IF(IF([.Z$8]=&quot;&quot;;0;[.Z$8])+SUM([.Z$12:.Z$16])+SUM([.Z$20:.Z$22])+SUM([.Z$28:.Z$36])+[.Z$25]&gt;0;IF([.Z$8]=&quot;&quot;;0;[.Z$8])+SUM([.Z$12:.Z$16])+SUM([.Z$20:.Z$22])+SUM([.Z$28:.Z$36])+[.Z$25];&quot;&quot;)" office:value-type="float" office:value="1" calcext:value-type="float">
            <text:p>1,00</text:p>
          </table:table-cell>
          <table:table-cell table:style-name="ce83" table:formula="of:=IF(IF([.AA$8]=&quot;&quot;;0;[.AA$8])+SUM([.AA$12:.AA$16])+SUM([.AA$20:.AA$22])+SUM([.AA$28:.AA$36])+[.AA$25]&gt;0;IF([.AA$8]=&quot;&quot;;0;[.AA$8])+SUM([.AA$12:.AA$16])+SUM([.AA$20:.AA$22])+SUM([.AA$28:.AA$36])+[.AA$25];&quot;&quot;)" office:value-type="float" office:value="1" calcext:value-type="float">
            <text:p>1,00</text:p>
          </table:table-cell>
          <table:table-cell table:style-name="ce83" table:formula="of:=IF(IF([.AB$8]=&quot;&quot;;0;[.AB$8])+SUM([.AB$12:.AB$16])+SUM([.AB$20:.AB$22])+SUM([.AB$28:.AB$36])+[.AB$25]&gt;0;IF([.AB$8]=&quot;&quot;;0;[.AB$8])+SUM([.AB$12:.AB$16])+SUM([.AB$20:.AB$22])+SUM([.AB$28:.AB$36])+[.AB$25];&quot;&quot;)">
            <text:p/>
          </table:table-cell>
          <table:table-cell table:style-name="ce83" table:formula="of:=IF(IF([.AC$8]=&quot;&quot;;0;[.AC$8])+SUM([.AC$12:.AC$16])+SUM([.AC$20:.AC$22])+SUM([.AC$28:.AC$36])+[.AC$25]&gt;0;IF([.AC$8]=&quot;&quot;;0;[.AC$8])+SUM([.AC$12:.AC$16])+SUM([.AC$20:.AC$22])+SUM([.AC$28:.AC$36])+[.AC$25];&quot;&quot;)">
            <text:p/>
          </table:table-cell>
          <table:table-cell table:style-name="ce83" table:formula="of:=IF(IF([.AD$8]=&quot;&quot;;0;[.AD$8])+SUM([.AD$12:.AD$16])+SUM([.AD$20:.AD$22])+SUM([.AD$28:.AD$36])+[.AD$25]&gt;0;IF([.AD$8]=&quot;&quot;;0;[.AD$8])+SUM([.AD$12:.AD$16])+SUM([.AD$20:.AD$22])+SUM([.AD$28:.AD$36])+[.AD$25];&quot;&quot;)">
            <text:p/>
          </table:table-cell>
          <table:table-cell table:style-name="ce83" table:formula="of:=IF(IF([.AE$8]=&quot;&quot;;0;[.AE$8])+SUM([.AE$12:.AE$16])+SUM([.AE$20:.AE$22])+SUM([.AE$28:.AE$36])+[.AE$25]&gt;0;IF([.AE$8]=&quot;&quot;;0;[.AE$8])+SUM([.AE$12:.AE$16])+SUM([.AE$20:.AE$22])+SUM([.AE$28:.AE$36])+[.AE$25];&quot;&quot;)">
            <text:p/>
          </table:table-cell>
          <table:table-cell table:style-name="ce83" table:formula="of:=IF(IF([.AF$8]=&quot;&quot;;0;[.AF$8])+SUM([.AF$12:.AF$16])+SUM([.AF$20:.AF$22])+SUM([.AF$28:.AF$36])+[.AF$25]&gt;0;IF([.AF$8]=&quot;&quot;;0;[.AF$8])+SUM([.AF$12:.AF$16])+SUM([.AF$20:.AF$22])+SUM([.AF$28:.AF$36])+[.AF$25];&quot;&quot;)">
            <text:p/>
          </table:table-cell>
          <table:table-cell table:style-name="ce83" table:formula="of:=IF(IF([.AG$8]=&quot;&quot;;0;[.AG$8])+SUM([.AG$12:.AG$16])+SUM([.AG$20:.AG$22])+SUM([.AG$28:.AG$36])+[.AG$25]&gt;0;IF([.AG$8]=&quot;&quot;;0;[.AG$8])+SUM([.AG$12:.AG$16])+SUM([.AG$20:.AG$22])+SUM([.AG$28:.AG$36])+[.AG$25];&quot;&quot;)" office:value-type="float" office:value="1" calcext:value-type="float">
            <text:p>1,00</text:p>
          </table:table-cell>
          <table:table-cell table:style-name="ce83" table:formula="of:=IF(IF([.AH$8]=&quot;&quot;;0;[.AH$8])+SUM([.AH$12:.AH$16])+SUM([.AH$20:.AH$22])+SUM([.AH$28:.AH$36])+[.AH$25]&gt;0;IF([.AH$8]=&quot;&quot;;0;[.AH$8])+SUM([.AH$12:.AH$16])+SUM([.AH$20:.AH$22])+SUM([.AH$28:.AH$36])+[.AH$25];&quot;&quot;)">
            <text:p/>
          </table:table-cell>
          <table:table-cell table:style-name="ce115" table:formula="of:=SUM([.D38:.AH38])" office:value-type="float" office:value="11" calcext:value-type="float">
            <text:p>11,00</text:p>
          </table:table-cell>
          <table:table-cell table:style-name="ce122" table:number-columns-repeated="222"/>
        </table:table-row>
        <table:table-row table:style-name="ro3">
          <table:table-cell table:number-columns-repeated="3"/>
          <table:table-cell table:style-name="ce129"/>
          <table:table-cell table:number-columns-repeated="253"/>
        </table:table-row>
        <table:table-row table:style-name="ro10">
          <table:table-cell table:number-columns-repeated="3"/>
          <table:table-cell table:style-name="ce66" table:number-columns-repeated="5"/>
          <table:table-cell table:style-name="ce209" office:value-type="string" calcext:value-type="string" table:number-columns-spanned="20" table:number-rows-spanned="1">
            <text:p>SIGNATURE</text:p>
          </table:table-cell>
          <table:covered-table-cell table:number-columns-repeated="19" table:style-name="ce209"/>
          <table:table-cell/>
          <table:table-cell table:style-name="ce108"/>
          <table:table-cell table:number-columns-repeated="227"/>
        </table:table-row>
        <table:table-row table:style-name="ro13">
          <table:table-cell table:number-columns-repeated="3"/>
          <table:table-cell table:style-name="ce67" table:number-columns-repeated="5"/>
          <table:table-cell table:style-name="ce210" office:value-type="string" calcext:value-type="string" table:number-columns-spanned="20" table:number-rows-spanned="1">
            <text:p>Collaborateur</text:p>
          </table:table-cell>
          <table:covered-table-cell table:number-columns-repeated="19" table:style-name="ce210"/>
          <table:table-cell table:number-columns-repeated="229"/>
        </table:table-row>
        <table:table-row table:style-name="ro3" table:number-rows-repeated="2">
          <table:table-cell table:number-columns-repeated="257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7"/>
          <table:table-cell table:number-columns-repeated="254"/>
        </table:table-row>
        <table:table-row table:style-name="ro3" table:visibility="collapse">
          <table:table-cell table:style-name="ce135" office:value-type="string" calcext:value-type="string" table:number-columns-spanned="6" table:number-rows-spanned="1">
            <text:p>(En gras : A renseigner chaque année)</text:p>
          </table:table-cell>
          <table:covered-table-cell table:number-columns-repeated="5" table:style-name="ce135"/>
          <table:table-cell table:style-name="ce129" table:number-columns-spanned="3" table:number-rows-spanned="1"/>
          <table:covered-table-cell table:number-columns-repeated="2" table:style-name="ce129"/>
          <table:table-cell table:style-name="ce129" table:number-columns-spanned="3" table:number-rows-spanned="1"/>
          <table:covered-table-cell table:number-columns-repeated="2" table:style-name="ce129"/>
          <table:table-cell table:number-columns-repeated="245"/>
        </table:table-row>
        <table:table-row table:style-name="ro3" table:visibility="collapse">
          <table:table-cell table:style-name="ce136" office:value-type="string" calcext:value-type="string" table:number-columns-spanned="2" table:number-rows-spanned="1">
            <text:p>lundi Pâques</text:p>
          </table:table-cell>
          <table:covered-table-cell table:style-name="ce136"/>
          <table:table-cell table:style-name="ce48" office:value-type="date" office:date-value="2006-04-17" calcext:value-type="date">
            <text:p>17-avr.-06</text:p>
          </table:table-cell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number-columns-repeated="245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Ascencion</text:p>
          </table:table-cell>
          <table:covered-table-cell table:style-name="ce135"/>
          <table:table-cell table:style-name="ce48" table:formula="of:=[.C52]+38" office:value-type="date" office:date-value="2006-05-25" calcext:value-type="date">
            <text:p>25-mai-06</text:p>
          </table:table-cell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number-columns-repeated="245"/>
        </table:table-row>
        <table:table-row table:style-name="ro3" table:visibility="collapse">
          <table:table-cell office:value-type="string" calcext:value-type="string">
            <text:p>Fête Travail</text:p>
          </table:table-cell>
          <table:table-cell/>
          <table:table-cell table:style-name="ce48" office:value-type="date" office:date-value="2006-05-01" calcext:value-type="date">
            <text:p>1-mai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office:value-type="string" calcext:value-type="string">
            <text:p>Victoire</text:p>
          </table:table-cell>
          <table:table-cell/>
          <table:table-cell table:style-name="ce48" office:value-type="date" office:date-value="2006-05-08" calcext:value-type="date">
            <text:p>8-mai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lundi Pentecôte</text:p>
          </table:table-cell>
          <table:covered-table-cell table:style-name="ce135"/>
          <table:table-cell table:style-name="ce48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number-columns-repeated="245"/>
        </table:table-row>
        <table:table-row table:style-name="ro3" table:visibility="collapse">
          <table:table-cell office:value-type="string" calcext:value-type="string">
            <text:p>Fête Nationale</text:p>
          </table:table-cell>
          <table:table-cell/>
          <table:table-cell table:style-name="ce48" office:value-type="date" office:date-value="2006-07-14" calcext:value-type="date">
            <text:p>14-juil.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Assomption</text:p>
          </table:table-cell>
          <table:covered-table-cell table:style-name="ce129"/>
          <table:table-cell table:style-name="ce48" office:value-type="date" office:date-value="2006-08-15" calcext:value-type="date">
            <text:p>15-août-06</text:p>
          </table:table-cell>
          <table:table-cell table:number-columns-repeated="254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Toussaint</text:p>
          </table:table-cell>
          <table:covered-table-cell table:style-name="ce129"/>
          <table:table-cell table:style-name="ce48" office:value-type="date" office:date-value="2006-11-01" calcext:value-type="date">
            <text:p>1-nov.-06</text:p>
          </table:table-cell>
          <table:table-cell table:number-columns-repeated="254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Armistice</text:p>
          </table:table-cell>
          <table:covered-table-cell table:style-name="ce129"/>
          <table:table-cell table:style-name="ce48" office:value-type="date" office:date-value="2006-11-11" calcext:value-type="date">
            <text:p>11-nov.-06</text:p>
          </table:table-cell>
          <table:table-cell table:number-columns-repeated="254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Noël</text:p>
          </table:table-cell>
          <table:covered-table-cell table:style-name="ce129"/>
          <table:table-cell table:style-name="ce48" office:value-type="date" office:date-value="2006-12-25" calcext:value-type="date">
            <text:p>25-déc.-06</text:p>
          </table:table-cell>
          <table:table-cell table:number-columns-repeated="254"/>
        </table:table-row>
        <table:table-row table:style-name="ro3">
          <table:table-cell table:number-columns-repeated="2"/>
          <table:table-cell table:style-name="ce48"/>
          <table:table-cell table:number-columns-repeated="254"/>
        </table:table-row>
        <table:table-row table:style-name="ro3" table:number-rows-repeated="1048513">
          <table:table-cell table:number-columns-repeated="257"/>
        </table:table-row>
        <table:table-row table:style-name="ro3">
          <table:table-cell table:number-columns-repeated="257"/>
        </table:table-row>
        <table:named-expressions>
          <table:named-range table:name="_xlnm.Print_Area" table:base-cell-address="$'janvier 2024'.$A$1" table:cell-range-address="$'Novembre 2024'.$A$1:.$AI$41" table:range-usable-as="print-range"/>
          <table:named-range table:name="_xlnm_Print_Area" table:base-cell-address="$'janvier 2024'.$A$1" table:cell-range-address="$'Novembre 2024'.$A$1:.$AI$41"/>
        </table:named-expressions>
        <calcext:conditional-formats>
          <calcext:conditional-format calcext:target-range-address="'Novembre 2024'.Z3:'Novembre 2024'.AA3">
            <calcext:condition calcext:apply-style-name="ConditionalStyle_37" calcext:value="between([.$A$65],[.$A$66])" calcext:base-cell-address="'Novembre 2024'.Z3"/>
            <calcext:condition calcext:apply-style-name="ConditionalStyle_38" calcext:value="between([.$A$65],[.$A$66])" calcext:base-cell-address="'Novembre 2024'.Z3"/>
            <calcext:condition calcext:apply-style-name="ConditionalStyle_39" calcext:value="between([.$A$65],[.$A$66])" calcext:base-cell-address="'Novembre 2024'.Z3"/>
            <calcext:condition calcext:apply-style-name="ConditionalStyle_40" calcext:value="between([.$A$65],[.$A$66])" calcext:base-cell-address="'Novembre 2024'.Z3"/>
          </calcext:conditional-format>
        </calcext:conditional-formats>
      </table:table>
      <table:table table:name="Decembre 2024" table:style-name="ta14" table:print-ranges="'Decembre 2024'.A1:'Decembre 2024'.AI41">
        <table:table-column table:style-name="co12" table:default-cell-style-name="ce101"/>
        <table:table-column table:style-name="co13" table:default-cell-style-name="ce101"/>
        <table:table-column table:style-name="co14" table:default-cell-style-name="ce101"/>
        <table:table-column table:style-name="co15" table:number-columns-repeated="4" table:default-cell-style-name="ce101"/>
        <table:table-column table:style-name="co15" table:default-cell-style-name="ce88"/>
        <table:table-column table:style-name="co15" table:number-columns-repeated="3" table:default-cell-style-name="ce101"/>
        <table:table-column table:style-name="co18" table:default-cell-style-name="ce101"/>
        <table:table-column table:style-name="co15" table:number-columns-repeated="6" table:default-cell-style-name="ce101"/>
        <table:table-column table:style-name="co18" table:default-cell-style-name="ce101"/>
        <table:table-column table:style-name="co15" table:number-columns-repeated="15" table:default-cell-style-name="ce101"/>
        <table:table-column table:style-name="co19" table:default-cell-style-name="ce101"/>
        <table:table-column table:style-name="co16" table:number-columns-repeated="222" table:default-cell-style-name="ce82"/>
        <table:table-column table:style-name="co17" table:number-columns-repeated="16127"/>
        <table:table-row table:style-name="ro2">
          <table:table-cell table:style-name="ce1"/>
          <table:table-cell table:style-name="ce7"/>
          <table:table-cell table:style-name="ce42"/>
          <table:table-cell table:style-name="ce49"/>
          <table:table-cell table:style-name="ce69" office:value-type="string" calcext:value-type="string">
            <text:p>NOM :</text:p>
          </table:table-cell>
          <table:table-cell table:style-name="ce197" office:value-type="string" calcext:value-type="string" table:number-columns-spanned="7" table:number-rows-spanned="1">
            <text:p>xxxx <text:s text:c="3"/>xxxxx</text:p>
          </table:table-cell>
          <table:covered-table-cell table:number-columns-repeated="6" table:style-name="ce197"/>
          <table:table-cell table:style-name="ce4"/>
          <table:table-cell table:style-name="ce213" office:value-type="string" calcext:value-type="string" table:number-columns-spanned="22" table:number-rows-spanned="1">
            <text:p>RAPPORT D'ACTIVITE</text:p>
          </table:table-cell>
          <table:covered-table-cell table:number-columns-repeated="21" table:style-name="ce213"/>
          <table:table-cell table:style-name="ce42" table:number-columns-repeated="222"/>
        </table:table-row>
        <table:table-row table:style-name="ro4">
          <table:table-cell table:style-name="ce6">
            <draw:frame draw:z-index="0" draw:name="Image 3" draw:style-name="gr1" draw:text-style-name="P1" svg:width="5.511cm" svg:height="1.105cm" svg:x="0.206cm" svg:y="0.052cm">
              <draw:image xlink:href="Pictures/10000000000000C900000025E0397C5F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 table:style-name="ce50"/>
          <table:table-cell table:style-name="ce70" office:value-type="string" calcext:value-type="string">
            <text:p>TEL :</text:p>
          </table:table-cell>
          <table:table-cell table:style-name="ce85" office:value-type="string" calcext:value-type="string" table:number-columns-spanned="7" table:number-rows-spanned="1">
            <text:p>06xxxxxx</text:p>
          </table:table-cell>
          <table:covered-table-cell table:number-columns-repeated="6" table:style-name="ce85"/>
          <table:table-cell/>
          <table:table-cell table:style-name="ce214" office:value-type="string" calcext:value-type="string" table:number-columns-spanned="22" table:number-rows-spanned="1">
            <text:p>Fax : 01.84.18.08.11 / contact@eisi-consulting.fr</text:p>
          </table:table-cell>
          <table:covered-table-cell table:number-columns-repeated="21" table:style-name="ce214"/>
          <table:table-cell table:number-columns-repeated="222"/>
        </table:table-row>
        <table:table-row table:style-name="ro2">
          <table:table-cell table:style-name="ce3"/>
          <table:table-cell table:style-name="ce30" table:number-columns-repeated="2"/>
          <table:table-cell table:style-name="ce51"/>
          <table:table-cell table:style-name="ce71"/>
          <table:table-cell table:style-name="ce199" table:number-columns-spanned="7" table:number-rows-spanned="1"/>
          <table:covered-table-cell table:number-columns-repeated="6" table:style-name="ce199"/>
          <table:table-cell table:style-name="ce99"/>
          <table:table-cell table:number-columns-repeated="6"/>
          <table:table-cell table:style-name="ce102"/>
          <table:table-cell table:style-name="ce99"/>
          <table:table-cell/>
          <table:table-cell table:style-name="ce103" office:value-type="string" calcext:value-type="string">
            <text:p>mois :</text:p>
          </table:table-cell>
          <table:table-cell table:style-name="ce104" table:content-validation-name="val23" office:value-type="float" office:value="12" calcext:value-type="float">
            <text:p>12</text:p>
          </table:table-cell>
          <table:table-cell table:style-name="ce105" office:value-type="string" calcext:value-type="string">
            <text:p>an :</text:p>
          </table:table-cell>
          <table:table-cell table:style-name="ce258" table:content-validation-name="val24" office:value-type="float" office:value="2024" calcext:value-type="float" table:number-columns-spanned="2" table:number-rows-spanned="1">
            <text:p>2024</text:p>
          </table:table-cell>
          <table:covered-table-cell table:style-name="ce259" table:content-validation-name="val24"/>
          <table:table-cell table:style-name="ce4" table:number-columns-repeated="7"/>
          <table:table-cell table:number-columns-repeated="223"/>
        </table:table-row>
        <table:table-row table:style-name="ro3">
          <table:table-cell table:style-name="ce3"/>
          <table:table-cell table:style-name="ce30"/>
          <table:table-cell table:style-name="ce43" table:number-columns-repeated="2"/>
          <table:table-cell table:style-name="ce72"/>
          <table:table-cell table:style-name="ce87"/>
          <table:table-cell table:style-name="ce7"/>
          <table:table-cell table:number-columns-repeated="3"/>
          <table:table-cell table:style-name="ce4" table:number-columns-repeated="3"/>
          <table:table-cell table:number-columns-repeated="15"/>
          <table:table-cell table:style-name="ce4" table:number-columns-repeated="6"/>
          <table:table-cell table:number-columns-repeated="223"/>
        </table:table-row>
        <table:table-row table:style-name="ro3" table:visibility="collapse">
          <table:table-cell table:style-name="ce4"/>
          <table:table-cell table:style-name="ce7" table:number-columns-repeated="2"/>
          <table:table-cell table:style-name="ce4" table:number-columns-repeated="4"/>
          <table:table-cell/>
          <table:table-cell table:style-name="ce4" table:number-columns-repeated="27"/>
          <table:table-cell table:number-columns-repeated="222"/>
        </table:table-row>
        <table:table-row table:style-name="ro6">
          <table:table-cell table:style-name="ce17" table:number-columns-spanned="3" table:number-rows-spanned="1"/>
          <table:covered-table-cell table:number-columns-repeated="2" table:style-name="ce17"/>
          <table:table-cell table:style-name="ce52"/>
          <table:table-cell table:style-name="ce4" table:number-columns-repeated="3"/>
          <table:table-cell/>
          <table:table-cell table:style-name="ce4" table:number-columns-repeated="2"/>
          <table:table-cell table:style-name="ce98"/>
          <table:table-cell table:style-name="ce4" table:number-columns-repeated="24"/>
          <table:table-cell table:number-columns-repeated="222"/>
        </table:table-row>
        <table:table-row table:style-name="ro7">
          <table:table-cell table:style-name="ce19" office:value-type="string" calcext:value-type="string" table:number-columns-spanned="3" table:number-rows-spanned="1">
            <text:p>Calendrier</text:p>
          </table:table-cell>
          <table:covered-table-cell table:number-columns-repeated="2" table:style-name="ce19"/>
          <table:table-cell table:style-name="ce53" office:value-type="float" office:value="1" calcext:value-type="float">
            <text:p>1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9" calcext:value-type="float">
            <text:p>9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13" calcext:value-type="float">
            <text:p>13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15" calcext:value-type="float">
            <text:p>15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17" calcext:value-type="float">
            <text:p>17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19" calcext:value-type="float">
            <text:p>19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1" calcext:value-type="float">
            <text:p>21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23" calcext:value-type="float">
            <text:p>23</text:p>
          </table:table-cell>
          <table:table-cell table:style-name="ce73" office:value-type="float" office:value="24" calcext:value-type="float">
            <text:p>24</text:p>
          </table:table-cell>
          <table:table-cell table:style-name="ce73" office:value-type="float" office:value="25" calcext:value-type="float">
            <text:p>25</text:p>
          </table:table-cell>
          <table:table-cell table:style-name="ce73" office:value-type="float" office:value="26" calcext:value-type="float">
            <text:p>26</text:p>
          </table:table-cell>
          <table:table-cell table:style-name="ce73" office:value-type="float" office:value="27" calcext:value-type="float">
            <text:p>27</text:p>
          </table:table-cell>
          <table:table-cell table:style-name="ce73" table:formula="of:=IF(DAY(DATE(Année;mois+1;1)-1)&gt;27;28;&quot;&quot;)" office:value-type="float" office:value="28" calcext:value-type="float">
            <text:p>28</text:p>
          </table:table-cell>
          <table:table-cell table:style-name="ce73" table:formula="of:=IF(DAY(DATE(Année;mois+1;1)-1)&gt;28;29;&quot;&quot;)" office:value-type="float" office:value="29" calcext:value-type="float">
            <text:p>29</text:p>
          </table:table-cell>
          <table:table-cell table:style-name="ce73" table:formula="of:=IF(DAY(DATE(Année;mois+1;1)-1)&gt;29;30;&quot;&quot;)" office:value-type="float" office:value="30" calcext:value-type="float">
            <text:p>30</text:p>
          </table:table-cell>
          <table:table-cell table:style-name="ce109" table:formula="of:=IF(DAY(DATE(Année;mois+1;1)-1)&gt;30;31;&quot;&quot;)" office:value-type="float" office:value="31" calcext:value-type="float">
            <text:p>31</text:p>
          </table:table-cell>
          <table:table-cell table:style-name="ce110" office:value-type="string" calcext:value-type="string">
            <text:p>Total</text:p>
          </table:table-cell>
          <table:table-cell table:number-columns-repeated="222"/>
        </table:table-row>
        <table:table-row table:style-name="ro7">
          <table:table-cell table:style-name="ce19" office:value-type="string" calcext:value-type="string" table:number-columns-spanned="3" table:number-rows-spanned="1">
            <text:p>Jours chômés</text:p>
          </table:table-cell>
          <table:covered-table-cell table:number-columns-repeated="2" table:style-name="ce19"/>
          <table:table-cell table:style-name="ce54" table:formula="of:=IF(OR((DATE(Année;mois;[.D$7])=[.C52]);(DATE(Année;mois;[.D$7])=[.C53]);(DATE(Année;mois;[.D$7])=[.C56]));1;IF(OR(mois=1;mois=5;mois=11);1;IF(WEEKDAY(DATE(Année;mois;[.D$7]))=7;1;IF(WEEKDAY(DATE(Année;mois;[.D$7]))=1;1;&quot;&quot;))))" office:value-type="float" office:value="1" calcext:value-type="float">
            <text:p>1</text:p>
          </table:table-cell>
          <table:table-cell table:style-name="ce74" table:formula="of:=IF(OR((DATE(Année;mois;[.E$7])=[.C52]);(DATE(Année;mois;[.E$7])=[.C53]);(DATE(Année;mois;[.E$7])=[.C56]));1;IF(WEEKDAY(DATE(Année;mois;[.E$7]))=7;1;IF(WEEKDAY(DATE(Année;mois;[.E$7]))=1;1;&quot;&quot;)))">
            <text:p/>
          </table:table-cell>
          <table:table-cell table:style-name="ce74" table:formula="of:=IF(OR((DATE(Année;mois;[.F$7])=[.C52]);(DATE(Année;mois;[.F$7])=[.C53]);(DATE(Année;mois;[.F$7])=[.C56]));1;IF(WEEKDAY(DATE(Année;mois;[.F$7]))=7;1;IF(WEEKDAY(DATE(Année;mois;[.F$7]))=1;1;&quot;&quot;)))">
            <text:p/>
          </table:table-cell>
          <table:table-cell table:style-name="ce74" table:formula="of:=IF(OR((DATE(Année;mois;[.G$7])=[.C52]);(DATE(Année;mois;[.G$7])=[.C53]);(DATE(Année;mois;[.G$7])=[.C56]));1;IF(WEEKDAY(DATE(Année;mois;[.G$7]))=7;1;IF(WEEKDAY(DATE(Année;mois;[.G$7]))=1;1;&quot;&quot;)))">
            <text:p/>
          </table:table-cell>
          <table:table-cell table:style-name="ce74"/>
          <table:table-cell table:style-name="ce74" table:formula="of:=IF(OR((DATE(Année;mois;[.I$7])=[.C52]);(DATE(Année;mois;[.I$7])=[.C53]);(DATE(Année;mois;[.I$7])=[.C56]));1;IF(WEEKDAY(DATE(Année;mois;[.I$7]))=7;1;IF(WEEKDAY(DATE(Année;mois;[.I$7]))=1;1;&quot;&quot;)))">
            <text:p/>
          </table:table-cell>
          <table:table-cell table:style-name="ce74" table:formula="of:=IF(OR((DATE(Année;mois;[.J$7])=[.C52]);(DATE(Année;mois;[.J$7])=[.C53]);(DATE(Année;mois;[.J$7])=[.C56]));1;IF(WEEKDAY(DATE(Année;mois;[.J$7]))=7;1;IF(WEEKDAY(DATE(Année;mois;[.J$7]))=1;1;&quot;&quot;)))" office:value-type="float" office:value="1" calcext:value-type="float">
            <text:p>1</text:p>
          </table:table-cell>
          <table:table-cell table:style-name="ce74" table:formula="of:=IF(OR((DATE(Année;mois;[.K$7])=[.C52]);(DATE(Année;mois;[.K$7])=[.K53]);(DATE(Année;mois;[.K$7])=[.C56]));1;IF(mois=5;1;IF(WEEKDAY(DATE(Année;mois;[.K$7]))=7;1;IF(WEEKDAY(DATE(Année;mois;[.K$7]))=1;1;&quot;&quot;))))" office:value-type="float" office:value="1" calcext:value-type="float">
            <text:p>1</text:p>
          </table:table-cell>
          <table:table-cell table:style-name="ce74" table:formula="of:=IF(OR((DATE(Année;mois;[.L$7])=[.C52]);(DATE(Année;mois;[.L$7])=[.C53]);(DATE(Année;mois;[.L$7])=[.C56]));1;IF(WEEKDAY(DATE(Année;mois;[.L$7]))=7;1;IF(WEEKDAY(DATE(Année;mois;[.L$7]))=1;1;&quot;&quot;)))">
            <text:p/>
          </table:table-cell>
          <table:table-cell table:style-name="ce74" table:formula="of:=IF(OR((DATE(Année;mois;[.M$7])=[.C52]);(DATE(Année;mois;[.M$7])=[.C53]);(DATE(Année;mois;[.M$7])=[.C56]));1;IF(WEEKDAY(DATE(Année;mois;[.M$7]))=7;1;IF(WEEKDAY(DATE(Année;mois;[.M$7]))=1;1;&quot;&quot;)))">
            <text:p/>
          </table:table-cell>
          <table:table-cell table:style-name="ce74" table:formula="of:=IF(OR((DATE(Année;mois;[.N$7])=[.C52]);(DATE(Année;mois;[.N$7])=[.C53]);(DATE(Année;mois;[.N$7])=[.C56]));1;IF(mois=11;1;IF(WEEKDAY(DATE(Année;mois;[.N$7]))=7;1;IF(WEEKDAY(DATE(Année;mois;[.N$7]))=1;1;&quot;&quot;))))">
            <text:p/>
          </table:table-cell>
          <table:table-cell table:style-name="ce74" table:formula="of:=IF(OR((DATE(Année;mois;[.O$7])=[.C52]);(DATE(Année;mois;[.O$7])=[.C53]);(DATE(Année;mois;[.O$7])=[.C56]));1;IF(WEEKDAY(DATE(Année;mois;[.O$7]))=7;1;IF(WEEKDAY(DATE(Année;mois;[.O$7]))=1;1;&quot;&quot;)))">
            <text:p/>
          </table:table-cell>
          <table:table-cell table:style-name="ce74" table:formula="of:=IF(OR((DATE(Année;mois;[.P$7])=[.C52]);(DATE(Année;mois;[.P$7])=[.C53]);(DATE(Année;mois;[.P$7])=[.C56]));1;IF(WEEKDAY(DATE(Année;mois;[.P$7]))=7;1;IF(WEEKDAY(DATE(Année;mois;[.P$7]))=1;1;&quot;&quot;)))">
            <text:p/>
          </table:table-cell>
          <table:table-cell table:style-name="ce74" table:formula="of:=IF(OR((DATE(Année;mois;[.Q$7])=[.C52]);(DATE(Année;mois;[.Q$7])=[.C53]);(DATE(Année;mois;[.Q$7])=[.C56]));1;IF(mois=7;1;IF(WEEKDAY(DATE(Année;mois;[.Q$7]))=7;1;IF(WEEKDAY(DATE(Année;mois;[.Q$7]))=1;1;&quot;&quot;))))" office:value-type="float" office:value="1" calcext:value-type="float">
            <text:p>1</text:p>
          </table:table-cell>
          <table:table-cell table:style-name="ce74" table:formula="of:=IF(OR((DATE(Année;mois;[.R$7])=[.C52]);(DATE(Année;mois;[.R$7])=[.C53]);(DATE(Année;mois;[.R$7])=[.C56]));1;IF(mois=8;1;IF(WEEKDAY(DATE(Année;mois;[.R$7]))=7;1;IF(WEEKDAY(DATE(Année;mois;[.R$7]))=1;1;&quot;&quot;))))" office:value-type="float" office:value="1" calcext:value-type="float">
            <text:p>1</text:p>
          </table:table-cell>
          <table:table-cell table:style-name="ce74" table:formula="of:=IF(OR((DATE(Année;mois;[.S$7])=[.C52]);(DATE(Année;mois;[.S$7])=[.C53]);(DATE(Année;mois;[.S$7])=[.C56]));1;IF(WEEKDAY(DATE(Année;mois;[.S$7]))=7;1;IF(WEEKDAY(DATE(Année;mois;[.S$7]))=1;1;&quot;&quot;)))">
            <text:p/>
          </table:table-cell>
          <table:table-cell table:style-name="ce74" table:formula="of:=IF(OR((DATE(Année;mois;[.T$7])=[.C52]);(DATE(Année;mois;[.T$7])=[.C53]);(DATE(Année;mois;[.T$7])=[.C56]));1;IF(WEEKDAY(DATE(Année;mois;[.T$7]))=7;1;IF(WEEKDAY(DATE(Année;mois;[.T$7]))=1;1;&quot;&quot;)))">
            <text:p/>
          </table:table-cell>
          <table:table-cell table:style-name="ce74" table:formula="of:=IF(OR((DATE(Année;mois;[.U$7])=[.C52]);(DATE(Année;mois;[.U$7])=[.C53]);(DATE(Année;mois;[.U$7])=[.C56]));1;IF(WEEKDAY(DATE(Année;mois;[.U$7]))=7;1;IF(WEEKDAY(DATE(Année;mois;[.U$7]))=1;1;&quot;&quot;)))">
            <text:p/>
          </table:table-cell>
          <table:table-cell table:style-name="ce74" table:formula="of:=IF(OR((DATE(Année;mois;[.V$7])=[.C52]);(DATE(Année;mois;[.V$7])=[.C53]);(DATE(Année;mois;[.V$7])=[.C56]));1;IF(WEEKDAY(DATE(Année;mois;[.V$7]))=7;1;IF(WEEKDAY(DATE(Année;mois;[.V$7]))=1;1;&quot;&quot;)))">
            <text:p/>
          </table:table-cell>
          <table:table-cell table:style-name="ce74" table:formula="of:=IF(OR((DATE(Année;mois;[.W$7])=[.C52]);(DATE(Année;mois;[.W$7])=[.C53]);(DATE(Année;mois;[.W$7])=[.C56]));1;IF(WEEKDAY(DATE(Année;mois;[.W$7]))=7;1;IF(WEEKDAY(DATE(Année;mois;[.W$7]))=1;1;&quot;&quot;)))">
            <text:p/>
          </table:table-cell>
          <table:table-cell table:style-name="ce74" table:formula="of:=IF(OR((DATE(Année;mois;[.X$7])=[.C52]);(DATE(Année;mois;[.X$7])=[.C53]);(DATE(Année;mois;[.X$7])=[.C56]));1;IF(WEEKDAY(DATE(Année;mois;[.X$7]))=7;1;IF(WEEKDAY(DATE(Année;mois;[.X$7]))=1;1;&quot;&quot;)))" office:value-type="float" office:value="1" calcext:value-type="float">
            <text:p>1</text:p>
          </table:table-cell>
          <table:table-cell table:style-name="ce74" table:formula="of:=IF(OR((DATE(Année;mois;[.Y$7])=[.C52]);(DATE(Année;mois;[.Y$7])=[.C53]);(DATE(Année;mois;[.Y$7])=[.C56]));1;IF(WEEKDAY(DATE(Année;mois;[.Y$7]))=7;1;IF(WEEKDAY(DATE(Année;mois;[.Y$7]))=1;1;&quot;&quot;)))" office:value-type="float" office:value="1" calcext:value-type="float">
            <text:p>1</text:p>
          </table:table-cell>
          <table:table-cell table:style-name="ce74" table:formula="of:=IF(OR((DATE(Année;mois;[.Z$7])=[.C52]);(DATE(Année;mois;[.Z$7])=[.C53]);(DATE(Année;mois;[.Z$7])=[.C56]));1;IF(WEEKDAY(DATE(Année;mois;[.Z$7]))=7;1;IF(WEEKDAY(DATE(Année;mois;[.Z$7]))=1;1;&quot;&quot;)))">
            <text:p/>
          </table:table-cell>
          <table:table-cell table:style-name="ce74" table:formula="of:=IF(OR((DATE(Année;mois;[.AA$7])=[.C52]);(DATE(Année;mois;[.AA$7])=[.C53]);(DATE(Année;mois;[.AA$7])=[.C56]));1;IF(WEEKDAY(DATE(Année;mois;[.AA$7]))=7;1;IF(WEEKDAY(DATE(Année;mois;[.AA$7]))=1;1;&quot;&quot;)))">
            <text:p/>
          </table:table-cell>
          <table:table-cell table:style-name="ce127" table:formula="of:=IF(OR((DATE(Année;mois;[.AB$7])=[.C52]);(DATE(Année;mois;[.AB$7])=[.C53]);(DATE(Année;mois;[.AB$7])=[.C56]));1;IF(mois=12;1;IF(WEEKDAY(DATE(Année;mois;[.AB$7]))=7;1;IF(WEEKDAY(DATE(Année;mois;[.AB$7]))=1;1;&quot;&quot;))))" office:value-type="float" office:value="1" calcext:value-type="float">
            <text:p>1</text:p>
          </table:table-cell>
          <table:table-cell table:style-name="ce74" table:formula="of:=IF(OR((DATE(Année;mois;[.AC$7])=[.C52]);(DATE(Année;mois;[.AC$7])=[.C53]);(DATE(Année;mois;[.AC$7])=[.C56]));1;IF(WEEKDAY(DATE(Année;mois;[.AC$7]))=7;1;IF(WEEKDAY(DATE(Année;mois;[.AC$7]))=1;1;&quot;&quot;)))">
            <text:p/>
          </table:table-cell>
          <table:table-cell table:style-name="ce74" table:formula="of:=IF(OR((DATE(Année;mois;[.AD$7])=[.C52]);(DATE(Année;mois;[.AD$7])=[.C53]);(DATE(Année;mois;[.AD$7])=[.C56]));1;IF(WEEKDAY(DATE(Année;mois;[.AD$7]))=7;1;IF(WEEKDAY(DATE(Année;mois;[.AD$7]))=1;1;&quot;&quot;)))">
            <text:p/>
          </table:table-cell>
          <table:table-cell table:style-name="ce74" table:formula="of:=IF(OR((DATE(Année;mois;[.AE$7])=[.C52]);(DATE(Année;mois;[.AE$7])=[.C53]);(DATE(Année;mois;[.AE$7])=[.C56]));1;IF(WEEKDAY(DATE(Année;mois;[.AE$7]))=7;1;IF(WEEKDAY(DATE(Année;mois;[.AE$7]))=1;1;&quot;&quot;)))" office:value-type="float" office:value="1" calcext:value-type="float">
            <text:p>1</text:p>
          </table:table-cell>
          <table:table-cell table:style-name="ce74" table:formula="of:=IF([.AF$7]=&quot;&quot;;&quot;&quot;;IF(OR((DATE(Année;mois;[.AF$7])=[.C52]);(DATE(Année;mois;[.AF$7])=[.C53]);(DATE(Année;mois;[.AF$7])=[.C56]));1;IF(WEEKDAY(DATE(Année;mois;[.AF$7]))=7;1;IF(WEEKDAY(DATE(Année;mois;[.AF$7]))=1;1;&quot;&quot;))))" office:value-type="float" office:value="1" calcext:value-type="float">
            <text:p>1</text:p>
          </table:table-cell>
          <table:table-cell table:style-name="ce74" table:formula="of:=IF([.AG$7]=&quot;&quot;;&quot;&quot;;IF(OR((DATE(Année;mois;[.AG$7])=[.C52]);(DATE(Année;mois;[.AG$7])=[.C53]);(DATE(Année;mois;[.AG$7])=[.C56]));1;IF(WEEKDAY(DATE(Année;mois;[.AG$7]))=7;1;IF(WEEKDAY(DATE(Année;mois;[.AG$7]))=1;1;&quot;&quot;))))">
            <text:p/>
          </table:table-cell>
          <table:table-cell table:style-name="ce74" table:formula="of:=IF([.AH$7]=&quot;&quot;;&quot;&quot;;IF(OR((DATE(Année;mois;[.AH$7])=[.C52]);(DATE(Année;mois;[.AH$7])=[.C53]);(DATE(Année;mois;[.AH$7])=[.C56]));1;IF(WEEKDAY(DATE(Année;mois;[.AH$7]))=7;1;IF(WEEKDAY(DATE(Année;mois;[.AH$7]))=1;1;&quot;&quot;))))">
            <text:p/>
          </table:table-cell>
          <table:table-cell table:style-name="ce111" table:formula="of:=SUM([.D8:.AH8])" office:value-type="float" office:value="10" calcext:value-type="float">
            <text:p>10,00</text:p>
          </table:table-cell>
          <table:table-cell table:number-columns-repeated="222"/>
        </table:table-row>
        <table:table-row table:style-name="ro8">
          <table:table-cell table:style-name="ce7" table:number-columns-repeated="3"/>
          <table:table-cell table:style-name="ce55"/>
          <table:table-cell table:style-name="ce75" table:number-columns-repeated="3"/>
          <table:table-cell table:style-name="ce89"/>
          <table:table-cell table:style-name="ce75" table:number-columns-repeated="26"/>
          <table:table-cell table:style-name="ce112"/>
          <table:table-cell table:number-columns-repeated="222"/>
        </table:table-row>
        <table:table-row table:style-name="ro7">
          <table:table-cell table:style-name="ce22" office:value-type="string" calcext:value-type="string" table:number-columns-spanned="3" table:number-rows-spanned="1">
            <text:p>Missions clients</text:p>
          </table:table-cell>
          <table:covered-table-cell table:number-columns-repeated="2" table:style-name="ce22"/>
          <table:table-cell table:style-name="ce56"/>
          <table:table-cell table:style-name="ce76" table:number-columns-repeated="3"/>
          <table:table-cell table:style-name="ce90"/>
          <table:table-cell table:style-name="ce76" table:number-columns-repeated="26"/>
          <table:table-cell table:style-name="ce113"/>
          <table:table-cell table:number-columns-repeated="222"/>
        </table:table-row>
        <table:table-row table:style-name="ro7">
          <table:table-cell table:style-name="ce9" office:value-type="string" calcext:value-type="string">
            <text:p>Client</text:p>
          </table:table-cell>
          <table:table-cell table:style-name="ce144" office:value-type="string" calcext:value-type="string" table:number-columns-spanned="2" table:number-rows-spanned="1">
            <text:p>Intitulé de la mission</text:p>
          </table:table-cell>
          <table:covered-table-cell table:style-name="ce144"/>
          <table:table-cell table:style-name="ce57"/>
          <table:table-cell table:style-name="ce77" table:number-columns-repeated="3"/>
          <table:table-cell table:style-name="ce91"/>
          <table:table-cell table:style-name="ce77" table:number-columns-repeated="26"/>
          <table:table-cell table:style-name="ce114"/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49"/>
          <table:table-cell table:style-name="ce58" table:content-validation-name="val1" table:number-columns-repeated="31"/>
          <table:table-cell table:style-name="ce115" table:formula="of:=SUM([.D12:.AH12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0"/>
          <table:table-cell table:style-name="ce58" table:content-validation-name="val1" table:number-columns-repeated="31"/>
          <table:table-cell table:style-name="ce116" table:formula="of:=SUM([.D13:.AH13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0"/>
          <table:table-cell table:style-name="ce32"/>
          <table:table-cell table:style-name="ce150"/>
          <table:table-cell table:style-name="ce58" table:content-validation-name="val1" table:number-columns-repeated="31"/>
          <table:table-cell table:style-name="ce115" table:formula="of:=SUM([.D14:.AH14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1"/>
          <table:table-cell table:style-name="ce33"/>
          <table:table-cell table:style-name="ce150"/>
          <table:table-cell table:style-name="ce58" table:content-validation-name="val1" table:number-columns-repeated="31"/>
          <table:table-cell table:style-name="ce115" table:formula="of:=SUM([.D15:.AH15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2"/>
          <table:table-cell table:style-name="ce34"/>
          <table:table-cell table:style-name="ce151"/>
          <table:table-cell table:style-name="ce58" table:content-validation-name="val1" table:number-columns-repeated="31"/>
          <table:table-cell table:style-name="ce115" table:formula="of:=SUM([.D16:.AH16])" office:value-type="float" office:value="0" calcext:value-type="float">
            <text:p>0,00</text:p>
          </table:table-cell>
          <table:table-cell table:number-columns-repeated="222"/>
        </table:table-row>
        <table:table-row table:style-name="ro9">
          <table:table-cell table:style-name="ce7" table:number-columns-repeated="3"/>
          <table:table-cell table:style-name="ce59" table:content-validation-name="val22"/>
          <table:table-cell table:style-name="ce6" table:content-validation-name="val22" table:number-columns-repeated="3"/>
          <table:table-cell table:style-name="ce92" table:content-validation-name="val22"/>
          <table:table-cell table:style-name="ce6" table:content-validation-name="val22" table:number-columns-repeated="26"/>
          <table:table-cell table:style-name="ce112"/>
          <table:table-cell table:number-columns-repeated="222"/>
        </table:table-row>
        <table:table-row table:style-name="ro7">
          <table:table-cell table:style-name="ce28" office:value-type="string" calcext:value-type="string" table:number-columns-spanned="3" table:number-rows-spanned="1">
            <text:p>Missions internes</text:p>
          </table:table-cell>
          <table:covered-table-cell table:number-columns-repeated="2" table:style-name="ce28"/>
          <table:table-cell table:style-name="ce60" table:content-validation-name="val22"/>
          <table:table-cell table:style-name="ce79" table:content-validation-name="val22" table:number-columns-repeated="3"/>
          <table:table-cell table:style-name="ce93" table:content-validation-name="val22"/>
          <table:table-cell table:style-name="ce79" table:content-validation-name="val22" table:number-columns-repeated="26"/>
          <table:table-cell table:style-name="ce117"/>
          <table:table-cell table:number-columns-repeated="222"/>
        </table:table-row>
        <table:table-row table:style-name="ro7">
          <table:table-cell table:style-name="ce14" office:value-type="string" calcext:value-type="string">
            <text:p>Client</text:p>
          </table:table-cell>
          <table:table-cell table:style-name="ce148" office:value-type="string" calcext:value-type="string" table:number-columns-spanned="2" table:number-rows-spanned="1">
            <text:p>Intitulé de la mission</text:p>
          </table:table-cell>
          <table:covered-table-cell table:style-name="ce148"/>
          <table:table-cell table:style-name="ce61" table:content-validation-name="val22"/>
          <table:table-cell table:style-name="ce80" table:content-validation-name="val22" table:number-columns-repeated="3"/>
          <table:table-cell table:style-name="ce94" table:content-validation-name="val22"/>
          <table:table-cell table:style-name="ce80" table:content-validation-name="val22" table:number-columns-repeated="26"/>
          <table:table-cell table:style-name="ce118"/>
          <table:table-cell table:number-columns-repeated="222"/>
        </table:table-row>
        <table:table-row table:style-name="ro3">
          <table:table-cell table:style-name="ce15"/>
          <table:table-cell table:style-name="ce149" table:number-columns-spanned="2" table:number-rows-spanned="1"/>
          <table:covered-table-cell table:style-name="ce149"/>
          <table:table-cell table:style-name="ce58" table:content-validation-name="val1" table:number-columns-repeated="31"/>
          <table:table-cell table:style-name="ce115" table:formula="of:=SUM([.D20:.AH20])" office:value-type="float" office:value="0" calcext:value-type="float">
            <text:p>0,00</text:p>
          </table:table-cell>
          <table:table-cell table:number-columns-repeated="222"/>
          <table:table-cell table:style-name="ce122" table:number-columns-repeated="16127"/>
        </table:table-row>
        <table:table-row table:style-name="ro3">
          <table:table-cell table:style-name="ce15"/>
          <table:table-cell table:style-name="ce150" table:number-columns-spanned="2" table:number-rows-spanned="1"/>
          <table:covered-table-cell table:style-name="ce150"/>
          <table:table-cell table:style-name="ce58" table:content-validation-name="val1" table:number-columns-repeated="31"/>
          <table:table-cell table:style-name="ce116" table:formula="of:=SUM([.D21:.AH21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16"/>
          <table:table-cell table:style-name="ce151" table:number-columns-spanned="2" table:number-rows-spanned="1"/>
          <table:covered-table-cell table:style-name="ce151"/>
          <table:table-cell table:style-name="ce58" table:content-validation-name="val1" table:number-columns-repeated="31"/>
          <table:table-cell table:style-name="ce115" table:formula="of:=SUM([.D22:.AH22])" office:value-type="float" office:value="0" calcext:value-type="float">
            <text:p>0,00</text:p>
          </table:table-cell>
          <table:table-cell table:number-columns-repeated="222"/>
        </table:table-row>
        <table:table-row table:style-name="ro6">
          <table:table-cell table:style-name="ce7" table:number-columns-repeated="3"/>
          <table:table-cell table:style-name="ce59" table:content-validation-name="val22"/>
          <table:table-cell table:style-name="ce6" table:content-validation-name="val22" table:number-columns-repeated="3"/>
          <table:table-cell table:style-name="ce92" table:content-validation-name="val22"/>
          <table:table-cell table:style-name="ce6" table:content-validation-name="val22" table:number-columns-repeated="26"/>
          <table:table-cell table:style-name="ce112"/>
          <table:table-cell table:number-columns-repeated="222"/>
        </table:table-row>
        <table:table-row table:style-name="ro10">
          <table:table-cell table:style-name="ce28" office:value-type="string" calcext:value-type="string" table:number-columns-spanned="3" table:number-rows-spanned="1">
            <text:p>Actions commerciales</text:p>
          </table:table-cell>
          <table:covered-table-cell table:number-columns-repeated="2" table:style-name="ce28"/>
          <table:table-cell table:style-name="ce62" table:content-validation-name="val22"/>
          <table:table-cell table:style-name="ce81" table:content-validation-name="val22" table:number-columns-repeated="3"/>
          <table:table-cell table:style-name="ce95" table:content-validation-name="val22"/>
          <table:table-cell table:style-name="ce81" table:content-validation-name="val22" table:number-columns-repeated="26"/>
          <table:table-cell table:style-name="ce119"/>
          <table:table-cell table:number-columns-repeated="222"/>
        </table:table-row>
        <table:table-row table:style-name="ro10">
          <table:table-cell table:style-name="ce36" office:value-type="string" calcext:value-type="string" table:number-columns-spanned="3" table:number-rows-spanned="1">
            <text:p>Activité Commerciale</text:p>
          </table:table-cell>
          <table:covered-table-cell table:number-columns-repeated="2" table:style-name="ce36"/>
          <table:table-cell table:style-name="ce58" table:content-validation-name="val1" table:number-columns-repeated="31"/>
          <table:table-cell table:style-name="ce115" table:formula="of:=SUM([.D25:.AH25])" office:value-type="float" office:value="0" calcext:value-type="float">
            <text:p>0,00</text:p>
          </table:table-cell>
          <table:table-cell table:number-columns-repeated="222"/>
        </table:table-row>
        <table:table-row table:style-name="ro11">
          <table:table-cell table:style-name="ce18"/>
          <table:table-cell table:style-name="ce39" table:number-columns-repeated="2"/>
          <table:table-cell table:style-name="ce63" table:content-validation-name="val22" table:number-columns-repeated="31"/>
          <table:table-cell table:style-name="ce120"/>
          <table:table-cell table:number-columns-repeated="222"/>
        </table:table-row>
        <table:table-row table:style-name="ro7">
          <table:table-cell table:style-name="ce28" office:value-type="string" calcext:value-type="string" table:number-columns-spanned="3" table:number-rows-spanned="1">
            <text:p>EISI CONSULTING</text:p>
          </table:table-cell>
          <table:covered-table-cell table:number-columns-repeated="2" table:style-name="ce28"/>
          <table:table-cell table:style-name="ce62" table:content-validation-name="val22"/>
          <table:table-cell table:style-name="ce81" table:content-validation-name="val22" table:number-columns-repeated="3"/>
          <table:table-cell table:style-name="ce95" table:content-validation-name="val22"/>
          <table:table-cell table:style-name="ce81" table:content-validation-name="val22" table:number-columns-repeated="26"/>
          <table:table-cell table:style-name="ce119"/>
          <table:table-cell table:number-columns-repeated="222"/>
        </table:table-row>
        <table:table-row table:style-name="ro7">
          <table:table-cell table:style-name="ce38" office:value-type="string" calcext:value-type="string" table:number-columns-spanned="3" table:number-rows-spanned="1">
            <text:p>Activité fonctionnelle</text:p>
          </table:table-cell>
          <table:covered-table-cell table:number-columns-repeated="2" table:style-name="ce38"/>
          <table:table-cell table:style-name="ce58" table:content-validation-name="val1" table:number-columns-repeated="31"/>
          <table:table-cell table:style-name="ce115" table:formula="of:=SUM([.D28:.AH28])" office:value-type="float" office:value="0" calcext:value-type="float">
            <text:p>0,00</text:p>
          </table:table-cell>
          <table:table-cell table:number-columns-repeated="222"/>
        </table:table-row>
        <table:table-row table:style-name="ro7">
          <table:table-cell table:style-name="ce20" office:value-type="string" calcext:value-type="string">
            <text:p>Veille technologique</text:p>
          </table:table-cell>
          <table:table-cell table:style-name="ce40"/>
          <table:table-cell table:style-name="ce44"/>
          <table:table-cell table:style-name="ce58" table:content-validation-name="val1" table:number-columns-repeated="31"/>
          <table:table-cell table:style-name="ce116" table:formula="of:=SUM([.D29:.AH29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4" office:value-type="string" calcext:value-type="string" table:number-columns-spanned="3" table:number-rows-spanned="1">
            <text:p>Intercontrat</text:p>
          </table:table-cell>
          <table:covered-table-cell table:number-columns-repeated="2" table:style-name="ce84"/>
          <table:table-cell table:style-name="ce58" table:content-validation-name="val1" table:number-columns-repeated="31"/>
          <table:table-cell table:style-name="ce115" table:formula="of:=SUM([.D30:.AH30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6" office:value-type="string" calcext:value-type="string" table:number-columns-spanned="3" table:number-rows-spanned="1">
            <text:p>Formation (A préciser)</text:p>
          </table:table-cell>
          <table:covered-table-cell table:number-columns-repeated="2" table:style-name="ce86"/>
          <table:table-cell table:style-name="ce58" table:content-validation-name="val1" table:number-columns-repeated="31"/>
          <table:table-cell table:style-name="ce115" table:formula="of:=SUM([.D31:.AH31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6" office:value-type="string" calcext:value-type="string" table:number-columns-spanned="3" table:number-rows-spanned="1">
            <text:p>Congés payés</text:p>
          </table:table-cell>
          <table:covered-table-cell table:number-columns-repeated="2" table:style-name="ce86"/>
          <table:table-cell table:style-name="ce58" table:content-validation-name="val1" table:number-columns-repeated="31"/>
          <table:table-cell table:style-name="ce115" table:formula="of:=SUM([.D32:.AH32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86" office:value-type="string" calcext:value-type="string" table:number-columns-spanned="3" table:number-rows-spanned="1">
            <text:p>Congés sans solde</text:p>
          </table:table-cell>
          <table:covered-table-cell table:number-columns-repeated="2" table:style-name="ce86"/>
          <table:table-cell table:style-name="ce58" table:content-validation-name="val1" table:number-columns-repeated="31"/>
          <table:table-cell table:style-name="ce115" table:formula="of:=SUM([.D33:.AH33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23" office:value-type="string" calcext:value-type="string">
            <text:p>Congés exceptionnels:Locaux du client fermés (RTT)</text:p>
          </table:table-cell>
          <table:table-cell table:style-name="ce41"/>
          <table:table-cell table:style-name="ce45"/>
          <table:table-cell table:style-name="ce58" table:content-validation-name="val1" table:number-columns-repeated="31"/>
          <table:table-cell table:style-name="ce115" table:formula="of:=SUM([.D34:.AH34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23" office:value-type="string" calcext:value-type="string">
            <text:p>RECUPERATION 35 HEURES (RTT)</text:p>
          </table:table-cell>
          <table:table-cell table:style-name="ce41"/>
          <table:table-cell table:style-name="ce45"/>
          <table:table-cell table:style-name="ce58" table:content-validation-name="val1" table:number-columns-repeated="31"/>
          <table:table-cell table:style-name="ce115" table:formula="of:=SUM([.D35:.AH35])" office:value-type="float" office:value="0" calcext:value-type="float">
            <text:p>0,00</text:p>
          </table:table-cell>
          <table:table-cell table:number-columns-repeated="222"/>
        </table:table-row>
        <table:table-row table:style-name="ro3">
          <table:table-cell table:style-name="ce97" office:value-type="string" calcext:value-type="string" table:number-columns-spanned="3" table:number-rows-spanned="1">
            <text:p>Maladie</text:p>
          </table:table-cell>
          <table:covered-table-cell table:number-columns-repeated="2" table:style-name="ce97"/>
          <table:table-cell table:style-name="ce58" table:content-validation-name="val1" table:number-columns-repeated="31"/>
          <table:table-cell table:style-name="ce115" table:formula="of:=SUM([.D36:.AH36])" office:value-type="float" office:value="0" calcext:value-type="float">
            <text:p>0,00</text:p>
          </table:table-cell>
          <table:table-cell table:number-columns-repeated="222"/>
        </table:table-row>
        <table:table-row table:style-name="ro12">
          <table:table-cell table:style-name="ce6"/>
          <table:table-cell table:style-name="ce7" table:number-columns-repeated="2"/>
          <table:table-cell table:style-name="ce64"/>
          <table:table-cell table:style-name="ce7" table:number-columns-repeated="3"/>
          <table:table-cell table:style-name="ce87"/>
          <table:table-cell table:style-name="ce7" table:number-columns-repeated="26"/>
          <table:table-cell table:style-name="ce121"/>
          <table:table-cell table:number-columns-repeated="222"/>
        </table:table-row>
        <table:table-row table:style-name="ro3">
          <table:table-cell table:style-name="ce100" office:value-type="string" calcext:value-type="string" table:number-columns-spanned="3" table:number-rows-spanned="1">
            <text:p>Total</text:p>
          </table:table-cell>
          <table:covered-table-cell table:number-columns-repeated="2" table:style-name="ce100"/>
          <table:table-cell table:style-name="ce65" table:formula="of:=IF(IF([.D$8]=&quot;&quot;;0;[.D$8])+SUM([.D$12:.D$16])+SUM([.D$20:.D$22])+SUM([.D$28:.D$36])+[.D$25]&gt;0;IF([.D$8]=&quot;&quot;;0;[.D$8])+SUM([.D$12:.D$16])+SUM([.D$20:.D$22])+SUM([.D$28:.D$36])+[.D$25];&quot;&quot;)" office:value-type="float" office:value="1" calcext:value-type="float">
            <text:p>1,00</text:p>
          </table:table-cell>
          <table:table-cell table:style-name="ce83" table:formula="of:=IF(IF([.E$8]=&quot;&quot;;0;[.E$8])+SUM([.E$12:.E$16])+SUM([.E$20:.E$22])+SUM([.E$28:.E$36])+[.E$25]&gt;0;IF([.E$8]=&quot;&quot;;0;[.E$8])+SUM([.E$12:.E$16])+SUM([.E$20:.E$22])+SUM([.E$28:.E$36])+[.E$25];&quot;&quot;)">
            <text:p/>
          </table:table-cell>
          <table:table-cell table:style-name="ce83" table:formula="of:=IF(IF([.F$8]=&quot;&quot;;0;[.F$8])+SUM([.F$12:.F$16])+SUM([.F$20:.F$22])+SUM([.F$28:.F$36])+[.F$25]&gt;0;IF([.F$8]=&quot;&quot;;0;[.F$8])+SUM([.F$12:.F$16])+SUM([.F$20:.F$22])+SUM([.F$28:.F$36])+[.F$25];&quot;&quot;)">
            <text:p/>
          </table:table-cell>
          <table:table-cell table:style-name="ce83" table:formula="of:=IF(IF([.G$8]=&quot;&quot;;0;[.G$8])+SUM([.G$12:.G$16])+SUM([.G$20:.G$22])+SUM([.G$28:.G$36])+[.G$25]&gt;0;IF([.G$8]=&quot;&quot;;0;[.G$8])+SUM([.G$12:.G$16])+SUM([.G$20:.G$22])+SUM([.G$28:.G$36])+[.G$25];&quot;&quot;)">
            <text:p/>
          </table:table-cell>
          <table:table-cell table:style-name="ce83" table:formula="of:=IF(IF([.H$8]=&quot;&quot;;0;[.H$8])+SUM([.H$12:.H$16])+SUM([.H$20:.H$22])+SUM([.H$28:.H$36])+[.H$25]&gt;0;IF([.H$8]=&quot;&quot;;0;[.H$8])+SUM([.H$12:.H$16])+SUM([.H$20:.H$22])+SUM([.H$28:.H$36])+[.H$25];&quot;&quot;)">
            <text:p/>
          </table:table-cell>
          <table:table-cell table:style-name="ce83" table:formula="of:=IF(IF([.I$8]=&quot;&quot;;0;[.I$8])+SUM([.I$12:.I$16])+SUM([.I$20:.I$22])+SUM([.I$28:.I$36])+[.I$25]&gt;0;IF([.I$8]=&quot;&quot;;0;[.I$8])+SUM([.I$12:.I$16])+SUM([.I$20:.I$22])+SUM([.I$28:.I$36])+[.I$25];&quot;&quot;)">
            <text:p/>
          </table:table-cell>
          <table:table-cell table:style-name="ce83" table:formula="of:=IF(IF([.J$8]=&quot;&quot;;0;[.J$8])+SUM([.J$12:.J$16])+SUM([.J$20:.J$22])+SUM([.J$28:.J$36])+[.J$25]&gt;0;IF([.J$8]=&quot;&quot;;0;[.J$8])+SUM([.J$12:.J$16])+SUM([.J$20:.J$22])+SUM([.J$28:.J$36])+[.J$25];&quot;&quot;)" office:value-type="float" office:value="1" calcext:value-type="float">
            <text:p>1,00</text:p>
          </table:table-cell>
          <table:table-cell table:style-name="ce83" table:formula="of:=IF(IF([.K$8]=&quot;&quot;;0;[.K$8])+SUM([.K$12:.K$16])+SUM([.K$20:.K$22])+SUM([.K$28:.K$36])+[.K$25]&gt;0;IF([.K$8]=&quot;&quot;;0;[.K$8])+SUM([.K$12:.K$16])+SUM([.K$20:.K$22])+SUM([.K$28:.K$36])+[.K$25];&quot;&quot;)" office:value-type="float" office:value="1" calcext:value-type="float">
            <text:p>1,00</text:p>
          </table:table-cell>
          <table:table-cell table:style-name="ce83" table:formula="of:=IF(IF([.L$8]=&quot;&quot;;0;[.L$8])+SUM([.L$12:.L$16])+SUM([.L$20:.L$22])+SUM([.L$28:.L$36])+[.L$25]&gt;0;IF([.L$8]=&quot;&quot;;0;[.L$8])+SUM([.L$12:.L$16])+SUM([.L$20:.L$22])+SUM([.L$28:.L$36])+[.L$25];&quot;&quot;)">
            <text:p/>
          </table:table-cell>
          <table:table-cell table:style-name="ce83" table:formula="of:=IF(IF([.M$8]=&quot;&quot;;0;[.M$8])+SUM([.M$12:.M$16])+SUM([.M$20:.M$22])+SUM([.M$28:.M$36])+[.M$25]&gt;0;IF([.M$8]=&quot;&quot;;0;[.M$8])+SUM([.M$12:.M$16])+SUM([.M$20:.M$22])+SUM([.M$28:.M$36])+[.M$25];&quot;&quot;)">
            <text:p/>
          </table:table-cell>
          <table:table-cell table:style-name="ce83" table:formula="of:=IF(IF([.N$8]=&quot;&quot;;0;[.N$8])+SUM([.N$12:.N$16])+SUM([.N$20:.N$22])+SUM([.N$28:.N$36])+[.N$25]&gt;0;IF([.N$8]=&quot;&quot;;0;[.N$8])+SUM([.N$12:.N$16])+SUM([.N$20:.N$22])+SUM([.N$28:.N$36])+[.N$25];&quot;&quot;)">
            <text:p/>
          </table:table-cell>
          <table:table-cell table:style-name="ce83" table:formula="of:=IF(IF([.O$8]=&quot;&quot;;0;[.O$8])+SUM([.O$12:.O$16])+SUM([.O$20:.O$22])+SUM([.O$28:.O$36])+[.O$25]&gt;0;IF([.O$8]=&quot;&quot;;0;[.O$8])+SUM([.O$12:.O$16])+SUM([.O$20:.O$22])+SUM([.O$28:.O$36])+[.O$25];&quot;&quot;)">
            <text:p/>
          </table:table-cell>
          <table:table-cell table:style-name="ce83" table:formula="of:=IF(IF([.P$8]=&quot;&quot;;0;[.P$8])+SUM([.P$12:.P$16])+SUM([.P$20:.P$22])+SUM([.P$28:.P$36])+[.P$25]&gt;0;IF([.P$8]=&quot;&quot;;0;[.P$8])+SUM([.P$12:.P$16])+SUM([.P$20:.P$22])+SUM([.P$28:.P$36])+[.P$25];&quot;&quot;)">
            <text:p/>
          </table:table-cell>
          <table:table-cell table:style-name="ce83" table:formula="of:=IF(IF([.Q$8]=&quot;&quot;;0;[.Q$8])+SUM([.Q$12:.Q$16])+SUM([.Q$20:.Q$22])+SUM([.Q$28:.Q$36])+[.Q$25]&gt;0;IF([.Q$8]=&quot;&quot;;0;[.Q$8])+SUM([.Q$12:.Q$16])+SUM([.Q$20:.Q$22])+SUM([.Q$28:.Q$36])+[.Q$25];&quot;&quot;)" office:value-type="float" office:value="1" calcext:value-type="float">
            <text:p>1,00</text:p>
          </table:table-cell>
          <table:table-cell table:style-name="ce83" table:formula="of:=IF(IF([.R$8]=&quot;&quot;;0;[.R$8])+SUM([.R$12:.R$16])+SUM([.R$20:.R$22])+SUM([.R$28:.R$36])+[.R$25]&gt;0;IF([.R$8]=&quot;&quot;;0;[.R$8])+SUM([.R$12:.R$16])+SUM([.R$20:.R$22])+SUM([.R$28:.R$36])+[.R$25];&quot;&quot;)" office:value-type="float" office:value="1" calcext:value-type="float">
            <text:p>1,00</text:p>
          </table:table-cell>
          <table:table-cell table:style-name="ce83" table:formula="of:=IF(IF([.S$8]=&quot;&quot;;0;[.S$8])+SUM([.S$12:.S$16])+SUM([.S$20:.S$22])+SUM([.S$28:.S$36])+[.S$25]&gt;0;IF([.S$8]=&quot;&quot;;0;[.S$8])+SUM([.S$12:.S$16])+SUM([.S$20:.S$22])+SUM([.S$28:.S$36])+[.S$25];&quot;&quot;)">
            <text:p/>
          </table:table-cell>
          <table:table-cell table:style-name="ce83" table:formula="of:=IF(IF([.T$8]=&quot;&quot;;0;[.T$8])+SUM([.T$12:.T$16])+SUM([.T$20:.T$22])+SUM([.T$28:.T$36])+[.T$25]&gt;0;IF([.T$8]=&quot;&quot;;0;[.T$8])+SUM([.T$12:.T$16])+SUM([.T$20:.T$22])+SUM([.T$28:.T$36])+[.T$25];&quot;&quot;)">
            <text:p/>
          </table:table-cell>
          <table:table-cell table:style-name="ce83" table:formula="of:=IF(IF([.U$8]=&quot;&quot;;0;[.U$8])+SUM([.U$12:.U$16])+SUM([.U$20:.U$22])+SUM([.U$28:.U$36])+[.U$25]&gt;0;IF([.U$8]=&quot;&quot;;0;[.U$8])+SUM([.U$12:.U$16])+SUM([.U$20:.U$22])+SUM([.U$28:.U$36])+[.U$25];&quot;&quot;)">
            <text:p/>
          </table:table-cell>
          <table:table-cell table:style-name="ce83" table:formula="of:=IF(IF([.V$8]=&quot;&quot;;0;[.V$8])+SUM([.V$12:.V$16])+SUM([.V$20:.V$22])+SUM([.V$28:.V$36])+[.V$25]&gt;0;IF([.V$8]=&quot;&quot;;0;[.V$8])+SUM([.V$12:.V$16])+SUM([.V$20:.V$22])+SUM([.V$28:.V$36])+[.V$25];&quot;&quot;)">
            <text:p/>
          </table:table-cell>
          <table:table-cell table:style-name="ce83" table:formula="of:=IF(IF([.W$8]=&quot;&quot;;0;[.W$8])+SUM([.W$12:.W$16])+SUM([.W$20:.W$22])+SUM([.W$28:.W$36])+[.W$25]&gt;0;IF([.W$8]=&quot;&quot;;0;[.W$8])+SUM([.W$12:.W$16])+SUM([.W$20:.W$22])+SUM([.W$28:.W$36])+[.W$25];&quot;&quot;)">
            <text:p/>
          </table:table-cell>
          <table:table-cell table:style-name="ce83" table:formula="of:=IF(IF([.X$8]=&quot;&quot;;0;[.X$8])+SUM([.X$12:.X$16])+SUM([.X$20:.X$22])+SUM([.X$28:.X$36])+[.X$25]&gt;0;IF([.X$8]=&quot;&quot;;0;[.X$8])+SUM([.X$12:.X$16])+SUM([.X$20:.X$22])+SUM([.X$28:.X$36])+[.X$25];&quot;&quot;)" office:value-type="float" office:value="1" calcext:value-type="float">
            <text:p>1,00</text:p>
          </table:table-cell>
          <table:table-cell table:style-name="ce83" table:formula="of:=IF(IF([.Y$8]=&quot;&quot;;0;[.Y$8])+SUM([.Y$12:.Y$16])+SUM([.Y$20:.Y$22])+SUM([.Y$28:.Y$36])+[.Y$25]&gt;0;IF([.Y$8]=&quot;&quot;;0;[.Y$8])+SUM([.Y$12:.Y$16])+SUM([.Y$20:.Y$22])+SUM([.Y$28:.Y$36])+[.Y$25];&quot;&quot;)" office:value-type="float" office:value="1" calcext:value-type="float">
            <text:p>1,00</text:p>
          </table:table-cell>
          <table:table-cell table:style-name="ce83" table:formula="of:=IF(IF([.Z$8]=&quot;&quot;;0;[.Z$8])+SUM([.Z$12:.Z$16])+SUM([.Z$20:.Z$22])+SUM([.Z$28:.Z$36])+[.Z$25]&gt;0;IF([.Z$8]=&quot;&quot;;0;[.Z$8])+SUM([.Z$12:.Z$16])+SUM([.Z$20:.Z$22])+SUM([.Z$28:.Z$36])+[.Z$25];&quot;&quot;)">
            <text:p/>
          </table:table-cell>
          <table:table-cell table:style-name="ce83" table:formula="of:=IF(IF([.AA$8]=&quot;&quot;;0;[.AA$8])+SUM([.AA$12:.AA$16])+SUM([.AA$20:.AA$22])+SUM([.AA$28:.AA$36])+[.AA$25]&gt;0;IF([.AA$8]=&quot;&quot;;0;[.AA$8])+SUM([.AA$12:.AA$16])+SUM([.AA$20:.AA$22])+SUM([.AA$28:.AA$36])+[.AA$25];&quot;&quot;)">
            <text:p/>
          </table:table-cell>
          <table:table-cell table:style-name="ce83" table:formula="of:=IF(IF([.AB$8]=&quot;&quot;;0;[.AB$8])+SUM([.AB$12:.AB$16])+SUM([.AB$20:.AB$22])+SUM([.AB$28:.AB$36])+[.AB$25]&gt;0;IF([.AB$8]=&quot;&quot;;0;[.AB$8])+SUM([.AB$12:.AB$16])+SUM([.AB$20:.AB$22])+SUM([.AB$28:.AB$36])+[.AB$25];&quot;&quot;)" office:value-type="float" office:value="1" calcext:value-type="float">
            <text:p>1,00</text:p>
          </table:table-cell>
          <table:table-cell table:style-name="ce83" table:formula="of:=IF(IF([.AC$8]=&quot;&quot;;0;[.AC$8])+SUM([.AC$12:.AC$16])+SUM([.AC$20:.AC$22])+SUM([.AC$28:.AC$36])+[.AC$25]&gt;0;IF([.AC$8]=&quot;&quot;;0;[.AC$8])+SUM([.AC$12:.AC$16])+SUM([.AC$20:.AC$22])+SUM([.AC$28:.AC$36])+[.AC$25];&quot;&quot;)">
            <text:p/>
          </table:table-cell>
          <table:table-cell table:style-name="ce83" table:formula="of:=IF(IF([.AD$8]=&quot;&quot;;0;[.AD$8])+SUM([.AD$12:.AD$16])+SUM([.AD$20:.AD$22])+SUM([.AD$28:.AD$36])+[.AD$25]&gt;0;IF([.AD$8]=&quot;&quot;;0;[.AD$8])+SUM([.AD$12:.AD$16])+SUM([.AD$20:.AD$22])+SUM([.AD$28:.AD$36])+[.AD$25];&quot;&quot;)">
            <text:p/>
          </table:table-cell>
          <table:table-cell table:style-name="ce83" table:formula="of:=IF(IF([.AE$8]=&quot;&quot;;0;[.AE$8])+SUM([.AE$12:.AE$16])+SUM([.AE$20:.AE$22])+SUM([.AE$28:.AE$36])+[.AE$25]&gt;0;IF([.AE$8]=&quot;&quot;;0;[.AE$8])+SUM([.AE$12:.AE$16])+SUM([.AE$20:.AE$22])+SUM([.AE$28:.AE$36])+[.AE$25];&quot;&quot;)" office:value-type="float" office:value="1" calcext:value-type="float">
            <text:p>1,00</text:p>
          </table:table-cell>
          <table:table-cell table:style-name="ce83" table:formula="of:=IF(IF([.AF$8]=&quot;&quot;;0;[.AF$8])+SUM([.AF$12:.AF$16])+SUM([.AF$20:.AF$22])+SUM([.AF$28:.AF$36])+[.AF$25]&gt;0;IF([.AF$8]=&quot;&quot;;0;[.AF$8])+SUM([.AF$12:.AF$16])+SUM([.AF$20:.AF$22])+SUM([.AF$28:.AF$36])+[.AF$25];&quot;&quot;)" office:value-type="float" office:value="1" calcext:value-type="float">
            <text:p>1,00</text:p>
          </table:table-cell>
          <table:table-cell table:style-name="ce83" table:formula="of:=IF(IF([.AG$8]=&quot;&quot;;0;[.AG$8])+SUM([.AG$12:.AG$16])+SUM([.AG$20:.AG$22])+SUM([.AG$28:.AG$36])+[.AG$25]&gt;0;IF([.AG$8]=&quot;&quot;;0;[.AG$8])+SUM([.AG$12:.AG$16])+SUM([.AG$20:.AG$22])+SUM([.AG$28:.AG$36])+[.AG$25];&quot;&quot;)">
            <text:p/>
          </table:table-cell>
          <table:table-cell table:style-name="ce83" table:formula="of:=IF(IF([.AH$8]=&quot;&quot;;0;[.AH$8])+SUM([.AH$12:.AH$16])+SUM([.AH$20:.AH$22])+SUM([.AH$28:.AH$36])+[.AH$25]&gt;0;IF([.AH$8]=&quot;&quot;;0;[.AH$8])+SUM([.AH$12:.AH$16])+SUM([.AH$20:.AH$22])+SUM([.AH$28:.AH$36])+[.AH$25];&quot;&quot;)">
            <text:p/>
          </table:table-cell>
          <table:table-cell table:style-name="ce115" table:formula="of:=SUM([.D38:.AH38])" office:value-type="float" office:value="10" calcext:value-type="float">
            <text:p>10,00</text:p>
          </table:table-cell>
          <table:table-cell table:style-name="ce122" table:number-columns-repeated="222"/>
        </table:table-row>
        <table:table-row table:style-name="ro3">
          <table:table-cell table:number-columns-repeated="3"/>
          <table:table-cell table:style-name="ce129"/>
          <table:table-cell table:number-columns-repeated="253"/>
        </table:table-row>
        <table:table-row table:style-name="ro10">
          <table:table-cell table:number-columns-repeated="3"/>
          <table:table-cell table:style-name="ce66" table:number-columns-repeated="5"/>
          <table:table-cell table:style-name="ce209" office:value-type="string" calcext:value-type="string" table:number-columns-spanned="20" table:number-rows-spanned="1">
            <text:p>SIGNATURE</text:p>
          </table:table-cell>
          <table:covered-table-cell table:number-columns-repeated="19" table:style-name="ce209"/>
          <table:table-cell/>
          <table:table-cell table:style-name="ce108"/>
          <table:table-cell table:number-columns-repeated="227"/>
        </table:table-row>
        <table:table-row table:style-name="ro13">
          <table:table-cell table:number-columns-repeated="3"/>
          <table:table-cell table:style-name="ce67" table:number-columns-repeated="5"/>
          <table:table-cell table:style-name="ce210" office:value-type="string" calcext:value-type="string" table:number-columns-spanned="20" table:number-rows-spanned="1">
            <text:p>Collaborateur</text:p>
          </table:table-cell>
          <table:covered-table-cell table:number-columns-repeated="19" table:style-name="ce210"/>
          <table:table-cell table:number-columns-repeated="229"/>
        </table:table-row>
        <table:table-row table:style-name="ro3" table:number-rows-repeated="2">
          <table:table-cell table:number-columns-repeated="257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6"/>
          <table:table-cell table:number-columns-repeated="254"/>
        </table:table-row>
        <table:table-row table:style-name="ro3">
          <table:table-cell table:style-name="ce129" table:number-columns-spanned="2" table:number-rows-spanned="1"/>
          <table:covered-table-cell table:style-name="ce129"/>
          <table:table-cell table:style-name="ce47"/>
          <table:table-cell table:number-columns-repeated="254"/>
        </table:table-row>
        <table:table-row table:style-name="ro3" table:visibility="collapse">
          <table:table-cell table:style-name="ce135" office:value-type="string" calcext:value-type="string" table:number-columns-spanned="6" table:number-rows-spanned="1">
            <text:p>(En gras : A renseigner chaque année)</text:p>
          </table:table-cell>
          <table:covered-table-cell table:number-columns-repeated="5" table:style-name="ce135"/>
          <table:table-cell table:style-name="ce129" table:number-columns-spanned="3" table:number-rows-spanned="1"/>
          <table:covered-table-cell table:number-columns-repeated="2" table:style-name="ce129"/>
          <table:table-cell table:style-name="ce129" table:number-columns-spanned="3" table:number-rows-spanned="1"/>
          <table:covered-table-cell table:number-columns-repeated="2" table:style-name="ce129"/>
          <table:table-cell table:number-columns-repeated="245"/>
        </table:table-row>
        <table:table-row table:style-name="ro3" table:visibility="collapse">
          <table:table-cell table:style-name="ce136" office:value-type="string" calcext:value-type="string" table:number-columns-spanned="2" table:number-rows-spanned="1">
            <text:p>lundi Pâques</text:p>
          </table:table-cell>
          <table:covered-table-cell table:style-name="ce136"/>
          <table:table-cell table:style-name="ce48" office:value-type="date" office:date-value="2006-04-17" calcext:value-type="date">
            <text:p>17-avr.-06</text:p>
          </table:table-cell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number-columns-repeated="245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Ascencion</text:p>
          </table:table-cell>
          <table:covered-table-cell table:style-name="ce135"/>
          <table:table-cell table:style-name="ce48" table:formula="of:=[.C52]+38" office:value-type="date" office:date-value="2006-05-25" calcext:value-type="date">
            <text:p>25-mai-06</text:p>
          </table:table-cell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number-columns-repeated="245"/>
        </table:table-row>
        <table:table-row table:style-name="ro3" table:visibility="collapse">
          <table:table-cell office:value-type="string" calcext:value-type="string">
            <text:p>Fête Travail</text:p>
          </table:table-cell>
          <table:table-cell/>
          <table:table-cell table:style-name="ce48" office:value-type="date" office:date-value="2006-05-01" calcext:value-type="date">
            <text:p>1-mai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office:value-type="string" calcext:value-type="string">
            <text:p>Victoire</text:p>
          </table:table-cell>
          <table:table-cell/>
          <table:table-cell table:style-name="ce48" office:value-type="date" office:date-value="2006-05-08" calcext:value-type="date">
            <text:p>8-mai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table:style-name="ce135" office:value-type="string" calcext:value-type="string" table:number-columns-spanned="2" table:number-rows-spanned="1">
            <text:p>lundi Pentecôte</text:p>
          </table:table-cell>
          <table:covered-table-cell table:style-name="ce135"/>
          <table:table-cell table:style-name="ce48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style-name="ce181" table:number-columns-spanned="3" table:number-rows-spanned="1"/>
          <table:covered-table-cell table:number-columns-repeated="2" table:style-name="ce181"/>
          <table:table-cell table:number-columns-repeated="245"/>
        </table:table-row>
        <table:table-row table:style-name="ro3" table:visibility="collapse">
          <table:table-cell office:value-type="string" calcext:value-type="string">
            <text:p>Fête Nationale</text:p>
          </table:table-cell>
          <table:table-cell/>
          <table:table-cell table:style-name="ce48" office:value-type="date" office:date-value="2006-07-14" calcext:value-type="date">
            <text:p>14-juil.-06</text:p>
          </table:table-cell>
          <table:table-cell table:style-name="ce48" table:number-columns-repeated="9"/>
          <table:table-cell table:number-columns-repeated="245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Assomption</text:p>
          </table:table-cell>
          <table:covered-table-cell table:style-name="ce129"/>
          <table:table-cell table:style-name="ce48" office:value-type="date" office:date-value="2006-08-15" calcext:value-type="date">
            <text:p>15-août-06</text:p>
          </table:table-cell>
          <table:table-cell table:number-columns-repeated="254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Toussaint</text:p>
          </table:table-cell>
          <table:covered-table-cell table:style-name="ce129"/>
          <table:table-cell table:style-name="ce48" office:value-type="date" office:date-value="2006-11-01" calcext:value-type="date">
            <text:p>1-nov.-06</text:p>
          </table:table-cell>
          <table:table-cell table:number-columns-repeated="254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Armistice</text:p>
          </table:table-cell>
          <table:covered-table-cell table:style-name="ce129"/>
          <table:table-cell table:style-name="ce48" office:value-type="date" office:date-value="2006-11-11" calcext:value-type="date">
            <text:p>11-nov.-06</text:p>
          </table:table-cell>
          <table:table-cell table:number-columns-repeated="254"/>
        </table:table-row>
        <table:table-row table:style-name="ro3" table:visibility="collapse">
          <table:table-cell table:style-name="ce129" office:value-type="string" calcext:value-type="string" table:number-columns-spanned="2" table:number-rows-spanned="1">
            <text:p>Noël</text:p>
          </table:table-cell>
          <table:covered-table-cell table:style-name="ce129"/>
          <table:table-cell table:style-name="ce48" office:value-type="date" office:date-value="2006-12-25" calcext:value-type="date">
            <text:p>25-déc.-06</text:p>
          </table:table-cell>
          <table:table-cell table:number-columns-repeated="254"/>
        </table:table-row>
        <table:table-row table:style-name="ro3">
          <table:table-cell table:number-columns-repeated="2"/>
          <table:table-cell table:style-name="ce48"/>
          <table:table-cell table:number-columns-repeated="254"/>
        </table:table-row>
        <table:table-row table:style-name="ro3" table:number-rows-repeated="1048513">
          <table:table-cell table:number-columns-repeated="257"/>
        </table:table-row>
        <table:table-row table:style-name="ro3">
          <table:table-cell table:number-columns-repeated="257"/>
        </table:table-row>
        <table:named-expressions>
          <table:named-range table:name="Année" table:base-cell-address="$'janvier 2024'.$A$1" table:cell-range-address="$'Decembre 2024'.$Z$3"/>
          <table:named-range table:name="fériés" table:base-cell-address="$'janvier 2024'.$A$1" table:cell-range-address="$'Decembre 2024'.$C$52:.$C$61"/>
          <table:named-range table:name="mois" table:base-cell-address="$'janvier 2024'.$A$1" table:cell-range-address="$'Decembre 2024'.$X$3"/>
          <table:named-range table:name="_xlnm.Print_Area" table:base-cell-address="$'janvier 2024'.$A$1" table:cell-range-address="$'Decembre 2024'.$A$1:.$AI$41" table:range-usable-as="print-range"/>
          <table:named-range table:name="_xlnm_Print_Area" table:base-cell-address="$'janvier 2024'.$A$1" table:cell-range-address="$'Decembre 2024'.$A$1:.$AI$41"/>
        </table:named-expressions>
        <calcext:conditional-formats>
          <calcext:conditional-format calcext:target-range-address="'Decembre 2024'.Z3:'Decembre 2024'.AA3">
            <calcext:condition calcext:apply-style-name="ConditionalStyle_41" calcext:value="between([.$A$65],[.$A$66])" calcext:base-cell-address="'Decembre 2024'.Z3"/>
            <calcext:condition calcext:apply-style-name="ConditionalStyle_42" calcext:value="between([.$A$65],[.$A$66])" calcext:base-cell-address="'Decembre 2024'.Z3"/>
            <calcext:condition calcext:apply-style-name="ConditionalStyle_43" calcext:value="between([.$A$65],[.$A$66])" calcext:base-cell-address="'Decembre 2024'.Z3"/>
            <calcext:condition calcext:apply-style-name="ConditionalStyle_44" calcext:value="between([.$A$65],[.$A$66])" calcext:base-cell-address="'Decembre 2024'.Z3"/>
          </calcext:conditional-format>
        </calcext:conditional-formats>
      </table:table>
      <table:table table:name="Feuil1" table:style-name="ta13">
        <table:table-column table:style-name="co16" table:number-columns-repeated="4" table:default-cell-style-name="ce101"/>
        <table:table-column table:style-name="co16" table:number-columns-repeated="253" table:default-cell-style-name="ce82"/>
        <table:table-column table:style-name="co17" table:number-columns-repeated="16127"/>
        <table:table-row table:style-name="ro3">
          <table:table-cell/>
          <table:table-cell office:value-type="string" calcext:value-type="string">
            <text:p>Congés N-1</text:p>
          </table:table-cell>
          <table:table-cell office:value-type="string" calcext:value-type="string">
            <text:p>Congés N</text:p>
          </table:table-cell>
          <table:table-cell office:value-type="string" calcext:value-type="string">
            <text:p>RTT</text:p>
          </table:table-cell>
          <table:table-cell table:number-columns-repeated="253"/>
        </table:table-row>
        <table:table-row table:style-name="ro3">
          <table:table-cell office:value-type="string" calcext:value-type="string">
            <text:p>Aquis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2.66" calcext:value-type="float">
            <text:p>2,66</text:p>
          </table:table-cell>
          <table:table-cell table:number-columns-repeated="253"/>
        </table:table-row>
        <table:table-row table:style-name="ro3">
          <table:table-cell office:value-type="string" calcext:value-type="string">
            <text:p>Pris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3">
          <table:table-cell office:value-type="string" calcext:value-type="string">
            <text:p>Solde</text:p>
          </table:table-cell>
          <table:table-cell table:formula="of:=[.B2]-[.B3]" office:value-type="float" office:value="16" calcext:value-type="float">
            <text:p>16</text:p>
          </table:table-cell>
          <table:table-cell table:formula="of:=[.C2]-[.C3]" office:value-type="float" office:value="20" calcext:value-type="float">
            <text:p>20</text:p>
          </table:table-cell>
          <table:table-cell table:formula="of:=[.D2]-[.D3]" office:value-type="float" office:value="1.66" calcext:value-type="float">
            <text:p>1,66</text:p>
          </table:table-cell>
          <table:table-cell table:number-columns-repeated="253"/>
        </table:table-row>
        <table:table-row table:style-name="ro3" table:number-rows-repeated="1048571">
          <table:table-cell table:number-columns-repeated="257"/>
        </table:table-row>
        <table:table-row table:style-name="ro3">
          <table:table-cell table:number-columns-repeated="257"/>
        </table:table-row>
      </table:table>
      <table:named-expressions>
        <table:named-range table:name="Année" table:base-cell-address="$'janvier 2024'.$A$1" table:cell-range-address="$'Novembre 2024'.$Z$3"/>
        <table:named-range table:name="fériés" table:base-cell-address="$'janvier 2024'.$A$1" table:cell-range-address="$'Novembre 2024'.$C$52:.$C$61"/>
        <table:named-range table:name="mois" table:base-cell-address="$'janvier 2024'.$A$1" table:cell-range-address="$'Novembre 2024'.$X$3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1">
      <number:month number:style="long" number:textual="true"/>
      <number:text> </number:text>
      <number:year number:style="long"/>
    </number:date-style>
    <number:date-style style:name="N152">
      <number:day/>
      <number:text>-</number:text>
      <number:month number:textual="true"/>
      <number:text>-</number:text>
      <number:year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2" style:display-name="ConditionalStyle_2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4" style:display-name="ConditionalStyle_4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5" style:display-name="ConditionalStyle_5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6" style:display-name="ConditionalStyle_6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7" style:display-name="ConditionalStyle_7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8" style:display-name="ConditionalStyle_8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9" style:display-name="ConditionalStyle_9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10" style:display-name="ConditionalStyle_10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11" style:display-name="ConditionalStyle_11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12" style:display-name="ConditionalStyle_12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13" style:display-name="ConditionalStyle_13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14" style:display-name="ConditionalStyle_14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15" style:display-name="ConditionalStyle_15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16" style:display-name="ConditionalStyle_16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21" style:display-name="ConditionalStyle_21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22" style:display-name="ConditionalStyle_22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23" style:display-name="ConditionalStyle_23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24" style:display-name="ConditionalStyle_24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17" style:display-name="ConditionalStyle_17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18" style:display-name="ConditionalStyle_18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19" style:display-name="ConditionalStyle_19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20" style:display-name="ConditionalStyle_20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25" style:display-name="ConditionalStyle_25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26" style:display-name="ConditionalStyle_26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27" style:display-name="ConditionalStyle_27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28" style:display-name="ConditionalStyle_28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29" style:display-name="ConditionalStyle_29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30" style:display-name="ConditionalStyle_30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31" style:display-name="ConditionalStyle_31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32" style:display-name="ConditionalStyle_32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33" style:display-name="ConditionalStyle_33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34" style:display-name="ConditionalStyle_34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35" style:display-name="ConditionalStyle_35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36" style:display-name="ConditionalStyle_36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37" style:display-name="ConditionalStyle_37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38" style:display-name="ConditionalStyle_38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39" style:display-name="ConditionalStyle_39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40" style:display-name="ConditionalStyle_40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41" style:display-name="ConditionalStyle_41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42" style:display-name="ConditionalStyle_42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43" style:display-name="ConditionalStyle_43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ConditionalStyle_5f_44" style:display-name="ConditionalStyle_44" style:family="table-cell" style:parent-style-name="Default">
      <style:table-cell-properties style:diagonal-bl-tr="none" style:diagonal-tl-br="none" fo:border="none"/>
      <style:text-properties fo:color="#000000" style:text-line-through-style="none" style:text-line-through-type="none" style:font-name="Arial" fo:font-family="Arial" style:font-family-generic="swiss" fo:font-size="10pt" fo:font-style="normal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/00/0000</text:date>, <text:time style:data-style-name="N2" text:time-value="16:52:59.5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vrier_20_2024" style:display-name="PageStyle_fevrier 20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rs_20_2024" style:display-name="PageStyle_Mars 20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vril_20_2024" style:display-name="PageStyle_Avril 20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anvier_20_2024" style:display-name="PageStyle_janvier 20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uillet_20_2024" style:display-name="PageStyle_Juillet 20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uin_20_2024" style:display-name="PageStyle_Juin 20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i_20_2024" style:display-name="PageStyle_Mai 20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out_20_2024" style:display-name="PageStyle_Aout 20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ctobre_20_2024" style:display-name="PageStyle_Octobre 20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eptembre_20_2024" style:display-name="PageStyle_Septembre 20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ecembre_20_2024" style:display-name="PageStyle_Decembre 20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ovembre_20_2024" style:display-name="PageStyle_Novembre 20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fr-FR</dc:language>
    <dc:date>2024-04-29T16:58:18.237000000</dc:date>
    <meta:editing-cycles>16</meta:editing-cycles>
    <meta:editing-duration>PT53M14S</meta:editing-duration>
    <meta:generator>LibreOffice/7.6.4.1$Windows_X86_64 LibreOffice_project/e19e193f88cd6c0525a17fb7a176ed8e6a3e2aa1</meta:generator>
    <meta:document-statistic meta:table-count="13" meta:cell-count="2098" meta:object-count="12"/>
    <meta:user-defined meta:name="AppVersion">15.0000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VBASupport 1

sub copyCell(r as string)
	Dim s As String 
    s = Worksheets(1).Range(r) 
    Range(r) = s
end sub 

sub set_1(n as integer)

	Dim i As Integer
	Dim jchom, jt As Range
	Dim ch, t as string 
	
	Set jchom = Range("D8:AH8")
	Set jt = Range("D" &amp; n &amp; ":AH" &amp; n)
	
	For i = 1 To jchom.Columns.Count
	    ch = jchom.Cells(i).Value
	    if ch &lt;&gt; "1" then 
	    	jt.Cells(i).Value = "1"
	    end if 
	    ' msgbox ( "i=" &amp; i &amp; "; ch=" &amp; ch &amp; "." )
	Next i
	
end sub 

sub set_head
    copyCell("F1")
    copyCell("F2")
    copyCell("A12")
    copyCell("B12")
    copyCell("C12")
end sub 

Sub maj_line_client_from_tab1
    set_head
    set_1(12)
End Sub

Sub maj_line_IC_from_tab1
    set_head
    set_1(30)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